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3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.03293688906996">
            <text:p>1.0329368891</text:p>
          </table:table-cell>
          <table:table-cell office:value-type="float" office:value="-9">
            <text:p>-9</text:p>
          </table:table-cell>
          <table:table-cell table:formula="of:=[.A1]*10^([.B1]+12)" office:value-type="float" office:value="1032.93688906996">
            <text:p>1032.93688907</text:p>
          </table:table-cell>
          <table:table-cell/>
        </table:table-row>
        <table:table-row table:style-name="ro1">
          <table:table-cell office:value-type="float" office:value="1.03196362395756">
            <text:p>1.031963624</text:p>
          </table:table-cell>
          <table:table-cell office:value-type="float" office:value="-9">
            <text:p>-9</text:p>
          </table:table-cell>
          <table:table-cell table:formula="of:=[.A2]*10^([.B2]+12)" office:value-type="float" office:value="1031.96362395756">
            <text:p>1031.9636239576</text:p>
          </table:table-cell>
          <table:table-cell/>
        </table:table-row>
        <table:table-row table:style-name="ro1">
          <table:table-cell office:value-type="float" office:value="1.03098713386369">
            <text:p>1.0309871339</text:p>
          </table:table-cell>
          <table:table-cell office:value-type="float" office:value="-9">
            <text:p>-9</text:p>
          </table:table-cell>
          <table:table-cell table:formula="of:=[.A3]*10^([.B3]+12)" office:value-type="float" office:value="1030.98713386369">
            <text:p>1030.9871338637</text:p>
          </table:table-cell>
          <table:table-cell/>
        </table:table-row>
        <table:table-row table:style-name="ro1">
          <table:table-cell office:value-type="float" office:value="1.0300074035123">
            <text:p>1.0300074035</text:p>
          </table:table-cell>
          <table:table-cell office:value-type="float" office:value="-9">
            <text:p>-9</text:p>
          </table:table-cell>
          <table:table-cell table:formula="of:=[.A4]*10^([.B4]+12)" office:value-type="float" office:value="1030.0074035123">
            <text:p>1030.0074035123</text:p>
          </table:table-cell>
          <table:table-cell/>
        </table:table-row>
        <table:table-row table:style-name="ro1">
          <table:table-cell office:value-type="float" office:value="1.02902441753731">
            <text:p>1.0290244175</text:p>
          </table:table-cell>
          <table:table-cell office:value-type="float" office:value="-9">
            <text:p>-9</text:p>
          </table:table-cell>
          <table:table-cell table:formula="of:=[.A5]*10^([.B5]+12)" office:value-type="float" office:value="1029.02441753731">
            <text:p>1029.0244175373</text:p>
          </table:table-cell>
          <table:table-cell/>
        </table:table-row>
        <table:table-row table:style-name="ro1">
          <table:table-cell office:value-type="float" office:value="1.02803816048206">
            <text:p>1.0280381605</text:p>
          </table:table-cell>
          <table:table-cell office:value-type="float" office:value="-9">
            <text:p>-9</text:p>
          </table:table-cell>
          <table:table-cell table:formula="of:=[.A6]*10^([.B6]+12)" office:value-type="float" office:value="1028.03816048206">
            <text:p>1028.0381604821</text:p>
          </table:table-cell>
          <table:table-cell/>
        </table:table-row>
        <table:table-row table:style-name="ro1">
          <table:table-cell office:value-type="float" office:value="1.02704861679871">
            <text:p>1.0270486168</text:p>
          </table:table-cell>
          <table:table-cell office:value-type="float" office:value="-9">
            <text:p>-9</text:p>
          </table:table-cell>
          <table:table-cell table:formula="of:=[.A7]*10^([.B7]+12)" office:value-type="float" office:value="1027.04861679871">
            <text:p>1027.0486167987</text:p>
          </table:table-cell>
          <table:table-cell/>
        </table:table-row>
        <table:table-row table:style-name="ro1">
          <table:table-cell office:value-type="float" office:value="1.02605577084761">
            <text:p>1.0260557708</text:p>
          </table:table-cell>
          <table:table-cell office:value-type="float" office:value="-9">
            <text:p>-9</text:p>
          </table:table-cell>
          <table:table-cell table:formula="of:=[.A8]*10^([.B8]+12)" office:value-type="float" office:value="1026.05577084761">
            <text:p>1026.0557708476</text:p>
          </table:table-cell>
          <table:table-cell/>
        </table:table-row>
        <table:table-row table:style-name="ro1">
          <table:table-cell office:value-type="float" office:value="1.02505960689675">
            <text:p>1.0250596069</text:p>
          </table:table-cell>
          <table:table-cell office:value-type="float" office:value="-9">
            <text:p>-9</text:p>
          </table:table-cell>
          <table:table-cell table:formula="of:=[.A9]*10^([.B9]+12)" office:value-type="float" office:value="1025.05960689675">
            <text:p>1025.0596068968</text:p>
          </table:table-cell>
          <table:table-cell/>
        </table:table-row>
        <table:table-row table:style-name="ro1">
          <table:table-cell office:value-type="float" office:value="1.02406010912111">
            <text:p>1.0240601091</text:p>
          </table:table-cell>
          <table:table-cell office:value-type="float" office:value="-9">
            <text:p>-9</text:p>
          </table:table-cell>
          <table:table-cell table:formula="of:=[.A10]*10^([.B10]+12)" office:value-type="float" office:value="1024.06010912111">
            <text:p>1024.0601091211</text:p>
          </table:table-cell>
          <table:table-cell/>
        </table:table-row>
        <table:table-row table:style-name="ro1">
          <table:table-cell office:value-type="float" office:value="1.02305726160207">
            <text:p>1.0230572616</text:p>
          </table:table-cell>
          <table:table-cell office:value-type="float" office:value="-9">
            <text:p>-9</text:p>
          </table:table-cell>
          <table:table-cell table:formula="of:=[.A11]*10^([.B11]+12)" office:value-type="float" office:value="1023.05726160207">
            <text:p>1023.0572616021</text:p>
          </table:table-cell>
          <table:table-cell/>
        </table:table-row>
        <table:table-row table:style-name="ro1">
          <table:table-cell office:value-type="float" office:value="1.02205104832682">
            <text:p>1.0220510483</text:p>
          </table:table-cell>
          <table:table-cell office:value-type="float" office:value="-9">
            <text:p>-9</text:p>
          </table:table-cell>
          <table:table-cell table:formula="of:=[.A12]*10^([.B12]+12)" office:value-type="float" office:value="1022.05104832682">
            <text:p>1022.0510483268</text:p>
          </table:table-cell>
          <table:table-cell/>
        </table:table-row>
        <table:table-row table:style-name="ro1">
          <table:table-cell office:value-type="float" office:value="1.02104145318769">
            <text:p>1.0210414532</text:p>
          </table:table-cell>
          <table:table-cell office:value-type="float" office:value="-9">
            <text:p>-9</text:p>
          </table:table-cell>
          <table:table-cell table:formula="of:=[.A13]*10^([.B13]+12)" office:value-type="float" office:value="1021.04145318769">
            <text:p>1021.0414531877</text:p>
          </table:table-cell>
          <table:table-cell/>
        </table:table-row>
        <table:table-row table:style-name="ro1">
          <table:table-cell office:value-type="float" office:value="1.02002845998158">
            <text:p>1.02002846</text:p>
          </table:table-cell>
          <table:table-cell office:value-type="float" office:value="-9">
            <text:p>-9</text:p>
          </table:table-cell>
          <table:table-cell table:formula="of:=[.A14]*10^([.B14]+12)" office:value-type="float" office:value="1020.02845998158">
            <text:p>1020.0284599816</text:p>
          </table:table-cell>
          <table:table-cell/>
        </table:table-row>
        <table:table-row table:style-name="ro1">
          <table:table-cell office:value-type="float" office:value="1.01901205240932">
            <text:p>1.0190120524</text:p>
          </table:table-cell>
          <table:table-cell office:value-type="float" office:value="-9">
            <text:p>-9</text:p>
          </table:table-cell>
          <table:table-cell table:formula="of:=[.A15]*10^([.B15]+12)" office:value-type="float" office:value="1019.01205240932">
            <text:p>1019.0120524093</text:p>
          </table:table-cell>
          <table:table-cell/>
        </table:table-row>
        <table:table-row table:style-name="ro1">
          <table:table-cell office:value-type="float" office:value="1.01799221407504">
            <text:p>1.0179922141</text:p>
          </table:table-cell>
          <table:table-cell office:value-type="float" office:value="-9">
            <text:p>-9</text:p>
          </table:table-cell>
          <table:table-cell table:formula="of:=[.A16]*10^([.B16]+12)" office:value-type="float" office:value="1017.99221407504">
            <text:p>1017.992214075</text:p>
          </table:table-cell>
          <table:table-cell/>
        </table:table-row>
        <table:table-row table:style-name="ro1">
          <table:table-cell office:value-type="float" office:value="1.01696892848553">
            <text:p>1.0169689285</text:p>
          </table:table-cell>
          <table:table-cell office:value-type="float" office:value="-9">
            <text:p>-9</text:p>
          </table:table-cell>
          <table:table-cell table:formula="of:=[.A17]*10^([.B17]+12)" office:value-type="float" office:value="1016.96892848553">
            <text:p>1016.9689284855</text:p>
          </table:table-cell>
          <table:table-cell/>
        </table:table-row>
        <table:table-row table:style-name="ro1">
          <table:table-cell office:value-type="float" office:value="1.01594217904964">
            <text:p>1.015942179</text:p>
          </table:table-cell>
          <table:table-cell office:value-type="float" office:value="-9">
            <text:p>-9</text:p>
          </table:table-cell>
          <table:table-cell table:formula="of:=[.A18]*10^([.B18]+12)" office:value-type="float" office:value="1015.94217904964">
            <text:p>1015.9421790497</text:p>
          </table:table-cell>
          <table:table-cell/>
        </table:table-row>
        <table:table-row table:style-name="ro1">
          <table:table-cell office:value-type="float" office:value="1.01491194907761">
            <text:p>1.0149119491</text:p>
          </table:table-cell>
          <table:table-cell office:value-type="float" office:value="-9">
            <text:p>-9</text:p>
          </table:table-cell>
          <table:table-cell table:formula="of:=[.A19]*10^([.B19]+12)" office:value-type="float" office:value="1014.91194907761">
            <text:p>1014.9119490776</text:p>
          </table:table-cell>
          <table:table-cell/>
        </table:table-row>
        <table:table-row table:style-name="ro1">
          <table:table-cell office:value-type="float" office:value="1.01387822178044">
            <text:p>1.0138782218</text:p>
          </table:table-cell>
          <table:table-cell office:value-type="float" office:value="-9">
            <text:p>-9</text:p>
          </table:table-cell>
          <table:table-cell table:formula="of:=[.A20]*10^([.B20]+12)" office:value-type="float" office:value="1013.87822178044">
            <text:p>1013.8782217804</text:p>
          </table:table-cell>
          <table:table-cell/>
        </table:table-row>
        <table:table-row table:style-name="ro1">
          <table:table-cell office:value-type="float" office:value="1.01284098026922">
            <text:p>1.0128409803</text:p>
          </table:table-cell>
          <table:table-cell office:value-type="float" office:value="-9">
            <text:p>-9</text:p>
          </table:table-cell>
          <table:table-cell table:formula="of:=[.A21]*10^([.B21]+12)" office:value-type="float" office:value="1012.84098026922">
            <text:p>1012.8409802692</text:p>
          </table:table-cell>
          <table:table-cell/>
        </table:table-row>
        <table:table-row table:style-name="ro1">
          <table:table-cell office:value-type="float" office:value="1.01180020755456">
            <text:p>1.0118002076</text:p>
          </table:table-cell>
          <table:table-cell office:value-type="float" office:value="-9">
            <text:p>-9</text:p>
          </table:table-cell>
          <table:table-cell table:formula="of:=[.A22]*10^([.B22]+12)" office:value-type="float" office:value="1011.80020755456">
            <text:p>1011.8002075546</text:p>
          </table:table-cell>
          <table:table-cell/>
        </table:table-row>
        <table:table-row table:style-name="ro1">
          <table:table-cell office:value-type="float" office:value="1.01075588654582">
            <text:p>1.0107558865</text:p>
          </table:table-cell>
          <table:table-cell office:value-type="float" office:value="-9">
            <text:p>-9</text:p>
          </table:table-cell>
          <table:table-cell table:formula="of:=[.A23]*10^([.B23]+12)" office:value-type="float" office:value="1010.75588654582">
            <text:p>1010.7558865458</text:p>
          </table:table-cell>
          <table:table-cell/>
        </table:table-row>
        <table:table-row table:style-name="ro1">
          <table:table-cell office:value-type="float" office:value="1.00970800005057">
            <text:p>1.0097080001</text:p>
          </table:table-cell>
          <table:table-cell office:value-type="float" office:value="-9">
            <text:p>-9</text:p>
          </table:table-cell>
          <table:table-cell table:formula="of:=[.A24]*10^([.B24]+12)" office:value-type="float" office:value="1009.70800005057">
            <text:p>1009.7080000506</text:p>
          </table:table-cell>
          <table:table-cell/>
        </table:table-row>
        <table:table-row table:style-name="ro1">
          <table:table-cell office:value-type="float" office:value="1.00865653077384">
            <text:p>1.0086565308</text:p>
          </table:table-cell>
          <table:table-cell office:value-type="float" office:value="-9">
            <text:p>-9</text:p>
          </table:table-cell>
          <table:table-cell table:formula="of:=[.A25]*10^([.B25]+12)" office:value-type="float" office:value="1008.65653077384">
            <text:p>1008.6565307738</text:p>
          </table:table-cell>
          <table:table-cell/>
        </table:table-row>
        <table:table-row table:style-name="ro1">
          <table:table-cell office:value-type="float" office:value="1.00760146131751">
            <text:p>1.0076014613</text:p>
          </table:table-cell>
          <table:table-cell office:value-type="float" office:value="-9">
            <text:p>-9</text:p>
          </table:table-cell>
          <table:table-cell table:formula="of:=[.A26]*10^([.B26]+12)" office:value-type="float" office:value="1007.60146131751">
            <text:p>1007.6014613175</text:p>
          </table:table-cell>
          <table:table-cell/>
        </table:table-row>
        <table:table-row table:style-name="ro1">
          <table:table-cell office:value-type="float" office:value="1.00654277417963">
            <text:p>1.0065427742</text:p>
          </table:table-cell>
          <table:table-cell office:value-type="float" office:value="-9">
            <text:p>-9</text:p>
          </table:table-cell>
          <table:table-cell table:formula="of:=[.A27]*10^([.B27]+12)" office:value-type="float" office:value="1006.54277417963">
            <text:p>1006.5427741796</text:p>
          </table:table-cell>
          <table:table-cell/>
        </table:table-row>
        <table:table-row table:style-name="ro1">
          <table:table-cell office:value-type="float" office:value="1.00548045175375">
            <text:p>1.0054804518</text:p>
          </table:table-cell>
          <table:table-cell office:value-type="float" office:value="-9">
            <text:p>-9</text:p>
          </table:table-cell>
          <table:table-cell table:formula="of:=[.A28]*10^([.B28]+12)" office:value-type="float" office:value="1005.48045175375">
            <text:p>1005.4804517538</text:p>
          </table:table-cell>
          <table:table-cell/>
        </table:table-row>
        <table:table-row table:style-name="ro1">
          <table:table-cell office:value-type="float" office:value="1.00441447632822">
            <text:p>1.0044144763</text:p>
          </table:table-cell>
          <table:table-cell office:value-type="float" office:value="-9">
            <text:p>-9</text:p>
          </table:table-cell>
          <table:table-cell table:formula="of:=[.A29]*10^([.B29]+12)" office:value-type="float" office:value="1004.41447632822">
            <text:p>1004.4144763282</text:p>
          </table:table-cell>
          <table:table-cell/>
        </table:table-row>
        <table:table-row table:style-name="ro1">
          <table:table-cell office:value-type="float" office:value="1.00334483008557">
            <text:p>1.0033448301</text:p>
          </table:table-cell>
          <table:table-cell office:value-type="float" office:value="-9">
            <text:p>-9</text:p>
          </table:table-cell>
          <table:table-cell table:formula="of:=[.A30]*10^([.B30]+12)" office:value-type="float" office:value="1003.34483008557">
            <text:p>1003.3448300856</text:p>
          </table:table-cell>
          <table:table-cell/>
        </table:table-row>
        <table:table-row table:style-name="ro1">
          <table:table-cell office:value-type="float" office:value="1.00227149510175">
            <text:p>1.0022714951</text:p>
          </table:table-cell>
          <table:table-cell office:value-type="float" office:value="-9">
            <text:p>-9</text:p>
          </table:table-cell>
          <table:table-cell table:formula="of:=[.A31]*10^([.B31]+12)" office:value-type="float" office:value="1002.27149510175">
            <text:p>1002.2714951018</text:p>
          </table:table-cell>
          <table:table-cell/>
        </table:table-row>
        <table:table-row table:style-name="ro1">
          <table:table-cell office:value-type="float" office:value="1.00119445334554">
            <text:p>1.0011944533</text:p>
          </table:table-cell>
          <table:table-cell office:value-type="float" office:value="-9">
            <text:p>-9</text:p>
          </table:table-cell>
          <table:table-cell table:formula="of:=[.A32]*10^([.B32]+12)" office:value-type="float" office:value="1001.19445334554">
            <text:p>1001.1944533455</text:p>
          </table:table-cell>
          <table:table-cell/>
        </table:table-row>
        <table:table-row table:style-name="ro1">
          <table:table-cell office:value-type="float" office:value="1.00011368667777">
            <text:p>1.0001136867</text:p>
          </table:table-cell>
          <table:table-cell office:value-type="float" office:value="-9">
            <text:p>-9</text:p>
          </table:table-cell>
          <table:table-cell table:formula="of:=[.A33]*10^([.B33]+12)" office:value-type="float" office:value="1000.11368667777">
            <text:p>1000.1136866778</text:p>
          </table:table-cell>
          <table:table-cell/>
        </table:table-row>
        <table:table-row table:style-name="ro1">
          <table:table-cell office:value-type="float" office:value="9.99029176850678">
            <text:p>9.9902917685</text:p>
          </table:table-cell>
          <table:table-cell office:value-type="float" office:value="-10">
            <text:p>-10</text:p>
          </table:table-cell>
          <table:table-cell table:formula="of:=[.A34]*10^([.B34]+12)" office:value-type="float" office:value="999.029176850678">
            <text:p>999.0291768507</text:p>
          </table:table-cell>
          <table:table-cell/>
        </table:table-row>
        <table:table-row table:style-name="ro1">
          <table:table-cell office:value-type="float" office:value="9.97940905507224">
            <text:p>9.9794090551</text:p>
          </table:table-cell>
          <table:table-cell office:value-type="float" office:value="-10">
            <text:p>-10</text:p>
          </table:table-cell>
          <table:table-cell table:formula="of:=[.A35]*10^([.B35]+12)" office:value-type="float" office:value="997.940905507224">
            <text:p>997.9409055072</text:p>
          </table:table-cell>
          <table:table-cell/>
        </table:table-row>
        <table:table-row table:style-name="ro1">
          <table:table-cell office:value-type="float" office:value="9.96848854180356">
            <text:p>9.9684885418</text:p>
          </table:table-cell>
          <table:table-cell office:value-type="float" office:value="-10">
            <text:p>-10</text:p>
          </table:table-cell>
          <table:table-cell table:formula="of:=[.A36]*10^([.B36]+12)" office:value-type="float" office:value="996.848854180356">
            <text:p>996.8488541804</text:p>
          </table:table-cell>
          <table:table-cell/>
        </table:table-row>
        <table:table-row table:style-name="ro1">
          <table:table-cell office:value-type="float" office:value="9.95753004292325">
            <text:p>9.9575300429</text:p>
          </table:table-cell>
          <table:table-cell office:value-type="float" office:value="-10">
            <text:p>-10</text:p>
          </table:table-cell>
          <table:table-cell table:formula="of:=[.A37]*10^([.B37]+12)" office:value-type="float" office:value="995.753004292325">
            <text:p>995.7530042923</text:p>
          </table:table-cell>
          <table:table-cell/>
        </table:table-row>
        <table:table-row table:style-name="ro1">
          <table:table-cell office:value-type="float" office:value="9.94653337153982">
            <text:p>9.9465333715</text:p>
          </table:table-cell>
          <table:table-cell office:value-type="float" office:value="-10">
            <text:p>-10</text:p>
          </table:table-cell>
          <table:table-cell table:formula="of:=[.A38]*10^([.B38]+12)" office:value-type="float" office:value="994.653337153982">
            <text:p>994.653337154</text:p>
          </table:table-cell>
          <table:table-cell/>
        </table:table-row>
        <table:table-row table:style-name="ro1">
          <table:table-cell office:value-type="float" office:value="9.93549833964063">
            <text:p>9.9354983396</text:p>
          </table:table-cell>
          <table:table-cell office:value-type="float" office:value="-10">
            <text:p>-10</text:p>
          </table:table-cell>
          <table:table-cell table:formula="of:=[.A39]*10^([.B39]+12)" office:value-type="float" office:value="993.549833964063">
            <text:p>993.5498339641</text:p>
          </table:table-cell>
          <table:table-cell/>
        </table:table-row>
        <table:table-row table:style-name="ro1">
          <table:table-cell office:value-type="float" office:value="9.92442475808477">
            <text:p>9.9244247581</text:p>
          </table:table-cell>
          <table:table-cell office:value-type="float" office:value="-10">
            <text:p>-10</text:p>
          </table:table-cell>
          <table:table-cell table:formula="of:=[.A40]*10^([.B40]+12)" office:value-type="float" office:value="992.442475808477">
            <text:p>992.4424758085</text:p>
          </table:table-cell>
          <table:table-cell/>
        </table:table-row>
        <table:table-row table:style-name="ro1">
          <table:table-cell office:value-type="float" office:value="9.91331243659592">
            <text:p>9.9133124366</text:p>
          </table:table-cell>
          <table:table-cell office:value-type="float" office:value="-10">
            <text:p>-10</text:p>
          </table:table-cell>
          <table:table-cell table:formula="of:=[.A41]*10^([.B41]+12)" office:value-type="float" office:value="991.331243659592">
            <text:p>991.3312436596</text:p>
          </table:table-cell>
          <table:table-cell/>
        </table:table-row>
        <table:table-row table:style-name="ro1">
          <table:table-cell office:value-type="float" office:value="9.90216118375516">
            <text:p>9.9021611838</text:p>
          </table:table-cell>
          <table:table-cell office:value-type="float" office:value="-10">
            <text:p>-10</text:p>
          </table:table-cell>
          <table:table-cell table:formula="of:=[.A42]*10^([.B42]+12)" office:value-type="float" office:value="990.216118375516">
            <text:p>990.2161183755</text:p>
          </table:table-cell>
          <table:table-cell/>
        </table:table-row>
        <table:table-row table:style-name="ro1">
          <table:table-cell office:value-type="float" office:value="9.89097080699367">
            <text:p>9.890970807</text:p>
          </table:table-cell>
          <table:table-cell office:value-type="float" office:value="-10">
            <text:p>-10</text:p>
          </table:table-cell>
          <table:table-cell table:formula="of:=[.A43]*10^([.B43]+12)" office:value-type="float" office:value="989.097080699367">
            <text:p>989.0970806994</text:p>
          </table:table-cell>
          <table:table-cell/>
        </table:table-row>
        <table:table-row table:style-name="ro1">
          <table:table-cell office:value-type="float" office:value="9.87974111258555">
            <text:p>9.8797411126</text:p>
          </table:table-cell>
          <table:table-cell office:value-type="float" office:value="-10">
            <text:p>-10</text:p>
          </table:table-cell>
          <table:table-cell table:formula="of:=[.A44]*10^([.B44]+12)" office:value-type="float" office:value="987.974111258555">
            <text:p>987.9741112586</text:p>
          </table:table-cell>
          <table:table-cell/>
        </table:table-row>
        <table:table-row table:style-name="ro1">
          <table:table-cell office:value-type="float" office:value="9.86847190564049">
            <text:p>9.8684719056</text:p>
          </table:table-cell>
          <table:table-cell office:value-type="float" office:value="-10">
            <text:p>-10</text:p>
          </table:table-cell>
          <table:table-cell table:formula="of:=[.A45]*10^([.B45]+12)" office:value-type="float" office:value="986.847190564049">
            <text:p>986.847190564</text:p>
          </table:table-cell>
          <table:table-cell/>
        </table:table-row>
        <table:table-row table:style-name="ro1">
          <table:table-cell office:value-type="float" office:value="9.85716299009643">
            <text:p>9.8571629901</text:p>
          </table:table-cell>
          <table:table-cell office:value-type="float" office:value="-10">
            <text:p>-10</text:p>
          </table:table-cell>
          <table:table-cell table:formula="of:=[.A46]*10^([.B46]+12)" office:value-type="float" office:value="985.716299009643">
            <text:p>985.7162990096</text:p>
          </table:table-cell>
          <table:table-cell/>
        </table:table-row>
        <table:table-row table:style-name="ro1">
          <table:table-cell office:value-type="float" office:value="9.84581416871224">
            <text:p>9.8458141687</text:p>
          </table:table-cell>
          <table:table-cell office:value-type="float" office:value="-10">
            <text:p>-10</text:p>
          </table:table-cell>
          <table:table-cell table:formula="of:=[.A47]*10^([.B47]+12)" office:value-type="float" office:value="984.581416871224">
            <text:p>984.5814168712</text:p>
          </table:table-cell>
          <table:table-cell/>
        </table:table-row>
        <table:table-row table:style-name="ro1">
          <table:table-cell office:value-type="float" office:value="9.83442524306026">
            <text:p>9.8344252431</text:p>
          </table:table-cell>
          <table:table-cell office:value-type="float" office:value="-10">
            <text:p>-10</text:p>
          </table:table-cell>
          <table:table-cell table:formula="of:=[.A48]*10^([.B48]+12)" office:value-type="float" office:value="983.442524306026">
            <text:p>983.442524306</text:p>
          </table:table-cell>
          <table:table-cell/>
        </table:table-row>
        <table:table-row table:style-name="ro1">
          <table:table-cell office:value-type="float" office:value="9.82299601351891">
            <text:p>9.8229960135</text:p>
          </table:table-cell>
          <table:table-cell office:value-type="float" office:value="-10">
            <text:p>-10</text:p>
          </table:table-cell>
          <table:table-cell table:formula="of:=[.A49]*10^([.B49]+12)" office:value-type="float" office:value="982.299601351891">
            <text:p>982.2996013519</text:p>
          </table:table-cell>
          <table:table-cell/>
        </table:table-row>
        <table:table-row table:style-name="ro1">
          <table:table-cell office:value-type="float" office:value="9.81152627926529">
            <text:p>9.8115262793</text:p>
          </table:table-cell>
          <table:table-cell office:value-type="float" office:value="-10">
            <text:p>-10</text:p>
          </table:table-cell>
          <table:table-cell table:formula="of:=[.A50]*10^([.B50]+12)" office:value-type="float" office:value="981.152627926529">
            <text:p>981.1526279265</text:p>
          </table:table-cell>
          <table:table-cell/>
        </table:table-row>
        <table:table-row table:style-name="ro1">
          <table:table-cell office:value-type="float" office:value="9.8000158382676">
            <text:p>9.8000158383</text:p>
          </table:table-cell>
          <table:table-cell office:value-type="float" office:value="-10">
            <text:p>-10</text:p>
          </table:table-cell>
          <table:table-cell table:formula="of:=[.A51]*10^([.B51]+12)" office:value-type="float" office:value="980.00158382676">
            <text:p>980.0015838268</text:p>
          </table:table-cell>
          <table:table-cell/>
        </table:table-row>
        <table:table-row table:style-name="ro1">
          <table:table-cell office:value-type="float" office:value="9.78846448727766">
            <text:p>9.7884644873</text:p>
          </table:table-cell>
          <table:table-cell office:value-type="float" office:value="-10">
            <text:p>-10</text:p>
          </table:table-cell>
          <table:table-cell table:formula="of:=[.A52]*10^([.B52]+12)" office:value-type="float" office:value="978.846448727766">
            <text:p>978.8464487278</text:p>
          </table:table-cell>
          <table:table-cell/>
        </table:table-row>
        <table:table-row table:style-name="ro1">
          <table:table-cell office:value-type="float" office:value="9.77687202182339">
            <text:p>9.7768720218</text:p>
          </table:table-cell>
          <table:table-cell office:value-type="float" office:value="-10">
            <text:p>-10</text:p>
          </table:table-cell>
          <table:table-cell table:formula="of:=[.A53]*10^([.B53]+12)" office:value-type="float" office:value="977.687202182339">
            <text:p>977.6872021823</text:p>
          </table:table-cell>
          <table:table-cell/>
        </table:table-row>
        <table:table-row table:style-name="ro1">
          <table:table-cell office:value-type="float" office:value="9.76523823620117">
            <text:p>9.7652382362</text:p>
          </table:table-cell>
          <table:table-cell office:value-type="float" office:value="-10">
            <text:p>-10</text:p>
          </table:table-cell>
          <table:table-cell table:formula="of:=[.A54]*10^([.B54]+12)" office:value-type="float" office:value="976.523823620117">
            <text:p>976.5238236201</text:p>
          </table:table-cell>
          <table:table-cell/>
        </table:table-row>
        <table:table-row table:style-name="ro1">
          <table:table-cell office:value-type="float" office:value="9.75356292346832">
            <text:p>9.7535629235</text:p>
          </table:table-cell>
          <table:table-cell office:value-type="float" office:value="-10">
            <text:p>-10</text:p>
          </table:table-cell>
          <table:table-cell table:formula="of:=[.A55]*10^([.B55]+12)" office:value-type="float" office:value="975.356292346832">
            <text:p>975.3562923468</text:p>
          </table:table-cell>
          <table:table-cell/>
        </table:table-row>
        <table:table-row table:style-name="ro1">
          <table:table-cell office:value-type="float" office:value="9.74184587543539">
            <text:p>9.7418458754</text:p>
          </table:table-cell>
          <table:table-cell office:value-type="float" office:value="-10">
            <text:p>-10</text:p>
          </table:table-cell>
          <table:table-cell table:formula="of:=[.A56]*10^([.B56]+12)" office:value-type="float" office:value="974.184587543539">
            <text:p>974.1845875435</text:p>
          </table:table-cell>
          <table:table-cell/>
        </table:table-row>
        <table:table-row table:style-name="ro1">
          <table:table-cell office:value-type="float" office:value="9.73008688265853">
            <text:p>9.7300868827</text:p>
          </table:table-cell>
          <table:table-cell office:value-type="float" office:value="-10">
            <text:p>-10</text:p>
          </table:table-cell>
          <table:table-cell table:formula="of:=[.A57]*10^([.B57]+12)" office:value-type="float" office:value="973.008688265853">
            <text:p>973.0086882659</text:p>
          </table:table-cell>
          <table:table-cell/>
        </table:table-row>
        <table:table-row table:style-name="ro1">
          <table:table-cell office:value-type="float" office:value="9.71828573443179">
            <text:p>9.7182857344</text:p>
          </table:table-cell>
          <table:table-cell office:value-type="float" office:value="-10">
            <text:p>-10</text:p>
          </table:table-cell>
          <table:table-cell table:formula="of:=[.A58]*10^([.B58]+12)" office:value-type="float" office:value="971.828573443179">
            <text:p>971.8285734432</text:p>
          </table:table-cell>
          <table:table-cell/>
        </table:table-row>
        <table:table-row table:style-name="ro1">
          <table:table-cell office:value-type="float" office:value="9.70644221877941">
            <text:p>9.7064422188</text:p>
          </table:table-cell>
          <table:table-cell office:value-type="float" office:value="-10">
            <text:p>-10</text:p>
          </table:table-cell>
          <table:table-cell table:formula="of:=[.A59]*10^([.B59]+12)" office:value-type="float" office:value="970.644221877941">
            <text:p>970.6442218779</text:p>
          </table:table-cell>
          <table:table-cell/>
        </table:table-row>
        <table:table-row table:style-name="ro1">
          <table:table-cell office:value-type="float" office:value="9.6945561224481">
            <text:p>9.6945561224</text:p>
          </table:table-cell>
          <table:table-cell office:value-type="float" office:value="-10">
            <text:p>-10</text:p>
          </table:table-cell>
          <table:table-cell table:formula="of:=[.A60]*10^([.B60]+12)" office:value-type="float" office:value="969.45561224481">
            <text:p>969.4556122448</text:p>
          </table:table-cell>
          <table:table-cell/>
        </table:table-row>
        <table:table-row table:style-name="ro1">
          <table:table-cell office:value-type="float" office:value="9.68262723089921">
            <text:p>9.6826272309</text:p>
          </table:table-cell>
          <table:table-cell office:value-type="float" office:value="-10">
            <text:p>-10</text:p>
          </table:table-cell>
          <table:table-cell table:formula="of:=[.A61]*10^([.B61]+12)" office:value-type="float" office:value="968.262723089921">
            <text:p>968.2627230899</text:p>
          </table:table-cell>
          <table:table-cell/>
        </table:table-row>
        <table:table-row table:style-name="ro1">
          <table:table-cell office:value-type="float" office:value="9.67065532830099">
            <text:p>9.6706553283</text:p>
          </table:table-cell>
          <table:table-cell office:value-type="float" office:value="-10">
            <text:p>-10</text:p>
          </table:table-cell>
          <table:table-cell table:formula="of:=[.A62]*10^([.B62]+12)" office:value-type="float" office:value="967.065532830099">
            <text:p>967.0655328301</text:p>
          </table:table-cell>
          <table:table-cell/>
        </table:table-row>
        <table:table-row table:style-name="ro1">
          <table:table-cell office:value-type="float" office:value="9.65864019752078">
            <text:p>9.6586401975</text:p>
          </table:table-cell>
          <table:table-cell office:value-type="float" office:value="-10">
            <text:p>-10</text:p>
          </table:table-cell>
          <table:table-cell table:formula="of:=[.A63]*10^([.B63]+12)" office:value-type="float" office:value="965.864019752078">
            <text:p>965.8640197521</text:p>
          </table:table-cell>
          <table:table-cell/>
        </table:table-row>
        <table:table-row table:style-name="ro1">
          <table:table-cell office:value-type="float" office:value="9.64658162011709">
            <text:p>9.6465816201</text:p>
          </table:table-cell>
          <table:table-cell office:value-type="float" office:value="-10">
            <text:p>-10</text:p>
          </table:table-cell>
          <table:table-cell table:formula="of:=[.A64]*10^([.B64]+12)" office:value-type="float" office:value="964.658162011709">
            <text:p>964.6581620117</text:p>
          </table:table-cell>
          <table:table-cell/>
        </table:table-row>
        <table:table-row table:style-name="ro1">
          <table:table-cell office:value-type="float" office:value="9.63447937633184">
            <text:p>9.6344793763</text:p>
          </table:table-cell>
          <table:table-cell office:value-type="float" office:value="-10">
            <text:p>-10</text:p>
          </table:table-cell>
          <table:table-cell table:formula="of:=[.A65]*10^([.B65]+12)" office:value-type="float" office:value="963.447937633184">
            <text:p>963.4479376332</text:p>
          </table:table-cell>
          <table:table-cell/>
        </table:table-row>
        <table:table-row table:style-name="ro1">
          <table:table-cell office:value-type="float" office:value="9.62233324508241">
            <text:p>9.6223332451</text:p>
          </table:table-cell>
          <table:table-cell office:value-type="float" office:value="-10">
            <text:p>-10</text:p>
          </table:table-cell>
          <table:table-cell table:formula="of:=[.A66]*10^([.B66]+12)" office:value-type="float" office:value="962.233324508241">
            <text:p>962.2333245082</text:p>
          </table:table-cell>
          <table:table-cell/>
        </table:table-row>
        <table:table-row table:style-name="ro1">
          <table:table-cell office:value-type="float" office:value="9.61014300395371">
            <text:p>9.610143004</text:p>
          </table:table-cell>
          <table:table-cell office:value-type="float" office:value="-10">
            <text:p>-10</text:p>
          </table:table-cell>
          <table:table-cell table:formula="of:=[.A67]*10^([.B67]+12)" office:value-type="float" office:value="961.014300395371">
            <text:p>961.0143003954</text:p>
          </table:table-cell>
          <table:table-cell/>
        </table:table-row>
        <table:table-row table:style-name="ro1">
          <table:table-cell office:value-type="float" office:value="9.59790842919034">
            <text:p>9.5979084292</text:p>
          </table:table-cell>
          <table:table-cell office:value-type="float" office:value="-10">
            <text:p>-10</text:p>
          </table:table-cell>
          <table:table-cell table:formula="of:=[.A68]*10^([.B68]+12)" office:value-type="float" office:value="959.790842919034">
            <text:p>959.790842919</text:p>
          </table:table-cell>
          <table:table-cell/>
        </table:table-row>
        <table:table-row table:style-name="ro1">
          <table:table-cell office:value-type="float" office:value="9.58562929568857">
            <text:p>9.5856292957</text:p>
          </table:table-cell>
          <table:table-cell office:value-type="float" office:value="-10">
            <text:p>-10</text:p>
          </table:table-cell>
          <table:table-cell table:formula="of:=[.A69]*10^([.B69]+12)" office:value-type="float" office:value="958.562929568857">
            <text:p>958.5629295689</text:p>
          </table:table-cell>
          <table:table-cell/>
        </table:table-row>
        <table:table-row table:style-name="ro1">
          <table:table-cell office:value-type="float" office:value="9.57330537698838">
            <text:p>9.573305377</text:p>
          </table:table-cell>
          <table:table-cell office:value-type="float" office:value="-10">
            <text:p>-10</text:p>
          </table:table-cell>
          <table:table-cell table:formula="of:=[.A70]*10^([.B70]+12)" office:value-type="float" office:value="957.330537698838">
            <text:p>957.3305376988</text:p>
          </table:table-cell>
          <table:table-cell/>
        </table:table-row>
        <table:table-row table:style-name="ro1">
          <table:table-cell office:value-type="float" office:value="9.56093644526549">
            <text:p>9.5609364453</text:p>
          </table:table-cell>
          <table:table-cell office:value-type="float" office:value="-10">
            <text:p>-10</text:p>
          </table:table-cell>
          <table:table-cell table:formula="of:=[.A71]*10^([.B71]+12)" office:value-type="float" office:value="956.093644526549">
            <text:p>956.0936445265</text:p>
          </table:table-cell>
          <table:table-cell/>
        </table:table-row>
        <table:table-row table:style-name="ro1">
          <table:table-cell office:value-type="float" office:value="9.5485222713234">
            <text:p>9.5485222713</text:p>
          </table:table-cell>
          <table:table-cell office:value-type="float" office:value="-10">
            <text:p>-10</text:p>
          </table:table-cell>
          <table:table-cell table:formula="of:=[.A72]*10^([.B72]+12)" office:value-type="float" office:value="954.85222713234">
            <text:p>954.8522271323</text:p>
          </table:table-cell>
          <table:table-cell/>
        </table:table-row>
        <table:table-row table:style-name="ro1">
          <table:table-cell office:value-type="float" office:value="9.53606262458528">
            <text:p>9.5360626246</text:p>
          </table:table-cell>
          <table:table-cell office:value-type="float" office:value="-10">
            <text:p>-10</text:p>
          </table:table-cell>
          <table:table-cell table:formula="of:=[.A73]*10^([.B73]+12)" office:value-type="float" office:value="953.606262458528">
            <text:p>953.6062624585</text:p>
          </table:table-cell>
          <table:table-cell/>
        </table:table-row>
        <table:table-row table:style-name="ro1">
          <table:table-cell office:value-type="float" office:value="9.52355727308601">
            <text:p>9.5235572731</text:p>
          </table:table-cell>
          <table:table-cell office:value-type="float" office:value="-10">
            <text:p>-10</text:p>
          </table:table-cell>
          <table:table-cell table:formula="of:=[.A74]*10^([.B74]+12)" office:value-type="float" office:value="952.355727308601">
            <text:p>952.3557273086</text:p>
          </table:table-cell>
          <table:table-cell/>
        </table:table-row>
        <table:table-row table:style-name="ro1">
          <table:table-cell office:value-type="float" office:value="9.51100598346413">
            <text:p>9.5110059835</text:p>
          </table:table-cell>
          <table:table-cell office:value-type="float" office:value="-10">
            <text:p>-10</text:p>
          </table:table-cell>
          <table:table-cell table:formula="of:=[.A75]*10^([.B75]+12)" office:value-type="float" office:value="951.100598346413">
            <text:p>951.1005983464</text:p>
          </table:table-cell>
          <table:table-cell/>
        </table:table-row>
        <table:table-row table:style-name="ro1">
          <table:table-cell office:value-type="float" office:value="9.49840852095375">
            <text:p>9.498408521</text:p>
          </table:table-cell>
          <table:table-cell office:value-type="float" office:value="-10">
            <text:p>-10</text:p>
          </table:table-cell>
          <table:table-cell table:formula="of:=[.A76]*10^([.B76]+12)" office:value-type="float" office:value="949.840852095375">
            <text:p>949.8408520954</text:p>
          </table:table-cell>
          <table:table-cell/>
        </table:table-row>
        <table:table-row table:style-name="ro1">
          <table:table-cell office:value-type="float" office:value="9.48576464937651">
            <text:p>9.4857646494</text:p>
          </table:table-cell>
          <table:table-cell office:value-type="float" office:value="-10">
            <text:p>-10</text:p>
          </table:table-cell>
          <table:table-cell table:formula="of:=[.A77]*10^([.B77]+12)" office:value-type="float" office:value="948.576464937651">
            <text:p>948.5764649377</text:p>
          </table:table-cell>
          <table:table-cell/>
        </table:table-row>
        <table:table-row table:style-name="ro1">
          <table:table-cell office:value-type="float" office:value="9.47307413113349">
            <text:p>9.4730741311</text:p>
          </table:table-cell>
          <table:table-cell office:value-type="float" office:value="-10">
            <text:p>-10</text:p>
          </table:table-cell>
          <table:table-cell table:formula="of:=[.A78]*10^([.B78]+12)" office:value-type="float" office:value="947.307413113349">
            <text:p>947.3074131133</text:p>
          </table:table-cell>
          <table:table-cell/>
        </table:table-row>
        <table:table-row table:style-name="ro1">
          <table:table-cell office:value-type="float" office:value="9.46033672719712">
            <text:p>9.4603367272</text:p>
          </table:table-cell>
          <table:table-cell office:value-type="float" office:value="-10">
            <text:p>-10</text:p>
          </table:table-cell>
          <table:table-cell table:formula="of:=[.A79]*10^([.B79]+12)" office:value-type="float" office:value="946.033672719712">
            <text:p>946.0336727197</text:p>
          </table:table-cell>
          <table:table-cell/>
        </table:table-row>
        <table:table-row table:style-name="ro1">
          <table:table-cell office:value-type="float" office:value="9.4475521971031">
            <text:p>9.4475521971</text:p>
          </table:table-cell>
          <table:table-cell office:value-type="float" office:value="-10">
            <text:p>-10</text:p>
          </table:table-cell>
          <table:table-cell table:formula="of:=[.A80]*10^([.B80]+12)" office:value-type="float" office:value="944.75521971031">
            <text:p>944.7552197103</text:p>
          </table:table-cell>
          <table:table-cell/>
        </table:table-row>
        <table:table-row table:style-name="ro1">
          <table:table-cell office:value-type="float" office:value="9.43472029894226">
            <text:p>9.4347202989</text:p>
          </table:table-cell>
          <table:table-cell office:value-type="float" office:value="-10">
            <text:p>-10</text:p>
          </table:table-cell>
          <table:table-cell table:formula="of:=[.A81]*10^([.B81]+12)" office:value-type="float" office:value="943.472029894226">
            <text:p>943.4720298942</text:p>
          </table:table-cell>
          <table:table-cell/>
        </table:table-row>
        <table:table-row table:style-name="ro1">
          <table:table-cell office:value-type="float" office:value="9.4218407893525">
            <text:p>9.4218407894</text:p>
          </table:table-cell>
          <table:table-cell office:value-type="float" office:value="-10">
            <text:p>-10</text:p>
          </table:table-cell>
          <table:table-cell table:formula="of:=[.A82]*10^([.B82]+12)" office:value-type="float" office:value="942.18407893525">
            <text:p>942.1840789353</text:p>
          </table:table-cell>
          <table:table-cell/>
        </table:table-row>
        <table:table-row table:style-name="ro1">
          <table:table-cell office:value-type="float" office:value="9.40891342351067">
            <text:p>9.4089134235</text:p>
          </table:table-cell>
          <table:table-cell office:value-type="float" office:value="-10">
            <text:p>-10</text:p>
          </table:table-cell>
          <table:table-cell table:formula="of:=[.A83]*10^([.B83]+12)" office:value-type="float" office:value="940.891342351067">
            <text:p>940.8913423511</text:p>
          </table:table-cell>
          <table:table-cell/>
        </table:table-row>
        <table:table-row table:style-name="ro1">
          <table:table-cell office:value-type="float" office:value="9.39593795512441">
            <text:p>9.3959379551</text:p>
          </table:table-cell>
          <table:table-cell office:value-type="float" office:value="-10">
            <text:p>-10</text:p>
          </table:table-cell>
          <table:table-cell table:formula="of:=[.A84]*10^([.B84]+12)" office:value-type="float" office:value="939.593795512441">
            <text:p>939.5937955124</text:p>
          </table:table-cell>
          <table:table-cell/>
        </table:table-row>
        <table:table-row table:style-name="ro1">
          <table:table-cell office:value-type="float" office:value="9.38291413642412">
            <text:p>9.3829141364</text:p>
          </table:table-cell>
          <table:table-cell office:value-type="float" office:value="-10">
            <text:p>-10</text:p>
          </table:table-cell>
          <table:table-cell table:formula="of:=[.A85]*10^([.B85]+12)" office:value-type="float" office:value="938.291413642412">
            <text:p>938.2914136424</text:p>
          </table:table-cell>
          <table:table-cell/>
        </table:table-row>
        <table:table-row table:style-name="ro1">
          <table:table-cell office:value-type="float" office:value="9.36984171815475">
            <text:p>9.3698417182</text:p>
          </table:table-cell>
          <table:table-cell office:value-type="float" office:value="-10">
            <text:p>-10</text:p>
          </table:table-cell>
          <table:table-cell table:formula="of:=[.A86]*10^([.B86]+12)" office:value-type="float" office:value="936.984171815475">
            <text:p>936.9841718155</text:p>
          </table:table-cell>
          <table:table-cell/>
        </table:table-row>
        <table:table-row table:style-name="ro1">
          <table:table-cell office:value-type="float" office:value="9.3567204495678">
            <text:p>9.3567204496</text:p>
          </table:table-cell>
          <table:table-cell office:value-type="float" office:value="-10">
            <text:p>-10</text:p>
          </table:table-cell>
          <table:table-cell table:formula="of:=[.A87]*10^([.B87]+12)" office:value-type="float" office:value="935.67204495678">
            <text:p>935.6720449568</text:p>
          </table:table-cell>
          <table:table-cell/>
        </table:table-row>
        <table:table-row table:style-name="ro1">
          <table:table-cell office:value-type="float" office:value="9.34355007841312">
            <text:p>9.3435500784</text:p>
          </table:table-cell>
          <table:table-cell office:value-type="float" office:value="-10">
            <text:p>-10</text:p>
          </table:table-cell>
          <table:table-cell table:formula="of:=[.A88]*10^([.B88]+12)" office:value-type="float" office:value="934.355007841312">
            <text:p>934.3550078413</text:p>
          </table:table-cell>
          <table:table-cell/>
        </table:table-row>
        <table:table-row table:style-name="ro1">
          <table:table-cell office:value-type="float" office:value="9.33033035093087">
            <text:p>9.3303303509</text:p>
          </table:table-cell>
          <table:table-cell office:value-type="float" office:value="-10">
            <text:p>-10</text:p>
          </table:table-cell>
          <table:table-cell table:formula="of:=[.A89]*10^([.B89]+12)" office:value-type="float" office:value="933.033035093087">
            <text:p>933.0330350931</text:p>
          </table:table-cell>
          <table:table-cell/>
        </table:table-row>
        <table:table-row table:style-name="ro1">
          <table:table-cell office:value-type="float" office:value="9.31706101184339">
            <text:p>9.3170610118</text:p>
          </table:table-cell>
          <table:table-cell office:value-type="float" office:value="-10">
            <text:p>-10</text:p>
          </table:table-cell>
          <table:table-cell table:formula="of:=[.A90]*10^([.B90]+12)" office:value-type="float" office:value="931.706101184339">
            <text:p>931.7061011843</text:p>
          </table:table-cell>
          <table:table-cell/>
        </table:table-row>
        <table:table-row table:style-name="ro1">
          <table:table-cell office:value-type="float" office:value="9.30374180434716">
            <text:p>9.3037418043</text:p>
          </table:table-cell>
          <table:table-cell office:value-type="float" office:value="-10">
            <text:p>-10</text:p>
          </table:table-cell>
          <table:table-cell table:formula="of:=[.A91]*10^([.B91]+12)" office:value-type="float" office:value="930.374180434716">
            <text:p>930.3741804347</text:p>
          </table:table-cell>
          <table:table-cell/>
        </table:table-row>
        <table:table-row table:style-name="ro1">
          <table:table-cell office:value-type="float" office:value="9.29037247010471">
            <text:p>9.2903724701</text:p>
          </table:table-cell>
          <table:table-cell office:value-type="float" office:value="-10">
            <text:p>-10</text:p>
          </table:table-cell>
          <table:table-cell table:formula="of:=[.A92]*10^([.B92]+12)" office:value-type="float" office:value="929.037247010471">
            <text:p>929.0372470105</text:p>
          </table:table-cell>
          <table:table-cell/>
        </table:table-row>
        <table:table-row table:style-name="ro1">
          <table:table-cell office:value-type="float" office:value="9.27695274923656">
            <text:p>9.2769527492</text:p>
          </table:table-cell>
          <table:table-cell office:value-type="float" office:value="-10">
            <text:p>-10</text:p>
          </table:table-cell>
          <table:table-cell table:formula="of:=[.A93]*10^([.B93]+12)" office:value-type="float" office:value="927.695274923656">
            <text:p>927.6952749237</text:p>
          </table:table-cell>
          <table:table-cell/>
        </table:table-row>
        <table:table-row table:style-name="ro1">
          <table:table-cell office:value-type="float" office:value="9.26348238031317">
            <text:p>9.2634823803</text:p>
          </table:table-cell>
          <table:table-cell office:value-type="float" office:value="-10">
            <text:p>-10</text:p>
          </table:table-cell>
          <table:table-cell table:formula="of:=[.A94]*10^([.B94]+12)" office:value-type="float" office:value="926.348238031317">
            <text:p>926.3482380313</text:p>
          </table:table-cell>
          <table:table-cell/>
        </table:table-row>
        <table:table-row table:style-name="ro1">
          <table:table-cell office:value-type="float" office:value="9.24996110034697">
            <text:p>9.2499611003</text:p>
          </table:table-cell>
          <table:table-cell office:value-type="float" office:value="-10">
            <text:p>-10</text:p>
          </table:table-cell>
          <table:table-cell table:formula="of:=[.A95]*10^([.B95]+12)" office:value-type="float" office:value="924.996110034697">
            <text:p>924.9961100347</text:p>
          </table:table-cell>
          <table:table-cell/>
        </table:table-row>
        <table:table-row table:style-name="ro1">
          <table:table-cell office:value-type="float" office:value="9.23638864478429">
            <text:p>9.2363886448</text:p>
          </table:table-cell>
          <table:table-cell office:value-type="float" office:value="-10">
            <text:p>-10</text:p>
          </table:table-cell>
          <table:table-cell table:formula="of:=[.A96]*10^([.B96]+12)" office:value-type="float" office:value="923.638864478429">
            <text:p>923.6388644784</text:p>
          </table:table-cell>
          <table:table-cell/>
        </table:table-row>
        <table:table-row table:style-name="ro1">
          <table:table-cell office:value-type="float" office:value="9.22276474749743">
            <text:p>9.2227647475</text:p>
          </table:table-cell>
          <table:table-cell office:value-type="float" office:value="-10">
            <text:p>-10</text:p>
          </table:table-cell>
          <table:table-cell table:formula="of:=[.A97]*10^([.B97]+12)" office:value-type="float" office:value="922.276474749743">
            <text:p>922.2764747497</text:p>
          </table:table-cell>
          <table:table-cell/>
        </table:table-row>
        <table:table-row table:style-name="ro1">
          <table:table-cell office:value-type="float" office:value="9.20908914077667">
            <text:p>9.2090891408</text:p>
          </table:table-cell>
          <table:table-cell office:value-type="float" office:value="-10">
            <text:p>-10</text:p>
          </table:table-cell>
          <table:table-cell table:formula="of:=[.A98]*10^([.B98]+12)" office:value-type="float" office:value="920.908914077667">
            <text:p>920.9089140777</text:p>
          </table:table-cell>
          <table:table-cell/>
        </table:table-row>
        <table:table-row table:style-name="ro1">
          <table:table-cell office:value-type="float" office:value="9.19536155532239">
            <text:p>9.1953615553</text:p>
          </table:table-cell>
          <table:table-cell office:value-type="float" office:value="-10">
            <text:p>-10</text:p>
          </table:table-cell>
          <table:table-cell table:formula="of:=[.A99]*10^([.B99]+12)" office:value-type="float" office:value="919.536155532239">
            <text:p>919.5361555322</text:p>
          </table:table-cell>
          <table:table-cell/>
        </table:table-row>
        <table:table-row table:style-name="ro1">
          <table:table-cell office:value-type="float" office:value="9.18158172023711">
            <text:p>9.1815817202</text:p>
          </table:table-cell>
          <table:table-cell office:value-type="float" office:value="-10">
            <text:p>-10</text:p>
          </table:table-cell>
          <table:table-cell table:formula="of:=[.A100]*10^([.B100]+12)" office:value-type="float" office:value="918.158172023711">
            <text:p>918.1581720237</text:p>
          </table:table-cell>
          <table:table-cell/>
        </table:table-row>
        <table:table-row table:style-name="ro1">
          <table:table-cell office:value-type="float" office:value="9.16774936301768">
            <text:p>9.167749363</text:p>
          </table:table-cell>
          <table:table-cell office:value-type="float" office:value="-10">
            <text:p>-10</text:p>
          </table:table-cell>
          <table:table-cell table:formula="of:=[.A101]*10^([.B101]+12)" office:value-type="float" office:value="916.774936301768">
            <text:p>916.7749363018</text:p>
          </table:table-cell>
          <table:table-cell/>
        </table:table-row>
        <table:table-row table:style-name="ro1">
          <table:table-cell office:value-type="float" office:value="9.1538642095474">
            <text:p>9.1538642095</text:p>
          </table:table-cell>
          <table:table-cell office:value-type="float" office:value="-10">
            <text:p>-10</text:p>
          </table:table-cell>
          <table:table-cell table:formula="of:=[.A102]*10^([.B102]+12)" office:value-type="float" office:value="915.38642095474">
            <text:p>915.3864209547</text:p>
          </table:table-cell>
          <table:table-cell/>
        </table:table-row>
        <table:table-row table:style-name="ro1">
          <table:table-cell office:value-type="float" office:value="9.13992598408827">
            <text:p>9.1399259841</text:p>
          </table:table-cell>
          <table:table-cell office:value-type="float" office:value="-10">
            <text:p>-10</text:p>
          </table:table-cell>
          <table:table-cell table:formula="of:=[.A103]*10^([.B103]+12)" office:value-type="float" office:value="913.992598408827">
            <text:p>913.9925984088</text:p>
          </table:table-cell>
          <table:table-cell/>
        </table:table-row>
        <table:table-row table:style-name="ro1">
          <table:table-cell office:value-type="float" office:value="9.1259344092732">
            <text:p>9.1259344093</text:p>
          </table:table-cell>
          <table:table-cell office:value-type="float" office:value="-10">
            <text:p>-10</text:p>
          </table:table-cell>
          <table:table-cell table:formula="of:=[.A104]*10^([.B104]+12)" office:value-type="float" office:value="912.59344092732">
            <text:p>912.5934409273</text:p>
          </table:table-cell>
          <table:table-cell/>
        </table:table-row>
        <table:table-row table:style-name="ro1">
          <table:table-cell office:value-type="float" office:value="9.11188920609831">
            <text:p>9.1118892061</text:p>
          </table:table-cell>
          <table:table-cell office:value-type="float" office:value="-10">
            <text:p>-10</text:p>
          </table:table-cell>
          <table:table-cell table:formula="of:=[.A105]*10^([.B105]+12)" office:value-type="float" office:value="911.188920609831">
            <text:p>911.1889206098</text:p>
          </table:table-cell>
          <table:table-cell/>
        </table:table-row>
        <table:table-row table:style-name="ro1">
          <table:table-cell office:value-type="float" office:value="9.09779009391528">
            <text:p>9.0977900939</text:p>
          </table:table-cell>
          <table:table-cell office:value-type="float" office:value="-10">
            <text:p>-10</text:p>
          </table:table-cell>
          <table:table-cell table:formula="of:=[.A106]*10^([.B106]+12)" office:value-type="float" office:value="909.779009391528">
            <text:p>909.7790093915</text:p>
          </table:table-cell>
          <table:table-cell/>
        </table:table-row>
        <table:table-row table:style-name="ro1">
          <table:table-cell office:value-type="float" office:value="9.08363679042371">
            <text:p>9.0836367904</text:p>
          </table:table-cell>
          <table:table-cell office:value-type="float" office:value="-10">
            <text:p>-10</text:p>
          </table:table-cell>
          <table:table-cell table:formula="of:=[.A107]*10^([.B107]+12)" office:value-type="float" office:value="908.363679042371">
            <text:p>908.3636790424</text:p>
          </table:table-cell>
          <table:table-cell/>
        </table:table-row>
        <table:table-row table:style-name="ro1">
          <table:table-cell office:value-type="float" office:value="9.06942901166356">
            <text:p>9.0694290117</text:p>
          </table:table-cell>
          <table:table-cell office:value-type="float" office:value="-10">
            <text:p>-10</text:p>
          </table:table-cell>
          <table:table-cell table:formula="of:=[.A108]*10^([.B108]+12)" office:value-type="float" office:value="906.942901166356">
            <text:p>906.9429011664</text:p>
          </table:table-cell>
          <table:table-cell/>
        </table:table-row>
        <table:table-row table:style-name="ro1">
          <table:table-cell office:value-type="float" office:value="9.05516647200766">
            <text:p>9.055166472</text:p>
          </table:table-cell>
          <table:table-cell office:value-type="float" office:value="-10">
            <text:p>-10</text:p>
          </table:table-cell>
          <table:table-cell table:formula="of:=[.A109]*10^([.B109]+12)" office:value-type="float" office:value="905.516647200766">
            <text:p>905.5166472008</text:p>
          </table:table-cell>
          <table:table-cell/>
        </table:table-row>
        <table:table-row table:style-name="ro1">
          <table:table-cell office:value-type="float" office:value="9.04084888415425">
            <text:p>9.0408488842</text:p>
          </table:table-cell>
          <table:table-cell office:value-type="float" office:value="-10">
            <text:p>-10</text:p>
          </table:table-cell>
          <table:table-cell table:formula="of:=[.A110]*10^([.B110]+12)" office:value-type="float" office:value="904.084888415425">
            <text:p>904.0848884154</text:p>
          </table:table-cell>
          <table:table-cell/>
        </table:table-row>
        <table:table-row table:style-name="ro1">
          <table:table-cell office:value-type="float" office:value="9.02647595911956">
            <text:p>9.0264759591</text:p>
          </table:table-cell>
          <table:table-cell office:value-type="float" office:value="-10">
            <text:p>-10</text:p>
          </table:table-cell>
          <table:table-cell table:formula="of:=[.A111]*10^([.B111]+12)" office:value-type="float" office:value="902.647595911956">
            <text:p>902.647595912</text:p>
          </table:table-cell>
          <table:table-cell/>
        </table:table-row>
        <table:table-row table:style-name="ro1">
          <table:table-cell office:value-type="float" office:value="9.01204740623053">
            <text:p>9.0120474062</text:p>
          </table:table-cell>
          <table:table-cell office:value-type="float" office:value="-10">
            <text:p>-10</text:p>
          </table:table-cell>
          <table:table-cell table:formula="of:=[.A112]*10^([.B112]+12)" office:value-type="float" office:value="901.204740623053">
            <text:p>901.2047406231</text:p>
          </table:table-cell>
          <table:table-cell/>
        </table:table-row>
        <table:table-row table:style-name="ro1">
          <table:table-cell office:value-type="float" office:value="8.99756293311755">
            <text:p>8.9975629331</text:p>
          </table:table-cell>
          <table:table-cell office:value-type="float" office:value="-10">
            <text:p>-10</text:p>
          </table:table-cell>
          <table:table-cell table:formula="of:=[.A113]*10^([.B113]+12)" office:value-type="float" office:value="899.756293311755">
            <text:p>899.7562933118</text:p>
          </table:table-cell>
          <table:table-cell/>
        </table:table-row>
        <table:table-row table:style-name="ro1">
          <table:table-cell office:value-type="float" office:value="8.98302224570728">
            <text:p>8.9830222457</text:p>
          </table:table-cell>
          <table:table-cell office:value-type="float" office:value="-10">
            <text:p>-10</text:p>
          </table:table-cell>
          <table:table-cell table:formula="of:=[.A114]*10^([.B114]+12)" office:value-type="float" office:value="898.302224570728">
            <text:p>898.3022245707</text:p>
          </table:table-cell>
          <table:table-cell/>
        </table:table-row>
        <table:table-row table:style-name="ro1">
          <table:table-cell office:value-type="float" office:value="8.96842504821552">
            <text:p>8.9684250482</text:p>
          </table:table-cell>
          <table:table-cell office:value-type="float" office:value="-10">
            <text:p>-10</text:p>
          </table:table-cell>
          <table:table-cell table:formula="of:=[.A115]*10^([.B115]+12)" office:value-type="float" office:value="896.842504821552">
            <text:p>896.8425048216</text:p>
          </table:table-cell>
          <table:table-cell/>
        </table:table-row>
        <table:table-row table:style-name="ro1">
          <table:table-cell office:value-type="float" office:value="8.95377104314022">
            <text:p>8.9537710431</text:p>
          </table:table-cell>
          <table:table-cell office:value-type="float" office:value="-10">
            <text:p>-10</text:p>
          </table:table-cell>
          <table:table-cell table:formula="of:=[.A116]*10^([.B116]+12)" office:value-type="float" office:value="895.377104314022">
            <text:p>895.377104314</text:p>
          </table:table-cell>
          <table:table-cell/>
        </table:table-row>
        <table:table-row table:style-name="ro1">
          <table:table-cell office:value-type="float" office:value="8.93905993125451">
            <text:p>8.9390599313</text:p>
          </table:table-cell>
          <table:table-cell office:value-type="float" office:value="-10">
            <text:p>-10</text:p>
          </table:table-cell>
          <table:table-cell table:formula="of:=[.A117]*10^([.B117]+12)" office:value-type="float" office:value="893.905993125451">
            <text:p>893.9059931255</text:p>
          </table:table-cell>
          <table:table-cell/>
        </table:table-row>
        <table:table-row table:style-name="ro1">
          <table:table-cell office:value-type="float" office:value="8.92429141159989">
            <text:p>8.9242914116</text:p>
          </table:table-cell>
          <table:table-cell office:value-type="float" office:value="-10">
            <text:p>-10</text:p>
          </table:table-cell>
          <table:table-cell table:formula="of:=[.A118]*10^([.B118]+12)" office:value-type="float" office:value="892.429141159989">
            <text:p>892.42914116</text:p>
          </table:table-cell>
          <table:table-cell/>
        </table:table-row>
        <table:table-row table:style-name="ro1">
          <table:table-cell office:value-type="float" office:value="8.90946518147949">
            <text:p>8.9094651815</text:p>
          </table:table-cell>
          <table:table-cell office:value-type="float" office:value="-10">
            <text:p>-10</text:p>
          </table:table-cell>
          <table:table-cell table:formula="of:=[.A119]*10^([.B119]+12)" office:value-type="float" office:value="890.946518147949">
            <text:p>890.946518148</text:p>
          </table:table-cell>
          <table:table-cell/>
        </table:table-row>
        <table:table-row table:style-name="ro1">
          <table:table-cell office:value-type="float" office:value="8.89458093645134">
            <text:p>8.8945809365</text:p>
          </table:table-cell>
          <table:table-cell office:value-type="float" office:value="-10">
            <text:p>-10</text:p>
          </table:table-cell>
          <table:table-cell table:formula="of:=[.A120]*10^([.B120]+12)" office:value-type="float" office:value="889.458093645134">
            <text:p>889.4580936451</text:p>
          </table:table-cell>
          <table:table-cell/>
        </table:table-row>
        <table:table-row table:style-name="ro1">
          <table:table-cell office:value-type="float" office:value="8.87963837032187">
            <text:p>8.8796383703</text:p>
          </table:table-cell>
          <table:table-cell office:value-type="float" office:value="-10">
            <text:p>-10</text:p>
          </table:table-cell>
          <table:table-cell table:formula="of:=[.A121]*10^([.B121]+12)" office:value-type="float" office:value="887.963837032187">
            <text:p>887.9638370322</text:p>
          </table:table-cell>
          <table:table-cell/>
        </table:table-row>
        <table:table-row table:style-name="ro1">
          <table:table-cell office:value-type="float" office:value="8.86463717513949">
            <text:p>8.8646371751</text:p>
          </table:table-cell>
          <table:table-cell office:value-type="float" office:value="-10">
            <text:p>-10</text:p>
          </table:table-cell>
          <table:table-cell table:formula="of:=[.A122]*10^([.B122]+12)" office:value-type="float" office:value="886.463717513949">
            <text:p>886.4637175139</text:p>
          </table:table-cell>
          <table:table-cell/>
        </table:table-row>
        <table:table-row table:style-name="ro1">
          <table:table-cell office:value-type="float" office:value="8.8495770411882">
            <text:p>8.8495770412</text:p>
          </table:table-cell>
          <table:table-cell office:value-type="float" office:value="-10">
            <text:p>-10</text:p>
          </table:table-cell>
          <table:table-cell table:formula="of:=[.A123]*10^([.B123]+12)" office:value-type="float" office:value="884.95770411882">
            <text:p>884.9577041188</text:p>
          </table:table-cell>
          <table:table-cell/>
        </table:table-row>
        <table:table-row table:style-name="ro1">
          <table:table-cell office:value-type="float" office:value="8.83445765698141">
            <text:p>8.834457657</text:p>
          </table:table-cell>
          <table:table-cell office:value-type="float" office:value="-10">
            <text:p>-10</text:p>
          </table:table-cell>
          <table:table-cell table:formula="of:=[.A124]*10^([.B124]+12)" office:value-type="float" office:value="883.445765698141">
            <text:p>883.4457656981</text:p>
          </table:table-cell>
          <table:table-cell/>
        </table:table-row>
        <table:table-row table:style-name="ro1">
          <table:table-cell office:value-type="float" office:value="8.81927870925582">
            <text:p>8.8192787093</text:p>
          </table:table-cell>
          <table:table-cell office:value-type="float" office:value="-10">
            <text:p>-10</text:p>
          </table:table-cell>
          <table:table-cell table:formula="of:=[.A125]*10^([.B125]+12)" office:value-type="float" office:value="881.927870925582">
            <text:p>881.9278709256</text:p>
          </table:table-cell>
          <table:table-cell/>
        </table:table-row>
        <table:table-row table:style-name="ro1">
          <table:table-cell office:value-type="float" office:value="8.80403988296554">
            <text:p>8.804039883</text:p>
          </table:table-cell>
          <table:table-cell office:value-type="float" office:value="-10">
            <text:p>-10</text:p>
          </table:table-cell>
          <table:table-cell table:formula="of:=[.A126]*10^([.B126]+12)" office:value-type="float" office:value="880.403988296554">
            <text:p>880.4039882966</text:p>
          </table:table-cell>
          <table:table-cell/>
        </table:table-row>
        <table:table-row table:style-name="ro1">
          <table:table-cell office:value-type="float" office:value="8.78874086127613">
            <text:p>8.7887408613</text:p>
          </table:table-cell>
          <table:table-cell office:value-type="float" office:value="-10">
            <text:p>-10</text:p>
          </table:table-cell>
          <table:table-cell table:formula="of:=[.A127]*10^([.B127]+12)" office:value-type="float" office:value="878.874086127613">
            <text:p>878.8740861276</text:p>
          </table:table-cell>
          <table:table-cell/>
        </table:table-row>
        <table:table-row table:style-name="ro1">
          <table:table-cell office:value-type="float" office:value="8.773381325559">
            <text:p>8.7733813256</text:p>
          </table:table-cell>
          <table:table-cell office:value-type="float" office:value="-10">
            <text:p>-10</text:p>
          </table:table-cell>
          <table:table-cell table:formula="of:=[.A128]*10^([.B128]+12)" office:value-type="float" office:value="877.3381325559">
            <text:p>877.3381325559</text:p>
          </table:table-cell>
          <table:table-cell/>
        </table:table-row>
        <table:table-row table:style-name="ro1">
          <table:table-cell office:value-type="float" office:value="8.75796095538584">
            <text:p>8.7579609554</text:p>
          </table:table-cell>
          <table:table-cell office:value-type="float" office:value="-10">
            <text:p>-10</text:p>
          </table:table-cell>
          <table:table-cell table:formula="of:=[.A129]*10^([.B129]+12)" office:value-type="float" office:value="875.796095538584">
            <text:p>875.7960955386</text:p>
          </table:table-cell>
          <table:table-cell/>
        </table:table-row>
        <table:table-row table:style-name="ro1">
          <table:table-cell office:value-type="float" office:value="8.74247942852326">
            <text:p>8.7424794285</text:p>
          </table:table-cell>
          <table:table-cell office:value-type="float" office:value="-10">
            <text:p>-10</text:p>
          </table:table-cell>
          <table:table-cell table:formula="of:=[.A130]*10^([.B130]+12)" office:value-type="float" office:value="874.247942852326">
            <text:p>874.2479428523</text:p>
          </table:table-cell>
          <table:table-cell/>
        </table:table-row>
        <table:table-row table:style-name="ro1">
          <table:table-cell office:value-type="float" office:value="8.72693642092746">
            <text:p>8.7269364209</text:p>
          </table:table-cell>
          <table:table-cell office:value-type="float" office:value="-10">
            <text:p>-10</text:p>
          </table:table-cell>
          <table:table-cell table:formula="of:=[.A131]*10^([.B131]+12)" office:value-type="float" office:value="872.693642092746">
            <text:p>872.6936420927</text:p>
          </table:table-cell>
          <table:table-cell/>
        </table:table-row>
        <table:table-row table:style-name="ro1">
          <table:table-cell office:value-type="float" office:value="8.71133160673927">
            <text:p>8.7113316067</text:p>
          </table:table-cell>
          <table:table-cell office:value-type="float" office:value="-10">
            <text:p>-10</text:p>
          </table:table-cell>
          <table:table-cell table:formula="of:=[.A132]*10^([.B132]+12)" office:value-type="float" office:value="871.133160673927">
            <text:p>871.1331606739</text:p>
          </table:table-cell>
          <table:table-cell/>
        </table:table-row>
        <table:table-row table:style-name="ro1">
          <table:table-cell office:value-type="float" office:value="8.69566465827917">
            <text:p>8.6956646583</text:p>
          </table:table-cell>
          <table:table-cell office:value-type="float" office:value="-10">
            <text:p>-10</text:p>
          </table:table-cell>
          <table:table-cell table:formula="of:=[.A133]*10^([.B133]+12)" office:value-type="float" office:value="869.566465827917">
            <text:p>869.5664658279</text:p>
          </table:table-cell>
          <table:table-cell/>
        </table:table-row>
        <table:table-row table:style-name="ro1">
          <table:table-cell office:value-type="float" office:value="8.6799352460426">
            <text:p>8.679935246</text:p>
          </table:table-cell>
          <table:table-cell office:value-type="float" office:value="-10">
            <text:p>-10</text:p>
          </table:table-cell>
          <table:table-cell table:formula="of:=[.A134]*10^([.B134]+12)" office:value-type="float" office:value="867.99352460426">
            <text:p>867.9935246043</text:p>
          </table:table-cell>
          <table:table-cell/>
        </table:table-row>
        <table:table-row table:style-name="ro1">
          <table:table-cell office:value-type="float" office:value="8.66414303869538">
            <text:p>8.6641430387</text:p>
          </table:table-cell>
          <table:table-cell office:value-type="float" office:value="-10">
            <text:p>-10</text:p>
          </table:table-cell>
          <table:table-cell table:formula="of:=[.A135]*10^([.B135]+12)" office:value-type="float" office:value="866.414303869538">
            <text:p>866.4143038695</text:p>
          </table:table-cell>
          <table:table-cell/>
        </table:table-row>
        <table:table-row table:style-name="ro1">
          <table:table-cell office:value-type="float" office:value="8.64828770306942">
            <text:p>8.6482877031</text:p>
          </table:table-cell>
          <table:table-cell office:value-type="float" office:value="-10">
            <text:p>-10</text:p>
          </table:table-cell>
          <table:table-cell table:formula="of:=[.A136]*10^([.B136]+12)" office:value-type="float" office:value="864.828770306942">
            <text:p>864.8287703069</text:p>
          </table:table-cell>
          <table:table-cell/>
        </table:table-row>
        <table:table-row table:style-name="ro1">
          <table:table-cell office:value-type="float" office:value="8.6323689041585">
            <text:p>8.6323689042</text:p>
          </table:table-cell>
          <table:table-cell office:value-type="float" office:value="-10">
            <text:p>-10</text:p>
          </table:table-cell>
          <table:table-cell table:formula="of:=[.A137]*10^([.B137]+12)" office:value-type="float" office:value="863.23689041585">
            <text:p>863.2368904159</text:p>
          </table:table-cell>
          <table:table-cell/>
        </table:table-row>
        <table:table-row table:style-name="ro1">
          <table:table-cell office:value-type="float" office:value="8.61638630511437">
            <text:p>8.6163863051</text:p>
          </table:table-cell>
          <table:table-cell office:value-type="float" office:value="-10">
            <text:p>-10</text:p>
          </table:table-cell>
          <table:table-cell table:formula="of:=[.A138]*10^([.B138]+12)" office:value-type="float" office:value="861.638630511437">
            <text:p>861.6386305114</text:p>
          </table:table-cell>
          <table:table-cell/>
        </table:table-row>
        <table:table-row table:style-name="ro1">
          <table:table-cell office:value-type="float" office:value="8.600339567243">
            <text:p>8.6003395672</text:p>
          </table:table-cell>
          <table:table-cell office:value-type="float" office:value="-10">
            <text:p>-10</text:p>
          </table:table-cell>
          <table:table-cell table:formula="of:=[.A139]*10^([.B139]+12)" office:value-type="float" office:value="860.0339567243">
            <text:p>860.0339567243</text:p>
          </table:table-cell>
          <table:table-cell/>
        </table:table-row>
        <table:table-row table:style-name="ro1">
          <table:table-cell office:value-type="float" office:value="8.58422835000107">
            <text:p>8.58422835</text:p>
          </table:table-cell>
          <table:table-cell office:value-type="float" office:value="-10">
            <text:p>-10</text:p>
          </table:table-cell>
          <table:table-cell table:formula="of:=[.A140]*10^([.B140]+12)" office:value-type="float" office:value="858.422835000107">
            <text:p>858.4228350001</text:p>
          </table:table-cell>
          <table:table-cell/>
        </table:table-row>
        <table:table-row table:style-name="ro1">
          <table:table-cell office:value-type="float" office:value="8.56805231099265">
            <text:p>8.568052311</text:p>
          </table:table-cell>
          <table:table-cell office:value-type="float" office:value="-10">
            <text:p>-10</text:p>
          </table:table-cell>
          <table:table-cell table:formula="of:=[.A141]*10^([.B141]+12)" office:value-type="float" office:value="856.805231099265">
            <text:p>856.8052310993</text:p>
          </table:table-cell>
          <table:table-cell/>
        </table:table-row>
        <table:table-row table:style-name="ro1">
          <table:table-cell office:value-type="float" office:value="8.55181110596623">
            <text:p>8.551811106</text:p>
          </table:table-cell>
          <table:table-cell office:value-type="float" office:value="-10">
            <text:p>-10</text:p>
          </table:table-cell>
          <table:table-cell table:formula="of:=[.A142]*10^([.B142]+12)" office:value-type="float" office:value="855.181110596623">
            <text:p>855.1811105966</text:p>
          </table:table-cell>
          <table:table-cell/>
        </table:table-row>
        <table:table-row table:style-name="ro1">
          <table:table-cell office:value-type="float" office:value="8.53550438881185">
            <text:p>8.5355043888</text:p>
          </table:table-cell>
          <table:table-cell office:value-type="float" office:value="-10">
            <text:p>-10</text:p>
          </table:table-cell>
          <table:table-cell table:formula="of:=[.A143]*10^([.B143]+12)" office:value-type="float" office:value="853.550438881185">
            <text:p>853.5504388812</text:p>
          </table:table-cell>
          <table:table-cell/>
        </table:table-row>
        <table:table-row table:style-name="ro1">
          <table:table-cell office:value-type="float" office:value="8.51913181155861">
            <text:p>8.5191318116</text:p>
          </table:table-cell>
          <table:table-cell office:value-type="float" office:value="-10">
            <text:p>-10</text:p>
          </table:table-cell>
          <table:table-cell table:formula="of:=[.A144]*10^([.B144]+12)" office:value-type="float" office:value="851.913181155861">
            <text:p>851.9131811559</text:p>
          </table:table-cell>
          <table:table-cell/>
        </table:table-row>
        <table:table-row table:style-name="ro1">
          <table:table-cell office:value-type="float" office:value="8.50269302437235">
            <text:p>8.5026930244</text:p>
          </table:table-cell>
          <table:table-cell office:value-type="float" office:value="-10">
            <text:p>-10</text:p>
          </table:table-cell>
          <table:table-cell table:formula="of:=[.A145]*10^([.B145]+12)" office:value-type="float" office:value="850.269302437235">
            <text:p>850.2693024372</text:p>
          </table:table-cell>
          <table:table-cell/>
        </table:table-row>
        <table:table-row table:style-name="ro1">
          <table:table-cell office:value-type="float" office:value="8.48618767555367">
            <text:p>8.4861876756</text:p>
          </table:table-cell>
          <table:table-cell office:value-type="float" office:value="-10">
            <text:p>-10</text:p>
          </table:table-cell>
          <table:table-cell table:formula="of:=[.A146]*10^([.B146]+12)" office:value-type="float" office:value="848.618767555367">
            <text:p>848.6187675554</text:p>
          </table:table-cell>
          <table:table-cell/>
        </table:table-row>
        <table:table-row table:style-name="ro1">
          <table:table-cell office:value-type="float" office:value="8.46961541153619">
            <text:p>8.4696154115</text:p>
          </table:table-cell>
          <table:table-cell office:value-type="float" office:value="-10">
            <text:p>-10</text:p>
          </table:table-cell>
          <table:table-cell table:formula="of:=[.A147]*10^([.B147]+12)" office:value-type="float" office:value="846.961541153619">
            <text:p>846.9615411536</text:p>
          </table:table-cell>
          <table:table-cell/>
        </table:table-row>
        <table:table-row table:style-name="ro1">
          <table:table-cell office:value-type="float" office:value="8.45297587688517">
            <text:p>8.4529758769</text:p>
          </table:table-cell>
          <table:table-cell office:value-type="float" office:value="-10">
            <text:p>-10</text:p>
          </table:table-cell>
          <table:table-cell table:formula="of:=[.A148]*10^([.B148]+12)" office:value-type="float" office:value="845.297587688517">
            <text:p>845.2975876885</text:p>
          </table:table-cell>
          <table:table-cell/>
        </table:table-row>
        <table:table-row table:style-name="ro1">
          <table:table-cell office:value-type="float" office:value="8.43626871429631">
            <text:p>8.4362687143</text:p>
          </table:table-cell>
          <table:table-cell office:value-type="float" office:value="-10">
            <text:p>-10</text:p>
          </table:table-cell>
          <table:table-cell table:formula="of:=[.A149]*10^([.B149]+12)" office:value-type="float" office:value="843.626871429631">
            <text:p>843.6268714296</text:p>
          </table:table-cell>
          <table:table-cell/>
        </table:table-row>
        <table:table-row table:style-name="ro1">
          <table:table-cell office:value-type="float" office:value="8.41949356459502">
            <text:p>8.4194935646</text:p>
          </table:table-cell>
          <table:table-cell office:value-type="float" office:value="-10">
            <text:p>-10</text:p>
          </table:table-cell>
          <table:table-cell table:formula="of:=[.A150]*10^([.B150]+12)" office:value-type="float" office:value="841.949356459502">
            <text:p>841.9493564595</text:p>
          </table:table-cell>
          <table:table-cell/>
        </table:table-row>
        <table:table-row table:style-name="ro1">
          <table:table-cell office:value-type="float" office:value="8.40265006673587">
            <text:p>8.4026500667</text:p>
          </table:table-cell>
          <table:table-cell office:value-type="float" office:value="-10">
            <text:p>-10</text:p>
          </table:table-cell>
          <table:table-cell table:formula="of:=[.A151]*10^([.B151]+12)" office:value-type="float" office:value="840.265006673587">
            <text:p>840.2650066736</text:p>
          </table:table-cell>
          <table:table-cell/>
        </table:table-row>
        <table:table-row table:style-name="ro1">
          <table:table-cell office:value-type="float" office:value="8.3857378578025">
            <text:p>8.3857378578</text:p>
          </table:table-cell>
          <table:table-cell office:value-type="float" office:value="-10">
            <text:p>-10</text:p>
          </table:table-cell>
          <table:table-cell table:formula="of:=[.A152]*10^([.B152]+12)" office:value-type="float" office:value="838.57378578025">
            <text:p>838.5737857803</text:p>
          </table:table-cell>
          <table:table-cell/>
        </table:table-row>
        <table:table-row table:style-name="ro1">
          <table:table-cell office:value-type="float" office:value="8.36875657300776">
            <text:p>8.368756573</text:p>
          </table:table-cell>
          <table:table-cell office:value-type="float" office:value="-10">
            <text:p>-10</text:p>
          </table:table-cell>
          <table:table-cell table:formula="of:=[.A153]*10^([.B153]+12)" office:value-type="float" office:value="836.875657300776">
            <text:p>836.8756573008</text:p>
          </table:table-cell>
          <table:table-cell/>
        </table:table-row>
        <table:table-row table:style-name="ro1">
          <table:table-cell office:value-type="float" office:value="8.35170584569435">
            <text:p>8.3517058457</text:p>
          </table:table-cell>
          <table:table-cell office:value-type="float" office:value="-10">
            <text:p>-10</text:p>
          </table:table-cell>
          <table:table-cell table:formula="of:=[.A154]*10^([.B154]+12)" office:value-type="float" office:value="835.170584569435">
            <text:p>835.1705845694</text:p>
          </table:table-cell>
          <table:table-cell/>
        </table:table-row>
        <table:table-row table:style-name="ro1">
          <table:table-cell office:value-type="float" office:value="8.33458530733566">
            <text:p>8.3345853073</text:p>
          </table:table-cell>
          <table:table-cell office:value-type="float" office:value="-10">
            <text:p>-10</text:p>
          </table:table-cell>
          <table:table-cell table:formula="of:=[.A155]*10^([.B155]+12)" office:value-type="float" office:value="833.458530733566">
            <text:p>833.4585307336</text:p>
          </table:table-cell>
          <table:table-cell/>
        </table:table-row>
        <table:table-row table:style-name="ro1">
          <table:table-cell office:value-type="float" office:value="8.31739458753714">
            <text:p>8.3173945875</text:p>
          </table:table-cell>
          <table:table-cell office:value-type="float" office:value="-10">
            <text:p>-10</text:p>
          </table:table-cell>
          <table:table-cell table:formula="of:=[.A156]*10^([.B156]+12)" office:value-type="float" office:value="831.739458753714">
            <text:p>831.7394587537</text:p>
          </table:table-cell>
          <table:table-cell/>
        </table:table-row>
        <table:table-row table:style-name="ro1">
          <table:table-cell office:value-type="float" office:value="8.30013331403801">
            <text:p>8.300133314</text:p>
          </table:table-cell>
          <table:table-cell office:value-type="float" office:value="-10">
            <text:p>-10</text:p>
          </table:table-cell>
          <table:table-cell table:formula="of:=[.A157]*10^([.B157]+12)" office:value-type="float" office:value="830.013331403801">
            <text:p>830.0133314038</text:p>
          </table:table-cell>
          <table:table-cell/>
        </table:table-row>
        <table:table-row table:style-name="ro1">
          <table:table-cell office:value-type="float" office:value="8.28280111271336">
            <text:p>8.2828011127</text:p>
          </table:table-cell>
          <table:table-cell office:value-type="float" office:value="-10">
            <text:p>-10</text:p>
          </table:table-cell>
          <table:table-cell table:formula="of:=[.A158]*10^([.B158]+12)" office:value-type="float" office:value="828.280111271336">
            <text:p>828.2801112713</text:p>
          </table:table-cell>
          <table:table-cell/>
        </table:table-row>
        <table:table-row table:style-name="ro1">
          <table:table-cell office:value-type="float" office:value="8.26539760757672">
            <text:p>8.2653976076</text:p>
          </table:table-cell>
          <table:table-cell office:value-type="float" office:value="-10">
            <text:p>-10</text:p>
          </table:table-cell>
          <table:table-cell table:formula="of:=[.A159]*10^([.B159]+12)" office:value-type="float" office:value="826.539760757672">
            <text:p>826.5397607577</text:p>
          </table:table-cell>
          <table:table-cell/>
        </table:table-row>
        <table:table-row table:style-name="ro1">
          <table:table-cell office:value-type="float" office:value="8.24792242078299">
            <text:p>8.2479224208</text:p>
          </table:table-cell>
          <table:table-cell office:value-type="float" office:value="-10">
            <text:p>-10</text:p>
          </table:table-cell>
          <table:table-cell table:formula="of:=[.A160]*10^([.B160]+12)" office:value-type="float" office:value="824.792242078299">
            <text:p>824.7922420783</text:p>
          </table:table-cell>
          <table:table-cell/>
        </table:table-row>
        <table:table-row table:style-name="ro1">
          <table:table-cell office:value-type="float" office:value="8.23037517263193">
            <text:p>8.2303751726</text:p>
          </table:table-cell>
          <table:table-cell office:value-type="float" office:value="-10">
            <text:p>-10</text:p>
          </table:table-cell>
          <table:table-cell table:formula="of:=[.A161]*10^([.B161]+12)" office:value-type="float" office:value="823.037517263193">
            <text:p>823.0375172632</text:p>
          </table:table-cell>
          <table:table-cell/>
        </table:table-row>
        <table:table-row table:style-name="ro1">
          <table:table-cell office:value-type="float" office:value="8.21275548157204">
            <text:p>8.2127554816</text:p>
          </table:table-cell>
          <table:table-cell office:value-type="float" office:value="-10">
            <text:p>-10</text:p>
          </table:table-cell>
          <table:table-cell table:formula="of:=[.A162]*10^([.B162]+12)" office:value-type="float" office:value="821.275548157204">
            <text:p>821.2755481572</text:p>
          </table:table-cell>
          <table:table-cell/>
        </table:table-row>
        <table:table-row table:style-name="ro1">
          <table:table-cell office:value-type="float" office:value="8.19506296420491">
            <text:p>8.1950629642</text:p>
          </table:table-cell>
          <table:table-cell office:value-type="float" office:value="-10">
            <text:p>-10</text:p>
          </table:table-cell>
          <table:table-cell table:formula="of:=[.A163]*10^([.B163]+12)" office:value-type="float" office:value="819.506296420491">
            <text:p>819.5062964205</text:p>
          </table:table-cell>
          <table:table-cell/>
        </table:table-row>
        <table:table-row table:style-name="ro1">
          <table:table-cell office:value-type="float" office:value="8.17729723529013">
            <text:p>8.1772972353</text:p>
          </table:table-cell>
          <table:table-cell office:value-type="float" office:value="-10">
            <text:p>-10</text:p>
          </table:table-cell>
          <table:table-cell table:formula="of:=[.A164]*10^([.B164]+12)" office:value-type="float" office:value="817.729723529013">
            <text:p>817.729723529</text:p>
          </table:table-cell>
          <table:table-cell/>
        </table:table-row>
        <table:table-row table:style-name="ro1">
          <table:table-cell office:value-type="float" office:value="8.15945790775066">
            <text:p>8.1594579078</text:p>
          </table:table-cell>
          <table:table-cell office:value-type="float" office:value="-10">
            <text:p>-10</text:p>
          </table:table-cell>
          <table:table-cell table:formula="of:=[.A165]*10^([.B165]+12)" office:value-type="float" office:value="815.945790775066">
            <text:p>815.9457907751</text:p>
          </table:table-cell>
          <table:table-cell/>
        </table:table-row>
        <table:table-row table:style-name="ro1">
          <table:table-cell office:value-type="float" office:value="8.14154459267871">
            <text:p>8.1415445927</text:p>
          </table:table-cell>
          <table:table-cell office:value-type="float" office:value="-10">
            <text:p>-10</text:p>
          </table:table-cell>
          <table:table-cell table:formula="of:=[.A166]*10^([.B166]+12)" office:value-type="float" office:value="814.154459267871">
            <text:p>814.1544592679</text:p>
          </table:table-cell>
          <table:table-cell/>
        </table:table-row>
        <table:table-row table:style-name="ro1">
          <table:table-cell office:value-type="float" office:value="8.12355689934228">
            <text:p>8.1235568993</text:p>
          </table:table-cell>
          <table:table-cell office:value-type="float" office:value="-10">
            <text:p>-10</text:p>
          </table:table-cell>
          <table:table-cell table:formula="of:=[.A167]*10^([.B167]+12)" office:value-type="float" office:value="812.355689934228">
            <text:p>812.3556899342</text:p>
          </table:table-cell>
          <table:table-cell/>
        </table:table-row>
        <table:table-row table:style-name="ro1">
          <table:table-cell office:value-type="float" office:value="8.1054944351921">
            <text:p>8.1054944352</text:p>
          </table:table-cell>
          <table:table-cell office:value-type="float" office:value="-10">
            <text:p>-10</text:p>
          </table:table-cell>
          <table:table-cell table:formula="of:=[.A168]*10^([.B168]+12)" office:value-type="float" office:value="810.54944351921">
            <text:p>810.5494435192</text:p>
          </table:table-cell>
          <table:table-cell/>
        </table:table-row>
        <table:table-row table:style-name="ro1">
          <table:table-cell office:value-type="float" office:value="8.08735680586926">
            <text:p>8.0873568059</text:p>
          </table:table-cell>
          <table:table-cell office:value-type="float" office:value="-10">
            <text:p>-10</text:p>
          </table:table-cell>
          <table:table-cell table:formula="of:=[.A169]*10^([.B169]+12)" office:value-type="float" office:value="808.735680586926">
            <text:p>808.7356805869</text:p>
          </table:table-cell>
          <table:table-cell/>
        </table:table-row>
        <table:table-row table:style-name="ro1">
          <table:table-cell office:value-type="float" office:value="8.06914361521343">
            <text:p>8.0691436152</text:p>
          </table:table-cell>
          <table:table-cell office:value-type="float" office:value="-10">
            <text:p>-10</text:p>
          </table:table-cell>
          <table:table-cell table:formula="of:=[.A170]*10^([.B170]+12)" office:value-type="float" office:value="806.914361521343">
            <text:p>806.9143615213</text:p>
          </table:table-cell>
          <table:table-cell/>
        </table:table-row>
        <table:table-row table:style-name="ro1">
          <table:table-cell office:value-type="float" office:value="8.05085446527161">
            <text:p>8.0508544653</text:p>
          </table:table-cell>
          <table:table-cell office:value-type="float" office:value="-10">
            <text:p>-10</text:p>
          </table:table-cell>
          <table:table-cell table:formula="of:=[.A171]*10^([.B171]+12)" office:value-type="float" office:value="805.085446527161">
            <text:p>805.0854465272</text:p>
          </table:table-cell>
          <table:table-cell/>
        </table:table-row>
        <table:table-row table:style-name="ro1">
          <table:table-cell office:value-type="float" office:value="8.03248895630767">
            <text:p>8.0324889563</text:p>
          </table:table-cell>
          <table:table-cell office:value-type="float" office:value="-10">
            <text:p>-10</text:p>
          </table:table-cell>
          <table:table-cell table:formula="of:=[.A172]*10^([.B172]+12)" office:value-type="float" office:value="803.248895630767">
            <text:p>803.2488956308</text:p>
          </table:table-cell>
          <table:table-cell/>
        </table:table-row>
        <table:table-row table:style-name="ro1">
          <table:table-cell office:value-type="float" office:value="8.01404668681235">
            <text:p>8.0140466868</text:p>
          </table:table-cell>
          <table:table-cell office:value-type="float" office:value="-10">
            <text:p>-10</text:p>
          </table:table-cell>
          <table:table-cell table:formula="of:=[.A173]*10^([.B173]+12)" office:value-type="float" office:value="801.404668681235">
            <text:p>801.4046686812</text:p>
          </table:table-cell>
          <table:table-cell/>
        </table:table-row>
        <table:table-row table:style-name="ro1">
          <table:table-cell office:value-type="float" office:value="7.99552725351414">
            <text:p>7.9955272535</text:p>
          </table:table-cell>
          <table:table-cell office:value-type="float" office:value="-10">
            <text:p>-10</text:p>
          </table:table-cell>
          <table:table-cell table:formula="of:=[.A174]*10^([.B174]+12)" office:value-type="float" office:value="799.552725351414">
            <text:p>799.5527253514</text:p>
          </table:table-cell>
          <table:table-cell/>
        </table:table-row>
        <table:table-row table:style-name="ro1">
          <table:table-cell office:value-type="float" office:value="7.97693025139066">
            <text:p>7.9769302514</text:p>
          </table:table-cell>
          <table:table-cell office:value-type="float" office:value="-10">
            <text:p>-10</text:p>
          </table:table-cell>
          <table:table-cell table:formula="of:=[.A175]*10^([.B175]+12)" office:value-type="float" office:value="797.693025139066">
            <text:p>797.6930251391</text:p>
          </table:table-cell>
          <table:table-cell/>
        </table:table-row>
        <table:table-row table:style-name="ro1">
          <table:table-cell office:value-type="float" office:value="7.95825527368093">
            <text:p>7.9582552737</text:p>
          </table:table-cell>
          <table:table-cell office:value-type="float" office:value="-10">
            <text:p>-10</text:p>
          </table:table-cell>
          <table:table-cell table:formula="of:=[.A176]*10^([.B176]+12)" office:value-type="float" office:value="795.825527368093">
            <text:p>795.8255273681</text:p>
          </table:table-cell>
          <table:table-cell/>
        </table:table-row>
        <table:table-row table:style-name="ro1">
          <table:table-cell office:value-type="float" office:value="7.93950191189825">
            <text:p>7.9395019119</text:p>
          </table:table-cell>
          <table:table-cell office:value-type="float" office:value="-10">
            <text:p>-10</text:p>
          </table:table-cell>
          <table:table-cell table:formula="of:=[.A177]*10^([.B177]+12)" office:value-type="float" office:value="793.950191189825">
            <text:p>793.9501911898</text:p>
          </table:table-cell>
          <table:table-cell/>
        </table:table-row>
        <table:table-row table:style-name="ro1">
          <table:table-cell office:value-type="float" office:value="7.92066975584393">
            <text:p>7.9206697558</text:p>
          </table:table-cell>
          <table:table-cell office:value-type="float" office:value="-10">
            <text:p>-10</text:p>
          </table:table-cell>
          <table:table-cell table:formula="of:=[.A178]*10^([.B178]+12)" office:value-type="float" office:value="792.066975584393">
            <text:p>792.0669755844</text:p>
          </table:table-cell>
          <table:table-cell/>
        </table:table-row>
        <table:table-row table:style-name="ro1">
          <table:table-cell office:value-type="float" office:value="7.90175839362172">
            <text:p>7.9017583936</text:p>
          </table:table-cell>
          <table:table-cell office:value-type="float" office:value="-10">
            <text:p>-10</text:p>
          </table:table-cell>
          <table:table-cell table:formula="of:=[.A179]*10^([.B179]+12)" office:value-type="float" office:value="790.175839362172">
            <text:p>790.1758393622</text:p>
          </table:table-cell>
          <table:table-cell/>
        </table:table-row>
        <table:table-row table:style-name="ro1">
          <table:table-cell office:value-type="float" office:value="7.88276741165313">
            <text:p>7.8827674117</text:p>
          </table:table-cell>
          <table:table-cell office:value-type="float" office:value="-10">
            <text:p>-10</text:p>
          </table:table-cell>
          <table:table-cell table:formula="of:=[.A180]*10^([.B180]+12)" office:value-type="float" office:value="788.276741165313">
            <text:p>788.2767411653</text:p>
          </table:table-cell>
          <table:table-cell/>
        </table:table-row>
        <table:table-row table:style-name="ro1">
          <table:table-cell office:value-type="float" office:value="7.86369639469354">
            <text:p>7.8636963947</text:p>
          </table:table-cell>
          <table:table-cell office:value-type="float" office:value="-10">
            <text:p>-10</text:p>
          </table:table-cell>
          <table:table-cell table:formula="of:=[.A181]*10^([.B181]+12)" office:value-type="float" office:value="786.369639469354">
            <text:p>786.3696394694</text:p>
          </table:table-cell>
          <table:table-cell/>
        </table:table-row>
        <table:table-row table:style-name="ro1">
          <table:table-cell office:value-type="float" office:value="7.84454492584917">
            <text:p>7.8445449258</text:p>
          </table:table-cell>
          <table:table-cell office:value-type="float" office:value="-10">
            <text:p>-10</text:p>
          </table:table-cell>
          <table:table-cell table:formula="of:=[.A182]*10^([.B182]+12)" office:value-type="float" office:value="784.454492584917">
            <text:p>784.4544925849</text:p>
          </table:table-cell>
          <table:table-cell/>
        </table:table-row>
        <table:table-row table:style-name="ro1">
          <table:table-cell office:value-type="float" office:value="7.82531258659493">
            <text:p>7.8253125866</text:p>
          </table:table-cell>
          <table:table-cell office:value-type="float" office:value="-10">
            <text:p>-10</text:p>
          </table:table-cell>
          <table:table-cell table:formula="of:=[.A183]*10^([.B183]+12)" office:value-type="float" office:value="782.531258659493">
            <text:p>782.5312586595</text:p>
          </table:table-cell>
          <table:table-cell/>
        </table:table-row>
        <table:table-row table:style-name="ro1">
          <table:table-cell office:value-type="float" office:value="7.80599895679323">
            <text:p>7.8059989568</text:p>
          </table:table-cell>
          <table:table-cell office:value-type="float" office:value="-10">
            <text:p>-10</text:p>
          </table:table-cell>
          <table:table-cell table:formula="of:=[.A184]*10^([.B184]+12)" office:value-type="float" office:value="780.599895679323">
            <text:p>780.5998956793</text:p>
          </table:table-cell>
          <table:table-cell/>
        </table:table-row>
        <table:table-row table:style-name="ro1">
          <table:table-cell office:value-type="float" office:value="7.78660361471359">
            <text:p>7.7866036147</text:p>
          </table:table-cell>
          <table:table-cell office:value-type="float" office:value="-10">
            <text:p>-10</text:p>
          </table:table-cell>
          <table:table-cell table:formula="of:=[.A185]*10^([.B185]+12)" office:value-type="float" office:value="778.660361471359">
            <text:p>778.6603614714</text:p>
          </table:table-cell>
          <table:table-cell/>
        </table:table-row>
        <table:table-row table:style-name="ro1">
          <table:table-cell office:value-type="float" office:value="7.76712613705342">
            <text:p>7.7671261371</text:p>
          </table:table-cell>
          <table:table-cell office:value-type="float" office:value="-10">
            <text:p>-10</text:p>
          </table:table-cell>
          <table:table-cell table:formula="of:=[.A186]*10^([.B186]+12)" office:value-type="float" office:value="776.712613705342">
            <text:p>776.7126137053</text:p>
          </table:table-cell>
          <table:table-cell/>
        </table:table-row>
        <table:table-row table:style-name="ro1">
          <table:table-cell office:value-type="float" office:value="7.74756609895961">
            <text:p>7.747566099</text:p>
          </table:table-cell>
          <table:table-cell office:value-type="float" office:value="-10">
            <text:p>-10</text:p>
          </table:table-cell>
          <table:table-cell table:formula="of:=[.A187]*10^([.B187]+12)" office:value-type="float" office:value="774.756609895961">
            <text:p>774.756609896</text:p>
          </table:table-cell>
          <table:table-cell/>
        </table:table-row>
        <table:table-row table:style-name="ro1">
          <table:table-cell office:value-type="float" office:value="7.72792307405122">
            <text:p>7.7279230741</text:p>
          </table:table-cell>
          <table:table-cell office:value-type="float" office:value="-10">
            <text:p>-10</text:p>
          </table:table-cell>
          <table:table-cell table:formula="of:=[.A188]*10^([.B188]+12)" office:value-type="float" office:value="772.792307405122">
            <text:p>772.7923074051</text:p>
          </table:table-cell>
          <table:table-cell/>
        </table:table-row>
        <table:table-row table:style-name="ro1">
          <table:table-cell office:value-type="float" office:value="7.70819663444324">
            <text:p>7.7081966344</text:p>
          </table:table-cell>
          <table:table-cell office:value-type="float" office:value="-10">
            <text:p>-10</text:p>
          </table:table-cell>
          <table:table-cell table:formula="of:=[.A189]*10^([.B189]+12)" office:value-type="float" office:value="770.819663444324">
            <text:p>770.8196634443</text:p>
          </table:table-cell>
          <table:table-cell/>
        </table:table-row>
        <table:table-row table:style-name="ro1">
          <table:table-cell office:value-type="float" office:value="7.68838635077138">
            <text:p>7.6883863508</text:p>
          </table:table-cell>
          <table:table-cell office:value-type="float" office:value="-10">
            <text:p>-10</text:p>
          </table:table-cell>
          <table:table-cell table:formula="of:=[.A190]*10^([.B190]+12)" office:value-type="float" office:value="768.838635077138">
            <text:p>768.8386350771</text:p>
          </table:table-cell>
          <table:table-cell/>
        </table:table-row>
        <table:table-row table:style-name="ro1">
          <table:table-cell office:value-type="float" office:value="7.66849179221802">
            <text:p>7.6684917922</text:p>
          </table:table-cell>
          <table:table-cell office:value-type="float" office:value="-10">
            <text:p>-10</text:p>
          </table:table-cell>
          <table:table-cell table:formula="of:=[.A191]*10^([.B191]+12)" office:value-type="float" office:value="766.849179221802">
            <text:p>766.8491792218</text:p>
          </table:table-cell>
          <table:table-cell/>
        </table:table-row>
        <table:table-row table:style-name="ro1">
          <table:table-cell office:value-type="float" office:value="7.6485125265393">
            <text:p>7.6485125265</text:p>
          </table:table-cell>
          <table:table-cell office:value-type="float" office:value="-10">
            <text:p>-10</text:p>
          </table:table-cell>
          <table:table-cell table:formula="of:=[.A192]*10^([.B192]+12)" office:value-type="float" office:value="764.85125265393">
            <text:p>764.8512526539</text:p>
          </table:table-cell>
          <table:table-cell/>
        </table:table-row>
        <table:table-row table:style-name="ro1">
          <table:table-cell office:value-type="float" office:value="7.62844812009334">
            <text:p>7.6284481201</text:p>
          </table:table-cell>
          <table:table-cell office:value-type="float" office:value="-10">
            <text:p>-10</text:p>
          </table:table-cell>
          <table:table-cell table:formula="of:=[.A193]*10^([.B193]+12)" office:value-type="float" office:value="762.844812009334">
            <text:p>762.8448120093</text:p>
          </table:table-cell>
          <table:table-cell/>
        </table:table-row>
        <table:table-row table:style-name="ro1">
          <table:table-cell office:value-type="float" office:value="7.60829813786976">
            <text:p>7.6082981379</text:p>
          </table:table-cell>
          <table:table-cell office:value-type="float" office:value="-10">
            <text:p>-10</text:p>
          </table:table-cell>
          <table:table-cell table:formula="of:=[.A194]*10^([.B194]+12)" office:value-type="float" office:value="760.829813786976">
            <text:p>760.829813787</text:p>
          </table:table-cell>
          <table:table-cell/>
        </table:table-row>
        <table:table-row table:style-name="ro1">
          <table:table-cell office:value-type="float" office:value="7.58806214352037">
            <text:p>7.5880621435</text:p>
          </table:table-cell>
          <table:table-cell office:value-type="float" office:value="-10">
            <text:p>-10</text:p>
          </table:table-cell>
          <table:table-cell table:formula="of:=[.A195]*10^([.B195]+12)" office:value-type="float" office:value="758.806214352037">
            <text:p>758.806214352</text:p>
          </table:table-cell>
          <table:table-cell/>
        </table:table-row>
        <table:table-row table:style-name="ro1">
          <table:table-cell office:value-type="float" office:value="7.56773969939124">
            <text:p>7.5677396994</text:p>
          </table:table-cell>
          <table:table-cell office:value-type="float" office:value="-10">
            <text:p>-10</text:p>
          </table:table-cell>
          <table:table-cell table:formula="of:=[.A196]*10^([.B196]+12)" office:value-type="float" office:value="756.773969939124">
            <text:p>756.7739699391</text:p>
          </table:table-cell>
          <table:table-cell/>
        </table:table-row>
        <table:table-row table:style-name="ro1">
          <table:table-cell office:value-type="float" office:value="7.54733036655595">
            <text:p>7.5473303666</text:p>
          </table:table-cell>
          <table:table-cell office:value-type="float" office:value="-10">
            <text:p>-10</text:p>
          </table:table-cell>
          <table:table-cell table:formula="of:=[.A197]*10^([.B197]+12)" office:value-type="float" office:value="754.733036655595">
            <text:p>754.7330366556</text:p>
          </table:table-cell>
          <table:table-cell/>
        </table:table-row>
        <table:table-row table:style-name="ro1">
          <table:table-cell office:value-type="float" office:value="7.52683370485037">
            <text:p>7.5268337049</text:p>
          </table:table-cell>
          <table:table-cell office:value-type="float" office:value="-10">
            <text:p>-10</text:p>
          </table:table-cell>
          <table:table-cell table:formula="of:=[.A198]*10^([.B198]+12)" office:value-type="float" office:value="752.683370485037">
            <text:p>752.683370485</text:p>
          </table:table-cell>
          <table:table-cell/>
        </table:table-row>
        <table:table-row table:style-name="ro1">
          <table:table-cell office:value-type="float" office:value="7.5062492729087">
            <text:p>7.5062492729</text:p>
          </table:table-cell>
          <table:table-cell office:value-type="float" office:value="-10">
            <text:p>-10</text:p>
          </table:table-cell>
          <table:table-cell table:formula="of:=[.A199]*10^([.B199]+12)" office:value-type="float" office:value="750.62492729087">
            <text:p>750.6249272909</text:p>
          </table:table-cell>
          <table:table-cell/>
        </table:table-row>
        <table:table-row table:style-name="ro1">
          <table:table-cell office:value-type="float" office:value="7.48557662820105">
            <text:p>7.4855766282</text:p>
          </table:table-cell>
          <table:table-cell office:value-type="float" office:value="-10">
            <text:p>-10</text:p>
          </table:table-cell>
          <table:table-cell table:formula="of:=[.A200]*10^([.B200]+12)" office:value-type="float" office:value="748.557662820105">
            <text:p>748.5576628201</text:p>
          </table:table-cell>
          <table:table-cell/>
        </table:table-row>
        <table:table-row table:style-name="ro1">
          <table:table-cell office:value-type="float" office:value="7.46481532707243">
            <text:p>7.4648153271</text:p>
          </table:table-cell>
          <table:table-cell office:value-type="float" office:value="-10">
            <text:p>-10</text:p>
          </table:table-cell>
          <table:table-cell table:formula="of:=[.A201]*10^([.B201]+12)" office:value-type="float" office:value="746.481532707243">
            <text:p>746.4815327072</text:p>
          </table:table-cell>
          <table:table-cell/>
        </table:table-row>
        <table:table-row table:style-name="ro1">
          <table:table-cell office:value-type="float" office:value="7.44396492478335">
            <text:p>7.4439649248</text:p>
          </table:table-cell>
          <table:table-cell office:value-type="float" office:value="-10">
            <text:p>-10</text:p>
          </table:table-cell>
          <table:table-cell table:formula="of:=[.A202]*10^([.B202]+12)" office:value-type="float" office:value="744.396492478335">
            <text:p>744.3964924783</text:p>
          </table:table-cell>
          <table:table-cell/>
        </table:table-row>
        <table:table-row table:style-name="ro1">
          <table:table-cell office:value-type="float" office:value="7.42302497555185">
            <text:p>7.4230249756</text:p>
          </table:table-cell>
          <table:table-cell office:value-type="float" office:value="-10">
            <text:p>-10</text:p>
          </table:table-cell>
          <table:table-cell table:formula="of:=[.A203]*10^([.B203]+12)" office:value-type="float" office:value="742.302497555185">
            <text:p>742.3024975552</text:p>
          </table:table-cell>
          <table:table-cell/>
        </table:table-row>
        <table:table-row table:style-name="ro1">
          <table:table-cell office:value-type="float" office:value="7.40199503259731">
            <text:p>7.4019950326</text:p>
          </table:table-cell>
          <table:table-cell office:value-type="float" office:value="-10">
            <text:p>-10</text:p>
          </table:table-cell>
          <table:table-cell table:formula="of:=[.A204]*10^([.B204]+12)" office:value-type="float" office:value="740.199503259731">
            <text:p>740.1995032597</text:p>
          </table:table-cell>
          <table:table-cell/>
        </table:table-row>
        <table:table-row table:style-name="ro1">
          <table:table-cell office:value-type="float" office:value="7.38087464818578">
            <text:p>7.3808746482</text:p>
          </table:table-cell>
          <table:table-cell office:value-type="float" office:value="-10">
            <text:p>-10</text:p>
          </table:table-cell>
          <table:table-cell table:formula="of:=[.A205]*10^([.B205]+12)" office:value-type="float" office:value="738.087464818578">
            <text:p>738.0874648186</text:p>
          </table:table-cell>
          <table:table-cell/>
        </table:table-row>
        <table:table-row table:style-name="ro1">
          <table:table-cell office:value-type="float" office:value="7.35966337367712">
            <text:p>7.3596633737</text:p>
          </table:table-cell>
          <table:table-cell office:value-type="float" office:value="-10">
            <text:p>-10</text:p>
          </table:table-cell>
          <table:table-cell table:formula="of:=[.A206]*10^([.B206]+12)" office:value-type="float" office:value="735.966337367712">
            <text:p>735.9663373677</text:p>
          </table:table-cell>
          <table:table-cell/>
        </table:table-row>
        <table:table-row table:style-name="ro1">
          <table:table-cell office:value-type="float" office:value="7.33836075957379">
            <text:p>7.3383607596</text:p>
          </table:table-cell>
          <table:table-cell office:value-type="float" office:value="-10">
            <text:p>-10</text:p>
          </table:table-cell>
          <table:table-cell table:formula="of:=[.A207]*10^([.B207]+12)" office:value-type="float" office:value="733.836075957379">
            <text:p>733.8360759574</text:p>
          </table:table-cell>
          <table:table-cell/>
        </table:table-row>
        <table:table-row table:style-name="ro1">
          <table:table-cell office:value-type="float" office:value="7.31696635557155">
            <text:p>7.3169663556</text:p>
          </table:table-cell>
          <table:table-cell office:value-type="float" office:value="-10">
            <text:p>-10</text:p>
          </table:table-cell>
          <table:table-cell table:formula="of:=[.A208]*10^([.B208]+12)" office:value-type="float" office:value="731.696635557155">
            <text:p>731.6966355572</text:p>
          </table:table-cell>
          <table:table-cell/>
        </table:table-row>
        <table:table-row table:style-name="ro1">
          <table:table-cell office:value-type="float" office:value="7.29547971061192">
            <text:p>7.2954797106</text:p>
          </table:table-cell>
          <table:table-cell office:value-type="float" office:value="-10">
            <text:p>-10</text:p>
          </table:table-cell>
          <table:table-cell table:formula="of:=[.A209]*10^([.B209]+12)" office:value-type="float" office:value="729.547971061192">
            <text:p>729.5479710612</text:p>
          </table:table-cell>
          <table:table-cell/>
        </table:table-row>
        <table:table-row table:style-name="ro1">
          <table:table-cell office:value-type="float" office:value="7.27390037293662">
            <text:p>7.2739003729</text:p>
          </table:table-cell>
          <table:table-cell office:value-type="float" office:value="-10">
            <text:p>-10</text:p>
          </table:table-cell>
          <table:table-cell table:formula="of:=[.A210]*10^([.B210]+12)" office:value-type="float" office:value="727.390037293662">
            <text:p>727.3900372937</text:p>
          </table:table-cell>
          <table:table-cell/>
        </table:table-row>
        <table:table-row table:style-name="ro1">
          <table:table-cell office:value-type="float" office:value="7.25222789014391">
            <text:p>7.2522278901</text:p>
          </table:table-cell>
          <table:table-cell office:value-type="float" office:value="-10">
            <text:p>-10</text:p>
          </table:table-cell>
          <table:table-cell table:formula="of:=[.A211]*10^([.B211]+12)" office:value-type="float" office:value="725.222789014391">
            <text:p>725.2227890144</text:p>
          </table:table-cell>
          <table:table-cell/>
        </table:table-row>
        <table:table-row table:style-name="ro1">
          <table:table-cell office:value-type="float" office:value="7.230461809247">
            <text:p>7.2304618092</text:p>
          </table:table-cell>
          <table:table-cell office:value-type="float" office:value="-10">
            <text:p>-10</text:p>
          </table:table-cell>
          <table:table-cell table:formula="of:=[.A212]*10^([.B212]+12)" office:value-type="float" office:value="723.0461809247">
            <text:p>723.0461809247</text:p>
          </table:table-cell>
          <table:table-cell/>
        </table:table-row>
        <table:table-row table:style-name="ro1">
          <table:table-cell office:value-type="float" office:value="7.20860167673446">
            <text:p>7.2086016767</text:p>
          </table:table-cell>
          <table:table-cell office:value-type="float" office:value="-10">
            <text:p>-10</text:p>
          </table:table-cell>
          <table:table-cell table:formula="of:=[.A213]*10^([.B213]+12)" office:value-type="float" office:value="720.860167673446">
            <text:p>720.8601676734</text:p>
          </table:table-cell>
          <table:table-cell/>
        </table:table-row>
        <table:table-row table:style-name="ro1">
          <table:table-cell office:value-type="float" office:value="7.18664703863284">
            <text:p>7.1866470386</text:p>
          </table:table-cell>
          <table:table-cell office:value-type="float" office:value="-10">
            <text:p>-10</text:p>
          </table:table-cell>
          <table:table-cell table:formula="of:=[.A214]*10^([.B214]+12)" office:value-type="float" office:value="718.664703863284">
            <text:p>718.6647038633</text:p>
          </table:table-cell>
          <table:table-cell/>
        </table:table-row>
        <table:table-row table:style-name="ro1">
          <table:table-cell office:value-type="float" office:value="7.1645974405714">
            <text:p>7.1645974406</text:p>
          </table:table-cell>
          <table:table-cell office:value-type="float" office:value="-10">
            <text:p>-10</text:p>
          </table:table-cell>
          <table:table-cell table:formula="of:=[.A215]*10^([.B215]+12)" office:value-type="float" office:value="716.45974405714">
            <text:p>716.4597440571</text:p>
          </table:table-cell>
          <table:table-cell/>
        </table:table-row>
        <table:table-row table:style-name="ro1">
          <table:table-cell office:value-type="float" office:value="7.14245242784919">
            <text:p>7.1424524278</text:p>
          </table:table-cell>
          <table:table-cell office:value-type="float" office:value="-10">
            <text:p>-10</text:p>
          </table:table-cell>
          <table:table-cell table:formula="of:=[.A216]*10^([.B216]+12)" office:value-type="float" office:value="714.245242784919">
            <text:p>714.2452427849</text:p>
          </table:table-cell>
          <table:table-cell/>
        </table:table-row>
        <table:table-row table:style-name="ro1">
          <table:table-cell office:value-type="float" office:value="7.12021154550427">
            <text:p>7.1202115455</text:p>
          </table:table-cell>
          <table:table-cell office:value-type="float" office:value="-10">
            <text:p>-10</text:p>
          </table:table-cell>
          <table:table-cell table:formula="of:=[.A217]*10^([.B217]+12)" office:value-type="float" office:value="712.021154550427">
            <text:p>712.0211545504</text:p>
          </table:table-cell>
          <table:table-cell/>
        </table:table-row>
        <table:table-row table:style-name="ro1">
          <table:table-cell office:value-type="float" office:value="7.0978743383855">
            <text:p>7.0978743384</text:p>
          </table:table-cell>
          <table:table-cell office:value-type="float" office:value="-10">
            <text:p>-10</text:p>
          </table:table-cell>
          <table:table-cell table:formula="of:=[.A218]*10^([.B218]+12)" office:value-type="float" office:value="709.78743383855">
            <text:p>709.7874338386</text:p>
          </table:table-cell>
          <table:table-cell/>
        </table:table-row>
        <table:table-row table:style-name="ro1">
          <table:table-cell office:value-type="float" office:value="7.07544035122663">
            <text:p>7.0754403512</text:p>
          </table:table-cell>
          <table:table-cell office:value-type="float" office:value="-10">
            <text:p>-10</text:p>
          </table:table-cell>
          <table:table-cell table:formula="of:=[.A219]*10^([.B219]+12)" office:value-type="float" office:value="707.544035122663">
            <text:p>707.5440351227</text:p>
          </table:table-cell>
          <table:table-cell/>
        </table:table-row>
        <table:table-row table:style-name="ro1">
          <table:table-cell office:value-type="float" office:value="7.05290912872297">
            <text:p>7.0529091287</text:p>
          </table:table-cell>
          <table:table-cell office:value-type="float" office:value="-10">
            <text:p>-10</text:p>
          </table:table-cell>
          <table:table-cell table:formula="of:=[.A220]*10^([.B220]+12)" office:value-type="float" office:value="705.290912872297">
            <text:p>705.2909128723</text:p>
          </table:table-cell>
          <table:table-cell/>
        </table:table-row>
        <table:table-row table:style-name="ro1">
          <table:table-cell office:value-type="float" office:value="7.0302802156106">
            <text:p>7.0302802156</text:p>
          </table:table-cell>
          <table:table-cell office:value-type="float" office:value="-10">
            <text:p>-10</text:p>
          </table:table-cell>
          <table:table-cell table:formula="of:=[.A221]*10^([.B221]+12)" office:value-type="float" office:value="703.02802156106">
            <text:p>703.0280215611</text:p>
          </table:table-cell>
          <table:table-cell/>
        </table:table-row>
        <table:table-row table:style-name="ro1">
          <table:table-cell office:value-type="float" office:value="7.00755315674823">
            <text:p>7.0075531567</text:p>
          </table:table-cell>
          <table:table-cell office:value-type="float" office:value="-10">
            <text:p>-10</text:p>
          </table:table-cell>
          <table:table-cell table:formula="of:=[.A222]*10^([.B222]+12)" office:value-type="float" office:value="700.755315674823">
            <text:p>700.7553156748</text:p>
          </table:table-cell>
          <table:table-cell/>
        </table:table-row>
        <table:table-row table:style-name="ro1">
          <table:table-cell office:value-type="float" office:value="6.9847274972018">
            <text:p>6.9847274972</text:p>
          </table:table-cell>
          <table:table-cell office:value-type="float" office:value="-10">
            <text:p>-10</text:p>
          </table:table-cell>
          <table:table-cell table:formula="of:=[.A223]*10^([.B223]+12)" office:value-type="float" office:value="698.47274972018">
            <text:p>698.4727497202</text:p>
          </table:table-cell>
          <table:table-cell/>
        </table:table-row>
        <table:table-row table:style-name="ro1">
          <table:table-cell office:value-type="float" office:value="6.96180278233186">
            <text:p>6.9618027823</text:p>
          </table:table-cell>
          <table:table-cell office:value-type="float" office:value="-10">
            <text:p>-10</text:p>
          </table:table-cell>
          <table:table-cell table:formula="of:=[.A224]*10^([.B224]+12)" office:value-type="float" office:value="696.180278233186">
            <text:p>696.1802782332</text:p>
          </table:table-cell>
          <table:table-cell/>
        </table:table-row>
        <table:table-row table:style-name="ro1">
          <table:table-cell office:value-type="float" office:value="6.93877855788379">
            <text:p>6.9387785579</text:p>
          </table:table-cell>
          <table:table-cell office:value-type="float" office:value="-10">
            <text:p>-10</text:p>
          </table:table-cell>
          <table:table-cell table:formula="of:=[.A225]*10^([.B225]+12)" office:value-type="float" office:value="693.877855788379">
            <text:p>693.8778557884</text:p>
          </table:table-cell>
          <table:table-cell/>
        </table:table-row>
        <table:table-row table:style-name="ro1">
          <table:table-cell office:value-type="float" office:value="6.91565437008104">
            <text:p>6.9156543701</text:p>
          </table:table-cell>
          <table:table-cell office:value-type="float" office:value="-10">
            <text:p>-10</text:p>
          </table:table-cell>
          <table:table-cell table:formula="of:=[.A226]*10^([.B226]+12)" office:value-type="float" office:value="691.565437008104">
            <text:p>691.5654370081</text:p>
          </table:table-cell>
          <table:table-cell/>
        </table:table-row>
        <table:table-row table:style-name="ro1">
          <table:table-cell office:value-type="float" office:value="6.89242976572136">
            <text:p>6.8924297657</text:p>
          </table:table-cell>
          <table:table-cell office:value-type="float" office:value="-10">
            <text:p>-10</text:p>
          </table:table-cell>
          <table:table-cell table:formula="of:=[.A227]*10^([.B227]+12)" office:value-type="float" office:value="689.242976572136">
            <text:p>689.2429765721</text:p>
          </table:table-cell>
          <table:table-cell/>
        </table:table-row>
        <table:table-row table:style-name="ro1">
          <table:table-cell office:value-type="float" office:value="6.86910429227606">
            <text:p>6.8691042923</text:p>
          </table:table-cell>
          <table:table-cell office:value-type="float" office:value="-10">
            <text:p>-10</text:p>
          </table:table-cell>
          <table:table-cell table:formula="of:=[.A228]*10^([.B228]+12)" office:value-type="float" office:value="686.910429227606">
            <text:p>686.9104292276</text:p>
          </table:table-cell>
          <table:table-cell/>
        </table:table-row>
        <table:table-row table:style-name="ro1">
          <table:table-cell office:value-type="float" office:value="6.84567749799263">
            <text:p>6.845677498</text:p>
          </table:table-cell>
          <table:table-cell office:value-type="float" office:value="-10">
            <text:p>-10</text:p>
          </table:table-cell>
          <table:table-cell table:formula="of:=[.A229]*10^([.B229]+12)" office:value-type="float" office:value="684.567749799263">
            <text:p>684.5677497993</text:p>
          </table:table-cell>
          <table:table-cell/>
        </table:table-row>
        <table:table-row table:style-name="ro1">
          <table:table-cell office:value-type="float" office:value="6.82214893200049">
            <text:p>6.822148932</text:p>
          </table:table-cell>
          <table:table-cell office:value-type="float" office:value="-10">
            <text:p>-10</text:p>
          </table:table-cell>
          <table:table-cell table:formula="of:=[.A230]*10^([.B230]+12)" office:value-type="float" office:value="682.214893200049">
            <text:p>682.2148932001</text:p>
          </table:table-cell>
          <table:table-cell/>
        </table:table-row>
        <table:table-row table:style-name="ro1">
          <table:table-cell office:value-type="float" office:value="6.79851814442022">
            <text:p>6.7985181444</text:p>
          </table:table-cell>
          <table:table-cell office:value-type="float" office:value="-10">
            <text:p>-10</text:p>
          </table:table-cell>
          <table:table-cell table:formula="of:=[.A231]*10^([.B231]+12)" office:value-type="float" office:value="679.851814442022">
            <text:p>679.851814442</text:p>
          </table:table-cell>
          <table:table-cell/>
        </table:table-row>
        <table:table-row table:style-name="ro1">
          <table:table-cell office:value-type="float" office:value="6.77478468647615">
            <text:p>6.7747846865</text:p>
          </table:table-cell>
          <table:table-cell office:value-type="float" office:value="-10">
            <text:p>-10</text:p>
          </table:table-cell>
          <table:table-cell table:formula="of:=[.A232]*10^([.B232]+12)" office:value-type="float" office:value="677.478468647615">
            <text:p>677.4784686476</text:p>
          </table:table-cell>
          <table:table-cell/>
        </table:table-row>
        <table:table-row table:style-name="ro1">
          <table:table-cell office:value-type="float" office:value="6.75094811061257">
            <text:p>6.7509481106</text:p>
          </table:table-cell>
          <table:table-cell office:value-type="float" office:value="-10">
            <text:p>-10</text:p>
          </table:table-cell>
          <table:table-cell table:formula="of:=[.A233]*10^([.B233]+12)" office:value-type="float" office:value="675.094811061257">
            <text:p>675.0948110613</text:p>
          </table:table-cell>
          <table:table-cell/>
        </table:table-row>
        <table:table-row table:style-name="ro1">
          <table:table-cell office:value-type="float" office:value="6.7270079706136">
            <text:p>6.7270079706</text:p>
          </table:table-cell>
          <table:table-cell office:value-type="float" office:value="-10">
            <text:p>-10</text:p>
          </table:table-cell>
          <table:table-cell table:formula="of:=[.A234]*10^([.B234]+12)" office:value-type="float" office:value="672.70079706136">
            <text:p>672.7007970614</text:p>
          </table:table-cell>
          <table:table-cell/>
        </table:table-row>
        <table:table-row table:style-name="ro1">
          <table:table-cell office:value-type="float" office:value="6.70296382172672">
            <text:p>6.7029638217</text:p>
          </table:table-cell>
          <table:table-cell office:value-type="float" office:value="-10">
            <text:p>-10</text:p>
          </table:table-cell>
          <table:table-cell table:formula="of:=[.A235]*10^([.B235]+12)" office:value-type="float" office:value="670.296382172672">
            <text:p>670.2963821727</text:p>
          </table:table-cell>
          <table:table-cell/>
        </table:table-row>
        <table:table-row table:style-name="ro1">
          <table:table-cell office:value-type="float" office:value="6.67881522079028">
            <text:p>6.6788152208</text:p>
          </table:table-cell>
          <table:table-cell office:value-type="float" office:value="-10">
            <text:p>-10</text:p>
          </table:table-cell>
          <table:table-cell table:formula="of:=[.A236]*10^([.B236]+12)" office:value-type="float" office:value="667.881522079028">
            <text:p>667.881522079</text:p>
          </table:table-cell>
          <table:table-cell/>
        </table:table-row>
        <table:table-row table:style-name="ro1">
          <table:table-cell office:value-type="float" office:value="6.65456172636476">
            <text:p>6.6545617264</text:p>
          </table:table-cell>
          <table:table-cell office:value-type="float" office:value="-10">
            <text:p>-10</text:p>
          </table:table-cell>
          <table:table-cell table:formula="of:=[.A237]*10^([.B237]+12)" office:value-type="float" office:value="665.456172636476">
            <text:p>665.4561726365</text:p>
          </table:table-cell>
          <table:table-cell/>
        </table:table-row>
        <table:table-row table:style-name="ro1">
          <table:table-cell office:value-type="float" office:value="6.63020289886835">
            <text:p>6.6302028989</text:p>
          </table:table-cell>
          <table:table-cell office:value-type="float" office:value="-10">
            <text:p>-10</text:p>
          </table:table-cell>
          <table:table-cell table:formula="of:=[.A238]*10^([.B238]+12)" office:value-type="float" office:value="663.020289886835">
            <text:p>663.0202898868</text:p>
          </table:table-cell>
          <table:table-cell/>
        </table:table-row>
        <table:table-row table:style-name="ro1">
          <table:table-cell office:value-type="float" office:value="6.60573830071643">
            <text:p>6.6057383007</text:p>
          </table:table-cell>
          <table:table-cell office:value-type="float" office:value="-10">
            <text:p>-10</text:p>
          </table:table-cell>
          <table:table-cell table:formula="of:=[.A239]*10^([.B239]+12)" office:value-type="float" office:value="660.573830071643">
            <text:p>660.5738300716</text:p>
          </table:table-cell>
          <table:table-cell/>
        </table:table-row>
        <table:table-row table:style-name="ro1">
          <table:table-cell office:value-type="float" office:value="6.58116749646548">
            <text:p>6.5811674965</text:p>
          </table:table-cell>
          <table:table-cell office:value-type="float" office:value="-10">
            <text:p>-10</text:p>
          </table:table-cell>
          <table:table-cell table:formula="of:=[.A240]*10^([.B240]+12)" office:value-type="float" office:value="658.116749646548">
            <text:p>658.1167496465</text:p>
          </table:table-cell>
          <table:table-cell/>
        </table:table-row>
        <table:table-row table:style-name="ro1">
          <table:table-cell office:value-type="float" office:value="6.55649005296135">
            <text:p>6.556490053</text:p>
          </table:table-cell>
          <table:table-cell office:value-type="float" office:value="-10">
            <text:p>-10</text:p>
          </table:table-cell>
          <table:table-cell table:formula="of:=[.A241]*10^([.B241]+12)" office:value-type="float" office:value="655.649005296135">
            <text:p>655.6490052961</text:p>
          </table:table-cell>
          <table:table-cell/>
        </table:table-row>
        <table:table-row table:style-name="ro1">
          <table:table-cell office:value-type="float" office:value="6.53170553949192">
            <text:p>6.5317055395</text:p>
          </table:table-cell>
          <table:table-cell office:value-type="float" office:value="-10">
            <text:p>-10</text:p>
          </table:table-cell>
          <table:table-cell table:formula="of:=[.A242]*10^([.B242]+12)" office:value-type="float" office:value="653.170553949192">
            <text:p>653.1705539492</text:p>
          </table:table-cell>
          <table:table-cell/>
        </table:table-row>
        <table:table-row table:style-name="ro1">
          <table:table-cell office:value-type="float" office:value="6.5068135279446">
            <text:p>6.5068135279</text:p>
          </table:table-cell>
          <table:table-cell office:value-type="float" office:value="-10">
            <text:p>-10</text:p>
          </table:table-cell>
          <table:table-cell table:formula="of:=[.A243]*10^([.B243]+12)" office:value-type="float" office:value="650.68135279446">
            <text:p>650.6813527945</text:p>
          </table:table-cell>
          <table:table-cell/>
        </table:table-row>
        <table:table-row table:style-name="ro1">
          <table:table-cell office:value-type="float" office:value="6.48181359296829">
            <text:p>6.481813593</text:p>
          </table:table-cell>
          <table:table-cell office:value-type="float" office:value="-10">
            <text:p>-10</text:p>
          </table:table-cell>
          <table:table-cell table:formula="of:=[.A244]*10^([.B244]+12)" office:value-type="float" office:value="648.181359296829">
            <text:p>648.1813592968</text:p>
          </table:table-cell>
          <table:table-cell/>
        </table:table-row>
        <table:table-row table:style-name="ro1">
          <table:table-cell office:value-type="float" office:value="6.45670531214045">
            <text:p>6.4567053121</text:p>
          </table:table-cell>
          <table:table-cell office:value-type="float" office:value="-10">
            <text:p>-10</text:p>
          </table:table-cell>
          <table:table-cell table:formula="of:=[.A245]*10^([.B245]+12)" office:value-type="float" office:value="645.670531214045">
            <text:p>645.670531214</text:p>
          </table:table-cell>
          <table:table-cell/>
        </table:table-row>
        <table:table-row table:style-name="ro1">
          <table:table-cell office:value-type="float" office:value="6.431488266139">
            <text:p>6.4314882661</text:p>
          </table:table-cell>
          <table:table-cell office:value-type="float" office:value="-10">
            <text:p>-10</text:p>
          </table:table-cell>
          <table:table-cell table:formula="of:=[.A246]*10^([.B246]+12)" office:value-type="float" office:value="643.1488266139">
            <text:p>643.1488266139</text:p>
          </table:table-cell>
          <table:table-cell/>
        </table:table-row>
        <table:table-row table:style-name="ro1">
          <table:table-cell office:value-type="float" office:value="6.40616203891941">
            <text:p>6.4061620389</text:p>
          </table:table-cell>
          <table:table-cell office:value-type="float" office:value="-10">
            <text:p>-10</text:p>
          </table:table-cell>
          <table:table-cell table:formula="of:=[.A247]*10^([.B247]+12)" office:value-type="float" office:value="640.616203891941">
            <text:p>640.6162038919</text:p>
          </table:table-cell>
          <table:table-cell/>
        </table:table-row>
        <table:table-row table:style-name="ro1">
          <table:table-cell office:value-type="float" office:value="6.38072621789703">
            <text:p>6.3807262179</text:p>
          </table:table-cell>
          <table:table-cell office:value-type="float" office:value="-10">
            <text:p>-10</text:p>
          </table:table-cell>
          <table:table-cell table:formula="of:=[.A248]*10^([.B248]+12)" office:value-type="float" office:value="638.072621789703">
            <text:p>638.0726217897</text:p>
          </table:table-cell>
          <table:table-cell/>
        </table:table-row>
        <table:table-row table:style-name="ro1">
          <table:table-cell office:value-type="float" office:value="6.35518039413479">
            <text:p>6.3551803941</text:p>
          </table:table-cell>
          <table:table-cell office:value-type="float" office:value="-10">
            <text:p>-10</text:p>
          </table:table-cell>
          <table:table-cell table:formula="of:=[.A249]*10^([.B249]+12)" office:value-type="float" office:value="635.518039413479">
            <text:p>635.5180394135</text:p>
          </table:table-cell>
          <table:table-cell/>
        </table:table-row>
        <table:table-row table:style-name="ro1">
          <table:table-cell office:value-type="float" office:value="6.32952416253643">
            <text:p>6.3295241625</text:p>
          </table:table-cell>
          <table:table-cell office:value-type="float" office:value="-10">
            <text:p>-10</text:p>
          </table:table-cell>
          <table:table-cell table:formula="of:=[.A250]*10^([.B250]+12)" office:value-type="float" office:value="632.952416253643">
            <text:p>632.9524162536</text:p>
          </table:table-cell>
          <table:table-cell/>
        </table:table-row>
        <table:table-row table:style-name="ro1">
          <table:table-cell office:value-type="float" office:value="6.30375712204543">
            <text:p>6.303757122</text:p>
          </table:table-cell>
          <table:table-cell office:value-type="float" office:value="-10">
            <text:p>-10</text:p>
          </table:table-cell>
          <table:table-cell table:formula="of:=[.A251]*10^([.B251]+12)" office:value-type="float" office:value="630.375712204543">
            <text:p>630.3757122045</text:p>
          </table:table-cell>
          <table:table-cell/>
        </table:table-row>
        <table:table-row table:style-name="ro1">
          <table:table-cell office:value-type="float" office:value="6.27787887584973">
            <text:p>6.2778788758</text:p>
          </table:table-cell>
          <table:table-cell office:value-type="float" office:value="-10">
            <text:p>-10</text:p>
          </table:table-cell>
          <table:table-cell table:formula="of:=[.A252]*10^([.B252]+12)" office:value-type="float" office:value="627.787887584973">
            <text:p>627.787887585</text:p>
          </table:table-cell>
          <table:table-cell/>
        </table:table-row>
        <table:table-row table:style-name="ro1">
          <table:table-cell office:value-type="float" office:value="6.25188903159239">
            <text:p>6.2518890316</text:p>
          </table:table-cell>
          <table:table-cell office:value-type="float" office:value="-10">
            <text:p>-10</text:p>
          </table:table-cell>
          <table:table-cell table:formula="of:=[.A253]*10^([.B253]+12)" office:value-type="float" office:value="625.188903159239">
            <text:p>625.1889031592</text:p>
          </table:table-cell>
          <table:table-cell/>
        </table:table-row>
        <table:table-row table:style-name="ro1">
          <table:table-cell office:value-type="float" office:value="6.22578720158844">
            <text:p>6.2257872016</text:p>
          </table:table-cell>
          <table:table-cell office:value-type="float" office:value="-10">
            <text:p>-10</text:p>
          </table:table-cell>
          <table:table-cell table:formula="of:=[.A254]*10^([.B254]+12)" office:value-type="float" office:value="622.578720158844">
            <text:p>622.5787201588</text:p>
          </table:table-cell>
          <table:table-cell/>
        </table:table-row>
        <table:table-row table:style-name="ro1">
          <table:table-cell office:value-type="float" office:value="6.19957300304791">
            <text:p>6.199573003</text:p>
          </table:table-cell>
          <table:table-cell office:value-type="float" office:value="-10">
            <text:p>-10</text:p>
          </table:table-cell>
          <table:table-cell table:formula="of:=[.A255]*10^([.B255]+12)" office:value-type="float" office:value="619.957300304791">
            <text:p>619.9573003048</text:p>
          </table:table-cell>
          <table:table-cell/>
        </table:table-row>
        <table:table-row table:style-name="ro1">
          <table:table-cell office:value-type="float" office:value="6.17324605830532">
            <text:p>6.1732460583</text:p>
          </table:table-cell>
          <table:table-cell office:value-type="float" office:value="-10">
            <text:p>-10</text:p>
          </table:table-cell>
          <table:table-cell table:formula="of:=[.A256]*10^([.B256]+12)" office:value-type="float" office:value="617.324605830532">
            <text:p>617.3246058305</text:p>
          </table:table-cell>
          <table:table-cell/>
        </table:table-row>
        <table:table-row table:style-name="ro1">
          <table:table-cell office:value-type="float" office:value="6.14680599505586">
            <text:p>6.1468059951</text:p>
          </table:table-cell>
          <table:table-cell office:value-type="float" office:value="-10">
            <text:p>-10</text:p>
          </table:table-cell>
          <table:table-cell table:formula="of:=[.A257]*10^([.B257]+12)" office:value-type="float" office:value="614.680599505586">
            <text:p>614.6805995056</text:p>
          </table:table-cell>
          <table:table-cell/>
        </table:table-row>
        <table:table-row table:style-name="ro1">
          <table:table-cell office:value-type="float" office:value="6.12025244659813">
            <text:p>6.1202524466</text:p>
          </table:table-cell>
          <table:table-cell office:value-type="float" office:value="-10">
            <text:p>-10</text:p>
          </table:table-cell>
          <table:table-cell table:formula="of:=[.A258]*10^([.B258]+12)" office:value-type="float" office:value="612.025244659813">
            <text:p>612.0252446598</text:p>
          </table:table-cell>
          <table:table-cell/>
        </table:table-row>
        <table:table-row table:style-name="ro1">
          <table:table-cell office:value-type="float" office:value="6.09358505208402">
            <text:p>6.0935850521</text:p>
          </table:table-cell>
          <table:table-cell office:value-type="float" office:value="-10">
            <text:p>-10</text:p>
          </table:table-cell>
          <table:table-cell table:formula="of:=[.A259]*10^([.B259]+12)" office:value-type="float" office:value="609.358505208402">
            <text:p>609.3585052084</text:p>
          </table:table-cell>
          <table:table-cell/>
        </table:table-row>
        <table:table-row table:style-name="ro1">
          <table:table-cell office:value-type="float" office:value="6.06680345677555">
            <text:p>6.0668034568</text:p>
          </table:table-cell>
          <table:table-cell office:value-type="float" office:value="-10">
            <text:p>-10</text:p>
          </table:table-cell>
          <table:table-cell table:formula="of:=[.A260]*10^([.B260]+12)" office:value-type="float" office:value="606.680345677555">
            <text:p>606.6803456776</text:p>
          </table:table-cell>
          <table:table-cell/>
        </table:table-row>
        <table:table-row table:style-name="ro1">
          <table:table-cell office:value-type="float" office:value="6.03990731230903">
            <text:p>6.0399073123</text:p>
          </table:table-cell>
          <table:table-cell office:value-type="float" office:value="-10">
            <text:p>-10</text:p>
          </table:table-cell>
          <table:table-cell table:formula="of:=[.A261]*10^([.B261]+12)" office:value-type="float" office:value="603.990731230903">
            <text:p>603.9907312309</text:p>
          </table:table-cell>
          <table:table-cell/>
        </table:table-row>
        <table:table-row table:style-name="ro1">
          <table:table-cell office:value-type="float" office:value="6.01289627696671">
            <text:p>6.012896277</text:p>
          </table:table-cell>
          <table:table-cell office:value-type="float" office:value="-10">
            <text:p>-10</text:p>
          </table:table-cell>
          <table:table-cell table:formula="of:=[.A262]*10^([.B262]+12)" office:value-type="float" office:value="601.289627696671">
            <text:p>601.2896276967</text:p>
          </table:table-cell>
          <table:table-cell/>
        </table:table-row>
        <table:table-row table:style-name="ro1">
          <table:table-cell office:value-type="float" office:value="5.98577001595602">
            <text:p>5.985770016</text:p>
          </table:table-cell>
          <table:table-cell office:value-type="float" office:value="-10">
            <text:p>-10</text:p>
          </table:table-cell>
          <table:table-cell table:formula="of:=[.A263]*10^([.B263]+12)" office:value-type="float" office:value="598.577001595602">
            <text:p>598.5770015956</text:p>
          </table:table-cell>
          <table:table-cell/>
        </table:table-row>
        <table:table-row table:style-name="ro1">
          <table:table-cell office:value-type="float" office:value="5.95852820169672">
            <text:p>5.9585282017</text:p>
          </table:table-cell>
          <table:table-cell office:value-type="float" office:value="-10">
            <text:p>-10</text:p>
          </table:table-cell>
          <table:table-cell table:formula="of:=[.A264]*10^([.B264]+12)" office:value-type="float" office:value="595.852820169672">
            <text:p>595.8528201697</text:p>
          </table:table-cell>
          <table:table-cell/>
        </table:table-row>
        <table:table-row table:style-name="ro1">
          <table:table-cell office:value-type="float" office:value="5.93117051411596">
            <text:p>5.9311705141</text:p>
          </table:table-cell>
          <table:table-cell office:value-type="float" office:value="-10">
            <text:p>-10</text:p>
          </table:table-cell>
          <table:table-cell table:formula="of:=[.A265]*10^([.B265]+12)" office:value-type="float" office:value="593.117051411596">
            <text:p>593.1170514116</text:p>
          </table:table-cell>
          <table:table-cell/>
        </table:table-row>
        <table:table-row table:style-name="ro1">
          <table:table-cell office:value-type="float" office:value="5.90369664095168">
            <text:p>5.903696641</text:p>
          </table:table-cell>
          <table:table-cell office:value-type="float" office:value="-10">
            <text:p>-10</text:p>
          </table:table-cell>
          <table:table-cell table:formula="of:=[.A266]*10^([.B266]+12)" office:value-type="float" office:value="590.369664095168">
            <text:p>590.3696640952</text:p>
          </table:table-cell>
          <table:table-cell/>
        </table:table-row>
        <table:table-row table:style-name="ro1">
          <table:table-cell office:value-type="float" office:value="5.87610627806435">
            <text:p>5.8761062781</text:p>
          </table:table-cell>
          <table:table-cell office:value-type="float" office:value="-10">
            <text:p>-10</text:p>
          </table:table-cell>
          <table:table-cell table:formula="of:=[.A267]*10^([.B267]+12)" office:value-type="float" office:value="587.610627806435">
            <text:p>587.6106278064</text:p>
          </table:table-cell>
          <table:table-cell/>
        </table:table-row>
        <table:table-row table:style-name="ro1">
          <table:table-cell office:value-type="float" office:value="5.8483991297574">
            <text:p>5.8483991298</text:p>
          </table:table-cell>
          <table:table-cell office:value-type="float" office:value="-10">
            <text:p>-10</text:p>
          </table:table-cell>
          <table:table-cell table:formula="of:=[.A268]*10^([.B268]+12)" office:value-type="float" office:value="584.83991297574">
            <text:p>584.8399129757</text:p>
          </table:table-cell>
          <table:table-cell/>
        </table:table-row>
        <table:table-row table:style-name="ro1">
          <table:table-cell office:value-type="float" office:value="5.8205749091064">
            <text:p>5.8205749091</text:p>
          </table:table-cell>
          <table:table-cell office:value-type="float" office:value="-10">
            <text:p>-10</text:p>
          </table:table-cell>
          <table:table-cell table:formula="of:=[.A269]*10^([.B269]+12)" office:value-type="float" office:value="582.05749091064">
            <text:p>582.0574909106</text:p>
          </table:table-cell>
          <table:table-cell/>
        </table:table-row>
        <table:table-row table:style-name="ro1">
          <table:table-cell office:value-type="float" office:value="5.79263333829736">
            <text:p>5.7926333383</text:p>
          </table:table-cell>
          <table:table-cell office:value-type="float" office:value="-10">
            <text:p>-10</text:p>
          </table:table-cell>
          <table:table-cell table:formula="of:=[.A270]*10^([.B270]+12)" office:value-type="float" office:value="579.263333829736">
            <text:p>579.2633338297</text:p>
          </table:table-cell>
          <table:table-cell/>
        </table:table-row>
        <table:table-row table:style-name="ro1">
          <table:table-cell office:value-type="float" office:value="5.76457414897428">
            <text:p>5.764574149</text:p>
          </table:table-cell>
          <table:table-cell office:value-type="float" office:value="-10">
            <text:p>-10</text:p>
          </table:table-cell>
          <table:table-cell table:formula="of:=[.A271]*10^([.B271]+12)" office:value-type="float" office:value="576.457414897428">
            <text:p>576.4574148974</text:p>
          </table:table-cell>
          <table:table-cell/>
        </table:table-row>
        <table:table-row table:style-name="ro1">
          <table:table-cell office:value-type="float" office:value="5.73639708259612">
            <text:p>5.7363970826</text:p>
          </table:table-cell>
          <table:table-cell office:value-type="float" office:value="-10">
            <text:p>-10</text:p>
          </table:table-cell>
          <table:table-cell table:formula="of:=[.A272]*10^([.B272]+12)" office:value-type="float" office:value="573.639708259612">
            <text:p>573.6397082596</text:p>
          </table:table-cell>
          <table:table-cell/>
        </table:table-row>
        <table:table-row table:style-name="ro1">
          <table:table-cell office:value-type="float" office:value="5.70810189080355">
            <text:p>5.7081018908</text:p>
          </table:table-cell>
          <table:table-cell office:value-type="float" office:value="-10">
            <text:p>-10</text:p>
          </table:table-cell>
          <table:table-cell table:formula="of:=[.A273]*10^([.B273]+12)" office:value-type="float" office:value="570.810189080355">
            <text:p>570.8101890804</text:p>
          </table:table-cell>
          <table:table-cell/>
        </table:table-row>
        <table:table-row table:style-name="ro1">
          <table:table-cell office:value-type="float" office:value="5.67968833579561">
            <text:p>5.6796883358</text:p>
          </table:table-cell>
          <table:table-cell office:value-type="float" office:value="-10">
            <text:p>-10</text:p>
          </table:table-cell>
          <table:table-cell table:formula="of:=[.A274]*10^([.B274]+12)" office:value-type="float" office:value="567.968833579561">
            <text:p>567.9688335796</text:p>
          </table:table-cell>
          <table:table-cell/>
        </table:table-row>
        <table:table-row table:style-name="ro1">
          <table:table-cell office:value-type="float" office:value="5.65115619071649">
            <text:p>5.6511561907</text:p>
          </table:table-cell>
          <table:table-cell office:value-type="float" office:value="-10">
            <text:p>-10</text:p>
          </table:table-cell>
          <table:table-cell table:formula="of:=[.A275]*10^([.B275]+12)" office:value-type="float" office:value="565.115619071649">
            <text:p>565.1156190716</text:p>
          </table:table-cell>
          <table:table-cell/>
        </table:table-row>
        <table:table-row table:style-name="ro1">
          <table:table-cell office:value-type="float" office:value="5.62250524005277">
            <text:p>5.6225052401</text:p>
          </table:table-cell>
          <table:table-cell office:value-type="float" office:value="-10">
            <text:p>-10</text:p>
          </table:table-cell>
          <table:table-cell table:formula="of:=[.A276]*10^([.B276]+12)" office:value-type="float" office:value="562.250524005277">
            <text:p>562.2505240053</text:p>
          </table:table-cell>
          <table:table-cell/>
        </table:table-row>
        <table:table-row table:style-name="ro1">
          <table:table-cell office:value-type="float" office:value="5.5937352800413">
            <text:p>5.59373528</text:p>
          </table:table-cell>
          <table:table-cell office:value-type="float" office:value="-10">
            <text:p>-10</text:p>
          </table:table-cell>
          <table:table-cell table:formula="of:=[.A277]*10^([.B277]+12)" office:value-type="float" office:value="559.37352800413">
            <text:p>559.3735280041</text:p>
          </table:table-cell>
          <table:table-cell/>
        </table:table-row>
        <table:table-row table:style-name="ro1">
          <table:table-cell office:value-type="float" office:value="5.56484611908791">
            <text:p>5.5648461191</text:p>
          </table:table-cell>
          <table:table-cell office:value-type="float" office:value="-10">
            <text:p>-10</text:p>
          </table:table-cell>
          <table:table-cell table:formula="of:=[.A278]*10^([.B278]+12)" office:value-type="float" office:value="556.484611908791">
            <text:p>556.4846119088</text:p>
          </table:table-cell>
          <table:table-cell/>
        </table:table-row>
        <table:table-row table:style-name="ro1">
          <table:table-cell office:value-type="float" office:value="5.53583757819729">
            <text:p>5.5358375782</text:p>
          </table:table-cell>
          <table:table-cell office:value-type="float" office:value="-10">
            <text:p>-10</text:p>
          </table:table-cell>
          <table:table-cell table:formula="of:=[.A279]*10^([.B279]+12)" office:value-type="float" office:value="553.583757819729">
            <text:p>553.5837578197</text:p>
          </table:table-cell>
          <table:table-cell/>
        </table:table-row>
        <table:table-row table:style-name="ro1">
          <table:table-cell office:value-type="float" office:value="5.50670949141426">
            <text:p>5.5067094914</text:p>
          </table:table-cell>
          <table:table-cell office:value-type="float" office:value="-10">
            <text:p>-10</text:p>
          </table:table-cell>
          <table:table-cell table:formula="of:=[.A280]*10^([.B280]+12)" office:value-type="float" office:value="550.670949141426">
            <text:p>550.6709491414</text:p>
          </table:table-cell>
          <table:table-cell/>
        </table:table-row>
        <table:table-row table:style-name="ro1">
          <table:table-cell office:value-type="float" office:value="5.47746170627666">
            <text:p>5.4774617063</text:p>
          </table:table-cell>
          <table:table-cell office:value-type="float" office:value="-10">
            <text:p>-10</text:p>
          </table:table-cell>
          <table:table-cell table:formula="of:=[.A281]*10^([.B281]+12)" office:value-type="float" office:value="547.746170627666">
            <text:p>547.7461706277</text:p>
          </table:table-cell>
          <table:table-cell/>
        </table:table-row>
        <table:table-row table:style-name="ro1">
          <table:table-cell office:value-type="float" office:value="5.44809408428016">
            <text:p>5.4480940843</text:p>
          </table:table-cell>
          <table:table-cell office:value-type="float" office:value="-10">
            <text:p>-10</text:p>
          </table:table-cell>
          <table:table-cell table:formula="of:=[.A282]*10^([.B282]+12)" office:value-type="float" office:value="544.809408428016">
            <text:p>544.809408428</text:p>
          </table:table-cell>
          <table:table-cell/>
        </table:table-row>
        <table:table-row table:style-name="ro1">
          <table:table-cell office:value-type="float" office:value="5.41860650135521">
            <text:p>5.4186065014</text:p>
          </table:table-cell>
          <table:table-cell office:value-type="float" office:value="-10">
            <text:p>-10</text:p>
          </table:table-cell>
          <table:table-cell table:formula="of:=[.A283]*10^([.B283]+12)" office:value-type="float" office:value="541.860650135521">
            <text:p>541.8606501355</text:p>
          </table:table-cell>
          <table:table-cell/>
        </table:table-row>
        <table:table-row table:style-name="ro1">
          <table:table-cell office:value-type="float" office:value="5.38899884835644">
            <text:p>5.3889988484</text:p>
          </table:table-cell>
          <table:table-cell office:value-type="float" office:value="-10">
            <text:p>-10</text:p>
          </table:table-cell>
          <table:table-cell table:formula="of:=[.A284]*10^([.B284]+12)" office:value-type="float" office:value="538.899884835644">
            <text:p>538.8998848356</text:p>
          </table:table-cell>
          <table:table-cell/>
        </table:table-row>
        <table:table-row table:style-name="ro1">
          <table:table-cell office:value-type="float" office:value="5.35927103156473">
            <text:p>5.3592710316</text:p>
          </table:table-cell>
          <table:table-cell office:value-type="float" office:value="-10">
            <text:p>-10</text:p>
          </table:table-cell>
          <table:table-cell table:formula="of:=[.A285]*10^([.B285]+12)" office:value-type="float" office:value="535.927103156473">
            <text:p>535.9271031565</text:p>
          </table:table-cell>
          <table:table-cell/>
        </table:table-row>
        <table:table-row table:style-name="ro1">
          <table:table-cell office:value-type="float" office:value="5.32942297320228">
            <text:p>5.3294229732</text:p>
          </table:table-cell>
          <table:table-cell office:value-type="float" office:value="-10">
            <text:p>-10</text:p>
          </table:table-cell>
          <table:table-cell table:formula="of:=[.A286]*10^([.B286]+12)" office:value-type="float" office:value="532.942297320228">
            <text:p>532.9422973202</text:p>
          </table:table-cell>
          <table:table-cell/>
        </table:table-row>
        <table:table-row table:style-name="ro1">
          <table:table-cell office:value-type="float" office:value="5.29945461196093">
            <text:p>5.299454612</text:p>
          </table:table-cell>
          <table:table-cell office:value-type="float" office:value="-10">
            <text:p>-10</text:p>
          </table:table-cell>
          <table:table-cell table:formula="of:=[.A287]*10^([.B287]+12)" office:value-type="float" office:value="529.945461196093">
            <text:p>529.9454611961</text:p>
          </table:table-cell>
          <table:table-cell/>
        </table:table-row>
        <table:table-row table:style-name="ro1">
          <table:table-cell office:value-type="float" office:value="5.26936590354398">
            <text:p>5.2693659035</text:p>
          </table:table-cell>
          <table:table-cell office:value-type="float" office:value="-10">
            <text:p>-10</text:p>
          </table:table-cell>
          <table:table-cell table:formula="of:=[.A288]*10^([.B288]+12)" office:value-type="float" office:value="526.936590354398">
            <text:p>526.9365903544</text:p>
          </table:table-cell>
          <table:table-cell/>
        </table:table-row>
        <table:table-row table:style-name="ro1">
          <table:table-cell office:value-type="float" office:value="5.23915682122183">
            <text:p>5.2391568212</text:p>
          </table:table-cell>
          <table:table-cell office:value-type="float" office:value="-10">
            <text:p>-10</text:p>
          </table:table-cell>
          <table:table-cell table:formula="of:=[.A289]*10^([.B289]+12)" office:value-type="float" office:value="523.915682122183">
            <text:p>523.9156821222</text:p>
          </table:table-cell>
          <table:table-cell/>
        </table:table-row>
        <table:table-row table:style-name="ro1">
          <table:table-cell office:value-type="float" office:value="5.20882735640175">
            <text:p>5.2088273564</text:p>
          </table:table-cell>
          <table:table-cell office:value-type="float" office:value="-10">
            <text:p>-10</text:p>
          </table:table-cell>
          <table:table-cell table:formula="of:=[.A290]*10^([.B290]+12)" office:value-type="float" office:value="520.882735640175">
            <text:p>520.8827356402</text:p>
          </table:table-cell>
          <table:table-cell/>
        </table:table-row>
        <table:table-row table:style-name="ro1">
          <table:table-cell office:value-type="float" office:value="5.17837751921202">
            <text:p>5.1783775192</text:p>
          </table:table-cell>
          <table:table-cell office:value-type="float" office:value="-10">
            <text:p>-10</text:p>
          </table:table-cell>
          <table:table-cell table:formula="of:=[.A291]*10^([.B291]+12)" office:value-type="float" office:value="517.837751921202">
            <text:p>517.8377519212</text:p>
          </table:table-cell>
          <table:table-cell/>
        </table:table-row>
        <table:table-row table:style-name="ro1">
          <table:table-cell office:value-type="float" office:value="5.1478073391007">
            <text:p>5.1478073391</text:p>
          </table:table-cell>
          <table:table-cell office:value-type="float" office:value="-10">
            <text:p>-10</text:p>
          </table:table-cell>
          <table:table-cell table:formula="of:=[.A292]*10^([.B292]+12)" office:value-type="float" office:value="514.78073391007">
            <text:p>514.7807339101</text:p>
          </table:table-cell>
          <table:table-cell/>
        </table:table-row>
        <table:table-row table:style-name="ro1">
          <table:table-cell office:value-type="float" office:value="5.11711686544943">
            <text:p>5.1171168654</text:p>
          </table:table-cell>
          <table:table-cell office:value-type="float" office:value="-10">
            <text:p>-10</text:p>
          </table:table-cell>
          <table:table-cell table:formula="of:=[.A293]*10^([.B293]+12)" office:value-type="float" office:value="511.711686544943">
            <text:p>511.7116865449</text:p>
          </table:table-cell>
          <table:table-cell/>
        </table:table-row>
        <table:table-row table:style-name="ro1">
          <table:table-cell office:value-type="float" office:value="5.08630616820249">
            <text:p>5.0863061682</text:p>
          </table:table-cell>
          <table:table-cell office:value-type="float" office:value="-10">
            <text:p>-10</text:p>
          </table:table-cell>
          <table:table-cell table:formula="of:=[.A294]*10^([.B294]+12)" office:value-type="float" office:value="508.630616820249">
            <text:p>508.6306168202</text:p>
          </table:table-cell>
          <table:table-cell/>
        </table:table-row>
        <table:table-row table:style-name="ro1">
          <table:table-cell office:value-type="float" office:value="5.05537533851137">
            <text:p>5.0553753385</text:p>
          </table:table-cell>
          <table:table-cell office:value-type="float" office:value="-10">
            <text:p>-10</text:p>
          </table:table-cell>
          <table:table-cell table:formula="of:=[.A295]*10^([.B295]+12)" office:value-type="float" office:value="505.537533851137">
            <text:p>505.5375338511</text:p>
          </table:table-cell>
          <table:table-cell/>
        </table:table-row>
        <table:table-row table:style-name="ro1">
          <table:table-cell office:value-type="float" office:value="5.02432448939524">
            <text:p>5.0243244894</text:p>
          </table:table-cell>
          <table:table-cell office:value-type="float" office:value="-10">
            <text:p>-10</text:p>
          </table:table-cell>
          <table:table-cell table:formula="of:=[.A296]*10^([.B296]+12)" office:value-type="float" office:value="502.432448939524">
            <text:p>502.4324489395</text:p>
          </table:table-cell>
          <table:table-cell/>
        </table:table-row>
        <table:table-row table:style-name="ro1">
          <table:table-cell office:value-type="float" office:value="4.99315375641761">
            <text:p>4.9931537564</text:p>
          </table:table-cell>
          <table:table-cell office:value-type="float" office:value="-10">
            <text:p>-10</text:p>
          </table:table-cell>
          <table:table-cell table:formula="of:=[.A297]*10^([.B297]+12)" office:value-type="float" office:value="499.315375641761">
            <text:p>499.3153756418</text:p>
          </table:table-cell>
          <table:table-cell/>
        </table:table-row>
        <table:table-row table:style-name="ro1">
          <table:table-cell office:value-type="float" office:value="4.96186329837932">
            <text:p>4.9618632984</text:p>
          </table:table-cell>
          <table:table-cell office:value-type="float" office:value="-10">
            <text:p>-10</text:p>
          </table:table-cell>
          <table:table-cell table:formula="of:=[.A298]*10^([.B298]+12)" office:value-type="float" office:value="496.186329837932">
            <text:p>496.1863298379</text:p>
          </table:table-cell>
          <table:table-cell/>
        </table:table-row>
        <table:table-row table:style-name="ro1">
          <table:table-cell office:value-type="float" office:value="4.93045329802848">
            <text:p>4.930453298</text:p>
          </table:table-cell>
          <table:table-cell office:value-type="float" office:value="-10">
            <text:p>-10</text:p>
          </table:table-cell>
          <table:table-cell table:formula="of:=[.A299]*10^([.B299]+12)" office:value-type="float" office:value="493.045329802848">
            <text:p>493.0453298028</text:p>
          </table:table-cell>
          <table:table-cell/>
        </table:table-row>
        <table:table-row table:style-name="ro1">
          <table:table-cell office:value-type="float" office:value="4.89892396278728">
            <text:p>4.8989239628</text:p>
          </table:table-cell>
          <table:table-cell office:value-type="float" office:value="-10">
            <text:p>-10</text:p>
          </table:table-cell>
          <table:table-cell table:formula="of:=[.A300]*10^([.B300]+12)" office:value-type="float" office:value="489.892396278728">
            <text:p>489.8923962787</text:p>
          </table:table-cell>
          <table:table-cell/>
        </table:table-row>
        <table:table-row table:style-name="ro1">
          <table:table-cell office:value-type="float" office:value="4.86727552549626">
            <text:p>4.8672755255</text:p>
          </table:table-cell>
          <table:table-cell office:value-type="float" office:value="-10">
            <text:p>-10</text:p>
          </table:table-cell>
          <table:table-cell table:formula="of:=[.A301]*10^([.B301]+12)" office:value-type="float" office:value="486.727552549626">
            <text:p>486.7275525496</text:p>
          </table:table-cell>
          <table:table-cell/>
        </table:table-row>
        <table:table-row table:style-name="ro1">
          <table:table-cell office:value-type="float" office:value="4.83550824517625">
            <text:p>4.8355082452</text:p>
          </table:table-cell>
          <table:table-cell office:value-type="float" office:value="-10">
            <text:p>-10</text:p>
          </table:table-cell>
          <table:table-cell table:formula="of:=[.A302]*10^([.B302]+12)" office:value-type="float" office:value="483.550824517625">
            <text:p>483.5508245176</text:p>
          </table:table-cell>
          <table:table-cell/>
        </table:table-row>
        <table:table-row table:style-name="ro1">
          <table:table-cell office:value-type="float" office:value="4.80362240780819">
            <text:p>4.8036224078</text:p>
          </table:table-cell>
          <table:table-cell office:value-type="float" office:value="-10">
            <text:p>-10</text:p>
          </table:table-cell>
          <table:table-cell table:formula="of:=[.A303]*10^([.B303]+12)" office:value-type="float" office:value="480.362240780819">
            <text:p>480.3622407808</text:p>
          </table:table-cell>
          <table:table-cell/>
        </table:table-row>
        <table:table-row table:style-name="ro1">
          <table:table-cell office:value-type="float" office:value="4.77161832713123">
            <text:p>4.7716183271</text:p>
          </table:table-cell>
          <table:table-cell office:value-type="float" office:value="-10">
            <text:p>-10</text:p>
          </table:table-cell>
          <table:table-cell table:formula="of:=[.A304]*10^([.B304]+12)" office:value-type="float" office:value="477.161832713123">
            <text:p>477.1618327131</text:p>
          </table:table-cell>
          <table:table-cell/>
        </table:table-row>
        <table:table-row table:style-name="ro1">
          <table:table-cell office:value-type="float" office:value="4.73949634545939">
            <text:p>4.7394963455</text:p>
          </table:table-cell>
          <table:table-cell office:value-type="float" office:value="-10">
            <text:p>-10</text:p>
          </table:table-cell>
          <table:table-cell table:formula="of:=[.A305]*10^([.B305]+12)" office:value-type="float" office:value="473.949634545939">
            <text:p>473.9496345459</text:p>
          </table:table-cell>
          <table:table-cell/>
        </table:table-row>
        <table:table-row table:style-name="ro1">
          <table:table-cell office:value-type="float" office:value="4.70725683451703">
            <text:p>4.7072568345</text:p>
          </table:table-cell>
          <table:table-cell office:value-type="float" office:value="-10">
            <text:p>-10</text:p>
          </table:table-cell>
          <table:table-cell table:formula="of:=[.A306]*10^([.B306]+12)" office:value-type="float" office:value="470.725683451703">
            <text:p>470.7256834517</text:p>
          </table:table-cell>
          <table:table-cell/>
        </table:table-row>
        <table:table-row table:style-name="ro1">
          <table:table-cell office:value-type="float" office:value="4.67490019629344">
            <text:p>4.6749001963</text:p>
          </table:table-cell>
          <table:table-cell office:value-type="float" office:value="-10">
            <text:p>-10</text:p>
          </table:table-cell>
          <table:table-cell table:formula="of:=[.A307]*10^([.B307]+12)" office:value-type="float" office:value="467.490019629344">
            <text:p>467.4900196293</text:p>
          </table:table-cell>
          <table:table-cell/>
        </table:table-row>
        <table:table-row table:style-name="ro1">
          <table:table-cell office:value-type="float" office:value="4.64242686391681">
            <text:p>4.6424268639</text:p>
          </table:table-cell>
          <table:table-cell office:value-type="float" office:value="-10">
            <text:p>-10</text:p>
          </table:table-cell>
          <table:table-cell table:formula="of:=[.A308]*10^([.B308]+12)" office:value-type="float" office:value="464.242686391681">
            <text:p>464.2426863917</text:p>
          </table:table-cell>
          <table:table-cell/>
        </table:table-row>
        <table:table-row table:style-name="ro1">
          <table:table-cell office:value-type="float" office:value="4.60983730254786">
            <text:p>4.6098373025</text:p>
          </table:table-cell>
          <table:table-cell office:value-type="float" office:value="-10">
            <text:p>-10</text:p>
          </table:table-cell>
          <table:table-cell table:formula="of:=[.A309]*10^([.B309]+12)" office:value-type="float" office:value="460.983730254786">
            <text:p>460.9837302548</text:p>
          </table:table-cell>
          <table:table-cell/>
        </table:table-row>
        <table:table-row table:style-name="ro1">
          <table:table-cell office:value-type="float" office:value="4.57713201029349">
            <text:p>4.5771320103</text:p>
          </table:table-cell>
          <table:table-cell office:value-type="float" office:value="-10">
            <text:p>-10</text:p>
          </table:table-cell>
          <table:table-cell table:formula="of:=[.A310]*10^([.B310]+12)" office:value-type="float" office:value="457.713201029349">
            <text:p>457.7132010294</text:p>
          </table:table-cell>
          <table:table-cell/>
        </table:table-row>
        <table:table-row table:style-name="ro1">
          <table:table-cell office:value-type="float" office:value="4.54431151914049">
            <text:p>4.5443115191</text:p>
          </table:table-cell>
          <table:table-cell office:value-type="float" office:value="-10">
            <text:p>-10</text:p>
          </table:table-cell>
          <table:table-cell table:formula="of:=[.A311]*10^([.B311]+12)" office:value-type="float" office:value="454.431151914049">
            <text:p>454.4311519141</text:p>
          </table:table-cell>
          <table:table-cell/>
        </table:table-row>
        <table:table-row table:style-name="ro1">
          <table:table-cell office:value-type="float" office:value="4.51137639590985">
            <text:p>4.5113763959</text:p>
          </table:table-cell>
          <table:table-cell office:value-type="float" office:value="-10">
            <text:p>-10</text:p>
          </table:table-cell>
          <table:table-cell table:formula="of:=[.A312]*10^([.B312]+12)" office:value-type="float" office:value="451.137639590985">
            <text:p>451.137639591</text:p>
          </table:table-cell>
          <table:table-cell/>
        </table:table-row>
        <table:table-row table:style-name="ro1">
          <table:table-cell office:value-type="float" office:value="4.47832724323164">
            <text:p>4.4783272432</text:p>
          </table:table-cell>
          <table:table-cell office:value-type="float" office:value="-10">
            <text:p>-10</text:p>
          </table:table-cell>
          <table:table-cell table:formula="of:=[.A313]*10^([.B313]+12)" office:value-type="float" office:value="447.832724323164">
            <text:p>447.8327243232</text:p>
          </table:table-cell>
          <table:table-cell/>
        </table:table-row>
        <table:table-row table:style-name="ro1">
          <table:table-cell office:value-type="float" office:value="4.44516470054091">
            <text:p>4.4451647005</text:p>
          </table:table-cell>
          <table:table-cell office:value-type="float" office:value="-10">
            <text:p>-10</text:p>
          </table:table-cell>
          <table:table-cell table:formula="of:=[.A314]*10^([.B314]+12)" office:value-type="float" office:value="444.516470054091">
            <text:p>444.5164700541</text:p>
          </table:table-cell>
          <table:table-cell/>
        </table:table-row>
        <table:table-row table:style-name="ro1">
          <table:table-cell office:value-type="float" office:value="4.41188944509473">
            <text:p>4.4118894451</text:p>
          </table:table-cell>
          <table:table-cell office:value-type="float" office:value="-10">
            <text:p>-10</text:p>
          </table:table-cell>
          <table:table-cell table:formula="of:=[.A315]*10^([.B315]+12)" office:value-type="float" office:value="441.188944509473">
            <text:p>441.1889445095</text:p>
          </table:table-cell>
          <table:table-cell/>
        </table:table-row>
        <table:table-row table:style-name="ro1">
          <table:table-cell office:value-type="float" office:value="4.37850219301057">
            <text:p>4.378502193</text:p>
          </table:table-cell>
          <table:table-cell office:value-type="float" office:value="-10">
            <text:p>-10</text:p>
          </table:table-cell>
          <table:table-cell table:formula="of:=[.A316]*10^([.B316]+12)" office:value-type="float" office:value="437.850219301057">
            <text:p>437.8502193011</text:p>
          </table:table-cell>
          <table:table-cell/>
        </table:table-row>
        <table:table-row table:style-name="ro1">
          <table:table-cell office:value-type="float" office:value="4.34500370032626">
            <text:p>4.3450037003</text:p>
          </table:table-cell>
          <table:table-cell office:value-type="float" office:value="-10">
            <text:p>-10</text:p>
          </table:table-cell>
          <table:table-cell table:formula="of:=[.A317]*10^([.B317]+12)" office:value-type="float" office:value="434.500370032626">
            <text:p>434.5003700326</text:p>
          </table:table-cell>
          <table:table-cell/>
        </table:table-row>
        <table:table-row table:style-name="ro1">
          <table:table-cell office:value-type="float" office:value="4.31139476408167">
            <text:p>4.3113947641</text:p>
          </table:table-cell>
          <table:table-cell office:value-type="float" office:value="-10">
            <text:p>-10</text:p>
          </table:table-cell>
          <table:table-cell table:formula="of:=[.A318]*10^([.B318]+12)" office:value-type="float" office:value="431.139476408167">
            <text:p>431.1394764082</text:p>
          </table:table-cell>
          <table:table-cell/>
        </table:table-row>
        <table:table-row table:style-name="ro1">
          <table:table-cell office:value-type="float" office:value="4.27767622342239">
            <text:p>4.2776762234</text:p>
          </table:table-cell>
          <table:table-cell office:value-type="float" office:value="-10">
            <text:p>-10</text:p>
          </table:table-cell>
          <table:table-cell table:formula="of:=[.A319]*10^([.B319]+12)" office:value-type="float" office:value="427.767622342239">
            <text:p>427.7676223422</text:p>
          </table:table-cell>
          <table:table-cell/>
        </table:table-row>
        <table:table-row table:style-name="ro1">
          <table:table-cell office:value-type="float" office:value="4.24384896072535">
            <text:p>4.2438489607</text:p>
          </table:table-cell>
          <table:table-cell office:value-type="float" office:value="-10">
            <text:p>-10</text:p>
          </table:table-cell>
          <table:table-cell table:formula="of:=[.A320]*10^([.B320]+12)" office:value-type="float" office:value="424.384896072535">
            <text:p>424.3848960725</text:p>
          </table:table-cell>
          <table:table-cell/>
        </table:table-row>
        <table:table-row table:style-name="ro1">
          <table:table-cell office:value-type="float" office:value="4.2099139027467">
            <text:p>4.2099139027</text:p>
          </table:table-cell>
          <table:table-cell office:value-type="float" office:value="-10">
            <text:p>-10</text:p>
          </table:table-cell>
          <table:table-cell table:formula="of:=[.A321]*10^([.B321]+12)" office:value-type="float" office:value="420.99139027467">
            <text:p>420.9913902747</text:p>
          </table:table-cell>
          <table:table-cell/>
        </table:table-row>
        <table:table-row table:style-name="ro1">
          <table:table-cell office:value-type="float" office:value="4.17587202179197">
            <text:p>4.1758720218</text:p>
          </table:table-cell>
          <table:table-cell office:value-type="float" office:value="-10">
            <text:p>-10</text:p>
          </table:table-cell>
          <table:table-cell table:formula="of:=[.A322]*10^([.B322]+12)" office:value-type="float" office:value="417.587202179197">
            <text:p>417.5872021792</text:p>
          </table:table-cell>
          <table:table-cell/>
        </table:table-row>
        <table:table-row table:style-name="ro1">
          <table:table-cell office:value-type="float" office:value="4.14172433690863">
            <text:p>4.1417243369</text:p>
          </table:table-cell>
          <table:table-cell office:value-type="float" office:value="-10">
            <text:p>-10</text:p>
          </table:table-cell>
          <table:table-cell table:formula="of:=[.A323]*10^([.B323]+12)" office:value-type="float" office:value="414.172433690863">
            <text:p>414.1724336909</text:p>
          </table:table-cell>
          <table:table-cell/>
        </table:table-row>
        <table:table-row table:style-name="ro1">
          <table:table-cell office:value-type="float" office:value="4.10747191510104">
            <text:p>4.1074719151</text:p>
          </table:table-cell>
          <table:table-cell office:value-type="float" office:value="-10">
            <text:p>-10</text:p>
          </table:table-cell>
          <table:table-cell table:formula="of:=[.A324]*10^([.B324]+12)" office:value-type="float" office:value="410.747191510104">
            <text:p>410.7471915101</text:p>
          </table:table-cell>
          <table:table-cell/>
        </table:table-row>
        <table:table-row table:style-name="ro1">
          <table:table-cell office:value-type="float" office:value="4.07311587256789">
            <text:p>4.0731158726</text:p>
          </table:table-cell>
          <table:table-cell office:value-type="float" office:value="-10">
            <text:p>-10</text:p>
          </table:table-cell>
          <table:table-cell table:formula="of:=[.A325]*10^([.B325]+12)" office:value-type="float" office:value="407.311587256789">
            <text:p>407.3115872568</text:p>
          </table:table-cell>
          <table:table-cell/>
        </table:table-row>
        <table:table-row table:style-name="ro1">
          <table:table-cell office:value-type="float" office:value="4.03865737596214">
            <text:p>4.038657376</text:p>
          </table:table-cell>
          <table:table-cell office:value-type="float" office:value="-10">
            <text:p>-10</text:p>
          </table:table-cell>
          <table:table-cell table:formula="of:=[.A326]*10^([.B326]+12)" office:value-type="float" office:value="403.865737596214">
            <text:p>403.8657375962</text:p>
          </table:table-cell>
          <table:table-cell/>
        </table:table-row>
        <table:table-row table:style-name="ro1">
          <table:table-cell office:value-type="float" office:value="4.00409764367338">
            <text:p>4.0040976437</text:p>
          </table:table-cell>
          <table:table-cell office:value-type="float" office:value="-10">
            <text:p>-10</text:p>
          </table:table-cell>
          <table:table-cell table:formula="of:=[.A327]*10^([.B327]+12)" office:value-type="float" office:value="400.409764367338">
            <text:p>400.4097643673</text:p>
          </table:table-cell>
          <table:table-cell/>
        </table:table-row>
        <table:table-row table:style-name="ro1">
          <table:table-cell office:value-type="float" office:value="3.96943794713255">
            <text:p>3.9694379471</text:p>
          </table:table-cell>
          <table:table-cell office:value-type="float" office:value="-10">
            <text:p>-10</text:p>
          </table:table-cell>
          <table:table-cell table:formula="of:=[.A328]*10^([.B328]+12)" office:value-type="float" office:value="396.943794713255">
            <text:p>396.9437947133</text:p>
          </table:table-cell>
          <table:table-cell/>
        </table:table-row>
        <table:table-row table:style-name="ro1">
          <table:table-cell office:value-type="float" office:value="3.934679612139">
            <text:p>3.9346796121</text:p>
          </table:table-cell>
          <table:table-cell office:value-type="float" office:value="-10">
            <text:p>-10</text:p>
          </table:table-cell>
          <table:table-cell table:formula="of:=[.A329]*10^([.B329]+12)" office:value-type="float" office:value="393.4679612139">
            <text:p>393.4679612139</text:p>
          </table:table-cell>
          <table:table-cell/>
        </table:table-row>
        <table:table-row table:style-name="ro1">
          <table:table-cell office:value-type="float" office:value="3.89982402020964">
            <text:p>3.8998240202</text:p>
          </table:table-cell>
          <table:table-cell office:value-type="float" office:value="-10">
            <text:p>-10</text:p>
          </table:table-cell>
          <table:table-cell table:formula="of:=[.A330]*10^([.B330]+12)" office:value-type="float" office:value="389.982402020964">
            <text:p>389.982402021</text:p>
          </table:table-cell>
          <table:table-cell/>
        </table:table-row>
        <table:table-row table:style-name="ro1">
          <table:table-cell office:value-type="float" office:value="3.8648726099501">
            <text:p>3.86487261</text:p>
          </table:table-cell>
          <table:table-cell office:value-type="float" office:value="-10">
            <text:p>-10</text:p>
          </table:table-cell>
          <table:table-cell table:formula="of:=[.A331]*10^([.B331]+12)" office:value-type="float" office:value="386.48726099501">
            <text:p>386.487260995</text:p>
          </table:table-cell>
          <table:table-cell/>
        </table:table-row>
        <table:table-row table:style-name="ro1">
          <table:table-cell office:value-type="float" office:value="3.82982687844762">
            <text:p>3.8298268784</text:p>
          </table:table-cell>
          <table:table-cell office:value-type="float" office:value="-10">
            <text:p>-10</text:p>
          </table:table-cell>
          <table:table-cell table:formula="of:=[.A332]*10^([.B332]+12)" office:value-type="float" office:value="382.982687844762">
            <text:p>382.9826878448</text:p>
          </table:table-cell>
          <table:table-cell/>
        </table:table-row>
        <table:table-row table:style-name="ro1">
          <table:table-cell office:value-type="float" office:value="3.79468838268542">
            <text:p>3.7946883827</text:p>
          </table:table-cell>
          <table:table-cell office:value-type="float" office:value="-10">
            <text:p>-10</text:p>
          </table:table-cell>
          <table:table-cell table:formula="of:=[.A333]*10^([.B333]+12)" office:value-type="float" office:value="379.468838268542">
            <text:p>379.4688382685</text:p>
          </table:table-cell>
          <table:table-cell/>
        </table:table-row>
        <table:table-row table:style-name="ro1">
          <table:table-cell office:value-type="float" office:value="3.75945874097824">
            <text:p>3.759458741</text:p>
          </table:table-cell>
          <table:table-cell office:value-type="float" office:value="-10">
            <text:p>-10</text:p>
          </table:table-cell>
          <table:table-cell table:formula="of:=[.A334]*10^([.B334]+12)" office:value-type="float" office:value="375.945874097824">
            <text:p>375.9458740978</text:p>
          </table:table-cell>
          <table:table-cell/>
        </table:table-row>
        <table:table-row table:style-name="ro1">
          <table:table-cell office:value-type="float" office:value="3.72413963442862">
            <text:p>3.7241396344</text:p>
          </table:table-cell>
          <table:table-cell office:value-type="float" office:value="-10">
            <text:p>-10</text:p>
          </table:table-cell>
          <table:table-cell table:formula="of:=[.A335]*10^([.B335]+12)" office:value-type="float" office:value="372.413963442862">
            <text:p>372.4139634429</text:p>
          </table:table-cell>
          <table:table-cell/>
        </table:table-row>
        <table:table-row table:style-name="ro1">
          <table:table-cell office:value-type="float" office:value="3.6887328084036">
            <text:p>3.6887328084</text:p>
          </table:table-cell>
          <table:table-cell office:value-type="float" office:value="-10">
            <text:p>-10</text:p>
          </table:table-cell>
          <table:table-cell table:formula="of:=[.A336]*10^([.B336]+12)" office:value-type="float" office:value="368.87328084036">
            <text:p>368.8732808404</text:p>
          </table:table-cell>
          <table:table-cell/>
        </table:table-row>
        <table:table-row table:style-name="ro1">
          <table:table-cell office:value-type="float" office:value="3.65324007403125">
            <text:p>3.653240074</text:p>
          </table:table-cell>
          <table:table-cell office:value-type="float" office:value="-10">
            <text:p>-10</text:p>
          </table:table-cell>
          <table:table-cell table:formula="of:=[.A337]*10^([.B337]+12)" office:value-type="float" office:value="365.324007403125">
            <text:p>365.3240074031</text:p>
          </table:table-cell>
          <table:table-cell/>
        </table:table-row>
        <table:table-row table:style-name="ro1">
          <table:table-cell office:value-type="float" office:value="3.61766330971647">
            <text:p>3.6176633097</text:p>
          </table:table-cell>
          <table:table-cell office:value-type="float" office:value="-10">
            <text:p>-10</text:p>
          </table:table-cell>
          <table:table-cell table:formula="of:=[.A338]*10^([.B338]+12)" office:value-type="float" office:value="361.766330971647">
            <text:p>361.7663309716</text:p>
          </table:table-cell>
          <table:table-cell/>
        </table:table-row>
        <table:table-row table:style-name="ro1">
          <table:table-cell office:value-type="float" office:value="3.58200446267555">
            <text:p>3.5820044627</text:p>
          </table:table-cell>
          <table:table-cell office:value-type="float" office:value="-10">
            <text:p>-10</text:p>
          </table:table-cell>
          <table:table-cell table:formula="of:=[.A339]*10^([.B339]+12)" office:value-type="float" office:value="358.200446267555">
            <text:p>358.2004462676</text:p>
          </table:table-cell>
          <table:table-cell/>
        </table:table-row>
        <table:table-row table:style-name="ro1">
          <table:table-cell office:value-type="float" office:value="3.54626555048865">
            <text:p>3.5462655505</text:p>
          </table:table-cell>
          <table:table-cell office:value-type="float" office:value="-10">
            <text:p>-10</text:p>
          </table:table-cell>
          <table:table-cell table:formula="of:=[.A340]*10^([.B340]+12)" office:value-type="float" office:value="354.626555048865">
            <text:p>354.6265550489</text:p>
          </table:table-cell>
          <table:table-cell/>
        </table:table-row>
        <table:table-row table:style-name="ro1">
          <table:table-cell office:value-type="float" office:value="3.51044866266951">
            <text:p>3.5104486627</text:p>
          </table:table-cell>
          <table:table-cell office:value-type="float" office:value="-10">
            <text:p>-10</text:p>
          </table:table-cell>
          <table:table-cell table:formula="of:=[.A341]*10^([.B341]+12)" office:value-type="float" office:value="351.044866266951">
            <text:p>351.044866267</text:p>
          </table:table-cell>
          <table:table-cell/>
        </table:table-row>
        <table:table-row table:style-name="ro1">
          <table:table-cell office:value-type="float" office:value="3.47455596225153">
            <text:p>3.4745559623</text:p>
          </table:table-cell>
          <table:table-cell office:value-type="float" office:value="-10">
            <text:p>-10</text:p>
          </table:table-cell>
          <table:table-cell table:formula="of:=[.A342]*10^([.B342]+12)" office:value-type="float" office:value="347.455596225153">
            <text:p>347.4555962252</text:p>
          </table:table-cell>
          <table:table-cell/>
        </table:table-row>
        <table:table-row table:style-name="ro1">
          <table:table-cell office:value-type="float" office:value="3.43858968738921">
            <text:p>3.4385896874</text:p>
          </table:table-cell>
          <table:table-cell office:value-type="float" office:value="-10">
            <text:p>-10</text:p>
          </table:table-cell>
          <table:table-cell table:formula="of:=[.A343]*10^([.B343]+12)" office:value-type="float" office:value="343.858968738921">
            <text:p>343.8589687389</text:p>
          </table:table-cell>
          <table:table-cell/>
        </table:table-row>
        <table:table-row table:style-name="ro1">
          <table:table-cell office:value-type="float" office:value="3.40255215297407">
            <text:p>3.402552153</text:p>
          </table:table-cell>
          <table:table-cell office:value-type="float" office:value="-10">
            <text:p>-10</text:p>
          </table:table-cell>
          <table:table-cell table:formula="of:=[.A344]*10^([.B344]+12)" office:value-type="float" office:value="340.255215297407">
            <text:p>340.2552152974</text:p>
          </table:table-cell>
          <table:table-cell/>
        </table:table-row>
        <table:table-row table:style-name="ro1">
          <table:table-cell office:value-type="float" office:value="3.36644575226369">
            <text:p>3.3664457523</text:p>
          </table:table-cell>
          <table:table-cell office:value-type="float" office:value="-10">
            <text:p>-10</text:p>
          </table:table-cell>
          <table:table-cell table:formula="of:=[.A345]*10^([.B345]+12)" office:value-type="float" office:value="336.644575226369">
            <text:p>336.6445752264</text:p>
          </table:table-cell>
          <table:table-cell/>
        </table:table-row>
        <table:table-row table:style-name="ro1">
          <table:table-cell office:value-type="float" office:value="3.33027295852288">
            <text:p>3.3302729585</text:p>
          </table:table-cell>
          <table:table-cell office:value-type="float" office:value="-10">
            <text:p>-10</text:p>
          </table:table-cell>
          <table:table-cell table:formula="of:=[.A346]*10^([.B346]+12)" office:value-type="float" office:value="333.027295852288">
            <text:p>333.0272958523</text:p>
          </table:table-cell>
          <table:table-cell/>
        </table:table-row>
        <table:table-row table:style-name="ro1">
          <table:table-cell office:value-type="float" office:value="3.29403632667547">
            <text:p>3.2940363267</text:p>
          </table:table-cell>
          <table:table-cell office:value-type="float" office:value="-10">
            <text:p>-10</text:p>
          </table:table-cell>
          <table:table-cell table:formula="of:=[.A347]*10^([.B347]+12)" office:value-type="float" office:value="329.403632667547">
            <text:p>329.4036326675</text:p>
          </table:table-cell>
          <table:table-cell/>
        </table:table-row>
        <table:table-row table:style-name="ro1">
          <table:table-cell office:value-type="float" office:value="3.25773849496536">
            <text:p>3.257738495</text:p>
          </table:table-cell>
          <table:table-cell office:value-type="float" office:value="-10">
            <text:p>-10</text:p>
          </table:table-cell>
          <table:table-cell table:formula="of:=[.A348]*10^([.B348]+12)" office:value-type="float" office:value="325.773849496536">
            <text:p>325.7738494965</text:p>
          </table:table-cell>
          <table:table-cell/>
        </table:table-row>
        <table:table-row table:style-name="ro1">
          <table:table-cell office:value-type="float" office:value="3.22138218662518">
            <text:p>3.2213821866</text:p>
          </table:table-cell>
          <table:table-cell office:value-type="float" office:value="-10">
            <text:p>-10</text:p>
          </table:table-cell>
          <table:table-cell table:formula="of:=[.A349]*10^([.B349]+12)" office:value-type="float" office:value="322.138218662518">
            <text:p>322.1382186625</text:p>
          </table:table-cell>
          <table:table-cell/>
        </table:table-row>
        <table:table-row table:style-name="ro1">
          <table:table-cell office:value-type="float" office:value="3.18497021155102">
            <text:p>3.1849702116</text:p>
          </table:table-cell>
          <table:table-cell office:value-type="float" office:value="-10">
            <text:p>-10</text:p>
          </table:table-cell>
          <table:table-cell table:formula="of:=[.A350]*10^([.B350]+12)" office:value-type="float" office:value="318.497021155102">
            <text:p>318.4970211551</text:p>
          </table:table-cell>
          <table:table-cell/>
        </table:table-row>
        <table:table-row table:style-name="ro1">
          <table:table-cell office:value-type="float" office:value="3.14850546798119">
            <text:p>3.148505468</text:p>
          </table:table-cell>
          <table:table-cell office:value-type="float" office:value="-10">
            <text:p>-10</text:p>
          </table:table-cell>
          <table:table-cell table:formula="of:=[.A351]*10^([.B351]+12)" office:value-type="float" office:value="314.850546798119">
            <text:p>314.8505467981</text:p>
          </table:table-cell>
          <table:table-cell/>
        </table:table-row>
        <table:table-row table:style-name="ro1">
          <table:table-cell office:value-type="float" office:value="3.11199094417723">
            <text:p>3.1119909442</text:p>
          </table:table-cell>
          <table:table-cell office:value-type="float" office:value="-10">
            <text:p>-10</text:p>
          </table:table-cell>
          <table:table-cell table:formula="of:=[.A352]*10^([.B352]+12)" office:value-type="float" office:value="311.199094417723">
            <text:p>311.1990944177</text:p>
          </table:table-cell>
          <table:table-cell/>
        </table:table-row>
        <table:table-row table:style-name="ro1">
          <table:table-cell office:value-type="float" office:value="3.07542972010499">
            <text:p>3.0754297201</text:p>
          </table:table-cell>
          <table:table-cell office:value-type="float" office:value="-10">
            <text:p>-10</text:p>
          </table:table-cell>
          <table:table-cell table:formula="of:=[.A353]*10^([.B353]+12)" office:value-type="float" office:value="307.542972010499">
            <text:p>307.5429720105</text:p>
          </table:table-cell>
          <table:table-cell/>
        </table:table-row>
        <table:table-row table:style-name="ro1">
          <table:table-cell office:value-type="float" office:value="3.03882496911353">
            <text:p>3.0388249691</text:p>
          </table:table-cell>
          <table:table-cell office:value-type="float" office:value="-10">
            <text:p>-10</text:p>
          </table:table-cell>
          <table:table-cell table:formula="of:=[.A354]*10^([.B354]+12)" office:value-type="float" office:value="303.882496911353">
            <text:p>303.8824969114</text:p>
          </table:table-cell>
          <table:table-cell/>
        </table:table-row>
        <table:table-row table:style-name="ro1">
          <table:table-cell office:value-type="float" office:value="3.00217995960937">
            <text:p>3.0021799596</text:p>
          </table:table-cell>
          <table:table-cell office:value-type="float" office:value="-10">
            <text:p>-10</text:p>
          </table:table-cell>
          <table:table-cell table:formula="of:=[.A355]*10^([.B355]+12)" office:value-type="float" office:value="300.217995960937">
            <text:p>300.2179959609</text:p>
          </table:table-cell>
          <table:table-cell/>
        </table:table-row>
        <table:table-row table:style-name="ro1">
          <table:table-cell office:value-type="float" office:value="2.96549805672366">
            <text:p>2.9654980567</text:p>
          </table:table-cell>
          <table:table-cell office:value-type="float" office:value="-10">
            <text:p>-10</text:p>
          </table:table-cell>
          <table:table-cell table:formula="of:=[.A356]*10^([.B356]+12)" office:value-type="float" office:value="296.549805672366">
            <text:p>296.5498056724</text:p>
          </table:table-cell>
          <table:table-cell/>
        </table:table-row>
        <table:table-row table:style-name="ro1">
          <table:table-cell office:value-type="float" office:value="2.92878272396936">
            <text:p>2.928782724</text:p>
          </table:table-cell>
          <table:table-cell office:value-type="float" office:value="-10">
            <text:p>-10</text:p>
          </table:table-cell>
          <table:table-cell table:formula="of:=[.A357]*10^([.B357]+12)" office:value-type="float" office:value="292.878272396936">
            <text:p>292.8782723969</text:p>
          </table:table-cell>
          <table:table-cell/>
        </table:table-row>
        <table:table-row table:style-name="ro1">
          <table:table-cell office:value-type="float" office:value="2.89203752488556">
            <text:p>2.8920375249</text:p>
          </table:table-cell>
          <table:table-cell office:value-type="float" office:value="-10">
            <text:p>-10</text:p>
          </table:table-cell>
          <table:table-cell table:formula="of:=[.A358]*10^([.B358]+12)" office:value-type="float" office:value="289.203752488556">
            <text:p>289.2037524886</text:p>
          </table:table-cell>
          <table:table-cell/>
        </table:table-row>
        <table:table-row table:style-name="ro1">
          <table:table-cell office:value-type="float" office:value="2.85526612466583">
            <text:p>2.8552661247</text:p>
          </table:table-cell>
          <table:table-cell office:value-type="float" office:value="-10">
            <text:p>-10</text:p>
          </table:table-cell>
          <table:table-cell table:formula="of:=[.A359]*10^([.B359]+12)" office:value-type="float" office:value="285.526612466583">
            <text:p>285.5266124666</text:p>
          </table:table-cell>
          <table:table-cell/>
        </table:table-row>
        <table:table-row table:style-name="ro1">
          <table:table-cell office:value-type="float" office:value="2.8184722917673">
            <text:p>2.8184722918</text:p>
          </table:table-cell>
          <table:table-cell office:value-type="float" office:value="-10">
            <text:p>-10</text:p>
          </table:table-cell>
          <table:table-cell table:formula="of:=[.A360]*10^([.B360]+12)" office:value-type="float" office:value="281.84722917673">
            <text:p>281.8472291767</text:p>
          </table:table-cell>
          <table:table-cell/>
        </table:table-row>
        <table:table-row table:style-name="ro1">
          <table:table-cell office:value-type="float" office:value="2.78165989949688">
            <text:p>2.7816598995</text:p>
          </table:table-cell>
          <table:table-cell office:value-type="float" office:value="-10">
            <text:p>-10</text:p>
          </table:table-cell>
          <table:table-cell table:formula="of:=[.A361]*10^([.B361]+12)" office:value-type="float" office:value="278.165989949688">
            <text:p>278.1659899497</text:p>
          </table:table-cell>
          <table:table-cell/>
        </table:table-row>
        <table:table-row table:style-name="ro1">
          <table:table-cell office:value-type="float" office:value="2.74483292757091">
            <text:p>2.7448329276</text:p>
          </table:table-cell>
          <table:table-cell office:value-type="float" office:value="-10">
            <text:p>-10</text:p>
          </table:table-cell>
          <table:table-cell table:formula="of:=[.A362]*10^([.B362]+12)" office:value-type="float" office:value="274.483292757091">
            <text:p>274.4832927571</text:p>
          </table:table-cell>
          <table:table-cell/>
        </table:table-row>
        <table:table-row table:style-name="ro1">
          <table:table-cell office:value-type="float" office:value="2.7079954636444">
            <text:p>2.7079954636</text:p>
          </table:table-cell>
          <table:table-cell office:value-type="float" office:value="-10">
            <text:p>-10</text:p>
          </table:table-cell>
          <table:table-cell table:formula="of:=[.A363]*10^([.B363]+12)" office:value-type="float" office:value="270.79954636444">
            <text:p>270.7995463644</text:p>
          </table:table-cell>
          <table:table-cell/>
        </table:table-row>
        <table:table-row table:style-name="ro1">
          <table:table-cell office:value-type="float" office:value="2.67115170480549">
            <text:p>2.6711517048</text:p>
          </table:table-cell>
          <table:table-cell office:value-type="float" office:value="-10">
            <text:p>-10</text:p>
          </table:table-cell>
          <table:table-cell table:formula="of:=[.A364]*10^([.B364]+12)" office:value-type="float" office:value="267.115170480549">
            <text:p>267.1151704805</text:p>
          </table:table-cell>
          <table:table-cell/>
        </table:table-row>
        <table:table-row table:style-name="ro1">
          <table:table-cell office:value-type="float" office:value="2.63430595903083">
            <text:p>2.634305959</text:p>
          </table:table-cell>
          <table:table-cell office:value-type="float" office:value="-10">
            <text:p>-10</text:p>
          </table:table-cell>
          <table:table-cell table:formula="of:=[.A365]*10^([.B365]+12)" office:value-type="float" office:value="263.430595903083">
            <text:p>263.4305959031</text:p>
          </table:table-cell>
          <table:table-cell/>
        </table:table-row>
        <table:table-row table:style-name="ro1">
          <table:table-cell office:value-type="float" office:value="2.59746264659724">
            <text:p>2.5974626466</text:p>
          </table:table-cell>
          <table:table-cell office:value-type="float" office:value="-10">
            <text:p>-10</text:p>
          </table:table-cell>
          <table:table-cell table:formula="of:=[.A366]*10^([.B366]+12)" office:value-type="float" office:value="259.746264659724">
            <text:p>259.7462646597</text:p>
          </table:table-cell>
          <table:table-cell/>
        </table:table-row>
        <table:table-row table:style-name="ro1">
          <table:table-cell office:value-type="float" office:value="2.56062630144465">
            <text:p>2.5606263014</text:p>
          </table:table-cell>
          <table:table-cell office:value-type="float" office:value="-10">
            <text:p>-10</text:p>
          </table:table-cell>
          <table:table-cell table:formula="of:=[.A367]*10^([.B367]+12)" office:value-type="float" office:value="256.062630144465">
            <text:p>256.0626301445</text:p>
          </table:table-cell>
          <table:table-cell/>
        </table:table-row>
        <table:table-row table:style-name="ro1">
          <table:table-cell office:value-type="float" office:value="2.52380157248519">
            <text:p>2.5238015725</text:p>
          </table:table-cell>
          <table:table-cell office:value-type="float" office:value="-10">
            <text:p>-10</text:p>
          </table:table-cell>
          <table:table-cell table:formula="of:=[.A368]*10^([.B368]+12)" office:value-type="float" office:value="252.380157248519">
            <text:p>252.3801572485</text:p>
          </table:table-cell>
          <table:table-cell/>
        </table:table-row>
        <table:table-row table:style-name="ro1">
          <table:table-cell office:value-type="float" office:value="2.48699322485298">
            <text:p>2.4869932249</text:p>
          </table:table-cell>
          <table:table-cell office:value-type="float" office:value="-10">
            <text:p>-10</text:p>
          </table:table-cell>
          <table:table-cell table:formula="of:=[.A369]*10^([.B369]+12)" office:value-type="float" office:value="248.699322485298">
            <text:p>248.6993224853</text:p>
          </table:table-cell>
          <table:table-cell/>
        </table:table-row>
        <table:table-row table:style-name="ro1">
          <table:table-cell office:value-type="float" office:value="2.45020614108892">
            <text:p>2.4502061411</text:p>
          </table:table-cell>
          <table:table-cell office:value-type="float" office:value="-10">
            <text:p>-10</text:p>
          </table:table-cell>
          <table:table-cell table:formula="of:=[.A370]*10^([.B370]+12)" office:value-type="float" office:value="245.020614108892">
            <text:p>245.0206141089</text:p>
          </table:table-cell>
          <table:table-cell/>
        </table:table-row>
        <table:table-row table:style-name="ro1">
          <table:table-cell office:value-type="float" office:value="2.41344532225445">
            <text:p>2.4134453223</text:p>
          </table:table-cell>
          <table:table-cell office:value-type="float" office:value="-10">
            <text:p>-10</text:p>
          </table:table-cell>
          <table:table-cell table:formula="of:=[.A371]*10^([.B371]+12)" office:value-type="float" office:value="241.344532225445">
            <text:p>241.3445322254</text:p>
          </table:table-cell>
          <table:table-cell/>
        </table:table-row>
        <table:table-row table:style-name="ro1">
          <table:table-cell office:value-type="float" office:value="2.37671588896791">
            <text:p>2.376715889</text:p>
          </table:table-cell>
          <table:table-cell office:value-type="float" office:value="-10">
            <text:p>-10</text:p>
          </table:table-cell>
          <table:table-cell table:formula="of:=[.A372]*10^([.B372]+12)" office:value-type="float" office:value="237.671588896791">
            <text:p>237.6715888968</text:p>
          </table:table-cell>
          <table:table-cell/>
        </table:table-row>
        <table:table-row table:style-name="ro1">
          <table:table-cell office:value-type="float" office:value="2.34002308235715">
            <text:p>2.3400230824</text:p>
          </table:table-cell>
          <table:table-cell office:value-type="float" office:value="-10">
            <text:p>-10</text:p>
          </table:table-cell>
          <table:table-cell table:formula="of:=[.A373]*10^([.B373]+12)" office:value-type="float" office:value="234.002308235715">
            <text:p>234.0023082357</text:p>
          </table:table-cell>
          <table:table-cell/>
        </table:table-row>
        <table:table-row table:style-name="ro1">
          <table:table-cell office:value-type="float" office:value="2.30337226492107">
            <text:p>2.3033722649</text:p>
          </table:table-cell>
          <table:table-cell office:value-type="float" office:value="-10">
            <text:p>-10</text:p>
          </table:table-cell>
          <table:table-cell table:formula="of:=[.A374]*10^([.B374]+12)" office:value-type="float" office:value="230.337226492107">
            <text:p>230.3372264921</text:p>
          </table:table-cell>
          <table:table-cell/>
        </table:table-row>
        <table:table-row table:style-name="ro1">
          <table:table-cell office:value-type="float" office:value="2.2667689212934">
            <text:p>2.2667689213</text:p>
          </table:table-cell>
          <table:table-cell office:value-type="float" office:value="-10">
            <text:p>-10</text:p>
          </table:table-cell>
          <table:table-cell table:formula="of:=[.A375]*10^([.B375]+12)" office:value-type="float" office:value="226.67689212934">
            <text:p>226.6768921293</text:p>
          </table:table-cell>
          <table:table-cell/>
        </table:table-row>
        <table:table-row table:style-name="ro1">
          <table:table-cell office:value-type="float" office:value="2.23021865890067">
            <text:p>2.2302186589</text:p>
          </table:table-cell>
          <table:table-cell office:value-type="float" office:value="-10">
            <text:p>-10</text:p>
          </table:table-cell>
          <table:table-cell table:formula="of:=[.A376]*10^([.B376]+12)" office:value-type="float" office:value="223.021865890067">
            <text:p>223.0218658901</text:p>
          </table:table-cell>
          <table:table-cell/>
        </table:table-row>
        <table:table-row table:style-name="ro1">
          <table:table-cell office:value-type="float" office:value="2.19372720850694">
            <text:p>2.1937272085</text:p>
          </table:table-cell>
          <table:table-cell office:value-type="float" office:value="-10">
            <text:p>-10</text:p>
          </table:table-cell>
          <table:table-cell table:formula="of:=[.A377]*10^([.B377]+12)" office:value-type="float" office:value="219.372720850694">
            <text:p>219.3727208507</text:p>
          </table:table-cell>
          <table:table-cell/>
        </table:table-row>
        <table:table-row table:style-name="ro1">
          <table:table-cell office:value-type="float" office:value="2.15730042463684">
            <text:p>2.1573004246</text:p>
          </table:table-cell>
          <table:table-cell office:value-type="float" office:value="-10">
            <text:p>-10</text:p>
          </table:table-cell>
          <table:table-cell table:formula="of:=[.A378]*10^([.B378]+12)" office:value-type="float" office:value="215.730042463684">
            <text:p>215.7300424637</text:p>
          </table:table-cell>
          <table:table-cell/>
        </table:table-row>
        <table:table-row table:style-name="ro1">
          <table:table-cell office:value-type="float" office:value="2.12094428586854">
            <text:p>2.1209442859</text:p>
          </table:table-cell>
          <table:table-cell office:value-type="float" office:value="-10">
            <text:p>-10</text:p>
          </table:table-cell>
          <table:table-cell table:formula="of:=[.A379]*10^([.B379]+12)" office:value-type="float" office:value="212.094428586854">
            <text:p>212.0944285869</text:p>
          </table:table-cell>
          <table:table-cell/>
        </table:table-row>
        <table:table-row table:style-name="ro1">
          <table:table-cell office:value-type="float" office:value="2.08466489498782">
            <text:p>2.084664895</text:p>
          </table:table-cell>
          <table:table-cell office:value-type="float" office:value="-10">
            <text:p>-10</text:p>
          </table:table-cell>
          <table:table-cell table:formula="of:=[.A380]*10^([.B380]+12)" office:value-type="float" office:value="208.466489498782">
            <text:p>208.4664894988</text:p>
          </table:table-cell>
          <table:table-cell/>
        </table:table-row>
        <table:table-row table:style-name="ro1">
          <table:table-cell office:value-type="float" office:value="2.04846847899398">
            <text:p>2.048468479</text:p>
          </table:table-cell>
          <table:table-cell office:value-type="float" office:value="-10">
            <text:p>-10</text:p>
          </table:table-cell>
          <table:table-cell table:formula="of:=[.A381]*10^([.B381]+12)" office:value-type="float" office:value="204.846847899398">
            <text:p>204.8468478994</text:p>
          </table:table-cell>
          <table:table-cell/>
        </table:table-row>
        <table:table-row table:style-name="ro1">
          <table:table-cell office:value-type="float" office:value="2.01236138894821">
            <text:p>2.0123613889</text:p>
          </table:table-cell>
          <table:table-cell office:value-type="float" office:value="-10">
            <text:p>-10</text:p>
          </table:table-cell>
          <table:table-cell table:formula="of:=[.A382]*10^([.B382]+12)" office:value-type="float" office:value="201.236138894821">
            <text:p>201.2361388948</text:p>
          </table:table-cell>
          <table:table-cell/>
        </table:table-row>
        <table:table-row table:style-name="ro1">
          <table:table-cell office:value-type="float" office:value="1.97635009965451">
            <text:p>1.9763500997</text:p>
          </table:table-cell>
          <table:table-cell office:value-type="float" office:value="-10">
            <text:p>-10</text:p>
          </table:table-cell>
          <table:table-cell table:formula="of:=[.A383]*10^([.B383]+12)" office:value-type="float" office:value="197.635009965451">
            <text:p>197.6350099655</text:p>
          </table:table-cell>
          <table:table-cell/>
        </table:table-row>
        <table:table-row table:style-name="ro1">
          <table:table-cell office:value-type="float" office:value="1.94044120916296">
            <text:p>1.9404412092</text:p>
          </table:table-cell>
          <table:table-cell office:value-type="float" office:value="-10">
            <text:p>-10</text:p>
          </table:table-cell>
          <table:table-cell table:formula="of:=[.A384]*10^([.B384]+12)" office:value-type="float" office:value="194.044120916296">
            <text:p>194.0441209163</text:p>
          </table:table-cell>
          <table:table-cell/>
        </table:table-row>
        <table:table-row table:style-name="ro1">
          <table:table-cell office:value-type="float" office:value="1.90464143808508">
            <text:p>1.9046414381</text:p>
          </table:table-cell>
          <table:table-cell office:value-type="float" office:value="-10">
            <text:p>-10</text:p>
          </table:table-cell>
          <table:table-cell table:formula="of:=[.A385]*10^([.B385]+12)" office:value-type="float" office:value="190.464143808508">
            <text:p>190.4641438085</text:p>
          </table:table-cell>
          <table:table-cell/>
        </table:table-row>
        <table:table-row table:style-name="ro1">
          <table:table-cell office:value-type="float" office:value="1.86895762871015">
            <text:p>1.8689576287</text:p>
          </table:table-cell>
          <table:table-cell office:value-type="float" office:value="-10">
            <text:p>-10</text:p>
          </table:table-cell>
          <table:table-cell table:formula="of:=[.A386]*10^([.B386]+12)" office:value-type="float" office:value="186.895762871015">
            <text:p>186.895762871</text:p>
          </table:table-cell>
          <table:table-cell/>
        </table:table-row>
        <table:table-row table:style-name="ro1">
          <table:table-cell office:value-type="float" office:value="1.83339674391168">
            <text:p>1.8333967439</text:p>
          </table:table-cell>
          <table:table-cell office:value-type="float" office:value="-10">
            <text:p>-10</text:p>
          </table:table-cell>
          <table:table-cell table:formula="of:=[.A387]*10^([.B387]+12)" office:value-type="float" office:value="183.339674391168">
            <text:p>183.3396743912</text:p>
          </table:table-cell>
          <table:table-cell/>
        </table:table-row>
        <table:table-row table:style-name="ro1">
          <table:table-cell office:value-type="float" office:value="1.79796586583249">
            <text:p>1.7979658658</text:p>
          </table:table-cell>
          <table:table-cell office:value-type="float" office:value="-10">
            <text:p>-10</text:p>
          </table:table-cell>
          <table:table-cell table:formula="of:=[.A388]*10^([.B388]+12)" office:value-type="float" office:value="179.796586583249">
            <text:p>179.7965865832</text:p>
          </table:table-cell>
          <table:table-cell/>
        </table:table-row>
        <table:table-row table:style-name="ro1">
          <table:table-cell office:value-type="float" office:value="1.7626721943367">
            <text:p>1.7626721943</text:p>
          </table:table-cell>
          <table:table-cell office:value-type="float" office:value="-10">
            <text:p>-10</text:p>
          </table:table-cell>
          <table:table-cell table:formula="of:=[.A389]*10^([.B389]+12)" office:value-type="float" office:value="176.26721943367">
            <text:p>176.2672194337</text:p>
          </table:table-cell>
          <table:table-cell/>
        </table:table-row>
        <table:table-row table:style-name="ro1">
          <table:table-cell office:value-type="float" office:value="1.72752304521676">
            <text:p>1.7275230452</text:p>
          </table:table-cell>
          <table:table-cell office:value-type="float" office:value="-10">
            <text:p>-10</text:p>
          </table:table-cell>
          <table:table-cell table:formula="of:=[.A390]*10^([.B390]+12)" office:value-type="float" office:value="172.752304521676">
            <text:p>172.7523045217</text:p>
          </table:table-cell>
          <table:table-cell/>
        </table:table-row>
        <table:table-row table:style-name="ro1">
          <table:table-cell office:value-type="float" office:value="1.69252584814322">
            <text:p>1.6925258481</text:p>
          </table:table-cell>
          <table:table-cell office:value-type="float" office:value="-10">
            <text:p>-10</text:p>
          </table:table-cell>
          <table:table-cell table:formula="of:=[.A391]*10^([.B391]+12)" office:value-type="float" office:value="169.252584814322">
            <text:p>169.2525848143</text:p>
          </table:table-cell>
          <table:table-cell/>
        </table:table-row>
        <table:table-row table:style-name="ro1">
          <table:table-cell office:value-type="float" office:value="1.6576881443449">
            <text:p>1.6576881443</text:p>
          </table:table-cell>
          <table:table-cell office:value-type="float" office:value="-10">
            <text:p>-10</text:p>
          </table:table-cell>
          <table:table-cell table:formula="of:=[.A392]*10^([.B392]+12)" office:value-type="float" office:value="165.76881443449">
            <text:p>165.7688144345</text:p>
          </table:table-cell>
          <table:table-cell/>
        </table:table-row>
        <table:table-row table:style-name="ro1">
          <table:table-cell office:value-type="float" office:value="1.62301758400673">
            <text:p>1.623017584</text:p>
          </table:table-cell>
          <table:table-cell office:value-type="float" office:value="-10">
            <text:p>-10</text:p>
          </table:table-cell>
          <table:table-cell table:formula="of:=[.A393]*10^([.B393]+12)" office:value-type="float" office:value="162.301758400673">
            <text:p>162.3017584007</text:p>
          </table:table-cell>
          <table:table-cell/>
        </table:table-row>
        <table:table-row table:style-name="ro1">
          <table:table-cell office:value-type="float" office:value="1.5885219233725">
            <text:p>1.5885219234</text:p>
          </table:table-cell>
          <table:table-cell office:value-type="float" office:value="-10">
            <text:p>-10</text:p>
          </table:table-cell>
          <table:table-cell table:formula="of:=[.A394]*10^([.B394]+12)" office:value-type="float" office:value="158.85219233725">
            <text:p>158.8521923373</text:p>
          </table:table-cell>
          <table:table-cell/>
        </table:table-row>
        <table:table-row table:style-name="ro1">
          <table:table-cell office:value-type="float" office:value="1.55420902153957">
            <text:p>1.5542090215</text:p>
          </table:table-cell>
          <table:table-cell office:value-type="float" office:value="-10">
            <text:p>-10</text:p>
          </table:table-cell>
          <table:table-cell table:formula="of:=[.A395]*10^([.B395]+12)" office:value-type="float" office:value="155.420902153957">
            <text:p>155.420902154</text:p>
          </table:table-cell>
          <table:table-cell/>
        </table:table-row>
        <table:table-row table:style-name="ro1">
          <table:table-cell office:value-type="float" office:value="1.52008683693236">
            <text:p>1.5200868369</text:p>
          </table:table-cell>
          <table:table-cell office:value-type="float" office:value="-10">
            <text:p>-10</text:p>
          </table:table-cell>
          <table:table-cell table:formula="of:=[.A396]*10^([.B396]+12)" office:value-type="float" office:value="152.008683693236">
            <text:p>152.0086836932</text:p>
          </table:table-cell>
          <table:table-cell/>
        </table:table-row>
        <table:table-row table:style-name="ro1">
          <table:table-cell office:value-type="float" office:value="1.48616342344162">
            <text:p>1.4861634234</text:p>
          </table:table-cell>
          <table:table-cell office:value-type="float" office:value="-10">
            <text:p>-10</text:p>
          </table:table-cell>
          <table:table-cell table:formula="of:=[.A397]*10^([.B397]+12)" office:value-type="float" office:value="148.616342344162">
            <text:p>148.6163423442</text:p>
          </table:table-cell>
          <table:table-cell/>
        </table:table-row>
        <table:table-row table:style-name="ro1">
          <table:table-cell office:value-type="float" office:value="1.45244692621622">
            <text:p>1.4524469262</text:p>
          </table:table-cell>
          <table:table-cell office:value-type="float" office:value="-10">
            <text:p>-10</text:p>
          </table:table-cell>
          <table:table-cell table:formula="of:=[.A398]*10^([.B398]+12)" office:value-type="float" office:value="145.244692621622">
            <text:p>145.2446926216</text:p>
          </table:table-cell>
          <table:table-cell/>
        </table:table-row>
        <table:table-row table:style-name="ro1">
          <table:table-cell office:value-type="float" office:value="1.41894557709435">
            <text:p>1.4189455771</text:p>
          </table:table-cell>
          <table:table-cell office:value-type="float" office:value="-10">
            <text:p>-10</text:p>
          </table:table-cell>
          <table:table-cell table:formula="of:=[.A399]*10^([.B399]+12)" office:value-type="float" office:value="141.894557709435">
            <text:p>141.8945577094</text:p>
          </table:table-cell>
          <table:table-cell/>
        </table:table-row>
        <table:table-row table:style-name="ro1">
          <table:table-cell office:value-type="float" office:value="1.38566768966096">
            <text:p>1.3856676897</text:p>
          </table:table-cell>
          <table:table-cell office:value-type="float" office:value="-10">
            <text:p>-10</text:p>
          </table:table-cell>
          <table:table-cell table:formula="of:=[.A400]*10^([.B400]+12)" office:value-type="float" office:value="138.566768966096">
            <text:p>138.5667689661</text:p>
          </table:table-cell>
          <table:table-cell/>
        </table:table-row>
        <table:table-row table:style-name="ro1">
          <table:table-cell office:value-type="float" office:value="1.35262165391864">
            <text:p>1.3526216539</text:p>
          </table:table-cell>
          <table:table-cell office:value-type="float" office:value="-10">
            <text:p>-10</text:p>
          </table:table-cell>
          <table:table-cell table:formula="of:=[.A401]*10^([.B401]+12)" office:value-type="float" office:value="135.262165391864">
            <text:p>135.2621653919</text:p>
          </table:table-cell>
          <table:table-cell/>
        </table:table-row>
        <table:table-row table:style-name="ro1">
          <table:table-cell office:value-type="float" office:value="1.31981593055909">
            <text:p>1.3198159306</text:p>
          </table:table-cell>
          <table:table-cell office:value-type="float" office:value="-10">
            <text:p>-10</text:p>
          </table:table-cell>
          <table:table-cell table:formula="of:=[.A402]*10^([.B402]+12)" office:value-type="float" office:value="131.981593055909">
            <text:p>131.9815930559</text:p>
          </table:table-cell>
          <table:table-cell/>
        </table:table-row>
        <table:table-row table:style-name="ro1">
          <table:table-cell office:value-type="float" office:value="1.28725904482274">
            <text:p>1.2872590448</text:p>
          </table:table-cell>
          <table:table-cell office:value-type="float" office:value="-10">
            <text:p>-10</text:p>
          </table:table-cell>
          <table:table-cell table:formula="of:=[.A403]*10^([.B403]+12)" office:value-type="float" office:value="128.725904482274">
            <text:p>128.7259044823</text:p>
          </table:table-cell>
          <table:table-cell/>
        </table:table-row>
        <table:table-row table:style-name="ro1">
          <table:table-cell office:value-type="float" office:value="1.25495957993433">
            <text:p>1.2549595799</text:p>
          </table:table-cell>
          <table:table-cell office:value-type="float" office:value="-10">
            <text:p>-10</text:p>
          </table:table-cell>
          <table:table-cell table:formula="of:=[.A404]*10^([.B404]+12)" office:value-type="float" office:value="125.495957993433">
            <text:p>125.4959579934</text:p>
          </table:table-cell>
          <table:table-cell/>
        </table:table-row>
        <table:table-row table:style-name="ro1">
          <table:table-cell office:value-type="float" office:value="1.22292617010281">
            <text:p>1.2229261701</text:p>
          </table:table-cell>
          <table:table-cell office:value-type="float" office:value="-10">
            <text:p>-10</text:p>
          </table:table-cell>
          <table:table-cell table:formula="of:=[.A405]*10^([.B405]+12)" office:value-type="float" office:value="122.292617010281">
            <text:p>122.2926170103</text:p>
          </table:table-cell>
          <table:table-cell/>
        </table:table-row>
        <table:table-row table:style-name="ro1">
          <table:table-cell office:value-type="float" office:value="1.19116749307423">
            <text:p>1.1911674931</text:p>
          </table:table-cell>
          <table:table-cell office:value-type="float" office:value="-10">
            <text:p>-10</text:p>
          </table:table-cell>
          <table:table-cell table:formula="of:=[.A406]*10^([.B406]+12)" office:value-type="float" office:value="119.116749307423">
            <text:p>119.1167493074</text:p>
          </table:table-cell>
          <table:table-cell/>
        </table:table-row>
        <table:table-row table:style-name="ro1">
          <table:table-cell office:value-type="float" office:value="1.15969226222717">
            <text:p>1.1596922622</text:p>
          </table:table-cell>
          <table:table-cell office:value-type="float" office:value="-10">
            <text:p>-10</text:p>
          </table:table-cell>
          <table:table-cell table:formula="of:=[.A407]*10^([.B407]+12)" office:value-type="float" office:value="115.969226222717">
            <text:p>115.9692262227</text:p>
          </table:table-cell>
          <table:table-cell/>
        </table:table-row>
        <table:table-row table:style-name="ro1">
          <table:table-cell office:value-type="float" office:value="1.1285092182006">
            <text:p>1.1285092182</text:p>
          </table:table-cell>
          <table:table-cell office:value-type="float" office:value="-10">
            <text:p>-10</text:p>
          </table:table-cell>
          <table:table-cell table:formula="of:=[.A408]*10^([.B408]+12)" office:value-type="float" office:value="112.85092182006">
            <text:p>112.8509218201</text:p>
          </table:table-cell>
          <table:table-cell/>
        </table:table-row>
        <table:table-row table:style-name="ro1">
          <table:table-cell office:value-type="float" office:value="1.09762712004522">
            <text:p>1.09762712</text:p>
          </table:table-cell>
          <table:table-cell office:value-type="float" office:value="-10">
            <text:p>-10</text:p>
          </table:table-cell>
          <table:table-cell table:formula="of:=[.A409]*10^([.B409]+12)" office:value-type="float" office:value="109.762712004522">
            <text:p>109.7627120045</text:p>
          </table:table-cell>
          <table:table-cell/>
        </table:table-row>
        <table:table-row table:style-name="ro1">
          <table:table-cell office:value-type="float" office:value="1.06705473589005">
            <text:p>1.0670547359</text:p>
          </table:table-cell>
          <table:table-cell office:value-type="float" office:value="-10">
            <text:p>-10</text:p>
          </table:table-cell>
          <table:table-cell table:formula="of:=[.A410]*10^([.B410]+12)" office:value-type="float" office:value="106.705473589005">
            <text:p>106.705473589</text:p>
          </table:table-cell>
          <table:table-cell/>
        </table:table-row>
        <table:table-row table:style-name="ro1">
          <table:table-cell office:value-type="float" office:value="1.03680083311705">
            <text:p>1.0368008331</text:p>
          </table:table-cell>
          <table:table-cell office:value-type="float" office:value="-10">
            <text:p>-10</text:p>
          </table:table-cell>
          <table:table-cell table:formula="of:=[.A411]*10^([.B411]+12)" office:value-type="float" office:value="103.680083311705">
            <text:p>103.6800833117</text:p>
          </table:table-cell>
          <table:table-cell/>
        </table:table-row>
        <table:table-row table:style-name="ro1">
          <table:table-cell office:value-type="float" office:value="1.00687416803786">
            <text:p>1.006874168</text:p>
          </table:table-cell>
          <table:table-cell office:value-type="float" office:value="-10">
            <text:p>-10</text:p>
          </table:table-cell>
          <table:table-cell table:formula="of:=[.A412]*10^([.B412]+12)" office:value-type="float" office:value="100.687416803786">
            <text:p>100.6874168038</text:p>
          </table:table-cell>
          <table:table-cell/>
        </table:table-row>
        <table:table-row table:style-name="ro1">
          <table:table-cell office:value-type="float" office:value="9.77283475067911">
            <text:p>9.7728347507</text:p>
          </table:table-cell>
          <table:table-cell office:value-type="float" office:value="-11">
            <text:p>-11</text:p>
          </table:table-cell>
          <table:table-cell table:formula="of:=[.A413]*10^([.B413]+12)" office:value-type="float" office:value="97.7283475067911">
            <text:p>97.7283475068</text:p>
          </table:table-cell>
          <table:table-cell/>
        </table:table-row>
        <table:table-row table:style-name="ro1">
          <table:table-cell office:value-type="float" office:value="9.4803745539474">
            <text:p>9.4803745539</text:p>
          </table:table-cell>
          <table:table-cell office:value-type="float" office:value="-11">
            <text:p>-11</text:p>
          </table:table-cell>
          <table:table-cell table:formula="of:=[.A414]*10^([.B414]+12)" office:value-type="float" office:value="94.803745539474">
            <text:p>94.8037455395</text:p>
          </table:table-cell>
          <table:table-cell/>
        </table:table-row>
        <table:table-row table:style-name="ro1">
          <table:table-cell office:value-type="float" office:value="9.19144765138621">
            <text:p>9.1914476514</text:p>
          </table:table-cell>
          <table:table-cell office:value-type="float" office:value="-11">
            <text:p>-11</text:p>
          </table:table-cell>
          <table:table-cell table:formula="of:=[.A415]*10^([.B415]+12)" office:value-type="float" office:value="91.9144765138621">
            <text:p>91.9144765139</text:p>
          </table:table-cell>
          <table:table-cell/>
        </table:table-row>
        <table:table-row table:style-name="ro1">
          <table:table-cell office:value-type="float" office:value="8.90614003005741">
            <text:p>8.9061400301</text:p>
          </table:table-cell>
          <table:table-cell office:value-type="float" office:value="-11">
            <text:p>-11</text:p>
          </table:table-cell>
          <table:table-cell table:formula="of:=[.A416]*10^([.B416]+12)" office:value-type="float" office:value="89.0614003005741">
            <text:p>89.0614003006</text:p>
          </table:table-cell>
          <table:table-cell/>
        </table:table-row>
        <table:table-row table:style-name="ro1">
          <table:table-cell office:value-type="float" office:value="8.62453697435725">
            <text:p>8.6245369744</text:p>
          </table:table-cell>
          <table:table-cell office:value-type="float" office:value="-11">
            <text:p>-11</text:p>
          </table:table-cell>
          <table:table-cell table:formula="of:=[.A417]*10^([.B417]+12)" office:value-type="float" office:value="86.2453697435725">
            <text:p>86.2453697436</text:p>
          </table:table-cell>
          <table:table-cell/>
        </table:table-row>
        <table:table-row table:style-name="ro1">
          <table:table-cell office:value-type="float" office:value="8.3467229324746">
            <text:p>8.3467229325</text:p>
          </table:table-cell>
          <table:table-cell office:value-type="float" office:value="-11">
            <text:p>-11</text:p>
          </table:table-cell>
          <table:table-cell table:formula="of:=[.A418]*10^([.B418]+12)" office:value-type="float" office:value="83.467229324746">
            <text:p>83.4672293247</text:p>
          </table:table-cell>
          <table:table-cell/>
        </table:table-row>
        <table:table-row table:style-name="ro1">
          <table:table-cell office:value-type="float" office:value="8.07278137789373">
            <text:p>8.0727813779</text:p>
          </table:table-cell>
          <table:table-cell office:value-type="float" office:value="-11">
            <text:p>-11</text:p>
          </table:table-cell>
          <table:table-cell table:formula="of:=[.A419]*10^([.B419]+12)" office:value-type="float" office:value="80.7278137789373">
            <text:p>80.7278137789</text:p>
          </table:table-cell>
          <table:table-cell/>
        </table:table-row>
        <table:table-row table:style-name="ro1">
          <table:table-cell office:value-type="float" office:value="7.80279466602663">
            <text:p>7.802794666</text:p>
          </table:table-cell>
          <table:table-cell office:value-type="float" office:value="-11">
            <text:p>-11</text:p>
          </table:table-cell>
          <table:table-cell table:formula="of:=[.A420]*10^([.B420]+12)" office:value-type="float" office:value="78.0279466602663">
            <text:p>78.0279466603</text:p>
          </table:table-cell>
          <table:table-cell/>
        </table:table-row>
        <table:table-row table:style-name="ro1">
          <table:table-cell office:value-type="float" office:value="7.53684388608493">
            <text:p>7.5368438861</text:p>
          </table:table-cell>
          <table:table-cell office:value-type="float" office:value="-11">
            <text:p>-11</text:p>
          </table:table-cell>
          <table:table-cell table:formula="of:=[.A421]*10^([.B421]+12)" office:value-type="float" office:value="75.3684388608493">
            <text:p>75.3684388608</text:p>
          </table:table-cell>
          <table:table-cell/>
        </table:table-row>
        <table:table-row table:style-name="ro1">
          <table:table-cell office:value-type="float" office:value="7.27500870832916">
            <text:p>7.2750087083</text:p>
          </table:table-cell>
          <table:table-cell office:value-type="float" office:value="-11">
            <text:p>-11</text:p>
          </table:table-cell>
          <table:table-cell table:formula="of:=[.A422]*10^([.B422]+12)" office:value-type="float" office:value="72.7500870832916">
            <text:p>72.7500870833</text:p>
          </table:table-cell>
          <table:table-cell/>
        </table:table-row>
        <table:table-row table:style-name="ro1">
          <table:table-cell office:value-type="float" office:value="7.01736722686099">
            <text:p>7.0173672269</text:p>
          </table:table-cell>
          <table:table-cell office:value-type="float" office:value="-11">
            <text:p>-11</text:p>
          </table:table-cell>
          <table:table-cell table:formula="of:=[.A423]*10^([.B423]+12)" office:value-type="float" office:value="70.1736722686099">
            <text:p>70.1736722686</text:p>
          </table:table-cell>
          <table:table-cell/>
        </table:table-row>
        <table:table-row table:style-name="ro1">
          <table:table-cell office:value-type="float" office:value="6.763995798155">
            <text:p>6.7639957982</text:p>
          </table:table-cell>
          <table:table-cell office:value-type="float" office:value="-11">
            <text:p>-11</text:p>
          </table:table-cell>
          <table:table-cell table:formula="of:=[.A424]*10^([.B424]+12)" office:value-type="float" office:value="67.63995798155">
            <text:p>67.6399579816</text:p>
          </table:table-cell>
          <table:table-cell/>
        </table:table-row>
        <table:table-row table:style-name="ro1">
          <table:table-cell office:value-type="float" office:value="6.51496887555853">
            <text:p>6.5149688756</text:p>
          </table:table-cell>
          <table:table-cell office:value-type="float" office:value="-11">
            <text:p>-11</text:p>
          </table:table-cell>
          <table:table-cell table:formula="of:=[.A425]*10^([.B425]+12)" office:value-type="float" office:value="65.1496887555853">
            <text:p>65.1496887556</text:p>
          </table:table-cell>
          <table:table-cell/>
        </table:table-row>
        <table:table-row table:style-name="ro1">
          <table:table-cell office:value-type="float" office:value="6.27035884002154">
            <text:p>6.27035884</text:p>
          </table:table-cell>
          <table:table-cell office:value-type="float" office:value="-11">
            <text:p>-11</text:p>
          </table:table-cell>
          <table:table-cell table:formula="of:=[.A426]*10^([.B426]+12)" office:value-type="float" office:value="62.7035884002154">
            <text:p>62.7035884002</text:p>
          </table:table-cell>
          <table:table-cell/>
        </table:table-row>
        <table:table-row table:style-name="ro1">
          <table:table-cell office:value-type="float" office:value="6.03023582735416">
            <text:p>6.0302358274</text:p>
          </table:table-cell>
          <table:table-cell office:value-type="float" office:value="-11">
            <text:p>-11</text:p>
          </table:table-cell>
          <table:table-cell table:formula="of:=[.A427]*10^([.B427]+12)" office:value-type="float" office:value="60.3023582735416">
            <text:p>60.3023582735</text:p>
          </table:table-cell>
          <table:table-cell/>
        </table:table-row>
        <table:table-row table:style-name="ro1">
          <table:table-cell office:value-type="float" office:value="5.79466755234587">
            <text:p>5.7946675523</text:p>
          </table:table-cell>
          <table:table-cell office:value-type="float" office:value="-11">
            <text:p>-11</text:p>
          </table:table-cell>
          <table:table-cell table:formula="of:=[.A428]*10^([.B428]+12)" office:value-type="float" office:value="57.9466755234587">
            <text:p>57.9466755235</text:p>
          </table:table-cell>
          <table:table-cell/>
        </table:table-row>
        <table:table-row table:style-name="ro1">
          <table:table-cell office:value-type="float" office:value="5.56371913011868">
            <text:p>5.5637191301</text:p>
          </table:table-cell>
          <table:table-cell office:value-type="float" office:value="-11">
            <text:p>-11</text:p>
          </table:table-cell>
          <table:table-cell table:formula="of:=[.A429]*10^([.B429]+12)" office:value-type="float" office:value="55.6371913011868">
            <text:p>55.6371913012</text:p>
          </table:table-cell>
          <table:table-cell/>
        </table:table-row>
        <table:table-row table:style-name="ro1">
          <table:table-cell office:value-type="float" office:value="5.33745289512628">
            <text:p>5.3374528951</text:p>
          </table:table-cell>
          <table:table-cell office:value-type="float" office:value="-11">
            <text:p>-11</text:p>
          </table:table-cell>
          <table:table-cell table:formula="of:=[.A430]*10^([.B430]+12)" office:value-type="float" office:value="53.3745289512628">
            <text:p>53.3745289513</text:p>
          </table:table-cell>
          <table:table-cell/>
        </table:table-row>
        <table:table-row table:style-name="ro1">
          <table:table-cell office:value-type="float" office:value="5.11592821825137">
            <text:p>5.1159282183</text:p>
          </table:table-cell>
          <table:table-cell office:value-type="float" office:value="-11">
            <text:p>-11</text:p>
          </table:table-cell>
          <table:table-cell table:formula="of:=[.A431]*10^([.B431]+12)" office:value-type="float" office:value="51.1592821825137">
            <text:p>51.1592821825</text:p>
          </table:table-cell>
          <table:table-cell/>
        </table:table-row>
        <table:table-row table:style-name="ro1">
          <table:table-cell office:value-type="float" office:value="4.89920132249539">
            <text:p>4.8992013225</text:p>
          </table:table-cell>
          <table:table-cell office:value-type="float" office:value="-11">
            <text:p>-11</text:p>
          </table:table-cell>
          <table:table-cell table:formula="of:=[.A432]*10^([.B432]+12)" office:value-type="float" office:value="48.9920132249539">
            <text:p>48.992013225</text:p>
          </table:table-cell>
          <table:table-cell/>
        </table:table-row>
        <table:table-row table:style-name="ro1">
          <table:table-cell office:value-type="float" office:value="4.68732509779702">
            <text:p>4.6873250978</text:p>
          </table:table-cell>
          <table:table-cell office:value-type="float" office:value="-11">
            <text:p>-11</text:p>
          </table:table-cell>
          <table:table-cell table:formula="of:=[.A433]*10^([.B433]+12)" office:value-type="float" office:value="46.8732509779702">
            <text:p>46.873250978</text:p>
          </table:table-cell>
          <table:table-cell/>
        </table:table-row>
        <table:table-row table:style-name="ro1">
          <table:table-cell office:value-type="float" office:value="4.48034891555918">
            <text:p>4.4803489156</text:p>
          </table:table-cell>
          <table:table-cell office:value-type="float" office:value="-11">
            <text:p>-11</text:p>
          </table:table-cell>
          <table:table-cell table:formula="of:=[.A434]*10^([.B434]+12)" office:value-type="float" office:value="44.8034891555918">
            <text:p>44.8034891556</text:p>
          </table:table-cell>
          <table:table-cell/>
        </table:table-row>
        <table:table-row table:style-name="ro1">
          <table:table-cell office:value-type="float" office:value="4.27831844350729">
            <text:p>4.2783184435</text:p>
          </table:table-cell>
          <table:table-cell office:value-type="float" office:value="-11">
            <text:p>-11</text:p>
          </table:table-cell>
          <table:table-cell table:formula="of:=[.A435]*10^([.B435]+12)" office:value-type="float" office:value="42.7831844350729">
            <text:p>42.7831844351</text:p>
          </table:table-cell>
          <table:table-cell/>
        </table:table-row>
        <table:table-row table:style-name="ro1">
          <table:table-cell office:value-type="float" office:value="4.08127546154544">
            <text:p>4.0812754615</text:p>
          </table:table-cell>
          <table:table-cell office:value-type="float" office:value="-11">
            <text:p>-11</text:p>
          </table:table-cell>
          <table:table-cell table:formula="of:=[.A436]*10^([.B436]+12)" office:value-type="float" office:value="40.8127546154544">
            <text:p>40.8127546155</text:p>
          </table:table-cell>
          <table:table-cell/>
        </table:table-row>
        <table:table-row table:style-name="ro1">
          <table:table-cell office:value-type="float" office:value="3.88925767932022">
            <text:p>3.8892576793</text:p>
          </table:table-cell>
          <table:table-cell office:value-type="float" office:value="-11">
            <text:p>-11</text:p>
          </table:table-cell>
          <table:table-cell table:formula="of:=[.A437]*10^([.B437]+12)" office:value-type="float" office:value="38.8925767932022">
            <text:p>38.8925767932</text:p>
          </table:table-cell>
          <table:table-cell/>
        </table:table-row>
        <table:table-row table:style-name="ro1">
          <table:table-cell office:value-type="float" office:value="3.70229855624485">
            <text:p>3.7022985562</text:p>
          </table:table-cell>
          <table:table-cell office:value-type="float" office:value="-11">
            <text:p>-11</text:p>
          </table:table-cell>
          <table:table-cell table:formula="of:=[.A438]*10^([.B438]+12)" office:value-type="float" office:value="37.0229855624485">
            <text:p>37.0229855624</text:p>
          </table:table-cell>
          <table:table-cell/>
        </table:table-row>
        <table:table-row table:style-name="ro1">
          <table:table-cell office:value-type="float" office:value="3.52042712477812">
            <text:p>3.5204271248</text:p>
          </table:table-cell>
          <table:table-cell office:value-type="float" office:value="-11">
            <text:p>-11</text:p>
          </table:table-cell>
          <table:table-cell table:formula="of:=[.A439]*10^([.B439]+12)" office:value-type="float" office:value="35.2042712477812">
            <text:p>35.2042712478</text:p>
          </table:table-cell>
          <table:table-cell/>
        </table:table-row>
        <table:table-row table:style-name="ro1">
          <table:table-cell office:value-type="float" office:value="3.34366781779348">
            <text:p>3.3436678178</text:p>
          </table:table-cell>
          <table:table-cell office:value-type="float" office:value="-11">
            <text:p>-11</text:p>
          </table:table-cell>
          <table:table-cell table:formula="of:=[.A440]*10^([.B440]+12)" office:value-type="float" office:value="33.4366781779348">
            <text:p>33.4366781779</text:p>
          </table:table-cell>
          <table:table-cell/>
        </table:table-row>
        <table:table-row table:style-name="ro1">
          <table:table-cell office:value-type="float" office:value="3.17204030091244">
            <text:p>3.1720403009</text:p>
          </table:table-cell>
          <table:table-cell office:value-type="float" office:value="-11">
            <text:p>-11</text:p>
          </table:table-cell>
          <table:table-cell table:formula="of:=[.A441]*10^([.B441]+12)" office:value-type="float" office:value="31.7204030091244">
            <text:p>31.7204030091</text:p>
          </table:table-cell>
          <table:table-cell/>
        </table:table-row>
        <table:table-row table:style-name="ro1">
          <table:table-cell office:value-type="float" office:value="3.00555931071356">
            <text:p>3.0055593107</text:p>
          </table:table-cell>
          <table:table-cell office:value-type="float" office:value="-11">
            <text:p>-11</text:p>
          </table:table-cell>
          <table:table-cell table:formula="of:=[.A442]*10^([.B442]+12)" office:value-type="float" office:value="30.0555931071356">
            <text:p>30.0555931071</text:p>
          </table:table-cell>
          <table:table-cell/>
        </table:table-row>
        <table:table-row table:style-name="ro1">
          <table:table-cell office:value-type="float" office:value="2.84423449976254">
            <text:p>2.8442344998</text:p>
          </table:table-cell>
          <table:table-cell office:value-type="float" office:value="-11">
            <text:p>-11</text:p>
          </table:table-cell>
          <table:table-cell table:formula="of:=[.A443]*10^([.B443]+12)" office:value-type="float" office:value="28.4423449976254">
            <text:p>28.4423449976</text:p>
          </table:table-cell>
          <table:table-cell/>
        </table:table-row>
        <table:table-row table:style-name="ro1">
          <table:table-cell office:value-type="float" office:value="2.68807028944042">
            <text:p>2.6880702894</text:p>
          </table:table-cell>
          <table:table-cell office:value-type="float" office:value="-11">
            <text:p>-11</text:p>
          </table:table-cell>
          <table:table-cell table:formula="of:=[.A444]*10^([.B444]+12)" office:value-type="float" office:value="26.8807028944042">
            <text:p>26.8807028944</text:p>
          </table:table-cell>
          <table:table-cell/>
        </table:table-row>
        <table:table-row table:style-name="ro1">
          <table:table-cell office:value-type="float" office:value="2.53706573157446">
            <text:p>2.5370657316</text:p>
          </table:table-cell>
          <table:table-cell office:value-type="float" office:value="-11">
            <text:p>-11</text:p>
          </table:table-cell>
          <table:table-cell table:formula="of:=[.A445]*10^([.B445]+12)" office:value-type="float" office:value="25.3706573157446">
            <text:p>25.3706573157</text:p>
          </table:table-cell>
          <table:table-cell/>
        </table:table-row>
        <table:table-row table:style-name="ro1">
          <table:table-cell office:value-type="float" office:value="2.3912143799002">
            <text:p>2.3912143799</text:p>
          </table:table-cell>
          <table:table-cell office:value-type="float" office:value="-11">
            <text:p>-11</text:p>
          </table:table-cell>
          <table:table-cell table:formula="of:=[.A446]*10^([.B446]+12)" office:value-type="float" office:value="23.912143799002">
            <text:p>23.912143799</text:p>
          </table:table-cell>
          <table:table-cell/>
        </table:table-row>
        <table:table-row table:style-name="ro1">
          <table:table-cell office:value-type="float" office:value="2.25050417240237">
            <text:p>2.2505041724</text:p>
          </table:table-cell>
          <table:table-cell office:value-type="float" office:value="-11">
            <text:p>-11</text:p>
          </table:table-cell>
          <table:table-cell table:formula="of:=[.A447]*10^([.B447]+12)" office:value-type="float" office:value="22.5050417240237">
            <text:p>22.505041724</text:p>
          </table:table-cell>
          <table:table-cell/>
        </table:table-row>
        <table:table-row table:style-name="ro1">
          <table:table-cell office:value-type="float" office:value="2.11491732559601">
            <text:p>2.1149173256</text:p>
          </table:table-cell>
          <table:table-cell office:value-type="float" office:value="-11">
            <text:p>-11</text:p>
          </table:table-cell>
          <table:table-cell table:formula="of:=[.A448]*10^([.B448]+12)" office:value-type="float" office:value="21.1491732559601">
            <text:p>21.149173256</text:p>
          </table:table-cell>
          <table:table-cell/>
        </table:table-row>
        <table:table-row table:style-name="ro1">
          <table:table-cell office:value-type="float" office:value="1.98443024181787">
            <text:p>1.9844302418</text:p>
          </table:table-cell>
          <table:table-cell office:value-type="float" office:value="-11">
            <text:p>-11</text:p>
          </table:table-cell>
          <table:table-cell table:formula="of:=[.A449]*10^([.B449]+12)" office:value-type="float" office:value="19.8443024181787">
            <text:p>19.8443024182</text:p>
          </table:table-cell>
          <table:table-cell/>
        </table:table-row>
        <table:table-row table:style-name="ro1">
          <table:table-cell office:value-type="float" office:value="1.85901343060005">
            <text:p>1.8590134306</text:p>
          </table:table-cell>
          <table:table-cell office:value-type="float" office:value="-11">
            <text:p>-11</text:p>
          </table:table-cell>
          <table:table-cell table:formula="of:=[.A450]*10^([.B450]+12)" office:value-type="float" office:value="18.5901343060005">
            <text:p>18.590134306</text:p>
          </table:table-cell>
          <table:table-cell/>
        </table:table-row>
        <table:table-row table:style-name="ro1">
          <table:table-cell office:value-type="float" office:value="1.73863144519312">
            <text:p>1.7386314452</text:p>
          </table:table-cell>
          <table:table-cell office:value-type="float" office:value="-11">
            <text:p>-11</text:p>
          </table:table-cell>
          <table:table-cell table:formula="of:=[.A451]*10^([.B451]+12)" office:value-type="float" office:value="17.3863144519312">
            <text:p>17.3863144519</text:p>
          </table:table-cell>
          <table:table-cell/>
        </table:table-row>
        <table:table-row table:style-name="ro1">
          <table:table-cell office:value-type="float" office:value="1.62324283529418">
            <text:p>1.6232428353</text:p>
          </table:table-cell>
          <table:table-cell office:value-type="float" office:value="-11">
            <text:p>-11</text:p>
          </table:table-cell>
          <table:table-cell table:formula="of:=[.A452]*10^([.B452]+12)" office:value-type="float" office:value="16.2324283529418">
            <text:p>16.2324283529</text:p>
          </table:table-cell>
          <table:table-cell/>
        </table:table-row>
        <table:table-row table:style-name="ro1">
          <table:table-cell office:value-type="float" office:value="1.51280011701558">
            <text:p>1.512800117</text:p>
          </table:table-cell>
          <table:table-cell office:value-type="float" office:value="-11">
            <text:p>-11</text:p>
          </table:table-cell>
          <table:table-cell table:formula="of:=[.A453]*10^([.B453]+12)" office:value-type="float" office:value="15.1280011701558">
            <text:p>15.1280011702</text:p>
          </table:table-cell>
          <table:table-cell/>
        </table:table-row>
        <table:table-row table:style-name="ro1">
          <table:table-cell office:value-type="float" office:value="1.40724976110192">
            <text:p>1.4072497611</text:p>
          </table:table-cell>
          <table:table-cell office:value-type="float" office:value="-11">
            <text:p>-11</text:p>
          </table:table-cell>
          <table:table-cell table:formula="of:=[.A454]*10^([.B454]+12)" office:value-type="float" office:value="14.0724976110192">
            <text:p>14.072497611</text:p>
          </table:table-cell>
          <table:table-cell/>
        </table:table-row>
        <table:table-row table:style-name="ro1">
          <table:table-cell office:value-type="float" office:value="1.30653220036646">
            <text:p>1.3065322004</text:p>
          </table:table-cell>
          <table:table-cell office:value-type="float" office:value="-11">
            <text:p>-11</text:p>
          </table:table-cell>
          <table:table-cell table:formula="of:=[.A455]*10^([.B455]+12)" office:value-type="float" office:value="13.0653220036646">
            <text:p>13.0653220037</text:p>
          </table:table-cell>
          <table:table-cell/>
        </table:table-row>
        <table:table-row table:style-name="ro1">
          <table:table-cell office:value-type="float" office:value="1.21058185727257">
            <text:p>1.2105818573</text:p>
          </table:table-cell>
          <table:table-cell office:value-type="float" office:value="-11">
            <text:p>-11</text:p>
          </table:table-cell>
          <table:table-cell table:formula="of:=[.A456]*10^([.B456]+12)" office:value-type="float" office:value="12.1058185727257">
            <text:p>12.1058185727</text:p>
          </table:table-cell>
          <table:table-cell/>
        </table:table-row>
        <table:table-row table:style-name="ro1">
          <table:table-cell office:value-type="float" office:value="1.11932719253033">
            <text:p>1.1193271925</text:p>
          </table:table-cell>
          <table:table-cell office:value-type="float" office:value="-11">
            <text:p>-11</text:p>
          </table:table-cell>
          <table:table-cell table:formula="of:=[.A457]*10^([.B457]+12)" office:value-type="float" office:value="11.1932719253033">
            <text:p>11.1932719253</text:p>
          </table:table-cell>
          <table:table-cell/>
        </table:table-row>
        <table:table-row table:style-name="ro1">
          <table:table-cell office:value-type="float" office:value="1.03269077551438">
            <text:p>1.0326907755</text:p>
          </table:table-cell>
          <table:table-cell office:value-type="float" office:value="-11">
            <text:p>-11</text:p>
          </table:table-cell>
          <table:table-cell table:formula="of:=[.A458]*10^([.B458]+12)" office:value-type="float" office:value="10.3269077551438">
            <text:p>10.3269077551</text:p>
          </table:table-cell>
          <table:table-cell/>
        </table:table-row>
        <table:table-row table:style-name="ro1">
          <table:table-cell office:value-type="float" office:value="9.50589377234172">
            <text:p>9.5058937723</text:p>
          </table:table-cell>
          <table:table-cell office:value-type="float" office:value="-12">
            <text:p>-12</text:p>
          </table:table-cell>
          <table:table-cell table:formula="of:=[.A459]*10^([.B459]+12)" office:value-type="float" office:value="9.50589377234172">
            <text:p>9.5058937723</text:p>
          </table:table-cell>
          <table:table-cell/>
        </table:table-row>
        <table:table-row table:style-name="ro1">
          <table:table-cell office:value-type="float" office:value="8.72934086503631">
            <text:p>8.729340865</text:p>
          </table:table-cell>
          <table:table-cell office:value-type="float" office:value="-12">
            <text:p>-12</text:p>
          </table:table-cell>
          <table:table-cell table:formula="of:=[.A460]*10^([.B460]+12)" office:value-type="float" office:value="8.72934086503631">
            <text:p>8.729340865</text:p>
          </table:table-cell>
          <table:table-cell/>
        </table:table-row>
        <table:table-row table:style-name="ro1">
          <table:table-cell office:value-type="float" office:value="7.99630449863027">
            <text:p>7.9963044986</text:p>
          </table:table-cell>
          <table:table-cell office:value-type="float" office:value="-12">
            <text:p>-12</text:p>
          </table:table-cell>
          <table:table-cell table:formula="of:=[.A461]*10^([.B461]+12)" office:value-type="float" office:value="7.99630449863027">
            <text:p>7.9963044986</text:p>
          </table:table-cell>
          <table:table-cell/>
        </table:table-row>
        <table:table-row table:style-name="ro1">
          <table:table-cell office:value-type="float" office:value="7.30578635701597">
            <text:p>7.305786357</text:p>
          </table:table-cell>
          <table:table-cell office:value-type="float" office:value="-12">
            <text:p>-12</text:p>
          </table:table-cell>
          <table:table-cell table:formula="of:=[.A462]*10^([.B462]+12)" office:value-type="float" office:value="7.30578635701597">
            <text:p>7.305786357</text:p>
          </table:table-cell>
          <table:table-cell/>
        </table:table-row>
        <table:table-row table:style-name="ro1">
          <table:table-cell office:value-type="float" office:value="6.65673622915937">
            <text:p>6.6567362292</text:p>
          </table:table-cell>
          <table:table-cell office:value-type="float" office:value="-12">
            <text:p>-12</text:p>
          </table:table-cell>
          <table:table-cell table:formula="of:=[.A463]*10^([.B463]+12)" office:value-type="float" office:value="6.65673622915937">
            <text:p>6.6567362292</text:p>
          </table:table-cell>
          <table:table-cell/>
        </table:table-row>
        <table:table-row table:style-name="ro1">
          <table:table-cell office:value-type="float" office:value="6.04805414316114">
            <text:p>6.0480541432</text:p>
          </table:table-cell>
          <table:table-cell office:value-type="float" office:value="-12">
            <text:p>-12</text:p>
          </table:table-cell>
          <table:table-cell table:formula="of:=[.A464]*10^([.B464]+12)" office:value-type="float" office:value="6.04805414316114">
            <text:p>6.0480541432</text:p>
          </table:table-cell>
          <table:table-cell/>
        </table:table-row>
        <table:table-row table:style-name="ro1">
          <table:table-cell office:value-type="float" office:value="5.47859274859613">
            <text:p>5.4785927486</text:p>
          </table:table-cell>
          <table:table-cell office:value-type="float" office:value="-12">
            <text:p>-12</text:p>
          </table:table-cell>
          <table:table-cell table:formula="of:=[.A465]*10^([.B465]+12)" office:value-type="float" office:value="5.47859274859613">
            <text:p>5.4785927486</text:p>
          </table:table-cell>
          <table:table-cell/>
        </table:table-row>
        <table:table-row table:style-name="ro1">
          <table:table-cell office:value-type="float" office:value="4.94715994653104">
            <text:p>4.9471599465</text:p>
          </table:table-cell>
          <table:table-cell office:value-type="float" office:value="-12">
            <text:p>-12</text:p>
          </table:table-cell>
          <table:table-cell table:formula="of:=[.A466]*10^([.B466]+12)" office:value-type="float" office:value="4.94715994653104">
            <text:p>4.9471599465</text:p>
          </table:table-cell>
          <table:table-cell/>
        </table:table-row>
        <table:table-row table:style-name="ro1">
          <table:table-cell office:value-type="float" office:value="4.45252176514241">
            <text:p>4.4525217651</text:p>
          </table:table-cell>
          <table:table-cell office:value-type="float" office:value="-12">
            <text:p>-12</text:p>
          </table:table-cell>
          <table:table-cell table:formula="of:=[.A467]*10^([.B467]+12)" office:value-type="float" office:value="4.45252176514241">
            <text:p>4.4525217651</text:p>
          </table:table-cell>
          <table:table-cell/>
        </table:table-row>
        <table:table-row table:style-name="ro1">
          <table:table-cell office:value-type="float" office:value="3.99340547731151">
            <text:p>3.9934054773</text:p>
          </table:table-cell>
          <table:table-cell office:value-type="float" office:value="-12">
            <text:p>-12</text:p>
          </table:table-cell>
          <table:table-cell table:formula="of:=[.A468]*10^([.B468]+12)" office:value-type="float" office:value="3.99340547731151">
            <text:p>3.9934054773</text:p>
          </table:table-cell>
          <table:table-cell/>
        </table:table-row>
        <table:table-row table:style-name="ro1">
          <table:table-cell office:value-type="float" office:value="3.56850295496885">
            <text:p>3.568502955</text:p>
          </table:table-cell>
          <table:table-cell office:value-type="float" office:value="-12">
            <text:p>-12</text:p>
          </table:table-cell>
          <table:table-cell table:formula="of:=[.A469]*10^([.B469]+12)" office:value-type="float" office:value="3.56850295496885">
            <text:p>3.568502955</text:p>
          </table:table-cell>
          <table:table-cell/>
        </table:table-row>
        <table:table-row table:style-name="ro1">
          <table:table-cell office:value-type="float" office:value="3.17647425330913">
            <text:p>3.1764742533</text:p>
          </table:table-cell>
          <table:table-cell office:value-type="float" office:value="-12">
            <text:p>-12</text:p>
          </table:table-cell>
          <table:table-cell table:formula="of:=[.A470]*10^([.B470]+12)" office:value-type="float" office:value="3.17647425330913">
            <text:p>3.1764742533</text:p>
          </table:table-cell>
          <table:table-cell/>
        </table:table-row>
        <table:table-row table:style-name="ro1">
          <table:table-cell office:value-type="float" office:value="2.81595141630985">
            <text:p>2.8159514163</text:p>
          </table:table-cell>
          <table:table-cell office:value-type="float" office:value="-12">
            <text:p>-12</text:p>
          </table:table-cell>
          <table:table-cell table:formula="of:=[.A471]*10^([.B471]+12)" office:value-type="float" office:value="2.81595141630985">
            <text:p>2.8159514163</text:p>
          </table:table-cell>
          <table:table-cell/>
        </table:table-row>
        <table:table-row table:style-name="ro1">
          <table:table-cell office:value-type="float" office:value="2.48554249327652">
            <text:p>2.4855424933</text:p>
          </table:table-cell>
          <table:table-cell office:value-type="float" office:value="-12">
            <text:p>-12</text:p>
          </table:table-cell>
          <table:table-cell table:formula="of:=[.A472]*10^([.B472]+12)" office:value-type="float" office:value="2.48554249327652">
            <text:p>2.4855424933</text:p>
          </table:table-cell>
          <table:table-cell/>
        </table:table-row>
        <table:table-row table:style-name="ro1">
          <table:table-cell office:value-type="float" office:value="2.18383575441855">
            <text:p>2.1838357544</text:p>
          </table:table-cell>
          <table:table-cell office:value-type="float" office:value="-12">
            <text:p>-12</text:p>
          </table:table-cell>
          <table:table-cell table:formula="of:=[.A473]*10^([.B473]+12)" office:value-type="float" office:value="2.18383575441855">
            <text:p>2.1838357544</text:p>
          </table:table-cell>
          <table:table-cell/>
        </table:table-row>
        <table:table-row table:style-name="ro1">
          <table:table-cell office:value-type="float" office:value="1.90940409174731">
            <text:p>1.9094040917</text:p>
          </table:table-cell>
          <table:table-cell office:value-type="float" office:value="-12">
            <text:p>-12</text:p>
          </table:table-cell>
          <table:table-cell table:formula="of:=[.A474]*10^([.B474]+12)" office:value-type="float" office:value="1.90940409174731">
            <text:p>1.9094040917</text:p>
          </table:table-cell>
          <table:table-cell/>
        </table:table-row>
        <table:table-row table:style-name="ro1">
          <table:table-cell office:value-type="float" office:value="1.66080958989844">
            <text:p>1.6608095899</text:p>
          </table:table-cell>
          <table:table-cell office:value-type="float" office:value="-12">
            <text:p>-12</text:p>
          </table:table-cell>
          <table:table-cell table:formula="of:=[.A475]*10^([.B475]+12)" office:value-type="float" office:value="1.66080958989844">
            <text:p>1.6608095899</text:p>
          </table:table-cell>
          <table:table-cell/>
        </table:table-row>
        <table:table-row table:style-name="ro1">
          <table:table-cell office:value-type="float" office:value="1.43660824982932">
            <text:p>1.4366082498</text:p>
          </table:table-cell>
          <table:table-cell office:value-type="float" office:value="-12">
            <text:p>-12</text:p>
          </table:table-cell>
          <table:table-cell table:formula="of:=[.A476]*10^([.B476]+12)" office:value-type="float" office:value="1.43660824982932">
            <text:p>1.4366082498</text:p>
          </table:table-cell>
          <table:table-cell/>
        </table:table-row>
        <table:table-row table:style-name="ro1">
          <table:table-cell office:value-type="float" office:value="1.23535484674869">
            <text:p>1.2353548467</text:p>
          </table:table-cell>
          <table:table-cell office:value-type="float" office:value="-12">
            <text:p>-12</text:p>
          </table:table-cell>
          <table:table-cell table:formula="of:=[.A477]*10^([.B477]+12)" office:value-type="float" office:value="1.23535484674869">
            <text:p>1.2353548467</text:p>
          </table:table-cell>
          <table:table-cell/>
        </table:table-row>
        <table:table-row table:style-name="ro1">
          <table:table-cell office:value-type="float" office:value="1.05560790211437">
            <text:p>1.0556079021</text:p>
          </table:table-cell>
          <table:table-cell office:value-type="float" office:value="-12">
            <text:p>-12</text:p>
          </table:table-cell>
          <table:table-cell table:formula="of:=[.A478]*10^([.B478]+12)" office:value-type="float" office:value="1.05560790211437">
            <text:p>1.0556079021</text:p>
          </table:table-cell>
          <table:table-cell/>
        </table:table-row>
        <table:table-row table:style-name="ro1">
          <table:table-cell office:value-type="float" office:value="8.95934748105742">
            <text:p>8.9593474811</text:p>
          </table:table-cell>
          <table:table-cell office:value-type="float" office:value="-13">
            <text:p>-13</text:p>
          </table:table-cell>
          <table:table-cell table:formula="of:=[.A479]*10^([.B479]+12)" office:value-type="float" office:value="0.895934748105742">
            <text:p>0.8959347481</text:p>
          </table:table-cell>
          <table:table-cell/>
        </table:table-row>
        <table:table-row table:style-name="ro1">
          <table:table-cell office:value-type="float" office:value="7.5491666165736">
            <text:p>7.5491666166</text:p>
          </table:table-cell>
          <table:table-cell office:value-type="float" office:value="-13">
            <text:p>-13</text:p>
          </table:table-cell>
          <table:table-cell table:formula="of:=[.A480]*10^([.B480]+12)" office:value-type="float" office:value="0.75491666165736">
            <text:p>0.7549166617</text:p>
          </table:table-cell>
          <table:table-cell/>
        </table:table-row>
        <table:table-row table:style-name="ro1">
          <table:table-cell office:value-type="float" office:value="6.31154043944544">
            <text:p>6.3115404394</text:p>
          </table:table-cell>
          <table:table-cell office:value-type="float" office:value="-13">
            <text:p>-13</text:p>
          </table:table-cell>
          <table:table-cell table:formula="of:=[.A481]*10^([.B481]+12)" office:value-type="float" office:value="0.631154043944544">
            <text:p>0.6311540439</text:p>
          </table:table-cell>
          <table:table-cell/>
        </table:table-row>
        <table:table-row table:style-name="ro1">
          <table:table-cell office:value-type="float" office:value="5.23271620159932">
            <text:p>5.2327162016</text:p>
          </table:table-cell>
          <table:table-cell office:value-type="float" office:value="-13">
            <text:p>-13</text:p>
          </table:table-cell>
          <table:table-cell table:formula="of:=[.A482]*10^([.B482]+12)" office:value-type="float" office:value="0.523271620159932">
            <text:p>0.5232716202</text:p>
          </table:table-cell>
          <table:table-cell/>
        </table:table-row>
        <table:table-row table:style-name="ro1">
          <table:table-cell office:value-type="float" office:value="4.29923633524914">
            <text:p>4.2992363352</text:p>
          </table:table-cell>
          <table:table-cell office:value-type="float" office:value="-13">
            <text:p>-13</text:p>
          </table:table-cell>
          <table:table-cell table:formula="of:=[.A483]*10^([.B483]+12)" office:value-type="float" office:value="0.429923633524914">
            <text:p>0.4299236335</text:p>
          </table:table-cell>
          <table:table-cell/>
        </table:table-row>
        <table:table-row table:style-name="ro1">
          <table:table-cell office:value-type="float" office:value="3.49799006757873">
            <text:p>3.4979900676</text:p>
          </table:table-cell>
          <table:table-cell office:value-type="float" office:value="-13">
            <text:p>-13</text:p>
          </table:table-cell>
          <table:table-cell table:formula="of:=[.A484]*10^([.B484]+12)" office:value-type="float" office:value="0.349799006757873">
            <text:p>0.3497990068</text:p>
          </table:table-cell>
          <table:table-cell/>
        </table:table-row>
        <table:table-row table:style-name="ro1">
          <table:table-cell office:value-type="float" office:value="2.81626443684662">
            <text:p>2.8162644368</text:p>
          </table:table-cell>
          <table:table-cell office:value-type="float" office:value="-13">
            <text:p>-13</text:p>
          </table:table-cell>
          <table:table-cell table:formula="of:=[.A485]*10^([.B485]+12)" office:value-type="float" office:value="0.281626443684662">
            <text:p>0.2816264437</text:p>
          </table:table-cell>
          <table:table-cell/>
        </table:table-row>
        <table:table-row table:style-name="ro1">
          <table:table-cell office:value-type="float" office:value="2.24179443337583">
            <text:p>2.2417944334</text:p>
          </table:table-cell>
          <table:table-cell office:value-type="float" office:value="-13">
            <text:p>-13</text:p>
          </table:table-cell>
          <table:table-cell table:formula="of:=[.A486]*10^([.B486]+12)" office:value-type="float" office:value="0.224179443337583">
            <text:p>0.2241794433</text:p>
          </table:table-cell>
          <table:table-cell/>
        </table:table-row>
        <table:table-row table:style-name="ro1">
          <table:table-cell office:value-type="float" office:value="1.76281198757111">
            <text:p>1.7628119876</text:p>
          </table:table-cell>
          <table:table-cell office:value-type="float" office:value="-13">
            <text:p>-13</text:p>
          </table:table-cell>
          <table:table-cell table:formula="of:=[.A487]*10^([.B487]+12)" office:value-type="float" office:value="0.176281198757111">
            <text:p>0.1762811988</text:p>
          </table:table-cell>
          <table:table-cell/>
        </table:table-row>
        <table:table-row table:style-name="ro1">
          <table:table-cell office:value-type="float" office:value="1.36809352793661">
            <text:p>1.3680935279</text:p>
          </table:table-cell>
          <table:table-cell office:value-type="float" office:value="-13">
            <text:p>-13</text:p>
          </table:table-cell>
          <table:table-cell table:formula="of:=[.A488]*10^([.B488]+12)" office:value-type="float" office:value="0.136809352793661">
            <text:p>0.1368093528</text:p>
          </table:table-cell>
          <table:table-cell/>
        </table:table-row>
        <table:table-row table:style-name="ro1">
          <table:table-cell office:value-type="float" office:value="1.04700583510348">
            <text:p>1.0470058351</text:p>
          </table:table-cell>
          <table:table-cell office:value-type="float" office:value="-13">
            <text:p>-13</text:p>
          </table:table-cell>
          <table:table-cell table:formula="of:=[.A489]*10^([.B489]+12)" office:value-type="float" office:value="0.104700583510348">
            <text:p>0.1047005835</text:p>
          </table:table-cell>
          <table:table-cell/>
        </table:table-row>
        <table:table-row table:style-name="ro1">
          <table:table-cell office:value-type="float" office:value="7.89549923154408">
            <text:p>7.8954992315</text:p>
          </table:table-cell>
          <table:table-cell office:value-type="float" office:value="-14">
            <text:p>-14</text:p>
          </table:table-cell>
          <table:table-cell table:formula="of:=[.A490]*10^([.B490]+12)" office:value-type="float" office:value="0.0789549923154408">
            <text:p>0.0789549923</text:p>
          </table:table-cell>
          <table:table-cell/>
        </table:table-row>
        <table:table-row table:style-name="ro1">
          <table:table-cell office:value-type="float" office:value="5.86402687058583">
            <text:p>5.8640268706</text:p>
          </table:table-cell>
          <table:table-cell office:value-type="float" office:value="-14">
            <text:p>-14</text:p>
          </table:table-cell>
          <table:table-cell table:formula="of:=[.A491]*10^([.B491]+12)" office:value-type="float" office:value="0.0586402687058583">
            <text:p>0.0586402687</text:p>
          </table:table-cell>
          <table:table-cell/>
        </table:table-row>
        <table:table-row table:style-name="ro1">
          <table:table-cell office:value-type="float" office:value="4.28956064789455">
            <text:p>4.2895606479</text:p>
          </table:table-cell>
          <table:table-cell office:value-type="float" office:value="-14">
            <text:p>-14</text:p>
          </table:table-cell>
          <table:table-cell table:formula="of:=[.A492]*10^([.B492]+12)" office:value-type="float" office:value="0.0428956064789455">
            <text:p>0.0428956065</text:p>
          </table:table-cell>
          <table:table-cell/>
        </table:table-row>
        <table:table-row table:style-name="ro1">
          <table:table-cell office:value-type="float" office:value="3.09353474647257">
            <text:p>3.0935347465</text:p>
          </table:table-cell>
          <table:table-cell office:value-type="float" office:value="-14">
            <text:p>-14</text:p>
          </table:table-cell>
          <table:table-cell table:formula="of:=[.A493]*10^([.B493]+12)" office:value-type="float" office:value="0.0309353474647257">
            <text:p>0.0309353475</text:p>
          </table:table-cell>
          <table:table-cell/>
        </table:table-row>
        <table:table-row table:style-name="ro1">
          <table:table-cell office:value-type="float" office:value="2.20523302378945">
            <text:p>2.2052330238</text:p>
          </table:table-cell>
          <table:table-cell office:value-type="float" office:value="-14">
            <text:p>-14</text:p>
          </table:table-cell>
          <table:table-cell table:formula="of:=[.A494]*10^([.B494]+12)" office:value-type="float" office:value="0.0220523302378945">
            <text:p>0.0220523302</text:p>
          </table:table-cell>
          <table:table-cell/>
        </table:table-row>
        <table:table-row table:style-name="ro1">
          <table:table-cell office:value-type="float" office:value="1.5620922878647">
            <text:p>1.5620922879</text:p>
          </table:table-cell>
          <table:table-cell office:value-type="float" office:value="-14">
            <text:p>-14</text:p>
          </table:table-cell>
          <table:table-cell table:formula="of:=[.A495]*10^([.B495]+12)" office:value-type="float" office:value="0.015620922878647">
            <text:p>0.0156209229</text:p>
          </table:table-cell>
          <table:table-cell/>
        </table:table-row>
        <table:table-row table:style-name="ro1">
          <table:table-cell office:value-type="float" office:value="1.10997206519969">
            <text:p>1.1099720652</text:p>
          </table:table-cell>
          <table:table-cell office:value-type="float" office:value="-14">
            <text:p>-14</text:p>
          </table:table-cell>
          <table:table-cell table:formula="of:=[.A496]*10^([.B496]+12)" office:value-type="float" office:value="0.0110997206519969">
            <text:p>0.0110997207</text:p>
          </table:table-cell>
          <table:table-cell/>
        </table:table-row>
        <table:table-row table:style-name="ro1">
          <table:table-cell office:value-type="float" office:value="8.03389145223581">
            <text:p>8.0338914522</text:p>
          </table:table-cell>
          <table:table-cell office:value-type="float" office:value="-15">
            <text:p>-15</text:p>
          </table:table-cell>
          <table:table-cell table:formula="of:=[.A497]*10^([.B497]+12)" office:value-type="float" office:value="0.00803389145223581">
            <text:p>0.0080338915</text:p>
          </table:table-cell>
          <table:table-cell/>
        </table:table-row>
        <table:table-row table:style-name="ro1">
          <table:table-cell office:value-type="float" office:value="6.05715399594638">
            <text:p>6.0571539959</text:p>
          </table:table-cell>
          <table:table-cell office:value-type="float" office:value="-15">
            <text:p>-15</text:p>
          </table:table-cell>
          <table:table-cell table:formula="of:=[.A498]*10^([.B498]+12)" office:value-type="float" office:value="0.00605715399594638">
            <text:p>0.006057154</text:p>
          </table:table-cell>
          <table:table-cell/>
        </table:table-row>
        <table:table-row table:style-name="ro1">
          <table:table-cell office:value-type="float" office:value="4.89337602485935">
            <text:p>4.8933760249</text:p>
          </table:table-cell>
          <table:table-cell office:value-type="float" office:value="-15">
            <text:p>-15</text:p>
          </table:table-cell>
          <table:table-cell table:formula="of:=[.A499]*10^([.B499]+12)" office:value-type="float" office:value="0.00489337602485935">
            <text:p>0.004893376</text:p>
          </table:table-cell>
          <table:table-cell/>
        </table:table-row>
        <table:table-row table:style-name="ro1">
          <table:table-cell office:value-type="float" office:value="4.35778217828339">
            <text:p>4.3577821783</text:p>
          </table:table-cell>
          <table:table-cell office:value-type="float" office:value="-15">
            <text:p>-15</text:p>
          </table:table-cell>
          <table:table-cell table:formula="of:=[.A500]*10^([.B500]+12)" office:value-type="float" office:value="0.00435778217828339">
            <text:p>0.0043577822</text:p>
          </table:table-cell>
          <table:table-cell/>
        </table:table-row>
        <table:table-row table:style-name="ro1">
          <table:table-cell office:value-type="float" office:value="4.35776369172797">
            <text:p>4.3577636917</text:p>
          </table:table-cell>
          <table:table-cell office:value-type="float" office:value="-15">
            <text:p>-15</text:p>
          </table:table-cell>
          <table:table-cell table:formula="of:=[.A501]*10^([.B501]+12)" office:value-type="float" office:value="0.00435776369172797">
            <text:p>0.0043577637</text:p>
          </table:table-cell>
          <table:table-cell/>
        </table:table-row>
        <table:table-row table:style-name="ro1">
          <table:table-cell office:value-type="float" office:value="4.89328465023889">
            <text:p>4.8932846502</text:p>
          </table:table-cell>
          <table:table-cell office:value-type="float" office:value="-15">
            <text:p>-15</text:p>
          </table:table-cell>
          <table:table-cell table:formula="of:=[.A502]*10^([.B502]+12)" office:value-type="float" office:value="0.00489328465023889">
            <text:p>0.0048932847</text:p>
          </table:table-cell>
          <table:table-cell/>
        </table:table-row>
        <table:table-row table:style-name="ro1">
          <table:table-cell office:value-type="float" office:value="6.05688214744851">
            <text:p>6.0568821474</text:p>
          </table:table-cell>
          <table:table-cell office:value-type="float" office:value="-15">
            <text:p>-15</text:p>
          </table:table-cell>
          <table:table-cell table:formula="of:=[.A503]*10^([.B503]+12)" office:value-type="float" office:value="0.00605688214744851">
            <text:p>0.0060568821</text:p>
          </table:table-cell>
          <table:table-cell/>
        </table:table-row>
        <table:table-row table:style-name="ro1">
          <table:table-cell office:value-type="float" office:value="8.03326034928883">
            <text:p>8.0332603493</text:p>
          </table:table-cell>
          <table:table-cell office:value-type="float" office:value="-15">
            <text:p>-15</text:p>
          </table:table-cell>
          <table:table-cell table:formula="of:=[.A504]*10^([.B504]+12)" office:value-type="float" office:value="0.00803326034928883">
            <text:p>0.0080332603</text:p>
          </table:table-cell>
          <table:table-cell/>
        </table:table-row>
        <table:table-row table:style-name="ro1">
          <table:table-cell office:value-type="float" office:value="1.1098481109272">
            <text:p>1.1098481109</text:p>
          </table:table-cell>
          <table:table-cell office:value-type="float" office:value="-14">
            <text:p>-14</text:p>
          </table:table-cell>
          <table:table-cell table:formula="of:=[.A505]*10^([.B505]+12)" office:value-type="float" office:value="0.011098481109272">
            <text:p>0.0110984811</text:p>
          </table:table-cell>
          <table:table-cell/>
        </table:table-row>
        <table:table-row table:style-name="ro1">
          <table:table-cell office:value-type="float" office:value="1.56187564047554">
            <text:p>1.5618756405</text:p>
          </table:table-cell>
          <table:table-cell office:value-type="float" office:value="-14">
            <text:p>-14</text:p>
          </table:table-cell>
          <table:table-cell table:formula="of:=[.A506]*10^([.B506]+12)" office:value-type="float" office:value="0.0156187564047554">
            <text:p>0.0156187564</text:p>
          </table:table-cell>
          <table:table-cell/>
        </table:table-row>
        <table:table-row table:style-name="ro1">
          <table:table-cell office:value-type="float" office:value="2.20488504355605">
            <text:p>2.2048850436</text:p>
          </table:table-cell>
          <table:table-cell office:value-type="float" office:value="-14">
            <text:p>-14</text:p>
          </table:table-cell>
          <table:table-cell table:formula="of:=[.A507]*10^([.B507]+12)" office:value-type="float" office:value="0.0220488504355605">
            <text:p>0.0220488504</text:p>
          </table:table-cell>
          <table:table-cell/>
        </table:table-row>
        <table:table-row table:style-name="ro1">
          <table:table-cell office:value-type="float" office:value="3.09301017232726">
            <text:p>3.0930101723</text:p>
          </table:table-cell>
          <table:table-cell office:value-type="float" office:value="-14">
            <text:p>-14</text:p>
          </table:table-cell>
          <table:table-cell table:formula="of:=[.A508]*10^([.B508]+12)" office:value-type="float" office:value="0.0309301017232726">
            <text:p>0.0309301017</text:p>
          </table:table-cell>
          <table:table-cell/>
        </table:table-row>
        <table:table-row table:style-name="ro1">
          <table:table-cell office:value-type="float" office:value="4.288807794808">
            <text:p>4.2888077948</text:p>
          </table:table-cell>
          <table:table-cell office:value-type="float" office:value="-14">
            <text:p>-14</text:p>
          </table:table-cell>
          <table:table-cell table:formula="of:=[.A509]*10^([.B509]+12)" office:value-type="float" office:value="0.04288807794808">
            <text:p>0.0428880779</text:p>
          </table:table-cell>
          <table:table-cell/>
        </table:table-row>
        <table:table-row table:style-name="ro1">
          <table:table-cell office:value-type="float" office:value="5.86298785379905">
            <text:p>5.8629878538</text:p>
          </table:table-cell>
          <table:table-cell office:value-type="float" office:value="-14">
            <text:p>-14</text:p>
          </table:table-cell>
          <table:table-cell table:formula="of:=[.A510]*10^([.B510]+12)" office:value-type="float" office:value="0.0586298785379905">
            <text:p>0.0586298785</text:p>
          </table:table-cell>
          <table:table-cell/>
        </table:table-row>
        <table:table-row table:style-name="ro1">
          <table:table-cell office:value-type="float" office:value="7.89411021621507">
            <text:p>7.8941102162</text:p>
          </table:table-cell>
          <table:table-cell office:value-type="float" office:value="-14">
            <text:p>-14</text:p>
          </table:table-cell>
          <table:table-cell table:formula="of:=[.A511]*10^([.B511]+12)" office:value-type="float" office:value="0.0789411021621507">
            <text:p>0.0789411022</text:p>
          </table:table-cell>
          <table:table-cell/>
        </table:table-row>
        <table:table-row table:style-name="ro1">
          <table:table-cell office:value-type="float" office:value="1.04682498257118">
            <text:p>1.0468249826</text:p>
          </table:table-cell>
          <table:table-cell office:value-type="float" office:value="-13">
            <text:p>-13</text:p>
          </table:table-cell>
          <table:table-cell table:formula="of:=[.A512]*10^([.B512]+12)" office:value-type="float" office:value="0.104682498257118">
            <text:p>0.1046824983</text:p>
          </table:table-cell>
          <table:table-cell/>
        </table:table-row>
        <table:table-row table:style-name="ro1">
          <table:table-cell office:value-type="float" office:value="1.36786323515656">
            <text:p>1.3678632352</text:p>
          </table:table-cell>
          <table:table-cell office:value-type="float" office:value="-13">
            <text:p>-13</text:p>
          </table:table-cell>
          <table:table-cell table:formula="of:=[.A513]*10^([.B513]+12)" office:value-type="float" office:value="0.136786323515656">
            <text:p>0.1367863235</text:p>
          </table:table-cell>
          <table:table-cell/>
        </table:table-row>
        <table:table-row table:style-name="ro1">
          <table:table-cell office:value-type="float" office:value="1.76252425877589">
            <text:p>1.7625242588</text:p>
          </table:table-cell>
          <table:table-cell office:value-type="float" office:value="-13">
            <text:p>-13</text:p>
          </table:table-cell>
          <table:table-cell table:formula="of:=[.A514]*10^([.B514]+12)" office:value-type="float" office:value="0.176252425877589">
            <text:p>0.1762524259</text:p>
          </table:table-cell>
          <table:table-cell/>
        </table:table-row>
        <table:table-row table:style-name="ro1">
          <table:table-cell office:value-type="float" office:value="2.24144079969526">
            <text:p>2.2414407997</text:p>
          </table:table-cell>
          <table:table-cell office:value-type="float" office:value="-13">
            <text:p>-13</text:p>
          </table:table-cell>
          <table:table-cell table:formula="of:=[.A515]*10^([.B515]+12)" office:value-type="float" office:value="0.224144079969526">
            <text:p>0.22414408</text:p>
          </table:table-cell>
          <table:table-cell/>
        </table:table-row>
        <table:table-row table:style-name="ro1">
          <table:table-cell office:value-type="float" office:value="2.81583599135351">
            <text:p>2.8158359914</text:p>
          </table:table-cell>
          <table:table-cell office:value-type="float" office:value="-13">
            <text:p>-13</text:p>
          </table:table-cell>
          <table:table-cell table:formula="of:=[.A516]*10^([.B516]+12)" office:value-type="float" office:value="0.281583599135351">
            <text:p>0.2815835991</text:p>
          </table:table-cell>
          <table:table-cell/>
        </table:table-row>
        <table:table-row table:style-name="ro1">
          <table:table-cell office:value-type="float" office:value="3.49747750175467">
            <text:p>3.4974775018</text:p>
          </table:table-cell>
          <table:table-cell office:value-type="float" office:value="-13">
            <text:p>-13</text:p>
          </table:table-cell>
          <table:table-cell table:formula="of:=[.A517]*10^([.B517]+12)" office:value-type="float" office:value="0.349747750175467">
            <text:p>0.3497477502</text:p>
          </table:table-cell>
          <table:table-cell/>
        </table:table-row>
        <table:table-row table:style-name="ro1">
          <table:table-cell office:value-type="float" office:value="4.29862997665625">
            <text:p>4.2986299767</text:p>
          </table:table-cell>
          <table:table-cell office:value-type="float" office:value="-13">
            <text:p>-13</text:p>
          </table:table-cell>
          <table:table-cell table:formula="of:=[.A518]*10^([.B518]+12)" office:value-type="float" office:value="0.429862997665625">
            <text:p>0.4298629977</text:p>
          </table:table-cell>
          <table:table-cell/>
        </table:table-row>
        <table:table-row table:style-name="ro1">
          <table:table-cell office:value-type="float" office:value="5.23200605254051">
            <text:p>5.2320060525</text:p>
          </table:table-cell>
          <table:table-cell office:value-type="float" office:value="-13">
            <text:p>-13</text:p>
          </table:table-cell>
          <table:table-cell table:formula="of:=[.A519]*10^([.B519]+12)" office:value-type="float" office:value="0.523200605254051">
            <text:p>0.5232006053</text:p>
          </table:table-cell>
          <table:table-cell/>
        </table:table-row>
        <table:table-row table:style-name="ro1">
          <table:table-cell office:value-type="float" office:value="6.31071621639465">
            <text:p>6.3107162164</text:p>
          </table:table-cell>
          <table:table-cell office:value-type="float" office:value="-13">
            <text:p>-13</text:p>
          </table:table-cell>
          <table:table-cell table:formula="of:=[.A520]*10^([.B520]+12)" office:value-type="float" office:value="0.631071621639465">
            <text:p>0.6310716216</text:p>
          </table:table-cell>
          <table:table-cell/>
        </table:table-row>
        <table:table-row table:style-name="ro1">
          <table:table-cell office:value-type="float" office:value="7.54821779015784">
            <text:p>7.5482177902</text:p>
          </table:table-cell>
          <table:table-cell office:value-type="float" office:value="-13">
            <text:p>-13</text:p>
          </table:table-cell>
          <table:table-cell table:formula="of:=[.A521]*10^([.B521]+12)" office:value-type="float" office:value="0.754821779015784">
            <text:p>0.754821779</text:p>
          </table:table-cell>
          <table:table-cell/>
        </table:table-row>
        <table:table-row table:style-name="ro1">
          <table:table-cell office:value-type="float" office:value="8.95826331637454">
            <text:p>8.9582633164</text:p>
          </table:table-cell>
          <table:table-cell office:value-type="float" office:value="-13">
            <text:p>-13</text:p>
          </table:table-cell>
          <table:table-cell table:formula="of:=[.A522]*10^([.B522]+12)" office:value-type="float" office:value="0.895826331637454">
            <text:p>0.8958263316</text:p>
          </table:table-cell>
          <table:table-cell/>
        </table:table-row>
        <table:table-row table:style-name="ro1">
          <table:table-cell office:value-type="float" office:value="1.05548486182035">
            <text:p>1.0554848618</text:p>
          </table:table-cell>
          <table:table-cell office:value-type="float" office:value="-12">
            <text:p>-12</text:p>
          </table:table-cell>
          <table:table-cell table:formula="of:=[.A523]*10^([.B523]+12)" office:value-type="float" office:value="1.05548486182035">
            <text:p>1.0554848618</text:p>
          </table:table-cell>
          <table:table-cell/>
        </table:table-row>
        <table:table-row table:style-name="ro1">
          <table:table-cell office:value-type="float" office:value="1.23521608015689">
            <text:p>1.2352160802</text:p>
          </table:table-cell>
          <table:table-cell office:value-type="float" office:value="-12">
            <text:p>-12</text:p>
          </table:table-cell>
          <table:table-cell table:formula="of:=[.A524]*10^([.B524]+12)" office:value-type="float" office:value="1.23521608015689">
            <text:p>1.2352160802</text:p>
          </table:table-cell>
          <table:table-cell/>
        </table:table-row>
        <table:table-row table:style-name="ro1">
          <table:table-cell office:value-type="float" office:value="1.43645264600193">
            <text:p>1.436452646</text:p>
          </table:table-cell>
          <table:table-cell office:value-type="float" office:value="-12">
            <text:p>-12</text:p>
          </table:table-cell>
          <table:table-cell table:formula="of:=[.A525]*10^([.B525]+12)" office:value-type="float" office:value="1.43645264600193">
            <text:p>1.436452646</text:p>
          </table:table-cell>
          <table:table-cell/>
        </table:table-row>
        <table:table-row table:style-name="ro1">
          <table:table-cell office:value-type="float" office:value="1.6606360333916">
            <text:p>1.6606360334</text:p>
          </table:table-cell>
          <table:table-cell office:value-type="float" office:value="-12">
            <text:p>-12</text:p>
          </table:table-cell>
          <table:table-cell table:formula="of:=[.A526]*10^([.B526]+12)" office:value-type="float" office:value="1.6606360333916">
            <text:p>1.6606360334</text:p>
          </table:table-cell>
          <table:table-cell/>
        </table:table-row>
        <table:table-row table:style-name="ro1">
          <table:table-cell office:value-type="float" office:value="1.90921146650474">
            <text:p>1.9092114665</text:p>
          </table:table-cell>
          <table:table-cell office:value-type="float" office:value="-12">
            <text:p>-12</text:p>
          </table:table-cell>
          <table:table-cell table:formula="of:=[.A527]*10^([.B527]+12)" office:value-type="float" office:value="1.90921146650474">
            <text:p>1.9092114665</text:p>
          </table:table-cell>
          <table:table-cell/>
        </table:table-row>
        <table:table-row table:style-name="ro1">
          <table:table-cell office:value-type="float" office:value="2.18362294758181">
            <text:p>2.1836229476</text:p>
          </table:table-cell>
          <table:table-cell office:value-type="float" office:value="-12">
            <text:p>-12</text:p>
          </table:table-cell>
          <table:table-cell table:formula="of:=[.A528]*10^([.B528]+12)" office:value-type="float" office:value="2.18362294758181">
            <text:p>2.1836229476</text:p>
          </table:table-cell>
          <table:table-cell/>
        </table:table-row>
        <table:table-row table:style-name="ro1">
          <table:table-cell office:value-type="float" office:value="2.48530839889582">
            <text:p>2.4853083989</text:p>
          </table:table-cell>
          <table:table-cell office:value-type="float" office:value="-12">
            <text:p>-12</text:p>
          </table:table-cell>
          <table:table-cell table:formula="of:=[.A529]*10^([.B529]+12)" office:value-type="float" office:value="2.48530839889582">
            <text:p>2.4853083989</text:p>
          </table:table-cell>
          <table:table-cell/>
        </table:table-row>
        <table:table-row table:style-name="ro1">
          <table:table-cell office:value-type="float" office:value="2.81569493894013">
            <text:p>2.8156949389</text:p>
          </table:table-cell>
          <table:table-cell office:value-type="float" office:value="-12">
            <text:p>-12</text:p>
          </table:table-cell>
          <table:table-cell table:formula="of:=[.A530]*10^([.B530]+12)" office:value-type="float" office:value="2.81569493894013">
            <text:p>2.8156949389</text:p>
          </table:table-cell>
          <table:table-cell/>
        </table:table-row>
        <table:table-row table:style-name="ro1">
          <table:table-cell office:value-type="float" office:value="3.1761943114779">
            <text:p>3.1761943115</text:p>
          </table:table-cell>
          <table:table-cell office:value-type="float" office:value="-12">
            <text:p>-12</text:p>
          </table:table-cell>
          <table:table-cell table:formula="of:=[.A531]*10^([.B531]+12)" office:value-type="float" office:value="3.1761943114779">
            <text:p>3.1761943115</text:p>
          </table:table-cell>
          <table:table-cell/>
        </table:table-row>
        <table:table-row table:style-name="ro1">
          <table:table-cell office:value-type="float" office:value="3.56819848450302">
            <text:p>3.5681984845</text:p>
          </table:table-cell>
          <table:table-cell office:value-type="float" office:value="-12">
            <text:p>-12</text:p>
          </table:table-cell>
          <table:table-cell table:formula="of:=[.A532]*10^([.B532]+12)" office:value-type="float" office:value="3.56819848450302">
            <text:p>3.5681984845</text:p>
          </table:table-cell>
          <table:table-cell/>
        </table:table-row>
        <table:table-row table:style-name="ro1">
          <table:table-cell office:value-type="float" office:value="3.99307543451222">
            <text:p>3.9930754345</text:p>
          </table:table-cell>
          <table:table-cell office:value-type="float" office:value="-12">
            <text:p>-12</text:p>
          </table:table-cell>
          <table:table-cell table:formula="of:=[.A533]*10^([.B533]+12)" office:value-type="float" office:value="3.99307543451222">
            <text:p>3.9930754345</text:p>
          </table:table-cell>
          <table:table-cell/>
        </table:table-row>
        <table:table-row table:style-name="ro1">
          <table:table-cell office:value-type="float" office:value="4.45216512979804">
            <text:p>4.4521651298</text:p>
          </table:table-cell>
          <table:table-cell office:value-type="float" office:value="-12">
            <text:p>-12</text:p>
          </table:table-cell>
          <table:table-cell table:formula="of:=[.A534]*10^([.B534]+12)" office:value-type="float" office:value="4.45216512979804">
            <text:p>4.4521651298</text:p>
          </table:table-cell>
          <table:table-cell/>
        </table:table-row>
        <table:table-row table:style-name="ro1">
          <table:table-cell office:value-type="float" office:value="4.94677572475981">
            <text:p>4.9467757248</text:p>
          </table:table-cell>
          <table:table-cell office:value-type="float" office:value="-12">
            <text:p>-12</text:p>
          </table:table-cell>
          <table:table-cell table:formula="of:=[.A535]*10^([.B535]+12)" office:value-type="float" office:value="4.94677572475981">
            <text:p>4.9467757248</text:p>
          </table:table-cell>
          <table:table-cell/>
        </table:table-row>
        <table:table-row table:style-name="ro1">
          <table:table-cell office:value-type="float" office:value="5.47817997551133">
            <text:p>5.4781799755</text:p>
          </table:table-cell>
          <table:table-cell office:value-type="float" office:value="-12">
            <text:p>-12</text:p>
          </table:table-cell>
          <table:table-cell table:formula="of:=[.A536]*10^([.B536]+12)" office:value-type="float" office:value="5.47817997551133">
            <text:p>5.4781799755</text:p>
          </table:table-cell>
          <table:table-cell/>
        </table:table-row>
        <table:table-row table:style-name="ro1">
          <table:table-cell office:value-type="float" office:value="6.04761188535318">
            <text:p>6.0476118854</text:p>
          </table:table-cell>
          <table:table-cell office:value-type="float" office:value="-12">
            <text:p>-12</text:p>
          </table:table-cell>
          <table:table-cell table:formula="of:=[.A537]*10^([.B537]+12)" office:value-type="float" office:value="6.04761188535318">
            <text:p>6.0476118854</text:p>
          </table:table-cell>
          <table:table-cell/>
        </table:table-row>
        <table:table-row table:style-name="ro1">
          <table:table-cell office:value-type="float" office:value="6.65626358699012">
            <text:p>6.656263587</text:p>
          </table:table-cell>
          <table:table-cell office:value-type="float" office:value="-12">
            <text:p>-12</text:p>
          </table:table-cell>
          <table:table-cell table:formula="of:=[.A538]*10^([.B538]+12)" office:value-type="float" office:value="6.65626358699012">
            <text:p>6.656263587</text:p>
          </table:table-cell>
          <table:table-cell/>
        </table:table-row>
        <table:table-row table:style-name="ro1">
          <table:table-cell office:value-type="float" office:value="7.30528246672231">
            <text:p>7.3052824667</text:p>
          </table:table-cell>
          <table:table-cell office:value-type="float" office:value="-12">
            <text:p>-12</text:p>
          </table:table-cell>
          <table:table-cell table:formula="of:=[.A539]*10^([.B539]+12)" office:value-type="float" office:value="7.30528246672231">
            <text:p>7.3052824667</text:p>
          </table:table-cell>
          <table:table-cell/>
        </table:table-row>
        <table:table-row table:style-name="ro1">
          <table:table-cell office:value-type="float" office:value="7.99576853423488">
            <text:p>7.9957685342</text:p>
          </table:table-cell>
          <table:table-cell office:value-type="float" office:value="-12">
            <text:p>-12</text:p>
          </table:table-cell>
          <table:table-cell table:formula="of:=[.A540]*10^([.B540]+12)" office:value-type="float" office:value="7.99576853423488">
            <text:p>7.9957685342</text:p>
          </table:table-cell>
          <table:table-cell/>
        </table:table-row>
        <table:table-row table:style-name="ro1">
          <table:table-cell office:value-type="float" office:value="8.72877204006493">
            <text:p>8.7287720401</text:p>
          </table:table-cell>
          <table:table-cell office:value-type="float" office:value="-12">
            <text:p>-12</text:p>
          </table:table-cell>
          <table:table-cell table:formula="of:=[.A541]*10^([.B541]+12)" office:value-type="float" office:value="8.72877204006493">
            <text:p>8.7287720401</text:p>
          </table:table-cell>
          <table:table-cell/>
        </table:table-row>
        <table:table-row table:style-name="ro1">
          <table:table-cell office:value-type="float" office:value="9.50529134134722">
            <text:p>9.5052913413</text:p>
          </table:table-cell>
          <table:table-cell office:value-type="float" office:value="-12">
            <text:p>-12</text:p>
          </table:table-cell>
          <table:table-cell table:formula="of:=[.A542]*10^([.B542]+12)" office:value-type="float" office:value="9.50529134134722">
            <text:p>9.5052913413</text:p>
          </table:table-cell>
          <table:table-cell/>
        </table:table-row>
        <table:table-row table:style-name="ro1">
          <table:table-cell office:value-type="float" office:value="1.03262710150385">
            <text:p>1.0326271015</text:p>
          </table:table-cell>
          <table:table-cell office:value-type="float" office:value="-11">
            <text:p>-11</text:p>
          </table:table-cell>
          <table:table-cell table:formula="of:=[.A543]*10^([.B543]+12)" office:value-type="float" office:value="10.3262710150385">
            <text:p>10.326271015</text:p>
          </table:table-cell>
          <table:table-cell/>
        </table:table-row>
        <table:table-row table:style-name="ro1">
          <table:table-cell office:value-type="float" office:value="1.11926002165018">
            <text:p>1.1192600217</text:p>
          </table:table-cell>
          <table:table-cell office:value-type="float" office:value="-11">
            <text:p>-11</text:p>
          </table:table-cell>
          <table:table-cell table:formula="of:=[.A544]*10^([.B544]+12)" office:value-type="float" office:value="11.1926002165018">
            <text:p>11.1926002165</text:p>
          </table:table-cell>
          <table:table-cell/>
        </table:table-row>
        <table:table-row table:style-name="ro1">
          <table:table-cell office:value-type="float" office:value="1.2105111280102">
            <text:p>1.210511128</text:p>
          </table:table-cell>
          <table:table-cell office:value-type="float" office:value="-11">
            <text:p>-11</text:p>
          </table:table-cell>
          <table:table-cell table:formula="of:=[.A545]*10^([.B545]+12)" office:value-type="float" office:value="12.105111280102">
            <text:p>12.1051112801</text:p>
          </table:table-cell>
          <table:table-cell/>
        </table:table-row>
        <table:table-row table:style-name="ro1">
          <table:table-cell office:value-type="float" office:value="1.30645785573267">
            <text:p>1.3064578557</text:p>
          </table:table-cell>
          <table:table-cell office:value-type="float" office:value="-11">
            <text:p>-11</text:p>
          </table:table-cell>
          <table:table-cell table:formula="of:=[.A546]*10^([.B546]+12)" office:value-type="float" office:value="13.0645785573267">
            <text:p>13.0645785573</text:p>
          </table:table-cell>
          <table:table-cell/>
        </table:table-row>
        <table:table-row table:style-name="ro1">
          <table:table-cell office:value-type="float" office:value="1.40717174869072">
            <text:p>1.4071717487</text:p>
          </table:table-cell>
          <table:table-cell office:value-type="float" office:value="-11">
            <text:p>-11</text:p>
          </table:table-cell>
          <table:table-cell table:formula="of:=[.A547]*10^([.B547]+12)" office:value-type="float" office:value="14.0717174869072">
            <text:p>14.0717174869</text:p>
          </table:table-cell>
          <table:table-cell/>
        </table:table-row>
        <table:table-row table:style-name="ro1">
          <table:table-cell office:value-type="float" office:value="1.51271838904686">
            <text:p>1.512718389</text:p>
          </table:table-cell>
          <table:table-cell office:value-type="float" office:value="-11">
            <text:p>-11</text:p>
          </table:table-cell>
          <table:table-cell table:formula="of:=[.A548]*10^([.B548]+12)" office:value-type="float" office:value="15.1271838904686">
            <text:p>15.1271838905</text:p>
          </table:table-cell>
          <table:table-cell/>
        </table:table-row>
        <table:table-row table:style-name="ro1">
          <table:table-cell office:value-type="float" office:value="1.6231573486398">
            <text:p>1.6231573486</text:p>
          </table:table-cell>
          <table:table-cell office:value-type="float" office:value="-11">
            <text:p>-11</text:p>
          </table:table-cell>
          <table:table-cell table:formula="of:=[.A549]*10^([.B549]+12)" office:value-type="float" office:value="16.2315734863979">
            <text:p>16.2315734864</text:p>
          </table:table-cell>
          <table:table-cell/>
        </table:table-row>
        <table:table-row table:style-name="ro1">
          <table:table-cell office:value-type="float" office:value="1.73854216138718">
            <text:p>1.7385421614</text:p>
          </table:table-cell>
          <table:table-cell office:value-type="float" office:value="-11">
            <text:p>-11</text:p>
          </table:table-cell>
          <table:table-cell table:formula="of:=[.A550]*10^([.B550]+12)" office:value-type="float" office:value="17.3854216138718">
            <text:p>17.3854216139</text:p>
          </table:table-cell>
          <table:table-cell/>
        </table:table-row>
        <table:table-row table:style-name="ro1">
          <table:table-cell office:value-type="float" office:value="1.85892031583406">
            <text:p>1.8589203158</text:p>
          </table:table-cell>
          <table:table-cell office:value-type="float" office:value="-11">
            <text:p>-11</text:p>
          </table:table-cell>
          <table:table-cell table:formula="of:=[.A551]*10^([.B551]+12)" office:value-type="float" office:value="18.5892031583406">
            <text:p>18.5892031583</text:p>
          </table:table-cell>
          <table:table-cell/>
        </table:table-row>
        <table:table-row table:style-name="ro1">
          <table:table-cell office:value-type="float" office:value="1.98433326692144">
            <text:p>1.9843332669</text:p>
          </table:table-cell>
          <table:table-cell office:value-type="float" office:value="-11">
            <text:p>-11</text:p>
          </table:table-cell>
          <table:table-cell table:formula="of:=[.A552]*10^([.B552]+12)" office:value-type="float" office:value="19.8433326692144">
            <text:p>19.8433326692</text:p>
          </table:table-cell>
          <table:table-cell/>
        </table:table-row>
        <table:table-row table:style-name="ro1">
          <table:table-cell office:value-type="float" office:value="2.11481646600402">
            <text:p>2.114816466</text:p>
          </table:table-cell>
          <table:table-cell office:value-type="float" office:value="-11">
            <text:p>-11</text:p>
          </table:table-cell>
          <table:table-cell table:formula="of:=[.A553]*10^([.B553]+12)" office:value-type="float" office:value="21.1481646600402">
            <text:p>21.14816466</text:p>
          </table:table-cell>
          <table:table-cell/>
        </table:table-row>
        <table:table-row table:style-name="ro1">
          <table:table-cell office:value-type="float" office:value="2.25039940810932">
            <text:p>2.2503994081</text:p>
          </table:table-cell>
          <table:table-cell office:value-type="float" office:value="-11">
            <text:p>-11</text:p>
          </table:table-cell>
          <table:table-cell table:formula="of:=[.A554]*10^([.B554]+12)" office:value-type="float" office:value="22.5039940810932">
            <text:p>22.5039940811</text:p>
          </table:table-cell>
          <table:table-cell/>
        </table:table-row>
        <table:table-row table:style-name="ro1">
          <table:table-cell office:value-type="float" office:value="2.39110569540253">
            <text:p>2.3911056954</text:p>
          </table:table-cell>
          <table:table-cell office:value-type="float" office:value="-11">
            <text:p>-11</text:p>
          </table:table-cell>
          <table:table-cell table:formula="of:=[.A555]*10^([.B555]+12)" office:value-type="float" office:value="23.9110569540253">
            <text:p>23.911056954</text:p>
          </table:table-cell>
          <table:table-cell/>
        </table:table-row>
        <table:table-row table:style-name="ro1">
          <table:table-cell office:value-type="float" office:value="2.53695311580182">
            <text:p>2.5369531158</text:p>
          </table:table-cell>
          <table:table-cell office:value-type="float" office:value="-11">
            <text:p>-11</text:p>
          </table:table-cell>
          <table:table-cell table:formula="of:=[.A556]*10^([.B556]+12)" office:value-type="float" office:value="25.3695311580182">
            <text:p>25.369531158</text:p>
          </table:table-cell>
          <table:table-cell/>
        </table:table-row>
        <table:table-row table:style-name="ro1">
          <table:table-cell office:value-type="float" office:value="2.68795373567657">
            <text:p>2.6879537357</text:p>
          </table:table-cell>
          <table:table-cell office:value-type="float" office:value="-11">
            <text:p>-11</text:p>
          </table:table-cell>
          <table:table-cell table:formula="of:=[.A557]*10^([.B557]+12)" office:value-type="float" office:value="26.8795373567657">
            <text:p>26.8795373568</text:p>
          </table:table-cell>
          <table:table-cell/>
        </table:table-row>
        <table:table-row table:style-name="ro1">
          <table:table-cell office:value-type="float" office:value="2.84411400555677">
            <text:p>2.8441140056</text:p>
          </table:table-cell>
          <table:table-cell office:value-type="float" office:value="-11">
            <text:p>-11</text:p>
          </table:table-cell>
          <table:table-cell table:formula="of:=[.A558]*10^([.B558]+12)" office:value-type="float" office:value="28.4411400555677">
            <text:p>28.4411400556</text:p>
          </table:table-cell>
          <table:table-cell/>
        </table:table-row>
        <table:table-row table:style-name="ro1">
          <table:table-cell office:value-type="float" office:value="3.00543487778354">
            <text:p>3.0054348778</text:p>
          </table:table-cell>
          <table:table-cell office:value-type="float" office:value="-11">
            <text:p>-11</text:p>
          </table:table-cell>
          <table:table-cell table:formula="of:=[.A559]*10^([.B559]+12)" office:value-type="float" office:value="30.0543487778354">
            <text:p>30.0543487778</text:p>
          </table:table-cell>
          <table:table-cell/>
        </table:table-row>
        <table:table-row table:style-name="ro1">
          <table:table-cell office:value-type="float" office:value="3.17191193503918">
            <text:p>3.171911935</text:p>
          </table:table-cell>
          <table:table-cell office:value-type="float" office:value="-11">
            <text:p>-11</text:p>
          </table:table-cell>
          <table:table-cell table:formula="of:=[.A560]*10^([.B560]+12)" office:value-type="float" office:value="31.7191193503918">
            <text:p>31.7191193504</text:p>
          </table:table-cell>
          <table:table-cell/>
        </table:table-row>
        <table:table-row table:style-name="ro1">
          <table:table-cell office:value-type="float" office:value="3.3435355287093">
            <text:p>3.3435355287</text:p>
          </table:table-cell>
          <table:table-cell office:value-type="float" office:value="-11">
            <text:p>-11</text:p>
          </table:table-cell>
          <table:table-cell table:formula="of:=[.A561]*10^([.B561]+12)" office:value-type="float" office:value="33.435355287093">
            <text:p>33.4353552871</text:p>
          </table:table-cell>
          <table:table-cell/>
        </table:table-row>
        <table:table-row table:style-name="ro1">
          <table:table-cell office:value-type="float" office:value="3.52029092604844">
            <text:p>3.520290926</text:p>
          </table:table-cell>
          <table:table-cell office:value-type="float" office:value="-11">
            <text:p>-11</text:p>
          </table:table-cell>
          <table:table-cell table:formula="of:=[.A562]*10^([.B562]+12)" office:value-type="float" office:value="35.2029092604844">
            <text:p>35.2029092605</text:p>
          </table:table-cell>
          <table:table-cell/>
        </table:table-row>
        <table:table-row table:style-name="ro1">
          <table:table-cell office:value-type="float" office:value="3.70215846514444">
            <text:p>3.7021584651</text:p>
          </table:table-cell>
          <table:table-cell office:value-type="float" office:value="-11">
            <text:p>-11</text:p>
          </table:table-cell>
          <table:table-cell table:formula="of:=[.A563]*10^([.B563]+12)" office:value-type="float" office:value="37.0215846514444">
            <text:p>37.0215846514</text:p>
          </table:table-cell>
          <table:table-cell/>
        </table:table-row>
        <table:table-row table:style-name="ro1">
          <table:table-cell office:value-type="float" office:value="3.88911371670479">
            <text:p>3.8891137167</text:p>
          </table:table-cell>
          <table:table-cell office:value-type="float" office:value="-11">
            <text:p>-11</text:p>
          </table:table-cell>
          <table:table-cell table:formula="of:=[.A564]*10^([.B564]+12)" office:value-type="float" office:value="38.8911371670479">
            <text:p>38.891137167</text:p>
          </table:table-cell>
          <table:table-cell/>
        </table:table-row>
        <table:table-row table:style-name="ro1">
          <table:table-cell office:value-type="float" office:value="4.08112765171922">
            <text:p>4.0811276517</text:p>
          </table:table-cell>
          <table:table-cell office:value-type="float" office:value="-11">
            <text:p>-11</text:p>
          </table:table-cell>
          <table:table-cell table:formula="of:=[.A565]*10^([.B565]+12)" office:value-type="float" office:value="40.8112765171922">
            <text:p>40.8112765172</text:p>
          </table:table-cell>
          <table:table-cell/>
        </table:table-row>
        <table:table-row table:style-name="ro1">
          <table:table-cell office:value-type="float" office:value="4.27816681408729">
            <text:p>4.2781668141</text:p>
          </table:table-cell>
          <table:table-cell office:value-type="float" office:value="-11">
            <text:p>-11</text:p>
          </table:table-cell>
          <table:table-cell table:formula="of:=[.A566]*10^([.B566]+12)" office:value-type="float" office:value="42.7816681408729">
            <text:p>42.7816681409</text:p>
          </table:table-cell>
          <table:table-cell/>
        </table:table-row>
        <table:table-row table:style-name="ro1">
          <table:table-cell office:value-type="float" office:value="4.48019349733677">
            <text:p>4.4801934973</text:p>
          </table:table-cell>
          <table:table-cell office:value-type="float" office:value="-11">
            <text:p>-11</text:p>
          </table:table-cell>
          <table:table-cell table:formula="of:=[.A567]*10^([.B567]+12)" office:value-type="float" office:value="44.8019349733677">
            <text:p>44.8019349734</text:p>
          </table:table-cell>
          <table:table-cell/>
        </table:table-row>
        <table:table-row table:style-name="ro1">
          <table:table-cell office:value-type="float" office:value="4.68716592459751">
            <text:p>4.6871659246</text:p>
          </table:table-cell>
          <table:table-cell office:value-type="float" office:value="-11">
            <text:p>-11</text:p>
          </table:table-cell>
          <table:table-cell table:formula="of:=[.A568]*10^([.B568]+12)" office:value-type="float" office:value="46.8716592459751">
            <text:p>46.871659246</text:p>
          </table:table-cell>
          <table:table-cell/>
        </table:table-row>
        <table:table-row table:style-name="ro1">
          <table:table-cell office:value-type="float" office:value="4.89903843103616">
            <text:p>4.899038431</text:p>
          </table:table-cell>
          <table:table-cell office:value-type="float" office:value="-11">
            <text:p>-11</text:p>
          </table:table-cell>
          <table:table-cell table:formula="of:=[.A569]*10^([.B569]+12)" office:value-type="float" office:value="48.9903843103616">
            <text:p>48.9903843104</text:p>
          </table:table-cell>
          <table:table-cell/>
        </table:table-row>
        <table:table-row table:style-name="ro1">
          <table:table-cell office:value-type="float" office:value="5.11576164799913">
            <text:p>5.115761648</text:p>
          </table:table-cell>
          <table:table-cell office:value-type="float" office:value="-11">
            <text:p>-11</text:p>
          </table:table-cell>
          <table:table-cell table:formula="of:=[.A570]*10^([.B570]+12)" office:value-type="float" office:value="51.1576164799913">
            <text:p>51.15761648</text:p>
          </table:table-cell>
          <table:table-cell/>
        </table:table-row>
        <table:table-row table:style-name="ro1">
          <table:table-cell office:value-type="float" office:value="5.33728268815389">
            <text:p>5.3372826882</text:p>
          </table:table-cell>
          <table:table-cell office:value-type="float" office:value="-11">
            <text:p>-11</text:p>
          </table:table-cell>
          <table:table-cell table:formula="of:=[.A571]*10^([.B571]+12)" office:value-type="float" office:value="53.3728268815389">
            <text:p>53.3728268815</text:p>
          </table:table-cell>
          <table:table-cell/>
        </table:table-row>
        <table:table-row table:style-name="ro1">
          <table:table-cell office:value-type="float" office:value="5.56354533096224">
            <text:p>5.563545331</text:p>
          </table:table-cell>
          <table:table-cell office:value-type="float" office:value="-11">
            <text:p>-11</text:p>
          </table:table-cell>
          <table:table-cell table:formula="of:=[.A572]*10^([.B572]+12)" office:value-type="float" office:value="55.6354533096224">
            <text:p>55.6354533096</text:p>
          </table:table-cell>
          <table:table-cell/>
        </table:table-row>
        <table:table-row table:style-name="ro1">
          <table:table-cell office:value-type="float" office:value="5.79449020786227">
            <text:p>5.7944902079</text:p>
          </table:table-cell>
          <table:table-cell office:value-type="float" office:value="-11">
            <text:p>-11</text:p>
          </table:table-cell>
          <table:table-cell table:formula="of:=[.A573]*10^([.B573]+12)" office:value-type="float" office:value="57.9449020786227">
            <text:p>57.9449020786</text:p>
          </table:table-cell>
          <table:table-cell/>
        </table:table-row>
        <table:table-row table:style-name="ro1">
          <table:table-cell office:value-type="float" office:value="6.03005498657971">
            <text:p>6.0300549866</text:p>
          </table:table-cell>
          <table:table-cell office:value-type="float" office:value="-11">
            <text:p>-11</text:p>
          </table:table-cell>
          <table:table-cell table:formula="of:=[.A574]*10^([.B574]+12)" office:value-type="float" office:value="60.3005498657971">
            <text:p>60.3005498658</text:p>
          </table:table-cell>
          <table:table-cell/>
        </table:table-row>
        <table:table-row table:style-name="ro1">
          <table:table-cell office:value-type="float" office:value="6.27017455403197">
            <text:p>6.270174554</text:p>
          </table:table-cell>
          <table:table-cell office:value-type="float" office:value="-11">
            <text:p>-11</text:p>
          </table:table-cell>
          <table:table-cell table:formula="of:=[.A575]*10^([.B575]+12)" office:value-type="float" office:value="62.7017455403197">
            <text:p>62.7017455403</text:p>
          </table:table-cell>
          <table:table-cell/>
        </table:table-row>
        <table:table-row table:style-name="ro1">
          <table:table-cell office:value-type="float" office:value="6.51478119733079">
            <text:p>6.5147811973</text:p>
          </table:table-cell>
          <table:table-cell office:value-type="float" office:value="-11">
            <text:p>-11</text:p>
          </table:table-cell>
          <table:table-cell table:formula="of:=[.A576]*10^([.B576]+12)" office:value-type="float" office:value="65.1478119733079">
            <text:p>65.1478119733</text:p>
          </table:table-cell>
          <table:table-cell/>
        </table:table-row>
        <table:table-row table:style-name="ro1">
          <table:table-cell office:value-type="float" office:value="6.76380478243108">
            <text:p>6.7638047824</text:p>
          </table:table-cell>
          <table:table-cell office:value-type="float" office:value="-11">
            <text:p>-11</text:p>
          </table:table-cell>
          <table:table-cell table:formula="of:=[.A577]*10^([.B577]+12)" office:value-type="float" office:value="67.6380478243108">
            <text:p>67.6380478243</text:p>
          </table:table-cell>
          <table:table-cell/>
        </table:table-row>
        <table:table-row table:style-name="ro1">
          <table:table-cell office:value-type="float" office:value="7.01717293001416">
            <text:p>7.01717293</text:p>
          </table:table-cell>
          <table:table-cell office:value-type="float" office:value="-11">
            <text:p>-11</text:p>
          </table:table-cell>
          <table:table-cell table:formula="of:=[.A578]*10^([.B578]+12)" office:value-type="float" office:value="70.1717293001416">
            <text:p>70.1717293001</text:p>
          </table:table-cell>
          <table:table-cell/>
        </table:table-row>
        <table:table-row table:style-name="ro1">
          <table:table-cell office:value-type="float" office:value="7.27481118823282">
            <text:p>7.2748111882</text:p>
          </table:table-cell>
          <table:table-cell office:value-type="float" office:value="-11">
            <text:p>-11</text:p>
          </table:table-cell>
          <table:table-cell table:formula="of:=[.A579]*10^([.B579]+12)" office:value-type="float" office:value="72.7481118823282">
            <text:p>72.7481118823</text:p>
          </table:table-cell>
          <table:table-cell/>
        </table:table-row>
        <table:table-row table:style-name="ro1">
          <table:table-cell office:value-type="float" office:value="7.53664320198439">
            <text:p>7.536643202</text:p>
          </table:table-cell>
          <table:table-cell office:value-type="float" office:value="-11">
            <text:p>-11</text:p>
          </table:table-cell>
          <table:table-cell table:formula="of:=[.A580]*10^([.B580]+12)" office:value-type="float" office:value="75.3664320198439">
            <text:p>75.3664320198</text:p>
          </table:table-cell>
          <table:table-cell/>
        </table:table-row>
        <table:table-row table:style-name="ro1">
          <table:table-cell office:value-type="float" office:value="7.80259087841391">
            <text:p>7.8025908784</text:p>
          </table:table-cell>
          <table:table-cell office:value-type="float" office:value="-11">
            <text:p>-11</text:p>
          </table:table-cell>
          <table:table-cell table:formula="of:=[.A581]*10^([.B581]+12)" office:value-type="float" office:value="78.0259087841391">
            <text:p>78.0259087841</text:p>
          </table:table-cell>
          <table:table-cell/>
        </table:table-row>
        <table:table-row table:style-name="ro1">
          <table:table-cell office:value-type="float" office:value="8.07257454838565">
            <text:p>8.0725745484</text:p>
          </table:table-cell>
          <table:table-cell office:value-type="float" office:value="-11">
            <text:p>-11</text:p>
          </table:table-cell>
          <table:table-cell table:formula="of:=[.A582]*10^([.B582]+12)" office:value-type="float" office:value="80.7257454838565">
            <text:p>80.7257454839</text:p>
          </table:table-cell>
          <table:table-cell/>
        </table:table-row>
        <table:table-row table:style-name="ro1">
          <table:table-cell office:value-type="float" office:value="8.34651312369427">
            <text:p>8.3465131237</text:p>
          </table:table-cell>
          <table:table-cell office:value-type="float" office:value="-11">
            <text:p>-11</text:p>
          </table:table-cell>
          <table:table-cell table:formula="of:=[.A583]*10^([.B583]+12)" office:value-type="float" office:value="83.4651312369427">
            <text:p>83.4651312369</text:p>
          </table:table-cell>
          <table:table-cell/>
        </table:table-row>
        <table:table-row table:style-name="ro1">
          <table:table-cell office:value-type="float" office:value="8.62432424981917">
            <text:p>8.6243242498</text:p>
          </table:table-cell>
          <table:table-cell office:value-type="float" office:value="-11">
            <text:p>-11</text:p>
          </table:table-cell>
          <table:table-cell table:formula="of:=[.A584]*10^([.B584]+12)" office:value-type="float" office:value="86.2432424981917">
            <text:p>86.2432424982</text:p>
          </table:table-cell>
          <table:table-cell/>
        </table:table-row>
        <table:table-row table:style-name="ro1">
          <table:table-cell office:value-type="float" office:value="8.90592445405618">
            <text:p>8.9059244541</text:p>
          </table:table-cell>
          <table:table-cell office:value-type="float" office:value="-11">
            <text:p>-11</text:p>
          </table:table-cell>
          <table:table-cell table:formula="of:=[.A585]*10^([.B585]+12)" office:value-type="float" office:value="89.0592445405618">
            <text:p>89.0592445406</text:p>
          </table:table-cell>
          <table:table-cell/>
        </table:table-row>
        <table:table-row table:style-name="ro1">
          <table:table-cell office:value-type="float" office:value="9.191229288889">
            <text:p>9.1912292889</text:p>
          </table:table-cell>
          <table:table-cell office:value-type="float" office:value="-11">
            <text:p>-11</text:p>
          </table:table-cell>
          <table:table-cell table:formula="of:=[.A586]*10^([.B586]+12)" office:value-type="float" office:value="91.91229288889">
            <text:p>91.9122928889</text:p>
          </table:table-cell>
          <table:table-cell/>
        </table:table-row>
        <table:table-row table:style-name="ro1">
          <table:table-cell office:value-type="float" office:value="9.48015347049025">
            <text:p>9.4801534705</text:p>
          </table:table-cell>
          <table:table-cell office:value-type="float" office:value="-11">
            <text:p>-11</text:p>
          </table:table-cell>
          <table:table-cell table:formula="of:=[.A587]*10^([.B587]+12)" office:value-type="float" office:value="94.8015347049025">
            <text:p>94.8015347049</text:p>
          </table:table-cell>
          <table:table-cell/>
        </table:table-row>
        <table:table-row table:style-name="ro1">
          <table:table-cell office:value-type="float" office:value="9.77261101226707">
            <text:p>9.7726110123</text:p>
          </table:table-cell>
          <table:table-cell office:value-type="float" office:value="-11">
            <text:p>-11</text:p>
          </table:table-cell>
          <table:table-cell table:formula="of:=[.A588]*10^([.B588]+12)" office:value-type="float" office:value="97.7261101226707">
            <text:p>97.7261101227</text:p>
          </table:table-cell>
          <table:table-cell/>
        </table:table-row>
        <table:table-row table:style-name="ro1">
          <table:table-cell office:value-type="float" office:value="1.00685153533898">
            <text:p>1.0068515353</text:p>
          </table:table-cell>
          <table:table-cell office:value-type="float" office:value="-10">
            <text:p>-10</text:p>
          </table:table-cell>
          <table:table-cell table:formula="of:=[.A589]*10^([.B589]+12)" office:value-type="float" office:value="100.685153533898">
            <text:p>100.6851535339</text:p>
          </table:table-cell>
          <table:table-cell/>
        </table:table-row>
        <table:table-row table:style-name="ro1">
          <table:table-cell office:value-type="float" office:value="1.03677794822642">
            <text:p>1.0367779482</text:p>
          </table:table-cell>
          <table:table-cell office:value-type="float" office:value="-10">
            <text:p>-10</text:p>
          </table:table-cell>
          <table:table-cell table:formula="of:=[.A590]*10^([.B590]+12)" office:value-type="float" office:value="103.677794822642">
            <text:p>103.6777948226</text:p>
          </table:table-cell>
          <table:table-cell/>
        </table:table-row>
        <table:table-row table:style-name="ro1">
          <table:table-cell office:value-type="float" office:value="1.06703160549289">
            <text:p>1.0670316055</text:p>
          </table:table-cell>
          <table:table-cell office:value-type="float" office:value="-10">
            <text:p>-10</text:p>
          </table:table-cell>
          <table:table-cell table:formula="of:=[.A591]*10^([.B591]+12)" office:value-type="float" office:value="106.703160549289">
            <text:p>106.7031605493</text:p>
          </table:table-cell>
          <table:table-cell/>
        </table:table-row>
        <table:table-row table:style-name="ro1">
          <table:table-cell office:value-type="float" office:value="1.09760375083763">
            <text:p>1.0976037508</text:p>
          </table:table-cell>
          <table:table-cell office:value-type="float" office:value="-10">
            <text:p>-10</text:p>
          </table:table-cell>
          <table:table-cell table:formula="of:=[.A592]*10^([.B592]+12)" office:value-type="float" office:value="109.760375083763">
            <text:p>109.7603750838</text:p>
          </table:table-cell>
          <table:table-cell/>
        </table:table-row>
        <table:table-row table:style-name="ro1">
          <table:table-cell office:value-type="float" office:value="1.12848561688152">
            <text:p>1.1284856169</text:p>
          </table:table-cell>
          <table:table-cell office:value-type="float" office:value="-10">
            <text:p>-10</text:p>
          </table:table-cell>
          <table:table-cell table:formula="of:=[.A593]*10^([.B593]+12)" office:value-type="float" office:value="112.848561688152">
            <text:p>112.8485616882</text:p>
          </table:table-cell>
          <table:table-cell/>
        </table:table-row>
        <table:table-row table:style-name="ro1">
          <table:table-cell office:value-type="float" office:value="1.15966843549077">
            <text:p>1.1596684355</text:p>
          </table:table-cell>
          <table:table-cell office:value-type="float" office:value="-10">
            <text:p>-10</text:p>
          </table:table-cell>
          <table:table-cell table:formula="of:=[.A594]*10^([.B594]+12)" office:value-type="float" office:value="115.966843549077">
            <text:p>115.9668435491</text:p>
          </table:table-cell>
          <table:table-cell/>
        </table:table-row>
        <table:table-row table:style-name="ro1">
          <table:table-cell office:value-type="float" office:value="1.19114344760259">
            <text:p>1.1911434476</text:p>
          </table:table-cell>
          <table:table-cell office:value-type="float" office:value="-10">
            <text:p>-10</text:p>
          </table:table-cell>
          <table:table-cell table:formula="of:=[.A595]*10^([.B595]+12)" office:value-type="float" office:value="119.114344760259">
            <text:p>119.1143447603</text:p>
          </table:table-cell>
          <table:table-cell/>
        </table:table-row>
        <table:table-row table:style-name="ro1">
          <table:table-cell office:value-type="float" office:value="1.22290191255908">
            <text:p>1.2229019126</text:p>
          </table:table-cell>
          <table:table-cell office:value-type="float" office:value="-10">
            <text:p>-10</text:p>
          </table:table-cell>
          <table:table-cell table:formula="of:=[.A596]*10^([.B596]+12)" office:value-type="float" office:value="122.290191255908">
            <text:p>122.2901912559</text:p>
          </table:table-cell>
          <table:table-cell/>
        </table:table-row>
        <table:table-row table:style-name="ro1">
          <table:table-cell office:value-type="float" office:value="1.25493511695619">
            <text:p>1.254935117</text:p>
          </table:table-cell>
          <table:table-cell office:value-type="float" office:value="-10">
            <text:p>-10</text:p>
          </table:table-cell>
          <table:table-cell table:formula="of:=[.A597]*10^([.B597]+12)" office:value-type="float" office:value="125.493511695619">
            <text:p>125.4935116956</text:p>
          </table:table-cell>
          <table:table-cell/>
        </table:table-row>
        <table:table-row table:style-name="ro1">
          <table:table-cell office:value-type="float" office:value="1.28723438301622">
            <text:p>1.287234383</text:p>
          </table:table-cell>
          <table:table-cell office:value-type="float" office:value="-10">
            <text:p>-10</text:p>
          </table:table-cell>
          <table:table-cell table:formula="of:=[.A598]*10^([.B598]+12)" office:value-type="float" office:value="128.723438301622">
            <text:p>128.7234383016</text:p>
          </table:table-cell>
          <table:table-cell/>
        </table:table-row>
        <table:table-row table:style-name="ro1">
          <table:table-cell office:value-type="float" office:value="1.31979107649282">
            <text:p>1.3197910765</text:p>
          </table:table-cell>
          <table:table-cell office:value-type="float" office:value="-10">
            <text:p>-10</text:p>
          </table:table-cell>
          <table:table-cell table:formula="of:=[.A599]*10^([.B599]+12)" office:value-type="float" office:value="131.979107649282">
            <text:p>131.9791076493</text:p>
          </table:table-cell>
          <table:table-cell/>
        </table:table-row>
        <table:table-row table:style-name="ro1">
          <table:table-cell office:value-type="float" office:value="1.35259661411833">
            <text:p>1.3525966141</text:p>
          </table:table-cell>
          <table:table-cell office:value-type="float" office:value="-10">
            <text:p>-10</text:p>
          </table:table-cell>
          <table:table-cell table:formula="of:=[.A600]*10^([.B600]+12)" office:value-type="float" office:value="135.259661411833">
            <text:p>135.2596614118</text:p>
          </table:table-cell>
          <table:table-cell/>
        </table:table-row>
        <table:table-row table:style-name="ro1">
          <table:table-cell office:value-type="float" office:value="1.38564247060434">
            <text:p>1.3856424706</text:p>
          </table:table-cell>
          <table:table-cell office:value-type="float" office:value="-10">
            <text:p>-10</text:p>
          </table:table-cell>
          <table:table-cell table:formula="of:=[.A601]*10^([.B601]+12)" office:value-type="float" office:value="138.564247060434">
            <text:p>138.5642470604</text:p>
          </table:table-cell>
          <table:table-cell/>
        </table:table-row>
        <table:table-row table:style-name="ro1">
          <table:table-cell office:value-type="float" office:value="1.41892018520633">
            <text:p>1.4189201852</text:p>
          </table:table-cell>
          <table:table-cell office:value-type="float" office:value="-10">
            <text:p>-10</text:p>
          </table:table-cell>
          <table:table-cell table:formula="of:=[.A602]*10^([.B602]+12)" office:value-type="float" office:value="141.892018520633">
            <text:p>141.8920185206</text:p>
          </table:table-cell>
          <table:table-cell/>
        </table:table-row>
        <table:table-row table:style-name="ro1">
          <table:table-cell office:value-type="float" office:value="1.45242136786444">
            <text:p>1.4524213679</text:p>
          </table:table-cell>
          <table:table-cell office:value-type="float" office:value="-10">
            <text:p>-10</text:p>
          </table:table-cell>
          <table:table-cell table:formula="of:=[.A603]*10^([.B603]+12)" office:value-type="float" office:value="145.242136786444">
            <text:p>145.2421367864</text:p>
          </table:table-cell>
          <table:table-cell/>
        </table:table-row>
        <table:table-row table:style-name="ro1">
          <table:table-cell office:value-type="float" office:value="1.48613770493228">
            <text:p>1.4861377049</text:p>
          </table:table-cell>
          <table:table-cell office:value-type="float" office:value="-10">
            <text:p>-10</text:p>
          </table:table-cell>
          <table:table-cell table:formula="of:=[.A604]*10^([.B604]+12)" office:value-type="float" office:value="148.613770493228">
            <text:p>148.6137704932</text:p>
          </table:table-cell>
          <table:table-cell/>
        </table:table-row>
        <table:table-row table:style-name="ro1">
          <table:table-cell office:value-type="float" office:value="1.52006096450636">
            <text:p>1.5200609645</text:p>
          </table:table-cell>
          <table:table-cell office:value-type="float" office:value="-10">
            <text:p>-10</text:p>
          </table:table-cell>
          <table:table-cell table:formula="of:=[.A605]*10^([.B605]+12)" office:value-type="float" office:value="152.006096450636">
            <text:p>152.0060964506</text:p>
          </table:table-cell>
          <table:table-cell/>
        </table:table-row>
        <table:table-row table:style-name="ro1">
          <table:table-cell office:value-type="float" office:value="1.55418300136894">
            <text:p>1.5541830014</text:p>
          </table:table-cell>
          <table:table-cell office:value-type="float" office:value="-10">
            <text:p>-10</text:p>
          </table:table-cell>
          <table:table-cell table:formula="of:=[.A606]*10^([.B606]+12)" office:value-type="float" office:value="155.418300136894">
            <text:p>155.4183001369</text:p>
          </table:table-cell>
          <table:table-cell/>
        </table:table-row>
        <table:table-row table:style-name="ro1">
          <table:table-cell office:value-type="float" office:value="1.5884957615571">
            <text:p>1.5884957616</text:p>
          </table:table-cell>
          <table:table-cell office:value-type="float" office:value="-10">
            <text:p>-10</text:p>
          </table:table-cell>
          <table:table-cell table:formula="of:=[.A607]*10^([.B607]+12)" office:value-type="float" office:value="158.84957615571">
            <text:p>158.8495761557</text:p>
          </table:table-cell>
          <table:table-cell/>
        </table:table-row>
        <table:table-row table:style-name="ro1">
          <table:table-cell office:value-type="float" office:value="1.62299128657122">
            <text:p>1.6229912866</text:p>
          </table:table-cell>
          <table:table-cell office:value-type="float" office:value="-10">
            <text:p>-10</text:p>
          </table:table-cell>
          <table:table-cell table:formula="of:=[.A608]*10^([.B608]+12)" office:value-type="float" office:value="162.299128657122">
            <text:p>162.2991286571</text:p>
          </table:table-cell>
          <table:table-cell/>
        </table:table-row>
        <table:table-row table:style-name="ro1">
          <table:table-cell office:value-type="float" office:value="1.65766171723599">
            <text:p>1.6576617172</text:p>
          </table:table-cell>
          <table:table-cell office:value-type="float" office:value="-10">
            <text:p>-10</text:p>
          </table:table-cell>
          <table:table-cell table:formula="of:=[.A609]*10^([.B609]+12)" office:value-type="float" office:value="165.766171723599">
            <text:p>165.7661717236</text:p>
          </table:table-cell>
          <table:table-cell/>
        </table:table-row>
        <table:table-row table:style-name="ro1">
          <table:table-cell office:value-type="float" office:value="1.69249929722715">
            <text:p>1.6924992972</text:p>
          </table:table-cell>
          <table:table-cell office:value-type="float" office:value="-10">
            <text:p>-10</text:p>
          </table:table-cell>
          <table:table-cell table:formula="of:=[.A610]*10^([.B610]+12)" office:value-type="float" office:value="169.249929722715">
            <text:p>169.2499297227</text:p>
          </table:table-cell>
          <table:table-cell/>
        </table:table-row>
        <table:table-row table:style-name="ro1">
          <table:table-cell office:value-type="float" office:value="1.72749637627701">
            <text:p>1.7274963763</text:p>
          </table:table-cell>
          <table:table-cell office:value-type="float" office:value="-10">
            <text:p>-10</text:p>
          </table:table-cell>
          <table:table-cell table:formula="of:=[.A611]*10^([.B611]+12)" office:value-type="float" office:value="172.749637627701">
            <text:p>172.7496376277</text:p>
          </table:table-cell>
          <table:table-cell/>
        </table:table-row>
        <table:table-row table:style-name="ro1">
          <table:table-cell office:value-type="float" office:value="1.76264541307197">
            <text:p>1.7626454131</text:p>
          </table:table-cell>
          <table:table-cell office:value-type="float" office:value="-10">
            <text:p>-10</text:p>
          </table:table-cell>
          <table:table-cell table:formula="of:=[.A612]*10^([.B612]+12)" office:value-type="float" office:value="176.264541307197">
            <text:p>176.2645413072</text:p>
          </table:table-cell>
          <table:table-cell/>
        </table:table-row>
        <table:table-row table:style-name="ro1">
          <table:table-cell office:value-type="float" office:value="1.79793897785483">
            <text:p>1.7979389779</text:p>
          </table:table-cell>
          <table:table-cell office:value-type="float" office:value="-10">
            <text:p>-10</text:p>
          </table:table-cell>
          <table:table-cell table:formula="of:=[.A613]*10^([.B613]+12)" office:value-type="float" office:value="179.793897785483">
            <text:p>179.7938977855</text:p>
          </table:table-cell>
          <table:table-cell/>
        </table:table-row>
        <table:table-row table:style-name="ro1">
          <table:table-cell office:value-type="float" office:value="1.8333697547449">
            <text:p>1.8333697547</text:p>
          </table:table-cell>
          <table:table-cell office:value-type="float" office:value="-10">
            <text:p>-10</text:p>
          </table:table-cell>
          <table:table-cell table:formula="of:=[.A614]*10^([.B614]+12)" office:value-type="float" office:value="183.33697547449">
            <text:p>183.3369754745</text:p>
          </table:table-cell>
          <table:table-cell/>
        </table:table-row>
        <table:table-row table:style-name="ro1">
          <table:table-cell office:value-type="float" office:value="1.86893054378838">
            <text:p>1.8689305438</text:p>
          </table:table-cell>
          <table:table-cell office:value-type="float" office:value="-10">
            <text:p>-10</text:p>
          </table:table-cell>
          <table:table-cell table:formula="of:=[.A615]*10^([.B615]+12)" office:value-type="float" office:value="186.893054378838">
            <text:p>186.8930543788</text:p>
          </table:table-cell>
          <table:table-cell/>
        </table:table-row>
        <table:table-row table:style-name="ro1">
          <table:table-cell office:value-type="float" office:value="1.90461426275159">
            <text:p>1.9046142628</text:p>
          </table:table-cell>
          <table:table-cell office:value-type="float" office:value="-10">
            <text:p>-10</text:p>
          </table:table-cell>
          <table:table-cell table:formula="of:=[.A616]*10^([.B616]+12)" office:value-type="float" office:value="190.461426275159">
            <text:p>190.4614262752</text:p>
          </table:table-cell>
          <table:table-cell/>
        </table:table-row>
        <table:table-row table:style-name="ro1">
          <table:table-cell office:value-type="float" office:value="1.94041394866903">
            <text:p>1.9404139487</text:p>
          </table:table-cell>
          <table:table-cell office:value-type="float" office:value="-10">
            <text:p>-10</text:p>
          </table:table-cell>
          <table:table-cell table:formula="of:=[.A617]*10^([.B617]+12)" office:value-type="float" office:value="194.041394866903">
            <text:p>194.0413948669</text:p>
          </table:table-cell>
          <table:table-cell/>
        </table:table-row>
        <table:table-row table:style-name="ro1">
          <table:table-cell office:value-type="float" office:value="1.97632275915862">
            <text:p>1.9763227592</text:p>
          </table:table-cell>
          <table:table-cell office:value-type="float" office:value="-10">
            <text:p>-10</text:p>
          </table:table-cell>
          <table:table-cell table:formula="of:=[.A618]*10^([.B618]+12)" office:value-type="float" office:value="197.632275915862">
            <text:p>197.6322759159</text:p>
          </table:table-cell>
          <table:table-cell/>
        </table:table-row>
        <table:table-row table:style-name="ro1">
          <table:table-cell office:value-type="float" office:value="2.0123339735153">
            <text:p>2.0123339735</text:p>
          </table:table-cell>
          <table:table-cell office:value-type="float" office:value="-10">
            <text:p>-10</text:p>
          </table:table-cell>
          <table:table-cell table:formula="of:=[.A619]*10^([.B619]+12)" office:value-type="float" office:value="201.23339735153">
            <text:p>201.2333973515</text:p>
          </table:table-cell>
          <table:table-cell/>
        </table:table-row>
        <table:table-row table:style-name="ro1">
          <table:table-cell office:value-type="float" office:value="2.04844099359488">
            <text:p>2.0484409936</text:p>
          </table:table-cell>
          <table:table-cell office:value-type="float" office:value="-10">
            <text:p>-10</text:p>
          </table:table-cell>
          <table:table-cell table:formula="of:=[.A620]*10^([.B620]+12)" office:value-type="float" office:value="204.844099359488">
            <text:p>204.8440993595</text:p>
          </table:table-cell>
          <table:table-cell/>
        </table:table-row>
        <table:table-row table:style-name="ro1">
          <table:table-cell office:value-type="float" office:value="2.08463734449886">
            <text:p>2.0846373445</text:p>
          </table:table-cell>
          <table:table-cell office:value-type="float" office:value="-10">
            <text:p>-10</text:p>
          </table:table-cell>
          <table:table-cell table:formula="of:=[.A621]*10^([.B621]+12)" office:value-type="float" office:value="208.463734449886">
            <text:p>208.4637344499</text:p>
          </table:table-cell>
          <table:table-cell/>
        </table:table-row>
        <table:table-row table:style-name="ro1">
          <table:table-cell office:value-type="float" office:value="2.12091667507128">
            <text:p>2.1209166751</text:p>
          </table:table-cell>
          <table:table-cell office:value-type="float" office:value="-10">
            <text:p>-10</text:p>
          </table:table-cell>
          <table:table-cell table:formula="of:=[.A622]*10^([.B622]+12)" office:value-type="float" office:value="212.091667507128">
            <text:p>212.0916675071</text:p>
          </table:table-cell>
          <table:table-cell/>
        </table:table-row>
        <table:table-row table:style-name="ro1">
          <table:table-cell office:value-type="float" office:value="2.15727275821788">
            <text:p>2.1572727582</text:p>
          </table:table-cell>
          <table:table-cell office:value-type="float" office:value="-10">
            <text:p>-10</text:p>
          </table:table-cell>
          <table:table-cell table:formula="of:=[.A623]*10^([.B623]+12)" office:value-type="float" office:value="215.727275821788">
            <text:p>215.7272758218</text:p>
          </table:table-cell>
          <table:table-cell/>
        </table:table-row>
        <table:table-row table:style-name="ro1">
          <table:table-cell office:value-type="float" office:value="2.19369949105794">
            <text:p>2.1936994911</text:p>
          </table:table-cell>
          <table:table-cell office:value-type="float" office:value="-10">
            <text:p>-10</text:p>
          </table:table-cell>
          <table:table-cell table:formula="of:=[.A624]*10^([.B624]+12)" office:value-type="float" office:value="219.369949105794">
            <text:p>219.3699491058</text:p>
          </table:table-cell>
          <table:table-cell/>
        </table:table-row>
        <table:table-row table:style-name="ro1">
          <table:table-cell office:value-type="float" office:value="2.23019089491842">
            <text:p>2.2301908949</text:p>
          </table:table-cell>
          <table:table-cell office:value-type="float" office:value="-10">
            <text:p>-10</text:p>
          </table:table-cell>
          <table:table-cell table:formula="of:=[.A625]*10^([.B625]+12)" office:value-type="float" office:value="223.019089491842">
            <text:p>223.0190894918</text:p>
          </table:table-cell>
          <table:table-cell/>
        </table:table-row>
        <table:table-row table:style-name="ro1">
          <table:table-cell office:value-type="float" office:value="2.26674111518004">
            <text:p>2.2667411152</text:p>
          </table:table-cell>
          <table:table-cell office:value-type="float" office:value="-10">
            <text:p>-10</text:p>
          </table:table-cell>
          <table:table-cell table:formula="of:=[.A626]*10^([.B626]+12)" office:value-type="float" office:value="226.674111518004">
            <text:p>226.674111518</text:p>
          </table:table-cell>
          <table:table-cell/>
        </table:table-row>
        <table:table-row table:style-name="ro1">
          <table:table-cell office:value-type="float" office:value="2.30334442098437">
            <text:p>2.303344421</text:p>
          </table:table-cell>
          <table:table-cell office:value-type="float" office:value="-10">
            <text:p>-10</text:p>
          </table:table-cell>
          <table:table-cell table:formula="of:=[.A627]*10^([.B627]+12)" office:value-type="float" office:value="230.334442098437">
            <text:p>230.3344420984</text:p>
          </table:table-cell>
          <table:table-cell/>
        </table:table-row>
        <table:table-row table:style-name="ro1">
          <table:table-cell office:value-type="float" office:value="2.33999520481091">
            <text:p>2.3399952048</text:p>
          </table:table-cell>
          <table:table-cell office:value-type="float" office:value="-10">
            <text:p>-10</text:p>
          </table:table-cell>
          <table:table-cell table:formula="of:=[.A628]*10^([.B628]+12)" office:value-type="float" office:value="233.999520481091">
            <text:p>233.9995204811</text:p>
          </table:table-cell>
          <table:table-cell/>
        </table:table-row>
        <table:table-row table:style-name="ro1">
          <table:table-cell office:value-type="float" office:value="2.37668798193249">
            <text:p>2.3766879819</text:p>
          </table:table-cell>
          <table:table-cell office:value-type="float" office:value="-10">
            <text:p>-10</text:p>
          </table:table-cell>
          <table:table-cell table:formula="of:=[.A629]*10^([.B629]+12)" office:value-type="float" office:value="237.668798193249">
            <text:p>237.6687981932</text:p>
          </table:table-cell>
          <table:table-cell/>
        </table:table-row>
        <table:table-row table:style-name="ro1">
          <table:table-cell office:value-type="float" office:value="2.41341738975723">
            <text:p>2.4134173898</text:p>
          </table:table-cell>
          <table:table-cell office:value-type="float" office:value="-10">
            <text:p>-10</text:p>
          </table:table-cell>
          <table:table-cell table:formula="of:=[.A630]*10^([.B630]+12)" office:value-type="float" office:value="241.341738975723">
            <text:p>241.3417389757</text:p>
          </table:table-cell>
          <table:table-cell/>
        </table:table-row>
        <table:table-row table:style-name="ro1">
          <table:table-cell office:value-type="float" office:value="2.45017818706508">
            <text:p>2.4501781871</text:p>
          </table:table-cell>
          <table:table-cell office:value-type="float" office:value="-10">
            <text:p>-10</text:p>
          </table:table-cell>
          <table:table-cell table:formula="of:=[.A631]*10^([.B631]+12)" office:value-type="float" office:value="245.017818706508">
            <text:p>245.0178187065</text:p>
          </table:table-cell>
          <table:table-cell/>
        </table:table-row>
        <table:table-row table:style-name="ro1">
          <table:table-cell office:value-type="float" office:value="2.4869652531461">
            <text:p>2.4869652531</text:p>
          </table:table-cell>
          <table:table-cell office:value-type="float" office:value="-10">
            <text:p>-10</text:p>
          </table:table-cell>
          <table:table-cell table:formula="of:=[.A632]*10^([.B632]+12)" office:value-type="float" office:value="248.69652531461">
            <text:p>248.6965253146</text:p>
          </table:table-cell>
          <table:table-cell/>
        </table:table-row>
        <table:table-row table:style-name="ro1">
          <table:table-cell office:value-type="float" office:value="2.52377358684808">
            <text:p>2.5237735868</text:p>
          </table:table-cell>
          <table:table-cell office:value-type="float" office:value="-10">
            <text:p>-10</text:p>
          </table:table-cell>
          <table:table-cell table:formula="of:=[.A633]*10^([.B633]+12)" office:value-type="float" office:value="252.377358684808">
            <text:p>252.3773586848</text:p>
          </table:table-cell>
          <table:table-cell/>
        </table:table-row>
        <table:table-row table:style-name="ro1">
          <table:table-cell office:value-type="float" office:value="2.5605983055402">
            <text:p>2.5605983055</text:p>
          </table:table-cell>
          <table:table-cell office:value-type="float" office:value="-10">
            <text:p>-10</text:p>
          </table:table-cell>
          <table:table-cell table:formula="of:=[.A634]*10^([.B634]+12)" office:value-type="float" office:value="256.05983055402">
            <text:p>256.059830554</text:p>
          </table:table-cell>
          <table:table-cell/>
        </table:table-row>
        <table:table-row table:style-name="ro1">
          <table:table-cell office:value-type="float" office:value="2.59743464399928">
            <text:p>2.597434644</text:p>
          </table:table-cell>
          <table:table-cell office:value-type="float" office:value="-10">
            <text:p>-10</text:p>
          </table:table-cell>
          <table:table-cell table:formula="of:=[.A635]*10^([.B635]+12)" office:value-type="float" office:value="259.743464399928">
            <text:p>259.7434643999</text:p>
          </table:table-cell>
          <table:table-cell/>
        </table:table-row>
        <table:table-row table:style-name="ro1">
          <table:table-cell office:value-type="float" office:value="2.63427795322509">
            <text:p>2.6342779532</text:p>
          </table:table-cell>
          <table:table-cell office:value-type="float" office:value="-10">
            <text:p>-10</text:p>
          </table:table-cell>
          <table:table-cell table:formula="of:=[.A636]*10^([.B636]+12)" office:value-type="float" office:value="263.427795322509">
            <text:p>263.4277953225</text:p>
          </table:table-cell>
          <table:table-cell/>
        </table:table-row>
        <table:table-row table:style-name="ro1">
          <table:table-cell office:value-type="float" office:value="2.67112369919061">
            <text:p>2.6711236992</text:p>
          </table:table-cell>
          <table:table-cell office:value-type="float" office:value="-10">
            <text:p>-10</text:p>
          </table:table-cell>
          <table:table-cell table:formula="of:=[.A637]*10^([.B637]+12)" office:value-type="float" office:value="267.112369919061">
            <text:p>267.1123699191</text:p>
          </table:table-cell>
          <table:table-cell/>
        </table:table-row>
        <table:table-row table:style-name="ro1">
          <table:table-cell office:value-type="float" office:value="2.70796746153295">
            <text:p>2.7079674615</text:p>
          </table:table-cell>
          <table:table-cell office:value-type="float" office:value="-10">
            <text:p>-10</text:p>
          </table:table-cell>
          <table:table-cell table:formula="of:=[.A638]*10^([.B638]+12)" office:value-type="float" office:value="270.796746153295">
            <text:p>270.7967461533</text:p>
          </table:table-cell>
          <table:table-cell/>
        </table:table-row>
        <table:table-row table:style-name="ro1">
          <table:table-cell office:value-type="float" office:value="2.74480493219044">
            <text:p>2.7448049322</text:p>
          </table:table-cell>
          <table:table-cell office:value-type="float" office:value="-10">
            <text:p>-10</text:p>
          </table:table-cell>
          <table:table-cell table:formula="of:=[.A639]*10^([.B639]+12)" office:value-type="float" office:value="274.480493219044">
            <text:p>274.480493219</text:p>
          </table:table-cell>
          <table:table-cell/>
        </table:table-row>
        <table:table-row table:style-name="ro1">
          <table:table-cell office:value-type="float" office:value="2.78163191399106">
            <text:p>2.781631914</text:p>
          </table:table-cell>
          <table:table-cell office:value-type="float" office:value="-10">
            <text:p>-10</text:p>
          </table:table-cell>
          <table:table-cell table:formula="of:=[.A640]*10^([.B640]+12)" office:value-type="float" office:value="278.163191399106">
            <text:p>278.1631913991</text:p>
          </table:table-cell>
          <table:table-cell/>
        </table:table-row>
        <table:table-row table:style-name="ro1">
          <table:table-cell office:value-type="float" office:value="2.81844431919705">
            <text:p>2.8184443192</text:p>
          </table:table-cell>
          <table:table-cell office:value-type="float" office:value="-10">
            <text:p>-10</text:p>
          </table:table-cell>
          <table:table-cell table:formula="of:=[.A641]*10^([.B641]+12)" office:value-type="float" office:value="281.844431919705">
            <text:p>281.8444319197</text:p>
          </table:table-cell>
          <table:table-cell/>
        </table:table-row>
        <table:table-row table:style-name="ro1">
          <table:table-cell office:value-type="float" office:value="2.85523816801047">
            <text:p>2.855238168</text:p>
          </table:table-cell>
          <table:table-cell office:value-type="float" office:value="-10">
            <text:p>-10</text:p>
          </table:table-cell>
          <table:table-cell table:formula="of:=[.A642]*10^([.B642]+12)" office:value-type="float" office:value="285.523816801047">
            <text:p>285.523816801</text:p>
          </table:table-cell>
          <table:table-cell/>
        </table:table-row>
        <table:table-row table:style-name="ro1">
          <table:table-cell office:value-type="float" office:value="2.89200958704401">
            <text:p>2.892009587</text:p>
          </table:table-cell>
          <table:table-cell office:value-type="float" office:value="-10">
            <text:p>-10</text:p>
          </table:table-cell>
          <table:table-cell table:formula="of:=[.A643]*10^([.B643]+12)" office:value-type="float" office:value="289.200958704401">
            <text:p>289.2009587044</text:p>
          </table:table-cell>
          <table:table-cell/>
        </table:table-row>
        <table:table-row table:style-name="ro1">
          <table:table-cell office:value-type="float" office:value="2.92875480776136">
            <text:p>2.9287548078</text:p>
          </table:table-cell>
          <table:table-cell office:value-type="float" office:value="-10">
            <text:p>-10</text:p>
          </table:table-cell>
          <table:table-cell table:formula="of:=[.A644]*10^([.B644]+12)" office:value-type="float" office:value="292.875480776136">
            <text:p>292.8754807761</text:p>
          </table:table-cell>
          <table:table-cell/>
        </table:table-row>
        <table:table-row table:style-name="ro1">
          <table:table-cell office:value-type="float" office:value="2.96547016489096">
            <text:p>2.9654701649</text:p>
          </table:table-cell>
          <table:table-cell office:value-type="float" office:value="-10">
            <text:p>-10</text:p>
          </table:table-cell>
          <table:table-cell table:formula="of:=[.A645]*10^([.B645]+12)" office:value-type="float" office:value="296.547016489096">
            <text:p>296.5470164891</text:p>
          </table:table-cell>
          <table:table-cell/>
        </table:table-row>
        <table:table-row table:style-name="ro1">
          <table:table-cell office:value-type="float" office:value="3.00215209481701">
            <text:p>3.0021520948</text:p>
          </table:table-cell>
          <table:table-cell office:value-type="float" office:value="-10">
            <text:p>-10</text:p>
          </table:table-cell>
          <table:table-cell table:formula="of:=[.A646]*10^([.B646]+12)" office:value-type="float" office:value="300.215209481701">
            <text:p>300.2152094817</text:p>
          </table:table-cell>
          <table:table-cell/>
        </table:table-row>
        <table:table-row table:style-name="ro1">
          <table:table-cell office:value-type="float" office:value="3.03879713395108">
            <text:p>3.038797134</text:p>
          </table:table-cell>
          <table:table-cell office:value-type="float" office:value="-10">
            <text:p>-10</text:p>
          </table:table-cell>
          <table:table-cell table:formula="of:=[.A647]*10^([.B647]+12)" office:value-type="float" office:value="303.879713395108">
            <text:p>303.8797133951</text:p>
          </table:table-cell>
          <table:table-cell/>
        </table:table-row>
        <table:table-row table:style-name="ro1">
          <table:table-cell office:value-type="float" office:value="3.07540191708782">
            <text:p>3.0754019171</text:p>
          </table:table-cell>
          <table:table-cell office:value-type="float" office:value="-10">
            <text:p>-10</text:p>
          </table:table-cell>
          <table:table-cell table:formula="of:=[.A648]*10^([.B648]+12)" office:value-type="float" office:value="307.540191708782">
            <text:p>307.5401917088</text:p>
          </table:table-cell>
          <table:table-cell/>
        </table:table-row>
        <table:table-row table:style-name="ro1">
          <table:table-cell office:value-type="float" office:value="3.11196317574777">
            <text:p>3.1119631757</text:p>
          </table:table-cell>
          <table:table-cell office:value-type="float" office:value="-10">
            <text:p>-10</text:p>
          </table:table-cell>
          <table:table-cell table:formula="of:=[.A649]*10^([.B649]+12)" office:value-type="float" office:value="311.196317574777">
            <text:p>311.1963175748</text:p>
          </table:table-cell>
          <table:table-cell/>
        </table:table-row>
        <table:table-row table:style-name="ro1">
          <table:table-cell office:value-type="float" office:value="3.14847773651023">
            <text:p>3.1484777365</text:p>
          </table:table-cell>
          <table:table-cell office:value-type="float" office:value="-10">
            <text:p>-10</text:p>
          </table:table-cell>
          <table:table-cell table:formula="of:=[.A650]*10^([.B650]+12)" office:value-type="float" office:value="314.847773651023">
            <text:p>314.847773651</text:p>
          </table:table-cell>
          <table:table-cell/>
        </table:table-row>
        <table:table-row table:style-name="ro1">
          <table:table-cell office:value-type="float" office:value="3.18494251933899">
            <text:p>3.1849425193</text:p>
          </table:table-cell>
          <table:table-cell office:value-type="float" office:value="-10">
            <text:p>-10</text:p>
          </table:table-cell>
          <table:table-cell table:formula="of:=[.A651]*10^([.B651]+12)" office:value-type="float" office:value="318.494251933899">
            <text:p>318.4942519339</text:p>
          </table:table-cell>
          <table:table-cell/>
        </table:table-row>
        <table:table-row table:style-name="ro1">
          <table:table-cell office:value-type="float" office:value="3.22135453590342">
            <text:p>3.2213545359</text:p>
          </table:table-cell>
          <table:table-cell office:value-type="float" office:value="-10">
            <text:p>-10</text:p>
          </table:table-cell>
          <table:table-cell table:formula="of:=[.A652]*10^([.B652]+12)" office:value-type="float" office:value="322.135453590342">
            <text:p>322.1354535903</text:p>
          </table:table-cell>
          <table:table-cell/>
        </table:table-row>
        <table:table-row table:style-name="ro1">
          <table:table-cell office:value-type="float" office:value="3.2577108878974">
            <text:p>3.2577108879</text:p>
          </table:table-cell>
          <table:table-cell office:value-type="float" office:value="-10">
            <text:p>-10</text:p>
          </table:table-cell>
          <table:table-cell table:formula="of:=[.A653]*10^([.B653]+12)" office:value-type="float" office:value="325.77108878974">
            <text:p>325.7710887897</text:p>
          </table:table-cell>
          <table:table-cell/>
        </table:table-row>
        <table:table-row table:style-name="ro1">
          <table:table-cell office:value-type="float" office:value="3.29400876535837">
            <text:p>3.2940087654</text:p>
          </table:table-cell>
          <table:table-cell office:value-type="float" office:value="-10">
            <text:p>-10</text:p>
          </table:table-cell>
          <table:table-cell table:formula="of:=[.A654]*10^([.B654]+12)" office:value-type="float" office:value="329.400876535837">
            <text:p>329.4008765358</text:p>
          </table:table-cell>
          <table:table-cell/>
        </table:table-row>
        <table:table-row table:style-name="ro1">
          <table:table-cell office:value-type="float" office:value="3.33024544498843">
            <text:p>3.330245445</text:p>
          </table:table-cell>
          <table:table-cell office:value-type="float" office:value="-10">
            <text:p>-10</text:p>
          </table:table-cell>
          <table:table-cell table:formula="of:=[.A655]*10^([.B655]+12)" office:value-type="float" office:value="333.024544498843">
            <text:p>333.0245444988</text:p>
          </table:table-cell>
          <table:table-cell/>
        </table:table-row>
        <table:table-row table:style-name="ro1">
          <table:table-cell office:value-type="float" office:value="3.36641828847975">
            <text:p>3.3664182885</text:p>
          </table:table-cell>
          <table:table-cell office:value-type="float" office:value="-10">
            <text:p>-10</text:p>
          </table:table-cell>
          <table:table-cell table:formula="of:=[.A656]*10^([.B656]+12)" office:value-type="float" office:value="336.641828847975">
            <text:p>336.641828848</text:p>
          </table:table-cell>
          <table:table-cell/>
        </table:table-row>
        <table:table-row table:style-name="ro1">
          <table:table-cell office:value-type="float" office:value="3.40252474084582">
            <text:p>3.4025247408</text:p>
          </table:table-cell>
          <table:table-cell office:value-type="float" office:value="-10">
            <text:p>-10</text:p>
          </table:table-cell>
          <table:table-cell table:formula="of:=[.A657]*10^([.B657]+12)" office:value-type="float" office:value="340.252474084582">
            <text:p>340.2524740846</text:p>
          </table:table-cell>
          <table:table-cell/>
        </table:table-row>
        <table:table-row table:style-name="ro1">
          <table:table-cell office:value-type="float" office:value="3.43856232876042">
            <text:p>3.4385623288</text:p>
          </table:table-cell>
          <table:table-cell office:value-type="float" office:value="-10">
            <text:p>-10</text:p>
          </table:table-cell>
          <table:table-cell table:formula="of:=[.A658]*10^([.B658]+12)" office:value-type="float" office:value="343.856232876042">
            <text:p>343.856232876</text:p>
          </table:table-cell>
          <table:table-cell/>
        </table:table-row>
        <table:table-row table:style-name="ro1">
          <table:table-cell office:value-type="float" office:value="3.47452865890579">
            <text:p>3.4745286589</text:p>
          </table:table-cell>
          <table:table-cell office:value-type="float" office:value="-10">
            <text:p>-10</text:p>
          </table:table-cell>
          <table:table-cell table:formula="of:=[.A659]*10^([.B659]+12)" office:value-type="float" office:value="347.452865890579">
            <text:p>347.4528658906</text:p>
          </table:table-cell>
          <table:table-cell/>
        </table:table-row>
        <table:table-row table:style-name="ro1">
          <table:table-cell office:value-type="float" office:value="3.51042141633151">
            <text:p>3.5104214163</text:p>
          </table:table-cell>
          <table:table-cell office:value-type="float" office:value="-10">
            <text:p>-10</text:p>
          </table:table-cell>
          <table:table-cell table:formula="of:=[.A660]*10^([.B660]+12)" office:value-type="float" office:value="351.042141633151">
            <text:p>351.0421416332</text:p>
          </table:table-cell>
          <table:table-cell/>
        </table:table-row>
        <table:table-row table:style-name="ro1">
          <table:table-cell office:value-type="float" office:value="3.54623836282541">
            <text:p>3.5462383628</text:p>
          </table:table-cell>
          <table:table-cell office:value-type="float" office:value="-10">
            <text:p>-10</text:p>
          </table:table-cell>
          <table:table-cell table:formula="of:=[.A661]*10^([.B661]+12)" office:value-type="float" office:value="354.623836282541">
            <text:p>354.6238362825</text:p>
          </table:table-cell>
          <table:table-cell/>
        </table:table-row>
        <table:table-row table:style-name="ro1">
          <table:table-cell office:value-type="float" office:value="3.58197733529764">
            <text:p>3.5819773353</text:p>
          </table:table-cell>
          <table:table-cell office:value-type="float" office:value="-10">
            <text:p>-10</text:p>
          </table:table-cell>
          <table:table-cell table:formula="of:=[.A662]*10^([.B662]+12)" office:value-type="float" office:value="358.197733529764">
            <text:p>358.1977335298</text:p>
          </table:table-cell>
          <table:table-cell/>
        </table:table-row>
        <table:table-row table:style-name="ro1">
          <table:table-cell office:value-type="float" office:value="3.61763624417923">
            <text:p>3.6176362442</text:p>
          </table:table-cell>
          <table:table-cell office:value-type="float" office:value="-10">
            <text:p>-10</text:p>
          </table:table-cell>
          <table:table-cell table:formula="of:=[.A663]*10^([.B663]+12)" office:value-type="float" office:value="361.763624417923">
            <text:p>361.7636244179</text:p>
          </table:table-cell>
          <table:table-cell/>
        </table:table-row>
        <table:table-row table:style-name="ro1">
          <table:table-cell office:value-type="float" office:value="3.653213071836">
            <text:p>3.6532130718</text:p>
          </table:table-cell>
          <table:table-cell office:value-type="float" office:value="-10">
            <text:p>-10</text:p>
          </table:table-cell>
          <table:table-cell table:formula="of:=[.A664]*10^([.B664]+12)" office:value-type="float" office:value="365.3213071836">
            <text:p>365.3213071836</text:p>
          </table:table-cell>
          <table:table-cell/>
        </table:table-row>
        <table:table-row table:style-name="ro1">
          <table:table-cell office:value-type="float" office:value="3.68870587099881">
            <text:p>3.688705871</text:p>
          </table:table-cell>
          <table:table-cell office:value-type="float" office:value="-10">
            <text:p>-10</text:p>
          </table:table-cell>
          <table:table-cell table:formula="of:=[.A665]*10^([.B665]+12)" office:value-type="float" office:value="368.870587099881">
            <text:p>368.8705870999</text:p>
          </table:table-cell>
          <table:table-cell/>
        </table:table-row>
        <table:table-row table:style-name="ro1">
          <table:table-cell office:value-type="float" office:value="3.7241127632111">
            <text:p>3.7241127632</text:p>
          </table:table-cell>
          <table:table-cell office:value-type="float" office:value="-10">
            <text:p>-10</text:p>
          </table:table-cell>
          <table:table-cell table:formula="of:=[.A666]*10^([.B666]+12)" office:value-type="float" office:value="372.41127632111">
            <text:p>372.4112763211</text:p>
          </table:table-cell>
          <table:table-cell/>
        </table:table-row>
        <table:table-row table:style-name="ro1">
          <table:table-cell office:value-type="float" office:value="3.75943193729431">
            <text:p>3.7594319373</text:p>
          </table:table-cell>
          <table:table-cell office:value-type="float" office:value="-10">
            <text:p>-10</text:p>
          </table:table-cell>
          <table:table-cell table:formula="of:=[.A667]*10^([.B667]+12)" office:value-type="float" office:value="375.943193729431">
            <text:p>375.9431937294</text:p>
          </table:table-cell>
          <table:table-cell/>
        </table:table-row>
        <table:table-row table:style-name="ro1">
          <table:table-cell office:value-type="float" office:value="3.79466164783204">
            <text:p>3.7946616478</text:p>
          </table:table-cell>
          <table:table-cell office:value-type="float" office:value="-10">
            <text:p>-10</text:p>
          </table:table-cell>
          <table:table-cell table:formula="of:=[.A668]*10^([.B668]+12)" office:value-type="float" office:value="379.466164783204">
            <text:p>379.4661647832</text:p>
          </table:table-cell>
          <table:table-cell/>
        </table:table-row>
        <table:table-row table:style-name="ro1">
          <table:table-cell office:value-type="float" office:value="3.82980021367352">
            <text:p>3.8298002137</text:p>
          </table:table-cell>
          <table:table-cell office:value-type="float" office:value="-10">
            <text:p>-10</text:p>
          </table:table-cell>
          <table:table-cell table:formula="of:=[.A669]*10^([.B669]+12)" office:value-type="float" office:value="382.980021367352">
            <text:p>382.9800213674</text:p>
          </table:table-cell>
          <table:table-cell/>
        </table:table-row>
        <table:table-row table:style-name="ro1">
          <table:table-cell office:value-type="float" office:value="3.86484601645691">
            <text:p>3.8648460165</text:p>
          </table:table-cell>
          <table:table-cell office:value-type="float" office:value="-10">
            <text:p>-10</text:p>
          </table:table-cell>
          <table:table-cell table:formula="of:=[.A670]*10^([.B670]+12)" office:value-type="float" office:value="386.484601645691">
            <text:p>386.4846016457</text:p>
          </table:table-cell>
          <table:table-cell/>
        </table:table-row>
        <table:table-row table:style-name="ro1">
          <table:table-cell office:value-type="float" office:value="3.899797499153">
            <text:p>3.8997974992</text:p>
          </table:table-cell>
          <table:table-cell office:value-type="float" office:value="-10">
            <text:p>-10</text:p>
          </table:table-cell>
          <table:table-cell table:formula="of:=[.A671]*10^([.B671]+12)" office:value-type="float" office:value="389.9797499153">
            <text:p>389.9797499153</text:p>
          </table:table-cell>
          <table:table-cell/>
        </table:table-row>
        <table:table-row table:style-name="ro1">
          <table:table-cell office:value-type="float" office:value="3.93465316462962">
            <text:p>3.9346531646</text:p>
          </table:table-cell>
          <table:table-cell office:value-type="float" office:value="-10">
            <text:p>-10</text:p>
          </table:table-cell>
          <table:table-cell table:formula="of:=[.A672]*10^([.B672]+12)" office:value-type="float" office:value="393.465316462962">
            <text:p>393.465316463</text:p>
          </table:table-cell>
          <table:table-cell/>
        </table:table-row>
        <table:table-row table:style-name="ro1">
          <table:table-cell office:value-type="float" office:value="3.96941157423729">
            <text:p>3.9694115742</text:p>
          </table:table-cell>
          <table:table-cell office:value-type="float" office:value="-10">
            <text:p>-10</text:p>
          </table:table-cell>
          <table:table-cell table:formula="of:=[.A673]*10^([.B673]+12)" office:value-type="float" office:value="396.941157423729">
            <text:p>396.9411574237</text:p>
          </table:table-cell>
          <table:table-cell/>
        </table:table-row>
        <table:table-row table:style-name="ro1">
          <table:table-cell office:value-type="float" office:value="4.00407134641631">
            <text:p>4.0040713464</text:p>
          </table:table-cell>
          <table:table-cell office:value-type="float" office:value="-10">
            <text:p>-10</text:p>
          </table:table-cell>
          <table:table-cell table:formula="of:=[.A674]*10^([.B674]+12)" office:value-type="float" office:value="400.407134641631">
            <text:p>400.4071346416</text:p>
          </table:table-cell>
          <table:table-cell/>
        </table:table-row>
        <table:table-row table:style-name="ro1">
          <table:table-cell office:value-type="float" office:value="4.03863115532556">
            <text:p>4.0386311553</text:p>
          </table:table-cell>
          <table:table-cell office:value-type="float" office:value="-10">
            <text:p>-10</text:p>
          </table:table-cell>
          <table:table-cell table:formula="of:=[.A675]*10^([.B675]+12)" office:value-type="float" office:value="403.863115532556">
            <text:p>403.8631155326</text:p>
          </table:table-cell>
          <table:table-cell/>
        </table:table-row>
        <table:table-row table:style-name="ro1">
          <table:table-cell office:value-type="float" office:value="4.07308972949334">
            <text:p>4.0730897295</text:p>
          </table:table-cell>
          <table:table-cell office:value-type="float" office:value="-10">
            <text:p>-10</text:p>
          </table:table-cell>
          <table:table-cell table:formula="of:=[.A676]*10^([.B676]+12)" office:value-type="float" office:value="407.308972949334">
            <text:p>407.3089729493</text:p>
          </table:table-cell>
          <table:table-cell/>
        </table:table-row>
        <table:table-row table:style-name="ro1">
          <table:table-cell office:value-type="float" office:value="4.10744585049034">
            <text:p>4.1074458505</text:p>
          </table:table-cell>
          <table:table-cell office:value-type="float" office:value="-10">
            <text:p>-10</text:p>
          </table:table-cell>
          <table:table-cell table:formula="of:=[.A677]*10^([.B677]+12)" office:value-type="float" office:value="410.744585049034">
            <text:p>410.744585049</text:p>
          </table:table-cell>
          <table:table-cell/>
        </table:table-row>
        <table:table-row table:style-name="ro1">
          <table:table-cell office:value-type="float" office:value="4.14169835162483">
            <text:p>4.1416983516</text:p>
          </table:table-cell>
          <table:table-cell office:value-type="float" office:value="-10">
            <text:p>-10</text:p>
          </table:table-cell>
          <table:table-cell table:formula="of:=[.A678]*10^([.B678]+12)" office:value-type="float" office:value="414.169835162483">
            <text:p>414.1698351625</text:p>
          </table:table-cell>
          <table:table-cell/>
        </table:table-row>
        <table:table-row table:style-name="ro1">
          <table:table-cell office:value-type="float" office:value="4.17584611666032">
            <text:p>4.1758461167</text:p>
          </table:table-cell>
          <table:table-cell office:value-type="float" office:value="-10">
            <text:p>-10</text:p>
          </table:table-cell>
          <table:table-cell table:formula="of:=[.A679]*10^([.B679]+12)" office:value-type="float" office:value="417.584611666032">
            <text:p>417.584611666</text:p>
          </table:table-cell>
          <table:table-cell/>
        </table:table-row>
        <table:table-row table:style-name="ro1">
          <table:table-cell office:value-type="float" office:value="4.2098880785556">
            <text:p>4.2098880786</text:p>
          </table:table-cell>
          <table:table-cell office:value-type="float" office:value="-10">
            <text:p>-10</text:p>
          </table:table-cell>
          <table:table-cell table:formula="of:=[.A680]*10^([.B680]+12)" office:value-type="float" office:value="420.98880785556">
            <text:p>420.9888078556</text:p>
          </table:table-cell>
          <table:table-cell/>
        </table:table-row>
        <table:table-row table:style-name="ro1">
          <table:table-cell office:value-type="float" office:value="4.2438232182273">
            <text:p>4.2438232182</text:p>
          </table:table-cell>
          <table:table-cell office:value-type="float" office:value="-10">
            <text:p>-10</text:p>
          </table:table-cell>
          <table:table-cell table:formula="of:=[.A681]*10^([.B681]+12)" office:value-type="float" office:value="424.38232182273">
            <text:p>424.3823218227</text:p>
          </table:table-cell>
          <table:table-cell/>
        </table:table-row>
        <table:table-row table:style-name="ro1">
          <table:table-cell office:value-type="float" office:value="4.27765056333489">
            <text:p>4.2776505633</text:p>
          </table:table-cell>
          <table:table-cell office:value-type="float" office:value="-10">
            <text:p>-10</text:p>
          </table:table-cell>
          <table:table-cell table:formula="of:=[.A682]*10^([.B682]+12)" office:value-type="float" office:value="427.765056333489">
            <text:p>427.7650563335</text:p>
          </table:table-cell>
          <table:table-cell/>
        </table:table-row>
        <table:table-row table:style-name="ro1">
          <table:table-cell office:value-type="float" office:value="4.31136918708811">
            <text:p>4.3113691871</text:p>
          </table:table-cell>
          <table:table-cell office:value-type="float" office:value="-10">
            <text:p>-10</text:p>
          </table:table-cell>
          <table:table-cell table:formula="of:=[.A683]*10^([.B683]+12)" office:value-type="float" office:value="431.136918708811">
            <text:p>431.1369187088</text:p>
          </table:table-cell>
          <table:table-cell/>
        </table:table-row>
        <table:table-row table:style-name="ro1">
          <table:table-cell office:value-type="float" office:value="4.34497820707682">
            <text:p>4.3449782071</text:p>
          </table:table-cell>
          <table:table-cell office:value-type="float" office:value="-10">
            <text:p>-10</text:p>
          </table:table-cell>
          <table:table-cell table:formula="of:=[.A684]*10^([.B684]+12)" office:value-type="float" office:value="434.497820707682">
            <text:p>434.4978207077</text:p>
          </table:table-cell>
          <table:table-cell/>
        </table:table-row>
        <table:table-row table:style-name="ro1">
          <table:table-cell office:value-type="float" office:value="4.37847678412308">
            <text:p>4.3784767841</text:p>
          </table:table-cell>
          <table:table-cell office:value-type="float" office:value="-10">
            <text:p>-10</text:p>
          </table:table-cell>
          <table:table-cell table:formula="of:=[.A685]*10^([.B685]+12)" office:value-type="float" office:value="437.847678412308">
            <text:p>437.8476784123</text:p>
          </table:table-cell>
          <table:table-cell/>
        </table:table-row>
        <table:table-row table:style-name="ro1">
          <table:table-cell office:value-type="float" office:value="4.41186412115549">
            <text:p>4.4118641212</text:p>
          </table:table-cell>
          <table:table-cell office:value-type="float" office:value="-10">
            <text:p>-10</text:p>
          </table:table-cell>
          <table:table-cell table:formula="of:=[.A686]*10^([.B686]+12)" office:value-type="float" office:value="441.186412115549">
            <text:p>441.1864121156</text:p>
          </table:table-cell>
          <table:table-cell/>
        </table:table-row>
        <table:table-row table:style-name="ro1">
          <table:table-cell office:value-type="float" office:value="4.44513946210557">
            <text:p>4.4451394621</text:p>
          </table:table-cell>
          <table:table-cell office:value-type="float" office:value="-10">
            <text:p>-10</text:p>
          </table:table-cell>
          <table:table-cell table:formula="of:=[.A687]*10^([.B687]+12)" office:value-type="float" office:value="444.513946210557">
            <text:p>444.5139462106</text:p>
          </table:table-cell>
          <table:table-cell/>
        </table:table-row>
        <table:table-row table:style-name="ro1">
          <table:table-cell office:value-type="float" office:value="4.47830209082596">
            <text:p>4.4783020908</text:p>
          </table:table-cell>
          <table:table-cell office:value-type="float" office:value="-10">
            <text:p>-10</text:p>
          </table:table-cell>
          <table:table-cell table:formula="of:=[.A688]*10^([.B688]+12)" office:value-type="float" office:value="447.830209082596">
            <text:p>447.8302090826</text:p>
          </table:table-cell>
          <table:table-cell/>
        </table:table-row>
        <table:table-row table:style-name="ro1">
          <table:table-cell office:value-type="float" office:value="4.51135133003054">
            <text:p>4.51135133</text:p>
          </table:table-cell>
          <table:table-cell office:value-type="float" office:value="-10">
            <text:p>-10</text:p>
          </table:table-cell>
          <table:table-cell table:formula="of:=[.A689]*10^([.B689]+12)" office:value-type="float" office:value="451.135133003054">
            <text:p>451.1351330031</text:p>
          </table:table-cell>
          <table:table-cell/>
        </table:table-row>
        <table:table-row table:style-name="ro1">
          <table:table-cell office:value-type="float" office:value="4.54428654025597">
            <text:p>4.5442865403</text:p>
          </table:table-cell>
          <table:table-cell office:value-type="float" office:value="-10">
            <text:p>-10</text:p>
          </table:table-cell>
          <table:table-cell table:formula="of:=[.A690]*10^([.B690]+12)" office:value-type="float" office:value="454.428654025597">
            <text:p>454.4286540256</text:p>
          </table:table-cell>
          <table:table-cell/>
        </table:table-row>
        <table:table-row table:style-name="ro1">
          <table:table-cell office:value-type="float" office:value="4.57710711884464">
            <text:p>4.5771071188</text:p>
          </table:table-cell>
          <table:table-cell office:value-type="float" office:value="-10">
            <text:p>-10</text:p>
          </table:table-cell>
          <table:table-cell table:formula="of:=[.A691]*10^([.B691]+12)" office:value-type="float" office:value="457.710711884464">
            <text:p>457.7107118845</text:p>
          </table:table-cell>
          <table:table-cell/>
        </table:table-row>
        <table:table-row table:style-name="ro1">
          <table:table-cell office:value-type="float" office:value="4.60981249894881">
            <text:p>4.6098124989</text:p>
          </table:table-cell>
          <table:table-cell office:value-type="float" office:value="-10">
            <text:p>-10</text:p>
          </table:table-cell>
          <table:table-cell table:formula="of:=[.A692]*10^([.B692]+12)" office:value-type="float" office:value="460.981249894881">
            <text:p>460.9812498949</text:p>
          </table:table-cell>
          <table:table-cell/>
        </table:table-row>
        <table:table-row table:style-name="ro1">
          <table:table-cell office:value-type="float" office:value="4.64240214855563">
            <text:p>4.6424021486</text:p>
          </table:table-cell>
          <table:table-cell office:value-type="float" office:value="-10">
            <text:p>-10</text:p>
          </table:table-cell>
          <table:table-cell table:formula="of:=[.A693]*10^([.B693]+12)" office:value-type="float" office:value="464.240214855563">
            <text:p>464.2402148556</text:p>
          </table:table-cell>
          <table:table-cell/>
        </table:table-row>
        <table:table-row table:style-name="ro1">
          <table:table-cell office:value-type="float" office:value="4.67487556953289">
            <text:p>4.6748755695</text:p>
          </table:table-cell>
          <table:table-cell office:value-type="float" office:value="-10">
            <text:p>-10</text:p>
          </table:table-cell>
          <table:table-cell table:formula="of:=[.A694]*10^([.B694]+12)" office:value-type="float" office:value="467.487556953289">
            <text:p>467.4875569533</text:p>
          </table:table-cell>
          <table:table-cell/>
        </table:table-row>
        <table:table-row table:style-name="ro1">
          <table:table-cell office:value-type="float" office:value="4.70723229669524">
            <text:p>4.7072322967</text:p>
          </table:table-cell>
          <table:table-cell office:value-type="float" office:value="-10">
            <text:p>-10</text:p>
          </table:table-cell>
          <table:table-cell table:formula="of:=[.A695]*10^([.B695]+12)" office:value-type="float" office:value="470.723229669524">
            <text:p>470.7232296695</text:p>
          </table:table-cell>
          <table:table-cell/>
        </table:table-row>
        <table:table-row table:style-name="ro1">
          <table:table-cell office:value-type="float" office:value="4.73947189689054">
            <text:p>4.7394718969</text:p>
          </table:table-cell>
          <table:table-cell office:value-type="float" office:value="-10">
            <text:p>-10</text:p>
          </table:table-cell>
          <table:table-cell table:formula="of:=[.A696]*10^([.B696]+12)" office:value-type="float" office:value="473.947189689054">
            <text:p>473.9471896891</text:p>
          </table:table-cell>
          <table:table-cell/>
        </table:table-row>
        <table:table-row table:style-name="ro1">
          <table:table-cell office:value-type="float" office:value="4.77159396810626">
            <text:p>4.7715939681</text:p>
          </table:table-cell>
          <table:table-cell office:value-type="float" office:value="-10">
            <text:p>-10</text:p>
          </table:table-cell>
          <table:table-cell table:formula="of:=[.A697]*10^([.B697]+12)" office:value-type="float" office:value="477.159396810626">
            <text:p>477.1593968106</text:p>
          </table:table-cell>
          <table:table-cell/>
        </table:table-row>
        <table:table-row table:style-name="ro1">
          <table:table-cell office:value-type="float" office:value="4.80359813859541">
            <text:p>4.8035981386</text:p>
          </table:table-cell>
          <table:table-cell office:value-type="float" office:value="-10">
            <text:p>-10</text:p>
          </table:table-cell>
          <table:table-cell table:formula="of:=[.A698]*10^([.B698]+12)" office:value-type="float" office:value="480.359813859541">
            <text:p>480.3598138595</text:p>
          </table:table-cell>
          <table:table-cell/>
        </table:table-row>
        <table:table-row table:style-name="ro1">
          <table:table-cell office:value-type="float" office:value="4.83548406602201">
            <text:p>4.835484066</text:p>
          </table:table-cell>
          <table:table-cell office:value-type="float" office:value="-10">
            <text:p>-10</text:p>
          </table:table-cell>
          <table:table-cell table:formula="of:=[.A699]*10^([.B699]+12)" office:value-type="float" office:value="483.548406602201">
            <text:p>483.5484066022</text:p>
          </table:table-cell>
          <table:table-cell/>
        </table:table-row>
        <table:table-row table:style-name="ro1">
          <table:table-cell office:value-type="float" office:value="4.86725143662555">
            <text:p>4.8672514366</text:p>
          </table:table-cell>
          <table:table-cell office:value-type="float" office:value="-10">
            <text:p>-10</text:p>
          </table:table-cell>
          <table:table-cell table:formula="of:=[.A700]*10^([.B700]+12)" office:value-type="float" office:value="486.725143662555">
            <text:p>486.7251436626</text:p>
          </table:table-cell>
          <table:table-cell/>
        </table:table-row>
        <table:table-row table:style-name="ro1">
          <table:table-cell office:value-type="float" office:value="4.89889996440438">
            <text:p>4.8988999644</text:p>
          </table:table-cell>
          <table:table-cell office:value-type="float" office:value="-10">
            <text:p>-10</text:p>
          </table:table-cell>
          <table:table-cell table:formula="of:=[.A701]*10^([.B701]+12)" office:value-type="float" office:value="489.889996440438">
            <text:p>489.8899964404</text:p>
          </table:table-cell>
          <table:table-cell/>
        </table:table-row>
        <table:table-row table:style-name="ro1">
          <table:table-cell office:value-type="float" office:value="4.93042939031754">
            <text:p>4.9304293903</text:p>
          </table:table-cell>
          <table:table-cell office:value-type="float" office:value="-10">
            <text:p>-10</text:p>
          </table:table-cell>
          <table:table-cell table:formula="of:=[.A702]*10^([.B702]+12)" office:value-type="float" office:value="493.042939031754">
            <text:p>493.0429390318</text:p>
          </table:table-cell>
          <table:table-cell/>
        </table:table-row>
        <table:table-row table:style-name="ro1">
          <table:table-cell office:value-type="float" office:value="4.96183948150494">
            <text:p>4.9618394815</text:p>
          </table:table-cell>
          <table:table-cell office:value-type="float" office:value="-10">
            <text:p>-10</text:p>
          </table:table-cell>
          <table:table-cell table:formula="of:=[.A703]*10^([.B703]+12)" office:value-type="float" office:value="496.183948150494">
            <text:p>496.1839481505</text:p>
          </table:table-cell>
          <table:table-cell/>
        </table:table-row>
        <table:table-row table:style-name="ro1">
          <table:table-cell office:value-type="float" office:value="4.9931300305254">
            <text:p>4.9931300305</text:p>
          </table:table-cell>
          <table:table-cell office:value-type="float" office:value="-10">
            <text:p>-10</text:p>
          </table:table-cell>
          <table:table-cell table:formula="of:=[.A704]*10^([.B704]+12)" office:value-type="float" office:value="499.31300305254">
            <text:p>499.3130030525</text:p>
          </table:table-cell>
          <table:table-cell/>
        </table:table-row>
        <table:table-row table:style-name="ro1">
          <table:table-cell office:value-type="float" office:value="5.02430085461242">
            <text:p>5.0243008546</text:p>
          </table:table-cell>
          <table:table-cell office:value-type="float" office:value="-10">
            <text:p>-10</text:p>
          </table:table-cell>
          <table:table-cell table:formula="of:=[.A705]*10^([.B705]+12)" office:value-type="float" office:value="502.430085461242">
            <text:p>502.4300854612</text:p>
          </table:table-cell>
          <table:table-cell/>
        </table:table-row>
        <table:table-row table:style-name="ro1">
          <table:table-cell office:value-type="float" office:value="5.05535179494727">
            <text:p>5.0553517949</text:p>
          </table:table-cell>
          <table:table-cell office:value-type="float" office:value="-10">
            <text:p>-10</text:p>
          </table:table-cell>
          <table:table-cell table:formula="of:=[.A706]*10^([.B706]+12)" office:value-type="float" office:value="505.535179494727">
            <text:p>505.5351794947</text:p>
          </table:table-cell>
          <table:table-cell/>
        </table:table-row>
        <table:table-row table:style-name="ro1">
          <table:table-cell office:value-type="float" office:value="5.08628271594911">
            <text:p>5.0862827159</text:p>
          </table:table-cell>
          <table:table-cell office:value-type="float" office:value="-10">
            <text:p>-10</text:p>
          </table:table-cell>
          <table:table-cell table:formula="of:=[.A707]*10^([.B707]+12)" office:value-type="float" office:value="508.628271594911">
            <text:p>508.6282715949</text:p>
          </table:table-cell>
          <table:table-cell/>
        </table:table-row>
        <table:table-row table:style-name="ro1">
          <table:table-cell office:value-type="float" office:value="5.11709350458195">
            <text:p>5.1170935046</text:p>
          </table:table-cell>
          <table:table-cell office:value-type="float" office:value="-10">
            <text:p>-10</text:p>
          </table:table-cell>
          <table:table-cell table:formula="of:=[.A708]*10^([.B708]+12)" office:value-type="float" office:value="511.709350458195">
            <text:p>511.7093504582</text:p>
          </table:table-cell>
          <table:table-cell/>
        </table:table-row>
        <table:table-row table:style-name="ro1">
          <table:table-cell office:value-type="float" office:value="5.14778406967798">
            <text:p>5.1477840697</text:p>
          </table:table-cell>
          <table:table-cell office:value-type="float" office:value="-10">
            <text:p>-10</text:p>
          </table:table-cell>
          <table:table-cell table:formula="of:=[.A709]*10^([.B709]+12)" office:value-type="float" office:value="514.778406967798">
            <text:p>514.7784069678</text:p>
          </table:table-cell>
          <table:table-cell/>
        </table:table-row>
        <table:table-row table:style-name="ro1">
          <table:table-cell office:value-type="float" office:value="5.17835434127712">
            <text:p>5.1783543413</text:p>
          </table:table-cell>
          <table:table-cell office:value-type="float" office:value="-10">
            <text:p>-10</text:p>
          </table:table-cell>
          <table:table-cell table:formula="of:=[.A710]*10^([.B710]+12)" office:value-type="float" office:value="517.835434127712">
            <text:p>517.8354341277</text:p>
          </table:table-cell>
          <table:table-cell/>
        </table:table-row>
        <table:table-row table:style-name="ro1">
          <table:table-cell office:value-type="float" office:value="5.20880426998238">
            <text:p>5.20880427</text:p>
          </table:table-cell>
          <table:table-cell office:value-type="float" office:value="-10">
            <text:p>-10</text:p>
          </table:table-cell>
          <table:table-cell table:formula="of:=[.A711]*10^([.B711]+12)" office:value-type="float" office:value="520.880426998238">
            <text:p>520.8804269982</text:p>
          </table:table-cell>
          <table:table-cell/>
        </table:table-row>
        <table:table-row table:style-name="ro1">
          <table:table-cell office:value-type="float" office:value="5.23913382633084">
            <text:p>5.2391338263</text:p>
          </table:table-cell>
          <table:table-cell office:value-type="float" office:value="-10">
            <text:p>-10</text:p>
          </table:table-cell>
          <table:table-cell table:formula="of:=[.A712]*10^([.B712]+12)" office:value-type="float" office:value="523.913382633084">
            <text:p>523.9133826331</text:p>
          </table:table-cell>
          <table:table-cell/>
        </table:table-row>
        <table:table-row table:style-name="ro1">
          <table:table-cell office:value-type="float" office:value="5.26934300017983">
            <text:p>5.2693430002</text:p>
          </table:table-cell>
          <table:table-cell office:value-type="float" office:value="-10">
            <text:p>-10</text:p>
          </table:table-cell>
          <table:table-cell table:formula="of:=[.A713]*10^([.B713]+12)" office:value-type="float" office:value="526.934300017983">
            <text:p>526.934300018</text:p>
          </table:table-cell>
          <table:table-cell/>
        </table:table-row>
        <table:table-row table:style-name="ro1">
          <table:table-cell office:value-type="float" office:value="5.29943180010811">
            <text:p>5.2994318001</text:p>
          </table:table-cell>
          <table:table-cell office:value-type="float" office:value="-10">
            <text:p>-10</text:p>
          </table:table-cell>
          <table:table-cell table:formula="of:=[.A714]*10^([.B714]+12)" office:value-type="float" office:value="529.943180010811">
            <text:p>529.9431800108</text:p>
          </table:table-cell>
          <table:table-cell/>
        </table:table-row>
        <table:table-row table:style-name="ro1">
          <table:table-cell office:value-type="float" office:value="5.32940025283177">
            <text:p>5.3294002528</text:p>
          </table:table-cell>
          <table:table-cell office:value-type="float" office:value="-10">
            <text:p>-10</text:p>
          </table:table-cell>
          <table:table-cell table:formula="of:=[.A715]*10^([.B715]+12)" office:value-type="float" office:value="532.940025283177">
            <text:p>532.9400252832</text:p>
          </table:table-cell>
          <table:table-cell/>
        </table:table-row>
        <table:table-row table:style-name="ro1">
          <table:table-cell office:value-type="float" office:value="5.35924840263441">
            <text:p>5.3592484026</text:p>
          </table:table-cell>
          <table:table-cell office:value-type="float" office:value="-10">
            <text:p>-10</text:p>
          </table:table-cell>
          <table:table-cell table:formula="of:=[.A716]*10^([.B716]+12)" office:value-type="float" office:value="535.924840263441">
            <text:p>535.9248402634</text:p>
          </table:table-cell>
          <table:table-cell/>
        </table:table-row>
        <table:table-row table:style-name="ro1">
          <table:table-cell office:value-type="float" office:value="5.38897631081153">
            <text:p>5.3889763108</text:p>
          </table:table-cell>
          <table:table-cell office:value-type="float" office:value="-10">
            <text:p>-10</text:p>
          </table:table-cell>
          <table:table-cell table:formula="of:=[.A717]*10^([.B717]+12)" office:value-type="float" office:value="538.897631081153">
            <text:p>538.8976310812</text:p>
          </table:table-cell>
          <table:table-cell/>
        </table:table-row>
        <table:table-row table:style-name="ro1">
          <table:table-cell office:value-type="float" office:value="5.41858405512866">
            <text:p>5.4185840551</text:p>
          </table:table-cell>
          <table:table-cell office:value-type="float" office:value="-10">
            <text:p>-10</text:p>
          </table:table-cell>
          <table:table-cell table:formula="of:=[.A718]*10^([.B718]+12)" office:value-type="float" office:value="541.858405512866">
            <text:p>541.8584055129</text:p>
          </table:table-cell>
          <table:table-cell/>
        </table:table-row>
        <table:table-row table:style-name="ro1">
          <table:table-cell office:value-type="float" office:value="5.44807172929304">
            <text:p>5.4480717293</text:p>
          </table:table-cell>
          <table:table-cell office:value-type="float" office:value="-10">
            <text:p>-10</text:p>
          </table:table-cell>
          <table:table-cell table:formula="of:=[.A719]*10^([.B719]+12)" office:value-type="float" office:value="544.807172929304">
            <text:p>544.8071729293</text:p>
          </table:table-cell>
          <table:table-cell/>
        </table:table-row>
        <table:table-row table:style-name="ro1">
          <table:table-cell office:value-type="float" office:value="5.47743944243856">
            <text:p>5.4774394424</text:p>
          </table:table-cell>
          <table:table-cell office:value-type="float" office:value="-10">
            <text:p>-10</text:p>
          </table:table-cell>
          <table:table-cell table:formula="of:=[.A720]*10^([.B720]+12)" office:value-type="float" office:value="547.743944243856">
            <text:p>547.7439442439</text:p>
          </table:table-cell>
          <table:table-cell/>
        </table:table-row>
        <table:table-row table:style-name="ro1">
          <table:table-cell office:value-type="float" office:value="5.50668731862366">
            <text:p>5.5066873186</text:p>
          </table:table-cell>
          <table:table-cell office:value-type="float" office:value="-10">
            <text:p>-10</text:p>
          </table:table-cell>
          <table:table-cell table:formula="of:=[.A721]*10^([.B721]+12)" office:value-type="float" office:value="550.668731862366">
            <text:p>550.6687318624</text:p>
          </table:table-cell>
          <table:table-cell/>
        </table:table-row>
        <table:table-row table:style-name="ro1">
          <table:table-cell office:value-type="float" office:value="5.53581549634192">
            <text:p>5.5358154963</text:p>
          </table:table-cell>
          <table:table-cell office:value-type="float" office:value="-10">
            <text:p>-10</text:p>
          </table:table-cell>
          <table:table-cell table:formula="of:=[.A722]*10^([.B722]+12)" office:value-type="float" office:value="553.581549634192">
            <text:p>553.5815496342</text:p>
          </table:table-cell>
          <table:table-cell/>
        </table:table-row>
        <table:table-row table:style-name="ro1">
          <table:table-cell office:value-type="float" office:value="5.56482412804511">
            <text:p>5.564824128</text:p>
          </table:table-cell>
          <table:table-cell office:value-type="float" office:value="-10">
            <text:p>-10</text:p>
          </table:table-cell>
          <table:table-cell table:formula="of:=[.A723]*10^([.B723]+12)" office:value-type="float" office:value="556.482412804511">
            <text:p>556.4824128045</text:p>
          </table:table-cell>
          <table:table-cell/>
        </table:table-row>
        <table:table-row table:style-name="ro1">
          <table:table-cell office:value-type="float" office:value="5.59371337967838">
            <text:p>5.5937133797</text:p>
          </table:table-cell>
          <table:table-cell office:value-type="float" office:value="-10">
            <text:p>-10</text:p>
          </table:table-cell>
          <table:table-cell table:formula="of:=[.A724]*10^([.B724]+12)" office:value-type="float" office:value="559.371337967838">
            <text:p>559.3713379678</text:p>
          </table:table-cell>
          <table:table-cell/>
        </table:table-row>
        <table:table-row table:style-name="ro1">
          <table:table-cell office:value-type="float" office:value="5.62248343022732">
            <text:p>5.6224834302</text:p>
          </table:table-cell>
          <table:table-cell office:value-type="float" office:value="-10">
            <text:p>-10</text:p>
          </table:table-cell>
          <table:table-cell table:formula="of:=[.A725]*10^([.B725]+12)" office:value-type="float" office:value="562.248343022732">
            <text:p>562.2483430227</text:p>
          </table:table-cell>
          <table:table-cell/>
        </table:table-row>
        <table:table-row table:style-name="ro1">
          <table:table-cell office:value-type="float" office:value="5.65113447127675">
            <text:p>5.6511344713</text:p>
          </table:table-cell>
          <table:table-cell office:value-type="float" office:value="-10">
            <text:p>-10</text:p>
          </table:table-cell>
          <table:table-cell table:formula="of:=[.A726]*10^([.B726]+12)" office:value-type="float" office:value="565.113447127675">
            <text:p>565.1134471277</text:p>
          </table:table-cell>
          <table:table-cell/>
        </table:table-row>
        <table:table-row table:style-name="ro1">
          <table:table-cell office:value-type="float" office:value="5.67966670658076">
            <text:p>5.6796667066</text:p>
          </table:table-cell>
          <table:table-cell office:value-type="float" office:value="-10">
            <text:p>-10</text:p>
          </table:table-cell>
          <table:table-cell table:formula="of:=[.A727]*10^([.B727]+12)" office:value-type="float" office:value="567.966670658076">
            <text:p>567.9666706581</text:p>
          </table:table-cell>
          <table:table-cell/>
        </table:table-row>
        <table:table-row table:style-name="ro1">
          <table:table-cell office:value-type="float" office:value="5.70808035164405">
            <text:p>5.7080803516</text:p>
          </table:table-cell>
          <table:table-cell office:value-type="float" office:value="-10">
            <text:p>-10</text:p>
          </table:table-cell>
          <table:table-cell table:formula="of:=[.A728]*10^([.B728]+12)" office:value-type="float" office:value="570.808035164405">
            <text:p>570.8080351644</text:p>
          </table:table-cell>
          <table:table-cell/>
        </table:table-row>
        <table:table-row table:style-name="ro1">
          <table:table-cell office:value-type="float" office:value="5.73637563331397">
            <text:p>5.7363756333</text:p>
          </table:table-cell>
          <table:table-cell office:value-type="float" office:value="-10">
            <text:p>-10</text:p>
          </table:table-cell>
          <table:table-cell table:formula="of:=[.A729]*10^([.B729]+12)" office:value-type="float" office:value="573.637563331397">
            <text:p>573.6375633314</text:p>
          </table:table-cell>
          <table:table-cell/>
        </table:table-row>
        <table:table-row table:style-name="ro1">
          <table:table-cell office:value-type="float" office:value="5.76455278938338">
            <text:p>5.7645527894</text:p>
          </table:table-cell>
          <table:table-cell office:value-type="float" office:value="-10">
            <text:p>-10</text:p>
          </table:table-cell>
          <table:table-cell table:formula="of:=[.A730]*10^([.B730]+12)" office:value-type="float" office:value="576.455278938338">
            <text:p>576.4552789383</text:p>
          </table:table-cell>
          <table:table-cell/>
        </table:table-row>
        <table:table-row table:style-name="ro1">
          <table:table-cell office:value-type="float" office:value="5.79261206820373">
            <text:p>5.7926120682</text:p>
          </table:table-cell>
          <table:table-cell office:value-type="float" office:value="-10">
            <text:p>-10</text:p>
          </table:table-cell>
          <table:table-cell table:formula="of:=[.A731]*10^([.B731]+12)" office:value-type="float" office:value="579.261206820373">
            <text:p>579.2612068204</text:p>
          </table:table-cell>
          <table:table-cell/>
        </table:table-row>
        <table:table-row table:style-name="ro1">
          <table:table-cell office:value-type="float" office:value="5.82055372830852">
            <text:p>5.8205537283</text:p>
          </table:table-cell>
          <table:table-cell office:value-type="float" office:value="-10">
            <text:p>-10</text:p>
          </table:table-cell>
          <table:table-cell table:formula="of:=[.A732]*10^([.B732]+12)" office:value-type="float" office:value="582.055372830852">
            <text:p>582.0553728309</text:p>
          </table:table-cell>
          <table:table-cell/>
        </table:table-row>
        <table:table-row table:style-name="ro1">
          <table:table-cell office:value-type="float" office:value="5.84837803804646">
            <text:p>5.848378038</text:p>
          </table:table-cell>
          <table:table-cell office:value-type="float" office:value="-10">
            <text:p>-10</text:p>
          </table:table-cell>
          <table:table-cell table:formula="of:=[.A733]*10^([.B733]+12)" office:value-type="float" office:value="584.837803804646">
            <text:p>584.8378038046</text:p>
          </table:table-cell>
          <table:table-cell/>
        </table:table-row>
        <table:table-row table:style-name="ro1">
          <table:table-cell office:value-type="float" office:value="5.87608527522451">
            <text:p>5.8760852752</text:p>
          </table:table-cell>
          <table:table-cell office:value-type="float" office:value="-10">
            <text:p>-10</text:p>
          </table:table-cell>
          <table:table-cell table:formula="of:=[.A734]*10^([.B734]+12)" office:value-type="float" office:value="587.608527522451">
            <text:p>587.6085275225</text:p>
          </table:table-cell>
          <table:table-cell/>
        </table:table-row>
        <table:table-row table:style-name="ro1">
          <table:table-cell office:value-type="float" office:value="5.90367572676035">
            <text:p>5.9036757268</text:p>
          </table:table-cell>
          <table:table-cell office:value-type="float" office:value="-10">
            <text:p>-10</text:p>
          </table:table-cell>
          <table:table-cell table:formula="of:=[.A735]*10^([.B735]+12)" office:value-type="float" office:value="590.367572676035">
            <text:p>590.367572676</text:p>
          </table:table-cell>
          <table:table-cell/>
        </table:table-row>
        <table:table-row table:style-name="ro1">
          <table:table-cell office:value-type="float" office:value="5.93114968834403">
            <text:p>5.9311496883</text:p>
          </table:table-cell>
          <table:table-cell office:value-type="float" office:value="-10">
            <text:p>-10</text:p>
          </table:table-cell>
          <table:table-cell table:formula="of:=[.A736]*10^([.B736]+12)" office:value-type="float" office:value="593.114968834403">
            <text:p>593.1149688344</text:p>
          </table:table-cell>
          <table:table-cell/>
        </table:table-row>
        <table:table-row table:style-name="ro1">
          <table:table-cell office:value-type="float" office:value="5.95850746410884">
            <text:p>5.9585074641</text:p>
          </table:table-cell>
          <table:table-cell office:value-type="float" office:value="-10">
            <text:p>-10</text:p>
          </table:table-cell>
          <table:table-cell table:formula="of:=[.A737]*10^([.B737]+12)" office:value-type="float" office:value="595.850746410884">
            <text:p>595.8507464109</text:p>
          </table:table-cell>
          <table:table-cell/>
        </table:table-row>
        <table:table-row table:style-name="ro1">
          <table:table-cell office:value-type="float" office:value="5.98574936631078">
            <text:p>5.9857493663</text:p>
          </table:table-cell>
          <table:table-cell office:value-type="float" office:value="-10">
            <text:p>-10</text:p>
          </table:table-cell>
          <table:table-cell table:formula="of:=[.A738]*10^([.B738]+12)" office:value-type="float" office:value="598.574936631078">
            <text:p>598.5749366311</text:p>
          </table:table-cell>
          <table:table-cell/>
        </table:table-row>
        <table:table-row table:style-name="ro1">
          <table:table-cell office:value-type="float" office:value="6.01287571501693">
            <text:p>6.012875715</text:p>
          </table:table-cell>
          <table:table-cell office:value-type="float" office:value="-10">
            <text:p>-10</text:p>
          </table:table-cell>
          <table:table-cell table:formula="of:=[.A739]*10^([.B739]+12)" office:value-type="float" office:value="601.287571501693">
            <text:p>601.2875715017</text:p>
          </table:table-cell>
          <table:table-cell/>
        </table:table-row>
        <table:table-row table:style-name="ro1">
          <table:table-cell office:value-type="float" office:value="6.03988683780198">
            <text:p>6.0398868378</text:p>
          </table:table-cell>
          <table:table-cell office:value-type="float" office:value="-10">
            <text:p>-10</text:p>
          </table:table-cell>
          <table:table-cell table:formula="of:=[.A740]*10^([.B740]+12)" office:value-type="float" office:value="603.988683780198">
            <text:p>603.9886837802</text:p>
          </table:table-cell>
          <table:table-cell/>
        </table:table-row>
        <table:table-row table:style-name="ro1">
          <table:table-cell office:value-type="float" office:value="6.06678306945313">
            <text:p>6.0667830695</text:p>
          </table:table-cell>
          <table:table-cell office:value-type="float" office:value="-10">
            <text:p>-10</text:p>
          </table:table-cell>
          <table:table-cell table:formula="of:=[.A741]*10^([.B741]+12)" office:value-type="float" office:value="606.678306945313">
            <text:p>606.6783069453</text:p>
          </table:table-cell>
          <table:table-cell/>
        </table:table-row>
        <table:table-row table:style-name="ro1">
          <table:table-cell office:value-type="float" office:value="6.09356475168303">
            <text:p>6.0935647517</text:p>
          </table:table-cell>
          <table:table-cell office:value-type="float" office:value="-10">
            <text:p>-10</text:p>
          </table:table-cell>
          <table:table-cell table:formula="of:=[.A742]*10^([.B742]+12)" office:value-type="float" office:value="609.356475168303">
            <text:p>609.3564751683</text:p>
          </table:table-cell>
          <table:table-cell/>
        </table:table-row>
        <table:table-row table:style-name="ro1">
          <table:table-cell office:value-type="float" office:value="6.12023223285042">
            <text:p>6.1202322329</text:p>
          </table:table-cell>
          <table:table-cell office:value-type="float" office:value="-10">
            <text:p>-10</text:p>
          </table:table-cell>
          <table:table-cell table:formula="of:=[.A743]*10^([.B743]+12)" office:value-type="float" office:value="612.023223285042">
            <text:p>612.023223285</text:p>
          </table:table-cell>
          <table:table-cell/>
        </table:table-row>
        <table:table-row table:style-name="ro1">
          <table:table-cell office:value-type="float" office:value="6.14678586768859">
            <text:p>6.1467858677</text:p>
          </table:table-cell>
          <table:table-cell office:value-type="float" office:value="-10">
            <text:p>-10</text:p>
          </table:table-cell>
          <table:table-cell table:formula="of:=[.A744]*10^([.B744]+12)" office:value-type="float" office:value="614.678586768859">
            <text:p>614.6785867689</text:p>
          </table:table-cell>
          <table:table-cell/>
        </table:table-row>
        <table:table-row table:style-name="ro1">
          <table:table-cell office:value-type="float" office:value="6.17322601704112">
            <text:p>6.173226017</text:p>
          </table:table-cell>
          <table:table-cell office:value-type="float" office:value="-10">
            <text:p>-10</text:p>
          </table:table-cell>
          <table:table-cell table:formula="of:=[.A745]*10^([.B745]+12)" office:value-type="float" office:value="617.322601704112">
            <text:p>617.3226017041</text:p>
          </table:table-cell>
          <table:table-cell/>
        </table:table-row>
        <table:table-row table:style-name="ro1">
          <table:table-cell office:value-type="float" office:value="6.19955304760507">
            <text:p>6.1995530476</text:p>
          </table:table-cell>
          <table:table-cell office:value-type="float" office:value="-10">
            <text:p>-10</text:p>
          </table:table-cell>
          <table:table-cell table:formula="of:=[.A746]*10^([.B746]+12)" office:value-type="float" office:value="619.955304760508">
            <text:p>619.9553047605</text:p>
          </table:table-cell>
          <table:table-cell/>
        </table:table-row>
        <table:table-row table:style-name="ro1">
          <table:table-cell office:value-type="float" office:value="6.22576733168115">
            <text:p>6.2257673317</text:p>
          </table:table-cell>
          <table:table-cell office:value-type="float" office:value="-10">
            <text:p>-10</text:p>
          </table:table-cell>
          <table:table-cell table:formula="of:=[.A747]*10^([.B747]+12)" office:value-type="float" office:value="622.576733168115">
            <text:p>622.5767331681</text:p>
          </table:table-cell>
          <table:table-cell/>
        </table:table-row>
        <table:table-row table:style-name="ro1">
          <table:table-cell office:value-type="float" office:value="6.25186924693084">
            <text:p>6.2518692469</text:p>
          </table:table-cell>
          <table:table-cell office:value-type="float" office:value="-10">
            <text:p>-10</text:p>
          </table:table-cell>
          <table:table-cell table:formula="of:=[.A748]*10^([.B748]+12)" office:value-type="float" office:value="625.186924693084">
            <text:p>625.1869246931</text:p>
          </table:table-cell>
          <table:table-cell/>
        </table:table-row>
        <table:table-row table:style-name="ro1">
          <table:table-cell office:value-type="float" office:value="6.27785917614032">
            <text:p>6.2778591761</text:p>
          </table:table-cell>
          <table:table-cell office:value-type="float" office:value="-10">
            <text:p>-10</text:p>
          </table:table-cell>
          <table:table-cell table:formula="of:=[.A749]*10^([.B749]+12)" office:value-type="float" office:value="627.785917614032">
            <text:p>627.785917614</text:p>
          </table:table-cell>
          <table:table-cell/>
        </table:table-row>
        <table:table-row table:style-name="ro1">
          <table:table-cell office:value-type="float" office:value="6.30373750699099">
            <text:p>6.303737507</text:p>
          </table:table-cell>
          <table:table-cell office:value-type="float" office:value="-10">
            <text:p>-10</text:p>
          </table:table-cell>
          <table:table-cell table:formula="of:=[.A750]*10^([.B750]+12)" office:value-type="float" office:value="630.373750699099">
            <text:p>630.3737506991</text:p>
          </table:table-cell>
          <table:table-cell/>
        </table:table-row>
        <table:table-row table:style-name="ro1">
          <table:table-cell office:value-type="float" office:value="6.32950463183632">
            <text:p>6.3295046318</text:p>
          </table:table-cell>
          <table:table-cell office:value-type="float" office:value="-10">
            <text:p>-10</text:p>
          </table:table-cell>
          <table:table-cell table:formula="of:=[.A751]*10^([.B751]+12)" office:value-type="float" office:value="632.950463183632">
            <text:p>632.9504631836</text:p>
          </table:table-cell>
          <table:table-cell/>
        </table:table-row>
        <table:table-row table:style-name="ro1">
          <table:table-cell office:value-type="float" office:value="6.3551609474851">
            <text:p>6.3551609475</text:p>
          </table:table-cell>
          <table:table-cell office:value-type="float" office:value="-10">
            <text:p>-10</text:p>
          </table:table-cell>
          <table:table-cell table:formula="of:=[.A752]*10^([.B752]+12)" office:value-type="float" office:value="635.51609474851">
            <text:p>635.5160947485</text:p>
          </table:table-cell>
          <table:table-cell/>
        </table:table-row>
        <table:table-row table:style-name="ro1">
          <table:table-cell office:value-type="float" office:value="6.38070685499071">
            <text:p>6.380706855</text:p>
          </table:table-cell>
          <table:table-cell office:value-type="float" office:value="-10">
            <text:p>-10</text:p>
          </table:table-cell>
          <table:table-cell table:formula="of:=[.A753]*10^([.B753]+12)" office:value-type="float" office:value="638.070685499071">
            <text:p>638.0706854991</text:p>
          </table:table-cell>
          <table:table-cell/>
        </table:table-row>
        <table:table-row table:style-name="ro1">
          <table:table-cell office:value-type="float" office:value="6.40614275944644">
            <text:p>6.4061427594</text:p>
          </table:table-cell>
          <table:table-cell office:value-type="float" office:value="-10">
            <text:p>-10</text:p>
          </table:table-cell>
          <table:table-cell table:formula="of:=[.A754]*10^([.B754]+12)" office:value-type="float" office:value="640.614275944644">
            <text:p>640.6142759446</text:p>
          </table:table-cell>
          <table:table-cell/>
        </table:table-row>
        <table:table-row table:style-name="ro1">
          <table:table-cell office:value-type="float" office:value="6.43146906978653">
            <text:p>6.4314690698</text:p>
          </table:table-cell>
          <table:table-cell office:value-type="float" office:value="-10">
            <text:p>-10</text:p>
          </table:table-cell>
          <table:table-cell table:formula="of:=[.A755]*10^([.B755]+12)" office:value-type="float" office:value="643.146906978653">
            <text:p>643.1469069787</text:p>
          </table:table-cell>
          <table:table-cell/>
        </table:table-row>
        <table:table-row table:style-name="ro1">
          <table:table-cell office:value-type="float" office:value="6.45668619859296">
            <text:p>6.4566861986</text:p>
          </table:table-cell>
          <table:table-cell office:value-type="float" office:value="-10">
            <text:p>-10</text:p>
          </table:table-cell>
          <table:table-cell table:formula="of:=[.A756]*10^([.B756]+12)" office:value-type="float" office:value="645.668619859296">
            <text:p>645.6686198593</text:p>
          </table:table-cell>
          <table:table-cell/>
        </table:table-row>
        <table:table-row table:style-name="ro1">
          <table:table-cell office:value-type="float" office:value="6.48179456190773">
            <text:p>6.4817945619</text:p>
          </table:table-cell>
          <table:table-cell office:value-type="float" office:value="-10">
            <text:p>-10</text:p>
          </table:table-cell>
          <table:table-cell table:formula="of:=[.A757]*10^([.B757]+12)" office:value-type="float" office:value="648.179456190773">
            <text:p>648.1794561908</text:p>
          </table:table-cell>
          <table:table-cell/>
        </table:table-row>
        <table:table-row table:style-name="ro1">
          <table:table-cell office:value-type="float" office:value="6.5067945790505">
            <text:p>6.5067945791</text:p>
          </table:table-cell>
          <table:table-cell office:value-type="float" office:value="-10">
            <text:p>-10</text:p>
          </table:table-cell>
          <table:table-cell table:formula="of:=[.A758]*10^([.B758]+12)" office:value-type="float" office:value="650.67945790505">
            <text:p>650.6794579051</text:p>
          </table:table-cell>
          <table:table-cell/>
        </table:table-row>
        <table:table-row table:style-name="ro1">
          <table:table-cell office:value-type="float" office:value="6.53168667244155">
            <text:p>6.5316866724</text:p>
          </table:table-cell>
          <table:table-cell office:value-type="float" office:value="-10">
            <text:p>-10</text:p>
          </table:table-cell>
          <table:table-cell table:formula="of:=[.A759]*10^([.B759]+12)" office:value-type="float" office:value="653.168667244155">
            <text:p>653.1686672442</text:p>
          </table:table-cell>
          <table:table-cell/>
        </table:table-row>
        <table:table-row table:style-name="ro1">
          <table:table-cell office:value-type="float" office:value="6.55647126742981">
            <text:p>6.5564712674</text:p>
          </table:table-cell>
          <table:table-cell office:value-type="float" office:value="-10">
            <text:p>-10</text:p>
          </table:table-cell>
          <table:table-cell table:formula="of:=[.A760]*10^([.B760]+12)" office:value-type="float" office:value="655.647126742981">
            <text:p>655.647126743</text:p>
          </table:table-cell>
          <table:table-cell/>
        </table:table-row>
        <table:table-row table:style-name="ro1">
          <table:table-cell office:value-type="float" office:value="6.58114879212589">
            <text:p>6.5811487921</text:p>
          </table:table-cell>
          <table:table-cell office:value-type="float" office:value="-10">
            <text:p>-10</text:p>
          </table:table-cell>
          <table:table-cell table:formula="of:=[.A761]*10^([.B761]+12)" office:value-type="float" office:value="658.114879212589">
            <text:p>658.1148792126</text:p>
          </table:table-cell>
          <table:table-cell/>
        </table:table-row>
        <table:table-row table:style-name="ro1">
          <table:table-cell office:value-type="float" office:value="6.60571967723997">
            <text:p>6.6057196772</text:p>
          </table:table-cell>
          <table:table-cell office:value-type="float" office:value="-10">
            <text:p>-10</text:p>
          </table:table-cell>
          <table:table-cell table:formula="of:=[.A762]*10^([.B762]+12)" office:value-type="float" office:value="660.571967723997">
            <text:p>660.571967724</text:p>
          </table:table-cell>
          <table:table-cell/>
        </table:table-row>
        <table:table-row table:style-name="ro1">
          <table:table-cell office:value-type="float" office:value="6.63018435592446">
            <text:p>6.6301843559</text:p>
          </table:table-cell>
          <table:table-cell office:value-type="float" office:value="-10">
            <text:p>-10</text:p>
          </table:table-cell>
          <table:table-cell table:formula="of:=[.A763]*10^([.B763]+12)" office:value-type="float" office:value="663.018435592446">
            <text:p>663.0184355924</text:p>
          </table:table-cell>
          <table:table-cell/>
        </table:table-row>
        <table:table-row table:style-name="ro1">
          <table:table-cell office:value-type="float" office:value="6.65454326362119">
            <text:p>6.6545432636</text:p>
          </table:table-cell>
          <table:table-cell office:value-type="float" office:value="-10">
            <text:p>-10</text:p>
          </table:table-cell>
          <table:table-cell table:formula="of:=[.A764]*10^([.B764]+12)" office:value-type="float" office:value="665.454326362119">
            <text:p>665.4543263621</text:p>
          </table:table-cell>
          <table:table-cell/>
        </table:table-row>
        <table:table-row table:style-name="ro1">
          <table:table-cell office:value-type="float" office:value="6.67879683791322">
            <text:p>6.6787968379</text:p>
          </table:table-cell>
          <table:table-cell office:value-type="float" office:value="-10">
            <text:p>-10</text:p>
          </table:table-cell>
          <table:table-cell table:formula="of:=[.A765]*10^([.B765]+12)" office:value-type="float" office:value="667.879683791322">
            <text:p>667.8796837913</text:p>
          </table:table-cell>
          <table:table-cell/>
        </table:table-row>
        <table:table-row table:style-name="ro1">
          <table:table-cell office:value-type="float" office:value="6.70294551838095">
            <text:p>6.7029455184</text:p>
          </table:table-cell>
          <table:table-cell office:value-type="float" office:value="-10">
            <text:p>-10</text:p>
          </table:table-cell>
          <table:table-cell table:formula="of:=[.A766]*10^([.B766]+12)" office:value-type="float" office:value="670.294551838095">
            <text:p>670.2945518381</text:p>
          </table:table-cell>
          <table:table-cell/>
        </table:table-row>
        <table:table-row table:style-name="ro1">
          <table:table-cell office:value-type="float" office:value="6.7269897464625">
            <text:p>6.7269897465</text:p>
          </table:table-cell>
          <table:table-cell office:value-type="float" office:value="-10">
            <text:p>-10</text:p>
          </table:table-cell>
          <table:table-cell table:formula="of:=[.A767]*10^([.B767]+12)" office:value-type="float" office:value="672.69897464625">
            <text:p>672.6989746463</text:p>
          </table:table-cell>
          <table:table-cell/>
        </table:table-row>
        <table:table-row table:style-name="ro1">
          <table:table-cell office:value-type="float" office:value="6.75092996531831">
            <text:p>6.7509299653</text:p>
          </table:table-cell>
          <table:table-cell office:value-type="float" office:value="-10">
            <text:p>-10</text:p>
          </table:table-cell>
          <table:table-cell table:formula="of:=[.A768]*10^([.B768]+12)" office:value-type="float" office:value="675.092996531831">
            <text:p>675.0929965318</text:p>
          </table:table-cell>
          <table:table-cell/>
        </table:table-row>
        <table:table-row table:style-name="ro1">
          <table:table-cell office:value-type="float" office:value="6.77476661969975">
            <text:p>6.7747666197</text:p>
          </table:table-cell>
          <table:table-cell office:value-type="float" office:value="-10">
            <text:p>-10</text:p>
          </table:table-cell>
          <table:table-cell table:formula="of:=[.A769]*10^([.B769]+12)" office:value-type="float" office:value="677.476661969975">
            <text:p>677.47666197</text:p>
          </table:table-cell>
          <table:table-cell/>
        </table:table-row>
        <table:table-row table:style-name="ro1">
          <table:table-cell office:value-type="float" office:value="6.79850015582165">
            <text:p>6.7985001558</text:p>
          </table:table-cell>
          <table:table-cell office:value-type="float" office:value="-10">
            <text:p>-10</text:p>
          </table:table-cell>
          <table:table-cell table:formula="of:=[.A770]*10^([.B770]+12)" office:value-type="float" office:value="679.850015582165">
            <text:p>679.8500155822</text:p>
          </table:table-cell>
          <table:table-cell/>
        </table:table-row>
        <table:table-row table:style-name="ro1">
          <table:table-cell office:value-type="float" office:value="6.82213102123875">
            <text:p>6.8221310212</text:p>
          </table:table-cell>
          <table:table-cell office:value-type="float" office:value="-10">
            <text:p>-10</text:p>
          </table:table-cell>
          <table:table-cell table:formula="of:=[.A771]*10^([.B771]+12)" office:value-type="float" office:value="682.213102123875">
            <text:p>682.2131021239</text:p>
          </table:table-cell>
          <table:table-cell/>
        </table:table-row>
        <table:table-row table:style-name="ro1">
          <table:table-cell office:value-type="float" office:value="6.84565966472586">
            <text:p>6.8456596647</text:p>
          </table:table-cell>
          <table:table-cell office:value-type="float" office:value="-10">
            <text:p>-10</text:p>
          </table:table-cell>
          <table:table-cell table:formula="of:=[.A772]*10^([.B772]+12)" office:value-type="float" office:value="684.565966472586">
            <text:p>684.5659664726</text:p>
          </table:table-cell>
          <table:table-cell/>
        </table:table-row>
        <table:table-row table:style-name="ro1">
          <table:table-cell office:value-type="float" office:value="6.86908653616162">
            <text:p>6.8690865362</text:p>
          </table:table-cell>
          <table:table-cell office:value-type="float" office:value="-10">
            <text:p>-10</text:p>
          </table:table-cell>
          <table:table-cell table:formula="of:=[.A773]*10^([.B773]+12)" office:value-type="float" office:value="686.908653616162">
            <text:p>686.9086536162</text:p>
          </table:table-cell>
          <table:table-cell/>
        </table:table-row>
        <table:table-row table:style-name="ro1">
          <table:table-cell office:value-type="float" office:value="6.89241208641591">
            <text:p>6.8924120864</text:p>
          </table:table-cell>
          <table:table-cell office:value-type="float" office:value="-10">
            <text:p>-10</text:p>
          </table:table-cell>
          <table:table-cell table:formula="of:=[.A774]*10^([.B774]+12)" office:value-type="float" office:value="689.241208641591">
            <text:p>689.2412086416</text:p>
          </table:table-cell>
          <table:table-cell/>
        </table:table-row>
        <table:table-row table:style-name="ro1">
          <table:table-cell office:value-type="float" office:value="6.91563676724063">
            <text:p>6.9156367672</text:p>
          </table:table-cell>
          <table:table-cell office:value-type="float" office:value="-10">
            <text:p>-10</text:p>
          </table:table-cell>
          <table:table-cell table:formula="of:=[.A775]*10^([.B775]+12)" office:value-type="float" office:value="691.563676724063">
            <text:p>691.5636767241</text:p>
          </table:table-cell>
          <table:table-cell/>
        </table:table-row>
        <table:table-row table:style-name="ro1">
          <table:table-cell office:value-type="float" office:value="6.9387610311639">
            <text:p>6.9387610312</text:p>
          </table:table-cell>
          <table:table-cell office:value-type="float" office:value="-10">
            <text:p>-10</text:p>
          </table:table-cell>
          <table:table-cell table:formula="of:=[.A776]*10^([.B776]+12)" office:value-type="float" office:value="693.87610311639">
            <text:p>693.8761031164</text:p>
          </table:table-cell>
          <table:table-cell/>
        </table:table-row>
        <table:table-row table:style-name="ro1">
          <table:table-cell office:value-type="float" office:value="6.96178533138754">
            <text:p>6.9617853314</text:p>
          </table:table-cell>
          <table:table-cell office:value-type="float" office:value="-10">
            <text:p>-10</text:p>
          </table:table-cell>
          <table:table-cell table:formula="of:=[.A777]*10^([.B777]+12)" office:value-type="float" office:value="696.178533138754">
            <text:p>696.1785331388</text:p>
          </table:table-cell>
          <table:table-cell/>
        </table:table-row>
        <table:table-row table:style-name="ro1">
          <table:table-cell office:value-type="float" office:value="6.98471012168771">
            <text:p>6.9847101217</text:p>
          </table:table-cell>
          <table:table-cell office:value-type="float" office:value="-10">
            <text:p>-10</text:p>
          </table:table-cell>
          <table:table-cell table:formula="of:=[.A778]*10^([.B778]+12)" office:value-type="float" office:value="698.471012168771">
            <text:p>698.4710121688</text:p>
          </table:table-cell>
          <table:table-cell/>
        </table:table-row>
        <table:table-row table:style-name="ro1">
          <table:table-cell office:value-type="float" office:value="7.00753585631871">
            <text:p>7.0075358563</text:p>
          </table:table-cell>
          <table:table-cell office:value-type="float" office:value="-10">
            <text:p>-10</text:p>
          </table:table-cell>
          <table:table-cell table:formula="of:=[.A779]*10^([.B779]+12)" office:value-type="float" office:value="700.753585631871">
            <text:p>700.7535856319</text:p>
          </table:table-cell>
          <table:table-cell/>
        </table:table-row>
        <table:table-row table:style-name="ro1">
          <table:table-cell office:value-type="float" office:value="7.03026298991972">
            <text:p>7.0302629899</text:p>
          </table:table-cell>
          <table:table-cell office:value-type="float" office:value="-10">
            <text:p>-10</text:p>
          </table:table-cell>
          <table:table-cell table:formula="of:=[.A780]*10^([.B780]+12)" office:value-type="float" office:value="703.026298991972">
            <text:p>703.026298992</text:p>
          </table:table-cell>
          <table:table-cell/>
        </table:table-row>
        <table:table-row table:style-name="ro1">
          <table:table-cell office:value-type="float" office:value="7.05289197742466">
            <text:p>7.0528919774</text:p>
          </table:table-cell>
          <table:table-cell office:value-type="float" office:value="-10">
            <text:p>-10</text:p>
          </table:table-cell>
          <table:table-cell table:formula="of:=[.A781]*10^([.B781]+12)" office:value-type="float" office:value="705.289197742466">
            <text:p>705.2891977425</text:p>
          </table:table-cell>
          <table:table-cell/>
        </table:table-row>
        <table:table-row table:style-name="ro1">
          <table:table-cell office:value-type="float" office:value="7.07542327397467">
            <text:p>7.075423274</text:p>
          </table:table-cell>
          <table:table-cell office:value-type="float" office:value="-10">
            <text:p>-10</text:p>
          </table:table-cell>
          <table:table-cell table:formula="of:=[.A782]*10^([.B782]+12)" office:value-type="float" office:value="707.542327397467">
            <text:p>707.5423273975</text:p>
          </table:table-cell>
          <table:table-cell/>
        </table:table-row>
        <table:table-row table:style-name="ro1">
          <table:table-cell office:value-type="float" office:value="7.09785733483364">
            <text:p>7.0978573348</text:p>
          </table:table-cell>
          <table:table-cell office:value-type="float" office:value="-10">
            <text:p>-10</text:p>
          </table:table-cell>
          <table:table-cell table:formula="of:=[.A783]*10^([.B783]+12)" office:value-type="float" office:value="709.785733483364">
            <text:p>709.7857334834</text:p>
          </table:table-cell>
          <table:table-cell/>
        </table:table-row>
        <table:table-row table:style-name="ro1">
          <table:table-cell office:value-type="float" office:value="7.12019461530627">
            <text:p>7.1201946153</text:p>
          </table:table-cell>
          <table:table-cell office:value-type="float" office:value="-10">
            <text:p>-10</text:p>
          </table:table-cell>
          <table:table-cell table:formula="of:=[.A784]*10^([.B784]+12)" office:value-type="float" office:value="712.019461530627">
            <text:p>712.0194615306</text:p>
          </table:table-cell>
          <table:table-cell/>
        </table:table-row>
        <table:table-row table:style-name="ro1">
          <table:table-cell office:value-type="float" office:value="7.14243557065887">
            <text:p>7.1424355707</text:p>
          </table:table-cell>
          <table:table-cell office:value-type="float" office:value="-10">
            <text:p>-10</text:p>
          </table:table-cell>
          <table:table-cell table:formula="of:=[.A785]*10^([.B785]+12)" office:value-type="float" office:value="714.243557065887">
            <text:p>714.2435570659</text:p>
          </table:table-cell>
          <table:table-cell/>
        </table:table-row>
        <table:table-row table:style-name="ro1">
          <table:table-cell office:value-type="float" office:value="7.16458065604271">
            <text:p>7.164580656</text:p>
          </table:table-cell>
          <table:table-cell office:value-type="float" office:value="-10">
            <text:p>-10</text:p>
          </table:table-cell>
          <table:table-cell table:formula="of:=[.A786]*10^([.B786]+12)" office:value-type="float" office:value="716.458065604271">
            <text:p>716.4580656043</text:p>
          </table:table-cell>
          <table:table-cell/>
        </table:table-row>
        <table:table-row table:style-name="ro1">
          <table:table-cell office:value-type="float" office:value="7.18663032641988">
            <text:p>7.1866303264</text:p>
          </table:table-cell>
          <table:table-cell office:value-type="float" office:value="-10">
            <text:p>-10</text:p>
          </table:table-cell>
          <table:table-cell table:formula="of:=[.A787]*10^([.B787]+12)" office:value-type="float" office:value="718.663032641988">
            <text:p>718.663032642</text:p>
          </table:table-cell>
          <table:table-cell/>
        </table:table-row>
        <table:table-row table:style-name="ro1">
          <table:table-cell office:value-type="float" office:value="7.20858503649162">
            <text:p>7.2085850365</text:p>
          </table:table-cell>
          <table:table-cell office:value-type="float" office:value="-10">
            <text:p>-10</text:p>
          </table:table-cell>
          <table:table-cell table:formula="of:=[.A788]*10^([.B788]+12)" office:value-type="float" office:value="720.858503649162">
            <text:p>720.8585036492</text:p>
          </table:table-cell>
          <table:table-cell/>
        </table:table-row>
        <table:table-row table:style-name="ro1">
          <table:table-cell office:value-type="float" office:value="7.23044524062892">
            <text:p>7.2304452406</text:p>
          </table:table-cell>
          <table:table-cell office:value-type="float" office:value="-10">
            <text:p>-10</text:p>
          </table:table-cell>
          <table:table-cell table:formula="of:=[.A789]*10^([.B789]+12)" office:value-type="float" office:value="723.044524062892">
            <text:p>723.0445240629</text:p>
          </table:table-cell>
          <table:table-cell/>
        </table:table-row>
        <table:table-row table:style-name="ro1">
          <table:table-cell office:value-type="float" office:value="7.25221139280558">
            <text:p>7.2522113928</text:p>
          </table:table-cell>
          <table:table-cell office:value-type="float" office:value="-10">
            <text:p>-10</text:p>
          </table:table-cell>
          <table:table-cell table:formula="of:=[.A790]*10^([.B790]+12)" office:value-type="float" office:value="725.221139280558">
            <text:p>725.2211392806</text:p>
          </table:table-cell>
          <table:table-cell/>
        </table:table-row>
        <table:table-row table:style-name="ro1">
          <table:table-cell office:value-type="float" office:value="7.27388394653339">
            <text:p>7.2738839465</text:p>
          </table:table-cell>
          <table:table-cell office:value-type="float" office:value="-10">
            <text:p>-10</text:p>
          </table:table-cell>
          <table:table-cell table:formula="of:=[.A791]*10^([.B791]+12)" office:value-type="float" office:value="727.388394653339">
            <text:p>727.3883946533</text:p>
          </table:table-cell>
          <table:table-cell/>
        </table:table-row>
        <table:table-row table:style-name="ro1">
          <table:table-cell office:value-type="float" office:value="7.29546335479959">
            <text:p>7.2954633548</text:p>
          </table:table-cell>
          <table:table-cell office:value-type="float" office:value="-10">
            <text:p>-10</text:p>
          </table:table-cell>
          <table:table-cell table:formula="of:=[.A792]*10^([.B792]+12)" office:value-type="float" office:value="729.54633547996">
            <text:p>729.54633548</text:p>
          </table:table-cell>
          <table:table-cell/>
        </table:table-row>
        <table:table-row table:style-name="ro1">
          <table:table-cell office:value-type="float" office:value="7.31695007000639">
            <text:p>7.31695007</text:p>
          </table:table-cell>
          <table:table-cell office:value-type="float" office:value="-10">
            <text:p>-10</text:p>
          </table:table-cell>
          <table:table-cell table:formula="of:=[.A793]*10^([.B793]+12)" office:value-type="float" office:value="731.695007000639">
            <text:p>731.6950070006</text:p>
          </table:table-cell>
          <table:table-cell/>
        </table:table-row>
        <table:table-row table:style-name="ro1">
          <table:table-cell office:value-type="float" office:value="7.33834454391259">
            <text:p>7.3383445439</text:p>
          </table:table-cell>
          <table:table-cell office:value-type="float" office:value="-10">
            <text:p>-10</text:p>
          </table:table-cell>
          <table:table-cell table:formula="of:=[.A794]*10^([.B794]+12)" office:value-type="float" office:value="733.834454391259">
            <text:p>733.8344543913</text:p>
          </table:table-cell>
          <table:table-cell/>
        </table:table-row>
        <table:table-row table:style-name="ro1">
          <table:table-cell office:value-type="float" office:value="7.35964722757723">
            <text:p>7.3596472276</text:p>
          </table:table-cell>
          <table:table-cell office:value-type="float" office:value="-10">
            <text:p>-10</text:p>
          </table:table-cell>
          <table:table-cell table:formula="of:=[.A795]*10^([.B795]+12)" office:value-type="float" office:value="735.964722757723">
            <text:p>735.9647227577</text:p>
          </table:table-cell>
          <table:table-cell/>
        </table:table-row>
        <table:table-row table:style-name="ro1">
          <table:table-cell office:value-type="float" office:value="7.38085857130515">
            <text:p>7.3808585713</text:p>
          </table:table-cell>
          <table:table-cell office:value-type="float" office:value="-10">
            <text:p>-10</text:p>
          </table:table-cell>
          <table:table-cell table:formula="of:=[.A796]*10^([.B796]+12)" office:value-type="float" office:value="738.085857130515">
            <text:p>738.0858571305</text:p>
          </table:table-cell>
          <table:table-cell/>
        </table:table-row>
        <table:table-row table:style-name="ro1">
          <table:table-cell office:value-type="float" office:value="7.40197902459452">
            <text:p>7.4019790246</text:p>
          </table:table-cell>
          <table:table-cell office:value-type="float" office:value="-10">
            <text:p>-10</text:p>
          </table:table-cell>
          <table:table-cell table:formula="of:=[.A797]*10^([.B797]+12)" office:value-type="float" office:value="740.197902459452">
            <text:p>740.1979024595</text:p>
          </table:table-cell>
          <table:table-cell/>
        </table:table-row>
        <table:table-row table:style-name="ro1">
          <table:table-cell office:value-type="float" office:value="7.42300903608618">
            <text:p>7.4230090361</text:p>
          </table:table-cell>
          <table:table-cell office:value-type="float" office:value="-10">
            <text:p>-10</text:p>
          </table:table-cell>
          <table:table-cell table:formula="of:=[.A798]*10^([.B798]+12)" office:value-type="float" office:value="742.300903608618">
            <text:p>742.3009036086</text:p>
          </table:table-cell>
          <table:table-cell/>
        </table:table-row>
        <table:table-row table:style-name="ro1">
          <table:table-cell office:value-type="float" office:value="7.44394905351477">
            <text:p>7.4439490535</text:p>
          </table:table-cell>
          <table:table-cell office:value-type="float" office:value="-10">
            <text:p>-10</text:p>
          </table:table-cell>
          <table:table-cell table:formula="of:=[.A799]*10^([.B799]+12)" office:value-type="float" office:value="744.394905351477">
            <text:p>744.3949053515</text:p>
          </table:table-cell>
          <table:table-cell/>
        </table:table-row>
        <table:table-row table:style-name="ro1">
          <table:table-cell office:value-type="float" office:value="7.46479952366168">
            <text:p>7.4647995237</text:p>
          </table:table-cell>
          <table:table-cell office:value-type="float" office:value="-10">
            <text:p>-10</text:p>
          </table:table-cell>
          <table:table-cell table:formula="of:=[.A800]*10^([.B800]+12)" office:value-type="float" office:value="746.479952366168">
            <text:p>746.4799523662</text:p>
          </table:table-cell>
          <table:table-cell/>
        </table:table-row>
        <table:table-row table:style-name="ro1">
          <table:table-cell office:value-type="float" office:value="7.48556089230962">
            <text:p>7.4855608923</text:p>
          </table:table-cell>
          <table:table-cell office:value-type="float" office:value="-10">
            <text:p>-10</text:p>
          </table:table-cell>
          <table:table-cell table:formula="of:=[.A801]*10^([.B801]+12)" office:value-type="float" office:value="748.556089230962">
            <text:p>748.556089231</text:p>
          </table:table-cell>
          <table:table-cell/>
        </table:table-row>
        <table:table-row table:style-name="ro1">
          <table:table-cell office:value-type="float" office:value="7.50623360419892">
            <text:p>7.5062336042</text:p>
          </table:table-cell>
          <table:table-cell office:value-type="float" office:value="-10">
            <text:p>-10</text:p>
          </table:table-cell>
          <table:table-cell table:formula="of:=[.A802]*10^([.B802]+12)" office:value-type="float" office:value="750.623360419892">
            <text:p>750.6233604199</text:p>
          </table:table-cell>
          <table:table-cell/>
        </table:table-row>
        <table:table-row table:style-name="ro1">
          <table:table-cell office:value-type="float" office:value="7.52681810298541">
            <text:p>7.526818103</text:p>
          </table:table-cell>
          <table:table-cell office:value-type="float" office:value="-10">
            <text:p>-10</text:p>
          </table:table-cell>
          <table:table-cell table:formula="of:=[.A803]*10^([.B803]+12)" office:value-type="float" office:value="752.681810298541">
            <text:p>752.6818102985</text:p>
          </table:table-cell>
          <table:table-cell/>
        </table:table-row>
        <table:table-row table:style-name="ro1">
          <table:table-cell office:value-type="float" office:value="7.54731483119986">
            <text:p>7.5473148312</text:p>
          </table:table-cell>
          <table:table-cell office:value-type="float" office:value="-10">
            <text:p>-10</text:p>
          </table:table-cell>
          <table:table-cell table:formula="of:=[.A804]*10^([.B804]+12)" office:value-type="float" office:value="754.731483119986">
            <text:p>754.73148312</text:p>
          </table:table-cell>
          <table:table-cell/>
        </table:table-row>
        <table:table-row table:style-name="ro1">
          <table:table-cell office:value-type="float" office:value="7.56772423020897">
            <text:p>7.5677242302</text:p>
          </table:table-cell>
          <table:table-cell office:value-type="float" office:value="-10">
            <text:p>-10</text:p>
          </table:table-cell>
          <table:table-cell table:formula="of:=[.A805]*10^([.B805]+12)" office:value-type="float" office:value="756.772423020897">
            <text:p>756.7724230209</text:p>
          </table:table-cell>
          <table:table-cell/>
        </table:table-row>
        <table:table-row table:style-name="ro1">
          <table:table-cell office:value-type="float" office:value="7.58804674017781">
            <text:p>7.5880467402</text:p>
          </table:table-cell>
          <table:table-cell office:value-type="float" office:value="-10">
            <text:p>-10</text:p>
          </table:table-cell>
          <table:table-cell table:formula="of:=[.A806]*10^([.B806]+12)" office:value-type="float" office:value="758.804674017781">
            <text:p>758.8046740178</text:p>
          </table:table-cell>
          <table:table-cell/>
        </table:table-row>
        <table:table-row table:style-name="ro1">
          <table:table-cell office:value-type="float" office:value="7.60828280003372">
            <text:p>7.6082828</text:p>
          </table:table-cell>
          <table:table-cell office:value-type="float" office:value="-10">
            <text:p>-10</text:p>
          </table:table-cell>
          <table:table-cell table:formula="of:=[.A807]*10^([.B807]+12)" office:value-type="float" office:value="760.828280003372">
            <text:p>760.8282800034</text:p>
          </table:table-cell>
          <table:table-cell/>
        </table:table-row>
        <table:table-row table:style-name="ro1">
          <table:table-cell office:value-type="float" office:value="7.62843284743169">
            <text:p>7.6284328474</text:p>
          </table:table-cell>
          <table:table-cell office:value-type="float" office:value="-10">
            <text:p>-10</text:p>
          </table:table-cell>
          <table:table-cell table:formula="of:=[.A808]*10^([.B808]+12)" office:value-type="float" office:value="762.843284743169">
            <text:p>762.8432847432</text:p>
          </table:table-cell>
          <table:table-cell/>
        </table:table-row>
        <table:table-row table:style-name="ro1">
          <table:table-cell office:value-type="float" office:value="7.64849731872085">
            <text:p>7.6484973187</text:p>
          </table:table-cell>
          <table:table-cell office:value-type="float" office:value="-10">
            <text:p>-10</text:p>
          </table:table-cell>
          <table:table-cell table:formula="of:=[.A809]*10^([.B809]+12)" office:value-type="float" office:value="764.849731872085">
            <text:p>764.8497318721</text:p>
          </table:table-cell>
          <table:table-cell/>
        </table:table-row>
        <table:table-row table:style-name="ro1">
          <table:table-cell office:value-type="float" office:value="7.66847664891266">
            <text:p>7.6684766489</text:p>
          </table:table-cell>
          <table:table-cell office:value-type="float" office:value="-10">
            <text:p>-10</text:p>
          </table:table-cell>
          <table:table-cell table:formula="of:=[.A810]*10^([.B810]+12)" office:value-type="float" office:value="766.847664891266">
            <text:p>766.8476648913</text:p>
          </table:table-cell>
          <table:table-cell/>
        </table:table-row>
        <table:table-row table:style-name="ro1">
          <table:table-cell office:value-type="float" office:value="7.68837127165002">
            <text:p>7.6883712717</text:p>
          </table:table-cell>
          <table:table-cell office:value-type="float" office:value="-10">
            <text:p>-10</text:p>
          </table:table-cell>
          <table:table-cell table:formula="of:=[.A811]*10^([.B811]+12)" office:value-type="float" office:value="768.837127165002">
            <text:p>768.837127165</text:p>
          </table:table-cell>
          <table:table-cell/>
        </table:table-row>
        <table:table-row table:style-name="ro1">
          <table:table-cell office:value-type="float" office:value="7.70818161917789">
            <text:p>7.7081816192</text:p>
          </table:table-cell>
          <table:table-cell office:value-type="float" office:value="-10">
            <text:p>-10</text:p>
          </table:table-cell>
          <table:table-cell table:formula="of:=[.A812]*10^([.B812]+12)" office:value-type="float" office:value="770.818161917789">
            <text:p>770.8181619178</text:p>
          </table:table-cell>
          <table:table-cell/>
        </table:table-row>
        <table:table-row table:style-name="ro1">
          <table:table-cell office:value-type="float" office:value="7.72790812231499">
            <text:p>7.7279081223</text:p>
          </table:table-cell>
          <table:table-cell office:value-type="float" office:value="-10">
            <text:p>-10</text:p>
          </table:table-cell>
          <table:table-cell table:formula="of:=[.A813]*10^([.B813]+12)" office:value-type="float" office:value="772.790812231499">
            <text:p>772.7908122315</text:p>
          </table:table-cell>
          <table:table-cell/>
        </table:table-row>
        <table:table-row table:style-name="ro1">
          <table:table-cell office:value-type="float" office:value="7.74755121042671">
            <text:p>7.7475512104</text:p>
          </table:table-cell>
          <table:table-cell office:value-type="float" office:value="-10">
            <text:p>-10</text:p>
          </table:table-cell>
          <table:table-cell table:formula="of:=[.A814]*10^([.B814]+12)" office:value-type="float" office:value="774.755121042671">
            <text:p>774.7551210427</text:p>
          </table:table-cell>
          <table:table-cell/>
        </table:table-row>
        <table:table-row table:style-name="ro1">
          <table:table-cell office:value-type="float" office:value="7.76711131139922">
            <text:p>7.7671113114</text:p>
          </table:table-cell>
          <table:table-cell office:value-type="float" office:value="-10">
            <text:p>-10</text:p>
          </table:table-cell>
          <table:table-cell table:formula="of:=[.A815]*10^([.B815]+12)" office:value-type="float" office:value="776.711131139922">
            <text:p>776.7111311399</text:p>
          </table:table-cell>
          <table:table-cell/>
        </table:table-row>
        <table:table-row table:style-name="ro1">
          <table:table-cell office:value-type="float" office:value="7.7865888516146">
            <text:p>7.7865888516</text:p>
          </table:table-cell>
          <table:table-cell office:value-type="float" office:value="-10">
            <text:p>-10</text:p>
          </table:table-cell>
          <table:table-cell table:formula="of:=[.A816]*10^([.B816]+12)" office:value-type="float" office:value="778.65888516146">
            <text:p>778.6588851615</text:p>
          </table:table-cell>
          <table:table-cell/>
        </table:table-row>
        <table:table-row table:style-name="ro1">
          <table:table-cell office:value-type="float" office:value="7.80598425592714">
            <text:p>7.8059842559</text:p>
          </table:table-cell>
          <table:table-cell office:value-type="float" office:value="-10">
            <text:p>-10</text:p>
          </table:table-cell>
          <table:table-cell table:formula="of:=[.A817]*10^([.B817]+12)" office:value-type="float" office:value="780.598425592714">
            <text:p>780.5984255927</text:p>
          </table:table-cell>
          <table:table-cell/>
        </table:table-row>
        <table:table-row table:style-name="ro1">
          <table:table-cell office:value-type="float" office:value="7.82529794764064">
            <text:p>7.8252979476</text:p>
          </table:table-cell>
          <table:table-cell office:value-type="float" office:value="-10">
            <text:p>-10</text:p>
          </table:table-cell>
          <table:table-cell table:formula="of:=[.A818]*10^([.B818]+12)" office:value-type="float" office:value="782.529794764064">
            <text:p>782.5297947641</text:p>
          </table:table-cell>
          <table:table-cell/>
        </table:table-row>
        <table:table-row table:style-name="ro1">
          <table:table-cell office:value-type="float" office:value="7.84453034848674">
            <text:p>7.8445303485</text:p>
          </table:table-cell>
          <table:table-cell office:value-type="float" office:value="-10">
            <text:p>-10</text:p>
          </table:table-cell>
          <table:table-cell table:formula="of:=[.A819]*10^([.B819]+12)" office:value-type="float" office:value="784.453034848674">
            <text:p>784.4530348487</text:p>
          </table:table-cell>
          <table:table-cell/>
        </table:table-row>
        <table:table-row table:style-name="ro1">
          <table:table-cell office:value-type="float" office:value="7.86368187860429">
            <text:p>7.8636818786</text:p>
          </table:table-cell>
          <table:table-cell office:value-type="float" office:value="-10">
            <text:p>-10</text:p>
          </table:table-cell>
          <table:table-cell table:formula="of:=[.A820]*10^([.B820]+12)" office:value-type="float" office:value="786.368187860429">
            <text:p>786.3681878604</text:p>
          </table:table-cell>
          <table:table-cell/>
        </table:table-row>
        <table:table-row table:style-name="ro1">
          <table:table-cell office:value-type="float" office:value="7.88275295651961">
            <text:p>7.8827529565</text:p>
          </table:table-cell>
          <table:table-cell office:value-type="float" office:value="-10">
            <text:p>-10</text:p>
          </table:table-cell>
          <table:table-cell table:formula="of:=[.A821]*10^([.B821]+12)" office:value-type="float" office:value="788.275295651961">
            <text:p>788.275295652</text:p>
          </table:table-cell>
          <table:table-cell/>
        </table:table-row>
        <table:table-row table:style-name="ro1">
          <table:table-cell office:value-type="float" office:value="7.90174399912772">
            <text:p>7.9017439991</text:p>
          </table:table-cell>
          <table:table-cell office:value-type="float" office:value="-10">
            <text:p>-10</text:p>
          </table:table-cell>
          <table:table-cell table:formula="of:=[.A822]*10^([.B822]+12)" office:value-type="float" office:value="790.174399912772">
            <text:p>790.1743999128</text:p>
          </table:table-cell>
          <table:table-cell/>
        </table:table-row>
        <table:table-row table:style-name="ro1">
          <table:table-cell office:value-type="float" office:value="7.92065542167451">
            <text:p>7.9206554217</text:p>
          </table:table-cell>
          <table:table-cell office:value-type="float" office:value="-10">
            <text:p>-10</text:p>
          </table:table-cell>
          <table:table-cell table:formula="of:=[.A823]*10^([.B823]+12)" office:value-type="float" office:value="792.065542167451">
            <text:p>792.0655421675</text:p>
          </table:table-cell>
          <table:table-cell/>
        </table:table-row>
        <table:table-row table:style-name="ro1">
          <table:table-cell office:value-type="float" office:value="7.93948763773975">
            <text:p>7.9394876377</text:p>
          </table:table-cell>
          <table:table-cell office:value-type="float" office:value="-10">
            <text:p>-10</text:p>
          </table:table-cell>
          <table:table-cell table:formula="of:=[.A824]*10^([.B824]+12)" office:value-type="float" office:value="793.948763773975">
            <text:p>793.948763774</text:p>
          </table:table-cell>
          <table:table-cell/>
        </table:table-row>
        <table:table-row table:style-name="ro1">
          <table:table-cell office:value-type="float" office:value="7.95824105922097">
            <text:p>7.9582410592</text:p>
          </table:table-cell>
          <table:table-cell office:value-type="float" office:value="-10">
            <text:p>-10</text:p>
          </table:table-cell>
          <table:table-cell table:formula="of:=[.A825]*10^([.B825]+12)" office:value-type="float" office:value="795.824105922097">
            <text:p>795.8241059221</text:p>
          </table:table-cell>
          <table:table-cell/>
        </table:table-row>
        <table:table-row table:style-name="ro1">
          <table:table-cell office:value-type="float" office:value="7.97691609631815">
            <text:p>7.9769160963</text:p>
          </table:table-cell>
          <table:table-cell office:value-type="float" office:value="-10">
            <text:p>-10</text:p>
          </table:table-cell>
          <table:table-cell table:formula="of:=[.A826]*10^([.B826]+12)" office:value-type="float" office:value="797.691609631815">
            <text:p>797.6916096318</text:p>
          </table:table-cell>
          <table:table-cell/>
        </table:table-row>
        <table:table-row table:style-name="ro1">
          <table:table-cell office:value-type="float" office:value="7.99551315751932">
            <text:p>7.9955131575</text:p>
          </table:table-cell>
          <table:table-cell office:value-type="float" office:value="-10">
            <text:p>-10</text:p>
          </table:table-cell>
          <table:table-cell table:formula="of:=[.A827]*10^([.B827]+12)" office:value-type="float" office:value="799.551315751932">
            <text:p>799.5513157519</text:p>
          </table:table-cell>
          <table:table-cell/>
        </table:table-row>
        <table:table-row table:style-name="ro1">
          <table:table-cell office:value-type="float" office:value="8.01403264958678">
            <text:p>8.0140326496</text:p>
          </table:table-cell>
          <table:table-cell office:value-type="float" office:value="-10">
            <text:p>-10</text:p>
          </table:table-cell>
          <table:table-cell table:formula="of:=[.A828]*10^([.B828]+12)" office:value-type="float" office:value="801.403264958678">
            <text:p>801.4032649587</text:p>
          </table:table-cell>
          <table:table-cell/>
        </table:table-row>
        <table:table-row table:style-name="ro1">
          <table:table-cell office:value-type="float" office:value="8.03247497754421">
            <text:p>8.0324749775</text:p>
          </table:table-cell>
          <table:table-cell office:value-type="float" office:value="-10">
            <text:p>-10</text:p>
          </table:table-cell>
          <table:table-cell table:formula="of:=[.A829]*10^([.B829]+12)" office:value-type="float" office:value="803.247497754421">
            <text:p>803.2474977544</text:p>
          </table:table-cell>
          <table:table-cell/>
        </table:table-row>
        <table:table-row table:style-name="ro1">
          <table:table-cell office:value-type="float" office:value="8.05084054466449">
            <text:p>8.0508405447</text:p>
          </table:table-cell>
          <table:table-cell office:value-type="float" office:value="-10">
            <text:p>-10</text:p>
          </table:table-cell>
          <table:table-cell table:formula="of:=[.A830]*10^([.B830]+12)" office:value-type="float" office:value="805.084054466449">
            <text:p>805.0840544665</text:p>
          </table:table-cell>
          <table:table-cell/>
        </table:table-row>
        <table:table-row table:style-name="ro1">
          <table:table-cell office:value-type="float" office:value="8.0691297524582">
            <text:p>8.0691297525</text:p>
          </table:table-cell>
          <table:table-cell office:value-type="float" office:value="-10">
            <text:p>-10</text:p>
          </table:table-cell>
          <table:table-cell table:formula="of:=[.A831]*10^([.B831]+12)" office:value-type="float" office:value="806.91297524582">
            <text:p>806.9129752458</text:p>
          </table:table-cell>
          <table:table-cell/>
        </table:table-row>
        <table:table-row table:style-name="ro1">
          <table:table-cell office:value-type="float" office:value="8.08734300066285">
            <text:p>8.0873430007</text:p>
          </table:table-cell>
          <table:table-cell office:value-type="float" office:value="-10">
            <text:p>-10</text:p>
          </table:table-cell>
          <table:table-cell table:formula="of:=[.A832]*10^([.B832]+12)" office:value-type="float" office:value="808.734300066285">
            <text:p>808.7343000663</text:p>
          </table:table-cell>
          <table:table-cell/>
        </table:table-row>
        <table:table-row table:style-name="ro1">
          <table:table-cell office:value-type="float" office:value="8.10548068723278">
            <text:p>8.1054806872</text:p>
          </table:table-cell>
          <table:table-cell office:value-type="float" office:value="-10">
            <text:p>-10</text:p>
          </table:table-cell>
          <table:table-cell table:formula="of:=[.A833]*10^([.B833]+12)" office:value-type="float" office:value="810.548068723278">
            <text:p>810.5480687233</text:p>
          </table:table-cell>
          <table:table-cell/>
        </table:table-row>
        <table:table-row table:style-name="ro1">
          <table:table-cell office:value-type="float" office:value="8.1235432083297">
            <text:p>8.1235432083</text:p>
          </table:table-cell>
          <table:table-cell office:value-type="float" office:value="-10">
            <text:p>-10</text:p>
          </table:table-cell>
          <table:table-cell table:formula="of:=[.A834]*10^([.B834]+12)" office:value-type="float" office:value="812.35432083297">
            <text:p>812.354320833</text:p>
          </table:table-cell>
          <table:table-cell/>
        </table:table-row>
        <table:table-row table:style-name="ro1">
          <table:table-cell office:value-type="float" office:value="8.14153095831388">
            <text:p>8.1415309583</text:p>
          </table:table-cell>
          <table:table-cell office:value-type="float" office:value="-10">
            <text:p>-10</text:p>
          </table:table-cell>
          <table:table-cell table:formula="of:=[.A835]*10^([.B835]+12)" office:value-type="float" office:value="814.153095831388">
            <text:p>814.1530958314</text:p>
          </table:table-cell>
          <table:table-cell/>
        </table:table-row>
        <table:table-row table:style-name="ro1">
          <table:table-cell office:value-type="float" office:value="8.15944432973598">
            <text:p>8.1594443297</text:p>
          </table:table-cell>
          <table:table-cell office:value-type="float" office:value="-10">
            <text:p>-10</text:p>
          </table:table-cell>
          <table:table-cell table:formula="of:=[.A836]*10^([.B836]+12)" office:value-type="float" office:value="815.944432973598">
            <text:p>815.9444329736</text:p>
          </table:table-cell>
          <table:table-cell/>
        </table:table-row>
        <table:table-row table:style-name="ro1">
          <table:table-cell office:value-type="float" office:value="8.1772837133294">
            <text:p>8.1772837133</text:p>
          </table:table-cell>
          <table:table-cell office:value-type="float" office:value="-10">
            <text:p>-10</text:p>
          </table:table-cell>
          <table:table-cell table:formula="of:=[.A837]*10^([.B837]+12)" office:value-type="float" office:value="817.72837133294">
            <text:p>817.7283713329</text:p>
          </table:table-cell>
          <table:table-cell/>
        </table:table-row>
        <table:table-row table:style-name="ro1">
          <table:table-cell office:value-type="float" office:value="8.1950494980033">
            <text:p>8.195049498</text:p>
          </table:table-cell>
          <table:table-cell office:value-type="float" office:value="-10">
            <text:p>-10</text:p>
          </table:table-cell>
          <table:table-cell table:formula="of:=[.A838]*10^([.B838]+12)" office:value-type="float" office:value="819.50494980033">
            <text:p>819.5049498003</text:p>
          </table:table-cell>
          <table:table-cell/>
        </table:table-row>
        <table:table-row table:style-name="ro1">
          <table:table-cell office:value-type="float" office:value="8.21274207083612">
            <text:p>8.2127420708</text:p>
          </table:table-cell>
          <table:table-cell office:value-type="float" office:value="-10">
            <text:p>-10</text:p>
          </table:table-cell>
          <table:table-cell table:formula="of:=[.A839]*10^([.B839]+12)" office:value-type="float" office:value="821.274207083612">
            <text:p>821.2742070836</text:p>
          </table:table-cell>
          <table:table-cell/>
        </table:table-row>
        <table:table-row table:style-name="ro1">
          <table:table-cell office:value-type="float" office:value="8.23036181706969">
            <text:p>8.2303618171</text:p>
          </table:table-cell>
          <table:table-cell office:value-type="float" office:value="-10">
            <text:p>-10</text:p>
          </table:table-cell>
          <table:table-cell table:formula="of:=[.A840]*10^([.B840]+12)" office:value-type="float" office:value="823.036181706969">
            <text:p>823.036181707</text:p>
          </table:table-cell>
          <table:table-cell/>
        </table:table-row>
        <table:table-row table:style-name="ro1">
          <table:table-cell office:value-type="float" office:value="8.24790912010378">
            <text:p>8.2479091201</text:p>
          </table:table-cell>
          <table:table-cell office:value-type="float" office:value="-10">
            <text:p>-10</text:p>
          </table:table-cell>
          <table:table-cell table:formula="of:=[.A841]*10^([.B841]+12)" office:value-type="float" office:value="824.790912010378">
            <text:p>824.7909120104</text:p>
          </table:table-cell>
          <table:table-cell/>
        </table:table-row>
        <table:table-row table:style-name="ro1">
          <table:table-cell office:value-type="float" office:value="8.26538436149134">
            <text:p>8.2653843615</text:p>
          </table:table-cell>
          <table:table-cell office:value-type="float" office:value="-10">
            <text:p>-10</text:p>
          </table:table-cell>
          <table:table-cell table:formula="of:=[.A842]*10^([.B842]+12)" office:value-type="float" office:value="826.538436149134">
            <text:p>826.5384361491</text:p>
          </table:table-cell>
          <table:table-cell/>
        </table:table-row>
        <table:table-row table:style-name="ro1">
          <table:table-cell office:value-type="float" office:value="8.28278792093401">
            <text:p>8.2827879209</text:p>
          </table:table-cell>
          <table:table-cell office:value-type="float" office:value="-10">
            <text:p>-10</text:p>
          </table:table-cell>
          <table:table-cell table:formula="of:=[.A843]*10^([.B843]+12)" office:value-type="float" office:value="828.278792093401">
            <text:p>828.2787920934</text:p>
          </table:table-cell>
          <table:table-cell/>
        </table:table-row>
        <table:table-row table:style-name="ro1">
          <table:table-cell office:value-type="float" office:value="8.30012017627829">
            <text:p>8.3001201763</text:p>
          </table:table-cell>
          <table:table-cell office:value-type="float" office:value="-10">
            <text:p>-10</text:p>
          </table:table-cell>
          <table:table-cell table:formula="of:=[.A844]*10^([.B844]+12)" office:value-type="float" office:value="830.012017627829">
            <text:p>830.0120176278</text:p>
          </table:table-cell>
          <table:table-cell/>
        </table:table-row>
        <table:table-row table:style-name="ro1">
          <table:table-cell office:value-type="float" office:value="8.31738150351207">
            <text:p>8.3173815035</text:p>
          </table:table-cell>
          <table:table-cell office:value-type="float" office:value="-10">
            <text:p>-10</text:p>
          </table:table-cell>
          <table:table-cell table:formula="of:=[.A845]*10^([.B845]+12)" office:value-type="float" office:value="831.738150351207">
            <text:p>831.7381503512</text:p>
          </table:table-cell>
          <table:table-cell/>
        </table:table-row>
        <table:table-row table:style-name="ro1">
          <table:table-cell office:value-type="float" office:value="8.33457227676168">
            <text:p>8.3345722768</text:p>
          </table:table-cell>
          <table:table-cell office:value-type="float" office:value="-10">
            <text:p>-10</text:p>
          </table:table-cell>
          <table:table-cell table:formula="of:=[.A846]*10^([.B846]+12)" office:value-type="float" office:value="833.457227676168">
            <text:p>833.4572276762</text:p>
          </table:table-cell>
          <table:table-cell/>
        </table:table-row>
        <table:table-row table:style-name="ro1">
          <table:table-cell office:value-type="float" office:value="8.35169286828932">
            <text:p>8.3516928683</text:p>
          </table:table-cell>
          <table:table-cell office:value-type="float" office:value="-10">
            <text:p>-10</text:p>
          </table:table-cell>
          <table:table-cell table:formula="of:=[.A847]*10^([.B847]+12)" office:value-type="float" office:value="835.169286828932">
            <text:p>835.1692868289</text:p>
          </table:table-cell>
          <table:table-cell/>
        </table:table-row>
        <table:table-row table:style-name="ro1">
          <table:table-cell office:value-type="float" office:value="8.36874364849097">
            <text:p>8.3687436485</text:p>
          </table:table-cell>
          <table:table-cell office:value-type="float" office:value="-10">
            <text:p>-10</text:p>
          </table:table-cell>
          <table:table-cell table:formula="of:=[.A848]*10^([.B848]+12)" office:value-type="float" office:value="836.874364849097">
            <text:p>836.8743648491</text:p>
          </table:table-cell>
          <table:table-cell/>
        </table:table-row>
        <table:table-row table:style-name="ro1">
          <table:table-cell office:value-type="float" office:value="8.38572498589463">
            <text:p>8.3857249859</text:p>
          </table:table-cell>
          <table:table-cell office:value-type="float" office:value="-10">
            <text:p>-10</text:p>
          </table:table-cell>
          <table:table-cell table:formula="of:=[.A849]*10^([.B849]+12)" office:value-type="float" office:value="838.572498589463">
            <text:p>838.5724985895</text:p>
          </table:table-cell>
          <table:table-cell/>
        </table:table-row>
        <table:table-row table:style-name="ro1">
          <table:table-cell office:value-type="float" office:value="8.40263724715906">
            <text:p>8.4026372472</text:p>
          </table:table-cell>
          <table:table-cell office:value-type="float" office:value="-10">
            <text:p>-10</text:p>
          </table:table-cell>
          <table:table-cell table:formula="of:=[.A850]*10^([.B850]+12)" office:value-type="float" office:value="840.263724715906">
            <text:p>840.2637247159</text:p>
          </table:table-cell>
          <table:table-cell/>
        </table:table-row>
        <table:table-row table:style-name="ro1">
          <table:table-cell office:value-type="float" office:value="8.41948079707281">
            <text:p>8.4194807971</text:p>
          </table:table-cell>
          <table:table-cell office:value-type="float" office:value="-10">
            <text:p>-10</text:p>
          </table:table-cell>
          <table:table-cell table:formula="of:=[.A851]*10^([.B851]+12)" office:value-type="float" office:value="841.948079707281">
            <text:p>841.9480797073</text:p>
          </table:table-cell>
          <table:table-cell/>
        </table:table-row>
        <table:table-row table:style-name="ro1">
          <table:table-cell office:value-type="float" office:value="8.43625599855368">
            <text:p>8.4362559986</text:p>
          </table:table-cell>
          <table:table-cell office:value-type="float" office:value="-10">
            <text:p>-10</text:p>
          </table:table-cell>
          <table:table-cell table:formula="of:=[.A852]*10^([.B852]+12)" office:value-type="float" office:value="843.625599855368">
            <text:p>843.6255998554</text:p>
          </table:table-cell>
          <table:table-cell/>
        </table:table-row>
        <table:table-row table:style-name="ro1">
          <table:table-cell office:value-type="float" office:value="8.4529632126485">
            <text:p>8.4529632126</text:p>
          </table:table-cell>
          <table:table-cell office:value-type="float" office:value="-10">
            <text:p>-10</text:p>
          </table:table-cell>
          <table:table-cell table:formula="of:=[.A853]*10^([.B853]+12)" office:value-type="float" office:value="845.29632126485">
            <text:p>845.2963212649</text:p>
          </table:table-cell>
          <table:table-cell/>
        </table:table-row>
        <table:table-row table:style-name="ro1">
          <table:table-cell office:value-type="float" office:value="8.46960279853331">
            <text:p>8.4696027985</text:p>
          </table:table-cell>
          <table:table-cell office:value-type="float" office:value="-10">
            <text:p>-10</text:p>
          </table:table-cell>
          <table:table-cell table:formula="of:=[.A854]*10^([.B854]+12)" office:value-type="float" office:value="846.960279853331">
            <text:p>846.9602798533</text:p>
          </table:table-cell>
          <table:table-cell/>
        </table:table-row>
        <table:table-row table:style-name="ro1">
          <table:table-cell office:value-type="float" office:value="8.48617511351379">
            <text:p>8.4861751135</text:p>
          </table:table-cell>
          <table:table-cell office:value-type="float" office:value="-10">
            <text:p>-10</text:p>
          </table:table-cell>
          <table:table-cell table:formula="of:=[.A855]*10^([.B855]+12)" office:value-type="float" office:value="848.617511351379">
            <text:p>848.6175113514</text:p>
          </table:table-cell>
          <table:table-cell/>
        </table:table-row>
        <table:table-row table:style-name="ro1">
          <table:table-cell office:value-type="float" office:value="8.50268051302615">
            <text:p>8.502680513</text:p>
          </table:table-cell>
          <table:table-cell office:value-type="float" office:value="-10">
            <text:p>-10</text:p>
          </table:table-cell>
          <table:table-cell table:formula="of:=[.A856]*10^([.B856]+12)" office:value-type="float" office:value="850.268051302615">
            <text:p>850.2680513026</text:p>
          </table:table-cell>
          <table:table-cell/>
        </table:table-row>
        <table:table-row table:style-name="ro1">
          <table:table-cell office:value-type="float" office:value="8.51911935063817">
            <text:p>8.5191193506</text:p>
          </table:table-cell>
          <table:table-cell office:value-type="float" office:value="-10">
            <text:p>-10</text:p>
          </table:table-cell>
          <table:table-cell table:formula="of:=[.A857]*10^([.B857]+12)" office:value-type="float" office:value="851.911935063817">
            <text:p>851.9119350638</text:p>
          </table:table-cell>
          <table:table-cell/>
        </table:table-row>
        <table:table-row table:style-name="ro1">
          <table:table-cell office:value-type="float" office:value="8.53549197805067">
            <text:p>8.5354919781</text:p>
          </table:table-cell>
          <table:table-cell office:value-type="float" office:value="-10">
            <text:p>-10</text:p>
          </table:table-cell>
          <table:table-cell table:formula="of:=[.A858]*10^([.B858]+12)" office:value-type="float" office:value="853.549197805067">
            <text:p>853.5491978051</text:p>
          </table:table-cell>
          <table:table-cell/>
        </table:table-row>
        <table:table-row table:style-name="ro1">
          <table:table-cell office:value-type="float" office:value="8.55179874509921">
            <text:p>8.5517987451</text:p>
          </table:table-cell>
          <table:table-cell office:value-type="float" office:value="-10">
            <text:p>-10</text:p>
          </table:table-cell>
          <table:table-cell table:formula="of:=[.A859]*10^([.B859]+12)" office:value-type="float" office:value="855.179874509921">
            <text:p>855.1798745099</text:p>
          </table:table-cell>
          <table:table-cell/>
        </table:table-row>
        <table:table-row table:style-name="ro1">
          <table:table-cell office:value-type="float" office:value="8.56803999975614">
            <text:p>8.5680399998</text:p>
          </table:table-cell>
          <table:table-cell office:value-type="float" office:value="-10">
            <text:p>-10</text:p>
          </table:table-cell>
          <table:table-cell table:formula="of:=[.A860]*10^([.B860]+12)" office:value-type="float" office:value="856.803999975614">
            <text:p>856.8039999756</text:p>
          </table:table-cell>
          <table:table-cell/>
        </table:table-row>
        <table:table-row table:style-name="ro1">
          <table:table-cell office:value-type="float" office:value="8.5842160881328">
            <text:p>8.5842160881</text:p>
          </table:table-cell>
          <table:table-cell office:value-type="float" office:value="-10">
            <text:p>-10</text:p>
          </table:table-cell>
          <table:table-cell table:formula="of:=[.A861]*10^([.B861]+12)" office:value-type="float" office:value="858.42160881328">
            <text:p>858.4216088133</text:p>
          </table:table-cell>
          <table:table-cell/>
        </table:table-row>
        <table:table-row table:style-name="ro1">
          <table:table-cell office:value-type="float" office:value="8.60032735448216">
            <text:p>8.6003273545</text:p>
          </table:table-cell>
          <table:table-cell office:value-type="float" office:value="-10">
            <text:p>-10</text:p>
          </table:table-cell>
          <table:table-cell table:formula="of:=[.A862]*10^([.B862]+12)" office:value-type="float" office:value="860.032735448216">
            <text:p>860.0327354482</text:p>
          </table:table-cell>
          <table:table-cell/>
        </table:table-row>
        <table:table-row table:style-name="ro1">
          <table:table-cell office:value-type="float" office:value="8.61637414120151">
            <text:p>8.6163741412</text:p>
          </table:table-cell>
          <table:table-cell office:value-type="float" office:value="-10">
            <text:p>-10</text:p>
          </table:table-cell>
          <table:table-cell table:formula="of:=[.A863]*10^([.B863]+12)" office:value-type="float" office:value="861.637414120151">
            <text:p>861.6374141202</text:p>
          </table:table-cell>
          <table:table-cell/>
        </table:table-row>
        <table:table-row table:style-name="ro1">
          <table:table-cell office:value-type="float" office:value="8.63235678883559">
            <text:p>8.6323567888</text:p>
          </table:table-cell>
          <table:table-cell office:value-type="float" office:value="-10">
            <text:p>-10</text:p>
          </table:table-cell>
          <table:table-cell table:formula="of:=[.A864]*10^([.B864]+12)" office:value-type="float" office:value="863.235678883559">
            <text:p>863.2356788836</text:p>
          </table:table-cell>
          <table:table-cell/>
        </table:table-row>
        <table:table-row table:style-name="ro1">
          <table:table-cell office:value-type="float" office:value="8.64827563607984">
            <text:p>8.6482756361</text:p>
          </table:table-cell>
          <table:table-cell office:value-type="float" office:value="-10">
            <text:p>-10</text:p>
          </table:table-cell>
          <table:table-cell table:formula="of:=[.A865]*10^([.B865]+12)" office:value-type="float" office:value="864.827563607984">
            <text:p>864.827563608</text:p>
          </table:table-cell>
          <table:table-cell/>
        </table:table-row>
        <table:table-row table:style-name="ro1">
          <table:table-cell office:value-type="float" office:value="8.66413101978393">
            <text:p>8.6641310198</text:p>
          </table:table-cell>
          <table:table-cell office:value-type="float" office:value="-10">
            <text:p>-10</text:p>
          </table:table-cell>
          <table:table-cell table:formula="of:=[.A866]*10^([.B866]+12)" office:value-type="float" office:value="866.413101978393">
            <text:p>866.4131019784</text:p>
          </table:table-cell>
          <table:table-cell/>
        </table:table-row>
        <table:table-row table:style-name="ro1">
          <table:table-cell office:value-type="float" office:value="8.67992327495545">
            <text:p>8.679923275</text:p>
          </table:table-cell>
          <table:table-cell office:value-type="float" office:value="-10">
            <text:p>-10</text:p>
          </table:table-cell>
          <table:table-cell table:formula="of:=[.A867]*10^([.B867]+12)" office:value-type="float" office:value="867.992327495545">
            <text:p>867.9923274955</text:p>
          </table:table-cell>
          <table:table-cell/>
        </table:table-row>
        <table:table-row table:style-name="ro1">
          <table:table-cell office:value-type="float" office:value="8.69565273476391">
            <text:p>8.6956527348</text:p>
          </table:table-cell>
          <table:table-cell office:value-type="float" office:value="-10">
            <text:p>-10</text:p>
          </table:table-cell>
          <table:table-cell table:formula="of:=[.A868]*10^([.B868]+12)" office:value-type="float" office:value="869.565273476391">
            <text:p>869.5652734764</text:p>
          </table:table-cell>
          <table:table-cell/>
        </table:table-row>
        <table:table-row table:style-name="ro1">
          <table:table-cell office:value-type="float" office:value="8.71131973054487">
            <text:p>8.7113197305</text:p>
          </table:table-cell>
          <table:table-cell office:value-type="float" office:value="-10">
            <text:p>-10</text:p>
          </table:table-cell>
          <table:table-cell table:formula="of:=[.A869]*10^([.B869]+12)" office:value-type="float" office:value="871.131973054487">
            <text:p>871.1319730545</text:p>
          </table:table-cell>
          <table:table-cell/>
        </table:table-row>
        <table:table-row table:style-name="ro1">
          <table:table-cell office:value-type="float" office:value="8.72692459180428">
            <text:p>8.7269245918</text:p>
          </table:table-cell>
          <table:table-cell office:value-type="float" office:value="-10">
            <text:p>-10</text:p>
          </table:table-cell>
          <table:table-cell table:formula="of:=[.A870]*10^([.B870]+12)" office:value-type="float" office:value="872.692459180428">
            <text:p>872.6924591804</text:p>
          </table:table-cell>
          <table:table-cell/>
        </table:table-row>
        <table:table-row table:style-name="ro1">
          <table:table-cell office:value-type="float" office:value="8.74246764622303">
            <text:p>8.7424676462</text:p>
          </table:table-cell>
          <table:table-cell office:value-type="float" office:value="-10">
            <text:p>-10</text:p>
          </table:table-cell>
          <table:table-cell table:formula="of:=[.A871]*10^([.B871]+12)" office:value-type="float" office:value="874.246764622303">
            <text:p>874.2467646223</text:p>
          </table:table-cell>
          <table:table-cell/>
        </table:table-row>
        <table:table-row table:style-name="ro1">
          <table:table-cell office:value-type="float" office:value="8.75794921966171">
            <text:p>8.7579492197</text:p>
          </table:table-cell>
          <table:table-cell office:value-type="float" office:value="-10">
            <text:p>-10</text:p>
          </table:table-cell>
          <table:table-cell table:formula="of:=[.A872]*10^([.B872]+12)" office:value-type="float" office:value="875.794921966171">
            <text:p>875.7949219662</text:p>
          </table:table-cell>
          <table:table-cell/>
        </table:table-row>
        <table:table-row table:style-name="ro1">
          <table:table-cell office:value-type="float" office:value="8.77336963616546">
            <text:p>8.7733696362</text:p>
          </table:table-cell>
          <table:table-cell office:value-type="float" office:value="-10">
            <text:p>-10</text:p>
          </table:table-cell>
          <table:table-cell table:formula="of:=[.A873]*10^([.B873]+12)" office:value-type="float" office:value="877.336963616546">
            <text:p>877.3369636165</text:p>
          </table:table-cell>
          <table:table-cell/>
        </table:table-row>
        <table:table-row table:style-name="ro1">
          <table:table-cell office:value-type="float" office:value="8.78872921796907">
            <text:p>8.788729218</text:p>
          </table:table-cell>
          <table:table-cell office:value-type="float" office:value="-10">
            <text:p>-10</text:p>
          </table:table-cell>
          <table:table-cell table:formula="of:=[.A874]*10^([.B874]+12)" office:value-type="float" office:value="878.872921796907">
            <text:p>878.8729217969</text:p>
          </table:table-cell>
          <table:table-cell/>
        </table:table-row>
        <table:table-row table:style-name="ro1">
          <table:table-cell office:value-type="float" office:value="8.80402828550222">
            <text:p>8.8040282855</text:p>
          </table:table-cell>
          <table:table-cell office:value-type="float" office:value="-10">
            <text:p>-10</text:p>
          </table:table-cell>
          <table:table-cell table:formula="of:=[.A875]*10^([.B875]+12)" office:value-type="float" office:value="880.402828550222">
            <text:p>880.4028285502</text:p>
          </table:table-cell>
          <table:table-cell/>
        </table:table-row>
        <table:table-row table:style-name="ro1">
          <table:table-cell office:value-type="float" office:value="8.81926715739486">
            <text:p>8.8192671574</text:p>
          </table:table-cell>
          <table:table-cell office:value-type="float" office:value="-10">
            <text:p>-10</text:p>
          </table:table-cell>
          <table:table-cell table:formula="of:=[.A876]*10^([.B876]+12)" office:value-type="float" office:value="881.926715739486">
            <text:p>881.9267157395</text:p>
          </table:table-cell>
          <table:table-cell/>
        </table:table-row>
        <table:table-row table:style-name="ro1">
          <table:table-cell office:value-type="float" office:value="8.83444615048277">
            <text:p>8.8344461505</text:p>
          </table:table-cell>
          <table:table-cell office:value-type="float" office:value="-10">
            <text:p>-10</text:p>
          </table:table-cell>
          <table:table-cell table:formula="of:=[.A877]*10^([.B877]+12)" office:value-type="float" office:value="883.444615048277">
            <text:p>883.4446150483</text:p>
          </table:table-cell>
          <table:table-cell/>
        </table:table-row>
        <table:table-row table:style-name="ro1">
          <table:table-cell office:value-type="float" office:value="8.84956557981323">
            <text:p>8.8495655798</text:p>
          </table:table-cell>
          <table:table-cell office:value-type="float" office:value="-10">
            <text:p>-10</text:p>
          </table:table-cell>
          <table:table-cell table:formula="of:=[.A878]*10^([.B878]+12)" office:value-type="float" office:value="884.956557981323">
            <text:p>884.9565579813</text:p>
          </table:table-cell>
          <table:table-cell/>
        </table:table-row>
        <table:table-row table:style-name="ro1">
          <table:table-cell office:value-type="float" office:value="8.86462575865088">
            <text:p>8.8646257587</text:p>
          </table:table-cell>
          <table:table-cell office:value-type="float" office:value="-10">
            <text:p>-10</text:p>
          </table:table-cell>
          <table:table-cell table:formula="of:=[.A879]*10^([.B879]+12)" office:value-type="float" office:value="886.462575865088">
            <text:p>886.4625758651</text:p>
          </table:table-cell>
          <table:table-cell/>
        </table:table-row>
        <table:table-row table:style-name="ro1">
          <table:table-cell office:value-type="float" office:value="8.87962699848366">
            <text:p>8.8796269985</text:p>
          </table:table-cell>
          <table:table-cell office:value-type="float" office:value="-10">
            <text:p>-10</text:p>
          </table:table-cell>
          <table:table-cell table:formula="of:=[.A880]*10^([.B880]+12)" office:value-type="float" office:value="887.962699848366">
            <text:p>887.9626998484</text:p>
          </table:table-cell>
          <table:table-cell/>
        </table:table-row>
        <table:table-row table:style-name="ro1">
          <table:table-cell office:value-type="float" office:value="8.8945696090289">
            <text:p>8.894569609</text:p>
          </table:table-cell>
          <table:table-cell office:value-type="float" office:value="-10">
            <text:p>-10</text:p>
          </table:table-cell>
          <table:table-cell table:formula="of:=[.A881]*10^([.B881]+12)" office:value-type="float" office:value="889.45696090289">
            <text:p>889.4569609029</text:p>
          </table:table-cell>
          <table:table-cell/>
        </table:table-row>
        <table:table-row table:style-name="ro1">
          <table:table-cell office:value-type="float" office:value="8.90945389823955">
            <text:p>8.9094538982</text:p>
          </table:table-cell>
          <table:table-cell office:value-type="float" office:value="-10">
            <text:p>-10</text:p>
          </table:table-cell>
          <table:table-cell table:formula="of:=[.A882]*10^([.B882]+12)" office:value-type="float" office:value="890.945389823955">
            <text:p>890.945389824</text:p>
          </table:table-cell>
          <table:table-cell/>
        </table:table-row>
        <table:table-row table:style-name="ro1">
          <table:table-cell office:value-type="float" office:value="8.92428017231051">
            <text:p>8.9242801723</text:p>
          </table:table-cell>
          <table:table-cell office:value-type="float" office:value="-10">
            <text:p>-10</text:p>
          </table:table-cell>
          <table:table-cell table:formula="of:=[.A883]*10^([.B883]+12)" office:value-type="float" office:value="892.428017231051">
            <text:p>892.4280172311</text:p>
          </table:table-cell>
          <table:table-cell/>
        </table:table-row>
        <table:table-row table:style-name="ro1">
          <table:table-cell office:value-type="float" office:value="8.93904873568506">
            <text:p>8.9390487357</text:p>
          </table:table-cell>
          <table:table-cell office:value-type="float" office:value="-10">
            <text:p>-10</text:p>
          </table:table-cell>
          <table:table-cell table:formula="of:=[.A884]*10^([.B884]+12)" office:value-type="float" office:value="893.904873568506">
            <text:p>893.9048735685</text:p>
          </table:table-cell>
          <table:table-cell/>
        </table:table-row>
        <table:table-row table:style-name="ro1">
          <table:table-cell office:value-type="float" office:value="8.95375989106142">
            <text:p>8.9537598911</text:p>
          </table:table-cell>
          <table:table-cell office:value-type="float" office:value="-10">
            <text:p>-10</text:p>
          </table:table-cell>
          <table:table-cell table:formula="of:=[.A885]*10^([.B885]+12)" office:value-type="float" office:value="895.375989106142">
            <text:p>895.3759891061</text:p>
          </table:table-cell>
          <table:table-cell/>
        </table:table-row>
        <table:table-row table:style-name="ro1">
          <table:table-cell office:value-type="float" office:value="8.96841393939939">
            <text:p>8.9684139394</text:p>
          </table:table-cell>
          <table:table-cell office:value-type="float" office:value="-10">
            <text:p>-10</text:p>
          </table:table-cell>
          <table:table-cell table:formula="of:=[.A886]*10^([.B886]+12)" office:value-type="float" office:value="896.841393939939">
            <text:p>896.8413939399</text:p>
          </table:table-cell>
          <table:table-cell/>
        </table:table-row>
        <table:table-row table:style-name="ro1">
          <table:table-cell office:value-type="float" office:value="8.98301117992717">
            <text:p>8.9830111799</text:p>
          </table:table-cell>
          <table:table-cell office:value-type="float" office:value="-10">
            <text:p>-10</text:p>
          </table:table-cell>
          <table:table-cell table:formula="of:=[.A887]*10^([.B887]+12)" office:value-type="float" office:value="898.301117992717">
            <text:p>898.3011179927</text:p>
          </table:table-cell>
          <table:table-cell/>
        </table:table-row>
        <table:table-row table:style-name="ro1">
          <table:table-cell office:value-type="float" office:value="8.9975519101481">
            <text:p>8.9975519101</text:p>
          </table:table-cell>
          <table:table-cell office:value-type="float" office:value="-10">
            <text:p>-10</text:p>
          </table:table-cell>
          <table:table-cell table:formula="of:=[.A888]*10^([.B888]+12)" office:value-type="float" office:value="899.75519101481">
            <text:p>899.7551910148</text:p>
          </table:table-cell>
          <table:table-cell/>
        </table:table-row>
        <table:table-row table:style-name="ro1">
          <table:table-cell office:value-type="float" office:value="9.01203642584768">
            <text:p>9.0120364258</text:p>
          </table:table-cell>
          <table:table-cell office:value-type="float" office:value="-10">
            <text:p>-10</text:p>
          </table:table-cell>
          <table:table-cell table:formula="of:=[.A889]*10^([.B889]+12)" office:value-type="float" office:value="901.203642584768">
            <text:p>901.2036425848</text:p>
          </table:table-cell>
          <table:table-cell/>
        </table:table-row>
        <table:table-row table:style-name="ro1">
          <table:table-cell office:value-type="float" office:value="9.02646502110057">
            <text:p>9.0264650211</text:p>
          </table:table-cell>
          <table:table-cell office:value-type="float" office:value="-10">
            <text:p>-10</text:p>
          </table:table-cell>
          <table:table-cell table:formula="of:=[.A890]*10^([.B890]+12)" office:value-type="float" office:value="902.646502110057">
            <text:p>902.6465021101</text:p>
          </table:table-cell>
          <table:table-cell/>
        </table:table-row>
        <table:table-row table:style-name="ro1">
          <table:table-cell office:value-type="float" office:value="9.04083798827766">
            <text:p>9.0408379883</text:p>
          </table:table-cell>
          <table:table-cell office:value-type="float" office:value="-10">
            <text:p>-10</text:p>
          </table:table-cell>
          <table:table-cell table:formula="of:=[.A891]*10^([.B891]+12)" office:value-type="float" office:value="904.083798827766">
            <text:p>904.0837988278</text:p>
          </table:table-cell>
          <table:table-cell/>
        </table:table-row>
        <table:table-row table:style-name="ro1">
          <table:table-cell office:value-type="float" office:value="9.0551556180533">
            <text:p>9.0551556181</text:p>
          </table:table-cell>
          <table:table-cell office:value-type="float" office:value="-10">
            <text:p>-10</text:p>
          </table:table-cell>
          <table:table-cell table:formula="of:=[.A892]*10^([.B892]+12)" office:value-type="float" office:value="905.51556180533">
            <text:p>905.5155618053</text:p>
          </table:table-cell>
          <table:table-cell/>
        </table:table-row>
        <table:table-row table:style-name="ro1">
          <table:table-cell office:value-type="float" office:value="9.06941819941254">
            <text:p>9.0694181994</text:p>
          </table:table-cell>
          <table:table-cell office:value-type="float" office:value="-10">
            <text:p>-10</text:p>
          </table:table-cell>
          <table:table-cell table:formula="of:=[.A893]*10^([.B893]+12)" office:value-type="float" office:value="906.941819941254">
            <text:p>906.9418199413</text:p>
          </table:table-cell>
          <table:table-cell/>
        </table:table-row>
        <table:table-row table:style-name="ro1">
          <table:table-cell office:value-type="float" office:value="9.08362601965841">
            <text:p>9.0836260197</text:p>
          </table:table-cell>
          <table:table-cell office:value-type="float" office:value="-10">
            <text:p>-10</text:p>
          </table:table-cell>
          <table:table-cell table:formula="of:=[.A894]*10^([.B894]+12)" office:value-type="float" office:value="908.362601965841">
            <text:p>908.3626019658</text:p>
          </table:table-cell>
          <table:table-cell/>
        </table:table-row>
        <table:table-row table:style-name="ro1">
          <table:table-cell office:value-type="float" office:value="9.09777936441936">
            <text:p>9.0977793644</text:p>
          </table:table-cell>
          <table:table-cell office:value-type="float" office:value="-10">
            <text:p>-10</text:p>
          </table:table-cell>
          <table:table-cell table:formula="of:=[.A895]*10^([.B895]+12)" office:value-type="float" office:value="909.777936441936">
            <text:p>909.7779364419</text:p>
          </table:table-cell>
          <table:table-cell/>
        </table:table-row>
        <table:table-row table:style-name="ro1">
          <table:table-cell office:value-type="float" office:value="9.11187851765668">
            <text:p>9.1118785177</text:p>
          </table:table-cell>
          <table:table-cell office:value-type="float" office:value="-10">
            <text:p>-10</text:p>
          </table:table-cell>
          <table:table-cell table:formula="of:=[.A896]*10^([.B896]+12)" office:value-type="float" office:value="911.187851765668">
            <text:p>911.1878517657</text:p>
          </table:table-cell>
          <table:table-cell/>
        </table:table-row>
        <table:table-row table:style-name="ro1">
          <table:table-cell office:value-type="float" office:value="9.12592376167205">
            <text:p>9.1259237617</text:p>
          </table:table-cell>
          <table:table-cell office:value-type="float" office:value="-10">
            <text:p>-10</text:p>
          </table:table-cell>
          <table:table-cell table:formula="of:=[.A897]*10^([.B897]+12)" office:value-type="float" office:value="912.592376167205">
            <text:p>912.5923761672</text:p>
          </table:table-cell>
          <table:table-cell/>
        </table:table-row>
        <table:table-row table:style-name="ro1">
          <table:table-cell office:value-type="float" office:value="9.13991537711502">
            <text:p>9.1399153771</text:p>
          </table:table-cell>
          <table:table-cell office:value-type="float" office:value="-10">
            <text:p>-10</text:p>
          </table:table-cell>
          <table:table-cell table:formula="of:=[.A898]*10^([.B898]+12)" office:value-type="float" office:value="913.991537711502">
            <text:p>913.9915377115</text:p>
          </table:table-cell>
          <table:table-cell/>
        </table:table-row>
        <table:table-row table:style-name="ro1">
          <table:table-cell office:value-type="float" office:value="9.15385364299073">
            <text:p>9.153853643</text:p>
          </table:table-cell>
          <table:table-cell office:value-type="float" office:value="-10">
            <text:p>-10</text:p>
          </table:table-cell>
          <table:table-cell table:formula="of:=[.A899]*10^([.B899]+12)" office:value-type="float" office:value="915.385364299073">
            <text:p>915.3853642991</text:p>
          </table:table-cell>
          <table:table-cell/>
        </table:table-row>
        <table:table-row table:style-name="ro1">
          <table:table-cell office:value-type="float" office:value="9.16773883666751">
            <text:p>9.1677388367</text:p>
          </table:table-cell>
          <table:table-cell office:value-type="float" office:value="-10">
            <text:p>-10</text:p>
          </table:table-cell>
          <table:table-cell table:formula="of:=[.A900]*10^([.B900]+12)" office:value-type="float" office:value="916.773883666751">
            <text:p>916.7738836668</text:p>
          </table:table-cell>
          <table:table-cell/>
        </table:table-row>
        <table:table-row table:style-name="ro1">
          <table:table-cell office:value-type="float" office:value="9.18157123388459">
            <text:p>9.1815712339</text:p>
          </table:table-cell>
          <table:table-cell office:value-type="float" office:value="-10">
            <text:p>-10</text:p>
          </table:table-cell>
          <table:table-cell table:formula="of:=[.A901]*10^([.B901]+12)" office:value-type="float" office:value="918.157123388459">
            <text:p>918.1571233885</text:p>
          </table:table-cell>
          <table:table-cell/>
        </table:table-row>
        <table:table-row table:style-name="ro1">
          <table:table-cell office:value-type="float" office:value="9.1953511087599">
            <text:p>9.1953511088</text:p>
          </table:table-cell>
          <table:table-cell office:value-type="float" office:value="-10">
            <text:p>-10</text:p>
          </table:table-cell>
          <table:table-cell table:formula="of:=[.A902]*10^([.B902]+12)" office:value-type="float" office:value="919.53511087599">
            <text:p>919.535110876</text:p>
          </table:table-cell>
          <table:table-cell/>
        </table:table-row>
        <table:table-row table:style-name="ro1">
          <table:table-cell office:value-type="float" office:value="9.20907873379782">
            <text:p>9.2090787338</text:p>
          </table:table-cell>
          <table:table-cell office:value-type="float" office:value="-10">
            <text:p>-10</text:p>
          </table:table-cell>
          <table:table-cell table:formula="of:=[.A903]*10^([.B903]+12)" office:value-type="float" office:value="920.907873379782">
            <text:p>920.9078733798</text:p>
          </table:table-cell>
          <table:table-cell/>
        </table:table-row>
        <table:table-row table:style-name="ro1">
          <table:table-cell office:value-type="float" office:value="9.22275437989704">
            <text:p>9.2227543799</text:p>
          </table:table-cell>
          <table:table-cell office:value-type="float" office:value="-10">
            <text:p>-10</text:p>
          </table:table-cell>
          <table:table-cell table:formula="of:=[.A904]*10^([.B904]+12)" office:value-type="float" office:value="922.275437989704">
            <text:p>922.2754379897</text:p>
          </table:table-cell>
          <table:table-cell/>
        </table:table-row>
        <table:table-row table:style-name="ro1">
          <table:table-cell office:value-type="float" office:value="9.2363783163584">
            <text:p>9.2363783164</text:p>
          </table:table-cell>
          <table:table-cell office:value-type="float" office:value="-10">
            <text:p>-10</text:p>
          </table:table-cell>
          <table:table-cell table:formula="of:=[.A905]*10^([.B905]+12)" office:value-type="float" office:value="923.63783163584">
            <text:p>923.6378316358</text:p>
          </table:table-cell>
          <table:table-cell/>
        </table:table-row>
        <table:table-row table:style-name="ro1">
          <table:table-cell office:value-type="float" office:value="9.24995081089281">
            <text:p>9.2499508109</text:p>
          </table:table-cell>
          <table:table-cell office:value-type="float" office:value="-10">
            <text:p>-10</text:p>
          </table:table-cell>
          <table:table-cell table:formula="of:=[.A906]*10^([.B906]+12)" office:value-type="float" office:value="924.995081089281">
            <text:p>924.9950810893</text:p>
          </table:table-cell>
          <table:table-cell/>
        </table:table-row>
        <table:table-row table:style-name="ro1">
          <table:table-cell office:value-type="float" office:value="9.26347212962918">
            <text:p>9.2634721296</text:p>
          </table:table-cell>
          <table:table-cell office:value-type="float" office:value="-10">
            <text:p>-10</text:p>
          </table:table-cell>
          <table:table-cell table:formula="of:=[.A907]*10^([.B907]+12)" office:value-type="float" office:value="926.347212962918">
            <text:p>926.3472129629</text:p>
          </table:table-cell>
          <table:table-cell/>
        </table:table-row>
        <table:table-row table:style-name="ro1">
          <table:table-cell office:value-type="float" office:value="9.27694253712237">
            <text:p>9.2769425371</text:p>
          </table:table-cell>
          <table:table-cell office:value-type="float" office:value="-10">
            <text:p>-10</text:p>
          </table:table-cell>
          <table:table-cell table:formula="of:=[.A908]*10^([.B908]+12)" office:value-type="float" office:value="927.694253712237">
            <text:p>927.6942537122</text:p>
          </table:table-cell>
          <table:table-cell/>
        </table:table-row>
        <table:table-row table:style-name="ro1">
          <table:table-cell office:value-type="float" office:value="9.29036229636115">
            <text:p>9.2903622964</text:p>
          </table:table-cell>
          <table:table-cell office:value-type="float" office:value="-10">
            <text:p>-10</text:p>
          </table:table-cell>
          <table:table-cell table:formula="of:=[.A909]*10^([.B909]+12)" office:value-type="float" office:value="929.036229636115">
            <text:p>929.0362296361</text:p>
          </table:table-cell>
          <table:table-cell/>
        </table:table-row>
        <table:table-row table:style-name="ro1">
          <table:table-cell office:value-type="float" office:value="9.30373166877622">
            <text:p>9.3037316688</text:p>
          </table:table-cell>
          <table:table-cell office:value-type="float" office:value="-10">
            <text:p>-10</text:p>
          </table:table-cell>
          <table:table-cell table:formula="of:=[.A910]*10^([.B910]+12)" office:value-type="float" office:value="930.373166877622">
            <text:p>930.3731668776</text:p>
          </table:table-cell>
          <table:table-cell/>
        </table:table-row>
        <table:table-row table:style-name="ro1">
          <table:table-cell office:value-type="float" office:value="9.31705091424824">
            <text:p>9.3170509142</text:p>
          </table:table-cell>
          <table:table-cell office:value-type="float" office:value="-10">
            <text:p>-10</text:p>
          </table:table-cell>
          <table:table-cell table:formula="of:=[.A911]*10^([.B911]+12)" office:value-type="float" office:value="931.705091424824">
            <text:p>931.7050914248</text:p>
          </table:table-cell>
          <table:table-cell/>
        </table:table-row>
        <table:table-row table:style-name="ro1">
          <table:table-cell office:value-type="float" office:value="9.33032029111585">
            <text:p>9.3303202911</text:p>
          </table:table-cell>
          <table:table-cell office:value-type="float" office:value="-10">
            <text:p>-10</text:p>
          </table:table-cell>
          <table:table-cell table:formula="of:=[.A912]*10^([.B912]+12)" office:value-type="float" office:value="933.032029111585">
            <text:p>933.0320291116</text:p>
          </table:table-cell>
          <table:table-cell/>
        </table:table-row>
        <table:table-row table:style-name="ro1">
          <table:table-cell office:value-type="float" office:value="9.34354005618375">
            <text:p>9.3435400562</text:p>
          </table:table-cell>
          <table:table-cell office:value-type="float" office:value="-10">
            <text:p>-10</text:p>
          </table:table-cell>
          <table:table-cell table:formula="of:=[.A913]*10^([.B913]+12)" office:value-type="float" office:value="934.354005618375">
            <text:p>934.3540056184</text:p>
          </table:table-cell>
          <table:table-cell/>
        </table:table-row>
        <table:table-row table:style-name="ro1">
          <table:table-cell office:value-type="float" office:value="9.35671046473074">
            <text:p>9.3567104647</text:p>
          </table:table-cell>
          <table:table-cell office:value-type="float" office:value="-10">
            <text:p>-10</text:p>
          </table:table-cell>
          <table:table-cell table:formula="of:=[.A914]*10^([.B914]+12)" office:value-type="float" office:value="935.671046473074">
            <text:p>935.6710464731</text:p>
          </table:table-cell>
          <table:table-cell/>
        </table:table-row>
        <table:table-row table:style-name="ro1">
          <table:table-cell office:value-type="float" office:value="9.36983177051781">
            <text:p>9.3698317705</text:p>
          </table:table-cell>
          <table:table-cell office:value-type="float" office:value="-10">
            <text:p>-10</text:p>
          </table:table-cell>
          <table:table-cell table:formula="of:=[.A915]*10^([.B915]+12)" office:value-type="float" office:value="936.983177051781">
            <text:p>936.9831770518</text:p>
          </table:table-cell>
          <table:table-cell/>
        </table:table-row>
        <table:table-row table:style-name="ro1">
          <table:table-cell office:value-type="float" office:value="9.38290422579625">
            <text:p>9.3829042258</text:p>
          </table:table-cell>
          <table:table-cell office:value-type="float" office:value="-10">
            <text:p>-10</text:p>
          </table:table-cell>
          <table:table-cell table:formula="of:=[.A916]*10^([.B916]+12)" office:value-type="float" office:value="938.290422579625">
            <text:p>938.2904225796</text:p>
          </table:table-cell>
          <table:table-cell/>
        </table:table-row>
        <table:table-row table:style-name="ro1">
          <table:table-cell office:value-type="float" office:value="9.39592808131571">
            <text:p>9.3959280813</text:p>
          </table:table-cell>
          <table:table-cell office:value-type="float" office:value="-10">
            <text:p>-10</text:p>
          </table:table-cell>
          <table:table-cell table:formula="of:=[.A917]*10^([.B917]+12)" office:value-type="float" office:value="939.592808131571">
            <text:p>939.5928081316</text:p>
          </table:table-cell>
          <table:table-cell/>
        </table:table-row>
        <table:table-row table:style-name="ro1">
          <table:table-cell office:value-type="float" office:value="9.40890358633236">
            <text:p>9.4089035863</text:p>
          </table:table-cell>
          <table:table-cell office:value-type="float" office:value="-10">
            <text:p>-10</text:p>
          </table:table-cell>
          <table:table-cell table:formula="of:=[.A918]*10^([.B918]+12)" office:value-type="float" office:value="940.890358633236">
            <text:p>940.8903586332</text:p>
          </table:table-cell>
          <table:table-cell/>
        </table:table-row>
        <table:table-row table:style-name="ro1">
          <table:table-cell office:value-type="float" office:value="9.42183098861694">
            <text:p>9.4218309886</text:p>
          </table:table-cell>
          <table:table-cell office:value-type="float" office:value="-10">
            <text:p>-10</text:p>
          </table:table-cell>
          <table:table-cell table:formula="of:=[.A919]*10^([.B919]+12)" office:value-type="float" office:value="942.183098861694">
            <text:p>942.1830988617</text:p>
          </table:table-cell>
          <table:table-cell/>
        </table:table-row>
        <table:table-row table:style-name="ro1">
          <table:table-cell office:value-type="float" office:value="9.43471053446291">
            <text:p>9.4347105345</text:p>
          </table:table-cell>
          <table:table-cell office:value-type="float" office:value="-10">
            <text:p>-10</text:p>
          </table:table-cell>
          <table:table-cell table:formula="of:=[.A920]*10^([.B920]+12)" office:value-type="float" office:value="943.471053446291">
            <text:p>943.4710534463</text:p>
          </table:table-cell>
          <table:table-cell/>
        </table:table-row>
        <table:table-row table:style-name="ro1">
          <table:table-cell office:value-type="float" office:value="9.44754246869455">
            <text:p>9.4475424687</text:p>
          </table:table-cell>
          <table:table-cell office:value-type="float" office:value="-10">
            <text:p>-10</text:p>
          </table:table-cell>
          <table:table-cell table:formula="of:=[.A921]*10^([.B921]+12)" office:value-type="float" office:value="944.754246869455">
            <text:p>944.7542468695</text:p>
          </table:table-cell>
          <table:table-cell/>
        </table:table-row>
        <table:table-row table:style-name="ro1">
          <table:table-cell office:value-type="float" office:value="9.46032703467507">
            <text:p>9.4603270347</text:p>
          </table:table-cell>
          <table:table-cell office:value-type="float" office:value="-10">
            <text:p>-10</text:p>
          </table:table-cell>
          <table:table-cell table:formula="of:=[.A922]*10^([.B922]+12)" office:value-type="float" office:value="946.032703467507">
            <text:p>946.0327034675</text:p>
          </table:table-cell>
          <table:table-cell/>
        </table:table-row>
        <table:table-row table:style-name="ro1">
          <table:table-cell office:value-type="float" office:value="9.47306447431472">
            <text:p>9.4730644743</text:p>
          </table:table-cell>
          <table:table-cell office:value-type="float" office:value="-10">
            <text:p>-10</text:p>
          </table:table-cell>
          <table:table-cell table:formula="of:=[.A923]*10^([.B923]+12)" office:value-type="float" office:value="947.306447431472">
            <text:p>947.3064474315</text:p>
          </table:table-cell>
          <table:table-cell/>
        </table:table-row>
        <table:table-row table:style-name="ro1">
          <table:table-cell office:value-type="float" office:value="9.48575502807891">
            <text:p>9.4857550281</text:p>
          </table:table-cell>
          <table:table-cell office:value-type="float" office:value="-10">
            <text:p>-10</text:p>
          </table:table-cell>
          <table:table-cell table:formula="of:=[.A924]*10^([.B924]+12)" office:value-type="float" office:value="948.575502807891">
            <text:p>948.5755028079</text:p>
          </table:table-cell>
          <table:table-cell/>
        </table:table-row>
        <table:table-row table:style-name="ro1">
          <table:table-cell office:value-type="float" office:value="9.4983989349963">
            <text:p>9.498398935</text:p>
          </table:table-cell>
          <table:table-cell office:value-type="float" office:value="-10">
            <text:p>-10</text:p>
          </table:table-cell>
          <table:table-cell table:formula="of:=[.A925]*10^([.B925]+12)" office:value-type="float" office:value="949.83989349963">
            <text:p>949.8398934996</text:p>
          </table:table-cell>
          <table:table-cell/>
        </table:table-row>
        <table:table-row table:style-name="ro1">
          <table:table-cell office:value-type="float" office:value="9.51099643266688">
            <text:p>9.5109964327</text:p>
          </table:table-cell>
          <table:table-cell office:value-type="float" office:value="-10">
            <text:p>-10</text:p>
          </table:table-cell>
          <table:table-cell table:formula="of:=[.A926]*10^([.B926]+12)" office:value-type="float" office:value="951.099643266688">
            <text:p>951.0996432667</text:p>
          </table:table-cell>
          <table:table-cell/>
        </table:table-row>
        <table:table-row table:style-name="ro1">
          <table:table-cell office:value-type="float" office:value="9.5235477572701">
            <text:p>9.5235477573</text:p>
          </table:table-cell>
          <table:table-cell office:value-type="float" office:value="-10">
            <text:p>-10</text:p>
          </table:table-cell>
          <table:table-cell table:formula="of:=[.A927]*10^([.B927]+12)" office:value-type="float" office:value="952.35477572701">
            <text:p>952.354775727</text:p>
          </table:table-cell>
          <table:table-cell/>
        </table:table-row>
        <table:table-row table:style-name="ro1">
          <table:table-cell office:value-type="float" office:value="9.53605314357292">
            <text:p>9.5360531436</text:p>
          </table:table-cell>
          <table:table-cell office:value-type="float" office:value="-10">
            <text:p>-10</text:p>
          </table:table-cell>
          <table:table-cell table:formula="of:=[.A928]*10^([.B928]+12)" office:value-type="float" office:value="953.605314357292">
            <text:p>953.6053143573</text:p>
          </table:table-cell>
          <table:table-cell/>
        </table:table-row>
        <table:table-row table:style-name="ro1">
          <table:table-cell office:value-type="float" office:value="9.54851282493786">
            <text:p>9.5485128249</text:p>
          </table:table-cell>
          <table:table-cell office:value-type="float" office:value="-10">
            <text:p>-10</text:p>
          </table:table-cell>
          <table:table-cell table:formula="of:=[.A929]*10^([.B929]+12)" office:value-type="float" office:value="954.851282493786">
            <text:p>954.8512824938</text:p>
          </table:table-cell>
          <table:table-cell/>
        </table:table-row>
        <table:table-row table:style-name="ro1">
          <table:table-cell office:value-type="float" office:value="9.56092703333109">
            <text:p>9.5609270333</text:p>
          </table:table-cell>
          <table:table-cell office:value-type="float" office:value="-10">
            <text:p>-10</text:p>
          </table:table-cell>
          <table:table-cell table:formula="of:=[.A930]*10^([.B930]+12)" office:value-type="float" office:value="956.092703333109">
            <text:p>956.0927033331</text:p>
          </table:table-cell>
          <table:table-cell/>
        </table:table-row>
        <table:table-row table:style-name="ro1">
          <table:table-cell office:value-type="float" office:value="9.57329599933049">
            <text:p>9.5732959993</text:p>
          </table:table-cell>
          <table:table-cell office:value-type="float" office:value="-10">
            <text:p>-10</text:p>
          </table:table-cell>
          <table:table-cell table:formula="of:=[.A931]*10^([.B931]+12)" office:value-type="float" office:value="957.329599933049">
            <text:p>957.329599933</text:p>
          </table:table-cell>
          <table:table-cell/>
        </table:table-row>
        <table:table-row table:style-name="ro1">
          <table:table-cell office:value-type="float" office:value="9.58561995213362">
            <text:p>9.5856199521</text:p>
          </table:table-cell>
          <table:table-cell office:value-type="float" office:value="-10">
            <text:p>-10</text:p>
          </table:table-cell>
          <table:table-cell table:formula="of:=[.A932]*10^([.B932]+12)" office:value-type="float" office:value="958.561995213362">
            <text:p>958.5619952134</text:p>
          </table:table-cell>
          <table:table-cell/>
        </table:table-row>
        <table:table-row table:style-name="ro1">
          <table:table-cell office:value-type="float" office:value="9.5978991195658">
            <text:p>9.5978991196</text:p>
          </table:table-cell>
          <table:table-cell office:value-type="float" office:value="-10">
            <text:p>-10</text:p>
          </table:table-cell>
          <table:table-cell table:formula="of:=[.A933]*10^([.B933]+12)" office:value-type="float" office:value="959.78991195658">
            <text:p>959.7899119566</text:p>
          </table:table-cell>
          <table:table-cell>
            <draw:frame table:end-cell-address="Sheet1.K954" table:end-x="0.293cm" table:end-y="0.059cm" draw:z-index="0" draw:style-name="gr1" draw:text-style-name="P1" svg:width="15.999cm" svg:height="8.999cm" svg:x="0.101cm" svg:y="0.101cm">
              <draw:object draw:notify-on-update-of-ranges="Sheet1.C1:Sheet1.C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.61013372808807">
            <text:p>9.6101337281</text:p>
          </table:table-cell>
          <table:table-cell office:value-type="float" office:value="-10">
            <text:p>-10</text:p>
          </table:table-cell>
          <table:table-cell table:formula="of:=[.A934]*10^([.B934]+12)" office:value-type="float" office:value="961.013372808807">
            <text:p>961.0133728088</text:p>
          </table:table-cell>
          <table:table-cell/>
        </table:table-row>
        <table:table-row table:style-name="ro1">
          <table:table-cell office:value-type="float" office:value="9.62232400280519">
            <text:p>9.6223240028</text:p>
          </table:table-cell>
          <table:table-cell office:value-type="float" office:value="-10">
            <text:p>-10</text:p>
          </table:table-cell>
          <table:table-cell table:formula="of:=[.A935]*10^([.B935]+12)" office:value-type="float" office:value="962.232400280519">
            <text:p>962.2324002805</text:p>
          </table:table-cell>
          <table:table-cell/>
        </table:table-row>
        <table:table-row table:style-name="ro1">
          <table:table-cell office:value-type="float" office:value="9.63447016747361">
            <text:p>9.6344701675</text:p>
          </table:table-cell>
          <table:table-cell office:value-type="float" office:value="-10">
            <text:p>-10</text:p>
          </table:table-cell>
          <table:table-cell table:formula="of:=[.A936]*10^([.B936]+12)" office:value-type="float" office:value="963.447016747361">
            <text:p>963.4470167474</text:p>
          </table:table-cell>
          <table:table-cell/>
        </table:table-row>
        <table:table-row table:style-name="ro1">
          <table:table-cell office:value-type="float" office:value="9.64657244450939">
            <text:p>9.6465724445</text:p>
          </table:table-cell>
          <table:table-cell office:value-type="float" office:value="-10">
            <text:p>-10</text:p>
          </table:table-cell>
          <table:table-cell table:formula="of:=[.A937]*10^([.B937]+12)" office:value-type="float" office:value="964.657244450939">
            <text:p>964.6572444509</text:p>
          </table:table-cell>
          <table:table-cell/>
        </table:table-row>
        <table:table-row table:style-name="ro1">
          <table:table-cell office:value-type="float" office:value="9.65863105499618">
            <text:p>9.658631055</text:p>
          </table:table-cell>
          <table:table-cell office:value-type="float" office:value="-10">
            <text:p>-10</text:p>
          </table:table-cell>
          <table:table-cell table:formula="of:=[.A938]*10^([.B938]+12)" office:value-type="float" office:value="965.863105499618">
            <text:p>965.8631054996</text:p>
          </table:table-cell>
          <table:table-cell/>
        </table:table-row>
        <table:table-row table:style-name="ro1">
          <table:table-cell office:value-type="float" office:value="9.67064621869308">
            <text:p>9.6706462187</text:p>
          </table:table-cell>
          <table:table-cell office:value-type="float" office:value="-10">
            <text:p>-10</text:p>
          </table:table-cell>
          <table:table-cell table:formula="of:=[.A939]*10^([.B939]+12)" office:value-type="float" office:value="967.064621869308">
            <text:p>967.0646218693</text:p>
          </table:table-cell>
          <table:table-cell/>
        </table:table-row>
        <table:table-row table:style-name="ro1">
          <table:table-cell office:value-type="float" office:value="9.68261815404254">
            <text:p>9.682618154</text:p>
          </table:table-cell>
          <table:table-cell office:value-type="float" office:value="-10">
            <text:p>-10</text:p>
          </table:table-cell>
          <table:table-cell table:formula="of:=[.A940]*10^([.B940]+12)" office:value-type="float" office:value="968.261815404254">
            <text:p>968.2618154043</text:p>
          </table:table-cell>
          <table:table-cell/>
        </table:table-row>
        <table:table-row table:style-name="ro1">
          <table:table-cell office:value-type="float" office:value="9.69454707817824">
            <text:p>9.6945470782</text:p>
          </table:table-cell>
          <table:table-cell office:value-type="float" office:value="-10">
            <text:p>-10</text:p>
          </table:table-cell>
          <table:table-cell table:formula="of:=[.A941]*10^([.B941]+12)" office:value-type="float" office:value="969.454707817824">
            <text:p>969.4547078178</text:p>
          </table:table-cell>
          <table:table-cell/>
        </table:table-row>
        <table:table-row table:style-name="ro1">
          <table:table-cell office:value-type="float" office:value="9.70643320693292">
            <text:p>9.7064332069</text:p>
          </table:table-cell>
          <table:table-cell office:value-type="float" office:value="-10">
            <text:p>-10</text:p>
          </table:table-cell>
          <table:table-cell table:formula="of:=[.A942]*10^([.B942]+12)" office:value-type="float" office:value="970.643320693292">
            <text:p>970.6433206933</text:p>
          </table:table-cell>
          <table:table-cell/>
        </table:table-row>
        <table:table-row table:style-name="ro1">
          <table:table-cell office:value-type="float" office:value="9.71827675484618">
            <text:p>9.7182767548</text:p>
          </table:table-cell>
          <table:table-cell office:value-type="float" office:value="-10">
            <text:p>-10</text:p>
          </table:table-cell>
          <table:table-cell table:formula="of:=[.A943]*10^([.B943]+12)" office:value-type="float" office:value="971.827675484618">
            <text:p>971.8276754846</text:p>
          </table:table-cell>
          <table:table-cell/>
        </table:table-row>
        <table:table-row table:style-name="ro1">
          <table:table-cell office:value-type="float" office:value="9.73007793517231">
            <text:p>9.7300779352</text:p>
          </table:table-cell>
          <table:table-cell office:value-type="float" office:value="-10">
            <text:p>-10</text:p>
          </table:table-cell>
          <table:table-cell table:formula="of:=[.A944]*10^([.B944]+12)" office:value-type="float" office:value="973.007793517231">
            <text:p>973.0077935172</text:p>
          </table:table-cell>
          <table:table-cell/>
        </table:table-row>
        <table:table-row table:style-name="ro1">
          <table:table-cell office:value-type="float" office:value="9.74183695988804">
            <text:p>9.7418369599</text:p>
          </table:table-cell>
          <table:table-cell office:value-type="float" office:value="-10">
            <text:p>-10</text:p>
          </table:table-cell>
          <table:table-cell table:formula="of:=[.A945]*10^([.B945]+12)" office:value-type="float" office:value="974.183695988804">
            <text:p>974.1836959888</text:p>
          </table:table-cell>
          <table:table-cell/>
        </table:table-row>
        <table:table-row table:style-name="ro1">
          <table:table-cell office:value-type="float" office:value="9.75355403970025">
            <text:p>9.7535540397</text:p>
          </table:table-cell>
          <table:table-cell office:value-type="float" office:value="-10">
            <text:p>-10</text:p>
          </table:table-cell>
          <table:table-cell table:formula="of:=[.A946]*10^([.B946]+12)" office:value-type="float" office:value="975.355403970025">
            <text:p>975.35540397</text:p>
          </table:table-cell>
          <table:table-cell/>
        </table:table-row>
        <table:table-row table:style-name="ro1">
          <table:table-cell office:value-type="float" office:value="9.76522938405379">
            <text:p>9.7652293841</text:p>
          </table:table-cell>
          <table:table-cell office:value-type="float" office:value="-10">
            <text:p>-10</text:p>
          </table:table-cell>
          <table:table-cell table:formula="of:=[.A947]*10^([.B947]+12)" office:value-type="float" office:value="976.522938405379">
            <text:p>976.5229384054</text:p>
          </table:table-cell>
          <table:table-cell/>
        </table:table-row>
        <table:table-row table:style-name="ro1">
          <table:table-cell office:value-type="float" office:value="9.77686320113901">
            <text:p>9.7768632011</text:p>
          </table:table-cell>
          <table:table-cell office:value-type="float" office:value="-10">
            <text:p>-10</text:p>
          </table:table-cell>
          <table:table-cell table:formula="of:=[.A948]*10^([.B948]+12)" office:value-type="float" office:value="977.686320113901">
            <text:p>977.6863201139</text:p>
          </table:table-cell>
          <table:table-cell/>
        </table:table-row>
        <table:table-row table:style-name="ro1">
          <table:table-cell office:value-type="float" office:value="9.78845569789958">
            <text:p>9.7884556979</text:p>
          </table:table-cell>
          <table:table-cell office:value-type="float" office:value="-10">
            <text:p>-10</text:p>
          </table:table-cell>
          <table:table-cell table:formula="of:=[.A949]*10^([.B949]+12)" office:value-type="float" office:value="978.845569789958">
            <text:p>978.84556979</text:p>
          </table:table-cell>
          <table:table-cell/>
        </table:table-row>
        <table:table-row table:style-name="ro1">
          <table:table-cell office:value-type="float" office:value="9.80000708004004">
            <text:p>9.80000708</text:p>
          </table:table-cell>
          <table:table-cell office:value-type="float" office:value="-10">
            <text:p>-10</text:p>
          </table:table-cell>
          <table:table-cell table:formula="of:=[.A950]*10^([.B950]+12)" office:value-type="float" office:value="980.000708004004">
            <text:p>980.000708004</text:p>
          </table:table-cell>
          <table:table-cell/>
        </table:table-row>
        <table:table-row table:style-name="ro1">
          <table:table-cell office:value-type="float" office:value="9.81151755203339">
            <text:p>9.811517552</text:p>
          </table:table-cell>
          <table:table-cell office:value-type="float" office:value="-10">
            <text:p>-10</text:p>
          </table:table-cell>
          <table:table-cell table:formula="of:=[.A951]*10^([.B951]+12)" office:value-type="float" office:value="981.151755203339">
            <text:p>981.1517552033</text:p>
          </table:table-cell>
          <table:table-cell/>
        </table:table-row>
        <table:table-row table:style-name="ro1">
          <table:table-cell office:value-type="float" office:value="9.82298731712876">
            <text:p>9.8229873171</text:p>
          </table:table-cell>
          <table:table-cell office:value-type="float" office:value="-10">
            <text:p>-10</text:p>
          </table:table-cell>
          <table:table-cell table:formula="of:=[.A952]*10^([.B952]+12)" office:value-type="float" office:value="982.298731712876">
            <text:p>982.2987317129</text:p>
          </table:table-cell>
          <table:table-cell/>
        </table:table-row>
        <table:table-row table:style-name="ro1">
          <table:table-cell office:value-type="float" office:value="9.83441657735884">
            <text:p>9.8344165774</text:p>
          </table:table-cell>
          <table:table-cell office:value-type="float" office:value="-10">
            <text:p>-10</text:p>
          </table:table-cell>
          <table:table-cell table:formula="of:=[.A953]*10^([.B953]+12)" office:value-type="float" office:value="983.441657735884">
            <text:p>983.4416577359</text:p>
          </table:table-cell>
          <table:table-cell/>
        </table:table-row>
        <table:table-row table:style-name="ro1">
          <table:table-cell office:value-type="float" office:value="9.84580553354748">
            <text:p>9.8458055335</text:p>
          </table:table-cell>
          <table:table-cell office:value-type="float" office:value="-10">
            <text:p>-10</text:p>
          </table:table-cell>
          <table:table-cell table:formula="of:=[.A954]*10^([.B954]+12)" office:value-type="float" office:value="984.580553354748">
            <text:p>984.5805533547</text:p>
          </table:table-cell>
          <table:table-cell/>
        </table:table-row>
        <table:table-row table:style-name="ro1">
          <table:table-cell office:value-type="float" office:value="9.85715438531717">
            <text:p>9.8571543853</text:p>
          </table:table-cell>
          <table:table-cell office:value-type="float" office:value="-10">
            <text:p>-10</text:p>
          </table:table-cell>
          <table:table-cell table:formula="of:=[.A955]*10^([.B955]+12)" office:value-type="float" office:value="985.715438531717">
            <text:p>985.7154385317</text:p>
          </table:table-cell>
          <table:table-cell/>
        </table:table-row>
        <table:table-row table:style-name="ro1">
          <table:table-cell office:value-type="float" office:value="9.86846333109645">
            <text:p>9.8684633311</text:p>
          </table:table-cell>
          <table:table-cell office:value-type="float" office:value="-10">
            <text:p>-10</text:p>
          </table:table-cell>
          <table:table-cell table:formula="of:=[.A956]*10^([.B956]+12)" office:value-type="float" office:value="986.846333109645">
            <text:p>986.8463331096</text:p>
          </table:table-cell>
          <table:table-cell/>
        </table:table-row>
        <table:table-row table:style-name="ro1">
          <table:table-cell office:value-type="float" office:value="9.87973256812735">
            <text:p>9.8797325681</text:p>
          </table:table-cell>
          <table:table-cell office:value-type="float" office:value="-10">
            <text:p>-10</text:p>
          </table:table-cell>
          <table:table-cell table:formula="of:=[.A957]*10^([.B957]+12)" office:value-type="float" office:value="987.973256812735">
            <text:p>987.9732568127</text:p>
          </table:table-cell>
          <table:table-cell/>
        </table:table-row>
        <table:table-row table:style-name="ro1">
          <table:table-cell office:value-type="float" office:value="9.89096229247283">
            <text:p>9.8909622925</text:p>
          </table:table-cell>
          <table:table-cell office:value-type="float" office:value="-10">
            <text:p>-10</text:p>
          </table:table-cell>
          <table:table-cell table:formula="of:=[.A958]*10^([.B958]+12)" office:value-type="float" office:value="989.096229247283">
            <text:p>989.0962292473</text:p>
          </table:table-cell>
          <table:table-cell/>
        </table:table-row>
        <table:table-row table:style-name="ro1">
          <table:table-cell office:value-type="float" office:value="9.90215269902409">
            <text:p>9.902152699</text:p>
          </table:table-cell>
          <table:table-cell office:value-type="float" office:value="-10">
            <text:p>-10</text:p>
          </table:table-cell>
          <table:table-cell table:formula="of:=[.A959]*10^([.B959]+12)" office:value-type="float" office:value="990.215269902409">
            <text:p>990.2152699024</text:p>
          </table:table-cell>
          <table:table-cell/>
        </table:table-row>
        <table:table-row table:style-name="ro1">
          <table:table-cell office:value-type="float" office:value="9.91330398150793">
            <text:p>9.9133039815</text:p>
          </table:table-cell>
          <table:table-cell office:value-type="float" office:value="-10">
            <text:p>-10</text:p>
          </table:table-cell>
          <table:table-cell table:formula="of:=[.A960]*10^([.B960]+12)" office:value-type="float" office:value="991.330398150793">
            <text:p>991.3303981508</text:p>
          </table:table-cell>
          <table:table-cell/>
        </table:table-row>
        <table:table-row table:style-name="ro1">
          <table:table-cell office:value-type="float" office:value="9.924416332494">
            <text:p>9.9244163325</text:p>
          </table:table-cell>
          <table:table-cell office:value-type="float" office:value="-10">
            <text:p>-10</text:p>
          </table:table-cell>
          <table:table-cell table:formula="of:=[.A961]*10^([.B961]+12)" office:value-type="float" office:value="992.4416332494">
            <text:p>992.4416332494</text:p>
          </table:table-cell>
          <table:table-cell/>
        </table:table-row>
        <table:table-row table:style-name="ro1">
          <table:table-cell office:value-type="float" office:value="9.93548994340213">
            <text:p>9.9354899434</text:p>
          </table:table-cell>
          <table:table-cell office:value-type="float" office:value="-10">
            <text:p>-10</text:p>
          </table:table-cell>
          <table:table-cell table:formula="of:=[.A962]*10^([.B962]+12)" office:value-type="float" office:value="993.548994340213">
            <text:p>993.5489943402</text:p>
          </table:table-cell>
          <table:table-cell/>
        </table:table-row>
        <table:table-row table:style-name="ro1">
          <table:table-cell office:value-type="float" office:value="9.9465250045095">
            <text:p>9.9465250045</text:p>
          </table:table-cell>
          <table:table-cell office:value-type="float" office:value="-10">
            <text:p>-10</text:p>
          </table:table-cell>
          <table:table-cell table:formula="of:=[.A963]*10^([.B963]+12)" office:value-type="float" office:value="994.65250045095">
            <text:p>994.652500451</text:p>
          </table:table-cell>
          <table:table-cell/>
        </table:table-row>
        <table:table-row table:style-name="ro1">
          <table:table-cell office:value-type="float" office:value="9.95752170495787">
            <text:p>9.957521705</text:p>
          </table:table-cell>
          <table:table-cell office:value-type="float" office:value="-10">
            <text:p>-10</text:p>
          </table:table-cell>
          <table:table-cell table:formula="of:=[.A964]*10^([.B964]+12)" office:value-type="float" office:value="995.752170495787">
            <text:p>995.7521704958</text:p>
          </table:table-cell>
          <table:table-cell/>
        </table:table-row>
        <table:table-row table:style-name="ro1">
          <table:table-cell office:value-type="float" office:value="9.96848023276073">
            <text:p>9.9684802328</text:p>
          </table:table-cell>
          <table:table-cell office:value-type="float" office:value="-10">
            <text:p>-10</text:p>
          </table:table-cell>
          <table:table-cell table:formula="of:=[.A965]*10^([.B965]+12)" office:value-type="float" office:value="996.848023276073">
            <text:p>996.8480232761</text:p>
          </table:table-cell>
          <table:table-cell/>
        </table:table-row>
        <table:table-row table:style-name="ro1">
          <table:table-cell office:value-type="float" office:value="9.97940077481045">
            <text:p>9.9794007748</text:p>
          </table:table-cell>
          <table:table-cell office:value-type="float" office:value="-10">
            <text:p>-10</text:p>
          </table:table-cell>
          <table:table-cell table:formula="of:=[.A966]*10^([.B966]+12)" office:value-type="float" office:value="997.940077481045">
            <text:p>997.940077481</text:p>
          </table:table-cell>
          <table:table-cell/>
        </table:table-row>
        <table:table-row table:style-name="ro1">
          <table:table-cell office:value-type="float" office:value="9.99028351688531">
            <text:p>9.9902835169</text:p>
          </table:table-cell>
          <table:table-cell office:value-type="float" office:value="-10">
            <text:p>-10</text:p>
          </table:table-cell>
          <table:table-cell table:formula="of:=[.A967]*10^([.B967]+12)" office:value-type="float" office:value="999.028351688531">
            <text:p>999.0283516885</text:p>
          </table:table-cell>
          <table:table-cell/>
        </table:table-row>
        <table:table-row table:style-name="ro1">
          <table:table-cell office:value-type="float" office:value="1.00011286436567">
            <text:p>1.0001128644</text:p>
          </table:table-cell>
          <table:table-cell office:value-type="float" office:value="-9">
            <text:p>-9</text:p>
          </table:table-cell>
          <table:table-cell table:formula="of:=[.A968]*10^([.B968]+12)" office:value-type="float" office:value="1000.11286436567">
            <text:p>1000.1128643657</text:p>
          </table:table-cell>
          <table:table-cell/>
        </table:table-row>
        <table:table-row table:style-name="ro1">
          <table:table-cell office:value-type="float" office:value="1.00119363386959">
            <text:p>1.0011936339</text:p>
          </table:table-cell>
          <table:table-cell office:value-type="float" office:value="-9">
            <text:p>-9</text:p>
          </table:table-cell>
          <table:table-cell table:formula="of:=[.A969]*10^([.B969]+12)" office:value-type="float" office:value="1001.19363386959">
            <text:p>1001.1936338696</text:p>
          </table:table-cell>
          <table:table-cell/>
        </table:table-row>
        <table:table-row table:style-name="ro1">
          <table:table-cell office:value-type="float" office:value="1.00227067844813">
            <text:p>1.0022706784</text:p>
          </table:table-cell>
          <table:table-cell office:value-type="float" office:value="-9">
            <text:p>-9</text:p>
          </table:table-cell>
          <table:table-cell table:formula="of:=[.A970]*10^([.B970]+12)" office:value-type="float" office:value="1002.27067844813">
            <text:p>1002.2706784481</text:p>
          </table:table-cell>
          <table:table-cell/>
        </table:table-row>
        <table:table-row table:style-name="ro1">
          <table:table-cell office:value-type="float" office:value="1.00334401624053">
            <text:p>1.0033440162</text:p>
          </table:table-cell>
          <table:table-cell office:value-type="float" office:value="-9">
            <text:p>-9</text:p>
          </table:table-cell>
          <table:table-cell table:formula="of:=[.A971]*10^([.B971]+12)" office:value-type="float" office:value="1003.34401624053">
            <text:p>1003.3440162405</text:p>
          </table:table-cell>
          <table:table-cell/>
        </table:table-row>
        <table:table-row table:style-name="ro1">
          <table:table-cell office:value-type="float" office:value="1.00441366527812">
            <text:p>1.0044136653</text:p>
          </table:table-cell>
          <table:table-cell office:value-type="float" office:value="-9">
            <text:p>-9</text:p>
          </table:table-cell>
          <table:table-cell table:formula="of:=[.A972]*10^([.B972]+12)" office:value-type="float" office:value="1004.41366527812">
            <text:p>1004.4136652781</text:p>
          </table:table-cell>
          <table:table-cell/>
        </table:table-row>
        <table:table-row table:style-name="ro1">
          <table:table-cell office:value-type="float" office:value="1.00547964348501">
            <text:p>1.0054796435</text:p>
          </table:table-cell>
          <table:table-cell office:value-type="float" office:value="-9">
            <text:p>-9</text:p>
          </table:table-cell>
          <table:table-cell table:formula="of:=[.A973]*10^([.B973]+12)" office:value-type="float" office:value="1005.47964348501">
            <text:p>1005.479643485</text:p>
          </table:table-cell>
          <table:table-cell/>
        </table:table-row>
        <table:table-row table:style-name="ro1">
          <table:table-cell office:value-type="float" office:value="1.00654196867876">
            <text:p>1.0065419687</text:p>
          </table:table-cell>
          <table:table-cell office:value-type="float" office:value="-9">
            <text:p>-9</text:p>
          </table:table-cell>
          <table:table-cell table:formula="of:=[.A974]*10^([.B974]+12)" office:value-type="float" office:value="1006.54196867876">
            <text:p>1006.5419686788</text:p>
          </table:table-cell>
          <table:table-cell/>
        </table:table-row>
        <table:table-row table:style-name="ro1">
          <table:table-cell office:value-type="float" office:value="1.00760065857109">
            <text:p>1.0076006586</text:p>
          </table:table-cell>
          <table:table-cell office:value-type="float" office:value="-9">
            <text:p>-9</text:p>
          </table:table-cell>
          <table:table-cell table:formula="of:=[.A975]*10^([.B975]+12)" office:value-type="float" office:value="1007.60065857109">
            <text:p>1007.6006585711</text:p>
          </table:table-cell>
          <table:table-cell/>
        </table:table-row>
        <table:table-row table:style-name="ro1">
          <table:table-cell office:value-type="float" office:value="1.00865573076854">
            <text:p>1.0086557308</text:p>
          </table:table-cell>
          <table:table-cell office:value-type="float" office:value="-9">
            <text:p>-9</text:p>
          </table:table-cell>
          <table:table-cell table:formula="of:=[.A976]*10^([.B976]+12)" office:value-type="float" office:value="1008.65573076854">
            <text:p>1008.6557307685</text:p>
          </table:table-cell>
          <table:table-cell/>
        </table:table-row>
        <table:table-row table:style-name="ro1">
          <table:table-cell office:value-type="float" office:value="1.00970720277314">
            <text:p>1.0097072028</text:p>
          </table:table-cell>
          <table:table-cell office:value-type="float" office:value="-9">
            <text:p>-9</text:p>
          </table:table-cell>
          <table:table-cell table:formula="of:=[.A977]*10^([.B977]+12)" office:value-type="float" office:value="1009.70720277314">
            <text:p>1009.7072027731</text:p>
          </table:table-cell>
          <table:table-cell/>
        </table:table-row>
        <table:table-row table:style-name="ro1">
          <table:table-cell office:value-type="float" office:value="1.01075509198308">
            <text:p>1.010755092</text:p>
          </table:table-cell>
          <table:table-cell office:value-type="float" office:value="-9">
            <text:p>-9</text:p>
          </table:table-cell>
          <table:table-cell table:formula="of:=[.A978]*10^([.B978]+12)" office:value-type="float" office:value="1010.75509198308">
            <text:p>1010.7550919831</text:p>
          </table:table-cell>
          <table:table-cell/>
        </table:table-row>
        <table:table-row table:style-name="ro1">
          <table:table-cell office:value-type="float" office:value="1.01179941569341">
            <text:p>1.0117994157</text:p>
          </table:table-cell>
          <table:table-cell office:value-type="float" office:value="-9">
            <text:p>-9</text:p>
          </table:table-cell>
          <table:table-cell table:formula="of:=[.A979]*10^([.B979]+12)" office:value-type="float" office:value="1011.79941569341">
            <text:p>1011.7994156934</text:p>
          </table:table-cell>
          <table:table-cell/>
        </table:table-row>
        <table:table-row table:style-name="ro1">
          <table:table-cell office:value-type="float" office:value="1.01284019109665">
            <text:p>1.0128401911</text:p>
          </table:table-cell>
          <table:table-cell office:value-type="float" office:value="-9">
            <text:p>-9</text:p>
          </table:table-cell>
          <table:table-cell table:formula="of:=[.A980]*10^([.B980]+12)" office:value-type="float" office:value="1012.84019109665">
            <text:p>1012.8401910967</text:p>
          </table:table-cell>
          <table:table-cell/>
        </table:table-row>
        <table:table-row table:style-name="ro1">
          <table:table-cell office:value-type="float" office:value="1.01387743528349">
            <text:p>1.0138774353</text:p>
          </table:table-cell>
          <table:table-cell office:value-type="float" office:value="-9">
            <text:p>-9</text:p>
          </table:table-cell>
          <table:table-cell table:formula="of:=[.A981]*10^([.B981]+12)" office:value-type="float" office:value="1013.87743528349">
            <text:p>1013.8774352835</text:p>
          </table:table-cell>
          <table:table-cell/>
        </table:table-row>
        <table:table-row table:style-name="ro1">
          <table:table-cell office:value-type="float" office:value="1.01491116524344">
            <text:p>1.0149111652</text:p>
          </table:table-cell>
          <table:table-cell office:value-type="float" office:value="-9">
            <text:p>-9</text:p>
          </table:table-cell>
          <table:table-cell table:formula="of:=[.A982]*10^([.B982]+12)" office:value-type="float" office:value="1014.91116524344">
            <text:p>1014.9111652434</text:p>
          </table:table-cell>
          <table:table-cell/>
        </table:table-row>
        <table:table-row table:style-name="ro1">
          <table:table-cell office:value-type="float" office:value="1.01594139786544">
            <text:p>1.0159413979</text:p>
          </table:table-cell>
          <table:table-cell office:value-type="float" office:value="-9">
            <text:p>-9</text:p>
          </table:table-cell>
          <table:table-cell table:formula="of:=[.A983]*10^([.B983]+12)" office:value-type="float" office:value="1015.94139786544">
            <text:p>1015.9413978655</text:p>
          </table:table-cell>
          <table:table-cell/>
        </table:table-row>
        <table:table-row table:style-name="ro1">
          <table:table-cell office:value-type="float" office:value="1.01696814993859">
            <text:p>1.0169681499</text:p>
          </table:table-cell>
          <table:table-cell office:value-type="float" office:value="-9">
            <text:p>-9</text:p>
          </table:table-cell>
          <table:table-cell table:formula="of:=[.A984]*10^([.B984]+12)" office:value-type="float" office:value="1016.96814993859">
            <text:p>1016.9681499386</text:p>
          </table:table-cell>
          <table:table-cell/>
        </table:table-row>
        <table:table-row table:style-name="ro1">
          <table:table-cell office:value-type="float" office:value="1.01799143815272">
            <text:p>1.0179914382</text:p>
          </table:table-cell>
          <table:table-cell office:value-type="float" office:value="-9">
            <text:p>-9</text:p>
          </table:table-cell>
          <table:table-cell table:formula="of:=[.A985]*10^([.B985]+12)" office:value-type="float" office:value="1017.99143815272">
            <text:p>1017.9914381527</text:p>
          </table:table-cell>
          <table:table-cell/>
        </table:table-row>
        <table:table-row table:style-name="ro1">
          <table:table-cell office:value-type="float" office:value="1.01901127909905">
            <text:p>1.0190112791</text:p>
          </table:table-cell>
          <table:table-cell office:value-type="float" office:value="-9">
            <text:p>-9</text:p>
          </table:table-cell>
          <table:table-cell table:formula="of:=[.A986]*10^([.B986]+12)" office:value-type="float" office:value="1019.01127909905">
            <text:p>1019.0112790991</text:p>
          </table:table-cell>
          <table:table-cell/>
        </table:table-row>
        <table:table-row table:style-name="ro1">
          <table:table-cell office:value-type="float" office:value="1.02002768927088">
            <text:p>1.0200276893</text:p>
          </table:table-cell>
          <table:table-cell office:value-type="float" office:value="-9">
            <text:p>-9</text:p>
          </table:table-cell>
          <table:table-cell table:formula="of:=[.A987]*10^([.B987]+12)" office:value-type="float" office:value="1020.02768927088">
            <text:p>1020.0276892709</text:p>
          </table:table-cell>
          <table:table-cell/>
        </table:table-row>
        <table:table-row table:style-name="ro1">
          <table:table-cell office:value-type="float" office:value="1.02104068506414">
            <text:p>1.0210406851</text:p>
          </table:table-cell>
          <table:table-cell office:value-type="float" office:value="-9">
            <text:p>-9</text:p>
          </table:table-cell>
          <table:table-cell table:formula="of:=[.A988]*10^([.B988]+12)" office:value-type="float" office:value="1021.04068506414">
            <text:p>1021.0406850641</text:p>
          </table:table-cell>
          <table:table-cell/>
        </table:table-row>
        <table:table-row table:style-name="ro1">
          <table:table-cell office:value-type="float" office:value="1.02205028277807">
            <text:p>1.0220502828</text:p>
          </table:table-cell>
          <table:table-cell office:value-type="float" office:value="-9">
            <text:p>-9</text:p>
          </table:table-cell>
          <table:table-cell table:formula="of:=[.A989]*10^([.B989]+12)" office:value-type="float" office:value="1022.05028277807">
            <text:p>1022.0502827781</text:p>
          </table:table-cell>
          <table:table-cell/>
        </table:table-row>
        <table:table-row table:style-name="ro1">
          <table:table-cell office:value-type="float" office:value="1.02305649861586">
            <text:p>1.0230564986</text:p>
          </table:table-cell>
          <table:table-cell office:value-type="float" office:value="-9">
            <text:p>-9</text:p>
          </table:table-cell>
          <table:table-cell table:formula="of:=[.A990]*10^([.B990]+12)" office:value-type="float" office:value="1023.05649861586">
            <text:p>1023.0564986159</text:p>
          </table:table-cell>
          <table:table-cell/>
        </table:table-row>
        <table:table-row table:style-name="ro1">
          <table:table-cell office:value-type="float" office:value="1.02405934868523">
            <text:p>1.0240593487</text:p>
          </table:table-cell>
          <table:table-cell office:value-type="float" office:value="-9">
            <text:p>-9</text:p>
          </table:table-cell>
          <table:table-cell table:formula="of:=[.A991]*10^([.B991]+12)" office:value-type="float" office:value="1024.05934868523">
            <text:p>1024.0593486852</text:p>
          </table:table-cell>
          <table:table-cell/>
        </table:table-row>
        <table:table-row table:style-name="ro1">
          <table:table-cell office:value-type="float" office:value="1.02505884899908">
            <text:p>1.025058849</text:p>
          </table:table-cell>
          <table:table-cell office:value-type="float" office:value="-9">
            <text:p>-9</text:p>
          </table:table-cell>
          <table:table-cell table:formula="of:=[.A992]*10^([.B992]+12)" office:value-type="float" office:value="1025.05884899908">
            <text:p>1025.0588489991</text:p>
          </table:table-cell>
          <table:table-cell/>
        </table:table-row>
        <table:table-row table:style-name="ro1">
          <table:table-cell office:value-type="float" office:value="1.02605501547609">
            <text:p>1.0260550155</text:p>
          </table:table-cell>
          <table:table-cell office:value-type="float" office:value="-9">
            <text:p>-9</text:p>
          </table:table-cell>
          <table:table-cell table:formula="of:=[.A993]*10^([.B993]+12)" office:value-type="float" office:value="1026.05501547609">
            <text:p>1026.0550154761</text:p>
          </table:table-cell>
          <table:table-cell/>
        </table:table-row>
        <table:table-row table:style-name="ro1">
          <table:table-cell office:value-type="float" office:value="1.02704786394136">
            <text:p>1.0270478639</text:p>
          </table:table-cell>
          <table:table-cell office:value-type="float" office:value="-9">
            <text:p>-9</text:p>
          </table:table-cell>
          <table:table-cell table:formula="of:=[.A994]*10^([.B994]+12)" office:value-type="float" office:value="1027.04786394136">
            <text:p>1027.0478639414</text:p>
          </table:table-cell>
          <table:table-cell/>
        </table:table-row>
        <table:table-row table:style-name="ro1">
          <table:table-cell office:value-type="float" office:value="1.02803741012697">
            <text:p>1.0280374101</text:p>
          </table:table-cell>
          <table:table-cell office:value-type="float" office:value="-9">
            <text:p>-9</text:p>
          </table:table-cell>
          <table:table-cell table:formula="of:=[.A995]*10^([.B995]+12)" office:value-type="float" office:value="1028.03741012697">
            <text:p>1028.037410127</text:p>
          </table:table-cell>
          <table:table-cell/>
        </table:table-row>
        <table:table-row table:style-name="ro1">
          <table:table-cell office:value-type="float" office:value="1.02902366967262">
            <text:p>1.0290236697</text:p>
          </table:table-cell>
          <table:table-cell office:value-type="float" office:value="-9">
            <text:p>-9</text:p>
          </table:table-cell>
          <table:table-cell table:formula="of:=[.A996]*10^([.B996]+12)" office:value-type="float" office:value="1029.02366967262">
            <text:p>1029.0236696726</text:p>
          </table:table-cell>
          <table:table-cell/>
        </table:table-row>
        <table:table-row table:style-name="ro1">
          <table:table-cell office:value-type="float" office:value="1.03000665812625">
            <text:p>1.0300066581</text:p>
          </table:table-cell>
          <table:table-cell office:value-type="float" office:value="-9">
            <text:p>-9</text:p>
          </table:table-cell>
          <table:table-cell table:formula="of:=[.A997]*10^([.B997]+12)" office:value-type="float" office:value="1030.00665812625">
            <text:p>1030.0066581263</text:p>
          </table:table-cell>
          <table:table-cell/>
        </table:table-row>
        <table:table-row table:style-name="ro1">
          <table:table-cell office:value-type="float" office:value="1.03098639094457">
            <text:p>1.0309863909</text:p>
          </table:table-cell>
          <table:table-cell office:value-type="float" office:value="-9">
            <text:p>-9</text:p>
          </table:table-cell>
          <table:table-cell table:formula="of:=[.A998]*10^([.B998]+12)" office:value-type="float" office:value="1030.98639094457">
            <text:p>1030.9863909446</text:p>
          </table:table-cell>
          <table:table-cell/>
        </table:table-row>
        <table:table-row table:style-name="ro1">
          <table:table-cell office:value-type="float" office:value="1.03196288349373">
            <text:p>1.0319628835</text:p>
          </table:table-cell>
          <table:table-cell office:value-type="float" office:value="-9">
            <text:p>-9</text:p>
          </table:table-cell>
          <table:table-cell table:formula="of:=[.A999]*10^([.B999]+12)" office:value-type="float" office:value="1031.96288349373">
            <text:p>1031.9628834937</text:p>
          </table:table-cell>
          <table:table-cell/>
        </table:table-row>
        <table:table-row table:style-name="ro1">
          <table:table-cell office:value-type="float" office:value="1.03293615104986">
            <text:p>1.032936151</text:p>
          </table:table-cell>
          <table:table-cell office:value-type="float" office:value="-9">
            <text:p>-9</text:p>
          </table:table-cell>
          <table:table-cell table:formula="of:=[.A1000]*10^([.B1000]+12)" office:value-type="float" office:value="1032.93615104986">
            <text:p>1032.9361510499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2.46521475102826">
            <text:p>2.465214751</text:p>
          </table:table-cell>
          <table:table-cell>
            <draw:frame table:end-cell-address="Sheet2.I22" table:end-x="0.293cm" table:end-y="0.058cm" draw:z-index="0" draw:style-name="gr1" draw:text-style-name="P1" svg:width="15.999cm" svg:height="8.999cm" svg:x="0.101cm" svg:y="0.1cm">
              <draw:object draw:notify-on-update-of-ranges="Sheet2.A1:Sheet2.A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.43351539945794">
            <text:p>2.4335153995</text:p>
          </table:table-cell>
          <table:table-cell/>
        </table:table-row>
        <table:table-row table:style-name="ro1">
          <table:table-cell office:value-type="float" office:value="2.4021081077378">
            <text:p>2.4021081077</text:p>
          </table:table-cell>
          <table:table-cell/>
        </table:table-row>
        <table:table-row table:style-name="ro1">
          <table:table-cell office:value-type="float" office:value="2.3709915628357">
            <text:p>2.3709915628</text:p>
          </table:table-cell>
          <table:table-cell/>
        </table:table-row>
        <table:table-row table:style-name="ro1">
          <table:table-cell office:value-type="float" office:value="2.34016445374522">
            <text:p>2.3401644537</text:p>
          </table:table-cell>
          <table:table-cell/>
        </table:table-row>
        <table:table-row table:style-name="ro1">
          <table:table-cell office:value-type="float" office:value="2.30962547148919">
            <text:p>2.3096254715</text:p>
          </table:table-cell>
          <table:table-cell/>
        </table:table-row>
        <table:table-row table:style-name="ro1">
          <table:table-cell office:value-type="float" office:value="2.27937330912311">
            <text:p>2.2793733091</text:p>
          </table:table-cell>
          <table:table-cell/>
        </table:table-row>
        <table:table-row table:style-name="ro1">
          <table:table-cell office:value-type="float" office:value="2.24940666173859">
            <text:p>2.2494066617</text:p>
          </table:table-cell>
          <table:table-cell/>
        </table:table-row>
        <table:table-row table:style-name="ro1">
          <table:table-cell office:value-type="float" office:value="2.21972422646678">
            <text:p>2.2197242265</text:p>
          </table:table-cell>
          <table:table-cell/>
        </table:table-row>
        <table:table-row table:style-name="ro1">
          <table:table-cell office:value-type="float" office:value="2.19032470248181">
            <text:p>2.1903247025</text:p>
          </table:table-cell>
          <table:table-cell/>
        </table:table-row>
        <table:table-row table:style-name="ro1">
          <table:table-cell office:value-type="float" office:value="2.16120679100417">
            <text:p>2.161206791</text:p>
          </table:table-cell>
          <table:table-cell/>
        </table:table-row>
        <table:table-row table:style-name="ro1">
          <table:table-cell office:value-type="float" office:value="2.13236919530421">
            <text:p>2.1323691953</text:p>
          </table:table-cell>
          <table:table-cell/>
        </table:table-row>
        <table:table-row table:style-name="ro1">
          <table:table-cell office:value-type="float" office:value="2.10381062070546">
            <text:p>2.1038106207</text:p>
          </table:table-cell>
          <table:table-cell/>
        </table:table-row>
        <table:table-row table:style-name="ro1">
          <table:table-cell office:value-type="float" office:value="2.07552977458811">
            <text:p>2.0755297746</text:p>
          </table:table-cell>
          <table:table-cell/>
        </table:table-row>
        <table:table-row table:style-name="ro1">
          <table:table-cell office:value-type="float" office:value="2.0475253663924">
            <text:p>2.0475253664</text:p>
          </table:table-cell>
          <table:table-cell/>
        </table:table-row>
        <table:table-row table:style-name="ro1">
          <table:table-cell office:value-type="float" office:value="2.01979610762199">
            <text:p>2.0197961076</text:p>
          </table:table-cell>
          <table:table-cell/>
        </table:table-row>
        <table:table-row table:style-name="ro1">
          <table:table-cell office:value-type="float" office:value="1.99234071184739">
            <text:p>1.9923407118</text:p>
          </table:table-cell>
          <table:table-cell/>
        </table:table-row>
        <table:table-row table:style-name="ro1">
          <table:table-cell office:value-type="float" office:value="1.96515789470933">
            <text:p>1.9651578947</text:p>
          </table:table-cell>
          <table:table-cell/>
        </table:table-row>
        <table:table-row table:style-name="ro1">
          <table:table-cell office:value-type="float" office:value="1.93824637392217">
            <text:p>1.9382463739</text:p>
          </table:table-cell>
          <table:table-cell/>
        </table:table-row>
        <table:table-row table:style-name="ro1">
          <table:table-cell office:value-type="float" office:value="1.91160486927725">
            <text:p>1.9116048693</text:p>
          </table:table-cell>
          <table:table-cell/>
        </table:table-row>
        <table:table-row table:style-name="ro1">
          <table:table-cell office:value-type="float" office:value="1.88523210264631">
            <text:p>1.8852321026</text:p>
          </table:table-cell>
          <table:table-cell/>
        </table:table-row>
        <table:table-row table:style-name="ro1">
          <table:table-cell office:value-type="float" office:value="1.85912679798482">
            <text:p>1.859126798</text:p>
          </table:table-cell>
          <table:table-cell/>
        </table:table-row>
        <table:table-row table:style-name="ro1">
          <table:table-cell office:value-type="float" office:value="1.83328768133538">
            <text:p>1.8332876813</text:p>
          </table:table-cell>
          <table:table-cell/>
        </table:table-row>
        <table:table-row table:style-name="ro1">
          <table:table-cell office:value-type="float" office:value="1.80771348083104">
            <text:p>1.8077134808</text:p>
          </table:table-cell>
          <table:table-cell/>
        </table:table-row>
        <table:table-row table:style-name="ro1">
          <table:table-cell office:value-type="float" office:value="1.78240292669872">
            <text:p>1.7824029267</text:p>
          </table:table-cell>
          <table:table-cell/>
        </table:table-row>
        <table:table-row table:style-name="ro1">
          <table:table-cell office:value-type="float" office:value="1.75735475126254">
            <text:p>1.7573547513</text:p>
          </table:table-cell>
          <table:table-cell/>
        </table:table-row>
        <table:table-row table:style-name="ro1">
          <table:table-cell office:value-type="float" office:value="1.7325676889471">
            <text:p>1.7325676889</text:p>
          </table:table-cell>
          <table:table-cell/>
        </table:table-row>
        <table:table-row table:style-name="ro1">
          <table:table-cell office:value-type="float" office:value="1.70804047628096">
            <text:p>1.7080404763</text:p>
          </table:table-cell>
          <table:table-cell/>
        </table:table-row>
        <table:table-row table:style-name="ro1">
          <table:table-cell office:value-type="float" office:value="1.68377185189985">
            <text:p>1.6837718519</text:p>
          </table:table-cell>
          <table:table-cell/>
        </table:table-row>
        <table:table-row table:style-name="ro1">
          <table:table-cell office:value-type="float" office:value="1.65976055655009">
            <text:p>1.6597605566</text:p>
          </table:table-cell>
          <table:table-cell/>
        </table:table-row>
        <table:table-row table:style-name="ro1">
          <table:table-cell office:value-type="float" office:value="1.63600533309187">
            <text:p>1.6360053331</text:p>
          </table:table-cell>
          <table:table-cell/>
        </table:table-row>
        <table:table-row table:style-name="ro1">
          <table:table-cell office:value-type="float" office:value="1.61250492650261">
            <text:p>1.6125049265</text:p>
          </table:table-cell>
          <table:table-cell/>
        </table:table-row>
        <table:table-row table:style-name="ro1">
          <table:table-cell office:value-type="float" office:value="1.58925808388026">
            <text:p>1.5892580839</text:p>
          </table:table-cell>
          <table:table-cell/>
        </table:table-row>
        <table:table-row table:style-name="ro1">
          <table:table-cell office:value-type="float" office:value="1.5662635544466">
            <text:p>1.5662635544</text:p>
          </table:table-cell>
          <table:table-cell/>
        </table:table-row>
        <table:table-row table:style-name="ro1">
          <table:table-cell office:value-type="float" office:value="1.54352008955058">
            <text:p>1.5435200896</text:p>
          </table:table-cell>
          <table:table-cell/>
        </table:table-row>
        <table:table-row table:style-name="ro1">
          <table:table-cell office:value-type="float" office:value="1.52102644267163">
            <text:p>1.5210264427</text:p>
          </table:table-cell>
          <table:table-cell/>
        </table:table-row>
        <table:table-row table:style-name="ro1">
          <table:table-cell office:value-type="float" office:value="1.49878136942293">
            <text:p>1.4987813694</text:p>
          </table:table-cell>
          <table:table-cell/>
        </table:table-row>
        <table:table-row table:style-name="ro1">
          <table:table-cell office:value-type="float" office:value="1.47678362755473">
            <text:p>1.4767836276</text:p>
          </table:table-cell>
          <table:table-cell/>
        </table:table-row>
        <table:table-row table:style-name="ro1">
          <table:table-cell office:value-type="float" office:value="1.45503197695762">
            <text:p>1.455031977</text:p>
          </table:table-cell>
          <table:table-cell/>
        </table:table-row>
        <table:table-row table:style-name="ro1">
          <table:table-cell office:value-type="float" office:value="1.43352517966585">
            <text:p>1.4335251797</text:p>
          </table:table-cell>
          <table:table-cell/>
        </table:table-row>
        <table:table-row table:style-name="ro1">
          <table:table-cell office:value-type="float" office:value="1.41226199986055">
            <text:p>1.4122619999</text:p>
          </table:table-cell>
          <table:table-cell/>
        </table:table-row>
        <table:table-row table:style-name="ro1">
          <table:table-cell office:value-type="float" office:value="1.39124120387309">
            <text:p>1.3912412039</text:p>
          </table:table-cell>
          <table:table-cell/>
        </table:table-row>
        <table:table-row table:style-name="ro1">
          <table:table-cell office:value-type="float" office:value="1.37046156018828">
            <text:p>1.3704615602</text:p>
          </table:table-cell>
          <table:table-cell/>
        </table:table-row>
        <table:table-row table:style-name="ro1">
          <table:table-cell office:value-type="float" office:value="1.34992183944766">
            <text:p>1.3499218394</text:p>
          </table:table-cell>
          <table:table-cell/>
        </table:table-row>
        <table:table-row table:style-name="ro1">
          <table:table-cell office:value-type="float" office:value="1.32962081445278">
            <text:p>1.3296208145</text:p>
          </table:table-cell>
          <table:table-cell/>
        </table:table-row>
        <table:table-row table:style-name="ro1">
          <table:table-cell office:value-type="float" office:value="1.30955726016842">
            <text:p>1.3095572602</text:p>
          </table:table-cell>
          <table:table-cell/>
        </table:table-row>
        <table:table-row table:style-name="ro1">
          <table:table-cell office:value-type="float" office:value="1.28972995372588">
            <text:p>1.2897299537</text:p>
          </table:table-cell>
          <table:table-cell/>
        </table:table-row>
        <table:table-row table:style-name="ro1">
          <table:table-cell office:value-type="float" office:value="1.27013767442618">
            <text:p>1.2701376744</text:p>
          </table:table-cell>
          <table:table-cell/>
        </table:table-row>
        <table:table-row table:style-name="ro1">
          <table:table-cell office:value-type="float" office:value="1.25077920374336">
            <text:p>1.2507792037</text:p>
          </table:table-cell>
          <table:table-cell/>
        </table:table-row>
        <table:table-row table:style-name="ro1">
          <table:table-cell office:value-type="float" office:value="1.23165332532765">
            <text:p>1.2316533253</text:p>
          </table:table-cell>
          <table:table-cell/>
        </table:table-row>
        <table:table-row table:style-name="ro1">
          <table:table-cell office:value-type="float" office:value="1.21275882500876">
            <text:p>1.212758825</text:p>
          </table:table-cell>
          <table:table-cell/>
        </table:table-row>
        <table:table-row table:style-name="ro1">
          <table:table-cell office:value-type="float" office:value="1.19409449079906">
            <text:p>1.1940944908</text:p>
          </table:table-cell>
          <table:table-cell/>
        </table:table-row>
        <table:table-row table:style-name="ro1">
          <table:table-cell office:value-type="float" office:value="1.17565911289682">
            <text:p>1.1756591129</text:p>
          </table:table-cell>
          <table:table-cell/>
        </table:table-row>
        <table:table-row table:style-name="ro1">
          <table:table-cell office:value-type="float" office:value="1.15745148368945">
            <text:p>1.1574514837</text:p>
          </table:table-cell>
          <table:table-cell/>
        </table:table-row>
        <table:table-row table:style-name="ro1">
          <table:table-cell office:value-type="float" office:value="1.13947039775665">
            <text:p>1.1394703978</text:p>
          </table:table-cell>
          <table:table-cell/>
        </table:table-row>
        <table:table-row table:style-name="ro1">
          <table:table-cell office:value-type="float" office:value="1.12171465187368">
            <text:p>1.1217146519</text:p>
          </table:table-cell>
          <table:table-cell/>
        </table:table-row>
        <table:table-row table:style-name="ro1">
          <table:table-cell office:value-type="float" office:value="1.10418304501452">
            <text:p>1.104183045</text:p>
          </table:table-cell>
          <table:table-cell/>
        </table:table-row>
        <table:table-row table:style-name="ro1">
          <table:table-cell office:value-type="float" office:value="1.08687437835508">
            <text:p>1.0868743784</text:p>
          </table:table-cell>
          <table:table-cell/>
        </table:table-row>
        <table:table-row table:style-name="ro1">
          <table:table-cell office:value-type="float" office:value="1.06978745527636">
            <text:p>1.0697874553</text:p>
          </table:table-cell>
          <table:table-cell/>
        </table:table-row>
        <table:table-row table:style-name="ro1">
          <table:table-cell office:value-type="float" office:value="1.05292108136771">
            <text:p>1.0529210814</text:p>
          </table:table-cell>
          <table:table-cell/>
        </table:table-row>
        <table:table-row table:style-name="ro1">
          <table:table-cell office:value-type="float" office:value="1.03627406442991">
            <text:p>1.0362740644</text:p>
          </table:table-cell>
          <table:table-cell/>
        </table:table-row>
        <table:table-row table:style-name="ro1">
          <table:table-cell office:value-type="float" office:value="1.01984521447843">
            <text:p>1.0198452145</text:p>
          </table:table-cell>
          <table:table-cell/>
        </table:table-row>
        <table:table-row table:style-name="ro1">
          <table:table-cell office:value-type="float" office:value="1.00363334374655">
            <text:p>1.0036333437</text:p>
          </table:table-cell>
          <table:table-cell/>
        </table:table-row>
        <table:table-row table:style-name="ro1">
          <table:table-cell office:value-type="float" office:value="0.98763726668852">
            <text:p>0.9876372667</text:p>
          </table:table-cell>
          <table:table-cell/>
        </table:table-row>
        <table:table-row table:style-name="ro1">
          <table:table-cell office:value-type="float" office:value="0.971855799982762">
            <text:p>0.9718558</text:p>
          </table:table-cell>
          <table:table-cell/>
        </table:table-row>
        <table:table-row table:style-name="ro1">
          <table:table-cell office:value-type="float" office:value="0.956287762534979">
            <text:p>0.9562877625</text:p>
          </table:table-cell>
          <table:table-cell/>
        </table:table-row>
        <table:table-row table:style-name="ro1">
          <table:table-cell office:value-type="float" office:value="0.940931975481331">
            <text:p>0.9409319755</text:p>
          </table:table-cell>
          <table:table-cell/>
        </table:table-row>
        <table:table-row table:style-name="ro1">
          <table:table-cell office:value-type="float" office:value="0.925787262191552">
            <text:p>0.9257872622</text:p>
          </table:table-cell>
          <table:table-cell/>
        </table:table-row>
        <table:table-row table:style-name="ro1">
          <table:table-cell office:value-type="float" office:value="0.910852448272122">
            <text:p>0.9108524483</text:p>
          </table:table-cell>
          <table:table-cell/>
        </table:table-row>
        <table:table-row table:style-name="ro1">
          <table:table-cell office:value-type="float" office:value="0.89612636156936">
            <text:p>0.8961263616</text:p>
          </table:table-cell>
          <table:table-cell/>
        </table:table-row>
        <table:table-row table:style-name="ro1">
          <table:table-cell office:value-type="float" office:value="0.881607832172588">
            <text:p>0.8816078322</text:p>
          </table:table-cell>
          <table:table-cell/>
        </table:table-row>
        <table:table-row table:style-name="ro1">
          <table:table-cell office:value-type="float" office:value="0.867295692417212">
            <text:p>0.8672956924</text:p>
          </table:table-cell>
          <table:table-cell/>
        </table:table-row>
        <table:table-row table:style-name="ro1">
          <table:table-cell office:value-type="float" office:value="0.853188776887887">
            <text:p>0.8531887769</text:p>
          </table:table-cell>
          <table:table-cell/>
        </table:table-row>
        <table:table-row table:style-name="ro1">
          <table:table-cell office:value-type="float" office:value="0.839285922421577">
            <text:p>0.8392859224</text:p>
          </table:table-cell>
          <table:table-cell/>
        </table:table-row>
        <table:table-row table:style-name="ro1">
          <table:table-cell office:value-type="float" office:value="0.825585968110705">
            <text:p>0.8255859681</text:p>
          </table:table-cell>
          <table:table-cell/>
        </table:table-row>
        <table:table-row table:style-name="ro1">
          <table:table-cell office:value-type="float" office:value="0.812087755306214">
            <text:p>0.8120877553</text:p>
          </table:table-cell>
          <table:table-cell/>
        </table:table-row>
        <table:table-row table:style-name="ro1">
          <table:table-cell office:value-type="float" office:value="0.798790127620696">
            <text:p>0.7987901276</text:p>
          </table:table-cell>
          <table:table-cell/>
        </table:table-row>
        <table:table-row table:style-name="ro1">
          <table:table-cell office:value-type="float" office:value="0.785691930931451">
            <text:p>0.7856919309</text:p>
          </table:table-cell>
          <table:table-cell/>
        </table:table-row>
        <table:table-row table:style-name="ro1">
          <table:table-cell office:value-type="float" office:value="0.772792013383595">
            <text:p>0.7727920134</text:p>
          </table:table-cell>
          <table:table-cell/>
        </table:table-row>
        <table:table-row table:style-name="ro1">
          <table:table-cell office:value-type="float" office:value="0.760089225393123">
            <text:p>0.7600892254</text:p>
          </table:table-cell>
          <table:table-cell/>
        </table:table-row>
        <table:table-row table:style-name="ro1">
          <table:table-cell office:value-type="float" office:value="0.74758241964999">
            <text:p>0.7475824196</text:p>
          </table:table-cell>
          <table:table-cell/>
        </table:table-row>
        <table:table-row table:style-name="ro1">
          <table:table-cell office:value-type="float" office:value="0.735270451121175">
            <text:p>0.7352704511</text:p>
          </table:table-cell>
          <table:table-cell/>
        </table:table-row>
        <table:table-row table:style-name="ro1">
          <table:table-cell office:value-type="float" office:value="0.723152177053742">
            <text:p>0.7231521771</text:p>
          </table:table-cell>
          <table:table-cell/>
        </table:table-row>
        <table:table-row table:style-name="ro1">
          <table:table-cell office:value-type="float" office:value="0.711226456977896">
            <text:p>0.711226457</text:p>
          </table:table-cell>
          <table:table-cell/>
        </table:table-row>
        <table:table-row table:style-name="ro1">
          <table:table-cell office:value-type="float" office:value="0.699492152710038">
            <text:p>0.6994921527</text:p>
          </table:table-cell>
          <table:table-cell/>
        </table:table-row>
        <table:table-row table:style-name="ro1">
          <table:table-cell office:value-type="float" office:value="0.687948128355809">
            <text:p>0.6879481284</text:p>
          </table:table-cell>
          <table:table-cell/>
        </table:table-row>
        <table:table-row table:style-name="ro1">
          <table:table-cell office:value-type="float" office:value="0.676593250313131">
            <text:p>0.6765932503</text:p>
          </table:table-cell>
          <table:table-cell/>
        </table:table-row>
        <table:table-row table:style-name="ro1">
          <table:table-cell office:value-type="float" office:value="0.665426387275232">
            <text:p>0.6654263873</text:p>
          </table:table-cell>
          <table:table-cell/>
        </table:table-row>
        <table:table-row table:style-name="ro1">
          <table:table-cell office:value-type="float" office:value="0.654446410233689">
            <text:p>0.6544464102</text:p>
          </table:table-cell>
          <table:table-cell/>
        </table:table-row>
        <table:table-row table:style-name="ro1">
          <table:table-cell office:value-type="float" office:value="0.643652192481445">
            <text:p>0.6436521925</text:p>
          </table:table-cell>
          <table:table-cell/>
        </table:table-row>
        <table:table-row table:style-name="ro1">
          <table:table-cell office:value-type="float" office:value="0.633042609615824">
            <text:p>0.6330426096</text:p>
          </table:table-cell>
          <table:table-cell/>
        </table:table-row>
        <table:table-row table:style-name="ro1">
          <table:table-cell office:value-type="float" office:value="0.622616539541543">
            <text:p>0.6226165395</text:p>
          </table:table-cell>
          <table:table-cell/>
        </table:table-row>
        <table:table-row table:style-name="ro1">
          <table:table-cell office:value-type="float" office:value="0.612372862473727">
            <text:p>0.6123728625</text:p>
          </table:table-cell>
          <table:table-cell/>
        </table:table-row>
        <table:table-row table:style-name="ro1">
          <table:table-cell office:value-type="float" office:value="0.602310460940903">
            <text:p>0.6023104609</text:p>
          </table:table-cell>
          <table:table-cell/>
        </table:table-row>
        <table:table-row table:style-name="ro1">
          <table:table-cell office:value-type="float" office:value="0.592428219787993">
            <text:p>0.5924282198</text:p>
          </table:table-cell>
          <table:table-cell/>
        </table:table-row>
        <table:table-row table:style-name="ro1">
          <table:table-cell office:value-type="float" office:value="0.582725026179312">
            <text:p>0.5827250262</text:p>
          </table:table-cell>
          <table:table-cell/>
        </table:table-row>
        <table:table-row table:style-name="ro1">
          <table:table-cell office:value-type="float" office:value="0.573199769601545">
            <text:p>0.5731997696</text:p>
          </table:table-cell>
          <table:table-cell/>
        </table:table-row>
        <table:table-row table:style-name="ro1">
          <table:table-cell office:value-type="float" office:value="0.563851341866727">
            <text:p>0.5638513419</text:p>
          </table:table-cell>
          <table:table-cell/>
        </table:table-row>
        <table:table-row table:style-name="ro1">
          <table:table-cell office:value-type="float" office:value="0.554678637115222">
            <text:p>0.5546786371</text:p>
          </table:table-cell>
          <table:table-cell/>
        </table:table-row>
        <table:table-row table:style-name="ro1">
          <table:table-cell office:value-type="float" office:value="0.545680551818678">
            <text:p>0.5456805518</text:p>
          </table:table-cell>
          <table:table-cell/>
        </table:table-row>
        <table:table-row table:style-name="ro1">
          <table:table-cell office:value-type="float" office:value="0.536855984783001">
            <text:p>0.5368559848</text:p>
          </table:table-cell>
          <table:table-cell/>
        </table:table-row>
        <table:table-row table:style-name="ro1">
          <table:table-cell office:value-type="float" office:value="0.528203837151308">
            <text:p>0.5282038372</text:p>
          </table:table-cell>
          <table:table-cell/>
        </table:table-row>
        <table:table-row table:style-name="ro1">
          <table:table-cell office:value-type="float" office:value="0.519723012406863">
            <text:p>0.5197230124</text:p>
          </table:table-cell>
          <table:table-cell/>
        </table:table-row>
        <table:table-row table:style-name="ro1">
          <table:table-cell office:value-type="float" office:value="0.511412416376042">
            <text:p>0.5114124164</text:p>
          </table:table-cell>
          <table:table-cell/>
        </table:table-row>
        <table:table-row table:style-name="ro1">
          <table:table-cell office:value-type="float" office:value="0.503270957231262">
            <text:p>0.5032709572</text:p>
          </table:table-cell>
          <table:table-cell/>
        </table:table-row>
        <table:table-row table:style-name="ro1">
          <table:table-cell office:value-type="float" office:value="0.495297545493914">
            <text:p>0.4952975455</text:p>
          </table:table-cell>
          <table:table-cell/>
        </table:table-row>
        <table:table-row table:style-name="ro1">
          <table:table-cell office:value-type="float" office:value="0.487491094037285">
            <text:p>0.487491094</text:p>
          </table:table-cell>
          <table:table-cell/>
        </table:table-row>
        <table:table-row table:style-name="ro1">
          <table:table-cell office:value-type="float" office:value="0.479850518089488">
            <text:p>0.4798505181</text:p>
          </table:table-cell>
          <table:table-cell/>
        </table:table-row>
        <table:table-row table:style-name="ro1">
          <table:table-cell office:value-type="float" office:value="0.472374735236381">
            <text:p>0.4723747352</text:p>
          </table:table-cell>
          <table:table-cell/>
        </table:table-row>
        <table:table-row table:style-name="ro1">
          <table:table-cell office:value-type="float" office:value="0.465062665424457">
            <text:p>0.4650626654</text:p>
          </table:table-cell>
          <table:table-cell/>
        </table:table-row>
        <table:table-row table:style-name="ro1">
          <table:table-cell office:value-type="float" office:value="0.457913230963776">
            <text:p>0.457913231</text:p>
          </table:table-cell>
          <table:table-cell/>
        </table:table-row>
        <table:table-row table:style-name="ro1">
          <table:table-cell office:value-type="float" office:value="0.450925356530836">
            <text:p>0.4509253565</text:p>
          </table:table-cell>
          <table:table-cell/>
        </table:table-row>
        <table:table-row table:style-name="ro1">
          <table:table-cell office:value-type="float" office:value="0.444097969171487">
            <text:p>0.4440979692</text:p>
          </table:table-cell>
          <table:table-cell/>
        </table:table-row>
        <table:table-row table:style-name="ro1">
          <table:table-cell office:value-type="float" office:value="0.437429998303802">
            <text:p>0.4374299983</text:p>
          </table:table-cell>
          <table:table-cell/>
        </table:table-row>
        <table:table-row table:style-name="ro1">
          <table:table-cell office:value-type="float" office:value="0.430920375720964">
            <text:p>0.4309203757</text:p>
          </table:table-cell>
          <table:table-cell/>
        </table:table-row>
        <table:table-row table:style-name="ro1">
          <table:table-cell office:value-type="float" office:value="0.424568035594149">
            <text:p>0.4245680356</text:p>
          </table:table-cell>
          <table:table-cell/>
        </table:table-row>
        <table:table-row table:style-name="ro1">
          <table:table-cell office:value-type="float" office:value="0.418371914475377">
            <text:p>0.4183719145</text:p>
          </table:table-cell>
          <table:table-cell/>
        </table:table-row>
        <table:table-row table:style-name="ro1">
          <table:table-cell office:value-type="float" office:value="0.412330951300391">
            <text:p>0.4123309513</text:p>
          </table:table-cell>
          <table:table-cell/>
        </table:table-row>
        <table:table-row table:style-name="ro1">
          <table:table-cell office:value-type="float" office:value="0.406444087391507">
            <text:p>0.4064440874</text:p>
          </table:table-cell>
          <table:table-cell/>
        </table:table-row>
        <table:table-row table:style-name="ro1">
          <table:table-cell office:value-type="float" office:value="0.400710266460467">
            <text:p>0.4007102665</text:p>
          </table:table-cell>
          <table:table-cell/>
        </table:table-row>
        <table:table-row table:style-name="ro1">
          <table:table-cell office:value-type="float" office:value="0.39512843461128">
            <text:p>0.3951284346</text:p>
          </table:table-cell>
          <table:table-cell/>
        </table:table-row>
        <table:table-row table:style-name="ro1">
          <table:table-cell office:value-type="float" office:value="0.38969754034307">
            <text:p>0.3896975403</text:p>
          </table:table-cell>
          <table:table-cell/>
        </table:table-row>
        <table:table-row table:style-name="ro1">
          <table:table-cell office:value-type="float" office:value="0.384416534552905">
            <text:p>0.3844165346</text:p>
          </table:table-cell>
          <table:table-cell/>
        </table:table-row>
        <table:table-row table:style-name="ro1">
          <table:table-cell office:value-type="float" office:value="0.379284370538622">
            <text:p>0.3792843705</text:p>
          </table:table-cell>
          <table:table-cell/>
        </table:table-row>
        <table:table-row table:style-name="ro1">
          <table:table-cell office:value-type="float" office:value="0.374300004001653">
            <text:p>0.374300004</text:p>
          </table:table-cell>
          <table:table-cell/>
        </table:table-row>
        <table:table-row table:style-name="ro1">
          <table:table-cell office:value-type="float" office:value="0.369462393049838">
            <text:p>0.369462393</text:p>
          </table:table-cell>
          <table:table-cell/>
        </table:table-row>
        <table:table-row table:style-name="ro1">
          <table:table-cell office:value-type="float" office:value="0.364770498200236">
            <text:p>0.3647704982</text:p>
          </table:table-cell>
          <table:table-cell/>
        </table:table-row>
        <table:table-row table:style-name="ro1">
          <table:table-cell office:value-type="float" office:value="0.360223282381927">
            <text:p>0.3602232824</text:p>
          </table:table-cell>
          <table:table-cell/>
        </table:table-row>
        <table:table-row table:style-name="ro1">
          <table:table-cell office:value-type="float" office:value="0.35581971093881">
            <text:p>0.3558197109</text:p>
          </table:table-cell>
          <table:table-cell/>
        </table:table-row>
        <table:table-row table:style-name="ro1">
          <table:table-cell office:value-type="float" office:value="0.351558751632402">
            <text:p>0.3515587516</text:p>
          </table:table-cell>
          <table:table-cell/>
        </table:table-row>
        <table:table-row table:style-name="ro1">
          <table:table-cell office:value-type="float" office:value="0.347439374644611">
            <text:p>0.3474393746</text:p>
          </table:table-cell>
          <table:table-cell/>
        </table:table-row>
        <table:table-row table:style-name="ro1">
          <table:table-cell office:value-type="float" office:value="0.343460552580522">
            <text:p>0.3434605526</text:p>
          </table:table-cell>
          <table:table-cell/>
        </table:table-row>
        <table:table-row table:style-name="ro1">
          <table:table-cell office:value-type="float" office:value="0.339621260471173">
            <text:p>0.3396212605</text:p>
          </table:table-cell>
          <table:table-cell/>
        </table:table-row>
        <table:table-row table:style-name="ro1">
          <table:table-cell office:value-type="float" office:value="0.335920475776321">
            <text:p>0.3359204758</text:p>
          </table:table-cell>
          <table:table-cell/>
        </table:table-row>
        <table:table-row table:style-name="ro1">
          <table:table-cell office:value-type="float" office:value="0.332357178387196">
            <text:p>0.3323571784</text:p>
          </table:table-cell>
          <table:table-cell/>
        </table:table-row>
        <table:table-row table:style-name="ro1">
          <table:table-cell office:value-type="float" office:value="0.32893035062927">
            <text:p>0.3289303506</text:p>
          </table:table-cell>
          <table:table-cell/>
        </table:table-row>
        <table:table-row table:style-name="ro1">
          <table:table-cell office:value-type="float" office:value="0.325638977264994">
            <text:p>0.3256389773</text:p>
          </table:table-cell>
          <table:table-cell/>
        </table:table-row>
        <table:table-row table:style-name="ro1">
          <table:table-cell office:value-type="float" office:value="0.322482045496551">
            <text:p>0.3224820455</text:p>
          </table:table-cell>
          <table:table-cell/>
        </table:table-row>
        <table:table-row table:style-name="ro1">
          <table:table-cell office:value-type="float" office:value="0.319458544968583">
            <text:p>0.319458545</text:p>
          </table:table-cell>
          <table:table-cell/>
        </table:table-row>
        <table:table-row table:style-name="ro1">
          <table:table-cell office:value-type="float" office:value="0.316567467770928">
            <text:p>0.3165674678</text:p>
          </table:table-cell>
          <table:table-cell/>
        </table:table-row>
        <table:table-row table:style-name="ro1">
          <table:table-cell office:value-type="float" office:value="0.313807808441349">
            <text:p>0.3138078084</text:p>
          </table:table-cell>
          <table:table-cell/>
        </table:table-row>
        <table:table-row table:style-name="ro1">
          <table:table-cell office:value-type="float" office:value="0.311178563968239">
            <text:p>0.311178564</text:p>
          </table:table-cell>
          <table:table-cell/>
        </table:table-row>
        <table:table-row table:style-name="ro1">
          <table:table-cell office:value-type="float" office:value="0.308678733793351">
            <text:p>0.3086787338</text:p>
          </table:table-cell>
          <table:table-cell/>
        </table:table-row>
        <table:table-row table:style-name="ro1">
          <table:table-cell office:value-type="float" office:value="0.306307319814487">
            <text:p>0.3063073198</text:p>
          </table:table-cell>
          <table:table-cell/>
        </table:table-row>
        <table:table-row table:style-name="ro1">
          <table:table-cell office:value-type="float" office:value="0.304063326388212">
            <text:p>0.3040633264</text:p>
          </table:table-cell>
          <table:table-cell/>
        </table:table-row>
        <table:table-row table:style-name="ro1">
          <table:table-cell office:value-type="float" office:value="0.301945760332541">
            <text:p>0.3019457603</text:p>
          </table:table-cell>
          <table:table-cell/>
        </table:table-row>
        <table:table-row table:style-name="ro1">
          <table:table-cell office:value-type="float" office:value="0.299953630929627">
            <text:p>0.2999536309</text:p>
          </table:table-cell>
          <table:table-cell/>
        </table:table-row>
        <table:table-row table:style-name="ro1">
          <table:table-cell office:value-type="float" office:value="0.298085949928444">
            <text:p>0.2980859499</text:p>
          </table:table-cell>
          <table:table-cell/>
        </table:table-row>
        <table:table-row table:style-name="ro1">
          <table:table-cell office:value-type="float" office:value="0.296341731547463">
            <text:p>0.2963417315</text:p>
          </table:table-cell>
          <table:table-cell/>
        </table:table-row>
        <table:table-row table:style-name="ro1">
          <table:table-cell office:value-type="float" office:value="0.294719992477316">
            <text:p>0.2947199925</text:p>
          </table:table-cell>
          <table:table-cell/>
        </table:table-row>
        <table:table-row table:style-name="ro1">
          <table:table-cell office:value-type="float" office:value="0.29321975188347">
            <text:p>0.2932197519</text:p>
          </table:table-cell>
          <table:table-cell/>
        </table:table-row>
        <table:table-row table:style-name="ro1">
          <table:table-cell office:value-type="float" office:value="0.291840031408869">
            <text:p>0.2918400314</text:p>
          </table:table-cell>
          <table:table-cell/>
        </table:table-row>
        <table:table-row table:style-name="ro1">
          <table:table-cell office:value-type="float" office:value="0.290579855176597">
            <text:p>0.2905798552</text:p>
          </table:table-cell>
          <table:table-cell/>
        </table:table-row>
        <table:table-row table:style-name="ro1">
          <table:table-cell office:value-type="float" office:value="0.289438249792512">
            <text:p>0.2894382498</text:p>
          </table:table-cell>
          <table:table-cell/>
        </table:table-row>
        <table:table-row table:style-name="ro1">
          <table:table-cell office:value-type="float" office:value="0.288414244347892">
            <text:p>0.2884142443</text:p>
          </table:table-cell>
          <table:table-cell/>
        </table:table-row>
        <table:table-row table:style-name="ro1">
          <table:table-cell office:value-type="float" office:value="0.287506870422062">
            <text:p>0.2875068704</text:p>
          </table:table-cell>
          <table:table-cell/>
        </table:table-row>
        <table:table-row table:style-name="ro1">
          <table:table-cell office:value-type="float" office:value="0.286715162085018">
            <text:p>0.2867151621</text:p>
          </table:table-cell>
          <table:table-cell/>
        </table:table-row>
        <table:table-row table:style-name="ro1">
          <table:table-cell office:value-type="float" office:value="0.286038155900049">
            <text:p>0.2860381559</text:p>
          </table:table-cell>
          <table:table-cell/>
        </table:table-row>
        <table:table-row table:style-name="ro1">
          <table:table-cell office:value-type="float" office:value="0.285474890926353">
            <text:p>0.2854748909</text:p>
          </table:table-cell>
          <table:table-cell/>
        </table:table-row>
        <table:table-row table:style-name="ro1">
          <table:table-cell office:value-type="float" office:value="0.285024408721629">
            <text:p>0.2850244087</text:p>
          </table:table-cell>
          <table:table-cell/>
        </table:table-row>
        <table:table-row table:style-name="ro1">
          <table:table-cell office:value-type="float" office:value="0.284685753344692">
            <text:p>0.2846857533</text:p>
          </table:table-cell>
          <table:table-cell/>
        </table:table-row>
        <table:table-row table:style-name="ro1">
          <table:table-cell office:value-type="float" office:value="0.284457971358061">
            <text:p>0.2844579714</text:p>
          </table:table-cell>
          <table:table-cell/>
        </table:table-row>
        <table:table-row table:style-name="ro1">
          <table:table-cell office:value-type="float" office:value="0.284340111830544">
            <text:p>0.2843401118</text:p>
          </table:table-cell>
          <table:table-cell/>
        </table:table-row>
        <table:table-row table:style-name="ro1">
          <table:table-cell office:value-type="float" office:value="0.284331226339818">
            <text:p>0.2843312263</text:p>
          </table:table-cell>
          <table:table-cell/>
        </table:table-row>
        <table:table-row table:style-name="ro1">
          <table:table-cell office:value-type="float" office:value="0.284430368975012">
            <text:p>0.284430369</text:p>
          </table:table-cell>
          <table:table-cell/>
        </table:table-row>
        <table:table-row table:style-name="ro1">
          <table:table-cell office:value-type="float" office:value="0.284636596339263">
            <text:p>0.2846365963</text:p>
          </table:table-cell>
          <table:table-cell/>
        </table:table-row>
        <table:table-row table:style-name="ro1">
          <table:table-cell office:value-type="float" office:value="0.284948967552284">
            <text:p>0.2849489676</text:p>
          </table:table-cell>
          <table:table-cell/>
        </table:table-row>
        <table:table-row table:style-name="ro1">
          <table:table-cell office:value-type="float" office:value="0.28536654425292">
            <text:p>0.2853665443</text:p>
          </table:table-cell>
          <table:table-cell/>
        </table:table-row>
        <table:table-row table:style-name="ro1">
          <table:table-cell office:value-type="float" office:value="0.285888390601691">
            <text:p>0.2858883906</text:p>
          </table:table-cell>
          <table:table-cell/>
        </table:table-row>
        <table:table-row table:style-name="ro1">
          <table:table-cell office:value-type="float" office:value="0.286513573283343">
            <text:p>0.2865135733</text:p>
          </table:table-cell>
          <table:table-cell/>
        </table:table-row>
        <table:table-row table:style-name="ro1">
          <table:table-cell office:value-type="float" office:value="0.287241161509374">
            <text:p>0.2872411615</text:p>
          </table:table-cell>
          <table:table-cell/>
        </table:table-row>
        <table:table-row table:style-name="ro1">
          <table:table-cell office:value-type="float" office:value="0.288070227020568">
            <text:p>0.288070227</text:p>
          </table:table-cell>
          <table:table-cell/>
        </table:table-row>
        <table:table-row table:style-name="ro1">
          <table:table-cell office:value-type="float" office:value="0.288999844089519">
            <text:p>0.2889998441</text:p>
          </table:table-cell>
          <table:table-cell/>
        </table:table-row>
        <table:table-row table:style-name="ro1">
          <table:table-cell office:value-type="float" office:value="0.290029089523146">
            <text:p>0.2900290895</text:p>
          </table:table-cell>
          <table:table-cell/>
        </table:table-row>
        <table:table-row table:style-name="ro1">
          <table:table-cell office:value-type="float" office:value="0.291157042665203">
            <text:p>0.2911570427</text:p>
          </table:table-cell>
          <table:table-cell/>
        </table:table-row>
        <table:table-row table:style-name="ro1">
          <table:table-cell office:value-type="float" office:value="0.292382785398779">
            <text:p>0.2923827854</text:p>
          </table:table-cell>
          <table:table-cell/>
        </table:table-row>
        <table:table-row table:style-name="ro1">
          <table:table-cell office:value-type="float" office:value="0.2937054021488">
            <text:p>0.2937054021</text:p>
          </table:table-cell>
          <table:table-cell/>
        </table:table-row>
        <table:table-row table:style-name="ro1">
          <table:table-cell office:value-type="float" office:value="0.295123979884516">
            <text:p>0.2951239799</text:p>
          </table:table-cell>
          <table:table-cell/>
        </table:table-row>
        <table:table-row table:style-name="ro1">
          <table:table-cell office:value-type="float" office:value="0.296637608121987">
            <text:p>0.2966376081</text:p>
          </table:table-cell>
          <table:table-cell/>
        </table:table-row>
        <table:table-row table:style-name="ro1">
          <table:table-cell office:value-type="float" office:value="0.298245378926557">
            <text:p>0.2982453789</text:p>
          </table:table-cell>
          <table:table-cell/>
        </table:table-row>
        <table:table-row table:style-name="ro1">
          <table:table-cell office:value-type="float" office:value="0.299946386915325">
            <text:p>0.2999463869</text:p>
          </table:table-cell>
          <table:table-cell/>
        </table:table-row>
        <table:table-row table:style-name="ro1">
          <table:table-cell office:value-type="float" office:value="0.301739729259613">
            <text:p>0.3017397293</text:p>
          </table:table-cell>
          <table:table-cell/>
        </table:table-row>
        <table:table-row table:style-name="ro1">
          <table:table-cell office:value-type="float" office:value="0.303624505687423">
            <text:p>0.3036245057</text:p>
          </table:table-cell>
          <table:table-cell/>
        </table:table-row>
        <table:table-row table:style-name="ro1">
          <table:table-cell office:value-type="float" office:value="0.305599818485877">
            <text:p>0.3055998185</text:p>
          </table:table-cell>
          <table:table-cell/>
        </table:table-row>
        <table:table-row table:style-name="ro1">
          <table:table-cell office:value-type="float" office:value="0.30766477250368">
            <text:p>0.3076647725</text:p>
          </table:table-cell>
          <table:table-cell/>
        </table:table-row>
        <table:table-row table:style-name="ro1">
          <table:table-cell office:value-type="float" office:value="0.309818475153542">
            <text:p>0.3098184752</text:p>
          </table:table-cell>
          <table:table-cell/>
        </table:table-row>
        <table:table-row table:style-name="ro1">
          <table:table-cell office:value-type="float" office:value="0.312060036414616">
            <text:p>0.3120600364</text:p>
          </table:table-cell>
          <table:table-cell/>
        </table:table-row>
        <table:table-row table:style-name="ro1">
          <table:table-cell office:value-type="float" office:value="0.314388568834921">
            <text:p>0.3143885688</text:p>
          </table:table-cell>
          <table:table-cell/>
        </table:table-row>
        <table:table-row table:style-name="ro1">
          <table:table-cell office:value-type="float" office:value="0.316803187533761">
            <text:p>0.3168031875</text:p>
          </table:table-cell>
          <table:table-cell/>
        </table:table-row>
        <table:table-row table:style-name="ro1">
          <table:table-cell office:value-type="float" office:value="0.319303010204132">
            <text:p>0.3193030102</text:p>
          </table:table-cell>
          <table:table-cell/>
        </table:table-row>
        <table:table-row table:style-name="ro1">
          <table:table-cell office:value-type="float" office:value="0.321887157115134">
            <text:p>0.3218871571</text:p>
          </table:table-cell>
          <table:table-cell/>
        </table:table-row>
        <table:table-row table:style-name="ro1">
          <table:table-cell office:value-type="float" office:value="0.324554751114361">
            <text:p>0.3245547511</text:p>
          </table:table-cell>
          <table:table-cell/>
        </table:table-row>
        <table:table-row table:style-name="ro1">
          <table:table-cell office:value-type="float" office:value="0.327304917630298">
            <text:p>0.3273049176</text:p>
          </table:table-cell>
          <table:table-cell/>
        </table:table-row>
        <table:table-row table:style-name="ro1">
          <table:table-cell office:value-type="float" office:value="0.3301367846747">
            <text:p>0.3301367847</text:p>
          </table:table-cell>
          <table:table-cell/>
        </table:table-row>
        <table:table-row table:style-name="ro1">
          <table:table-cell office:value-type="float" office:value="0.333049482844978">
            <text:p>0.3330494828</text:p>
          </table:table-cell>
          <table:table-cell/>
        </table:table-row>
        <table:table-row table:style-name="ro1">
          <table:table-cell office:value-type="float" office:value="0.336042145326557">
            <text:p>0.3360421453</text:p>
          </table:table-cell>
          <table:table-cell/>
        </table:table-row>
        <table:table-row table:style-name="ro1">
          <table:table-cell office:value-type="float" office:value="0.339113907895256">
            <text:p>0.3391139079</text:p>
          </table:table-cell>
          <table:table-cell/>
        </table:table-row>
        <table:table-row table:style-name="ro1">
          <table:table-cell office:value-type="float" office:value="0.342263908919634">
            <text:p>0.3422639089</text:p>
          </table:table-cell>
          <table:table-cell/>
        </table:table-row>
        <table:table-row table:style-name="ro1">
          <table:table-cell office:value-type="float" office:value="0.345491289363346">
            <text:p>0.3454912894</text:p>
          </table:table-cell>
          <table:table-cell/>
        </table:table-row>
        <table:table-row table:style-name="ro1">
          <table:table-cell office:value-type="float" office:value="0.348795192787486">
            <text:p>0.3487951928</text:p>
          </table:table-cell>
          <table:table-cell/>
        </table:table-row>
        <table:table-row table:style-name="ro1">
          <table:table-cell office:value-type="float" office:value="0.352174765352924">
            <text:p>0.3521747654</text:p>
          </table:table-cell>
          <table:table-cell/>
        </table:table-row>
        <table:table-row table:style-name="ro1">
          <table:table-cell office:value-type="float" office:value="0.355629155822637">
            <text:p>0.3556291558</text:p>
          </table:table-cell>
          <table:table-cell/>
        </table:table-row>
        <table:table-row table:style-name="ro1">
          <table:table-cell office:value-type="float" office:value="0.359157515564033">
            <text:p>0.3591575156</text:p>
          </table:table-cell>
          <table:table-cell/>
        </table:table-row>
        <table:table-row table:style-name="ro1">
          <table:table-cell office:value-type="float" office:value="0.362758998551267">
            <text:p>0.3627589986</text:p>
          </table:table-cell>
          <table:table-cell/>
        </table:table-row>
        <table:table-row table:style-name="ro1">
          <table:table-cell office:value-type="float" office:value="0.366432761367556">
            <text:p>0.3664327614</text:p>
          </table:table-cell>
          <table:table-cell/>
        </table:table-row>
        <table:table-row table:style-name="ro1">
          <table:table-cell office:value-type="float" office:value="0.370177963207476">
            <text:p>0.3701779632</text:p>
          </table:table-cell>
          <table:table-cell/>
        </table:table-row>
        <table:table-row table:style-name="ro1">
          <table:table-cell office:value-type="float" office:value="0.373993765879262">
            <text:p>0.3739937659</text:p>
          </table:table-cell>
          <table:table-cell/>
        </table:table-row>
        <table:table-row table:style-name="ro1">
          <table:table-cell office:value-type="float" office:value="0.377879333807097">
            <text:p>0.3778793338</text:p>
          </table:table-cell>
          <table:table-cell/>
        </table:table-row>
        <table:table-row table:style-name="ro1">
          <table:table-cell office:value-type="float" office:value="0.381833834033396">
            <text:p>0.381833834</text:p>
          </table:table-cell>
          <table:table-cell/>
        </table:table-row>
        <table:table-row table:style-name="ro1">
          <table:table-cell office:value-type="float" office:value="0.385856436221084">
            <text:p>0.3858564362</text:p>
          </table:table-cell>
          <table:table-cell/>
        </table:table-row>
        <table:table-row table:style-name="ro1">
          <table:table-cell office:value-type="float" office:value="0.389946312655861">
            <text:p>0.3899463127</text:p>
          </table:table-cell>
          <table:table-cell/>
        </table:table-row>
        <table:table-row table:style-name="ro1">
          <table:table-cell office:value-type="float" office:value="0.394102638248467">
            <text:p>0.3941026382</text:p>
          </table:table-cell>
          <table:table-cell/>
        </table:table-row>
        <table:table-row table:style-name="ro1">
          <table:table-cell office:value-type="float" office:value="0.398324590536932">
            <text:p>0.3983245905</text:p>
          </table:table-cell>
          <table:table-cell/>
        </table:table-row>
        <table:table-row table:style-name="ro1">
          <table:table-cell office:value-type="float" office:value="0.402611349688844">
            <text:p>0.4026113497</text:p>
          </table:table-cell>
          <table:table-cell/>
        </table:table-row>
        <table:table-row table:style-name="ro1">
          <table:table-cell office:value-type="float" office:value="0.406962098503563">
            <text:p>0.4069620985</text:p>
          </table:table-cell>
          <table:table-cell/>
        </table:table-row>
        <table:table-row table:style-name="ro1">
          <table:table-cell office:value-type="float" office:value="0.411376022414478">
            <text:p>0.4113760224</text:p>
          </table:table-cell>
          <table:table-cell/>
        </table:table-row>
        <table:table-row table:style-name="ro1">
          <table:table-cell office:value-type="float" office:value="0.415852309491225">
            <text:p>0.4158523095</text:p>
          </table:table-cell>
          <table:table-cell/>
        </table:table-row>
        <table:table-row table:style-name="ro1">
          <table:table-cell office:value-type="float" office:value="0.420390150441909">
            <text:p>0.4203901504</text:p>
          </table:table-cell>
          <table:table-cell/>
        </table:table-row>
        <table:table-row table:style-name="ro1">
          <table:table-cell office:value-type="float" office:value="0.424988738615321">
            <text:p>0.4249887386</text:p>
          </table:table-cell>
          <table:table-cell/>
        </table:table-row>
        <table:table-row table:style-name="ro1">
          <table:table-cell office:value-type="float" office:value="0.429647270003147">
            <text:p>0.42964727</text:p>
          </table:table-cell>
          <table:table-cell/>
        </table:table-row>
        <table:table-row table:style-name="ro1">
          <table:table-cell office:value-type="float" office:value="0.434364943242162">
            <text:p>0.4343649432</text:p>
          </table:table-cell>
          <table:table-cell/>
        </table:table-row>
        <table:table-row table:style-name="ro1">
          <table:table-cell office:value-type="float" office:value="0.439140959616424">
            <text:p>0.4391409596</text:p>
          </table:table-cell>
          <table:table-cell/>
        </table:table-row>
        <table:table-row table:style-name="ro1">
          <table:table-cell office:value-type="float" office:value="0.443974523059471">
            <text:p>0.4439745231</text:p>
          </table:table-cell>
          <table:table-cell/>
        </table:table-row>
        <table:table-row table:style-name="ro1">
          <table:table-cell office:value-type="float" office:value="0.448864840156487">
            <text:p>0.4488648402</text:p>
          </table:table-cell>
          <table:table-cell/>
        </table:table-row>
        <table:table-row table:style-name="ro1">
          <table:table-cell office:value-type="float" office:value="0.453811120146487">
            <text:p>0.4538111201</text:p>
          </table:table-cell>
          <table:table-cell/>
        </table:table-row>
        <table:table-row table:style-name="ro1">
          <table:table-cell office:value-type="float" office:value="0.458812574924463">
            <text:p>0.4588125749</text:p>
          </table:table-cell>
          <table:table-cell/>
        </table:table-row>
        <table:table-row table:style-name="ro1">
          <table:table-cell office:value-type="float" office:value="0.463868419043578">
            <text:p>0.463868419</text:p>
          </table:table-cell>
          <table:table-cell/>
        </table:table-row>
        <table:table-row table:style-name="ro1">
          <table:table-cell office:value-type="float" office:value="0.468977869717271">
            <text:p>0.4689778697</text:p>
          </table:table-cell>
          <table:table-cell/>
        </table:table-row>
        <table:table-row table:style-name="ro1">
          <table:table-cell office:value-type="float" office:value="0.474140146821446">
            <text:p>0.4741401468</text:p>
          </table:table-cell>
          <table:table-cell/>
        </table:table-row>
        <table:table-row table:style-name="ro1">
          <table:table-cell office:value-type="float" office:value="0.479354472896577">
            <text:p>0.4793544729</text:p>
          </table:table-cell>
          <table:table-cell/>
        </table:table-row>
        <table:table-row table:style-name="ro1">
          <table:table-cell office:value-type="float" office:value="0.484620073149855">
            <text:p>0.4846200731</text:p>
          </table:table-cell>
          <table:table-cell/>
        </table:table-row>
        <table:table-row table:style-name="ro1">
          <table:table-cell office:value-type="float" office:value="0.489936175457314">
            <text:p>0.4899361755</text:p>
          </table:table-cell>
          <table:table-cell/>
        </table:table-row>
        <table:table-row table:style-name="ro1">
          <table:table-cell office:value-type="float" office:value="0.495302010365928">
            <text:p>0.4953020104</text:p>
          </table:table-cell>
          <table:table-cell/>
        </table:table-row>
        <table:table-row table:style-name="ro1">
          <table:table-cell office:value-type="float" office:value="0.500716811095749">
            <text:p>0.5007168111</text:p>
          </table:table-cell>
          <table:table-cell/>
        </table:table-row>
        <table:table-row table:style-name="ro1">
          <table:table-cell office:value-type="float" office:value="0.50617981354198">
            <text:p>0.5061798135</text:p>
          </table:table-cell>
          <table:table-cell/>
        </table:table-row>
        <table:table-row table:style-name="ro1">
          <table:table-cell office:value-type="float" office:value="0.511690256277094">
            <text:p>0.5116902563</text:p>
          </table:table-cell>
          <table:table-cell/>
        </table:table-row>
        <table:table-row table:style-name="ro1">
          <table:table-cell office:value-type="float" office:value="0.517247380552915">
            <text:p>0.5172473806</text:p>
          </table:table-cell>
          <table:table-cell/>
        </table:table-row>
        <table:table-row table:style-name="ro1">
          <table:table-cell office:value-type="float" office:value="0.522850430302682">
            <text:p>0.5228504303</text:p>
          </table:table-cell>
          <table:table-cell/>
        </table:table-row>
        <table:table-row table:style-name="ro1">
          <table:table-cell office:value-type="float" office:value="0.528498652143154">
            <text:p>0.5284986521</text:p>
          </table:table-cell>
          <table:table-cell/>
        </table:table-row>
        <table:table-row table:style-name="ro1">
          <table:table-cell office:value-type="float" office:value="0.534191295376651">
            <text:p>0.5341912954</text:p>
          </table:table-cell>
          <table:table-cell/>
        </table:table-row>
        <table:table-row table:style-name="ro1">
          <table:table-cell office:value-type="float" office:value="0.539927611993129">
            <text:p>0.539927612</text:p>
          </table:table-cell>
          <table:table-cell/>
        </table:table-row>
        <table:table-row table:style-name="ro1">
          <table:table-cell office:value-type="float" office:value="0.545706856672223">
            <text:p>0.5457068567</text:p>
          </table:table-cell>
          <table:table-cell/>
        </table:table-row>
        <table:table-row table:style-name="ro1">
          <table:table-cell office:value-type="float" office:value="0.5515282867853">
            <text:p>0.5515282868</text:p>
          </table:table-cell>
          <table:table-cell/>
        </table:table-row>
        <table:table-row table:style-name="ro1">
          <table:table-cell office:value-type="float" office:value="0.557391162397496">
            <text:p>0.5573911624</text:p>
          </table:table-cell>
          <table:table-cell/>
        </table:table-row>
        <table:table-row table:style-name="ro1">
          <table:table-cell office:value-type="float" office:value="0.563294746269738">
            <text:p>0.5632947463</text:p>
          </table:table-cell>
          <table:table-cell/>
        </table:table-row>
        <table:table-row table:style-name="ro1">
          <table:table-cell office:value-type="float" office:value="0.569238303860784">
            <text:p>0.5692383039</text:p>
          </table:table-cell>
          <table:table-cell/>
        </table:table-row>
        <table:table-row table:style-name="ro1">
          <table:table-cell office:value-type="float" office:value="0.575221103329231">
            <text:p>0.5752211033</text:p>
          </table:table-cell>
          <table:table-cell/>
        </table:table-row>
        <table:table-row table:style-name="ro1">
          <table:table-cell office:value-type="float" office:value="0.581242415535523">
            <text:p>0.5812424155</text:p>
          </table:table-cell>
          <table:table-cell/>
        </table:table-row>
        <table:table-row table:style-name="ro1">
          <table:table-cell office:value-type="float" office:value="0.587301514043956">
            <text:p>0.587301514</text:p>
          </table:table-cell>
          <table:table-cell/>
        </table:table-row>
        <table:table-row table:style-name="ro1">
          <table:table-cell office:value-type="float" office:value="0.593397675124671">
            <text:p>0.5933976751</text:p>
          </table:table-cell>
          <table:table-cell/>
        </table:table-row>
        <table:table-row table:style-name="ro1">
          <table:table-cell office:value-type="float" office:value="0.599530177755654">
            <text:p>0.5995301778</text:p>
          </table:table-cell>
          <table:table-cell/>
        </table:table-row>
        <table:table-row table:style-name="ro1">
          <table:table-cell office:value-type="float" office:value="0.605698303624702">
            <text:p>0.6056983036</text:p>
          </table:table-cell>
          <table:table-cell/>
        </table:table-row>
        <table:table-row table:style-name="ro1">
          <table:table-cell office:value-type="float" office:value="0.611901337131403">
            <text:p>0.6119013371</text:p>
          </table:table-cell>
          <table:table-cell/>
        </table:table-row>
        <table:table-row table:style-name="ro1">
          <table:table-cell office:value-type="float" office:value="0.618138565389102">
            <text:p>0.6181385654</text:p>
          </table:table-cell>
          <table:table-cell/>
        </table:table-row>
        <table:table-row table:style-name="ro1">
          <table:table-cell office:value-type="float" office:value="0.624409278226863">
            <text:p>0.6244092782</text:p>
          </table:table-cell>
          <table:table-cell/>
        </table:table-row>
        <table:table-row table:style-name="ro1">
          <table:table-cell office:value-type="float" office:value="0.630712768191421">
            <text:p>0.6307127682</text:p>
          </table:table-cell>
          <table:table-cell/>
        </table:table-row>
        <table:table-row table:style-name="ro1">
          <table:table-cell office:value-type="float" office:value="0.637048330549119">
            <text:p>0.6370483305</text:p>
          </table:table-cell>
          <table:table-cell/>
        </table:table-row>
        <table:table-row table:style-name="ro1">
          <table:table-cell office:value-type="float" office:value="0.643415263287858">
            <text:p>0.6434152633</text:p>
          </table:table-cell>
          <table:table-cell/>
        </table:table-row>
        <table:table-row table:style-name="ro1">
          <table:table-cell office:value-type="float" office:value="0.649812867119018">
            <text:p>0.6498128671</text:p>
          </table:table-cell>
          <table:table-cell/>
        </table:table-row>
        <table:table-row table:style-name="ro1">
          <table:table-cell office:value-type="float" office:value="0.656240445479383">
            <text:p>0.6562404455</text:p>
          </table:table-cell>
          <table:table-cell/>
        </table:table-row>
        <table:table-row table:style-name="ro1">
          <table:table-cell office:value-type="float" office:value="0.662697304533061">
            <text:p>0.6626973045</text:p>
          </table:table-cell>
          <table:table-cell/>
        </table:table-row>
        <table:table-row table:style-name="ro1">
          <table:table-cell office:value-type="float" office:value="0.669182753173392">
            <text:p>0.6691827532</text:p>
          </table:table-cell>
          <table:table-cell/>
        </table:table-row>
        <table:table-row table:style-name="ro1">
          <table:table-cell office:value-type="float" office:value="0.675696103024839">
            <text:p>0.675696103</text:p>
          </table:table-cell>
          <table:table-cell/>
        </table:table-row>
        <table:table-row table:style-name="ro1">
          <table:table-cell office:value-type="float" office:value="0.682236668444897">
            <text:p>0.6822366684</text:p>
          </table:table-cell>
          <table:table-cell/>
        </table:table-row>
        <table:table-row table:style-name="ro1">
          <table:table-cell office:value-type="float" office:value="0.688803766525968">
            <text:p>0.6888037665</text:p>
          </table:table-cell>
          <table:table-cell/>
        </table:table-row>
        <table:table-row table:style-name="ro1">
          <table:table-cell office:value-type="float" office:value="0.695396717097253">
            <text:p>0.6953967171</text:p>
          </table:table-cell>
          <table:table-cell/>
        </table:table-row>
        <table:table-row table:style-name="ro1">
          <table:table-cell office:value-type="float" office:value="0.702014842726605">
            <text:p>0.7020148427</text:p>
          </table:table-cell>
          <table:table-cell/>
        </table:table-row>
        <table:table-row table:style-name="ro1">
          <table:table-cell office:value-type="float" office:value="0.708657468722415">
            <text:p>0.7086574687</text:p>
          </table:table-cell>
          <table:table-cell/>
        </table:table-row>
        <table:table-row table:style-name="ro1">
          <table:table-cell office:value-type="float" office:value="0.71532392313545">
            <text:p>0.7153239231</text:p>
          </table:table-cell>
          <table:table-cell/>
        </table:table-row>
        <table:table-row table:style-name="ro1">
          <table:table-cell office:value-type="float" office:value="0.722013536760725">
            <text:p>0.7220135368</text:p>
          </table:table-cell>
          <table:table-cell/>
        </table:table-row>
        <table:table-row table:style-name="ro1">
          <table:table-cell office:value-type="float" office:value="0.72872564313932">
            <text:p>0.7287256431</text:p>
          </table:table-cell>
          <table:table-cell/>
        </table:table-row>
        <table:table-row table:style-name="ro1">
          <table:table-cell office:value-type="float" office:value="0.735459578560234">
            <text:p>0.7354595786</text:p>
          </table:table-cell>
          <table:table-cell/>
        </table:table-row>
        <table:table-row table:style-name="ro1">
          <table:table-cell office:value-type="float" office:value="0.742214682062206">
            <text:p>0.7422146821</text:p>
          </table:table-cell>
          <table:table-cell/>
        </table:table-row>
        <table:table-row table:style-name="ro1">
          <table:table-cell office:value-type="float" office:value="0.748990295435542">
            <text:p>0.7489902954</text:p>
          </table:table-cell>
          <table:table-cell/>
        </table:table-row>
        <table:table-row table:style-name="ro1">
          <table:table-cell office:value-type="float" office:value="0.755785763223914">
            <text:p>0.7557857632</text:p>
          </table:table-cell>
          <table:table-cell/>
        </table:table-row>
        <table:table-row table:style-name="ro1">
          <table:table-cell office:value-type="float" office:value="0.762600432726188">
            <text:p>0.7626004327</text:p>
          </table:table-cell>
          <table:table-cell/>
        </table:table-row>
        <table:table-row table:style-name="ro1">
          <table:table-cell office:value-type="float" office:value="0.769433653998193">
            <text:p>0.769433654</text:p>
          </table:table-cell>
          <table:table-cell/>
        </table:table-row>
        <table:table-row table:style-name="ro1">
          <table:table-cell office:value-type="float" office:value="0.776284779854538">
            <text:p>0.7762847799</text:p>
          </table:table-cell>
          <table:table-cell/>
        </table:table-row>
        <table:table-row table:style-name="ro1">
          <table:table-cell office:value-type="float" office:value="0.783153165870386">
            <text:p>0.7831531659</text:p>
          </table:table-cell>
          <table:table-cell/>
        </table:table-row>
        <table:table-row table:style-name="ro1">
          <table:table-cell office:value-type="float" office:value="0.790038170383234">
            <text:p>0.7900381704</text:p>
          </table:table-cell>
          <table:table-cell/>
        </table:table-row>
        <table:table-row table:style-name="ro1">
          <table:table-cell office:value-type="float" office:value="0.796939154494663">
            <text:p>0.7969391545</text:p>
          </table:table-cell>
          <table:table-cell/>
        </table:table-row>
        <table:table-row table:style-name="ro1">
          <table:table-cell office:value-type="float" office:value="0.803855482072127">
            <text:p>0.8038554821</text:p>
          </table:table-cell>
          <table:table-cell/>
        </table:table-row>
        <table:table-row table:style-name="ro1">
          <table:table-cell office:value-type="float" office:value="0.810786519750695">
            <text:p>0.8107865198</text:p>
          </table:table-cell>
          <table:table-cell/>
        </table:table-row>
        <table:table-row table:style-name="ro1">
          <table:table-cell office:value-type="float" office:value="0.817731636934783">
            <text:p>0.8177316369</text:p>
          </table:table-cell>
          <table:table-cell/>
        </table:table-row>
        <table:table-row table:style-name="ro1">
          <table:table-cell office:value-type="float" office:value="0.824690205799926">
            <text:p>0.8246902058</text:p>
          </table:table-cell>
          <table:table-cell/>
        </table:table-row>
        <table:table-row table:style-name="ro1">
          <table:table-cell office:value-type="float" office:value="0.831661601294474">
            <text:p>0.8316616013</text:p>
          </table:table-cell>
          <table:table-cell/>
        </table:table-row>
        <table:table-row table:style-name="ro1">
          <table:table-cell office:value-type="float" office:value="0.838645201141337">
            <text:p>0.8386452011</text:p>
          </table:table-cell>
          <table:table-cell/>
        </table:table-row>
        <table:table-row table:style-name="ro1">
          <table:table-cell office:value-type="float" office:value="0.845640385839701">
            <text:p>0.8456403858</text:p>
          </table:table-cell>
          <table:table-cell/>
        </table:table-row>
        <table:table-row table:style-name="ro1">
          <table:table-cell office:value-type="float" office:value="0.852646538666727">
            <text:p>0.8526465387</text:p>
          </table:table-cell>
          <table:table-cell/>
        </table:table-row>
        <table:table-row table:style-name="ro1">
          <table:table-cell office:value-type="float" office:value="0.859663045679257">
            <text:p>0.8596630457</text:p>
          </table:table-cell>
          <table:table-cell/>
        </table:table-row>
        <table:table-row table:style-name="ro1">
          <table:table-cell office:value-type="float" office:value="0.866689295715509">
            <text:p>0.8666892957</text:p>
          </table:table-cell>
          <table:table-cell/>
        </table:table-row>
        <table:table-row table:style-name="ro1">
          <table:table-cell office:value-type="float" office:value="0.873724680396781">
            <text:p>0.8737246804</text:p>
          </table:table-cell>
          <table:table-cell/>
        </table:table-row>
        <table:table-row table:style-name="ro1">
          <table:table-cell office:value-type="float" office:value="0.880768594129082">
            <text:p>0.8807685941</text:p>
          </table:table-cell>
          <table:table-cell/>
        </table:table-row>
        <table:table-row table:style-name="ro1">
          <table:table-cell office:value-type="float" office:value="0.887820434104865">
            <text:p>0.8878204341</text:p>
          </table:table-cell>
          <table:table-cell/>
        </table:table-row>
        <table:table-row table:style-name="ro1">
          <table:table-cell office:value-type="float" office:value="0.894879600304638">
            <text:p>0.8948796003</text:p>
          </table:table-cell>
          <table:table-cell/>
        </table:table-row>
        <table:table-row table:style-name="ro1">
          <table:table-cell office:value-type="float" office:value="0.901945495498654">
            <text:p>0.9019454955</text:p>
          </table:table-cell>
          <table:table-cell/>
        </table:table-row>
        <table:table-row table:style-name="ro1">
          <table:table-cell office:value-type="float" office:value="0.909017525248546">
            <text:p>0.9090175252</text:p>
          </table:table-cell>
          <table:table-cell/>
        </table:table-row>
        <table:table-row table:style-name="ro1">
          <table:table-cell office:value-type="float" office:value="0.91609509790897">
            <text:p>0.9160950979</text:p>
          </table:table-cell>
          <table:table-cell/>
        </table:table-row>
        <table:table-row table:style-name="ro1">
          <table:table-cell office:value-type="float" office:value="0.923177624629247">
            <text:p>0.9231776246</text:p>
          </table:table-cell>
          <table:table-cell/>
        </table:table-row>
        <table:table-row table:style-name="ro1">
          <table:table-cell office:value-type="float" office:value="0.930264519354976">
            <text:p>0.9302645194</text:p>
          </table:table-cell>
          <table:table-cell/>
        </table:table-row>
        <table:table-row table:style-name="ro1">
          <table:table-cell office:value-type="float" office:value="0.937355198829653">
            <text:p>0.9373551988</text:p>
          </table:table-cell>
          <table:table-cell/>
        </table:table-row>
        <table:table-row table:style-name="ro1">
          <table:table-cell office:value-type="float" office:value="0.944449082596304">
            <text:p>0.9444490826</text:p>
          </table:table-cell>
          <table:table-cell/>
        </table:table-row>
        <table:table-row table:style-name="ro1">
          <table:table-cell office:value-type="float" office:value="0.951545592999058">
            <text:p>0.951545593</text:p>
          </table:table-cell>
          <table:table-cell/>
        </table:table-row>
        <table:table-row table:style-name="ro1">
          <table:table-cell office:value-type="float" office:value="0.958644155184767">
            <text:p>0.9586441552</text:p>
          </table:table-cell>
          <table:table-cell/>
        </table:table-row>
        <table:table-row table:style-name="ro1">
          <table:table-cell office:value-type="float" office:value="0.96574419710458">
            <text:p>0.9657441971</text:p>
          </table:table-cell>
          <table:table-cell/>
        </table:table-row>
        <table:table-row table:style-name="ro1">
          <table:table-cell office:value-type="float" office:value="0.972845149515532">
            <text:p>0.9728451495</text:p>
          </table:table-cell>
          <table:table-cell/>
        </table:table-row>
        <table:table-row table:style-name="ro1">
          <table:table-cell office:value-type="float" office:value="0.979946445982112">
            <text:p>0.979946446</text:p>
          </table:table-cell>
          <table:table-cell/>
        </table:table-row>
        <table:table-row table:style-name="ro1">
          <table:table-cell office:value-type="float" office:value="0.987047522877833">
            <text:p>0.9870475229</text:p>
          </table:table-cell>
          <table:table-cell/>
        </table:table-row>
        <table:table-row table:style-name="ro1">
          <table:table-cell office:value-type="float" office:value="0.994147819386782">
            <text:p>0.9941478194</text:p>
          </table:table-cell>
          <table:table-cell/>
        </table:table-row>
        <table:table-row table:style-name="ro1">
          <table:table-cell office:value-type="float" office:value="1.00124677750518">
            <text:p>1.0012467775</text:p>
          </table:table-cell>
          <table:table-cell/>
        </table:table-row>
        <table:table-row table:style-name="ro1">
          <table:table-cell office:value-type="float" office:value="1.00834384204293">
            <text:p>1.008343842</text:p>
          </table:table-cell>
          <table:table-cell/>
        </table:table-row>
        <table:table-row table:style-name="ro1">
          <table:table-cell office:value-type="float" office:value="1.01543846062511">
            <text:p>1.0154384606</text:p>
          </table:table-cell>
          <table:table-cell/>
        </table:table-row>
        <table:table-row table:style-name="ro1">
          <table:table-cell office:value-type="float" office:value="1.02253008369358">
            <text:p>1.0225300837</text:p>
          </table:table-cell>
          <table:table-cell/>
        </table:table-row>
        <table:table-row table:style-name="ro1">
          <table:table-cell office:value-type="float" office:value="1.02961816450842">
            <text:p>1.0296181645</text:p>
          </table:table-cell>
          <table:table-cell/>
        </table:table-row>
        <table:table-row table:style-name="ro1">
          <table:table-cell office:value-type="float" office:value="1.03670215914947">
            <text:p>1.0367021591</text:p>
          </table:table-cell>
          <table:table-cell/>
        </table:table-row>
        <table:table-row table:style-name="ro1">
          <table:table-cell office:value-type="float" office:value="1.04378152651788">
            <text:p>1.0437815265</text:p>
          </table:table-cell>
          <table:table-cell/>
        </table:table-row>
        <table:table-row table:style-name="ro1">
          <table:table-cell office:value-type="float" office:value="1.05085572833754">
            <text:p>1.0508557283</text:p>
          </table:table-cell>
          <table:table-cell/>
        </table:table-row>
        <table:table-row table:style-name="ro1">
          <table:table-cell office:value-type="float" office:value="1.05792422915661">
            <text:p>1.0579242292</text:p>
          </table:table-cell>
          <table:table-cell/>
        </table:table-row>
        <table:table-row table:style-name="ro1">
          <table:table-cell office:value-type="float" office:value="1.06498649634895">
            <text:p>1.0649864963</text:p>
          </table:table-cell>
          <table:table-cell/>
        </table:table-row>
        <table:table-row table:style-name="ro1">
          <table:table-cell office:value-type="float" office:value="1.07204200011569">
            <text:p>1.0720420001</text:p>
          </table:table-cell>
          <table:table-cell/>
        </table:table-row>
        <table:table-row table:style-name="ro1">
          <table:table-cell office:value-type="float" office:value="1.07909021348661">
            <text:p>1.0790902135</text:p>
          </table:table-cell>
          <table:table-cell/>
        </table:table-row>
        <table:table-row table:style-name="ro1">
          <table:table-cell office:value-type="float" office:value="1.0861306123216">
            <text:p>1.0861306123</text:p>
          </table:table-cell>
          <table:table-cell/>
        </table:table-row>
        <table:table-row table:style-name="ro1">
          <table:table-cell office:value-type="float" office:value="1.0931626753122">
            <text:p>1.0931626753</text:p>
          </table:table-cell>
          <table:table-cell/>
        </table:table-row>
        <table:table-row table:style-name="ro1">
          <table:table-cell office:value-type="float" office:value="1.1001858839829">
            <text:p>1.100185884</text:p>
          </table:table-cell>
          <table:table-cell/>
        </table:table-row>
        <table:table-row table:style-name="ro1">
          <table:table-cell office:value-type="float" office:value="1.10719972269273">
            <text:p>1.1071997227</text:p>
          </table:table-cell>
          <table:table-cell/>
        </table:table-row>
        <table:table-row table:style-name="ro1">
          <table:table-cell office:value-type="float" office:value="1.11420367863657">
            <text:p>1.1142036786</text:p>
          </table:table-cell>
          <table:table-cell/>
        </table:table-row>
        <table:table-row table:style-name="ro1">
          <table:table-cell office:value-type="float" office:value="1.12119724184662">
            <text:p>1.1211972418</text:p>
          </table:table-cell>
          <table:table-cell/>
        </table:table-row>
        <table:table-row table:style-name="ro1">
          <table:table-cell office:value-type="float" office:value="1.12817990519381">
            <text:p>1.1281799052</text:p>
          </table:table-cell>
          <table:table-cell/>
        </table:table-row>
        <table:table-row table:style-name="ro1">
          <table:table-cell office:value-type="float" office:value="1.13515116438917">
            <text:p>1.1351511644</text:p>
          </table:table-cell>
          <table:table-cell/>
        </table:table-row>
        <table:table-row table:style-name="ro1">
          <table:table-cell office:value-type="float" office:value="1.1421105179853">
            <text:p>1.142110518</text:p>
          </table:table-cell>
          <table:table-cell/>
        </table:table-row>
        <table:table-row table:style-name="ro1">
          <table:table-cell office:value-type="float" office:value="1.14905746737769">
            <text:p>1.1490574674</text:p>
          </table:table-cell>
          <table:table-cell/>
        </table:table-row>
        <table:table-row table:style-name="ro1">
          <table:table-cell office:value-type="float" office:value="1.15599151680611">
            <text:p>1.1559915168</text:p>
          </table:table-cell>
          <table:table-cell/>
        </table:table-row>
        <table:table-row table:style-name="ro1">
          <table:table-cell office:value-type="float" office:value="1.16291217335602">
            <text:p>1.1629121734</text:p>
          </table:table-cell>
          <table:table-cell/>
        </table:table-row>
        <table:table-row table:style-name="ro1">
          <table:table-cell office:value-type="float" office:value="1.1698189469599">
            <text:p>1.169818947</text:p>
          </table:table-cell>
          <table:table-cell/>
        </table:table-row>
        <table:table-row table:style-name="ro1">
          <table:table-cell office:value-type="float" office:value="1.17671135039862">
            <text:p>1.1767113504</text:p>
          </table:table-cell>
          <table:table-cell/>
        </table:table-row>
        <table:table-row table:style-name="ro1">
          <table:table-cell office:value-type="float" office:value="1.18358889930281">
            <text:p>1.1835888993</text:p>
          </table:table-cell>
          <table:table-cell/>
        </table:table-row>
        <table:table-row table:style-name="ro1">
          <table:table-cell office:value-type="float" office:value="1.19045111215415">
            <text:p>1.1904511122</text:p>
          </table:table-cell>
          <table:table-cell/>
        </table:table-row>
        <table:table-row table:style-name="ro1">
          <table:table-cell office:value-type="float" office:value="1.19729751028676">
            <text:p>1.1972975103</text:p>
          </table:table-cell>
          <table:table-cell/>
        </table:table-row>
        <table:table-row table:style-name="ro1">
          <table:table-cell office:value-type="float" office:value="1.20412761788848">
            <text:p>1.2041276179</text:p>
          </table:table-cell>
          <table:table-cell/>
        </table:table-row>
        <table:table-row table:style-name="ro1">
          <table:table-cell office:value-type="float" office:value="1.21094096200225">
            <text:p>1.210940962</text:p>
          </table:table-cell>
          <table:table-cell/>
        </table:table-row>
        <table:table-row table:style-name="ro1">
          <table:table-cell office:value-type="float" office:value="1.21773707252734">
            <text:p>1.2177370725</text:p>
          </table:table-cell>
          <table:table-cell/>
        </table:table-row>
        <table:table-row table:style-name="ro1">
          <table:table-cell office:value-type="float" office:value="1.22451548222073">
            <text:p>1.2245154822</text:p>
          </table:table-cell>
          <table:table-cell/>
        </table:table-row>
        <table:table-row table:style-name="ro1">
          <table:table-cell office:value-type="float" office:value="1.23127572669833">
            <text:p>1.2312757267</text:p>
          </table:table-cell>
          <table:table-cell/>
        </table:table-row>
        <table:table-row table:style-name="ro1">
          <table:table-cell office:value-type="float" office:value="1.23801734443635">
            <text:p>1.2380173444</text:p>
          </table:table-cell>
          <table:table-cell/>
        </table:table-row>
        <table:table-row table:style-name="ro1">
          <table:table-cell office:value-type="float" office:value="1.24473987677251">
            <text:p>1.2447398768</text:p>
          </table:table-cell>
          <table:table-cell/>
        </table:table-row>
        <table:table-row table:style-name="ro1">
          <table:table-cell office:value-type="float" office:value="1.25144286790736">
            <text:p>1.2514428679</text:p>
          </table:table-cell>
          <table:table-cell/>
        </table:table-row>
        <table:table-row table:style-name="ro1">
          <table:table-cell office:value-type="float" office:value="1.2581258649055">
            <text:p>1.2581258649</text:p>
          </table:table-cell>
          <table:table-cell/>
        </table:table-row>
        <table:table-row table:style-name="ro1">
          <table:table-cell office:value-type="float" office:value="1.26478841769687">
            <text:p>1.2647884177</text:p>
          </table:table-cell>
          <table:table-cell/>
        </table:table-row>
        <table:table-row table:style-name="ro1">
          <table:table-cell office:value-type="float" office:value="1.27143007907798">
            <text:p>1.2714300791</text:p>
          </table:table-cell>
          <table:table-cell/>
        </table:table-row>
        <table:table-row table:style-name="ro1">
          <table:table-cell office:value-type="float" office:value="1.27805040471318">
            <text:p>1.2780504047</text:p>
          </table:table-cell>
          <table:table-cell/>
        </table:table-row>
        <table:table-row table:style-name="ro1">
          <table:table-cell office:value-type="float" office:value="1.28464895313584">
            <text:p>1.2846489531</text:p>
          </table:table-cell>
          <table:table-cell/>
        </table:table-row>
        <table:table-row table:style-name="ro1">
          <table:table-cell office:value-type="float" office:value="1.29122528574962">
            <text:p>1.2912252857</text:p>
          </table:table-cell>
          <table:table-cell/>
        </table:table-row>
        <table:table-row table:style-name="ro1">
          <table:table-cell office:value-type="float" office:value="1.29777896682967">
            <text:p>1.2977789668</text:p>
          </table:table-cell>
          <table:table-cell/>
        </table:table-row>
        <table:table-row table:style-name="ro1">
          <table:table-cell office:value-type="float" office:value="1.30430956352383">
            <text:p>1.3043095635</text:p>
          </table:table-cell>
          <table:table-cell/>
        </table:table-row>
        <table:table-row table:style-name="ro1">
          <table:table-cell office:value-type="float" office:value="1.31081664585386">
            <text:p>1.3108166459</text:p>
          </table:table-cell>
          <table:table-cell/>
        </table:table-row>
        <table:table-row table:style-name="ro1">
          <table:table-cell office:value-type="float" office:value="1.3172997867166">
            <text:p>1.3172997867</text:p>
          </table:table-cell>
          <table:table-cell/>
        </table:table-row>
        <table:table-row table:style-name="ro1">
          <table:table-cell office:value-type="float" office:value="1.32375856188515">
            <text:p>1.3237585619</text:p>
          </table:table-cell>
          <table:table-cell/>
        </table:table-row>
        <table:table-row table:style-name="ro1">
          <table:table-cell office:value-type="float" office:value="1.33019255001011">
            <text:p>1.33019255</text:p>
          </table:table-cell>
          <table:table-cell/>
        </table:table-row>
        <table:table-row table:style-name="ro1">
          <table:table-cell office:value-type="float" office:value="1.33660133262067">
            <text:p>1.3366013326</text:p>
          </table:table-cell>
          <table:table-cell/>
        </table:table-row>
        <table:table-row table:style-name="ro1">
          <table:table-cell office:value-type="float" office:value="1.34298449412581">
            <text:p>1.3429844941</text:p>
          </table:table-cell>
          <table:table-cell/>
        </table:table-row>
        <table:table-row table:style-name="ro1">
          <table:table-cell office:value-type="float" office:value="1.34934162181548">
            <text:p>1.3493416218</text:p>
          </table:table-cell>
          <table:table-cell/>
        </table:table-row>
        <table:table-row table:style-name="ro1">
          <table:table-cell office:value-type="float" office:value="1.35567230586166">
            <text:p>1.3556723059</text:p>
          </table:table-cell>
          <table:table-cell/>
        </table:table-row>
        <table:table-row table:style-name="ro1">
          <table:table-cell office:value-type="float" office:value="1.36197613931962">
            <text:p>1.3619761393</text:p>
          </table:table-cell>
          <table:table-cell/>
        </table:table-row>
        <table:table-row table:style-name="ro1">
          <table:table-cell office:value-type="float" office:value="1.36825271812892">
            <text:p>1.3682527181</text:p>
          </table:table-cell>
          <table:table-cell/>
        </table:table-row>
        <table:table-row table:style-name="ro1">
          <table:table-cell office:value-type="float" office:value="1.37450164111465">
            <text:p>1.3745016411</text:p>
          </table:table-cell>
          <table:table-cell/>
        </table:table-row>
        <table:table-row table:style-name="ro1">
          <table:table-cell office:value-type="float" office:value="1.38072250998844">
            <text:p>1.38072251</text:p>
          </table:table-cell>
          <table:table-cell/>
        </table:table-row>
        <table:table-row table:style-name="ro1">
          <table:table-cell office:value-type="float" office:value="1.38691492934964">
            <text:p>1.3869149293</text:p>
          </table:table-cell>
          <table:table-cell/>
        </table:table-row>
        <table:table-row table:style-name="ro1">
          <table:table-cell office:value-type="float" office:value="1.3930785066864">
            <text:p>1.3930785067</text:p>
          </table:table-cell>
          <table:table-cell/>
        </table:table-row>
        <table:table-row table:style-name="ro1">
          <table:table-cell office:value-type="float" office:value="1.39921285237673">
            <text:p>1.3992128524</text:p>
          </table:table-cell>
          <table:table-cell/>
        </table:table-row>
        <table:table-row table:style-name="ro1">
          <table:table-cell office:value-type="float" office:value="1.40531757968962">
            <text:p>1.4053175797</text:p>
          </table:table-cell>
          <table:table-cell/>
        </table:table-row>
        <table:table-row table:style-name="ro1">
          <table:table-cell office:value-type="float" office:value="1.4113923047861">
            <text:p>1.4113923048</text:p>
          </table:table-cell>
          <table:table-cell/>
        </table:table-row>
        <table:table-row table:style-name="ro1">
          <table:table-cell office:value-type="float" office:value="1.41743664672029">
            <text:p>1.4174366467</text:p>
          </table:table-cell>
          <table:table-cell/>
        </table:table-row>
        <table:table-row table:style-name="ro1">
          <table:table-cell office:value-type="float" office:value="1.42345022744048">
            <text:p>1.4234502274</text:p>
          </table:table-cell>
          <table:table-cell/>
        </table:table-row>
        <table:table-row table:style-name="ro1">
          <table:table-cell office:value-type="float" office:value="1.42943267179018">
            <text:p>1.4294326718</text:p>
          </table:table-cell>
          <table:table-cell/>
        </table:table-row>
        <table:table-row table:style-name="ro1">
          <table:table-cell office:value-type="float" office:value="1.43538360750915">
            <text:p>1.4353836075</text:p>
          </table:table-cell>
          <table:table-cell/>
        </table:table-row>
        <table:table-row table:style-name="ro1">
          <table:table-cell office:value-type="float" office:value="1.44130266523443">
            <text:p>1.4413026652</text:p>
          </table:table-cell>
          <table:table-cell/>
        </table:table-row>
        <table:table-row table:style-name="ro1">
          <table:table-cell office:value-type="float" office:value="1.44718947850139">
            <text:p>1.4471894785</text:p>
          </table:table-cell>
          <table:table-cell/>
        </table:table-row>
        <table:table-row table:style-name="ro1">
          <table:table-cell office:value-type="float" office:value="1.45304368374472">
            <text:p>1.4530436837</text:p>
          </table:table-cell>
          <table:table-cell/>
        </table:table-row>
        <table:table-row table:style-name="ro1">
          <table:table-cell office:value-type="float" office:value="1.45886492029948">
            <text:p>1.4588649203</text:p>
          </table:table-cell>
          <table:table-cell/>
        </table:table-row>
        <table:table-row table:style-name="ro1">
          <table:table-cell office:value-type="float" office:value="1.46465283040204">
            <text:p>1.4646528304</text:p>
          </table:table-cell>
          <table:table-cell/>
        </table:table-row>
        <table:table-row table:style-name="ro1">
          <table:table-cell office:value-type="float" office:value="1.47040705919113">
            <text:p>1.4704070592</text:p>
          </table:table-cell>
          <table:table-cell/>
        </table:table-row>
        <table:table-row table:style-name="ro1">
          <table:table-cell office:value-type="float" office:value="1.4761272547088">
            <text:p>1.4761272547</text:p>
          </table:table-cell>
          <table:table-cell/>
        </table:table-row>
        <table:table-row table:style-name="ro1">
          <table:table-cell office:value-type="float" office:value="1.48181306790142">
            <text:p>1.4818130679</text:p>
          </table:table-cell>
          <table:table-cell/>
        </table:table-row>
        <table:table-row table:style-name="ro1">
          <table:table-cell office:value-type="float" office:value="1.48746415262063">
            <text:p>1.4874641526</text:p>
          </table:table-cell>
          <table:table-cell/>
        </table:table-row>
        <table:table-row table:style-name="ro1">
          <table:table-cell office:value-type="float" office:value="1.49308016562428">
            <text:p>1.4930801656</text:p>
          </table:table-cell>
          <table:table-cell/>
        </table:table-row>
        <table:table-row table:style-name="ro1">
          <table:table-cell office:value-type="float" office:value="1.49866076657745">
            <text:p>1.4986607666</text:p>
          </table:table-cell>
          <table:table-cell/>
        </table:table-row>
        <table:table-row table:style-name="ro1">
          <table:table-cell office:value-type="float" office:value="1.50420561805333">
            <text:p>1.5042056181</text:p>
          </table:table-cell>
          <table:table-cell/>
        </table:table-row>
        <table:table-row table:style-name="ro1">
          <table:table-cell office:value-type="float" office:value="1.50971438553419">
            <text:p>1.5097143855</text:p>
          </table:table-cell>
          <table:table-cell/>
        </table:table-row>
        <table:table-row table:style-name="ro1">
          <table:table-cell office:value-type="float" office:value="1.51518673741232">
            <text:p>1.5151867374</text:p>
          </table:table-cell>
          <table:table-cell/>
        </table:table-row>
        <table:table-row table:style-name="ro1">
          <table:table-cell office:value-type="float" office:value="1.52062234499093">
            <text:p>1.520622345</text:p>
          </table:table-cell>
          <table:table-cell/>
        </table:table-row>
        <table:table-row table:style-name="ro1">
          <table:table-cell office:value-type="float" office:value="1.52602088248506">
            <text:p>1.5260208825</text:p>
          </table:table-cell>
          <table:table-cell/>
        </table:table-row>
        <table:table-row table:style-name="ro1">
          <table:table-cell office:value-type="float" office:value="1.53138202702251">
            <text:p>1.531382027</text:p>
          </table:table-cell>
          <table:table-cell/>
        </table:table-row>
        <table:table-row table:style-name="ro1">
          <table:table-cell office:value-type="float" office:value="1.53670545864472">
            <text:p>1.5367054586</text:p>
          </table:table-cell>
          <table:table-cell/>
        </table:table-row>
        <table:table-row table:style-name="ro1">
          <table:table-cell office:value-type="float" office:value="1.54199086030767">
            <text:p>1.5419908603</text:p>
          </table:table-cell>
          <table:table-cell/>
        </table:table-row>
        <table:table-row table:style-name="ro1">
          <table:table-cell office:value-type="float" office:value="1.54723791788275">
            <text:p>1.5472379179</text:p>
          </table:table-cell>
          <table:table-cell/>
        </table:table-row>
        <table:table-row table:style-name="ro1">
          <table:table-cell office:value-type="float" office:value="1.55244632015764">
            <text:p>1.5524463202</text:p>
          </table:table-cell>
          <table:table-cell/>
        </table:table-row>
        <table:table-row table:style-name="ro1">
          <table:table-cell office:value-type="float" office:value="1.55761575883719">
            <text:p>1.5576157588</text:p>
          </table:table-cell>
          <table:table-cell/>
        </table:table-row>
        <table:table-row table:style-name="ro1">
          <table:table-cell office:value-type="float" office:value="1.56274592854423">
            <text:p>1.5627459285</text:p>
          </table:table-cell>
          <table:table-cell/>
        </table:table-row>
        <table:table-row table:style-name="ro1">
          <table:table-cell office:value-type="float" office:value="1.56783652682049">
            <text:p>1.5678365268</text:p>
          </table:table-cell>
          <table:table-cell/>
        </table:table-row>
        <table:table-row table:style-name="ro1">
          <table:table-cell office:value-type="float" office:value="1.57288725412739">
            <text:p>1.5728872541</text:p>
          </table:table-cell>
          <table:table-cell/>
        </table:table-row>
        <table:table-row table:style-name="ro1">
          <table:table-cell office:value-type="float" office:value="1.57789781384689">
            <text:p>1.5778978138</text:p>
          </table:table-cell>
          <table:table-cell/>
        </table:table-row>
        <table:table-row table:style-name="ro1">
          <table:table-cell office:value-type="float" office:value="1.5828679122823">
            <text:p>1.5828679123</text:p>
          </table:table-cell>
          <table:table-cell/>
        </table:table-row>
        <table:table-row table:style-name="ro1">
          <table:table-cell office:value-type="float" office:value="1.58779725865912">
            <text:p>1.5877972587</text:p>
          </table:table-cell>
          <table:table-cell/>
        </table:table-row>
        <table:table-row table:style-name="ro1">
          <table:table-cell office:value-type="float" office:value="1.59268556512584">
            <text:p>1.5926855651</text:p>
          </table:table-cell>
          <table:table-cell/>
        </table:table-row>
        <table:table-row table:style-name="ro1">
          <table:table-cell office:value-type="float" office:value="1.59753254675474">
            <text:p>1.5975325468</text:p>
          </table:table-cell>
          <table:table-cell/>
        </table:table-row>
        <table:table-row table:style-name="ro1">
          <table:table-cell office:value-type="float" office:value="1.60233792154268">
            <text:p>1.6023379215</text:p>
          </table:table-cell>
          <table:table-cell/>
        </table:table-row>
        <table:table-row table:style-name="ro1">
          <table:table-cell office:value-type="float" office:value="1.60710141041187">
            <text:p>1.6071014104</text:p>
          </table:table-cell>
          <table:table-cell/>
        </table:table-row>
        <table:table-row table:style-name="ro1">
          <table:table-cell office:value-type="float" office:value="1.61182273721071">
            <text:p>1.6118227372</text:p>
          </table:table-cell>
          <table:table-cell/>
        </table:table-row>
        <table:table-row table:style-name="ro1">
          <table:table-cell office:value-type="float" office:value="1.61650162871447">
            <text:p>1.6165016287</text:p>
          </table:table-cell>
          <table:table-cell/>
        </table:table-row>
        <table:table-row table:style-name="ro1">
          <table:table-cell office:value-type="float" office:value="1.6211378146261">
            <text:p>1.6211378146</text:p>
          </table:table-cell>
          <table:table-cell/>
        </table:table-row>
        <table:table-row table:style-name="ro1">
          <table:table-cell office:value-type="float" office:value="1.62573102757699">
            <text:p>1.6257310276</text:p>
          </table:table-cell>
          <table:table-cell/>
        </table:table-row>
        <table:table-row table:style-name="ro1">
          <table:table-cell office:value-type="float" office:value="1.6302810031277">
            <text:p>1.6302810031</text:p>
          </table:table-cell>
          <table:table-cell/>
        </table:table-row>
        <table:table-row table:style-name="ro1">
          <table:table-cell office:value-type="float" office:value="1.63478747976867">
            <text:p>1.6347874798</text:p>
          </table:table-cell>
          <table:table-cell/>
        </table:table-row>
        <table:table-row table:style-name="ro1">
          <table:table-cell office:value-type="float" office:value="1.63925019892099">
            <text:p>1.6392501989</text:p>
          </table:table-cell>
          <table:table-cell/>
        </table:table-row>
        <table:table-row table:style-name="ro1">
          <table:table-cell office:value-type="float" office:value="1.64366890493711">
            <text:p>1.6436689049</text:p>
          </table:table-cell>
          <table:table-cell/>
        </table:table-row>
        <table:table-row table:style-name="ro1">
          <table:table-cell office:value-type="float" office:value="1.64804334510153">
            <text:p>1.6480433451</text:p>
          </table:table-cell>
          <table:table-cell/>
        </table:table-row>
        <table:table-row table:style-name="ro1">
          <table:table-cell office:value-type="float" office:value="1.65237326963155">
            <text:p>1.6523732696</text:p>
          </table:table-cell>
          <table:table-cell/>
        </table:table-row>
        <table:table-row table:style-name="ro1">
          <table:table-cell office:value-type="float" office:value="1.65665843167787">
            <text:p>1.6566584317</text:p>
          </table:table-cell>
          <table:table-cell/>
        </table:table-row>
        <table:table-row table:style-name="ro1">
          <table:table-cell office:value-type="float" office:value="1.66089858732541">
            <text:p>1.6608985873</text:p>
          </table:table-cell>
          <table:table-cell/>
        </table:table-row>
        <table:table-row table:style-name="ro1">
          <table:table-cell office:value-type="float" office:value="1.66509349559387">
            <text:p>1.6650934956</text:p>
          </table:table-cell>
          <table:table-cell/>
        </table:table-row>
        <table:table-row table:style-name="ro1">
          <table:table-cell office:value-type="float" office:value="1.66924291843849">
            <text:p>1.6692429184</text:p>
          </table:table-cell>
          <table:table-cell/>
        </table:table-row>
        <table:table-row table:style-name="ro1">
          <table:table-cell office:value-type="float" office:value="1.67334662075065">
            <text:p>1.6733466208</text:p>
          </table:table-cell>
          <table:table-cell/>
        </table:table-row>
        <table:table-row table:style-name="ro1">
          <table:table-cell office:value-type="float" office:value="1.67740437035854">
            <text:p>1.6774043704</text:p>
          </table:table-cell>
          <table:table-cell/>
        </table:table-row>
        <table:table-row table:style-name="ro1">
          <table:table-cell office:value-type="float" office:value="1.68141593802784">
            <text:p>1.681415938</text:p>
          </table:table-cell>
          <table:table-cell/>
        </table:table-row>
        <table:table-row table:style-name="ro1">
          <table:table-cell office:value-type="float" office:value="1.68538109746232">
            <text:p>1.6853810975</text:p>
          </table:table-cell>
          <table:table-cell/>
        </table:table-row>
        <table:table-row table:style-name="ro1">
          <table:table-cell office:value-type="float" office:value="1.68929962530449">
            <text:p>1.6892996253</text:p>
          </table:table-cell>
          <table:table-cell/>
        </table:table-row>
        <table:table-row table:style-name="ro1">
          <table:table-cell office:value-type="float" office:value="1.6931713011362">
            <text:p>1.6931713011</text:p>
          </table:table-cell>
          <table:table-cell/>
        </table:table-row>
        <table:table-row table:style-name="ro1">
          <table:table-cell office:value-type="float" office:value="1.69699590747928">
            <text:p>1.6969959075</text:p>
          </table:table-cell>
          <table:table-cell/>
        </table:table-row>
        <table:table-row table:style-name="ro1">
          <table:table-cell office:value-type="float" office:value="1.70077322979614">
            <text:p>1.7007732298</text:p>
          </table:table-cell>
          <table:table-cell/>
        </table:table-row>
        <table:table-row table:style-name="ro1">
          <table:table-cell office:value-type="float" office:value="1.70450305649036">
            <text:p>1.7045030565</text:p>
          </table:table-cell>
          <table:table-cell/>
        </table:table-row>
        <table:table-row table:style-name="ro1">
          <table:table-cell office:value-type="float" office:value="1.70818517890728">
            <text:p>1.7081851789</text:p>
          </table:table-cell>
          <table:table-cell/>
        </table:table-row>
        <table:table-row table:style-name="ro1">
          <table:table-cell office:value-type="float" office:value="1.71181939133459">
            <text:p>1.7118193913</text:p>
          </table:table-cell>
          <table:table-cell/>
        </table:table-row>
        <table:table-row table:style-name="ro1">
          <table:table-cell office:value-type="float" office:value="1.71540549100287">
            <text:p>1.715405491</text:p>
          </table:table-cell>
          <table:table-cell/>
        </table:table-row>
        <table:table-row table:style-name="ro1">
          <table:table-cell office:value-type="float" office:value="1.71894327808621">
            <text:p>1.7189432781</text:p>
          </table:table-cell>
          <table:table-cell/>
        </table:table-row>
        <table:table-row table:style-name="ro1">
          <table:table-cell office:value-type="float" office:value="1.72243255570274">
            <text:p>1.7224325557</text:p>
          </table:table-cell>
          <table:table-cell/>
        </table:table-row>
        <table:table-row table:style-name="ro1">
          <table:table-cell office:value-type="float" office:value="1.72587312991515">
            <text:p>1.7258731299</text:p>
          </table:table-cell>
          <table:table-cell/>
        </table:table-row>
        <table:table-row table:style-name="ro1">
          <table:table-cell office:value-type="float" office:value="1.72926480973127">
            <text:p>1.7292648097</text:p>
          </table:table-cell>
          <table:table-cell/>
        </table:table-row>
        <table:table-row table:style-name="ro1">
          <table:table-cell office:value-type="float" office:value="1.7326074071046">
            <text:p>1.7326074071</text:p>
          </table:table-cell>
          <table:table-cell/>
        </table:table-row>
        <table:table-row table:style-name="ro1">
          <table:table-cell office:value-type="float" office:value="1.73590073693481">
            <text:p>1.7359007369</text:p>
          </table:table-cell>
          <table:table-cell/>
        </table:table-row>
        <table:table-row table:style-name="ro1">
          <table:table-cell office:value-type="float" office:value="1.73914461706826">
            <text:p>1.7391446171</text:p>
          </table:table-cell>
          <table:table-cell/>
        </table:table-row>
        <table:table-row table:style-name="ro1">
          <table:table-cell office:value-type="float" office:value="1.74233886829854">
            <text:p>1.7423388683</text:p>
          </table:table-cell>
          <table:table-cell/>
        </table:table-row>
        <table:table-row table:style-name="ro1">
          <table:table-cell office:value-type="float" office:value="1.74548331436692">
            <text:p>1.7454833144</text:p>
          </table:table-cell>
          <table:table-cell/>
        </table:table-row>
        <table:table-row table:style-name="ro1">
          <table:table-cell office:value-type="float" office:value="1.74857778196289">
            <text:p>1.748577782</text:p>
          </table:table-cell>
          <table:table-cell/>
        </table:table-row>
        <table:table-row table:style-name="ro1">
          <table:table-cell office:value-type="float" office:value="1.75162210072459">
            <text:p>1.7516221007</text:p>
          </table:table-cell>
          <table:table-cell/>
        </table:table-row>
        <table:table-row table:style-name="ro1">
          <table:table-cell office:value-type="float" office:value="1.75461610323935">
            <text:p>1.7546161032</text:p>
          </table:table-cell>
          <table:table-cell/>
        </table:table-row>
        <table:table-row table:style-name="ro1">
          <table:table-cell office:value-type="float" office:value="1.75755962504408">
            <text:p>1.757559625</text:p>
          </table:table-cell>
          <table:table-cell/>
        </table:table-row>
        <table:table-row table:style-name="ro1">
          <table:table-cell office:value-type="float" office:value="1.76045250462581">
            <text:p>1.7604525046</text:p>
          </table:table-cell>
          <table:table-cell/>
        </table:table-row>
        <table:table-row table:style-name="ro1">
          <table:table-cell office:value-type="float" office:value="1.76329458342207">
            <text:p>1.7632945834</text:p>
          </table:table-cell>
          <table:table-cell/>
        </table:table-row>
        <table:table-row table:style-name="ro1">
          <table:table-cell office:value-type="float" office:value="1.76608570582135">
            <text:p>1.7660857058</text:p>
          </table:table-cell>
          <table:table-cell/>
        </table:table-row>
        <table:table-row table:style-name="ro1">
          <table:table-cell office:value-type="float" office:value="1.76882571916359">
            <text:p>1.7688257192</text:p>
          </table:table-cell>
          <table:table-cell/>
        </table:table-row>
        <table:table-row table:style-name="ro1">
          <table:table-cell office:value-type="float" office:value="1.77151447374052">
            <text:p>1.7715144737</text:p>
          </table:table-cell>
          <table:table-cell/>
        </table:table-row>
        <table:table-row table:style-name="ro1">
          <table:table-cell office:value-type="float" office:value="1.77415182279614">
            <text:p>1.7741518228</text:p>
          </table:table-cell>
          <table:table-cell/>
        </table:table-row>
        <table:table-row table:style-name="ro1">
          <table:table-cell office:value-type="float" office:value="1.77673762252708">
            <text:p>1.7767376225</text:p>
          </table:table-cell>
          <table:table-cell/>
        </table:table-row>
        <table:table-row table:style-name="ro1">
          <table:table-cell office:value-type="float" office:value="1.77927173208306">
            <text:p>1.7792717321</text:p>
          </table:table-cell>
          <table:table-cell/>
        </table:table-row>
        <table:table-row table:style-name="ro1">
          <table:table-cell office:value-type="float" office:value="1.78175401356723">
            <text:p>1.7817540136</text:p>
          </table:table-cell>
          <table:table-cell/>
        </table:table-row>
        <table:table-row table:style-name="ro1">
          <table:table-cell office:value-type="float" office:value="1.78418433203656">
            <text:p>1.784184332</text:p>
          </table:table-cell>
          <table:table-cell/>
        </table:table-row>
        <table:table-row table:style-name="ro1">
          <table:table-cell office:value-type="float" office:value="1.78656255550225">
            <text:p>1.7865625555</text:p>
          </table:table-cell>
          <table:table-cell/>
        </table:table-row>
        <table:table-row table:style-name="ro1">
          <table:table-cell office:value-type="float" office:value="1.78888855493009">
            <text:p>1.7888885549</text:p>
          </table:table-cell>
          <table:table-cell/>
        </table:table-row>
        <table:table-row table:style-name="ro1">
          <table:table-cell office:value-type="float" office:value="1.79116220424078">
            <text:p>1.7911622042</text:p>
          </table:table-cell>
          <table:table-cell/>
        </table:table-row>
        <table:table-row table:style-name="ro1">
          <table:table-cell office:value-type="float" office:value="1.79338338031031">
            <text:p>1.7933833803</text:p>
          </table:table-cell>
          <table:table-cell/>
        </table:table-row>
        <table:table-row table:style-name="ro1">
          <table:table-cell office:value-type="float" office:value="1.79555196297034">
            <text:p>1.795551963</text:p>
          </table:table-cell>
          <table:table-cell/>
        </table:table-row>
        <table:table-row table:style-name="ro1">
          <table:table-cell office:value-type="float" office:value="1.79766783500845">
            <text:p>1.797667835</text:p>
          </table:table-cell>
          <table:table-cell/>
        </table:table-row>
        <table:table-row table:style-name="ro1">
          <table:table-cell office:value-type="float" office:value="1.79973088216853">
            <text:p>1.7997308822</text:p>
          </table:table-cell>
          <table:table-cell/>
        </table:table-row>
        <table:table-row table:style-name="ro1">
          <table:table-cell office:value-type="float" office:value="1.8017409931511">
            <text:p>1.8017409932</text:p>
          </table:table-cell>
          <table:table-cell/>
        </table:table-row>
        <table:table-row table:style-name="ro1">
          <table:table-cell office:value-type="float" office:value="1.80369805961359">
            <text:p>1.8036980596</text:p>
          </table:table-cell>
          <table:table-cell/>
        </table:table-row>
        <table:table-row table:style-name="ro1">
          <table:table-cell office:value-type="float" office:value="1.80560197617064">
            <text:p>1.8056019762</text:p>
          </table:table-cell>
          <table:table-cell/>
        </table:table-row>
        <table:table-row table:style-name="ro1">
          <table:table-cell office:value-type="float" office:value="1.80745264039442">
            <text:p>1.8074526404</text:p>
          </table:table-cell>
          <table:table-cell/>
        </table:table-row>
        <table:table-row table:style-name="ro1">
          <table:table-cell office:value-type="float" office:value="1.80924995281492">
            <text:p>1.8092499528</text:p>
          </table:table-cell>
          <table:table-cell/>
        </table:table-row>
        <table:table-row table:style-name="ro1">
          <table:table-cell office:value-type="float" office:value="1.8109938169202">
            <text:p>1.8109938169</text:p>
          </table:table-cell>
          <table:table-cell/>
        </table:table-row>
        <table:table-row table:style-name="ro1">
          <table:table-cell office:value-type="float" office:value="1.81268413915666">
            <text:p>1.8126841392</text:p>
          </table:table-cell>
          <table:table-cell/>
        </table:table-row>
        <table:table-row table:style-name="ro1">
          <table:table-cell office:value-type="float" office:value="1.81432082892932">
            <text:p>1.8143208289</text:p>
          </table:table-cell>
          <table:table-cell/>
        </table:table-row>
        <table:table-row table:style-name="ro1">
          <table:table-cell office:value-type="float" office:value="1.81590379860207">
            <text:p>1.8159037986</text:p>
          </table:table-cell>
          <table:table-cell/>
        </table:table-row>
        <table:table-row table:style-name="ro1">
          <table:table-cell office:value-type="float" office:value="1.81743296349788">
            <text:p>1.8174329635</text:p>
          </table:table-cell>
          <table:table-cell/>
        </table:table-row>
        <table:table-row table:style-name="ro1">
          <table:table-cell office:value-type="float" office:value="1.81890824189912">
            <text:p>1.8189082419</text:p>
          </table:table-cell>
          <table:table-cell/>
        </table:table-row>
        <table:table-row table:style-name="ro1">
          <table:table-cell office:value-type="float" office:value="1.82032955504768">
            <text:p>1.820329555</text:p>
          </table:table-cell>
          <table:table-cell/>
        </table:table-row>
        <table:table-row table:style-name="ro1">
          <table:table-cell office:value-type="float" office:value="1.82169682714526">
            <text:p>1.8216968271</text:p>
          </table:table-cell>
          <table:table-cell/>
        </table:table-row>
        <table:table-row table:style-name="ro1">
          <table:table-cell office:value-type="float" office:value="1.82300998535357">
            <text:p>1.8230099854</text:p>
          </table:table-cell>
          <table:table-cell/>
        </table:table-row>
        <table:table-row table:style-name="ro1">
          <table:table-cell office:value-type="float" office:value="1.82426895979451">
            <text:p>1.8242689598</text:p>
          </table:table-cell>
          <table:table-cell/>
        </table:table-row>
        <table:table-row table:style-name="ro1">
          <table:table-cell office:value-type="float" office:value="1.82547368355042">
            <text:p>1.8254736836</text:p>
          </table:table-cell>
          <table:table-cell/>
        </table:table-row>
        <table:table-row table:style-name="ro1">
          <table:table-cell office:value-type="float" office:value="1.82662409266417">
            <text:p>1.8266240927</text:p>
          </table:table-cell>
          <table:table-cell/>
        </table:table-row>
        <table:table-row table:style-name="ro1">
          <table:table-cell office:value-type="float" office:value="1.82772012613943">
            <text:p>1.8277201261</text:p>
          </table:table-cell>
          <table:table-cell/>
        </table:table-row>
        <table:table-row table:style-name="ro1">
          <table:table-cell office:value-type="float" office:value="1.82876172594082">
            <text:p>1.8287617259</text:p>
          </table:table-cell>
          <table:table-cell/>
        </table:table-row>
        <table:table-row table:style-name="ro1">
          <table:table-cell office:value-type="float" office:value="1.82974883699401">
            <text:p>1.829748837</text:p>
          </table:table-cell>
          <table:table-cell/>
        </table:table-row>
        <table:table-row table:style-name="ro1">
          <table:table-cell office:value-type="float" office:value="1.83068140718598">
            <text:p>1.8306814072</text:p>
          </table:table-cell>
          <table:table-cell/>
        </table:table-row>
        <table:table-row table:style-name="ro1">
          <table:table-cell office:value-type="float" office:value="1.83155938736506">
            <text:p>1.8315593874</text:p>
          </table:table-cell>
          <table:table-cell/>
        </table:table-row>
        <table:table-row table:style-name="ro1">
          <table:table-cell office:value-type="float" office:value="1.83238273134116">
            <text:p>1.8323827313</text:p>
          </table:table-cell>
          <table:table-cell/>
        </table:table-row>
        <table:table-row table:style-name="ro1">
          <table:table-cell office:value-type="float" office:value="1.83315139588579">
            <text:p>1.8331513959</text:p>
          </table:table-cell>
          <table:table-cell/>
        </table:table-row>
        <table:table-row table:style-name="ro1">
          <table:table-cell office:value-type="float" office:value="1.8338653407323">
            <text:p>1.8338653407</text:p>
          </table:table-cell>
          <table:table-cell/>
        </table:table-row>
        <table:table-row table:style-name="ro1">
          <table:table-cell office:value-type="float" office:value="1.8345245285759">
            <text:p>1.8345245286</text:p>
          </table:table-cell>
          <table:table-cell/>
        </table:table-row>
        <table:table-row table:style-name="ro1">
          <table:table-cell office:value-type="float" office:value="1.83512892507383">
            <text:p>1.8351289251</text:p>
          </table:table-cell>
          <table:table-cell/>
        </table:table-row>
        <table:table-row table:style-name="ro1">
          <table:table-cell office:value-type="float" office:value="1.83567849884541">
            <text:p>1.8356784988</text:p>
          </table:table-cell>
          <table:table-cell/>
        </table:table-row>
        <table:table-row table:style-name="ro1">
          <table:table-cell office:value-type="float" office:value="1.83617322147214">
            <text:p>1.8361732215</text:p>
          </table:table-cell>
          <table:table-cell/>
        </table:table-row>
        <table:table-row table:style-name="ro1">
          <table:table-cell office:value-type="float" office:value="1.83661306749778">
            <text:p>1.8366130675</text:p>
          </table:table-cell>
          <table:table-cell/>
        </table:table-row>
        <table:table-row table:style-name="ro1">
          <table:table-cell office:value-type="float" office:value="1.83699801442843">
            <text:p>1.8369980144</text:p>
          </table:table-cell>
          <table:table-cell/>
        </table:table-row>
        <table:table-row table:style-name="ro1">
          <table:table-cell office:value-type="float" office:value="1.83732804273258">
            <text:p>1.8373280427</text:p>
          </table:table-cell>
          <table:table-cell/>
        </table:table-row>
        <table:table-row table:style-name="ro1">
          <table:table-cell office:value-type="float" office:value="1.8376031358412">
            <text:p>1.8376031358</text:p>
          </table:table-cell>
          <table:table-cell/>
        </table:table-row>
        <table:table-row table:style-name="ro1">
          <table:table-cell office:value-type="float" office:value="1.83782328014771">
            <text:p>1.8378232801</text:p>
          </table:table-cell>
          <table:table-cell/>
        </table:table-row>
        <table:table-row table:style-name="ro1">
          <table:table-cell office:value-type="float" office:value="1.83798846500808">
            <text:p>1.837988465</text:p>
          </table:table-cell>
          <table:table-cell/>
        </table:table-row>
        <table:table-row table:style-name="ro1">
          <table:table-cell office:value-type="float" office:value="1.83809868274087">
            <text:p>1.8380986827</text:p>
          </table:table-cell>
          <table:table-cell/>
        </table:table-row>
        <table:table-row table:style-name="ro1">
          <table:table-cell office:value-type="float" office:value="1.83815392862721">
            <text:p>1.8381539286</text:p>
          </table:table-cell>
          <table:table-cell/>
        </table:table-row>
        <table:table-row table:style-name="ro1">
          <table:table-cell office:value-type="float" office:value="1.8381542009108">
            <text:p>1.8381542009</text:p>
          </table:table-cell>
          <table:table-cell/>
        </table:table-row>
        <table:table-row table:style-name="ro1">
          <table:table-cell office:value-type="float" office:value="1.838099500798">
            <text:p>1.8380995008</text:p>
          </table:table-cell>
          <table:table-cell/>
        </table:table-row>
        <table:table-row table:style-name="ro1">
          <table:table-cell office:value-type="float" office:value="1.83798983245771">
            <text:p>1.8379898325</text:p>
          </table:table-cell>
          <table:table-cell/>
        </table:table-row>
        <table:table-row table:style-name="ro1">
          <table:table-cell office:value-type="float" office:value="1.83782520302148">
            <text:p>1.837825203</text:p>
          </table:table-cell>
          <table:table-cell/>
        </table:table-row>
        <table:table-row table:style-name="ro1">
          <table:table-cell office:value-type="float" office:value="1.83760562258338">
            <text:p>1.8376056226</text:p>
          </table:table-cell>
          <table:table-cell/>
        </table:table-row>
        <table:table-row table:style-name="ro1">
          <table:table-cell office:value-type="float" office:value="1.83733110420005">
            <text:p>1.8373311042</text:p>
          </table:table-cell>
          <table:table-cell/>
        </table:table-row>
        <table:table-row table:style-name="ro1">
          <table:table-cell office:value-type="float" office:value="1.83700166389061">
            <text:p>1.8370016639</text:p>
          </table:table-cell>
          <table:table-cell/>
        </table:table-row>
        <table:table-row table:style-name="ro1">
          <table:table-cell office:value-type="float" office:value="1.83661732063667">
            <text:p>1.8366173206</text:p>
          </table:table-cell>
          <table:table-cell/>
        </table:table-row>
        <table:table-row table:style-name="ro1">
          <table:table-cell office:value-type="float" office:value="1.83617809638223">
            <text:p>1.8361780964</text:p>
          </table:table-cell>
          <table:table-cell/>
        </table:table-row>
        <table:table-row table:style-name="ro1">
          <table:table-cell office:value-type="float" office:value="1.83568401603362">
            <text:p>1.835684016</text:p>
          </table:table-cell>
          <table:table-cell/>
        </table:table-row>
        <table:table-row table:style-name="ro1">
          <table:table-cell office:value-type="float" office:value="1.83513510745948">
            <text:p>1.8351351075</text:p>
          </table:table-cell>
          <table:table-cell/>
        </table:table-row>
        <table:table-row table:style-name="ro1">
          <table:table-cell office:value-type="float" office:value="1.83453140149062">
            <text:p>1.8345314015</text:p>
          </table:table-cell>
          <table:table-cell/>
        </table:table-row>
        <table:table-row table:style-name="ro1">
          <table:table-cell office:value-type="float" office:value="1.83387293191999">
            <text:p>1.8338729319</text:p>
          </table:table-cell>
          <table:table-cell/>
        </table:table-row>
        <table:table-row table:style-name="ro1">
          <table:table-cell office:value-type="float" office:value="1.83315973550253">
            <text:p>1.8331597355</text:p>
          </table:table-cell>
          <table:table-cell/>
        </table:table-row>
        <table:table-row table:style-name="ro1">
          <table:table-cell office:value-type="float" office:value="1.83239185195511">
            <text:p>1.832391852</text:p>
          </table:table-cell>
          <table:table-cell/>
        </table:table-row>
        <table:table-row table:style-name="ro1">
          <table:table-cell office:value-type="float" office:value="1.83156932395641">
            <text:p>1.831569324</text:p>
          </table:table-cell>
          <table:table-cell/>
        </table:table-row>
        <table:table-row table:style-name="ro1">
          <table:table-cell office:value-type="float" office:value="1.83069219714678">
            <text:p>1.8306921971</text:p>
          </table:table-cell>
          <table:table-cell/>
        </table:table-row>
        <table:table-row table:style-name="ro1">
          <table:table-cell office:value-type="float" office:value="1.82976052012816">
            <text:p>1.8297605201</text:p>
          </table:table-cell>
          <table:table-cell/>
        </table:table-row>
        <table:table-row table:style-name="ro1">
          <table:table-cell office:value-type="float" office:value="1.82877434446387">
            <text:p>1.8287743445</text:p>
          </table:table-cell>
          <table:table-cell/>
        </table:table-row>
        <table:table-row table:style-name="ro1">
          <table:table-cell office:value-type="float" office:value="1.82773372467854">
            <text:p>1.8277337247</text:p>
          </table:table-cell>
          <table:table-cell/>
        </table:table-row>
        <table:table-row table:style-name="ro1">
          <table:table-cell office:value-type="float" office:value="1.82663871825793">
            <text:p>1.8266387183</text:p>
          </table:table-cell>
          <table:table-cell/>
        </table:table-row>
        <table:table-row table:style-name="ro1">
          <table:table-cell office:value-type="float" office:value="1.82548938564875">
            <text:p>1.8254893856</text:p>
          </table:table-cell>
          <table:table-cell/>
        </table:table-row>
        <table:table-row table:style-name="ro1">
          <table:table-cell office:value-type="float" office:value="1.82428579025851">
            <text:p>1.8242857903</text:p>
          </table:table-cell>
          <table:table-cell/>
        </table:table-row>
        <table:table-row table:style-name="ro1">
          <table:table-cell office:value-type="float" office:value="1.82302799845536">
            <text:p>1.8230279985</text:p>
          </table:table-cell>
          <table:table-cell/>
        </table:table-row>
        <table:table-row table:style-name="ro1">
          <table:table-cell office:value-type="float" office:value="1.82171607956787">
            <text:p>1.8217160796</text:p>
          </table:table-cell>
          <table:table-cell/>
        </table:table-row>
        <table:table-row table:style-name="ro1">
          <table:table-cell office:value-type="float" office:value="1.82035010588487">
            <text:p>1.8203501059</text:p>
          </table:table-cell>
          <table:table-cell/>
        </table:table-row>
        <table:table-row table:style-name="ro1">
          <table:table-cell office:value-type="float" office:value="1.8189301526552">
            <text:p>1.8189301527</text:p>
          </table:table-cell>
          <table:table-cell/>
        </table:table-row>
        <table:table-row table:style-name="ro1">
          <table:table-cell office:value-type="float" office:value="1.81745629808757">
            <text:p>1.8174562981</text:p>
          </table:table-cell>
          <table:table-cell/>
        </table:table-row>
        <table:table-row table:style-name="ro1">
          <table:table-cell office:value-type="float" office:value="1.81592862335028">
            <text:p>1.8159286234</text:p>
          </table:table-cell>
          <table:table-cell/>
        </table:table-row>
        <table:table-row table:style-name="ro1">
          <table:table-cell office:value-type="float" office:value="1.81434721257104">
            <text:p>1.8143472126</text:p>
          </table:table-cell>
          <table:table-cell/>
        </table:table-row>
        <table:table-row table:style-name="ro1">
          <table:table-cell office:value-type="float" office:value="1.81271215283669">
            <text:p>1.8127121528</text:p>
          </table:table-cell>
          <table:table-cell/>
        </table:table-row>
        <table:table-row table:style-name="ro1">
          <table:table-cell office:value-type="float" office:value="1.81102353419299">
            <text:p>1.8110235342</text:p>
          </table:table-cell>
          <table:table-cell/>
        </table:table-row>
        <table:table-row table:style-name="ro1">
          <table:table-cell office:value-type="float" office:value="1.80928144964435">
            <text:p>1.8092814496</text:p>
          </table:table-cell>
          <table:table-cell/>
        </table:table-row>
        <table:table-row table:style-name="ro1">
          <table:table-cell office:value-type="float" office:value="1.80748599515362">
            <text:p>1.8074859952</text:p>
          </table:table-cell>
          <table:table-cell/>
        </table:table-row>
        <table:table-row table:style-name="ro1">
          <table:table-cell office:value-type="float" office:value="1.80563726964173">
            <text:p>1.8056372696</text:p>
          </table:table-cell>
          <table:table-cell/>
        </table:table-row>
        <table:table-row table:style-name="ro1">
          <table:table-cell office:value-type="float" office:value="1.80373537498749">
            <text:p>1.803735375</text:p>
          </table:table-cell>
          <table:table-cell/>
        </table:table-row>
        <table:table-row table:style-name="ro1">
          <table:table-cell office:value-type="float" office:value="1.8017804160273">
            <text:p>1.801780416</text:p>
          </table:table-cell>
          <table:table-cell/>
        </table:table-row>
        <table:table-row table:style-name="ro1">
          <table:table-cell office:value-type="float" office:value="1.79977250055481">
            <text:p>1.7997725006</text:p>
          </table:table-cell>
          <table:table-cell/>
        </table:table-row>
        <table:table-row table:style-name="ro1">
          <table:table-cell office:value-type="float" office:value="1.79771173932067">
            <text:p>1.7977117393</text:p>
          </table:table-cell>
          <table:table-cell/>
        </table:table-row>
        <table:table-row table:style-name="ro1">
          <table:table-cell office:value-type="float" office:value="1.7955982460322">
            <text:p>1.795598246</text:p>
          </table:table-cell>
          <table:table-cell/>
        </table:table-row>
        <table:table-row table:style-name="ro1">
          <table:table-cell office:value-type="float" office:value="1.79343213735306">
            <text:p>1.7934321374</text:p>
          </table:table-cell>
          <table:table-cell/>
        </table:table-row>
        <table:table-row table:style-name="ro1">
          <table:table-cell office:value-type="float" office:value="1.79121353290296">
            <text:p>1.7912135329</text:p>
          </table:table-cell>
          <table:table-cell/>
        </table:table-row>
        <table:table-row table:style-name="ro1">
          <table:table-cell office:value-type="float" office:value="1.78894255525729">
            <text:p>1.7889425553</text:p>
          </table:table-cell>
          <table:table-cell/>
        </table:table-row>
        <table:table-row table:style-name="ro1">
          <table:table-cell office:value-type="float" office:value="1.78661932994681">
            <text:p>1.7866193299</text:p>
          </table:table-cell>
          <table:table-cell/>
        </table:table-row>
        <table:table-row table:style-name="ro1">
          <table:table-cell office:value-type="float" office:value="1.78424398545727">
            <text:p>1.7842439855</text:p>
          </table:table-cell>
          <table:table-cell/>
        </table:table-row>
        <table:table-row table:style-name="ro1">
          <table:table-cell office:value-type="float" office:value="1.78181665322908">
            <text:p>1.7818166532</text:p>
          </table:table-cell>
          <table:table-cell/>
        </table:table-row>
        <table:table-row table:style-name="ro1">
          <table:table-cell office:value-type="float" office:value="1.77933746765691">
            <text:p>1.7793374677</text:p>
          </table:table-cell>
          <table:table-cell/>
        </table:table-row>
        <table:table-row table:style-name="ro1">
          <table:table-cell office:value-type="float" office:value="1.77680656608935">
            <text:p>1.7768065661</text:p>
          </table:table-cell>
          <table:table-cell/>
        </table:table-row>
        <table:table-row table:style-name="ro1">
          <table:table-cell office:value-type="float" office:value="1.7742240888285">
            <text:p>1.7742240888</text:p>
          </table:table-cell>
          <table:table-cell/>
        </table:table-row>
        <table:table-row table:style-name="ro1">
          <table:table-cell office:value-type="float" office:value="1.77159017912963">
            <text:p>1.7715901791</text:p>
          </table:table-cell>
          <table:table-cell/>
        </table:table-row>
        <table:table-row table:style-name="ro1">
          <table:table-cell office:value-type="float" office:value="1.76890498320068">
            <text:p>1.7689049832</text:p>
          </table:table-cell>
          <table:table-cell/>
        </table:table-row>
        <table:table-row table:style-name="ro1">
          <table:table-cell office:value-type="float" office:value="1.76616865020196">
            <text:p>1.7661686502</text:p>
          </table:table-cell>
          <table:table-cell/>
        </table:table-row>
        <table:table-row table:style-name="ro1">
          <table:table-cell office:value-type="float" office:value="1.76338133224568">
            <text:p>1.7633813322</text:p>
          </table:table-cell>
          <table:table-cell/>
        </table:table-row>
        <table:table-row table:style-name="ro1">
          <table:table-cell office:value-type="float" office:value="1.76054318439554">
            <text:p>1.7605431844</text:p>
          </table:table-cell>
          <table:table-cell/>
        </table:table-row>
        <table:table-row table:style-name="ro1">
          <table:table-cell office:value-type="float" office:value="1.75765436466628">
            <text:p>1.7576543647</text:p>
          </table:table-cell>
          <table:table-cell/>
        </table:table-row>
        <table:table-row table:style-name="ro1">
          <table:table-cell office:value-type="float" office:value="1.75471503402324">
            <text:p>1.754715034</text:p>
          </table:table-cell>
          <table:table-cell/>
        </table:table-row>
        <table:table-row table:style-name="ro1">
          <table:table-cell office:value-type="float" office:value="1.75172535638196">
            <text:p>1.7517253564</text:p>
          </table:table-cell>
          <table:table-cell/>
        </table:table-row>
        <table:table-row table:style-name="ro1">
          <table:table-cell office:value-type="float" office:value="1.74868549860767">
            <text:p>1.7486854986</text:p>
          </table:table-cell>
          <table:table-cell/>
        </table:table-row>
        <table:table-row table:style-name="ro1">
          <table:table-cell office:value-type="float" office:value="1.74559563051484">
            <text:p>1.7455956305</text:p>
          </table:table-cell>
          <table:table-cell/>
        </table:table-row>
        <table:table-row table:style-name="ro1">
          <table:table-cell office:value-type="float" office:value="1.74245592486671">
            <text:p>1.7424559249</text:p>
          </table:table-cell>
          <table:table-cell/>
        </table:table-row>
        <table:table-row table:style-name="ro1">
          <table:table-cell office:value-type="float" office:value="1.73926655737481">
            <text:p>1.7392665574</text:p>
          </table:table-cell>
          <table:table-cell/>
        </table:table-row>
        <table:table-row table:style-name="ro1">
          <table:table-cell office:value-type="float" office:value="1.73602770669846">
            <text:p>1.7360277067</text:p>
          </table:table-cell>
          <table:table-cell/>
        </table:table-row>
        <table:table-row table:style-name="ro1">
          <table:table-cell office:value-type="float" office:value="1.7327395544443">
            <text:p>1.7327395544</text:p>
          </table:table-cell>
          <table:table-cell/>
        </table:table-row>
        <table:table-row table:style-name="ro1">
          <table:table-cell office:value-type="float" office:value="1.72940228516575">
            <text:p>1.7294022852</text:p>
          </table:table-cell>
          <table:table-cell/>
        </table:table-row>
        <table:table-row table:style-name="ro1">
          <table:table-cell office:value-type="float" office:value="1.72601608636251">
            <text:p>1.7260160864</text:p>
          </table:table-cell>
          <table:table-cell/>
        </table:table-row>
        <table:table-row table:style-name="ro1">
          <table:table-cell office:value-type="float" office:value="1.72258114848003">
            <text:p>1.7225811485</text:p>
          </table:table-cell>
          <table:table-cell/>
        </table:table-row>
        <table:table-row table:style-name="ro1">
          <table:table-cell office:value-type="float" office:value="1.71909766490902">
            <text:p>1.7190976649</text:p>
          </table:table-cell>
          <table:table-cell/>
        </table:table-row>
        <table:table-row table:style-name="ro1">
          <table:table-cell office:value-type="float" office:value="1.71556583198484">
            <text:p>1.715565832</text:p>
          </table:table-cell>
          <table:table-cell/>
        </table:table-row>
        <table:table-row table:style-name="ro1">
          <table:table-cell office:value-type="float" office:value="1.71198584898702">
            <text:p>1.711985849</text:p>
          </table:table-cell>
          <table:table-cell/>
        </table:table-row>
        <table:table-row table:style-name="ro1">
          <table:table-cell office:value-type="float" office:value="1.70835791813866">
            <text:p>1.7083579181</text:p>
          </table:table-cell>
          <table:table-cell/>
        </table:table-row>
        <table:table-row table:style-name="ro1">
          <table:table-cell office:value-type="float" office:value="1.70468224460589">
            <text:p>1.7046822446</text:p>
          </table:table-cell>
          <table:table-cell/>
        </table:table-row>
        <table:table-row table:style-name="ro1">
          <table:table-cell office:value-type="float" office:value="1.70095903649729">
            <text:p>1.7009590365</text:p>
          </table:table-cell>
          <table:table-cell/>
        </table:table-row>
        <table:table-row table:style-name="ro1">
          <table:table-cell office:value-type="float" office:value="1.69718850486332">
            <text:p>1.6971885049</text:p>
          </table:table-cell>
          <table:table-cell/>
        </table:table-row>
        <table:table-row table:style-name="ro1">
          <table:table-cell office:value-type="float" office:value="1.69337086369571">
            <text:p>1.6933708637</text:p>
          </table:table-cell>
          <table:table-cell/>
        </table:table-row>
        <table:table-row table:style-name="ro1">
          <table:table-cell office:value-type="float" office:value="1.68950632992688">
            <text:p>1.6895063299</text:p>
          </table:table-cell>
          <table:table-cell/>
        </table:table-row>
        <table:table-row table:style-name="ro1">
          <table:table-cell office:value-type="float" office:value="1.68559512342936">
            <text:p>1.6855951234</text:p>
          </table:table-cell>
          <table:table-cell/>
        </table:table-row>
        <table:table-row table:style-name="ro1">
          <table:table-cell office:value-type="float" office:value="1.68163746701512">
            <text:p>1.681637467</text:p>
          </table:table-cell>
          <table:table-cell/>
        </table:table-row>
        <table:table-row table:style-name="ro1">
          <table:table-cell office:value-type="float" office:value="1.67763358643499">
            <text:p>1.6776335864</text:p>
          </table:table-cell>
          <table:table-cell/>
        </table:table-row>
        <table:table-row table:style-name="ro1">
          <table:table-cell office:value-type="float" office:value="1.67358371037803">
            <text:p>1.6735837104</text:p>
          </table:table-cell>
          <table:table-cell/>
        </table:table-row>
        <table:table-row table:style-name="ro1">
          <table:table-cell office:value-type="float" office:value="1.66948807047089">
            <text:p>1.6694880705</text:p>
          </table:table-cell>
          <table:table-cell/>
        </table:table-row>
        <table:table-row table:style-name="ro1">
          <table:table-cell office:value-type="float" office:value="1.66534690127715">
            <text:p>1.6653469013</text:p>
          </table:table-cell>
          <table:table-cell/>
        </table:table-row>
        <table:table-row table:style-name="ro1">
          <table:table-cell office:value-type="float" office:value="1.66116044029667">
            <text:p>1.6611604403</text:p>
          </table:table-cell>
          <table:table-cell/>
        </table:table-row>
        <table:table-row table:style-name="ro1">
          <table:table-cell office:value-type="float" office:value="1.65692892796496">
            <text:p>1.656928928</text:p>
          </table:table-cell>
          <table:table-cell/>
        </table:table-row>
        <table:table-row table:style-name="ro1">
          <table:table-cell office:value-type="float" office:value="1.65265260765247">
            <text:p>1.6526526077</text:p>
          </table:table-cell>
          <table:table-cell/>
        </table:table-row>
        <table:table-row table:style-name="ro1">
          <table:table-cell office:value-type="float" office:value="1.64833172566394">
            <text:p>1.6483317257</text:p>
          </table:table-cell>
          <table:table-cell/>
        </table:table-row>
        <table:table-row table:style-name="ro1">
          <table:table-cell office:value-type="float" office:value="1.64396653123769">
            <text:p>1.6439665312</text:p>
          </table:table-cell>
          <table:table-cell/>
        </table:table-row>
        <table:table-row table:style-name="ro1">
          <table:table-cell office:value-type="float" office:value="1.63955727654496">
            <text:p>1.6395572765</text:p>
          </table:table-cell>
          <table:table-cell/>
        </table:table-row>
        <table:table-row table:style-name="ro1">
          <table:table-cell office:value-type="float" office:value="1.63510421668917">
            <text:p>1.6351042167</text:p>
          </table:table-cell>
          <table:table-cell/>
        </table:table-row>
        <table:table-row table:style-name="ro1">
          <table:table-cell office:value-type="float" office:value="1.63060760970523">
            <text:p>1.6306076097</text:p>
          </table:table-cell>
          <table:table-cell/>
        </table:table-row>
        <table:table-row table:style-name="ro1">
          <table:table-cell office:value-type="float" office:value="1.62606771655883">
            <text:p>1.6260677166</text:p>
          </table:table-cell>
          <table:table-cell/>
        </table:table-row>
        <table:table-row table:style-name="ro1">
          <table:table-cell office:value-type="float" office:value="1.62148480114569">
            <text:p>1.6214848011</text:p>
          </table:table-cell>
          <table:table-cell/>
        </table:table-row>
        <table:table-row table:style-name="ro1">
          <table:table-cell office:value-type="float" office:value="1.61685913029085">
            <text:p>1.6168591303</text:p>
          </table:table-cell>
          <table:table-cell/>
        </table:table-row>
        <table:table-row table:style-name="ro1">
          <table:table-cell office:value-type="float" office:value="1.61219097374792">
            <text:p>1.6121909737</text:p>
          </table:table-cell>
          <table:table-cell/>
        </table:table-row>
        <table:table-row table:style-name="ro1">
          <table:table-cell office:value-type="float" office:value="1.6074806041983">
            <text:p>1.6074806042</text:p>
          </table:table-cell>
          <table:table-cell/>
        </table:table-row>
        <table:table-row table:style-name="ro1">
          <table:table-cell office:value-type="float" office:value="1.60272829725047">
            <text:p>1.6027282973</text:p>
          </table:table-cell>
          <table:table-cell/>
        </table:table-row>
        <table:table-row table:style-name="ro1">
          <table:table-cell office:value-type="float" office:value="1.59793433143921">
            <text:p>1.5979343314</text:p>
          </table:table-cell>
          <table:table-cell/>
        </table:table-row>
        <table:table-row table:style-name="ro1">
          <table:table-cell office:value-type="float" office:value="1.59309898822477">
            <text:p>1.5930989882</text:p>
          </table:table-cell>
          <table:table-cell/>
        </table:table-row>
        <table:table-row table:style-name="ro1">
          <table:table-cell office:value-type="float" office:value="1.58822255199217">
            <text:p>1.588222552</text:p>
          </table:table-cell>
          <table:table-cell/>
        </table:table-row>
        <table:table-row table:style-name="ro1">
          <table:table-cell office:value-type="float" office:value="1.58330531005037">
            <text:p>1.5833053101</text:p>
          </table:table-cell>
          <table:table-cell/>
        </table:table-row>
        <table:table-row table:style-name="ro1">
          <table:table-cell office:value-type="float" office:value="1.57834755263145">
            <text:p>1.5783475526</text:p>
          </table:table-cell>
          <table:table-cell/>
        </table:table-row>
        <table:table-row table:style-name="ro1">
          <table:table-cell office:value-type="float" office:value="1.57334957288981">
            <text:p>1.5733495729</text:p>
          </table:table-cell>
          <table:table-cell/>
        </table:table-row>
        <table:table-row table:style-name="ro1">
          <table:table-cell office:value-type="float" office:value="1.56831166690142">
            <text:p>1.5683116669</text:p>
          </table:table-cell>
          <table:table-cell/>
        </table:table-row>
        <table:table-row table:style-name="ro1">
          <table:table-cell office:value-type="float" office:value="1.5632341336629">
            <text:p>1.5632341337</text:p>
          </table:table-cell>
          <table:table-cell/>
        </table:table-row>
        <table:table-row table:style-name="ro1">
          <table:table-cell office:value-type="float" office:value="1.55811727509074">
            <text:p>1.5581172751</text:p>
          </table:table-cell>
          <table:table-cell/>
        </table:table-row>
        <table:table-row table:style-name="ro1">
          <table:table-cell office:value-type="float" office:value="1.55296139602047">
            <text:p>1.552961396</text:p>
          </table:table-cell>
          <table:table-cell/>
        </table:table-row>
        <table:table-row table:style-name="ro1">
          <table:table-cell office:value-type="float" office:value="1.54776680420576">
            <text:p>1.5477668042</text:p>
          </table:table-cell>
          <table:table-cell/>
        </table:table-row>
        <table:table-row table:style-name="ro1">
          <table:table-cell office:value-type="float" office:value="1.54253381031764">
            <text:p>1.5425338103</text:p>
          </table:table-cell>
          <table:table-cell/>
        </table:table-row>
        <table:table-row table:style-name="ro1">
          <table:table-cell office:value-type="float" office:value="1.53726272794356">
            <text:p>1.5372627279</text:p>
          </table:table-cell>
          <table:table-cell/>
        </table:table-row>
        <table:table-row table:style-name="ro1">
          <table:table-cell office:value-type="float" office:value="1.53195387358657">
            <text:p>1.5319538736</text:p>
          </table:table-cell>
          <table:table-cell/>
        </table:table-row>
        <table:table-row table:style-name="ro1">
          <table:table-cell office:value-type="float" office:value="1.52660756666442">
            <text:p>1.5266075667</text:p>
          </table:table-cell>
          <table:table-cell/>
        </table:table-row>
        <table:table-row table:style-name="ro1">
          <table:table-cell office:value-type="float" office:value="1.52122412950865">
            <text:p>1.5212241295</text:p>
          </table:table-cell>
          <table:table-cell/>
        </table:table-row>
        <table:table-row table:style-name="ro1">
          <table:table-cell office:value-type="float" office:value="1.51580388736376">
            <text:p>1.5158038874</text:p>
          </table:table-cell>
          <table:table-cell/>
        </table:table-row>
        <table:table-row table:style-name="ro1">
          <table:table-cell office:value-type="float" office:value="1.51034716838623">
            <text:p>1.5103471684</text:p>
          </table:table-cell>
          <table:table-cell/>
        </table:table-row>
        <table:table-row table:style-name="ro1">
          <table:table-cell office:value-type="float" office:value="1.50485430364365">
            <text:p>1.5048543036</text:p>
          </table:table-cell>
          <table:table-cell/>
        </table:table-row>
        <table:table-row table:style-name="ro1">
          <table:table-cell office:value-type="float" office:value="1.49932562711379">
            <text:p>1.4993256271</text:p>
          </table:table-cell>
          <table:table-cell/>
        </table:table-row>
        <table:table-row table:style-name="ro1">
          <table:table-cell office:value-type="float" office:value="1.49376147568367">
            <text:p>1.4937614757</text:p>
          </table:table-cell>
          <table:table-cell/>
        </table:table-row>
        <table:table-row table:style-name="ro1">
          <table:table-cell office:value-type="float" office:value="1.48816218914862">
            <text:p>1.4881621891</text:p>
          </table:table-cell>
          <table:table-cell/>
        </table:table-row>
        <table:table-row table:style-name="ro1">
          <table:table-cell office:value-type="float" office:value="1.48252811021136">
            <text:p>1.4825281102</text:p>
          </table:table-cell>
          <table:table-cell/>
        </table:table-row>
        <table:table-row table:style-name="ro1">
          <table:table-cell office:value-type="float" office:value="1.476859584481">
            <text:p>1.4768595845</text:p>
          </table:table-cell>
          <table:table-cell/>
        </table:table-row>
        <table:table-row table:style-name="ro1">
          <table:table-cell office:value-type="float" office:value="1.47115696047214">
            <text:p>1.4711569605</text:p>
          </table:table-cell>
          <table:table-cell/>
        </table:table-row>
        <table:table-row table:style-name="ro1">
          <table:table-cell office:value-type="float" office:value="1.46542058960383">
            <text:p>1.4654205896</text:p>
          </table:table-cell>
          <table:table-cell/>
        </table:table-row>
        <table:table-row table:style-name="ro1">
          <table:table-cell office:value-type="float" office:value="1.45965082619865">
            <text:p>1.4596508262</text:p>
          </table:table-cell>
          <table:table-cell/>
        </table:table-row>
        <table:table-row table:style-name="ro1">
          <table:table-cell office:value-type="float" office:value="1.45384802748171">
            <text:p>1.4538480275</text:p>
          </table:table-cell>
          <table:table-cell/>
        </table:table-row>
        <table:table-row table:style-name="ro1">
          <table:table-cell office:value-type="float" office:value="1.44801255357965">
            <text:p>1.4480125536</text:p>
          </table:table-cell>
          <table:table-cell/>
        </table:table-row>
        <table:table-row table:style-name="ro1">
          <table:table-cell office:value-type="float" office:value="1.44214476751966">
            <text:p>1.4421447675</text:p>
          </table:table-cell>
          <table:table-cell/>
        </table:table-row>
        <table:table-row table:style-name="ro1">
          <table:table-cell office:value-type="float" office:value="1.43624503522842">
            <text:p>1.4362450352</text:p>
          </table:table-cell>
          <table:table-cell/>
        </table:table-row>
        <table:table-row table:style-name="ro1">
          <table:table-cell office:value-type="float" office:value="1.43031372553114">
            <text:p>1.4303137255</text:p>
          </table:table-cell>
          <table:table-cell/>
        </table:table-row>
        <table:table-row table:style-name="ro1">
          <table:table-cell office:value-type="float" office:value="1.42435121015052">
            <text:p>1.4243512102</text:p>
          </table:table-cell>
          <table:table-cell/>
        </table:table-row>
        <table:table-row table:style-name="ro1">
          <table:table-cell office:value-type="float" office:value="1.41835786370569">
            <text:p>1.4183578637</text:p>
          </table:table-cell>
          <table:table-cell/>
        </table:table-row>
        <table:table-row table:style-name="ro1">
          <table:table-cell office:value-type="float" office:value="1.41233406371121">
            <text:p>1.4123340637</text:p>
          </table:table-cell>
          <table:table-cell/>
        </table:table-row>
        <table:table-row table:style-name="ro1">
          <table:table-cell office:value-type="float" office:value="1.40628019057599">
            <text:p>1.4062801906</text:p>
          </table:table-cell>
          <table:table-cell/>
        </table:table-row>
        <table:table-row table:style-name="ro1">
          <table:table-cell office:value-type="float" office:value="1.40019662760224">
            <text:p>1.4001966276</text:p>
          </table:table-cell>
          <table:table-cell/>
        </table:table-row>
        <table:table-row table:style-name="ro1">
          <table:table-cell office:value-type="float" office:value="1.39408376098442">
            <text:p>1.394083761</text:p>
          </table:table-cell>
          <table:table-cell/>
        </table:table-row>
        <table:table-row table:style-name="ro1">
          <table:table-cell office:value-type="float" office:value="1.38794197980816">
            <text:p>1.3879419798</text:p>
          </table:table-cell>
          <table:table-cell/>
        </table:table-row>
        <table:table-row table:style-name="ro1">
          <table:table-cell office:value-type="float" office:value="1.38177167604917">
            <text:p>1.381771676</text:p>
          </table:table-cell>
          <table:table-cell/>
        </table:table-row>
        <table:table-row table:style-name="ro1">
          <table:table-cell office:value-type="float" office:value="1.37557324457215">
            <text:p>1.3755732446</text:p>
          </table:table-cell>
          <table:table-cell/>
        </table:table-row>
        <table:table-row table:style-name="ro1">
          <table:table-cell office:value-type="float" office:value="1.36934708312973">
            <text:p>1.3693470831</text:p>
          </table:table-cell>
          <table:table-cell/>
        </table:table-row>
        <table:table-row table:style-name="ro1">
          <table:table-cell office:value-type="float" office:value="1.36309359236129">
            <text:p>1.3630935924</text:p>
          </table:table-cell>
          <table:table-cell/>
        </table:table-row>
        <table:table-row table:style-name="ro1">
          <table:table-cell office:value-type="float" office:value="1.35681317579195">
            <text:p>1.3568131758</text:p>
          </table:table-cell>
          <table:table-cell/>
        </table:table-row>
        <table:table-row table:style-name="ro1">
          <table:table-cell office:value-type="float" office:value="1.35050623983136">
            <text:p>1.3505062398</text:p>
          </table:table-cell>
          <table:table-cell/>
        </table:table-row>
        <table:table-row table:style-name="ro1">
          <table:table-cell office:value-type="float" office:value="1.34417319377262">
            <text:p>1.3441731938</text:p>
          </table:table-cell>
          <table:table-cell/>
        </table:table-row>
        <table:table-row table:style-name="ro1">
          <table:table-cell office:value-type="float" office:value="1.33781444979112">
            <text:p>1.3378144498</text:p>
          </table:table-cell>
          <table:table-cell/>
        </table:table-row>
        <table:table-row table:style-name="ro1">
          <table:table-cell office:value-type="float" office:value="1.33143042294341">
            <text:p>1.3314304229</text:p>
          </table:table-cell>
          <table:table-cell/>
        </table:table-row>
        <table:table-row table:style-name="ro1">
          <table:table-cell office:value-type="float" office:value="1.32502153116606">
            <text:p>1.3250215312</text:p>
          </table:table-cell>
          <table:table-cell/>
        </table:table-row>
        <table:table-row table:style-name="ro1">
          <table:table-cell office:value-type="float" office:value="1.31858819527447">
            <text:p>1.3185881953</text:p>
          </table:table-cell>
          <table:table-cell/>
        </table:table-row>
        <table:table-row table:style-name="ro1">
          <table:table-cell office:value-type="float" office:value="1.3121308389617">
            <text:p>1.312130839</text:p>
          </table:table-cell>
          <table:table-cell/>
        </table:table-row>
        <table:table-row table:style-name="ro1">
          <table:table-cell office:value-type="float" office:value="1.30564988879736">
            <text:p>1.3056498888</text:p>
          </table:table-cell>
          <table:table-cell/>
        </table:table-row>
        <table:table-row table:style-name="ro1">
          <table:table-cell office:value-type="float" office:value="1.29914577422632">
            <text:p>1.2991457742</text:p>
          </table:table-cell>
          <table:table-cell/>
        </table:table-row>
        <table:table-row table:style-name="ro1">
          <table:table-cell office:value-type="float" office:value="1.29261892756761">
            <text:p>1.2926189276</text:p>
          </table:table-cell>
          <table:table-cell/>
        </table:table-row>
        <table:table-row table:style-name="ro1">
          <table:table-cell office:value-type="float" office:value="1.2860697840132">
            <text:p>1.286069784</text:p>
          </table:table-cell>
          <table:table-cell/>
        </table:table-row>
        <table:table-row table:style-name="ro1">
          <table:table-cell office:value-type="float" office:value="1.27949878162673">
            <text:p>1.2794987816</text:p>
          </table:table-cell>
          <table:table-cell/>
        </table:table-row>
        <table:table-row table:style-name="ro1">
          <table:table-cell office:value-type="float" office:value="1.27290636134239">
            <text:p>1.2729063613</text:p>
          </table:table-cell>
          <table:table-cell/>
        </table:table-row>
        <table:table-row table:style-name="ro1">
          <table:table-cell office:value-type="float" office:value="1.26629296696362">
            <text:p>1.266292967</text:p>
          </table:table-cell>
          <table:table-cell/>
        </table:table-row>
        <table:table-row table:style-name="ro1">
          <table:table-cell office:value-type="float" office:value="1.25965904516194">
            <text:p>1.2596590452</text:p>
          </table:table-cell>
          <table:table-cell/>
        </table:table-row>
        <table:table-row table:style-name="ro1">
          <table:table-cell office:value-type="float" office:value="1.25300504547566">
            <text:p>1.2530050455</text:p>
          </table:table-cell>
          <table:table-cell/>
        </table:table-row>
        <table:table-row table:style-name="ro1">
          <table:table-cell office:value-type="float" office:value="1.24633142030866">
            <text:p>1.2463314203</text:p>
          </table:table-cell>
          <table:table-cell/>
        </table:table-row>
        <table:table-row table:style-name="ro1">
          <table:table-cell office:value-type="float" office:value="1.23963862492912">
            <text:p>1.2396386249</text:p>
          </table:table-cell>
          <table:table-cell/>
        </table:table-row>
        <table:table-row table:style-name="ro1">
          <table:table-cell office:value-type="float" office:value="1.23292711746829">
            <text:p>1.2329271175</text:p>
          </table:table-cell>
          <table:table-cell/>
        </table:table-row>
        <table:table-row table:style-name="ro1">
          <table:table-cell office:value-type="float" office:value="1.22619735891918">
            <text:p>1.2261973589</text:p>
          </table:table-cell>
          <table:table-cell/>
        </table:table-row>
        <table:table-row table:style-name="ro1">
          <table:table-cell office:value-type="float" office:value="1.2194498131353">
            <text:p>1.2194498131</text:p>
          </table:table-cell>
          <table:table-cell/>
        </table:table-row>
        <table:table-row table:style-name="ro1">
          <table:table-cell office:value-type="float" office:value="1.21268494682938">
            <text:p>1.2126849468</text:p>
          </table:table-cell>
          <table:table-cell/>
        </table:table-row>
        <table:table-row table:style-name="ro1">
          <table:table-cell office:value-type="float" office:value="1.20590322957207">
            <text:p>1.2059032296</text:p>
          </table:table-cell>
          <table:table-cell/>
        </table:table-row>
        <table:table-row table:style-name="ro1">
          <table:table-cell office:value-type="float" office:value="1.19910513379063">
            <text:p>1.1991051338</text:p>
          </table:table-cell>
          <table:table-cell/>
        </table:table-row>
        <table:table-row table:style-name="ro1">
          <table:table-cell office:value-type="float" office:value="1.19229113476765">
            <text:p>1.1922911348</text:p>
          </table:table-cell>
          <table:table-cell/>
        </table:table-row>
        <table:table-row table:style-name="ro1">
          <table:table-cell office:value-type="float" office:value="1.18546171063968">
            <text:p>1.1854617106</text:p>
          </table:table-cell>
          <table:table-cell/>
        </table:table-row>
        <table:table-row table:style-name="ro1">
          <table:table-cell office:value-type="float" office:value="1.17861734239596">
            <text:p>1.1786173424</text:p>
          </table:table-cell>
          <table:table-cell/>
        </table:table-row>
        <table:table-row table:style-name="ro1">
          <table:table-cell office:value-type="float" office:value="1.17175851387706">
            <text:p>1.1717585139</text:p>
          </table:table-cell>
          <table:table-cell/>
        </table:table-row>
        <table:table-row table:style-name="ro1">
          <table:table-cell office:value-type="float" office:value="1.16488571177353">
            <text:p>1.1648857118</text:p>
          </table:table-cell>
          <table:table-cell/>
        </table:table-row>
        <table:table-row table:style-name="ro1">
          <table:table-cell office:value-type="float" office:value="1.15799942562459">
            <text:p>1.1579994256</text:p>
          </table:table-cell>
          <table:table-cell/>
        </table:table-row>
        <table:table-row table:style-name="ro1">
          <table:table-cell office:value-type="float" office:value="1.15110014781673">
            <text:p>1.1511001478</text:p>
          </table:table-cell>
          <table:table-cell/>
        </table:table-row>
        <table:table-row table:style-name="ro1">
          <table:table-cell office:value-type="float" office:value="1.14418837358237">
            <text:p>1.1441883736</text:p>
          </table:table-cell>
          <table:table-cell/>
        </table:table-row>
        <table:table-row table:style-name="ro1">
          <table:table-cell office:value-type="float" office:value="1.13726460099848">
            <text:p>1.137264601</text:p>
          </table:table-cell>
          <table:table-cell/>
        </table:table-row>
        <table:table-row table:style-name="ro1">
          <table:table-cell office:value-type="float" office:value="1.13032933098521">
            <text:p>1.130329331</text:p>
          </table:table-cell>
          <table:table-cell/>
        </table:table-row>
        <table:table-row table:style-name="ro1">
          <table:table-cell office:value-type="float" office:value="1.12338306730449">
            <text:p>1.1233830673</text:p>
          </table:table-cell>
          <table:table-cell/>
        </table:table-row>
        <table:table-row table:style-name="ro1">
          <table:table-cell office:value-type="float" office:value="1.11642631655866">
            <text:p>1.1164263166</text:p>
          </table:table-cell>
          <table:table-cell/>
        </table:table-row>
        <table:table-row table:style-name="ro1">
          <table:table-cell office:value-type="float" office:value="1.10945958818901">
            <text:p>1.1094595882</text:p>
          </table:table-cell>
          <table:table-cell/>
        </table:table-row>
        <table:table-row table:style-name="ro1">
          <table:table-cell office:value-type="float" office:value="1.10248339447445">
            <text:p>1.1024833945</text:p>
          </table:table-cell>
          <table:table-cell/>
        </table:table-row>
        <table:table-row table:style-name="ro1">
          <table:table-cell office:value-type="float" office:value="1.09549825053003">
            <text:p>1.0954982505</text:p>
          </table:table-cell>
          <table:table-cell/>
        </table:table-row>
        <table:table-row table:style-name="ro1">
          <table:table-cell office:value-type="float" office:value="1.08850467430554">
            <text:p>1.0885046743</text:p>
          </table:table-cell>
          <table:table-cell/>
        </table:table-row>
        <table:table-row table:style-name="ro1">
          <table:table-cell office:value-type="float" office:value="1.08150318658405">
            <text:p>1.0815031866</text:p>
          </table:table-cell>
          <table:table-cell/>
        </table:table-row>
        <table:table-row table:style-name="ro1">
          <table:table-cell office:value-type="float" office:value="1.07449431098053">
            <text:p>1.074494311</text:p>
          </table:table-cell>
          <table:table-cell/>
        </table:table-row>
        <table:table-row table:style-name="ro1">
          <table:table-cell office:value-type="float" office:value="1.06747857394032">
            <text:p>1.0674785739</text:p>
          </table:table-cell>
          <table:table-cell/>
        </table:table-row>
        <table:table-row table:style-name="ro1">
          <table:table-cell office:value-type="float" office:value="1.06045650473775">
            <text:p>1.0604565047</text:p>
          </table:table-cell>
          <table:table-cell/>
        </table:table-row>
        <table:table-row table:style-name="ro1">
          <table:table-cell office:value-type="float" office:value="1.05342863547459">
            <text:p>1.0534286355</text:p>
          </table:table-cell>
          <table:table-cell/>
        </table:table-row>
        <table:table-row table:style-name="ro1">
          <table:table-cell office:value-type="float" office:value="1.04639550107867">
            <text:p>1.0463955011</text:p>
          </table:table-cell>
          <table:table-cell/>
        </table:table-row>
        <table:table-row table:style-name="ro1">
          <table:table-cell office:value-type="float" office:value="1.03935763930235">
            <text:p>1.0393576393</text:p>
          </table:table-cell>
          <table:table-cell/>
        </table:table-row>
        <table:table-row table:style-name="ro1">
          <table:table-cell office:value-type="float" office:value="1.03231559072102">
            <text:p>1.0323155907</text:p>
          </table:table-cell>
          <table:table-cell/>
        </table:table-row>
        <table:table-row table:style-name="ro1">
          <table:table-cell office:value-type="float" office:value="1.02526989873163">
            <text:p>1.0252698987</text:p>
          </table:table-cell>
          <table:table-cell/>
        </table:table-row>
        <table:table-row table:style-name="ro1">
          <table:table-cell office:value-type="float" office:value="1.01822110955119">
            <text:p>1.0182211096</text:p>
          </table:table-cell>
          <table:table-cell/>
        </table:table-row>
        <table:table-row table:style-name="ro1">
          <table:table-cell office:value-type="float" office:value="1.01116977221525">
            <text:p>1.0111697722</text:p>
          </table:table-cell>
          <table:table-cell/>
        </table:table-row>
        <table:table-row table:style-name="ro1">
          <table:table-cell office:value-type="float" office:value="1.00411643857636">
            <text:p>1.0041164386</text:p>
          </table:table-cell>
          <table:table-cell/>
        </table:table-row>
        <table:table-row table:style-name="ro1">
          <table:table-cell office:value-type="float" office:value="0.997061663302594">
            <text:p>0.9970616633</text:p>
          </table:table-cell>
          <table:table-cell/>
        </table:table-row>
        <table:table-row table:style-name="ro1">
          <table:table-cell office:value-type="float" office:value="0.99000600387598">
            <text:p>0.9900060039</text:p>
          </table:table-cell>
          <table:table-cell/>
        </table:table-row>
        <table:table-row table:style-name="ro1">
          <table:table-cell office:value-type="float" office:value="0.982950020590952">
            <text:p>0.9829500206</text:p>
          </table:table-cell>
          <table:table-cell/>
        </table:table-row>
        <table:table-row table:style-name="ro1">
          <table:table-cell office:value-type="float" office:value="0.975894276552838">
            <text:p>0.9758942766</text:p>
          </table:table-cell>
          <table:table-cell/>
        </table:table-row>
        <table:table-row table:style-name="ro1">
          <table:table-cell office:value-type="float" office:value="0.968839337676259">
            <text:p>0.9688393377</text:p>
          </table:table-cell>
          <table:table-cell/>
        </table:table-row>
        <table:table-row table:style-name="ro1">
          <table:table-cell office:value-type="float" office:value="0.961785772683606">
            <text:p>0.9617857727</text:p>
          </table:table-cell>
          <table:table-cell/>
        </table:table-row>
        <table:table-row table:style-name="ro1">
          <table:table-cell office:value-type="float" office:value="0.95473415310344">
            <text:p>0.9547341531</text:p>
          </table:table-cell>
          <table:table-cell/>
        </table:table-row>
        <table:table-row table:style-name="ro1">
          <table:table-cell office:value-type="float" office:value="0.947685053268931">
            <text:p>0.9476850533</text:p>
          </table:table-cell>
          <table:table-cell/>
        </table:table-row>
        <table:table-row table:style-name="ro1">
          <table:table-cell office:value-type="float" office:value="0.94063905031625">
            <text:p>0.9406390503</text:p>
          </table:table-cell>
          <table:table-cell/>
        </table:table-row>
        <table:table-row table:style-name="ro1">
          <table:table-cell office:value-type="float" office:value="0.933596724183">
            <text:p>0.9335967242</text:p>
          </table:table-cell>
          <table:table-cell/>
        </table:table-row>
        <table:table-row table:style-name="ro1">
          <table:table-cell office:value-type="float" office:value="0.926558657606587">
            <text:p>0.9265586576</text:p>
          </table:table-cell>
          <table:table-cell/>
        </table:table-row>
        <table:table-row table:style-name="ro1">
          <table:table-cell office:value-type="float" office:value="0.919525436122636">
            <text:p>0.9195254361</text:p>
          </table:table-cell>
          <table:table-cell/>
        </table:table-row>
        <table:table-row table:style-name="ro1">
          <table:table-cell office:value-type="float" office:value="0.912497648063357">
            <text:p>0.9124976481</text:p>
          </table:table-cell>
          <table:table-cell/>
        </table:table-row>
        <table:table-row table:style-name="ro1">
          <table:table-cell office:value-type="float" office:value="0.905475884555926">
            <text:p>0.9054758846</text:p>
          </table:table-cell>
          <table:table-cell/>
        </table:table-row>
        <table:table-row table:style-name="ro1">
          <table:table-cell office:value-type="float" office:value="0.898460739520848">
            <text:p>0.8984607395</text:p>
          </table:table-cell>
          <table:table-cell/>
        </table:table-row>
        <table:table-row table:style-name="ro1">
          <table:table-cell office:value-type="float" office:value="0.891452809670328">
            <text:p>0.8914528097</text:p>
          </table:table-cell>
          <table:table-cell/>
        </table:table-row>
        <table:table-row table:style-name="ro1">
          <table:table-cell office:value-type="float" office:value="0.884452694506606">
            <text:p>0.8844526945</text:p>
          </table:table-cell>
          <table:table-cell/>
        </table:table-row>
        <table:table-row table:style-name="ro1">
          <table:table-cell office:value-type="float" office:value="0.877460996320324">
            <text:p>0.8774609963</text:p>
          </table:table-cell>
          <table:table-cell/>
        </table:table-row>
        <table:table-row table:style-name="ro1">
          <table:table-cell office:value-type="float" office:value="0.870478320188837">
            <text:p>0.8704783202</text:p>
          </table:table-cell>
          <table:table-cell/>
        </table:table-row>
        <table:table-row table:style-name="ro1">
          <table:table-cell office:value-type="float" office:value="0.863505273974572">
            <text:p>0.863505274</text:p>
          </table:table-cell>
          <table:table-cell/>
        </table:table-row>
        <table:table-row table:style-name="ro1">
          <table:table-cell office:value-type="float" office:value="0.85654246832332">
            <text:p>0.8565424683</text:p>
          </table:table-cell>
          <table:table-cell/>
        </table:table-row>
        <table:table-row table:style-name="ro1">
          <table:table-cell office:value-type="float" office:value="0.849590516662587">
            <text:p>0.8495905167</text:p>
          </table:table-cell>
          <table:table-cell/>
        </table:table-row>
        <table:table-row table:style-name="ro1">
          <table:table-cell office:value-type="float" office:value="0.842650035199862">
            <text:p>0.8426500352</text:p>
          </table:table-cell>
          <table:table-cell/>
        </table:table-row>
        <table:table-row table:style-name="ro1">
          <table:table-cell office:value-type="float" office:value="0.835721642920946">
            <text:p>0.8357216429</text:p>
          </table:table-cell>
          <table:table-cell/>
        </table:table-row>
        <table:table-row table:style-name="ro1">
          <table:table-cell office:value-type="float" office:value="0.828805961588223">
            <text:p>0.8288059616</text:p>
          </table:table-cell>
          <table:table-cell/>
        </table:table-row>
        <table:table-row table:style-name="ro1">
          <table:table-cell office:value-type="float" office:value="0.821903615738968">
            <text:p>0.8219036157</text:p>
          </table:table-cell>
          <table:table-cell/>
        </table:table-row>
        <table:table-row table:style-name="ro1">
          <table:table-cell office:value-type="float" office:value="0.815015232683611">
            <text:p>0.8150152327</text:p>
          </table:table-cell>
          <table:table-cell/>
        </table:table-row>
        <table:table-row table:style-name="ro1">
          <table:table-cell office:value-type="float" office:value="0.808141442504001">
            <text:p>0.8081414425</text:p>
          </table:table-cell>
          <table:table-cell/>
        </table:table-row>
        <table:table-row table:style-name="ro1">
          <table:table-cell office:value-type="float" office:value="0.801282878051678">
            <text:p>0.8012828781</text:p>
          </table:table-cell>
          <table:table-cell/>
        </table:table-row>
        <table:table-row table:style-name="ro1">
          <table:table-cell office:value-type="float" office:value="0.794440174946126">
            <text:p>0.7944401749</text:p>
          </table:table-cell>
          <table:table-cell/>
        </table:table-row>
        <table:table-row table:style-name="ro1">
          <table:table-cell office:value-type="float" office:value="0.787613971573022">
            <text:p>0.7876139716</text:p>
          </table:table-cell>
          <table:table-cell/>
        </table:table-row>
        <table:table-row table:style-name="ro1">
          <table:table-cell office:value-type="float" office:value="0.780804909082475">
            <text:p>0.7808049091</text:p>
          </table:table-cell>
          <table:table-cell/>
        </table:table-row>
        <table:table-row table:style-name="ro1">
          <table:table-cell office:value-type="float" office:value="0.774013631387253">
            <text:p>0.7740136314</text:p>
          </table:table-cell>
          <table:table-cell/>
        </table:table-row>
        <table:table-row table:style-name="ro1">
          <table:table-cell office:value-type="float" office:value="0.767240785161014">
            <text:p>0.7672407852</text:p>
          </table:table-cell>
          <table:table-cell/>
        </table:table-row>
        <table:table-row table:style-name="ro1">
          <table:table-cell office:value-type="float" office:value="0.760487019836522">
            <text:p>0.7604870198</text:p>
          </table:table-cell>
          <table:table-cell/>
        </table:table-row>
        <table:table-row table:style-name="ro1">
          <table:table-cell office:value-type="float" office:value="0.753752987603866">
            <text:p>0.7537529876</text:p>
          </table:table-cell>
          <table:table-cell/>
        </table:table-row>
        <table:table-row table:style-name="ro1">
          <table:table-cell office:value-type="float" office:value="0.747039343408648">
            <text:p>0.7470393434</text:p>
          </table:table-cell>
          <table:table-cell/>
        </table:table-row>
        <table:table-row table:style-name="ro1">
          <table:table-cell office:value-type="float" office:value="0.740346744950182">
            <text:p>0.740346745</text:p>
          </table:table-cell>
          <table:table-cell/>
        </table:table-row>
        <table:table-row table:style-name="ro1">
          <table:table-cell office:value-type="float" office:value="0.733675852679695">
            <text:p>0.7336758527</text:p>
          </table:table-cell>
          <table:table-cell/>
        </table:table-row>
        <table:table-row table:style-name="ro1">
          <table:table-cell office:value-type="float" office:value="0.727027329798496">
            <text:p>0.7270273298</text:p>
          </table:table-cell>
          <table:table-cell/>
        </table:table-row>
        <table:table-row table:style-name="ro1">
          <table:table-cell office:value-type="float" office:value="0.720401842256144">
            <text:p>0.7204018423</text:p>
          </table:table-cell>
          <table:table-cell/>
        </table:table-row>
        <table:table-row table:style-name="ro1">
          <table:table-cell office:value-type="float" office:value="0.713800058748633">
            <text:p>0.7138000587</text:p>
          </table:table-cell>
          <table:table-cell/>
        </table:table-row>
        <table:table-row table:style-name="ro1">
          <table:table-cell office:value-type="float" office:value="0.707222650716531">
            <text:p>0.7072226507</text:p>
          </table:table-cell>
          <table:table-cell/>
        </table:table-row>
        <table:table-row table:style-name="ro1">
          <table:table-cell office:value-type="float" office:value="0.700670292343153">
            <text:p>0.7006702923</text:p>
          </table:table-cell>
          <table:table-cell/>
        </table:table-row>
        <table:table-row table:style-name="ro1">
          <table:table-cell office:value-type="float" office:value="0.694143660552678">
            <text:p>0.6941436606</text:p>
          </table:table-cell>
          <table:table-cell/>
        </table:table-row>
        <table:table-row table:style-name="ro1">
          <table:table-cell office:value-type="float" office:value="0.687643435008301">
            <text:p>0.687643435</text:p>
          </table:table-cell>
          <table:table-cell/>
        </table:table-row>
        <table:table-row table:style-name="ro1">
          <table:table-cell office:value-type="float" office:value="0.681170298110376">
            <text:p>0.6811702981</text:p>
          </table:table-cell>
          <table:table-cell/>
        </table:table-row>
        <table:table-row table:style-name="ro1">
          <table:table-cell office:value-type="float" office:value="0.674724934994505">
            <text:p>0.674724935</text:p>
          </table:table-cell>
          <table:table-cell/>
        </table:table-row>
        <table:table-row table:style-name="ro1">
          <table:table-cell office:value-type="float" office:value="0.668308033529678">
            <text:p>0.6683080335</text:p>
          </table:table-cell>
          <table:table-cell/>
        </table:table-row>
        <table:table-row table:style-name="ro1">
          <table:table-cell office:value-type="float" office:value="0.661920284316381">
            <text:p>0.6619202843</text:p>
          </table:table-cell>
          <table:table-cell/>
        </table:table-row>
        <table:table-row table:style-name="ro1">
          <table:table-cell office:value-type="float" office:value="0.655562380684674">
            <text:p>0.6555623807</text:p>
          </table:table-cell>
          <table:table-cell/>
        </table:table-row>
        <table:table-row table:style-name="ro1">
          <table:table-cell office:value-type="float" office:value="0.649235018692305">
            <text:p>0.6492350187</text:p>
          </table:table-cell>
          <table:table-cell/>
        </table:table-row>
        <table:table-row table:style-name="ro1">
          <table:table-cell office:value-type="float" office:value="0.642938897122793">
            <text:p>0.6429388971</text:p>
          </table:table-cell>
          <table:table-cell/>
        </table:table-row>
        <table:table-row table:style-name="ro1">
          <table:table-cell office:value-type="float" office:value="0.63667471748349">
            <text:p>0.6366747175</text:p>
          </table:table-cell>
          <table:table-cell/>
        </table:table-row>
        <table:table-row table:style-name="ro1">
          <table:table-cell office:value-type="float" office:value="0.630443184003679">
            <text:p>0.630443184</text:p>
          </table:table-cell>
          <table:table-cell/>
        </table:table-row>
        <table:table-row table:style-name="ro1">
          <table:table-cell office:value-type="float" office:value="0.624245003632607">
            <text:p>0.6242450036</text:p>
          </table:table-cell>
          <table:table-cell/>
        </table:table-row>
        <table:table-row table:style-name="ro1">
          <table:table-cell office:value-type="float" office:value="0.618080886037567">
            <text:p>0.618080886</text:p>
          </table:table-cell>
          <table:table-cell/>
        </table:table-row>
        <table:table-row table:style-name="ro1">
          <table:table-cell office:value-type="float" office:value="0.611951543601933">
            <text:p>0.6119515436</text:p>
          </table:table-cell>
          <table:table-cell/>
        </table:table-row>
        <table:table-row table:style-name="ro1">
          <table:table-cell office:value-type="float" office:value="0.605857691423209">
            <text:p>0.6058576914</text:p>
          </table:table-cell>
          <table:table-cell/>
        </table:table-row>
        <table:table-row table:style-name="ro1">
          <table:table-cell office:value-type="float" office:value="0.599800047311058">
            <text:p>0.5998000473</text:p>
          </table:table-cell>
          <table:table-cell/>
        </table:table-row>
        <table:table-row table:style-name="ro1">
          <table:table-cell office:value-type="float" office:value="0.593779331785326">
            <text:p>0.5937793318</text:p>
          </table:table-cell>
          <table:table-cell/>
        </table:table-row>
        <table:table-row table:style-name="ro1">
          <table:table-cell office:value-type="float" office:value="0.587796268074085">
            <text:p>0.5877962681</text:p>
          </table:table-cell>
          <table:table-cell/>
        </table:table-row>
        <table:table-row table:style-name="ro1">
          <table:table-cell office:value-type="float" office:value="0.581851582111612">
            <text:p>0.5818515821</text:p>
          </table:table-cell>
          <table:table-cell/>
        </table:table-row>
        <table:table-row table:style-name="ro1">
          <table:table-cell office:value-type="float" office:value="0.575946002536423">
            <text:p>0.5759460025</text:p>
          </table:table-cell>
          <table:table-cell/>
        </table:table-row>
        <table:table-row table:style-name="ro1">
          <table:table-cell office:value-type="float" office:value="0.570080260689261">
            <text:p>0.5700802607</text:p>
          </table:table-cell>
          <table:table-cell/>
        </table:table-row>
        <table:table-row table:style-name="ro1">
          <table:table-cell office:value-type="float" office:value="0.564255090611081">
            <text:p>0.5642550906</text:p>
          </table:table-cell>
          <table:table-cell/>
        </table:table-row>
        <table:table-row table:style-name="ro1">
          <table:table-cell office:value-type="float" office:value="0.558471229041043">
            <text:p>0.558471229</text:p>
          </table:table-cell>
          <table:table-cell/>
        </table:table-row>
        <table:table-row table:style-name="ro1">
          <table:table-cell office:value-type="float" office:value="0.552729415414493">
            <text:p>0.5527294154</text:p>
          </table:table-cell>
          <table:table-cell/>
        </table:table-row>
        <table:table-row table:style-name="ro1">
          <table:table-cell office:value-type="float" office:value="0.547030391860922">
            <text:p>0.5470303919</text:p>
          </table:table-cell>
          <table:table-cell/>
        </table:table-row>
        <table:table-row table:style-name="ro1">
          <table:table-cell office:value-type="float" office:value="0.541374903201934">
            <text:p>0.5413749032</text:p>
          </table:table-cell>
          <table:table-cell/>
        </table:table-row>
        <table:table-row table:style-name="ro1">
          <table:table-cell office:value-type="float" office:value="0.535763696949207">
            <text:p>0.5357636969</text:p>
          </table:table-cell>
          <table:table-cell/>
        </table:table-row>
        <table:table-row table:style-name="ro1">
          <table:table-cell office:value-type="float" office:value="0.530197523302429">
            <text:p>0.5301975233</text:p>
          </table:table-cell>
          <table:table-cell/>
        </table:table-row>
        <table:table-row table:style-name="ro1">
          <table:table-cell office:value-type="float" office:value="0.524677135147252">
            <text:p>0.5246771351</text:p>
          </table:table-cell>
          <table:table-cell/>
        </table:table-row>
        <table:table-row table:style-name="ro1">
          <table:table-cell office:value-type="float" office:value="0.51920328805322">
            <text:p>0.5192032881</text:p>
          </table:table-cell>
          <table:table-cell/>
        </table:table-row>
        <table:table-row table:style-name="ro1">
          <table:table-cell office:value-type="float" office:value="0.513776740271697">
            <text:p>0.5137767403</text:p>
          </table:table-cell>
          <table:table-cell/>
        </table:table-row>
        <table:table-row table:style-name="ro1">
          <table:table-cell office:value-type="float" office:value="0.508398252733791">
            <text:p>0.5083982527</text:p>
          </table:table-cell>
          <table:table-cell/>
        </table:table-row>
        <table:table-row table:style-name="ro1">
          <table:table-cell office:value-type="float" office:value="0.503068589048253">
            <text:p>0.503068589</text:p>
          </table:table-cell>
          <table:table-cell/>
        </table:table-row>
        <table:table-row table:style-name="ro1">
          <table:table-cell office:value-type="float" office:value="0.497788515499415">
            <text:p>0.4977885155</text:p>
          </table:table-cell>
          <table:table-cell/>
        </table:table-row>
        <table:table-row table:style-name="ro1">
          <table:table-cell office:value-type="float" office:value="0.492558801045048">
            <text:p>0.492558801</text:p>
          </table:table-cell>
          <table:table-cell/>
        </table:table-row>
        <table:table-row table:style-name="ro1">
          <table:table-cell office:value-type="float" office:value="0.48738021731428">
            <text:p>0.4873802173</text:p>
          </table:table-cell>
          <table:table-cell/>
        </table:table-row>
        <table:table-row table:style-name="ro1">
          <table:table-cell office:value-type="float" office:value="0.482253538605477">
            <text:p>0.4822535386</text:p>
          </table:table-cell>
          <table:table-cell/>
        </table:table-row>
        <table:table-row table:style-name="ro1">
          <table:table-cell office:value-type="float" office:value="0.477179541884117">
            <text:p>0.4771795419</text:p>
          </table:table-cell>
          <table:table-cell/>
        </table:table-row>
        <table:table-row table:style-name="ro1">
          <table:table-cell office:value-type="float" office:value="0.472159006780663">
            <text:p>0.4721590068</text:p>
          </table:table-cell>
          <table:table-cell/>
        </table:table-row>
        <table:table-row table:style-name="ro1">
          <table:table-cell office:value-type="float" office:value="0.467192715588421">
            <text:p>0.4671927156</text:p>
          </table:table-cell>
          <table:table-cell/>
        </table:table-row>
        <table:table-row table:style-name="ro1">
          <table:table-cell office:value-type="float" office:value="0.462281453261411">
            <text:p>0.4622814533</text:p>
          </table:table-cell>
          <table:table-cell/>
        </table:table-row>
        <table:table-row table:style-name="ro1">
          <table:table-cell office:value-type="float" office:value="0.457426007412198">
            <text:p>0.4574260074</text:p>
          </table:table-cell>
          <table:table-cell/>
        </table:table-row>
        <table:table-row table:style-name="ro1">
          <table:table-cell office:value-type="float" office:value="0.452627168309747">
            <text:p>0.4526271683</text:p>
          </table:table-cell>
          <table:table-cell/>
        </table:table-row>
        <table:table-row table:style-name="ro1">
          <table:table-cell office:value-type="float" office:value="0.447885728877258">
            <text:p>0.4478857289</text:p>
          </table:table-cell>
          <table:table-cell/>
        </table:table-row>
        <table:table-row table:style-name="ro1">
          <table:table-cell office:value-type="float" office:value="0.443202484689989">
            <text:p>0.4432024847</text:p>
          </table:table-cell>
          <table:table-cell/>
        </table:table-row>
        <table:table-row table:style-name="ro1">
          <table:table-cell office:value-type="float" office:value="0.438578233973083">
            <text:p>0.438578234</text:p>
          </table:table-cell>
          <table:table-cell/>
        </table:table-row>
        <table:table-row table:style-name="ro1">
          <table:table-cell office:value-type="float" office:value="0.434013777599382">
            <text:p>0.4340137776</text:p>
          </table:table-cell>
          <table:table-cell/>
        </table:table-row>
        <table:table-row table:style-name="ro1">
          <table:table-cell office:value-type="float" office:value="0.429509919087228">
            <text:p>0.4295099191</text:p>
          </table:table-cell>
          <table:table-cell/>
        </table:table-row>
        <table:table-row table:style-name="ro1">
          <table:table-cell office:value-type="float" office:value="0.425067464598276">
            <text:p>0.4250674646</text:p>
          </table:table-cell>
          <table:table-cell/>
        </table:table-row>
        <table:table-row table:style-name="ro1">
          <table:table-cell office:value-type="float" office:value="0.420687222935283">
            <text:p>0.4206872229</text:p>
          </table:table-cell>
          <table:table-cell/>
        </table:table-row>
        <table:table-row table:style-name="ro1">
          <table:table-cell office:value-type="float" office:value="0.416370005539885">
            <text:p>0.4163700055</text:p>
          </table:table-cell>
          <table:table-cell/>
        </table:table-row>
        <table:table-row table:style-name="ro1">
          <table:table-cell office:value-type="float" office:value="0.412116626490388">
            <text:p>0.4121166265</text:p>
          </table:table-cell>
          <table:table-cell/>
        </table:table-row>
        <table:table-row table:style-name="ro1">
          <table:table-cell office:value-type="float" office:value="0.407927902499547">
            <text:p>0.4079279025</text:p>
          </table:table-cell>
          <table:table-cell/>
        </table:table-row>
        <table:table-row table:style-name="ro1">
          <table:table-cell office:value-type="float" office:value="0.403804652912311">
            <text:p>0.4038046529</text:p>
          </table:table-cell>
          <table:table-cell/>
        </table:table-row>
        <table:table-row table:style-name="ro1">
          <table:table-cell office:value-type="float" office:value="0.399747699703609">
            <text:p>0.3997476997</text:p>
          </table:table-cell>
          <table:table-cell/>
        </table:table-row>
        <table:table-row table:style-name="ro1">
          <table:table-cell office:value-type="float" office:value="0.395757867476076">
            <text:p>0.3957578675</text:p>
          </table:table-cell>
          <table:table-cell/>
        </table:table-row>
        <table:table-row table:style-name="ro1">
          <table:table-cell office:value-type="float" office:value="0.391835983457824">
            <text:p>0.3918359835</text:p>
          </table:table-cell>
          <table:table-cell/>
        </table:table-row>
        <table:table-row table:style-name="ro1">
          <table:table-cell office:value-type="float" office:value="0.387982877500161">
            <text:p>0.3879828775</text:p>
          </table:table-cell>
          <table:table-cell/>
        </table:table-row>
        <table:table-row table:style-name="ro1">
          <table:table-cell office:value-type="float" office:value="0.384199382075325">
            <text:p>0.3841993821</text:p>
          </table:table-cell>
          <table:table-cell/>
        </table:table-row>
        <table:table-row table:style-name="ro1">
          <table:table-cell office:value-type="float" office:value="0.380486332274227">
            <text:p>0.3804863323</text:p>
          </table:table-cell>
          <table:table-cell/>
        </table:table-row>
        <table:table-row table:style-name="ro1">
          <table:table-cell office:value-type="float" office:value="0.376844565804147">
            <text:p>0.3768445658</text:p>
          </table:table-cell>
          <table:table-cell/>
        </table:table-row>
        <table:table-row table:style-name="ro1">
          <table:table-cell office:value-type="float" office:value="0.373274922986458">
            <text:p>0.373274923</text:p>
          </table:table-cell>
          <table:table-cell/>
        </table:table-row>
        <table:table-row table:style-name="ro1">
          <table:table-cell office:value-type="float" office:value="0.369778246754327">
            <text:p>0.3697782468</text:p>
          </table:table-cell>
          <table:table-cell/>
        </table:table-row>
        <table:table-row table:style-name="ro1">
          <table:table-cell office:value-type="float" office:value="0.366355382650415">
            <text:p>0.3663553827</text:p>
          </table:table-cell>
          <table:table-cell/>
        </table:table-row>
        <table:table-row table:style-name="ro1">
          <table:table-cell office:value-type="float" office:value="0.363007178824559">
            <text:p>0.3630071788</text:p>
          </table:table-cell>
          <table:table-cell/>
        </table:table-row>
        <table:table-row table:style-name="ro1">
          <table:table-cell office:value-type="float" office:value="0.359734486031474">
            <text:p>0.359734486</text:p>
          </table:table-cell>
          <table:table-cell/>
        </table:table-row>
        <table:table-row table:style-name="ro1">
          <table:table-cell office:value-type="float" office:value="0.356538157628411">
            <text:p>0.3565381576</text:p>
          </table:table-cell>
          <table:table-cell/>
        </table:table-row>
        <table:table-row table:style-name="ro1">
          <table:table-cell office:value-type="float" office:value="0.353419049572841">
            <text:p>0.3534190496</text:p>
          </table:table-cell>
          <table:table-cell/>
        </table:table-row>
        <table:table-row table:style-name="ro1">
          <table:table-cell office:value-type="float" office:value="0.350378020420111">
            <text:p>0.3503780204</text:p>
          </table:table-cell>
          <table:table-cell/>
        </table:table-row>
        <table:table-row table:style-name="ro1">
          <table:table-cell office:value-type="float" office:value="0.347415931321106">
            <text:p>0.3474159313</text:p>
          </table:table-cell>
          <table:table-cell/>
        </table:table-row>
        <table:table-row table:style-name="ro1">
          <table:table-cell office:value-type="float" office:value="0.344533646019897">
            <text:p>0.344533646</text:p>
          </table:table-cell>
          <table:table-cell/>
        </table:table-row>
        <table:table-row table:style-name="ro1">
          <table:table-cell office:value-type="float" office:value="0.341732030851387">
            <text:p>0.3417320309</text:p>
          </table:table-cell>
          <table:table-cell/>
        </table:table-row>
        <table:table-row table:style-name="ro1">
          <table:table-cell office:value-type="float" office:value="0.339011954738943">
            <text:p>0.3390119547</text:p>
          </table:table-cell>
          <table:table-cell/>
        </table:table-row>
        <table:table-row table:style-name="ro1">
          <table:table-cell office:value-type="float" office:value="0.336374289192026">
            <text:p>0.3363742892</text:p>
          </table:table-cell>
          <table:table-cell/>
        </table:table-row>
        <table:table-row table:style-name="ro1">
          <table:table-cell office:value-type="float" office:value="0.33381990830383">
            <text:p>0.3338199083</text:p>
          </table:table-cell>
          <table:table-cell/>
        </table:table-row>
        <table:table-row table:style-name="ro1">
          <table:table-cell office:value-type="float" office:value="0.331349688748874">
            <text:p>0.3313496887</text:p>
          </table:table-cell>
          <table:table-cell/>
        </table:table-row>
        <table:table-row table:style-name="ro1">
          <table:table-cell office:value-type="float" office:value="0.328964509780631">
            <text:p>0.3289645098</text:p>
          </table:table-cell>
          <table:table-cell/>
        </table:table-row>
        <table:table-row table:style-name="ro1">
          <table:table-cell office:value-type="float" office:value="0.326665253229119">
            <text:p>0.3266652532</text:p>
          </table:table-cell>
          <table:table-cell/>
        </table:table-row>
        <table:table-row table:style-name="ro1">
          <table:table-cell office:value-type="float" office:value="0.324452803498512">
            <text:p>0.3244528035</text:p>
          </table:table-cell>
          <table:table-cell/>
        </table:table-row>
        <table:table-row table:style-name="ro1">
          <table:table-cell office:value-type="float" office:value="0.322328047564714">
            <text:p>0.3223280476</text:p>
          </table:table-cell>
          <table:table-cell/>
        </table:table-row>
        <table:table-row table:style-name="ro1">
          <table:table-cell office:value-type="float" office:value="0.320291874972958">
            <text:p>0.320291875</text:p>
          </table:table-cell>
          <table:table-cell/>
        </table:table-row>
        <table:table-row table:style-name="ro1">
          <table:table-cell office:value-type="float" office:value="0.318345177835366">
            <text:p>0.3183451778</text:p>
          </table:table-cell>
          <table:table-cell/>
        </table:table-row>
        <table:table-row table:style-name="ro1">
          <table:table-cell office:value-type="float" office:value="0.316488850828537">
            <text:p>0.3164888508</text:p>
          </table:table-cell>
          <table:table-cell/>
        </table:table-row>
        <table:table-row table:style-name="ro1">
          <table:table-cell office:value-type="float" office:value="0.314723791191093">
            <text:p>0.3147237912</text:p>
          </table:table-cell>
          <table:table-cell/>
        </table:table-row>
        <table:table-row table:style-name="ro1">
          <table:table-cell office:value-type="float" office:value="0.313050898721255">
            <text:p>0.3130508987</text:p>
          </table:table-cell>
          <table:table-cell/>
        </table:table-row>
        <table:table-row table:style-name="ro1">
          <table:table-cell office:value-type="float" office:value="0.311471075774373">
            <text:p>0.3114710758</text:p>
          </table:table-cell>
          <table:table-cell/>
        </table:table-row>
        <table:table-row table:style-name="ro1">
          <table:table-cell office:value-type="float" office:value="0.309985227260484">
            <text:p>0.3099852273</text:p>
          </table:table-cell>
          <table:table-cell/>
        </table:table-row>
        <table:table-row table:style-name="ro1">
          <table:table-cell office:value-type="float" office:value="0.308594260641848">
            <text:p>0.3085942606</text:p>
          </table:table-cell>
          <table:table-cell/>
        </table:table-row>
        <table:table-row table:style-name="ro1">
          <table:table-cell office:value-type="float" office:value="0.307299085930472">
            <text:p>0.3072990859</text:p>
          </table:table-cell>
          <table:table-cell/>
        </table:table-row>
        <table:table-row table:style-name="ro1">
          <table:table-cell office:value-type="float" office:value="0.306100615685636">
            <text:p>0.3061006157</text:p>
          </table:table-cell>
          <table:table-cell/>
        </table:table-row>
        <table:table-row table:style-name="ro1">
          <table:table-cell office:value-type="float" office:value="0.304999765011419">
            <text:p>0.304999765</text:p>
          </table:table-cell>
          <table:table-cell/>
        </table:table-row>
        <table:table-row table:style-name="ro1">
          <table:table-cell office:value-type="float" office:value="0.303997451554195">
            <text:p>0.3039974516</text:p>
          </table:table-cell>
          <table:table-cell/>
        </table:table-row>
        <table:table-row table:style-name="ro1">
          <table:table-cell office:value-type="float" office:value="0.303094595500151">
            <text:p>0.3030945955</text:p>
          </table:table-cell>
          <table:table-cell/>
        </table:table-row>
        <table:table-row table:style-name="ro1">
          <table:table-cell office:value-type="float" office:value="0.30229211957278">
            <text:p>0.3022921196</text:p>
          </table:table-cell>
          <table:table-cell/>
        </table:table-row>
        <table:table-row table:style-name="ro1">
          <table:table-cell office:value-type="float" office:value="0.301590949030367">
            <text:p>0.301590949</text:p>
          </table:table-cell>
          <table:table-cell/>
        </table:table-row>
        <table:table-row table:style-name="ro1">
          <table:table-cell office:value-type="float" office:value="0.300992011663482">
            <text:p>0.3009920117</text:p>
          </table:table-cell>
          <table:table-cell/>
        </table:table-row>
        <table:table-row table:style-name="ro1">
          <table:table-cell office:value-type="float" office:value="0.300496237792458">
            <text:p>0.3004962378</text:p>
          </table:table-cell>
          <table:table-cell/>
        </table:table-row>
        <table:table-row table:style-name="ro1">
          <table:table-cell office:value-type="float" office:value="0.300104560264856">
            <text:p>0.3001045603</text:p>
          </table:table-cell>
          <table:table-cell/>
        </table:table-row>
        <table:table-row table:style-name="ro1">
          <table:table-cell office:value-type="float" office:value="0.299817914452939">
            <text:p>0.2998179145</text:p>
          </table:table-cell>
          <table:table-cell/>
        </table:table-row>
        <table:table-row table:style-name="ro1">
          <table:table-cell office:value-type="float" office:value="0.299637238251118">
            <text:p>0.2996372383</text:p>
          </table:table-cell>
          <table:table-cell/>
        </table:table-row>
        <table:table-row table:style-name="ro1">
          <table:table-cell office:value-type="float" office:value="0.299563472073425">
            <text:p>0.2995634721</text:p>
          </table:table-cell>
          <table:table-cell/>
        </table:table-row>
        <table:table-row table:style-name="ro1">
          <table:table-cell office:value-type="float" office:value="0.299597558850942">
            <text:p>0.2995975589</text:p>
          </table:table-cell>
          <table:table-cell/>
        </table:table-row>
        <table:table-row table:style-name="ro1">
          <table:table-cell office:value-type="float" office:value="0.299740444029244">
            <text:p>0.299740444</text:p>
          </table:table-cell>
          <table:table-cell/>
        </table:table-row>
        <table:table-row table:style-name="ro1">
          <table:table-cell office:value-type="float" office:value="0.299993075565839">
            <text:p>0.2999930756</text:p>
          </table:table-cell>
          <table:table-cell/>
        </table:table-row>
        <table:table-row table:style-name="ro1">
          <table:table-cell office:value-type="float" office:value="0.300356403927591">
            <text:p>0.3003564039</text:p>
          </table:table-cell>
          <table:table-cell/>
        </table:table-row>
        <table:table-row table:style-name="ro1">
          <table:table-cell office:value-type="float" office:value="0.300831382088133">
            <text:p>0.3008313821</text:p>
          </table:table-cell>
          <table:table-cell/>
        </table:table-row>
        <table:table-row table:style-name="ro1">
          <table:table-cell office:value-type="float" office:value="0.301418965525295">
            <text:p>0.3014189655</text:p>
          </table:table-cell>
          <table:table-cell/>
        </table:table-row>
        <table:table-row table:style-name="ro1">
          <table:table-cell office:value-type="float" office:value="0.302120112218506">
            <text:p>0.3021201122</text:p>
          </table:table-cell>
          <table:table-cell/>
        </table:table-row>
        <table:table-row table:style-name="ro1">
          <table:table-cell office:value-type="float" office:value="0.302935782646187">
            <text:p>0.3029357826</text:p>
          </table:table-cell>
          <table:table-cell/>
        </table:table-row>
        <table:table-row table:style-name="ro1">
          <table:table-cell office:value-type="float" office:value="0.303866939783163">
            <text:p>0.3038669398</text:p>
          </table:table-cell>
          <table:table-cell/>
        </table:table-row>
        <table:table-row table:style-name="ro1">
          <table:table-cell office:value-type="float" office:value="0.304914549098032">
            <text:p>0.3049145491</text:p>
          </table:table-cell>
          <table:table-cell/>
        </table:table-row>
        <table:table-row table:style-name="ro1">
          <table:table-cell office:value-type="float" office:value="0.306079578550564">
            <text:p>0.3060795786</text:p>
          </table:table-cell>
          <table:table-cell/>
        </table:table-row>
        <table:table-row table:style-name="ro1">
          <table:table-cell office:value-type="float" office:value="0.307362998589068">
            <text:p>0.3073629986</text:p>
          </table:table-cell>
          <table:table-cell/>
        </table:table-row>
        <table:table-row table:style-name="ro1">
          <table:table-cell office:value-type="float" office:value="0.308765782147769">
            <text:p>0.3087657821</text:p>
          </table:table-cell>
          <table:table-cell/>
        </table:table-row>
        <table:table-row table:style-name="ro1">
          <table:table-cell office:value-type="float" office:value="0.310288904644158">
            <text:p>0.3102889046</text:p>
          </table:table-cell>
          <table:table-cell/>
        </table:table-row>
        <table:table-row table:style-name="ro1">
          <table:table-cell office:value-type="float" office:value="0.311933343976365">
            <text:p>0.311933344</text:p>
          </table:table-cell>
          <table:table-cell/>
        </table:table-row>
        <table:table-row table:style-name="ro1">
          <table:table-cell office:value-type="float" office:value="0.313700080520501">
            <text:p>0.3137000805</text:p>
          </table:table-cell>
          <table:table-cell/>
        </table:table-row>
        <table:table-row table:style-name="ro1">
          <table:table-cell office:value-type="float" office:value="0.315590097128002">
            <text:p>0.3155900971</text:p>
          </table:table-cell>
          <table:table-cell/>
        </table:table-row>
        <table:table-row table:style-name="ro1">
          <table:table-cell office:value-type="float" office:value="0.317604379122973">
            <text:p>0.3176043791</text:p>
          </table:table-cell>
          <table:table-cell/>
        </table:table-row>
        <table:table-row table:style-name="ro1">
          <table:table-cell office:value-type="float" office:value="0.319743914299514">
            <text:p>0.3197439143</text:p>
          </table:table-cell>
          <table:table-cell/>
        </table:table-row>
        <table:table-row table:style-name="ro1">
          <table:table-cell office:value-type="float" office:value="0.322009692919048">
            <text:p>0.3220096929</text:p>
          </table:table-cell>
          <table:table-cell/>
        </table:table-row>
        <table:table-row table:style-name="ro1">
          <table:table-cell office:value-type="float" office:value="0.324402707707649">
            <text:p>0.3244027077</text:p>
          </table:table-cell>
          <table:table-cell/>
        </table:table-row>
        <table:table-row table:style-name="ro1">
          <table:table-cell office:value-type="float" office:value="0.326923953853337">
            <text:p>0.3269239539</text:p>
          </table:table-cell>
          <table:table-cell/>
        </table:table-row>
        <table:table-row table:style-name="ro1">
          <table:table-cell office:value-type="float" office:value="0.329574429003398">
            <text:p>0.329574429</text:p>
          </table:table-cell>
          <table:table-cell/>
        </table:table-row>
        <table:table-row table:style-name="ro1">
          <table:table-cell office:value-type="float" office:value="0.332355133261691">
            <text:p>0.3323551333</text:p>
          </table:table-cell>
          <table:table-cell/>
        </table:table-row>
        <table:table-row table:style-name="ro1">
          <table:table-cell office:value-type="float" office:value="0.335267069185924">
            <text:p>0.3352670692</text:p>
          </table:table-cell>
          <table:table-cell/>
        </table:table-row>
        <table:table-row table:style-name="ro1">
          <table:table-cell office:value-type="float" office:value="0.338311241784965">
            <text:p>0.3383112418</text:p>
          </table:table-cell>
          <table:table-cell/>
        </table:table-row>
        <table:table-row table:style-name="ro1">
          <table:table-cell office:value-type="float" office:value="0.341488658516101">
            <text:p>0.3414886585</text:p>
          </table:table-cell>
          <table:table-cell/>
        </table:table-row>
        <table:table-row table:style-name="ro1">
          <table:table-cell office:value-type="float" office:value="0.344800329282332">
            <text:p>0.3448003293</text:p>
          </table:table-cell>
          <table:table-cell/>
        </table:table-row>
        <table:table-row table:style-name="ro1">
          <table:table-cell office:value-type="float" office:value="0.348247266429638">
            <text:p>0.3482472664</text:p>
          </table:table-cell>
          <table:table-cell/>
        </table:table-row>
        <table:table-row table:style-name="ro1">
          <table:table-cell office:value-type="float" office:value="0.351830484744237">
            <text:p>0.3518304847</text:p>
          </table:table-cell>
          <table:table-cell/>
        </table:table-row>
        <table:table-row table:style-name="ro1">
          <table:table-cell office:value-type="float" office:value="0.355551001449847">
            <text:p>0.3555510014</text:p>
          </table:table-cell>
          <table:table-cell/>
        </table:table-row>
        <table:table-row table:style-name="ro1">
          <table:table-cell office:value-type="float" office:value="0.35940983620494">
            <text:p>0.3594098362</text:p>
          </table:table-cell>
          <table:table-cell/>
        </table:table-row>
        <table:table-row table:style-name="ro1">
          <table:table-cell office:value-type="float" office:value="0.36340801109998">
            <text:p>0.3634080111</text:p>
          </table:table-cell>
          <table:table-cell/>
        </table:table-row>
        <table:table-row table:style-name="ro1">
          <table:table-cell office:value-type="float" office:value="0.367546550654673">
            <text:p>0.3675465507</text:p>
          </table:table-cell>
          <table:table-cell/>
        </table:table-row>
        <table:table-row table:style-name="ro1">
          <table:table-cell office:value-type="float" office:value="0.371826481815194">
            <text:p>0.3718264818</text:p>
          </table:table-cell>
          <table:table-cell/>
        </table:table-row>
        <table:table-row table:style-name="ro1">
          <table:table-cell office:value-type="float" office:value="0.376248833951416">
            <text:p>0.376248834</text:p>
          </table:table-cell>
          <table:table-cell/>
        </table:table-row>
        <table:table-row table:style-name="ro1">
          <table:table-cell office:value-type="float" office:value="0.380814638854131">
            <text:p>0.3808146389</text:p>
          </table:table-cell>
          <table:table-cell/>
        </table:table-row>
        <table:table-row table:style-name="ro1">
          <table:table-cell office:value-type="float" office:value="0.385524930732266">
            <text:p>0.3855249307</text:p>
          </table:table-cell>
          <table:table-cell/>
        </table:table-row>
        <table:table-row table:style-name="ro1">
          <table:table-cell office:value-type="float" office:value="0.390380746210095">
            <text:p>0.3903807462</text:p>
          </table:table-cell>
          <table:table-cell/>
        </table:table-row>
        <table:table-row table:style-name="ro1">
          <table:table-cell office:value-type="float" office:value="0.395383124324438">
            <text:p>0.3953831243</text:p>
          </table:table-cell>
          <table:table-cell/>
        </table:table-row>
        <table:table-row table:style-name="ro1">
          <table:table-cell office:value-type="float" office:value="0.400533106521858">
            <text:p>0.4005331065</text:p>
          </table:table-cell>
          <table:table-cell/>
        </table:table-row>
        <table:table-row table:style-name="ro1">
          <table:table-cell office:value-type="float" office:value="0.405831736655861">
            <text:p>0.4058317367</text:p>
          </table:table-cell>
          <table:table-cell/>
        </table:table-row>
        <table:table-row table:style-name="ro1">
          <table:table-cell office:value-type="float" office:value="0.411280060984072">
            <text:p>0.411280061</text:p>
          </table:table-cell>
          <table:table-cell/>
        </table:table-row>
        <table:table-row table:style-name="ro1">
          <table:table-cell office:value-type="float" office:value="0.416879128165413">
            <text:p>0.4168791282</text:p>
          </table:table-cell>
          <table:table-cell/>
        </table:table-row>
        <table:table-row table:style-name="ro1">
          <table:table-cell office:value-type="float" office:value="0.42262998925729">
            <text:p>0.4226299893</text:p>
          </table:table-cell>
          <table:table-cell/>
        </table:table-row>
        <table:table-row table:style-name="ro1">
          <table:table-cell office:value-type="float" office:value="0.428533697712749">
            <text:p>0.4285336977</text:p>
          </table:table-cell>
          <table:table-cell/>
        </table:table-row>
        <table:table-row table:style-name="ro1">
          <table:table-cell office:value-type="float" office:value="0.434591309377635">
            <text:p>0.4345913094</text:p>
          </table:table-cell>
          <table:table-cell/>
        </table:table-row>
        <table:table-row table:style-name="ro1">
          <table:table-cell office:value-type="float" office:value="0.44080388248776">
            <text:p>0.4408038825</text:p>
          </table:table-cell>
          <table:table-cell/>
        </table:table-row>
        <table:table-row table:style-name="ro1">
          <table:table-cell office:value-type="float" office:value="0.447172477666042">
            <text:p>0.4471724777</text:p>
          </table:table-cell>
          <table:table-cell/>
        </table:table-row>
        <table:table-row table:style-name="ro1">
          <table:table-cell office:value-type="float" office:value="0.453698157919657">
            <text:p>0.4536981579</text:p>
          </table:table-cell>
          <table:table-cell/>
        </table:table-row>
        <table:table-row table:style-name="ro1">
          <table:table-cell office:value-type="float" office:value="0.460381988637165">
            <text:p>0.4603819886</text:p>
          </table:table-cell>
          <table:table-cell/>
        </table:table-row>
        <table:table-row table:style-name="ro1">
          <table:table-cell office:value-type="float" office:value="0.46722503758566">
            <text:p>0.4672250376</text:p>
          </table:table-cell>
          <table:table-cell/>
        </table:table-row>
        <table:table-row table:style-name="ro1">
          <table:table-cell office:value-type="float" office:value="0.474228374907878">
            <text:p>0.4742283749</text:p>
          </table:table-cell>
          <table:table-cell/>
        </table:table-row>
        <table:table-row table:style-name="ro1">
          <table:table-cell office:value-type="float" office:value="0.481393073119333">
            <text:p>0.4813930731</text:p>
          </table:table-cell>
          <table:table-cell/>
        </table:table-row>
        <table:table-row table:style-name="ro1">
          <table:table-cell office:value-type="float" office:value="0.488720207105412">
            <text:p>0.4887202071</text:p>
          </table:table-cell>
          <table:table-cell/>
        </table:table-row>
        <table:table-row table:style-name="ro1">
          <table:table-cell office:value-type="float" office:value="0.496210854118511">
            <text:p>0.4962108541</text:p>
          </table:table-cell>
          <table:table-cell/>
        </table:table-row>
        <table:table-row table:style-name="ro1">
          <table:table-cell office:value-type="float" office:value="0.50386609377511">
            <text:p>0.5038660938</text:p>
          </table:table-cell>
          <table:table-cell/>
        </table:table-row>
        <table:table-row table:style-name="ro1">
          <table:table-cell office:value-type="float" office:value="0.511687008052891">
            <text:p>0.5116870081</text:p>
          </table:table-cell>
          <table:table-cell/>
        </table:table-row>
        <table:table-row table:style-name="ro1">
          <table:table-cell office:value-type="float" office:value="0.519674681287816">
            <text:p>0.5196746813</text:p>
          </table:table-cell>
          <table:table-cell/>
        </table:table-row>
        <table:table-row table:style-name="ro1">
          <table:table-cell office:value-type="float" office:value="0.527830200171222">
            <text:p>0.5278302002</text:p>
          </table:table-cell>
          <table:table-cell/>
        </table:table-row>
        <table:table-row table:style-name="ro1">
          <table:table-cell office:value-type="float" office:value="0.536154653746894">
            <text:p>0.5361546537</text:p>
          </table:table-cell>
          <table:table-cell/>
        </table:table-row>
        <table:table-row table:style-name="ro1">
          <table:table-cell office:value-type="float" office:value="0.544649133408133">
            <text:p>0.5446491334</text:p>
          </table:table-cell>
          <table:table-cell/>
        </table:table-row>
        <table:table-row table:style-name="ro1">
          <table:table-cell office:value-type="float" office:value="0.553314732894849">
            <text:p>0.5533147329</text:p>
          </table:table-cell>
          <table:table-cell/>
        </table:table-row>
        <table:table-row table:style-name="ro1">
          <table:table-cell office:value-type="float" office:value="0.562152548290593">
            <text:p>0.5621525483</text:p>
          </table:table-cell>
          <table:table-cell/>
        </table:table-row>
        <table:table-row table:style-name="ro1">
          <table:table-cell office:value-type="float" office:value="0.571163678019631">
            <text:p>0.571163678</text:p>
          </table:table-cell>
          <table:table-cell/>
        </table:table-row>
        <table:table-row table:style-name="ro1">
          <table:table-cell office:value-type="float" office:value="0.580349222843994">
            <text:p>0.5803492228</text:p>
          </table:table-cell>
          <table:table-cell/>
        </table:table-row>
        <table:table-row table:style-name="ro1">
          <table:table-cell office:value-type="float" office:value="0.589710285860518">
            <text:p>0.5897102859</text:p>
          </table:table-cell>
          <table:table-cell/>
        </table:table-row>
        <table:table-row table:style-name="ro1">
          <table:table-cell office:value-type="float" office:value="0.599247972497888">
            <text:p>0.5992479725</text:p>
          </table:table-cell>
          <table:table-cell/>
        </table:table-row>
        <table:table-row table:style-name="ro1">
          <table:table-cell office:value-type="float" office:value="0.608963390513666">
            <text:p>0.6089633905</text:p>
          </table:table-cell>
          <table:table-cell/>
        </table:table-row>
        <table:table-row table:style-name="ro1">
          <table:table-cell office:value-type="float" office:value="0.618857649991331">
            <text:p>0.61885765</text:p>
          </table:table-cell>
          <table:table-cell/>
        </table:table-row>
        <table:table-row table:style-name="ro1">
          <table:table-cell office:value-type="float" office:value="0.628931863337285">
            <text:p>0.6289318633</text:p>
          </table:table-cell>
          <table:table-cell/>
        </table:table-row>
        <table:table-row table:style-name="ro1">
          <table:table-cell office:value-type="float" office:value="0.639187145277887">
            <text:p>0.6391871453</text:p>
          </table:table-cell>
          <table:table-cell/>
        </table:table-row>
        <table:table-row table:style-name="ro1">
          <table:table-cell office:value-type="float" office:value="0.649624612856449">
            <text:p>0.6496246129</text:p>
          </table:table-cell>
          <table:table-cell/>
        </table:table-row>
        <table:table-row table:style-name="ro1">
          <table:table-cell office:value-type="float" office:value="0.660245385430253">
            <text:p>0.6602453854</text:p>
          </table:table-cell>
          <table:table-cell/>
        </table:table-row>
        <table:table-row table:style-name="ro1">
          <table:table-cell office:value-type="float" office:value="0.671050584667543">
            <text:p>0.6710505847</text:p>
          </table:table-cell>
          <table:table-cell/>
        </table:table-row>
        <table:table-row table:style-name="ro1">
          <table:table-cell office:value-type="float" office:value="0.682041334544528">
            <text:p>0.6820413345</text:p>
          </table:table-cell>
          <table:table-cell/>
        </table:table-row>
        <table:table-row table:style-name="ro1">
          <table:table-cell office:value-type="float" office:value="0.693218761342366">
            <text:p>0.6932187613</text:p>
          </table:table-cell>
          <table:table-cell/>
        </table:table-row>
        <table:table-row table:style-name="ro1">
          <table:table-cell office:value-type="float" office:value="0.704583993644142">
            <text:p>0.7045839936</text:p>
          </table:table-cell>
          <table:table-cell/>
        </table:table-row>
        <table:table-row table:style-name="ro1">
          <table:table-cell office:value-type="float" office:value="0.716138162331853">
            <text:p>0.7161381623</text:p>
          </table:table-cell>
          <table:table-cell/>
        </table:table-row>
        <table:table-row table:style-name="ro1">
          <table:table-cell office:value-type="float" office:value="0.727882400583381">
            <text:p>0.7278824006</text:p>
          </table:table-cell>
          <table:table-cell/>
        </table:table-row>
        <table:table-row table:style-name="ro1">
          <table:table-cell office:value-type="float" office:value="0.739817843869453">
            <text:p>0.7398178439</text:p>
          </table:table-cell>
          <table:table-cell/>
        </table:table-row>
        <table:table-row table:style-name="ro1">
          <table:table-cell office:value-type="float" office:value="0.751945629950614">
            <text:p>0.75194563</text:p>
          </table:table-cell>
          <table:table-cell/>
        </table:table-row>
        <table:table-row table:style-name="ro1">
          <table:table-cell office:value-type="float" office:value="0.764266898874159">
            <text:p>0.7642668989</text:p>
          </table:table-cell>
          <table:table-cell/>
        </table:table-row>
        <table:table-row table:style-name="ro1">
          <table:table-cell office:value-type="float" office:value="0.776782792971112">
            <text:p>0.776782793</text:p>
          </table:table-cell>
          <table:table-cell/>
        </table:table-row>
        <table:table-row table:style-name="ro1">
          <table:table-cell office:value-type="float" office:value="0.789494456853154">
            <text:p>0.7894944569</text:p>
          </table:table-cell>
          <table:table-cell/>
        </table:table-row>
        <table:table-row table:style-name="ro1">
          <table:table-cell office:value-type="float" office:value="0.80240303740956">
            <text:p>0.8024030374</text:p>
          </table:table-cell>
          <table:table-cell/>
        </table:table-row>
        <table:table-row table:style-name="ro1">
          <table:table-cell office:value-type="float" office:value="0.815509683804143">
            <text:p>0.8155096838</text:p>
          </table:table-cell>
          <table:table-cell/>
        </table:table-row>
        <table:table-row table:style-name="ro1">
          <table:table-cell office:value-type="float" office:value="0.82881554747218">
            <text:p>0.8288155475</text:p>
          </table:table-cell>
          <table:table-cell/>
        </table:table-row>
        <table:table-row table:style-name="ro1">
          <table:table-cell office:value-type="float" office:value="0.842321782117317">
            <text:p>0.8423217821</text:p>
          </table:table-cell>
          <table:table-cell/>
        </table:table-row>
        <table:table-row table:style-name="ro1">
          <table:table-cell office:value-type="float" office:value="0.856029543708516">
            <text:p>0.8560295437</text:p>
          </table:table-cell>
          <table:table-cell/>
        </table:table-row>
        <table:table-row table:style-name="ro1">
          <table:table-cell office:value-type="float" office:value="0.869939990476947">
            <text:p>0.8699399905</text:p>
          </table:table-cell>
          <table:table-cell/>
        </table:table-row>
        <table:table-row table:style-name="ro1">
          <table:table-cell office:value-type="float" office:value="0.884054282912898">
            <text:p>0.8840542829</text:p>
          </table:table-cell>
          <table:table-cell/>
        </table:table-row>
        <table:table-row table:style-name="ro1">
          <table:table-cell office:value-type="float" office:value="0.898373583762676">
            <text:p>0.8983735838</text:p>
          </table:table-cell>
          <table:table-cell/>
        </table:table-row>
        <table:table-row table:style-name="ro1">
          <table:table-cell office:value-type="float" office:value="0.912899058025505">
            <text:p>0.912899058</text:p>
          </table:table-cell>
          <table:table-cell/>
        </table:table-row>
        <table:table-row table:style-name="ro1">
          <table:table-cell office:value-type="float" office:value="0.927631872950418">
            <text:p>0.927631873</text:p>
          </table:table-cell>
          <table:table-cell/>
        </table:table-row>
        <table:table-row table:style-name="ro1">
          <table:table-cell office:value-type="float" office:value="0.942573198033134">
            <text:p>0.942573198</text:p>
          </table:table-cell>
          <table:table-cell/>
        </table:table-row>
        <table:table-row table:style-name="ro1">
          <table:table-cell office:value-type="float" office:value="0.957724205012947">
            <text:p>0.957724205</text:p>
          </table:table-cell>
          <table:table-cell/>
        </table:table-row>
        <table:table-row table:style-name="ro1">
          <table:table-cell office:value-type="float" office:value="0.973086067869594">
            <text:p>0.9730860679</text:p>
          </table:table-cell>
          <table:table-cell/>
        </table:table-row>
        <table:table-row table:style-name="ro1">
          <table:table-cell office:value-type="float" office:value="0.988659962820118">
            <text:p>0.9886599628</text:p>
          </table:table-cell>
          <table:table-cell/>
        </table:table-row>
        <table:table-row table:style-name="ro1">
          <table:table-cell office:value-type="float" office:value="1.00444706831576">
            <text:p>1.0044470683</text:p>
          </table:table-cell>
          <table:table-cell/>
        </table:table-row>
        <table:table-row table:style-name="ro1">
          <table:table-cell office:value-type="float" office:value="1.02044856503878">
            <text:p>1.020448565</text:p>
          </table:table-cell>
          <table:table-cell/>
        </table:table-row>
        <table:table-row table:style-name="ro1">
          <table:table-cell office:value-type="float" office:value="1.03666563589933">
            <text:p>1.0366656359</text:p>
          </table:table-cell>
          <table:table-cell/>
        </table:table-row>
        <table:table-row table:style-name="ro1">
          <table:table-cell office:value-type="float" office:value="1.05309946603229">
            <text:p>1.053099466</text:p>
          </table:table-cell>
          <table:table-cell/>
        </table:table-row>
        <table:table-row table:style-name="ro1">
          <table:table-cell office:value-type="float" office:value="1.06975124279415">
            <text:p>1.0697512428</text:p>
          </table:table-cell>
          <table:table-cell/>
        </table:table-row>
        <table:table-row table:style-name="ro1">
          <table:table-cell office:value-type="float" office:value="1.08662215575977">
            <text:p>1.0866221558</text:p>
          </table:table-cell>
          <table:table-cell/>
        </table:table-row>
        <table:table-row table:style-name="ro1">
          <table:table-cell office:value-type="float" office:value="1.1037133967193">
            <text:p>1.1037133967</text:p>
          </table:table-cell>
          <table:table-cell/>
        </table:table-row>
        <table:table-row table:style-name="ro1">
          <table:table-cell office:value-type="float" office:value="1.12102615967494">
            <text:p>1.1210261597</text:p>
          </table:table-cell>
          <table:table-cell/>
        </table:table-row>
        <table:table-row table:style-name="ro1">
          <table:table-cell office:value-type="float" office:value="1.1385616408378">
            <text:p>1.1385616408</text:p>
          </table:table-cell>
          <table:table-cell/>
        </table:table-row>
        <table:table-row table:style-name="ro1">
          <table:table-cell office:value-type="float" office:value="1.15632103862469">
            <text:p>1.1563210386</text:p>
          </table:table-cell>
          <table:table-cell/>
        </table:table-row>
        <table:table-row table:style-name="ro1">
          <table:table-cell office:value-type="float" office:value="1.17430555365497">
            <text:p>1.1743055537</text:p>
          </table:table-cell>
          <table:table-cell/>
        </table:table-row>
        <table:table-row table:style-name="ro1">
          <table:table-cell office:value-type="float" office:value="1.19251638874729">
            <text:p>1.1925163887</text:p>
          </table:table-cell>
          <table:table-cell/>
        </table:table-row>
        <table:table-row table:style-name="ro1">
          <table:table-cell office:value-type="float" office:value="1.21095474891647">
            <text:p>1.2109547489</text:p>
          </table:table-cell>
          <table:table-cell/>
        </table:table-row>
        <table:table-row table:style-name="ro1">
          <table:table-cell office:value-type="float" office:value="1.22962184137023">
            <text:p>1.2296218414</text:p>
          </table:table-cell>
          <table:table-cell/>
        </table:table-row>
        <table:table-row table:style-name="ro1">
          <table:table-cell office:value-type="float" office:value="1.24851887550601">
            <text:p>1.2485188755</text:p>
          </table:table-cell>
          <table:table-cell/>
        </table:table-row>
        <table:table-row table:style-name="ro1">
          <table:table-cell office:value-type="float" office:value="1.26764706290778">
            <text:p>1.2676470629</text:p>
          </table:table-cell>
          <table:table-cell/>
        </table:table-row>
        <table:table-row table:style-name="ro1">
          <table:table-cell office:value-type="float" office:value="1.28700761734277">
            <text:p>1.2870076173</text:p>
          </table:table-cell>
          <table:table-cell/>
        </table:table-row>
        <table:table-row table:style-name="ro1">
          <table:table-cell office:value-type="float" office:value="1.30660175475826">
            <text:p>1.3066017548</text:p>
          </table:table-cell>
          <table:table-cell/>
        </table:table-row>
        <table:table-row table:style-name="ro1">
          <table:table-cell office:value-type="float" office:value="1.32643069327838">
            <text:p>1.3264306933</text:p>
          </table:table-cell>
          <table:table-cell/>
        </table:table-row>
        <table:table-row table:style-name="ro1">
          <table:table-cell office:value-type="float" office:value="1.34649565320083">
            <text:p>1.3464956532</text:p>
          </table:table-cell>
          <table:table-cell/>
        </table:table-row>
        <table:table-row table:style-name="ro1">
          <table:table-cell office:value-type="float" office:value="1.36679785699369">
            <text:p>1.366797857</text:p>
          </table:table-cell>
          <table:table-cell/>
        </table:table-row>
        <table:table-row table:style-name="ro1">
          <table:table-cell office:value-type="float" office:value="1.38733852929214">
            <text:p>1.3873385293</text:p>
          </table:table-cell>
          <table:table-cell/>
        </table:table-row>
        <table:table-row table:style-name="ro1">
          <table:table-cell office:value-type="float" office:value="1.40811889689521">
            <text:p>1.4081188969</text:p>
          </table:table-cell>
          <table:table-cell/>
        </table:table-row>
        <table:table-row table:style-name="ro1">
          <table:table-cell office:value-type="float" office:value="1.42914018876253">
            <text:p>1.4291401888</text:p>
          </table:table-cell>
          <table:table-cell/>
        </table:table-row>
        <table:table-row table:style-name="ro1">
          <table:table-cell office:value-type="float" office:value="1.45040363601109">
            <text:p>1.450403636</text:p>
          </table:table-cell>
          <table:table-cell/>
        </table:table-row>
        <table:table-row table:style-name="ro1">
          <table:table-cell office:value-type="float" office:value="1.47191047191195">
            <text:p>1.4719104719</text:p>
          </table:table-cell>
          <table:table-cell/>
        </table:table-row>
        <table:table-row table:style-name="ro1">
          <table:table-cell office:value-type="float" office:value="1.49366193188697">
            <text:p>1.4936619319</text:p>
          </table:table-cell>
          <table:table-cell/>
        </table:table-row>
        <table:table-row table:style-name="ro1">
          <table:table-cell office:value-type="float" office:value="1.51565925350555">
            <text:p>1.5156592535</text:p>
          </table:table-cell>
          <table:table-cell/>
        </table:table-row>
        <table:table-row table:style-name="ro1">
          <table:table-cell office:value-type="float" office:value="1.53790367648135">
            <text:p>1.5379036765</text:p>
          </table:table-cell>
          <table:table-cell/>
        </table:table-row>
        <table:table-row table:style-name="ro1">
          <table:table-cell office:value-type="float" office:value="1.560396442669">
            <text:p>1.5603964427</text:p>
          </table:table-cell>
          <table:table-cell/>
        </table:table-row>
        <table:table-row table:style-name="ro1">
          <table:table-cell office:value-type="float" office:value="1.58313879606078">
            <text:p>1.5831387961</text:p>
          </table:table-cell>
          <table:table-cell/>
        </table:table-row>
        <table:table-row table:style-name="ro1">
          <table:table-cell office:value-type="float" office:value="1.60613198278338">
            <text:p>1.6061319828</text:p>
          </table:table-cell>
          <table:table-cell/>
        </table:table-row>
        <table:table-row table:style-name="ro1">
          <table:table-cell office:value-type="float" office:value="1.62937725109458">
            <text:p>1.6293772511</text:p>
          </table:table-cell>
          <table:table-cell/>
        </table:table-row>
        <table:table-row table:style-name="ro1">
          <table:table-cell office:value-type="float" office:value="1.65287585137991">
            <text:p>1.6528758514</text:p>
          </table:table-cell>
          <table:table-cell/>
        </table:table-row>
        <table:table-row table:style-name="ro1">
          <table:table-cell office:value-type="float" office:value="1.67662903614939">
            <text:p>1.6766290361</text:p>
          </table:table-cell>
          <table:table-cell/>
        </table:table-row>
        <table:table-row table:style-name="ro1">
          <table:table-cell office:value-type="float" office:value="1.70063806003419">
            <text:p>1.70063806</text:p>
          </table:table-cell>
          <table:table-cell/>
        </table:table-row>
        <table:table-row table:style-name="ro1">
          <table:table-cell office:value-type="float" office:value="1.72490417978331">
            <text:p>1.7249041798</text:p>
          </table:table-cell>
          <table:table-cell/>
        </table:table-row>
        <table:table-row table:style-name="ro1">
          <table:table-cell office:value-type="float" office:value="1.74942865426029">
            <text:p>1.7494286543</text:p>
          </table:table-cell>
          <table:table-cell/>
        </table:table-row>
        <table:table-row table:style-name="ro1">
          <table:table-cell office:value-type="float" office:value="1.7742127444398">
            <text:p>1.7742127444</text:p>
          </table:table-cell>
          <table:table-cell/>
        </table:table-row>
        <table:table-row table:style-name="ro1">
          <table:table-cell office:value-type="float" office:value="1.79925771340441">
            <text:p>1.7992577134</text:p>
          </table:table-cell>
          <table:table-cell/>
        </table:table-row>
        <table:table-row table:style-name="ro1">
          <table:table-cell office:value-type="float" office:value="1.82456482634117">
            <text:p>1.8245648263</text:p>
          </table:table-cell>
          <table:table-cell/>
        </table:table-row>
        <table:table-row table:style-name="ro1">
          <table:table-cell office:value-type="float" office:value="1.85013535053831">
            <text:p>1.8501353505</text:p>
          </table:table-cell>
          <table:table-cell/>
        </table:table-row>
        <table:table-row table:style-name="ro1">
          <table:table-cell office:value-type="float" office:value="1.87597055538189">
            <text:p>1.8759705554</text:p>
          </table:table-cell>
          <table:table-cell/>
        </table:table-row>
        <table:table-row table:style-name="ro1">
          <table:table-cell office:value-type="float" office:value="1.9020717123524">
            <text:p>1.9020717124</text:p>
          </table:table-cell>
          <table:table-cell/>
        </table:table-row>
        <table:table-row table:style-name="ro1">
          <table:table-cell office:value-type="float" office:value="1.92844009502148">
            <text:p>1.928440095</text:p>
          </table:table-cell>
          <table:table-cell/>
        </table:table-row>
        <table:table-row table:style-name="ro1">
          <table:table-cell office:value-type="float" office:value="1.9550769790485">
            <text:p>1.955076979</text:p>
          </table:table-cell>
          <table:table-cell/>
        </table:table-row>
        <table:table-row table:style-name="ro1">
          <table:table-cell office:value-type="float" office:value="1.98198364217719">
            <text:p>1.9819836422</text:p>
          </table:table-cell>
          <table:table-cell/>
        </table:table-row>
        <table:table-row table:style-name="ro1">
          <table:table-cell office:value-type="float" office:value="2.00916136423231">
            <text:p>2.0091613642</text:p>
          </table:table-cell>
          <table:table-cell/>
        </table:table-row>
        <table:table-row table:style-name="ro1">
          <table:table-cell office:value-type="float" office:value="2.03661142711626">
            <text:p>2.0366114271</text:p>
          </table:table-cell>
          <table:table-cell/>
        </table:table-row>
        <table:table-row table:style-name="ro1">
          <table:table-cell office:value-type="float" office:value="2.06433511480566">
            <text:p>2.0643351148</text:p>
          </table:table-cell>
          <table:table-cell/>
        </table:table-row>
        <table:table-row table:style-name="ro1">
          <table:table-cell office:value-type="float" office:value="2.09233371334802">
            <text:p>2.0923337133</text:p>
          </table:table-cell>
          <table:table-cell/>
        </table:table-row>
        <table:table-row table:style-name="ro1">
          <table:table-cell office:value-type="float" office:value="2.12060851085829">
            <text:p>2.1206085109</text:p>
          </table:table-cell>
          <table:table-cell/>
        </table:table-row>
        <table:table-row table:style-name="ro1">
          <table:table-cell office:value-type="float" office:value="2.14916079751556">
            <text:p>2.1491607975</text:p>
          </table:table-cell>
          <table:table-cell/>
        </table:table-row>
        <table:table-row table:style-name="ro1">
          <table:table-cell office:value-type="float" office:value="2.17799186555952">
            <text:p>2.1779918656</text:p>
          </table:table-cell>
          <table:table-cell/>
        </table:table-row>
        <table:table-row table:style-name="ro1">
          <table:table-cell office:value-type="float" office:value="2.20710300928719">
            <text:p>2.2071030093</text:p>
          </table:table-cell>
          <table:table-cell/>
        </table:table-row>
        <table:table-row table:style-name="ro1">
          <table:table-cell office:value-type="float" office:value="2.23649552504945">
            <text:p>2.236495525</text:p>
          </table:table-cell>
          <table:table-cell/>
        </table:table-row>
        <table:table-row table:style-name="ro1">
          <table:table-cell office:value-type="float" office:value="2.26617071124759">
            <text:p>2.2661707112</text:p>
          </table:table-cell>
          <table:table-cell/>
        </table:table-row>
        <table:table-row table:style-name="ro1">
          <table:table-cell office:value-type="float" office:value="2.29612986832999">
            <text:p>2.2961298683</text:p>
          </table:table-cell>
          <table:table-cell/>
        </table:table-row>
        <table:table-row table:style-name="ro1">
          <table:table-cell office:value-type="float" office:value="2.32637429878859">
            <text:p>2.3263742988</text:p>
          </table:table-cell>
          <table:table-cell/>
        </table:table-row>
        <table:table-row table:style-name="ro1">
          <table:table-cell office:value-type="float" office:value="2.35690530715555">
            <text:p>2.3569053072</text:p>
          </table:table-cell>
          <table:table-cell/>
        </table:table-row>
        <table:table-row table:style-name="ro1">
          <table:table-cell office:value-type="float" office:value="2.38772419999975">
            <text:p>2.3877242</text:p>
          </table:table-cell>
          <table:table-cell/>
        </table:table-row>
        <table:table-row table:style-name="ro1">
          <table:table-cell office:value-type="float" office:value="2.4188322859234">
            <text:p>2.4188322859</text:p>
          </table:table-cell>
          <table:table-cell/>
        </table:table-row>
        <table:table-row table:style-name="ro1">
          <table:table-cell office:value-type="float" office:value="2.45023087555862">
            <text:p>2.4502308756</text:p>
          </table:table-cell>
          <table:table-cell/>
        </table:table-row>
        <table:table-row table:style-name="ro1">
          <table:table-cell office:value-type="float" office:value="2.48192128156388">
            <text:p>2.4819212816</text:p>
          </table:table-cell>
          <table:table-cell/>
        </table:table-row>
        <table:table-row table:style-name="ro1">
          <table:table-cell office:value-type="float" office:value="2.51390481862069">
            <text:p>2.5139048186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5.34048270208672">
            <text:p>5.3404827021</text:p>
          </table:table-cell>
          <table:table-cell office:value-type="float" office:value="-18">
            <text:p>-18</text:p>
          </table:table-cell>
          <table:table-cell table:formula="of:=[.A1]*10^[.B1]" office:value-type="float" office:value="5.34048270208672E-018">
            <text:p>5.34048270208672E-018</text:p>
          </table:table-cell>
          <table:table-cell/>
        </table:table-row>
        <table:table-row table:style-name="ro1">
          <table:table-cell office:value-type="float" office:value="5.37856374770429">
            <text:p>5.3785637477</text:p>
          </table:table-cell>
          <table:table-cell office:value-type="float" office:value="-18">
            <text:p>-18</text:p>
          </table:table-cell>
          <table:table-cell table:formula="of:=[.A2]*10^[.B2]" office:value-type="float" office:value="5.37856374770429E-018">
            <text:p>5.37856374770429E-018</text:p>
          </table:table-cell>
          <table:table-cell/>
        </table:table-row>
        <table:table-row table:style-name="ro1">
          <table:table-cell office:value-type="float" office:value="5.41697222345447">
            <text:p>5.4169722235</text:p>
          </table:table-cell>
          <table:table-cell office:value-type="float" office:value="-18">
            <text:p>-18</text:p>
          </table:table-cell>
          <table:table-cell table:formula="of:=[.A3]*10^[.B3]" office:value-type="float" office:value="5.41697222345447E-018">
            <text:p>5.41697222345447E-018</text:p>
          </table:table-cell>
          <table:table-cell/>
        </table:table-row>
        <table:table-row table:style-name="ro1">
          <table:table-cell office:value-type="float" office:value="5.45571157347464">
            <text:p>5.4557115735</text:p>
          </table:table-cell>
          <table:table-cell office:value-type="float" office:value="-18">
            <text:p>-18</text:p>
          </table:table-cell>
          <table:table-cell table:formula="of:=[.A4]*10^[.B4]" office:value-type="float" office:value="5.45571157347464E-018">
            <text:p>5.45571157347464E-018</text:p>
          </table:table-cell>
          <table:table-cell/>
        </table:table-row>
        <table:table-row table:style-name="ro1">
          <table:table-cell office:value-type="float" office:value="5.49478528535672">
            <text:p>5.4947852854</text:p>
          </table:table-cell>
          <table:table-cell office:value-type="float" office:value="-18">
            <text:p>-18</text:p>
          </table:table-cell>
          <table:table-cell table:formula="of:=[.A5]*10^[.B5]" office:value-type="float" office:value="5.49478528535672E-018">
            <text:p>5.49478528535672E-018</text:p>
          </table:table-cell>
          <table:table-cell/>
        </table:table-row>
        <table:table-row table:style-name="ro1">
          <table:table-cell office:value-type="float" office:value="5.53419689060244">
            <text:p>5.5341968906</text:p>
          </table:table-cell>
          <table:table-cell office:value-type="float" office:value="-18">
            <text:p>-18</text:p>
          </table:table-cell>
          <table:table-cell table:formula="of:=[.A6]*10^[.B6]" office:value-type="float" office:value="5.53419689060244E-018">
            <text:p>5.53419689060244E-018</text:p>
          </table:table-cell>
          <table:table-cell/>
        </table:table-row>
        <table:table-row table:style-name="ro1">
          <table:table-cell office:value-type="float" office:value="5.57394996566173">
            <text:p>5.5739499657</text:p>
          </table:table-cell>
          <table:table-cell office:value-type="float" office:value="-18">
            <text:p>-18</text:p>
          </table:table-cell>
          <table:table-cell table:formula="of:=[.A7]*10^[.B7]" office:value-type="float" office:value="5.57394996566173E-018">
            <text:p>5.57394996566173E-018</text:p>
          </table:table-cell>
          <table:table-cell/>
        </table:table-row>
        <table:table-row table:style-name="ro1">
          <table:table-cell office:value-type="float" office:value="5.61404813190133">
            <text:p>5.6140481319</text:p>
          </table:table-cell>
          <table:table-cell office:value-type="float" office:value="-18">
            <text:p>-18</text:p>
          </table:table-cell>
          <table:table-cell table:formula="of:=[.A8]*10^[.B8]" office:value-type="float" office:value="5.61404813190133E-018">
            <text:p>5.61404813190133E-018</text:p>
          </table:table-cell>
          <table:table-cell/>
        </table:table-row>
        <table:table-row table:style-name="ro1">
          <table:table-cell office:value-type="float" office:value="5.65449505691456">
            <text:p>5.6544950569</text:p>
          </table:table-cell>
          <table:table-cell office:value-type="float" office:value="-18">
            <text:p>-18</text:p>
          </table:table-cell>
          <table:table-cell table:formula="of:=[.A9]*10^[.B9]" office:value-type="float" office:value="5.65449505691456E-018">
            <text:p>5.65449505691456E-018</text:p>
          </table:table-cell>
          <table:table-cell/>
        </table:table-row>
        <table:table-row table:style-name="ro1">
          <table:table-cell office:value-type="float" office:value="5.69529445509792">
            <text:p>5.6952944551</text:p>
          </table:table-cell>
          <table:table-cell office:value-type="float" office:value="-18">
            <text:p>-18</text:p>
          </table:table-cell>
          <table:table-cell table:formula="of:=[.A10]*10^[.B10]" office:value-type="float" office:value="5.69529445509792E-018">
            <text:p>5.69529445509792E-018</text:p>
          </table:table-cell>
          <table:table-cell/>
        </table:table-row>
        <table:table-row table:style-name="ro1">
          <table:table-cell office:value-type="float" office:value="5.73645008825756">
            <text:p>5.7364500883</text:p>
          </table:table-cell>
          <table:table-cell office:value-type="float" office:value="-18">
            <text:p>-18</text:p>
          </table:table-cell>
          <table:table-cell table:formula="of:=[.A11]*10^[.B11]" office:value-type="float" office:value="5.73645008825756E-018">
            <text:p>5.73645008825756E-018</text:p>
          </table:table-cell>
          <table:table-cell/>
        </table:table-row>
        <table:table-row table:style-name="ro1">
          <table:table-cell office:value-type="float" office:value="5.77796576608945">
            <text:p>5.7779657661</text:p>
          </table:table-cell>
          <table:table-cell office:value-type="float" office:value="-18">
            <text:p>-18</text:p>
          </table:table-cell>
          <table:table-cell table:formula="of:=[.A12]*10^[.B12]" office:value-type="float" office:value="5.77796576608945E-018">
            <text:p>5.77796576608945E-018</text:p>
          </table:table-cell>
          <table:table-cell/>
        </table:table-row>
        <table:table-row table:style-name="ro1">
          <table:table-cell office:value-type="float" office:value="5.81984534707443">
            <text:p>5.8198453471</text:p>
          </table:table-cell>
          <table:table-cell office:value-type="float" office:value="-18">
            <text:p>-18</text:p>
          </table:table-cell>
          <table:table-cell table:formula="of:=[.A13]*10^[.B13]" office:value-type="float" office:value="5.81984534707443E-018">
            <text:p>5.81984534707443E-018</text:p>
          </table:table-cell>
          <table:table-cell/>
        </table:table-row>
        <table:table-row table:style-name="ro1">
          <table:table-cell office:value-type="float" office:value="5.86209273928313">
            <text:p>5.8620927393</text:p>
          </table:table-cell>
          <table:table-cell office:value-type="float" office:value="-18">
            <text:p>-18</text:p>
          </table:table-cell>
          <table:table-cell table:formula="of:=[.A14]*10^[.B14]" office:value-type="float" office:value="5.86209273928313E-018">
            <text:p>5.86209273928313E-018</text:p>
          </table:table-cell>
          <table:table-cell/>
        </table:table-row>
        <table:table-row table:style-name="ro1">
          <table:table-cell office:value-type="float" office:value="5.90471190121912">
            <text:p>5.9047119012</text:p>
          </table:table-cell>
          <table:table-cell office:value-type="float" office:value="-18">
            <text:p>-18</text:p>
          </table:table-cell>
          <table:table-cell table:formula="of:=[.A15]*10^[.B15]" office:value-type="float" office:value="5.90471190121912E-018">
            <text:p>5.90471190121912E-018</text:p>
          </table:table-cell>
          <table:table-cell/>
        </table:table-row>
        <table:table-row table:style-name="ro1">
          <table:table-cell office:value-type="float" office:value="5.94770684274471">
            <text:p>5.9477068427</text:p>
          </table:table-cell>
          <table:table-cell office:value-type="float" office:value="-18">
            <text:p>-18</text:p>
          </table:table-cell>
          <table:table-cell table:formula="of:=[.A16]*10^[.B16]" office:value-type="float" office:value="5.94770684274471E-018">
            <text:p>5.94770684274471E-018</text:p>
          </table:table-cell>
          <table:table-cell/>
        </table:table-row>
        <table:table-row table:style-name="ro1">
          <table:table-cell office:value-type="float" office:value="5.99108162482415">
            <text:p>5.9910816248</text:p>
          </table:table-cell>
          <table:table-cell office:value-type="float" office:value="-18">
            <text:p>-18</text:p>
          </table:table-cell>
          <table:table-cell table:formula="of:=[.A17]*10^[.B17]" office:value-type="float" office:value="5.99108162482415E-018">
            <text:p>5.99108162482415E-018</text:p>
          </table:table-cell>
          <table:table-cell/>
        </table:table-row>
        <table:table-row table:style-name="ro1">
          <table:table-cell office:value-type="float" office:value="6.03484036113874">
            <text:p>6.0348403611</text:p>
          </table:table-cell>
          <table:table-cell office:value-type="float" office:value="-18">
            <text:p>-18</text:p>
          </table:table-cell>
          <table:table-cell table:formula="of:=[.A18]*10^[.B18]" office:value-type="float" office:value="6.03484036113874E-018">
            <text:p>6.03484036113874E-018</text:p>
          </table:table-cell>
          <table:table-cell/>
        </table:table-row>
        <table:table-row table:style-name="ro1">
          <table:table-cell office:value-type="float" office:value="6.07898721930753">
            <text:p>6.0789872193</text:p>
          </table:table-cell>
          <table:table-cell office:value-type="float" office:value="-18">
            <text:p>-18</text:p>
          </table:table-cell>
          <table:table-cell table:formula="of:=[.A19]*10^[.B19]" office:value-type="float" office:value="6.07898721930753E-018">
            <text:p>6.07898721930753E-018</text:p>
          </table:table-cell>
          <table:table-cell/>
        </table:table-row>
        <table:table-row table:style-name="ro1">
          <table:table-cell office:value-type="float" office:value="6.12352642085336">
            <text:p>6.1235264209</text:p>
          </table:table-cell>
          <table:table-cell office:value-type="float" office:value="-18">
            <text:p>-18</text:p>
          </table:table-cell>
          <table:table-cell table:formula="of:=[.A20]*10^[.B20]" office:value-type="float" office:value="6.12352642085336E-018">
            <text:p>6.12352642085336E-018</text:p>
          </table:table-cell>
          <table:table-cell/>
        </table:table-row>
        <table:table-row table:style-name="ro1">
          <table:table-cell office:value-type="float" office:value="6.16846224197818">
            <text:p>6.168462242</text:p>
          </table:table-cell>
          <table:table-cell office:value-type="float" office:value="-18">
            <text:p>-18</text:p>
          </table:table-cell>
          <table:table-cell table:formula="of:=[.A21]*10^[.B21]" office:value-type="float" office:value="6.16846224197818E-018">
            <text:p>6.16846224197818E-018</text:p>
          </table:table-cell>
          <table:table-cell/>
        </table:table-row>
        <table:table-row table:style-name="ro1">
          <table:table-cell office:value-type="float" office:value="6.21379901516518">
            <text:p>6.2137990152</text:p>
          </table:table-cell>
          <table:table-cell office:value-type="float" office:value="-18">
            <text:p>-18</text:p>
          </table:table-cell>
          <table:table-cell table:formula="of:=[.A22]*10^[.B22]" office:value-type="float" office:value="6.21379901516518E-018">
            <text:p>6.21379901516518E-018</text:p>
          </table:table-cell>
          <table:table-cell/>
        </table:table-row>
        <table:table-row table:style-name="ro1">
          <table:table-cell office:value-type="float" office:value="6.25954112960946">
            <text:p>6.2595411296</text:p>
          </table:table-cell>
          <table:table-cell office:value-type="float" office:value="-18">
            <text:p>-18</text:p>
          </table:table-cell>
          <table:table-cell table:formula="of:=[.A23]*10^[.B23]" office:value-type="float" office:value="6.25954112960946E-018">
            <text:p>6.25954112960946E-018</text:p>
          </table:table-cell>
          <table:table-cell/>
        </table:table-row>
        <table:table-row table:style-name="ro1">
          <table:table-cell office:value-type="float" office:value="6.30569303181768">
            <text:p>6.3056930318</text:p>
          </table:table-cell>
          <table:table-cell office:value-type="float" office:value="-18">
            <text:p>-18</text:p>
          </table:table-cell>
          <table:table-cell table:formula="of:=[.A24]*10^[.B24]" office:value-type="float" office:value="6.30569303181768E-018">
            <text:p>6.30569303181768E-018</text:p>
          </table:table-cell>
          <table:table-cell/>
        </table:table-row>
        <table:table-row table:style-name="ro1">
          <table:table-cell office:value-type="float" office:value="6.35225922708344">
            <text:p>6.3522592271</text:p>
          </table:table-cell>
          <table:table-cell office:value-type="float" office:value="-18">
            <text:p>-18</text:p>
          </table:table-cell>
          <table:table-cell table:formula="of:=[.A25]*10^[.B25]" office:value-type="float" office:value="6.35225922708344E-018">
            <text:p>6.35225922708344E-018</text:p>
          </table:table-cell>
          <table:table-cell/>
        </table:table-row>
        <table:table-row table:style-name="ro1">
          <table:table-cell office:value-type="float" office:value="6.39924427982729">
            <text:p>6.3992442798</text:p>
          </table:table-cell>
          <table:table-cell office:value-type="float" office:value="-18">
            <text:p>-18</text:p>
          </table:table-cell>
          <table:table-cell table:formula="of:=[.A26]*10^[.B26]" office:value-type="float" office:value="6.39924427982729E-018">
            <text:p>6.39924427982729E-018</text:p>
          </table:table-cell>
          <table:table-cell/>
        </table:table-row>
        <table:table-row table:style-name="ro1">
          <table:table-cell office:value-type="float" office:value="6.44665281490086">
            <text:p>6.4466528149</text:p>
          </table:table-cell>
          <table:table-cell office:value-type="float" office:value="-18">
            <text:p>-18</text:p>
          </table:table-cell>
          <table:table-cell table:formula="of:=[.A27]*10^[.B27]" office:value-type="float" office:value="6.44665281490086E-018">
            <text:p>6.44665281490086E-018</text:p>
          </table:table-cell>
          <table:table-cell/>
        </table:table-row>
        <table:table-row table:style-name="ro1">
          <table:table-cell office:value-type="float" office:value="6.49448951833073">
            <text:p>6.4944895183</text:p>
          </table:table-cell>
          <table:table-cell office:value-type="float" office:value="-18">
            <text:p>-18</text:p>
          </table:table-cell>
          <table:table-cell table:formula="of:=[.A28]*10^[.B28]" office:value-type="float" office:value="6.49448951833073E-018">
            <text:p>6.49448951833073E-018</text:p>
          </table:table-cell>
          <table:table-cell/>
        </table:table-row>
        <table:table-row table:style-name="ro1">
          <table:table-cell office:value-type="float" office:value="6.54275913816713">
            <text:p>6.5427591382</text:p>
          </table:table-cell>
          <table:table-cell office:value-type="float" office:value="-18">
            <text:p>-18</text:p>
          </table:table-cell>
          <table:table-cell table:formula="of:=[.A29]*10^[.B29]" office:value-type="float" office:value="6.54275913816713E-018">
            <text:p>6.54275913816713E-018</text:p>
          </table:table-cell>
          <table:table-cell/>
        </table:table-row>
        <table:table-row table:style-name="ro1">
          <table:table-cell office:value-type="float" office:value="6.59146648584457">
            <text:p>6.5914664858</text:p>
          </table:table-cell>
          <table:table-cell office:value-type="float" office:value="-18">
            <text:p>-18</text:p>
          </table:table-cell>
          <table:table-cell table:formula="of:=[.A30]*10^[.B30]" office:value-type="float" office:value="6.59146648584457E-018">
            <text:p>6.59146648584457E-018</text:p>
          </table:table-cell>
          <table:table-cell/>
        </table:table-row>
        <table:table-row table:style-name="ro1">
          <table:table-cell office:value-type="float" office:value="6.64061643661077">
            <text:p>6.6406164366</text:p>
          </table:table-cell>
          <table:table-cell office:value-type="float" office:value="-18">
            <text:p>-18</text:p>
          </table:table-cell>
          <table:table-cell table:formula="of:=[.A31]*10^[.B31]" office:value-type="float" office:value="6.64061643661077E-018">
            <text:p>6.64061643661077E-018</text:p>
          </table:table-cell>
          <table:table-cell/>
        </table:table-row>
        <table:table-row table:style-name="ro1">
          <table:table-cell office:value-type="float" office:value="6.69021393077892">
            <text:p>6.6902139308</text:p>
          </table:table-cell>
          <table:table-cell office:value-type="float" office:value="-18">
            <text:p>-18</text:p>
          </table:table-cell>
          <table:table-cell table:formula="of:=[.A32]*10^[.B32]" office:value-type="float" office:value="6.69021393077892E-018">
            <text:p>6.69021393077892E-018</text:p>
          </table:table-cell>
          <table:table-cell/>
        </table:table-row>
        <table:table-row table:style-name="ro1">
          <table:table-cell office:value-type="float" office:value="6.74026397509046">
            <text:p>6.7402639751</text:p>
          </table:table-cell>
          <table:table-cell office:value-type="float" office:value="-18">
            <text:p>-18</text:p>
          </table:table-cell>
          <table:table-cell table:formula="of:=[.A33]*10^[.B33]" office:value-type="float" office:value="6.74026397509046E-018">
            <text:p>6.74026397509046E-018</text:p>
          </table:table-cell>
          <table:table-cell/>
        </table:table-row>
        <table:table-row table:style-name="ro1">
          <table:table-cell office:value-type="float" office:value="6.79077164334136">
            <text:p>6.7907716433</text:p>
          </table:table-cell>
          <table:table-cell office:value-type="float" office:value="-18">
            <text:p>-18</text:p>
          </table:table-cell>
          <table:table-cell table:formula="of:=[.A34]*10^[.B34]" office:value-type="float" office:value="6.79077164334136E-018">
            <text:p>6.79077164334136E-018</text:p>
          </table:table-cell>
          <table:table-cell/>
        </table:table-row>
        <table:table-row table:style-name="ro1">
          <table:table-cell office:value-type="float" office:value="6.84174207745482">
            <text:p>6.8417420775</text:p>
          </table:table-cell>
          <table:table-cell office:value-type="float" office:value="-18">
            <text:p>-18</text:p>
          </table:table-cell>
          <table:table-cell table:formula="of:=[.A35]*10^[.B35]" office:value-type="float" office:value="6.84174207745482E-018">
            <text:p>6.84174207745482E-018</text:p>
          </table:table-cell>
          <table:table-cell/>
        </table:table-row>
        <table:table-row table:style-name="ro1">
          <table:table-cell office:value-type="float" office:value="6.89318048851285">
            <text:p>6.8931804885</text:p>
          </table:table-cell>
          <table:table-cell office:value-type="float" office:value="-18">
            <text:p>-18</text:p>
          </table:table-cell>
          <table:table-cell table:formula="of:=[.A36]*10^[.B36]" office:value-type="float" office:value="6.89318048851285E-018">
            <text:p>6.89318048851285E-018</text:p>
          </table:table-cell>
          <table:table-cell/>
        </table:table-row>
        <table:table-row table:style-name="ro1">
          <table:table-cell office:value-type="float" office:value="6.94509215819352">
            <text:p>6.9450921582</text:p>
          </table:table-cell>
          <table:table-cell office:value-type="float" office:value="-18">
            <text:p>-18</text:p>
          </table:table-cell>
          <table:table-cell table:formula="of:=[.A37]*10^[.B37]" office:value-type="float" office:value="6.94509215819352E-018">
            <text:p>6.94509215819352E-018</text:p>
          </table:table-cell>
          <table:table-cell/>
        </table:table-row>
        <table:table-row table:style-name="ro1">
          <table:table-cell office:value-type="float" office:value="6.99748243958123">
            <text:p>6.9974824396</text:p>
          </table:table-cell>
          <table:table-cell office:value-type="float" office:value="-18">
            <text:p>-18</text:p>
          </table:table-cell>
          <table:table-cell table:formula="of:=[.A38]*10^[.B38]" office:value-type="float" office:value="6.99748243958123E-018">
            <text:p>6.99748243958123E-018</text:p>
          </table:table-cell>
          <table:table-cell/>
        </table:table-row>
        <table:table-row table:style-name="ro1">
          <table:table-cell office:value-type="float" office:value="7.05035675800503">
            <text:p>7.050356758</text:p>
          </table:table-cell>
          <table:table-cell office:value-type="float" office:value="-18">
            <text:p>-18</text:p>
          </table:table-cell>
          <table:table-cell table:formula="of:=[.A39]*10^[.B39]" office:value-type="float" office:value="7.05035675800503E-018">
            <text:p>7.05035675800503E-018</text:p>
          </table:table-cell>
          <table:table-cell/>
        </table:table-row>
        <table:table-row table:style-name="ro1">
          <table:table-cell office:value-type="float" office:value="7.10372061334184">
            <text:p>7.1037206133</text:p>
          </table:table-cell>
          <table:table-cell office:value-type="float" office:value="-18">
            <text:p>-18</text:p>
          </table:table-cell>
          <table:table-cell table:formula="of:=[.A40]*10^[.B40]" office:value-type="float" office:value="7.10372061334184E-018">
            <text:p>7.10372061334184E-018</text:p>
          </table:table-cell>
          <table:table-cell/>
        </table:table-row>
        <table:table-row table:style-name="ro1">
          <table:table-cell office:value-type="float" office:value="7.15757957972925">
            <text:p>7.1575795797</text:p>
          </table:table-cell>
          <table:table-cell office:value-type="float" office:value="-18">
            <text:p>-18</text:p>
          </table:table-cell>
          <table:table-cell table:formula="of:=[.A41]*10^[.B41]" office:value-type="float" office:value="7.15757957972925E-018">
            <text:p>7.15757957972925E-018</text:p>
          </table:table-cell>
          <table:table-cell/>
        </table:table-row>
        <table:table-row table:style-name="ro1">
          <table:table-cell office:value-type="float" office:value="7.21193930733744">
            <text:p>7.2119393073</text:p>
          </table:table-cell>
          <table:table-cell office:value-type="float" office:value="-18">
            <text:p>-18</text:p>
          </table:table-cell>
          <table:table-cell table:formula="of:=[.A42]*10^[.B42]" office:value-type="float" office:value="7.21193930733744E-018">
            <text:p>7.21193930733744E-018</text:p>
          </table:table-cell>
          <table:table-cell/>
        </table:table-row>
        <table:table-row table:style-name="ro1">
          <table:table-cell office:value-type="float" office:value="7.26680552417819">
            <text:p>7.2668055242</text:p>
          </table:table-cell>
          <table:table-cell office:value-type="float" office:value="-18">
            <text:p>-18</text:p>
          </table:table-cell>
          <table:table-cell table:formula="of:=[.A43]*10^[.B43]" office:value-type="float" office:value="7.26680552417819E-018">
            <text:p>7.26680552417819E-018</text:p>
          </table:table-cell>
          <table:table-cell/>
        </table:table-row>
        <table:table-row table:style-name="ro1">
          <table:table-cell office:value-type="float" office:value="7.32218403651261">
            <text:p>7.3221840365</text:p>
          </table:table-cell>
          <table:table-cell office:value-type="float" office:value="-18">
            <text:p>-18</text:p>
          </table:table-cell>
          <table:table-cell table:formula="of:=[.A44]*10^[.B44]" office:value-type="float" office:value="7.32218403651261E-018">
            <text:p>7.32218403651261E-018</text:p>
          </table:table-cell>
          <table:table-cell/>
        </table:table-row>
        <table:table-row table:style-name="ro1">
          <table:table-cell office:value-type="float" office:value="7.37808073068593">
            <text:p>7.3780807307</text:p>
          </table:table-cell>
          <table:table-cell office:value-type="float" office:value="-18">
            <text:p>-18</text:p>
          </table:table-cell>
          <table:table-cell table:formula="of:=[.A45]*10^[.B45]" office:value-type="float" office:value="7.37808073068593E-018">
            <text:p>7.37808073068593E-018</text:p>
          </table:table-cell>
          <table:table-cell/>
        </table:table-row>
        <table:table-row table:style-name="ro1">
          <table:table-cell office:value-type="float" office:value="7.43450157388683">
            <text:p>7.4345015739</text:p>
          </table:table-cell>
          <table:table-cell office:value-type="float" office:value="-18">
            <text:p>-18</text:p>
          </table:table-cell>
          <table:table-cell table:formula="of:=[.A46]*10^[.B46]" office:value-type="float" office:value="7.43450157388683E-018">
            <text:p>7.43450157388683E-018</text:p>
          </table:table-cell>
          <table:table-cell/>
        </table:table-row>
        <table:table-row table:style-name="ro1">
          <table:table-cell office:value-type="float" office:value="7.49145261579917">
            <text:p>7.4914526158</text:p>
          </table:table-cell>
          <table:table-cell office:value-type="float" office:value="-18">
            <text:p>-18</text:p>
          </table:table-cell>
          <table:table-cell table:formula="of:=[.A47]*10^[.B47]" office:value-type="float" office:value="7.49145261579917E-018">
            <text:p>7.49145261579917E-018</text:p>
          </table:table-cell>
          <table:table-cell/>
        </table:table-row>
        <table:table-row table:style-name="ro1">
          <table:table-cell office:value-type="float" office:value="7.54893999002978">
            <text:p>7.54893999</text:p>
          </table:table-cell>
          <table:table-cell office:value-type="float" office:value="-18">
            <text:p>-18</text:p>
          </table:table-cell>
          <table:table-cell table:formula="of:=[.A48]*10^[.B48]" office:value-type="float" office:value="7.54893999002978E-018">
            <text:p>7.54893999002978E-018</text:p>
          </table:table-cell>
          <table:table-cell/>
        </table:table-row>
        <table:table-row table:style-name="ro1">
          <table:table-cell office:value-type="float" office:value="7.6069699148734">
            <text:p>7.6069699149</text:p>
          </table:table-cell>
          <table:table-cell office:value-type="float" office:value="-18">
            <text:p>-18</text:p>
          </table:table-cell>
          <table:table-cell table:formula="of:=[.A49]*10^[.B49]" office:value-type="float" office:value="7.6069699148734E-018">
            <text:p>7.6069699148734E-018</text:p>
          </table:table-cell>
          <table:table-cell/>
        </table:table-row>
        <table:table-row table:style-name="ro1">
          <table:table-cell office:value-type="float" office:value="7.66554869535236">
            <text:p>7.6655486954</text:p>
          </table:table-cell>
          <table:table-cell office:value-type="float" office:value="-18">
            <text:p>-18</text:p>
          </table:table-cell>
          <table:table-cell table:formula="of:=[.A50]*10^[.B50]" office:value-type="float" office:value="7.66554869535236E-018">
            <text:p>7.66554869535236E-018</text:p>
          </table:table-cell>
          <table:table-cell/>
        </table:table-row>
        <table:table-row table:style-name="ro1">
          <table:table-cell office:value-type="float" office:value="7.72468272450671">
            <text:p>7.7246827245</text:p>
          </table:table-cell>
          <table:table-cell office:value-type="float" office:value="-18">
            <text:p>-18</text:p>
          </table:table-cell>
          <table:table-cell table:formula="of:=[.A51]*10^[.B51]" office:value-type="float" office:value="7.72468272450671E-018">
            <text:p>7.72468272450671E-018</text:p>
          </table:table-cell>
          <table:table-cell/>
        </table:table-row>
        <table:table-row table:style-name="ro1">
          <table:table-cell office:value-type="float" office:value="7.78437848459397">
            <text:p>7.7843784846</text:p>
          </table:table-cell>
          <table:table-cell office:value-type="float" office:value="-18">
            <text:p>-18</text:p>
          </table:table-cell>
          <table:table-cell table:formula="of:=[.A52]*10^[.B52]" office:value-type="float" office:value="7.78437848459397E-018">
            <text:p>7.78437848459397E-018</text:p>
          </table:table-cell>
          <table:table-cell/>
        </table:table-row>
        <table:table-row table:style-name="ro1">
          <table:table-cell office:value-type="float" office:value="7.84464254869608">
            <text:p>7.8446425487</text:p>
          </table:table-cell>
          <table:table-cell office:value-type="float" office:value="-18">
            <text:p>-18</text:p>
          </table:table-cell>
          <table:table-cell table:formula="of:=[.A53]*10^[.B53]" office:value-type="float" office:value="7.84464254869608E-018">
            <text:p>7.84464254869608E-018</text:p>
          </table:table-cell>
          <table:table-cell/>
        </table:table-row>
        <table:table-row table:style-name="ro1">
          <table:table-cell office:value-type="float" office:value="7.90548158196227">
            <text:p>7.905481582</text:p>
          </table:table-cell>
          <table:table-cell office:value-type="float" office:value="-18">
            <text:p>-18</text:p>
          </table:table-cell>
          <table:table-cell table:formula="of:=[.A54]*10^[.B54]" office:value-type="float" office:value="7.90548158196227E-018">
            <text:p>7.90548158196227E-018</text:p>
          </table:table-cell>
          <table:table-cell/>
        </table:table-row>
        <table:table-row table:style-name="ro1">
          <table:table-cell office:value-type="float" office:value="7.96690234347438">
            <text:p>7.9669023435</text:p>
          </table:table-cell>
          <table:table-cell office:value-type="float" office:value="-18">
            <text:p>-18</text:p>
          </table:table-cell>
          <table:table-cell table:formula="of:=[.A55]*10^[.B55]" office:value-type="float" office:value="7.96690234347439E-018">
            <text:p>7.96690234347439E-018</text:p>
          </table:table-cell>
          <table:table-cell/>
        </table:table-row>
        <table:table-row table:style-name="ro1">
          <table:table-cell office:value-type="float" office:value="8.02891168783583">
            <text:p>8.0289116878</text:p>
          </table:table-cell>
          <table:table-cell office:value-type="float" office:value="-18">
            <text:p>-18</text:p>
          </table:table-cell>
          <table:table-cell table:formula="of:=[.A56]*10^[.B56]" office:value-type="float" office:value="8.02891168783583E-018">
            <text:p>8.02891168783583E-018</text:p>
          </table:table-cell>
          <table:table-cell/>
        </table:table-row>
        <table:table-row table:style-name="ro1">
          <table:table-cell office:value-type="float" office:value="8.09151656622971">
            <text:p>8.0915165662</text:p>
          </table:table-cell>
          <table:table-cell office:value-type="float" office:value="-18">
            <text:p>-18</text:p>
          </table:table-cell>
          <table:table-cell table:formula="of:=[.A57]*10^[.B57]" office:value-type="float" office:value="8.09151656622971E-018">
            <text:p>8.09151656622971E-018</text:p>
          </table:table-cell>
          <table:table-cell/>
        </table:table-row>
        <table:table-row table:style-name="ro1">
          <table:table-cell office:value-type="float" office:value="8.15472402845944">
            <text:p>8.1547240285</text:p>
          </table:table-cell>
          <table:table-cell office:value-type="float" office:value="-18">
            <text:p>-18</text:p>
          </table:table-cell>
          <table:table-cell table:formula="of:=[.A58]*10^[.B58]" office:value-type="float" office:value="8.15472402845944E-018">
            <text:p>8.15472402845944E-018</text:p>
          </table:table-cell>
          <table:table-cell/>
        </table:table-row>
        <table:table-row table:style-name="ro1">
          <table:table-cell office:value-type="float" office:value="8.21854122425788">
            <text:p>8.2185412243</text:p>
          </table:table-cell>
          <table:table-cell office:value-type="float" office:value="-18">
            <text:p>-18</text:p>
          </table:table-cell>
          <table:table-cell table:formula="of:=[.A59]*10^[.B59]" office:value-type="float" office:value="8.21854122425788E-018">
            <text:p>8.21854122425788E-018</text:p>
          </table:table-cell>
          <table:table-cell/>
        </table:table-row>
        <table:table-row table:style-name="ro1">
          <table:table-cell office:value-type="float" office:value="8.28297540557063">
            <text:p>8.2829754056</text:p>
          </table:table-cell>
          <table:table-cell office:value-type="float" office:value="-18">
            <text:p>-18</text:p>
          </table:table-cell>
          <table:table-cell table:formula="of:=[.A60]*10^[.B60]" office:value-type="float" office:value="8.28297540557063E-018">
            <text:p>8.28297540557063E-018</text:p>
          </table:table-cell>
          <table:table-cell/>
        </table:table-row>
        <table:table-row table:style-name="ro1">
          <table:table-cell office:value-type="float" office:value="8.34803392750008">
            <text:p>8.3480339275</text:p>
          </table:table-cell>
          <table:table-cell office:value-type="float" office:value="-18">
            <text:p>-18</text:p>
          </table:table-cell>
          <table:table-cell table:formula="of:=[.A61]*10^[.B61]" office:value-type="float" office:value="8.34803392750008E-018">
            <text:p>8.34803392750008E-018</text:p>
          </table:table-cell>
          <table:table-cell/>
        </table:table-row>
        <table:table-row table:style-name="ro1">
          <table:table-cell office:value-type="float" office:value="8.41372425008919">
            <text:p>8.4137242501</text:p>
          </table:table-cell>
          <table:table-cell office:value-type="float" office:value="-18">
            <text:p>-18</text:p>
          </table:table-cell>
          <table:table-cell table:formula="of:=[.A62]*10^[.B62]" office:value-type="float" office:value="8.41372425008919E-018">
            <text:p>8.41372425008919E-018</text:p>
          </table:table-cell>
          <table:table-cell/>
        </table:table-row>
        <table:table-row table:style-name="ro1">
          <table:table-cell office:value-type="float" office:value="8.48005394101985">
            <text:p>8.480053941</text:p>
          </table:table-cell>
          <table:table-cell office:value-type="float" office:value="-18">
            <text:p>-18</text:p>
          </table:table-cell>
          <table:table-cell table:formula="of:=[.A63]*10^[.B63]" office:value-type="float" office:value="8.48005394101985E-018">
            <text:p>8.48005394101985E-018</text:p>
          </table:table-cell>
          <table:table-cell/>
        </table:table-row>
        <table:table-row table:style-name="ro1">
          <table:table-cell office:value-type="float" office:value="8.54703067633126">
            <text:p>8.5470306763</text:p>
          </table:table-cell>
          <table:table-cell office:value-type="float" office:value="-18">
            <text:p>-18</text:p>
          </table:table-cell>
          <table:table-cell table:formula="of:=[.A64]*10^[.B64]" office:value-type="float" office:value="8.54703067633126E-018">
            <text:p>8.54703067633126E-018</text:p>
          </table:table-cell>
          <table:table-cell/>
        </table:table-row>
        <table:table-row table:style-name="ro1">
          <table:table-cell office:value-type="float" office:value="8.61466224271521">
            <text:p>8.6146622427</text:p>
          </table:table-cell>
          <table:table-cell office:value-type="float" office:value="-18">
            <text:p>-18</text:p>
          </table:table-cell>
          <table:table-cell table:formula="of:=[.A65]*10^[.B65]" office:value-type="float" office:value="8.61466224271521E-018">
            <text:p>8.61466224271521E-018</text:p>
          </table:table-cell>
          <table:table-cell/>
        </table:table-row>
        <table:table-row table:style-name="ro1">
          <table:table-cell office:value-type="float" office:value="8.68295653933791">
            <text:p>8.6829565393</text:p>
          </table:table-cell>
          <table:table-cell office:value-type="float" office:value="-18">
            <text:p>-18</text:p>
          </table:table-cell>
          <table:table-cell table:formula="of:=[.A66]*10^[.B66]" office:value-type="float" office:value="8.68295653933791E-018">
            <text:p>8.68295653933791E-018</text:p>
          </table:table-cell>
          <table:table-cell/>
        </table:table-row>
        <table:table-row table:style-name="ro1">
          <table:table-cell office:value-type="float" office:value="8.75192157970868">
            <text:p>8.7519215797</text:p>
          </table:table-cell>
          <table:table-cell office:value-type="float" office:value="-18">
            <text:p>-18</text:p>
          </table:table-cell>
          <table:table-cell table:formula="of:=[.A67]*10^[.B67]" office:value-type="float" office:value="8.75192157970868E-018">
            <text:p>8.75192157970868E-018</text:p>
          </table:table-cell>
          <table:table-cell/>
        </table:table-row>
        <table:table-row table:style-name="ro1">
          <table:table-cell office:value-type="float" office:value="8.82156549335783">
            <text:p>8.8215654934</text:p>
          </table:table-cell>
          <table:table-cell office:value-type="float" office:value="-18">
            <text:p>-18</text:p>
          </table:table-cell>
          <table:table-cell table:formula="of:=[.A68]*10^[.B68]" office:value-type="float" office:value="8.82156549335783E-018">
            <text:p>8.82156549335783E-018</text:p>
          </table:table-cell>
          <table:table-cell/>
        </table:table-row>
        <table:table-row table:style-name="ro1">
          <table:table-cell office:value-type="float" office:value="8.89189652832593">
            <text:p>8.8918965283</text:p>
          </table:table-cell>
          <table:table-cell office:value-type="float" office:value="-18">
            <text:p>-18</text:p>
          </table:table-cell>
          <table:table-cell table:formula="of:=[.A69]*10^[.B69]" office:value-type="float" office:value="8.89189652832593E-018">
            <text:p>8.89189652832593E-018</text:p>
          </table:table-cell>
          <table:table-cell/>
        </table:table-row>
        <table:table-row table:style-name="ro1">
          <table:table-cell office:value-type="float" office:value="8.96292305298675">
            <text:p>8.962923053</text:p>
          </table:table-cell>
          <table:table-cell office:value-type="float" office:value="-18">
            <text:p>-18</text:p>
          </table:table-cell>
          <table:table-cell table:formula="of:=[.A70]*10^[.B70]" office:value-type="float" office:value="8.96292305298675E-018">
            <text:p>8.96292305298675E-018</text:p>
          </table:table-cell>
          <table:table-cell/>
        </table:table-row>
        <table:table-row table:style-name="ro1">
          <table:table-cell office:value-type="float" office:value="9.0346535579109">
            <text:p>9.0346535579</text:p>
          </table:table-cell>
          <table:table-cell office:value-type="float" office:value="-18">
            <text:p>-18</text:p>
          </table:table-cell>
          <table:table-cell table:formula="of:=[.A71]*10^[.B71]" office:value-type="float" office:value="9.0346535579109E-018">
            <text:p>9.0346535579109E-018</text:p>
          </table:table-cell>
          <table:table-cell/>
        </table:table-row>
        <table:table-row table:style-name="ro1">
          <table:table-cell office:value-type="float" office:value="9.10709665811568">
            <text:p>9.1070966581</text:p>
          </table:table-cell>
          <table:table-cell office:value-type="float" office:value="-18">
            <text:p>-18</text:p>
          </table:table-cell>
          <table:table-cell table:formula="of:=[.A72]*10^[.B72]" office:value-type="float" office:value="9.10709665811568E-018">
            <text:p>9.10709665811568E-018</text:p>
          </table:table-cell>
          <table:table-cell/>
        </table:table-row>
        <table:table-row table:style-name="ro1">
          <table:table-cell office:value-type="float" office:value="9.18026109482565">
            <text:p>9.1802610948</text:p>
          </table:table-cell>
          <table:table-cell office:value-type="float" office:value="-18">
            <text:p>-18</text:p>
          </table:table-cell>
          <table:table-cell table:formula="of:=[.A73]*10^[.B73]" office:value-type="float" office:value="9.18026109482565E-018">
            <text:p>9.18026109482565E-018</text:p>
          </table:table-cell>
          <table:table-cell/>
        </table:table-row>
        <table:table-row table:style-name="ro1">
          <table:table-cell office:value-type="float" office:value="9.25415573833201">
            <text:p>9.2541557383</text:p>
          </table:table-cell>
          <table:table-cell office:value-type="float" office:value="-18">
            <text:p>-18</text:p>
          </table:table-cell>
          <table:table-cell table:formula="of:=[.A74]*10^[.B74]" office:value-type="float" office:value="9.25415573833201E-018">
            <text:p>9.25415573833201E-018</text:p>
          </table:table-cell>
          <table:table-cell/>
        </table:table-row>
        <table:table-row table:style-name="ro1">
          <table:table-cell office:value-type="float" office:value="9.32878959013411">
            <text:p>9.3287895901</text:p>
          </table:table-cell>
          <table:table-cell office:value-type="float" office:value="-18">
            <text:p>-18</text:p>
          </table:table-cell>
          <table:table-cell table:formula="of:=[.A75]*10^[.B75]" office:value-type="float" office:value="9.32878959013411E-018">
            <text:p>9.32878959013411E-018</text:p>
          </table:table-cell>
          <table:table-cell/>
        </table:table-row>
        <table:table-row table:style-name="ro1">
          <table:table-cell office:value-type="float" office:value="9.40417178423236">
            <text:p>9.4041717842</text:p>
          </table:table-cell>
          <table:table-cell office:value-type="float" office:value="-18">
            <text:p>-18</text:p>
          </table:table-cell>
          <table:table-cell table:formula="of:=[.A76]*10^[.B76]" office:value-type="float" office:value="9.40417178423236E-018">
            <text:p>9.40417178423236E-018</text:p>
          </table:table-cell>
          <table:table-cell/>
        </table:table-row>
        <table:table-row table:style-name="ro1">
          <table:table-cell office:value-type="float" office:value="9.48031159026107">
            <text:p>9.4803115903</text:p>
          </table:table-cell>
          <table:table-cell office:value-type="float" office:value="-18">
            <text:p>-18</text:p>
          </table:table-cell>
          <table:table-cell table:formula="of:=[.A77]*10^[.B77]" office:value-type="float" office:value="9.48031159026107E-018">
            <text:p>9.48031159026107E-018</text:p>
          </table:table-cell>
          <table:table-cell/>
        </table:table-row>
        <table:table-row table:style-name="ro1">
          <table:table-cell office:value-type="float" office:value="9.55721841595336">
            <text:p>9.557218416</text:p>
          </table:table-cell>
          <table:table-cell office:value-type="float" office:value="-18">
            <text:p>-18</text:p>
          </table:table-cell>
          <table:table-cell table:formula="of:=[.A78]*10^[.B78]" office:value-type="float" office:value="9.55721841595336E-018">
            <text:p>9.55721841595336E-018</text:p>
          </table:table-cell>
          <table:table-cell/>
        </table:table-row>
        <table:table-row table:style-name="ro1">
          <table:table-cell office:value-type="float" office:value="9.63490180923272">
            <text:p>9.6349018092</text:p>
          </table:table-cell>
          <table:table-cell office:value-type="float" office:value="-18">
            <text:p>-18</text:p>
          </table:table-cell>
          <table:table-cell table:formula="of:=[.A79]*10^[.B79]" office:value-type="float" office:value="9.63490180923272E-018">
            <text:p>9.63490180923272E-018</text:p>
          </table:table-cell>
          <table:table-cell/>
        </table:table-row>
        <table:table-row table:style-name="ro1">
          <table:table-cell office:value-type="float" office:value="9.71337146052255">
            <text:p>9.7133714605</text:p>
          </table:table-cell>
          <table:table-cell office:value-type="float" office:value="-18">
            <text:p>-18</text:p>
          </table:table-cell>
          <table:table-cell table:formula="of:=[.A80]*10^[.B80]" office:value-type="float" office:value="9.71337146052255E-018">
            <text:p>9.71337146052255E-018</text:p>
          </table:table-cell>
          <table:table-cell/>
        </table:table-row>
        <table:table-row table:style-name="ro1">
          <table:table-cell office:value-type="float" office:value="9.79263720529205">
            <text:p>9.7926372053</text:p>
          </table:table-cell>
          <table:table-cell office:value-type="float" office:value="-18">
            <text:p>-18</text:p>
          </table:table-cell>
          <table:table-cell table:formula="of:=[.A81]*10^[.B81]" office:value-type="float" office:value="9.79263720529205E-018">
            <text:p>9.79263720529205E-018</text:p>
          </table:table-cell>
          <table:table-cell/>
        </table:table-row>
        <table:table-row table:style-name="ro1">
          <table:table-cell office:value-type="float" office:value="9.8727090269233">
            <text:p>9.8727090269</text:p>
          </table:table-cell>
          <table:table-cell office:value-type="float" office:value="-18">
            <text:p>-18</text:p>
          </table:table-cell>
          <table:table-cell table:formula="of:=[.A82]*10^[.B82]" office:value-type="float" office:value="9.8727090269233E-018">
            <text:p>9.8727090269233E-018</text:p>
          </table:table-cell>
          <table:table-cell/>
        </table:table-row>
        <table:table-row table:style-name="ro1">
          <table:table-cell office:value-type="float" office:value="9.95359705923875">
            <text:p>9.9535970592</text:p>
          </table:table-cell>
          <table:table-cell office:value-type="float" office:value="-18">
            <text:p>-18</text:p>
          </table:table-cell>
          <table:table-cell table:formula="of:=[.A83]*10^[.B83]" office:value-type="float" office:value="9.95359705923875E-018">
            <text:p>9.95359705923875E-018</text:p>
          </table:table-cell>
          <table:table-cell/>
        </table:table-row>
        <table:table-row table:style-name="ro1">
          <table:table-cell office:value-type="float" office:value="1.00353115889455">
            <text:p>1.0035311589</text:p>
          </table:table-cell>
          <table:table-cell office:value-type="float" office:value="-17">
            <text:p>-17</text:p>
          </table:table-cell>
          <table:table-cell table:formula="of:=[.A84]*10^[.B84]" office:value-type="float" office:value="1.00353115889455E-017">
            <text:p>1.00353115889455E-017</text:p>
          </table:table-cell>
          <table:table-cell/>
        </table:table-row>
        <table:table-row table:style-name="ro1">
          <table:table-cell office:value-type="float" office:value="1.01178630578627">
            <text:p>1.0117863058</text:p>
          </table:table-cell>
          <table:table-cell office:value-type="float" office:value="-17">
            <text:p>-17</text:p>
          </table:table-cell>
          <table:table-cell table:formula="of:=[.A85]*10^[.B85]" office:value-type="float" office:value="1.01178630578627E-017">
            <text:p>1.01178630578627E-017</text:p>
          </table:table-cell>
          <table:table-cell/>
        </table:table-row>
        <table:table-row table:style-name="ro1">
          <table:table-cell office:value-type="float" office:value="1.02012620666914">
            <text:p>1.0201262067</text:p>
          </table:table-cell>
          <table:table-cell office:value-type="float" office:value="-17">
            <text:p>-17</text:p>
          </table:table-cell>
          <table:table-cell table:formula="of:=[.A86]*10^[.B86]" office:value-type="float" office:value="1.02012620666914E-017">
            <text:p>1.02012620666914E-017</text:p>
          </table:table-cell>
          <table:table-cell/>
        </table:table-row>
        <table:table-row table:style-name="ro1">
          <table:table-cell office:value-type="float" office:value="1.02855193775542">
            <text:p>1.0285519378</text:p>
          </table:table-cell>
          <table:table-cell office:value-type="float" office:value="-17">
            <text:p>-17</text:p>
          </table:table-cell>
          <table:table-cell table:formula="of:=[.A87]*10^[.B87]" office:value-type="float" office:value="1.02855193775542E-017">
            <text:p>1.02855193775542E-017</text:p>
          </table:table-cell>
          <table:table-cell/>
        </table:table-row>
        <table:table-row table:style-name="ro1">
          <table:table-cell office:value-type="float" office:value="1.03706459158877">
            <text:p>1.0370645916</text:p>
          </table:table-cell>
          <table:table-cell office:value-type="float" office:value="-17">
            <text:p>-17</text:p>
          </table:table-cell>
          <table:table-cell table:formula="of:=[.A88]*10^[.B88]" office:value-type="float" office:value="1.03706459158877E-017">
            <text:p>1.03706459158877E-017</text:p>
          </table:table-cell>
          <table:table-cell/>
        </table:table-row>
        <table:table-row table:style-name="ro1">
          <table:table-cell office:value-type="float" office:value="1.04566527744451">
            <text:p>1.0456652774</text:p>
          </table:table-cell>
          <table:table-cell office:value-type="float" office:value="-17">
            <text:p>-17</text:p>
          </table:table-cell>
          <table:table-cell table:formula="of:=[.A89]*10^[.B89]" office:value-type="float" office:value="1.04566527744451E-017">
            <text:p>1.04566527744451E-017</text:p>
          </table:table-cell>
          <table:table-cell/>
        </table:table-row>
        <table:table-row table:style-name="ro1">
          <table:table-cell office:value-type="float" office:value="1.05435512161572">
            <text:p>1.0543551216</text:p>
          </table:table-cell>
          <table:table-cell office:value-type="float" office:value="-17">
            <text:p>-17</text:p>
          </table:table-cell>
          <table:table-cell table:formula="of:=[.A90]*10^[.B90]" office:value-type="float" office:value="1.05435512161572E-017">
            <text:p>1.05435512161572E-017</text:p>
          </table:table-cell>
          <table:table-cell/>
        </table:table-row>
        <table:table-row table:style-name="ro1">
          <table:table-cell office:value-type="float" office:value="1.06313526770788">
            <text:p>1.0631352677</text:p>
          </table:table-cell>
          <table:table-cell office:value-type="float" office:value="-17">
            <text:p>-17</text:p>
          </table:table-cell>
          <table:table-cell table:formula="of:=[.A91]*10^[.B91]" office:value-type="float" office:value="1.06313526770788E-017">
            <text:p>1.06313526770788E-017</text:p>
          </table:table-cell>
          <table:table-cell/>
        </table:table-row>
        <table:table-row table:style-name="ro1">
          <table:table-cell office:value-type="float" office:value="1.07200687688092">
            <text:p>1.0720068769</text:p>
          </table:table-cell>
          <table:table-cell office:value-type="float" office:value="-17">
            <text:p>-17</text:p>
          </table:table-cell>
          <table:table-cell table:formula="of:=[.A92]*10^[.B92]" office:value-type="float" office:value="1.07200687688092E-017">
            <text:p>1.07200687688092E-017</text:p>
          </table:table-cell>
          <table:table-cell/>
        </table:table-row>
        <table:table-row table:style-name="ro1">
          <table:table-cell office:value-type="float" office:value="1.08097112824682">
            <text:p>1.0809711282</text:p>
          </table:table-cell>
          <table:table-cell office:value-type="float" office:value="-17">
            <text:p>-17</text:p>
          </table:table-cell>
          <table:table-cell table:formula="of:=[.A93]*10^[.B93]" office:value-type="float" office:value="1.08097112824682E-017">
            <text:p>1.08097112824682E-017</text:p>
          </table:table-cell>
          <table:table-cell/>
        </table:table-row>
        <table:table-row table:style-name="ro1">
          <table:table-cell office:value-type="float" office:value="1.09002921921167">
            <text:p>1.0900292192</text:p>
          </table:table-cell>
          <table:table-cell office:value-type="float" office:value="-17">
            <text:p>-17</text:p>
          </table:table-cell>
          <table:table-cell table:formula="of:=[.A94]*10^[.B94]" office:value-type="float" office:value="1.09002921921167E-017">
            <text:p>1.09002921921167E-017</text:p>
          </table:table-cell>
          <table:table-cell/>
        </table:table-row>
        <table:table-row table:style-name="ro1">
          <table:table-cell office:value-type="float" office:value="1.09918236571057">
            <text:p>1.0991823657</text:p>
          </table:table-cell>
          <table:table-cell office:value-type="float" office:value="-17">
            <text:p>-17</text:p>
          </table:table-cell>
          <table:table-cell table:formula="of:=[.A95]*10^[.B95]" office:value-type="float" office:value="1.09918236571057E-017">
            <text:p>1.09918236571057E-017</text:p>
          </table:table-cell>
          <table:table-cell/>
        </table:table-row>
        <table:table-row table:style-name="ro1">
          <table:table-cell office:value-type="float" office:value="1.10843180260597">
            <text:p>1.1084318026</text:p>
          </table:table-cell>
          <table:table-cell office:value-type="float" office:value="-17">
            <text:p>-17</text:p>
          </table:table-cell>
          <table:table-cell table:formula="of:=[.A96]*10^[.B96]" office:value-type="float" office:value="1.10843180260597E-017">
            <text:p>1.10843180260597E-017</text:p>
          </table:table-cell>
          <table:table-cell/>
        </table:table-row>
        <table:table-row table:style-name="ro1">
          <table:table-cell office:value-type="float" office:value="1.11777878405704">
            <text:p>1.1177787841</text:p>
          </table:table-cell>
          <table:table-cell office:value-type="float" office:value="-17">
            <text:p>-17</text:p>
          </table:table-cell>
          <table:table-cell table:formula="of:=[.A97]*10^[.B97]" office:value-type="float" office:value="1.11777878405704E-017">
            <text:p>1.11777878405704E-017</text:p>
          </table:table-cell>
          <table:table-cell/>
        </table:table-row>
        <table:table-row table:style-name="ro1">
          <table:table-cell office:value-type="float" office:value="1.12722458383147">
            <text:p>1.1272245838</text:p>
          </table:table-cell>
          <table:table-cell office:value-type="float" office:value="-17">
            <text:p>-17</text:p>
          </table:table-cell>
          <table:table-cell table:formula="of:=[.A98]*10^[.B98]" office:value-type="float" office:value="1.12722458383147E-017">
            <text:p>1.12722458383147E-017</text:p>
          </table:table-cell>
          <table:table-cell/>
        </table:table-row>
        <table:table-row table:style-name="ro1">
          <table:table-cell office:value-type="float" office:value="1.13677049560198">
            <text:p>1.1367704956</text:p>
          </table:table-cell>
          <table:table-cell office:value-type="float" office:value="-17">
            <text:p>-17</text:p>
          </table:table-cell>
          <table:table-cell table:formula="of:=[.A99]*10^[.B99]" office:value-type="float" office:value="1.13677049560198E-017">
            <text:p>1.13677049560198E-017</text:p>
          </table:table-cell>
          <table:table-cell/>
        </table:table-row>
        <table:table-row table:style-name="ro1">
          <table:table-cell office:value-type="float" office:value="1.14641783344489">
            <text:p>1.1464178334</text:p>
          </table:table-cell>
          <table:table-cell office:value-type="float" office:value="-17">
            <text:p>-17</text:p>
          </table:table-cell>
          <table:table-cell table:formula="of:=[.A100]*10^[.B100]" office:value-type="float" office:value="1.14641783344489E-017">
            <text:p>1.14641783344489E-017</text:p>
          </table:table-cell>
          <table:table-cell/>
        </table:table-row>
        <table:table-row table:style-name="ro1">
          <table:table-cell office:value-type="float" office:value="1.15616793217807">
            <text:p>1.1561679322</text:p>
          </table:table-cell>
          <table:table-cell office:value-type="float" office:value="-17">
            <text:p>-17</text:p>
          </table:table-cell>
          <table:table-cell table:formula="of:=[.A101]*10^[.B101]" office:value-type="float" office:value="1.15616793217807E-017">
            <text:p>1.15616793217807E-017</text:p>
          </table:table-cell>
          <table:table-cell/>
        </table:table-row>
        <table:table-row table:style-name="ro1">
          <table:table-cell office:value-type="float" office:value="1.16602214766411">
            <text:p>1.1660221477</text:p>
          </table:table-cell>
          <table:table-cell office:value-type="float" office:value="-17">
            <text:p>-17</text:p>
          </table:table-cell>
          <table:table-cell table:formula="of:=[.A102]*10^[.B102]" office:value-type="float" office:value="1.16602214766411E-017">
            <text:p>1.16602214766411E-017</text:p>
          </table:table-cell>
          <table:table-cell/>
        </table:table-row>
        <table:table-row table:style-name="ro1">
          <table:table-cell office:value-type="float" office:value="1.17598185724938">
            <text:p>1.1759818572</text:p>
          </table:table-cell>
          <table:table-cell office:value-type="float" office:value="-17">
            <text:p>-17</text:p>
          </table:table-cell>
          <table:table-cell table:formula="of:=[.A103]*10^[.B103]" office:value-type="float" office:value="1.17598185724938E-017">
            <text:p>1.17598185724938E-017</text:p>
          </table:table-cell>
          <table:table-cell/>
        </table:table-row>
        <table:table-row table:style-name="ro1">
          <table:table-cell office:value-type="float" office:value="1.18604846016295">
            <text:p>1.1860484602</text:p>
          </table:table-cell>
          <table:table-cell office:value-type="float" office:value="-17">
            <text:p>-17</text:p>
          </table:table-cell>
          <table:table-cell table:formula="of:=[.A104]*10^[.B104]" office:value-type="float" office:value="1.18604846016295E-017">
            <text:p>1.18604846016295E-017</text:p>
          </table:table-cell>
          <table:table-cell/>
        </table:table-row>
        <table:table-row table:style-name="ro1">
          <table:table-cell office:value-type="float" office:value="1.19622337795611">
            <text:p>1.196223378</text:p>
          </table:table-cell>
          <table:table-cell office:value-type="float" office:value="-17">
            <text:p>-17</text:p>
          </table:table-cell>
          <table:table-cell table:formula="of:=[.A105]*10^[.B105]" office:value-type="float" office:value="1.19622337795611E-017">
            <text:p>1.19622337795611E-017</text:p>
          </table:table-cell>
          <table:table-cell/>
        </table:table-row>
        <table:table-row table:style-name="ro1">
          <table:table-cell office:value-type="float" office:value="1.20650805485033">
            <text:p>1.2065080549</text:p>
          </table:table-cell>
          <table:table-cell office:value-type="float" office:value="-17">
            <text:p>-17</text:p>
          </table:table-cell>
          <table:table-cell table:formula="of:=[.A106]*10^[.B106]" office:value-type="float" office:value="1.20650805485033E-017">
            <text:p>1.20650805485033E-017</text:p>
          </table:table-cell>
          <table:table-cell/>
        </table:table-row>
        <table:table-row table:style-name="ro1">
          <table:table-cell office:value-type="float" office:value="1.21690395821723">
            <text:p>1.2169039582</text:p>
          </table:table-cell>
          <table:table-cell office:value-type="float" office:value="-17">
            <text:p>-17</text:p>
          </table:table-cell>
          <table:table-cell table:formula="of:=[.A107]*10^[.B107]" office:value-type="float" office:value="1.21690395821723E-017">
            <text:p>1.21690395821723E-017</text:p>
          </table:table-cell>
          <table:table-cell/>
        </table:table-row>
        <table:table-row table:style-name="ro1">
          <table:table-cell office:value-type="float" office:value="1.22741257895647">
            <text:p>1.227412579</text:p>
          </table:table-cell>
          <table:table-cell office:value-type="float" office:value="-17">
            <text:p>-17</text:p>
          </table:table-cell>
          <table:table-cell table:formula="of:=[.A108]*10^[.B108]" office:value-type="float" office:value="1.22741257895647E-017">
            <text:p>1.22741257895647E-017</text:p>
          </table:table-cell>
          <table:table-cell/>
        </table:table-row>
        <table:table-row table:style-name="ro1">
          <table:table-cell office:value-type="float" office:value="1.23803543201522">
            <text:p>1.238035432</text:p>
          </table:table-cell>
          <table:table-cell office:value-type="float" office:value="-17">
            <text:p>-17</text:p>
          </table:table-cell>
          <table:table-cell table:formula="of:=[.A109]*10^[.B109]" office:value-type="float" office:value="1.23803543201522E-017">
            <text:p>1.23803543201522E-017</text:p>
          </table:table-cell>
          <table:table-cell/>
        </table:table-row>
        <table:table-row table:style-name="ro1">
          <table:table-cell office:value-type="float" office:value="1.24877405679118">
            <text:p>1.2487740568</text:p>
          </table:table-cell>
          <table:table-cell office:value-type="float" office:value="-17">
            <text:p>-17</text:p>
          </table:table-cell>
          <table:table-cell table:formula="of:=[.A110]*10^[.B110]" office:value-type="float" office:value="1.24877405679118E-017">
            <text:p>1.24877405679118E-017</text:p>
          </table:table-cell>
          <table:table-cell/>
        </table:table-row>
        <table:table-row table:style-name="ro1">
          <table:table-cell office:value-type="float" office:value="1.25963001754859">
            <text:p>1.2596300175</text:p>
          </table:table-cell>
          <table:table-cell office:value-type="float" office:value="-17">
            <text:p>-17</text:p>
          </table:table-cell>
          <table:table-cell table:formula="of:=[.A111]*10^[.B111]" office:value-type="float" office:value="1.25963001754859E-017">
            <text:p>1.25963001754859E-017</text:p>
          </table:table-cell>
          <table:table-cell/>
        </table:table-row>
        <table:table-row table:style-name="ro1">
          <table:table-cell office:value-type="float" office:value="1.270604903997">
            <text:p>1.270604904</text:p>
          </table:table-cell>
          <table:table-cell office:value-type="float" office:value="-17">
            <text:p>-17</text:p>
          </table:table-cell>
          <table:table-cell table:formula="of:=[.A112]*10^[.B112]" office:value-type="float" office:value="1.270604903997E-017">
            <text:p>1.270604903997E-017</text:p>
          </table:table-cell>
          <table:table-cell/>
        </table:table-row>
        <table:table-row table:style-name="ro1">
          <table:table-cell office:value-type="float" office:value="1.28170033166102">
            <text:p>1.2817003317</text:p>
          </table:table-cell>
          <table:table-cell office:value-type="float" office:value="-17">
            <text:p>-17</text:p>
          </table:table-cell>
          <table:table-cell table:formula="of:=[.A113]*10^[.B113]" office:value-type="float" office:value="1.28170033166102E-017">
            <text:p>1.28170033166102E-017</text:p>
          </table:table-cell>
          <table:table-cell/>
        </table:table-row>
        <table:table-row table:style-name="ro1">
          <table:table-cell office:value-type="float" office:value="1.29291794246446">
            <text:p>1.2929179425</text:p>
          </table:table-cell>
          <table:table-cell office:value-type="float" office:value="-17">
            <text:p>-17</text:p>
          </table:table-cell>
          <table:table-cell table:formula="of:=[.A114]*10^[.B114]" office:value-type="float" office:value="1.29291794246446E-017">
            <text:p>1.29291794246446E-017</text:p>
          </table:table-cell>
          <table:table-cell/>
        </table:table-row>
        <table:table-row table:style-name="ro1">
          <table:table-cell office:value-type="float" office:value="1.30425940518791">
            <text:p>1.3042594052</text:p>
          </table:table-cell>
          <table:table-cell office:value-type="float" office:value="-17">
            <text:p>-17</text:p>
          </table:table-cell>
          <table:table-cell table:formula="of:=[.A115]*10^[.B115]" office:value-type="float" office:value="1.30425940518791E-017">
            <text:p>1.30425940518791E-017</text:p>
          </table:table-cell>
          <table:table-cell/>
        </table:table-row>
        <table:table-row table:style-name="ro1">
          <table:table-cell office:value-type="float" office:value="1.31572641598871">
            <text:p>1.315726416</text:p>
          </table:table-cell>
          <table:table-cell office:value-type="float" office:value="-17">
            <text:p>-17</text:p>
          </table:table-cell>
          <table:table-cell table:formula="of:=[.A116]*10^[.B116]" office:value-type="float" office:value="1.31572641598871E-017">
            <text:p>1.31572641598871E-017</text:p>
          </table:table-cell>
          <table:table-cell/>
        </table:table-row>
        <table:table-row table:style-name="ro1">
          <table:table-cell office:value-type="float" office:value="1.32732069895656">
            <text:p>1.327320699</text:p>
          </table:table-cell>
          <table:table-cell office:value-type="float" office:value="-17">
            <text:p>-17</text:p>
          </table:table-cell>
          <table:table-cell table:formula="of:=[.A117]*10^[.B117]" office:value-type="float" office:value="1.32732069895656E-017">
            <text:p>1.32732069895656E-017</text:p>
          </table:table-cell>
          <table:table-cell/>
        </table:table-row>
        <table:table-row table:style-name="ro1">
          <table:table-cell office:value-type="float" office:value="1.33904400656723">
            <text:p>1.3390440066</text:p>
          </table:table-cell>
          <table:table-cell office:value-type="float" office:value="-17">
            <text:p>-17</text:p>
          </table:table-cell>
          <table:table-cell table:formula="of:=[.A118]*10^[.B118]" office:value-type="float" office:value="1.33904400656723E-017">
            <text:p>1.33904400656723E-017</text:p>
          </table:table-cell>
          <table:table-cell/>
        </table:table-row>
        <table:table-row table:style-name="ro1">
          <table:table-cell office:value-type="float" office:value="1.35089812027741">
            <text:p>1.3508981203</text:p>
          </table:table-cell>
          <table:table-cell office:value-type="float" office:value="-17">
            <text:p>-17</text:p>
          </table:table-cell>
          <table:table-cell table:formula="of:=[.A119]*10^[.B119]" office:value-type="float" office:value="1.35089812027741E-017">
            <text:p>1.35089812027741E-017</text:p>
          </table:table-cell>
          <table:table-cell/>
        </table:table-row>
        <table:table-row table:style-name="ro1">
          <table:table-cell office:value-type="float" office:value="1.36288485114278">
            <text:p>1.3628848511</text:p>
          </table:table-cell>
          <table:table-cell office:value-type="float" office:value="-17">
            <text:p>-17</text:p>
          </table:table-cell>
          <table:table-cell table:formula="of:=[.A120]*10^[.B120]" office:value-type="float" office:value="1.36288485114278E-017">
            <text:p>1.36288485114278E-017</text:p>
          </table:table-cell>
          <table:table-cell/>
        </table:table-row>
        <table:table-row table:style-name="ro1">
          <table:table-cell office:value-type="float" office:value="1.37500604034051">
            <text:p>1.3750060403</text:p>
          </table:table-cell>
          <table:table-cell office:value-type="float" office:value="-17">
            <text:p>-17</text:p>
          </table:table-cell>
          <table:table-cell table:formula="of:=[.A121]*10^[.B121]" office:value-type="float" office:value="1.37500604034051E-017">
            <text:p>1.37500604034051E-017</text:p>
          </table:table-cell>
          <table:table-cell/>
        </table:table-row>
        <table:table-row table:style-name="ro1">
          <table:table-cell office:value-type="float" office:value="1.38726355971606">
            <text:p>1.3872635597</text:p>
          </table:table-cell>
          <table:table-cell office:value-type="float" office:value="-17">
            <text:p>-17</text:p>
          </table:table-cell>
          <table:table-cell table:formula="of:=[.A122]*10^[.B122]" office:value-type="float" office:value="1.38726355971606E-017">
            <text:p>1.38726355971606E-017</text:p>
          </table:table-cell>
          <table:table-cell/>
        </table:table-row>
        <table:table-row table:style-name="ro1">
          <table:table-cell office:value-type="float" office:value="1.39965931242704">
            <text:p>1.3996593124</text:p>
          </table:table-cell>
          <table:table-cell office:value-type="float" office:value="-17">
            <text:p>-17</text:p>
          </table:table-cell>
          <table:table-cell table:formula="of:=[.A123]*10^[.B123]" office:value-type="float" office:value="1.39965931242704E-017">
            <text:p>1.39965931242704E-017</text:p>
          </table:table-cell>
          <table:table-cell/>
        </table:table-row>
        <table:table-row table:style-name="ro1">
          <table:table-cell office:value-type="float" office:value="1.4121952335644">
            <text:p>1.4121952336</text:p>
          </table:table-cell>
          <table:table-cell office:value-type="float" office:value="-17">
            <text:p>-17</text:p>
          </table:table-cell>
          <table:table-cell table:formula="of:=[.A124]*10^[.B124]" office:value-type="float" office:value="1.4121952335644E-017">
            <text:p>1.4121952335644E-017</text:p>
          </table:table-cell>
          <table:table-cell/>
        </table:table-row>
        <table:table-row table:style-name="ro1">
          <table:table-cell office:value-type="float" office:value="1.42487329077954">
            <text:p>1.4248732908</text:p>
          </table:table-cell>
          <table:table-cell office:value-type="float" office:value="-17">
            <text:p>-17</text:p>
          </table:table-cell>
          <table:table-cell table:formula="of:=[.A125]*10^[.B125]" office:value-type="float" office:value="1.42487329077954E-017">
            <text:p>1.42487329077954E-017</text:p>
          </table:table-cell>
          <table:table-cell/>
        </table:table-row>
        <table:table-row table:style-name="ro1">
          <table:table-cell office:value-type="float" office:value="1.43769548489245">
            <text:p>1.4376954849</text:p>
          </table:table-cell>
          <table:table-cell office:value-type="float" office:value="-17">
            <text:p>-17</text:p>
          </table:table-cell>
          <table:table-cell table:formula="of:=[.A126]*10^[.B126]" office:value-type="float" office:value="1.43769548489245E-017">
            <text:p>1.43769548489245E-017</text:p>
          </table:table-cell>
          <table:table-cell/>
        </table:table-row>
        <table:table-row table:style-name="ro1">
          <table:table-cell office:value-type="float" office:value="1.45066385051805">
            <text:p>1.4506638505</text:p>
          </table:table-cell>
          <table:table-cell office:value-type="float" office:value="-17">
            <text:p>-17</text:p>
          </table:table-cell>
          <table:table-cell table:formula="of:=[.A127]*10^[.B127]" office:value-type="float" office:value="1.45066385051805E-017">
            <text:p>1.45066385051805E-017</text:p>
          </table:table-cell>
          <table:table-cell/>
        </table:table-row>
        <table:table-row table:style-name="ro1">
          <table:table-cell office:value-type="float" office:value="1.46378045681017">
            <text:p>1.4637804568</text:p>
          </table:table-cell>
          <table:table-cell office:value-type="float" office:value="-17">
            <text:p>-17</text:p>
          </table:table-cell>
          <table:table-cell table:formula="of:=[.A128]*10^[.B128]" office:value-type="float" office:value="1.46378045681017E-017">
            <text:p>1.46378045681017E-017</text:p>
          </table:table-cell>
          <table:table-cell/>
        </table:table-row>
        <table:table-row table:style-name="ro1">
          <table:table-cell office:value-type="float" office:value="1.47704740813171">
            <text:p>1.4770474081</text:p>
          </table:table-cell>
          <table:table-cell office:value-type="float" office:value="-17">
            <text:p>-17</text:p>
          </table:table-cell>
          <table:table-cell table:formula="of:=[.A129]*10^[.B129]" office:value-type="float" office:value="1.47704740813171E-017">
            <text:p>1.47704740813171E-017</text:p>
          </table:table-cell>
          <table:table-cell/>
        </table:table-row>
        <table:table-row table:style-name="ro1">
          <table:table-cell office:value-type="float" office:value="1.49046684470066">
            <text:p>1.4904668447</text:p>
          </table:table-cell>
          <table:table-cell office:value-type="float" office:value="-17">
            <text:p>-17</text:p>
          </table:table-cell>
          <table:table-cell table:formula="of:=[.A130]*10^[.B130]" office:value-type="float" office:value="1.49046684470066E-017">
            <text:p>1.49046684470066E-017</text:p>
          </table:table-cell>
          <table:table-cell/>
        </table:table-row>
        <table:table-row table:style-name="ro1">
          <table:table-cell office:value-type="float" office:value="1.50404094336806">
            <text:p>1.5040409434</text:p>
          </table:table-cell>
          <table:table-cell office:value-type="float" office:value="-17">
            <text:p>-17</text:p>
          </table:table-cell>
          <table:table-cell table:formula="of:=[.A131]*10^[.B131]" office:value-type="float" office:value="1.50404094336806E-017">
            <text:p>1.50404094336806E-017</text:p>
          </table:table-cell>
          <table:table-cell/>
        </table:table-row>
        <table:table-row table:style-name="ro1">
          <table:table-cell office:value-type="float" office:value="1.51777191830963">
            <text:p>1.5177719183</text:p>
          </table:table-cell>
          <table:table-cell office:value-type="float" office:value="-17">
            <text:p>-17</text:p>
          </table:table-cell>
          <table:table-cell table:formula="of:=[.A132]*10^[.B132]" office:value-type="float" office:value="1.51777191830963E-017">
            <text:p>1.51777191830963E-017</text:p>
          </table:table-cell>
          <table:table-cell/>
        </table:table-row>
        <table:table-row table:style-name="ro1">
          <table:table-cell office:value-type="float" office:value="1.53166202175381">
            <text:p>1.5316620218</text:p>
          </table:table-cell>
          <table:table-cell office:value-type="float" office:value="-17">
            <text:p>-17</text:p>
          </table:table-cell>
          <table:table-cell table:formula="of:=[.A133]*10^[.B133]" office:value-type="float" office:value="1.53166202175381E-017">
            <text:p>1.53166202175381E-017</text:p>
          </table:table-cell>
          <table:table-cell/>
        </table:table-row>
        <table:table-row table:style-name="ro1">
          <table:table-cell office:value-type="float" office:value="1.54571354484404">
            <text:p>1.5457135448</text:p>
          </table:table-cell>
          <table:table-cell office:value-type="float" office:value="-17">
            <text:p>-17</text:p>
          </table:table-cell>
          <table:table-cell table:formula="of:=[.A134]*10^[.B134]" office:value-type="float" office:value="1.54571354484404E-017">
            <text:p>1.54571354484404E-017</text:p>
          </table:table-cell>
          <table:table-cell/>
        </table:table-row>
        <table:table-row table:style-name="ro1">
          <table:table-cell office:value-type="float" office:value="1.55992881835633">
            <text:p>1.5599288184</text:p>
          </table:table-cell>
          <table:table-cell office:value-type="float" office:value="-17">
            <text:p>-17</text:p>
          </table:table-cell>
          <table:table-cell table:formula="of:=[.A135]*10^[.B135]" office:value-type="float" office:value="1.55992881835633E-017">
            <text:p>1.55992881835633E-017</text:p>
          </table:table-cell>
          <table:table-cell/>
        </table:table-row>
        <table:table-row table:style-name="ro1">
          <table:table-cell office:value-type="float" office:value="1.57431021341057">
            <text:p>1.5743102134</text:p>
          </table:table-cell>
          <table:table-cell office:value-type="float" office:value="-17">
            <text:p>-17</text:p>
          </table:table-cell>
          <table:table-cell table:formula="of:=[.A136]*10^[.B136]" office:value-type="float" office:value="1.57431021341056E-017">
            <text:p>1.57431021341056E-017</text:p>
          </table:table-cell>
          <table:table-cell/>
        </table:table-row>
        <table:table-row table:style-name="ro1">
          <table:table-cell office:value-type="float" office:value="1.58886014246503">
            <text:p>1.5888601425</text:p>
          </table:table-cell>
          <table:table-cell office:value-type="float" office:value="-17">
            <text:p>-17</text:p>
          </table:table-cell>
          <table:table-cell table:formula="of:=[.A137]*10^[.B137]" office:value-type="float" office:value="1.58886014246503E-017">
            <text:p>1.58886014246503E-017</text:p>
          </table:table-cell>
          <table:table-cell/>
        </table:table-row>
        <table:table-row table:style-name="ro1">
          <table:table-cell office:value-type="float" office:value="1.60358106007077">
            <text:p>1.6035810601</text:p>
          </table:table-cell>
          <table:table-cell office:value-type="float" office:value="-17">
            <text:p>-17</text:p>
          </table:table-cell>
          <table:table-cell table:formula="of:=[.A138]*10^[.B138]" office:value-type="float" office:value="1.60358106007077E-017">
            <text:p>1.60358106007077E-017</text:p>
          </table:table-cell>
          <table:table-cell/>
        </table:table-row>
        <table:table-row table:style-name="ro1">
          <table:table-cell office:value-type="float" office:value="1.61847546369484">
            <text:p>1.6184754637</text:p>
          </table:table-cell>
          <table:table-cell office:value-type="float" office:value="-17">
            <text:p>-17</text:p>
          </table:table-cell>
          <table:table-cell table:formula="of:=[.A139]*10^[.B139]" office:value-type="float" office:value="1.61847546369484E-017">
            <text:p>1.61847546369484E-017</text:p>
          </table:table-cell>
          <table:table-cell/>
        </table:table-row>
        <table:table-row table:style-name="ro1">
          <table:table-cell office:value-type="float" office:value="1.63354589463419">
            <text:p>1.6335458946</text:p>
          </table:table-cell>
          <table:table-cell office:value-type="float" office:value="-17">
            <text:p>-17</text:p>
          </table:table-cell>
          <table:table-cell table:formula="of:=[.A140]*10^[.B140]" office:value-type="float" office:value="1.63354589463419E-017">
            <text:p>1.63354589463419E-017</text:p>
          </table:table-cell>
          <table:table-cell/>
        </table:table-row>
        <table:table-row table:style-name="ro1">
          <table:table-cell office:value-type="float" office:value="1.64879493896839">
            <text:p>1.648794939</text:p>
          </table:table-cell>
          <table:table-cell office:value-type="float" office:value="-17">
            <text:p>-17</text:p>
          </table:table-cell>
          <table:table-cell table:formula="of:=[.A141]*10^[.B141]" office:value-type="float" office:value="1.64879493896839E-017">
            <text:p>1.64879493896839E-017</text:p>
          </table:table-cell>
          <table:table-cell/>
        </table:table-row>
        <table:table-row table:style-name="ro1">
          <table:table-cell office:value-type="float" office:value="1.66422522840941">
            <text:p>1.6642252284</text:p>
          </table:table-cell>
          <table:table-cell office:value-type="float" office:value="-17">
            <text:p>-17</text:p>
          </table:table-cell>
          <table:table-cell table:formula="of:=[.A142]*10^[.B142]" office:value-type="float" office:value="1.66422522840941E-017">
            <text:p>1.66422522840941E-017</text:p>
          </table:table-cell>
          <table:table-cell/>
        </table:table-row>
        <table:table-row table:style-name="ro1">
          <table:table-cell office:value-type="float" office:value="1.67983944122838">
            <text:p>1.6798394412</text:p>
          </table:table-cell>
          <table:table-cell office:value-type="float" office:value="-17">
            <text:p>-17</text:p>
          </table:table-cell>
          <table:table-cell table:formula="of:=[.A143]*10^[.B143]" office:value-type="float" office:value="1.67983944122838E-017">
            <text:p>1.67983944122838E-017</text:p>
          </table:table-cell>
          <table:table-cell/>
        </table:table-row>
        <table:table-row table:style-name="ro1">
          <table:table-cell office:value-type="float" office:value="1.69564030326987">
            <text:p>1.6956403033</text:p>
          </table:table-cell>
          <table:table-cell office:value-type="float" office:value="-17">
            <text:p>-17</text:p>
          </table:table-cell>
          <table:table-cell table:formula="of:=[.A144]*10^[.B144]" office:value-type="float" office:value="1.69564030326987E-017">
            <text:p>1.69564030326987E-017</text:p>
          </table:table-cell>
          <table:table-cell/>
        </table:table-row>
        <table:table-row table:style-name="ro1">
          <table:table-cell office:value-type="float" office:value="1.71163058892479">
            <text:p>1.7116305889</text:p>
          </table:table-cell>
          <table:table-cell office:value-type="float" office:value="-17">
            <text:p>-17</text:p>
          </table:table-cell>
          <table:table-cell table:formula="of:=[.A145]*10^[.B145]" office:value-type="float" office:value="1.71163058892479E-017">
            <text:p>1.71163058892479E-017</text:p>
          </table:table-cell>
          <table:table-cell/>
        </table:table-row>
        <table:table-row table:style-name="ro1">
          <table:table-cell office:value-type="float" office:value="1.72781312215063">
            <text:p>1.7278131222</text:p>
          </table:table-cell>
          <table:table-cell office:value-type="float" office:value="-17">
            <text:p>-17</text:p>
          </table:table-cell>
          <table:table-cell table:formula="of:=[.A146]*10^[.B146]" office:value-type="float" office:value="1.72781312215063E-017">
            <text:p>1.72781312215063E-017</text:p>
          </table:table-cell>
          <table:table-cell/>
        </table:table-row>
        <table:table-row table:style-name="ro1">
          <table:table-cell office:value-type="float" office:value="1.74419077749565">
            <text:p>1.7441907775</text:p>
          </table:table-cell>
          <table:table-cell office:value-type="float" office:value="-17">
            <text:p>-17</text:p>
          </table:table-cell>
          <table:table-cell table:formula="of:=[.A147]*10^[.B147]" office:value-type="float" office:value="1.74419077749565E-017">
            <text:p>1.74419077749565E-017</text:p>
          </table:table-cell>
          <table:table-cell/>
        </table:table-row>
        <table:table-row table:style-name="ro1">
          <table:table-cell office:value-type="float" office:value="1.76076648115375">
            <text:p>1.7607664812</text:p>
          </table:table-cell>
          <table:table-cell office:value-type="float" office:value="-17">
            <text:p>-17</text:p>
          </table:table-cell>
          <table:table-cell table:formula="of:=[.A148]*10^[.B148]" office:value-type="float" office:value="1.76076648115375E-017">
            <text:p>1.76076648115375E-017</text:p>
          </table:table-cell>
          <table:table-cell/>
        </table:table-row>
        <table:table-row table:style-name="ro1">
          <table:table-cell office:value-type="float" office:value="1.77754321205473">
            <text:p>1.7775432121</text:p>
          </table:table-cell>
          <table:table-cell office:value-type="float" office:value="-17">
            <text:p>-17</text:p>
          </table:table-cell>
          <table:table-cell table:formula="of:=[.A149]*10^[.B149]" office:value-type="float" office:value="1.77754321205473E-017">
            <text:p>1.77754321205473E-017</text:p>
          </table:table-cell>
          <table:table-cell/>
        </table:table-row>
        <table:table-row table:style-name="ro1">
          <table:table-cell office:value-type="float" office:value="1.79452400293379">
            <text:p>1.7945240029</text:p>
          </table:table-cell>
          <table:table-cell office:value-type="float" office:value="-17">
            <text:p>-17</text:p>
          </table:table-cell>
          <table:table-cell table:formula="of:=[.A150]*10^[.B150]" office:value-type="float" office:value="1.79452400293379E-017">
            <text:p>1.79452400293379E-017</text:p>
          </table:table-cell>
          <table:table-cell/>
        </table:table-row>
        <table:table-row table:style-name="ro1">
          <table:table-cell office:value-type="float" office:value="1.81171194154486">
            <text:p>1.8117119415</text:p>
          </table:table-cell>
          <table:table-cell office:value-type="float" office:value="-17">
            <text:p>-17</text:p>
          </table:table-cell>
          <table:table-cell table:formula="of:=[.A151]*10^[.B151]" office:value-type="float" office:value="1.81171194154486E-017">
            <text:p>1.81171194154486E-017</text:p>
          </table:table-cell>
          <table:table-cell/>
        </table:table-row>
        <table:table-row table:style-name="ro1">
          <table:table-cell office:value-type="float" office:value="1.82911017181835">
            <text:p>1.8291101718</text:p>
          </table:table-cell>
          <table:table-cell office:value-type="float" office:value="-17">
            <text:p>-17</text:p>
          </table:table-cell>
          <table:table-cell table:formula="of:=[.A152]*10^[.B152]" office:value-type="float" office:value="1.82911017181835E-017">
            <text:p>1.82911017181835E-017</text:p>
          </table:table-cell>
          <table:table-cell/>
        </table:table-row>
        <table:table-row table:style-name="ro1">
          <table:table-cell office:value-type="float" office:value="1.8467218949646">
            <text:p>1.846721895</text:p>
          </table:table-cell>
          <table:table-cell office:value-type="float" office:value="-17">
            <text:p>-17</text:p>
          </table:table-cell>
          <table:table-cell table:formula="of:=[.A153]*10^[.B153]" office:value-type="float" office:value="1.8467218949646E-017">
            <text:p>1.8467218949646E-017</text:p>
          </table:table-cell>
          <table:table-cell/>
        </table:table-row>
        <table:table-row table:style-name="ro1">
          <table:table-cell office:value-type="float" office:value="1.86455037078991">
            <text:p>1.8645503708</text:p>
          </table:table-cell>
          <table:table-cell office:value-type="float" office:value="-17">
            <text:p>-17</text:p>
          </table:table-cell>
          <table:table-cell table:formula="of:=[.A154]*10^[.B154]" office:value-type="float" office:value="1.86455037078991E-017">
            <text:p>1.86455037078991E-017</text:p>
          </table:table-cell>
          <table:table-cell/>
        </table:table-row>
        <table:table-row table:style-name="ro1">
          <table:table-cell office:value-type="float" office:value="1.88259891892629">
            <text:p>1.8825989189</text:p>
          </table:table-cell>
          <table:table-cell office:value-type="float" office:value="-17">
            <text:p>-17</text:p>
          </table:table-cell>
          <table:table-cell table:formula="of:=[.A155]*10^[.B155]" office:value-type="float" office:value="1.88259891892629E-017">
            <text:p>1.88259891892629E-017</text:p>
          </table:table-cell>
          <table:table-cell/>
        </table:table-row>
        <table:table-row table:style-name="ro1">
          <table:table-cell office:value-type="float" office:value="1.90087092005419">
            <text:p>1.9008709201</text:p>
          </table:table-cell>
          <table:table-cell office:value-type="float" office:value="-17">
            <text:p>-17</text:p>
          </table:table-cell>
          <table:table-cell table:formula="of:=[.A156]*10^[.B156]" office:value-type="float" office:value="1.90087092005419E-017">
            <text:p>1.90087092005419E-017</text:p>
          </table:table-cell>
          <table:table-cell/>
        </table:table-row>
        <table:table-row table:style-name="ro1">
          <table:table-cell office:value-type="float" office:value="1.91936981732149">
            <text:p>1.9193698173</text:p>
          </table:table-cell>
          <table:table-cell office:value-type="float" office:value="-17">
            <text:p>-17</text:p>
          </table:table-cell>
          <table:table-cell table:formula="of:=[.A157]*10^[.B157]" office:value-type="float" office:value="1.91936981732149E-017">
            <text:p>1.91936981732149E-017</text:p>
          </table:table-cell>
          <table:table-cell/>
        </table:table-row>
        <table:table-row table:style-name="ro1">
          <table:table-cell office:value-type="float" office:value="1.93809911760629">
            <text:p>1.9380991176</text:p>
          </table:table-cell>
          <table:table-cell office:value-type="float" office:value="-17">
            <text:p>-17</text:p>
          </table:table-cell>
          <table:table-cell table:formula="of:=[.A158]*10^[.B158]" office:value-type="float" office:value="1.93809911760629E-017">
            <text:p>1.93809911760629E-017</text:p>
          </table:table-cell>
          <table:table-cell/>
        </table:table-row>
        <table:table-row table:style-name="ro1">
          <table:table-cell office:value-type="float" office:value="1.9570623929388">
            <text:p>1.9570623929</text:p>
          </table:table-cell>
          <table:table-cell office:value-type="float" office:value="-17">
            <text:p>-17</text:p>
          </table:table-cell>
          <table:table-cell table:formula="of:=[.A159]*10^[.B159]" office:value-type="float" office:value="1.9570623929388E-017">
            <text:p>1.9570623929388E-017</text:p>
          </table:table-cell>
          <table:table-cell/>
        </table:table-row>
        <table:table-row table:style-name="ro1">
          <table:table-cell office:value-type="float" office:value="1.97626328192193">
            <text:p>1.9762632819</text:p>
          </table:table-cell>
          <table:table-cell office:value-type="float" office:value="-17">
            <text:p>-17</text:p>
          </table:table-cell>
          <table:table-cell table:formula="of:=[.A160]*10^[.B160]" office:value-type="float" office:value="1.97626328192193E-017">
            <text:p>1.97626328192193E-017</text:p>
          </table:table-cell>
          <table:table-cell/>
        </table:table-row>
        <table:table-row table:style-name="ro1">
          <table:table-cell office:value-type="float" office:value="1.99570549109109">
            <text:p>1.9957054911</text:p>
          </table:table-cell>
          <table:table-cell office:value-type="float" office:value="-17">
            <text:p>-17</text:p>
          </table:table-cell>
          <table:table-cell table:formula="of:=[.A161]*10^[.B161]" office:value-type="float" office:value="1.99570549109109E-017">
            <text:p>1.99570549109109E-017</text:p>
          </table:table-cell>
          <table:table-cell/>
        </table:table-row>
        <table:table-row table:style-name="ro1">
          <table:table-cell office:value-type="float" office:value="2.01539279653322">
            <text:p>2.0153927965</text:p>
          </table:table-cell>
          <table:table-cell office:value-type="float" office:value="-17">
            <text:p>-17</text:p>
          </table:table-cell>
          <table:table-cell table:formula="of:=[.A162]*10^[.B162]" office:value-type="float" office:value="2.01539279653322E-017">
            <text:p>2.01539279653322E-017</text:p>
          </table:table-cell>
          <table:table-cell/>
        </table:table-row>
        <table:table-row table:style-name="ro1">
          <table:table-cell office:value-type="float" office:value="2.03532904534756">
            <text:p>2.0353290453</text:p>
          </table:table-cell>
          <table:table-cell office:value-type="float" office:value="-17">
            <text:p>-17</text:p>
          </table:table-cell>
          <table:table-cell table:formula="of:=[.A163]*10^[.B163]" office:value-type="float" office:value="2.03532904534756E-017">
            <text:p>2.03532904534756E-017</text:p>
          </table:table-cell>
          <table:table-cell/>
        </table:table-row>
        <table:table-row table:style-name="ro1">
          <table:table-cell office:value-type="float" office:value="2.05551815718597">
            <text:p>2.0555181572</text:p>
          </table:table-cell>
          <table:table-cell office:value-type="float" office:value="-17">
            <text:p>-17</text:p>
          </table:table-cell>
          <table:table-cell table:formula="of:=[.A164]*10^[.B164]" office:value-type="float" office:value="2.05551815718597E-017">
            <text:p>2.05551815718597E-017</text:p>
          </table:table-cell>
          <table:table-cell/>
        </table:table-row>
        <table:table-row table:style-name="ro1">
          <table:table-cell office:value-type="float" office:value="2.07596412586177">
            <text:p>2.0759641259</text:p>
          </table:table-cell>
          <table:table-cell office:value-type="float" office:value="-17">
            <text:p>-17</text:p>
          </table:table-cell>
          <table:table-cell table:formula="of:=[.A165]*10^[.B165]" office:value-type="float" office:value="2.07596412586177E-017">
            <text:p>2.07596412586177E-017</text:p>
          </table:table-cell>
          <table:table-cell/>
        </table:table-row>
        <table:table-row table:style-name="ro1">
          <table:table-cell office:value-type="float" office:value="2.09667102098461">
            <text:p>2.096671021</text:p>
          </table:table-cell>
          <table:table-cell office:value-type="float" office:value="-17">
            <text:p>-17</text:p>
          </table:table-cell>
          <table:table-cell table:formula="of:=[.A166]*10^[.B166]" office:value-type="float" office:value="2.09667102098461E-017">
            <text:p>2.09667102098461E-017</text:p>
          </table:table-cell>
          <table:table-cell/>
        </table:table-row>
        <table:table-row table:style-name="ro1">
          <table:table-cell office:value-type="float" office:value="2.11764298969536">
            <text:p>2.1176429897</text:p>
          </table:table-cell>
          <table:table-cell office:value-type="float" office:value="-17">
            <text:p>-17</text:p>
          </table:table-cell>
          <table:table-cell table:formula="of:=[.A167]*10^[.B167]" office:value-type="float" office:value="2.11764298969536E-017">
            <text:p>2.11764298969536E-017</text:p>
          </table:table-cell>
          <table:table-cell/>
        </table:table-row>
        <table:table-row table:style-name="ro1">
          <table:table-cell office:value-type="float" office:value="2.13888425837029">
            <text:p>2.1388842584</text:p>
          </table:table-cell>
          <table:table-cell office:value-type="float" office:value="-17">
            <text:p>-17</text:p>
          </table:table-cell>
          <table:table-cell table:formula="of:=[.A168]*10^[.B168]" office:value-type="float" office:value="2.13888425837029E-017">
            <text:p>2.13888425837029E-017</text:p>
          </table:table-cell>
          <table:table-cell/>
        </table:table-row>
        <table:table-row table:style-name="ro1">
          <table:table-cell office:value-type="float" office:value="2.16039913433017">
            <text:p>2.1603991343</text:p>
          </table:table-cell>
          <table:table-cell office:value-type="float" office:value="-17">
            <text:p>-17</text:p>
          </table:table-cell>
          <table:table-cell table:formula="of:=[.A169]*10^[.B169]" office:value-type="float" office:value="2.16039913433017E-017">
            <text:p>2.16039913433017E-017</text:p>
          </table:table-cell>
          <table:table-cell/>
        </table:table-row>
        <table:table-row table:style-name="ro1">
          <table:table-cell office:value-type="float" office:value="2.18219200770332">
            <text:p>2.1821920077</text:p>
          </table:table-cell>
          <table:table-cell office:value-type="float" office:value="-17">
            <text:p>-17</text:p>
          </table:table-cell>
          <table:table-cell table:formula="of:=[.A170]*10^[.B170]" office:value-type="float" office:value="2.18219200770332E-017">
            <text:p>2.18219200770332E-017</text:p>
          </table:table-cell>
          <table:table-cell/>
        </table:table-row>
        <table:table-row table:style-name="ro1">
          <table:table-cell office:value-type="float" office:value="2.20426735329807">
            <text:p>2.2042673533</text:p>
          </table:table-cell>
          <table:table-cell office:value-type="float" office:value="-17">
            <text:p>-17</text:p>
          </table:table-cell>
          <table:table-cell table:formula="of:=[.A171]*10^[.B171]" office:value-type="float" office:value="2.20426735329807E-017">
            <text:p>2.20426735329807E-017</text:p>
          </table:table-cell>
          <table:table-cell/>
        </table:table-row>
        <table:table-row table:style-name="ro1">
          <table:table-cell office:value-type="float" office:value="2.22662973249911">
            <text:p>2.2266297325</text:p>
          </table:table-cell>
          <table:table-cell office:value-type="float" office:value="-17">
            <text:p>-17</text:p>
          </table:table-cell>
          <table:table-cell table:formula="of:=[.A172]*10^[.B172]" office:value-type="float" office:value="2.22662973249911E-017">
            <text:p>2.22662973249911E-017</text:p>
          </table:table-cell>
          <table:table-cell/>
        </table:table-row>
        <table:table-row table:style-name="ro1">
          <table:table-cell office:value-type="float" office:value="2.24928379513021">
            <text:p>2.2492837951</text:p>
          </table:table-cell>
          <table:table-cell office:value-type="float" office:value="-17">
            <text:p>-17</text:p>
          </table:table-cell>
          <table:table-cell table:formula="of:=[.A173]*10^[.B173]" office:value-type="float" office:value="2.24928379513021E-017">
            <text:p>2.24928379513021E-017</text:p>
          </table:table-cell>
          <table:table-cell/>
        </table:table-row>
        <table:table-row table:style-name="ro1">
          <table:table-cell office:value-type="float" office:value="2.27223428167681">
            <text:p>2.2722342817</text:p>
          </table:table-cell>
          <table:table-cell office:value-type="float" office:value="-17">
            <text:p>-17</text:p>
          </table:table-cell>
          <table:table-cell table:formula="of:=[.A174]*10^[.B174]" office:value-type="float" office:value="2.27223428167681E-017">
            <text:p>2.27223428167681E-017</text:p>
          </table:table-cell>
          <table:table-cell/>
        </table:table-row>
        <table:table-row table:style-name="ro1">
          <table:table-cell office:value-type="float" office:value="2.29548602520986">
            <text:p>2.2954860252</text:p>
          </table:table-cell>
          <table:table-cell office:value-type="float" office:value="-17">
            <text:p>-17</text:p>
          </table:table-cell>
          <table:table-cell table:formula="of:=[.A175]*10^[.B175]" office:value-type="float" office:value="2.29548602520986E-017">
            <text:p>2.29548602520986E-017</text:p>
          </table:table-cell>
          <table:table-cell/>
        </table:table-row>
        <table:table-row table:style-name="ro1">
          <table:table-cell office:value-type="float" office:value="2.3190439533823">
            <text:p>2.3190439534</text:p>
          </table:table-cell>
          <table:table-cell office:value-type="float" office:value="-17">
            <text:p>-17</text:p>
          </table:table-cell>
          <table:table-cell table:formula="of:=[.A176]*10^[.B176]" office:value-type="float" office:value="2.3190439533823E-017">
            <text:p>2.3190439533823E-017</text:p>
          </table:table-cell>
          <table:table-cell/>
        </table:table-row>
        <table:table-row table:style-name="ro1">
          <table:table-cell office:value-type="float" office:value="2.34291309084828">
            <text:p>2.3429130908</text:p>
          </table:table-cell>
          <table:table-cell office:value-type="float" office:value="-17">
            <text:p>-17</text:p>
          </table:table-cell>
          <table:table-cell table:formula="of:=[.A177]*10^[.B177]" office:value-type="float" office:value="2.34291309084828E-017">
            <text:p>2.34291309084828E-017</text:p>
          </table:table-cell>
          <table:table-cell/>
        </table:table-row>
        <table:table-row table:style-name="ro1">
          <table:table-cell office:value-type="float" office:value="2.36709856131135">
            <text:p>2.3670985613</text:p>
          </table:table-cell>
          <table:table-cell office:value-type="float" office:value="-17">
            <text:p>-17</text:p>
          </table:table-cell>
          <table:table-cell table:formula="of:=[.A178]*10^[.B178]" office:value-type="float" office:value="2.36709856131135E-017">
            <text:p>2.36709856131135E-017</text:p>
          </table:table-cell>
          <table:table-cell/>
        </table:table-row>
        <table:table-row table:style-name="ro1">
          <table:table-cell office:value-type="float" office:value="2.39160558983483">
            <text:p>2.3916055898</text:p>
          </table:table-cell>
          <table:table-cell office:value-type="float" office:value="-17">
            <text:p>-17</text:p>
          </table:table-cell>
          <table:table-cell table:formula="of:=[.A179]*10^[.B179]" office:value-type="float" office:value="2.39160558983483E-017">
            <text:p>2.39160558983483E-017</text:p>
          </table:table-cell>
          <table:table-cell/>
        </table:table-row>
        <table:table-row table:style-name="ro1">
          <table:table-cell office:value-type="float" office:value="2.41643950531286">
            <text:p>2.4164395053</text:p>
          </table:table-cell>
          <table:table-cell office:value-type="float" office:value="-17">
            <text:p>-17</text:p>
          </table:table-cell>
          <table:table-cell table:formula="of:=[.A180]*10^[.B180]" office:value-type="float" office:value="2.41643950531286E-017">
            <text:p>2.41643950531286E-017</text:p>
          </table:table-cell>
          <table:table-cell/>
        </table:table-row>
        <table:table-row table:style-name="ro1">
          <table:table-cell office:value-type="float" office:value="2.44160574272652">
            <text:p>2.4416057427</text:p>
          </table:table-cell>
          <table:table-cell office:value-type="float" office:value="-17">
            <text:p>-17</text:p>
          </table:table-cell>
          <table:table-cell table:formula="of:=[.A181]*10^[.B181]" office:value-type="float" office:value="2.44160574272652E-017">
            <text:p>2.44160574272652E-017</text:p>
          </table:table-cell>
          <table:table-cell/>
        </table:table-row>
        <table:table-row table:style-name="ro1">
          <table:table-cell office:value-type="float" office:value="2.46710984562069">
            <text:p>2.4671098456</text:p>
          </table:table-cell>
          <table:table-cell office:value-type="float" office:value="-17">
            <text:p>-17</text:p>
          </table:table-cell>
          <table:table-cell table:formula="of:=[.A182]*10^[.B182]" office:value-type="float" office:value="2.46710984562069E-017">
            <text:p>2.46710984562069E-017</text:p>
          </table:table-cell>
          <table:table-cell/>
        </table:table-row>
        <table:table-row table:style-name="ro1">
          <table:table-cell office:value-type="float" office:value="2.49295746874462">
            <text:p>2.4929574687</text:p>
          </table:table-cell>
          <table:table-cell office:value-type="float" office:value="-17">
            <text:p>-17</text:p>
          </table:table-cell>
          <table:table-cell table:formula="of:=[.A183]*10^[.B183]" office:value-type="float" office:value="2.49295746874462E-017">
            <text:p>2.49295746874462E-017</text:p>
          </table:table-cell>
          <table:table-cell/>
        </table:table-row>
        <table:table-row table:style-name="ro1">
          <table:table-cell office:value-type="float" office:value="2.51915438059685">
            <text:p>2.5191543806</text:p>
          </table:table-cell>
          <table:table-cell office:value-type="float" office:value="-17">
            <text:p>-17</text:p>
          </table:table-cell>
          <table:table-cell table:formula="of:=[.A184]*10^[.B184]" office:value-type="float" office:value="2.51915438059685E-017">
            <text:p>2.51915438059685E-017</text:p>
          </table:table-cell>
          <table:table-cell/>
        </table:table-row>
        <table:table-row table:style-name="ro1">
          <table:table-cell office:value-type="float" office:value="2.54570646610562">
            <text:p>2.5457064661</text:p>
          </table:table-cell>
          <table:table-cell office:value-type="float" office:value="-17">
            <text:p>-17</text:p>
          </table:table-cell>
          <table:table-cell table:formula="of:=[.A185]*10^[.B185]" office:value-type="float" office:value="2.54570646610562E-017">
            <text:p>2.54570646610562E-017</text:p>
          </table:table-cell>
          <table:table-cell/>
        </table:table-row>
        <table:table-row table:style-name="ro1">
          <table:table-cell office:value-type="float" office:value="2.57261972933133">
            <text:p>2.5726197293</text:p>
          </table:table-cell>
          <table:table-cell office:value-type="float" office:value="-17">
            <text:p>-17</text:p>
          </table:table-cell>
          <table:table-cell table:formula="of:=[.A186]*10^[.B186]" office:value-type="float" office:value="2.57261972933133E-017">
            <text:p>2.57261972933133E-017</text:p>
          </table:table-cell>
          <table:table-cell/>
        </table:table-row>
        <table:table-row table:style-name="ro1">
          <table:table-cell office:value-type="float" office:value="2.59990029636873">
            <text:p>2.5999002964</text:p>
          </table:table-cell>
          <table:table-cell office:value-type="float" office:value="-17">
            <text:p>-17</text:p>
          </table:table-cell>
          <table:table-cell table:formula="of:=[.A187]*10^[.B187]" office:value-type="float" office:value="2.59990029636873E-017">
            <text:p>2.59990029636873E-017</text:p>
          </table:table-cell>
          <table:table-cell/>
        </table:table-row>
        <table:table-row table:style-name="ro1">
          <table:table-cell office:value-type="float" office:value="2.62755441815784">
            <text:p>2.6275544182</text:p>
          </table:table-cell>
          <table:table-cell office:value-type="float" office:value="-17">
            <text:p>-17</text:p>
          </table:table-cell>
          <table:table-cell table:formula="of:=[.A188]*10^[.B188]" office:value-type="float" office:value="2.62755441815784E-017">
            <text:p>2.62755441815784E-017</text:p>
          </table:table-cell>
          <table:table-cell/>
        </table:table-row>
        <table:table-row table:style-name="ro1">
          <table:table-cell office:value-type="float" office:value="2.65558847350358">
            <text:p>2.6555884735</text:p>
          </table:table-cell>
          <table:table-cell office:value-type="float" office:value="-17">
            <text:p>-17</text:p>
          </table:table-cell>
          <table:table-cell table:formula="of:=[.A189]*10^[.B189]" office:value-type="float" office:value="2.65558847350358E-017">
            <text:p>2.65558847350358E-017</text:p>
          </table:table-cell>
          <table:table-cell/>
        </table:table-row>
        <table:table-row table:style-name="ro1">
          <table:table-cell office:value-type="float" office:value="2.68400897221741">
            <text:p>2.6840089722</text:p>
          </table:table-cell>
          <table:table-cell office:value-type="float" office:value="-17">
            <text:p>-17</text:p>
          </table:table-cell>
          <table:table-cell table:formula="of:=[.A190]*10^[.B190]" office:value-type="float" office:value="2.68400897221741E-017">
            <text:p>2.68400897221741E-017</text:p>
          </table:table-cell>
          <table:table-cell/>
        </table:table-row>
        <table:table-row table:style-name="ro1">
          <table:table-cell office:value-type="float" office:value="2.712822558103">
            <text:p>2.7128225581</text:p>
          </table:table-cell>
          <table:table-cell office:value-type="float" office:value="-17">
            <text:p>-17</text:p>
          </table:table-cell>
          <table:table-cell table:formula="of:=[.A191]*10^[.B191]" office:value-type="float" office:value="2.712822558103E-017">
            <text:p>2.712822558103E-017</text:p>
          </table:table-cell>
          <table:table-cell/>
        </table:table-row>
        <table:table-row table:style-name="ro1">
          <table:table-cell office:value-type="float" office:value="2.74203601222951">
            <text:p>2.7420360122</text:p>
          </table:table-cell>
          <table:table-cell office:value-type="float" office:value="-17">
            <text:p>-17</text:p>
          </table:table-cell>
          <table:table-cell table:formula="of:=[.A192]*10^[.B192]" office:value-type="float" office:value="2.74203601222951E-017">
            <text:p>2.74203601222951E-017</text:p>
          </table:table-cell>
          <table:table-cell/>
        </table:table-row>
        <table:table-row table:style-name="ro1">
          <table:table-cell office:value-type="float" office:value="2.77165625625319">
            <text:p>2.7716562563</text:p>
          </table:table-cell>
          <table:table-cell office:value-type="float" office:value="-17">
            <text:p>-17</text:p>
          </table:table-cell>
          <table:table-cell table:formula="of:=[.A193]*10^[.B193]" office:value-type="float" office:value="2.77165625625319E-017">
            <text:p>2.77165625625319E-017</text:p>
          </table:table-cell>
          <table:table-cell/>
        </table:table-row>
        <table:table-row table:style-name="ro1">
          <table:table-cell office:value-type="float" office:value="2.80169035592959">
            <text:p>2.8016903559</text:p>
          </table:table-cell>
          <table:table-cell office:value-type="float" office:value="-17">
            <text:p>-17</text:p>
          </table:table-cell>
          <table:table-cell table:formula="of:=[.A194]*10^[.B194]" office:value-type="float" office:value="2.80169035592959E-017">
            <text:p>2.80169035592959E-017</text:p>
          </table:table-cell>
          <table:table-cell/>
        </table:table-row>
        <table:table-row table:style-name="ro1">
          <table:table-cell office:value-type="float" office:value="2.8321455244773">
            <text:p>2.8321455245</text:p>
          </table:table-cell>
          <table:table-cell office:value-type="float" office:value="-17">
            <text:p>-17</text:p>
          </table:table-cell>
          <table:table-cell table:formula="of:=[.A195]*10^[.B195]" office:value-type="float" office:value="2.8321455244773E-017">
            <text:p>2.8321455244773E-017</text:p>
          </table:table-cell>
          <table:table-cell/>
        </table:table-row>
        <table:table-row table:style-name="ro1">
          <table:table-cell office:value-type="float" office:value="2.86302912623921">
            <text:p>2.8630291262</text:p>
          </table:table-cell>
          <table:table-cell office:value-type="float" office:value="-17">
            <text:p>-17</text:p>
          </table:table-cell>
          <table:table-cell table:formula="of:=[.A196]*10^[.B196]" office:value-type="float" office:value="2.86302912623921E-017">
            <text:p>2.86302912623921E-017</text:p>
          </table:table-cell>
          <table:table-cell/>
        </table:table-row>
        <table:table-row table:style-name="ro1">
          <table:table-cell office:value-type="float" office:value="2.89434868037737">
            <text:p>2.8943486804</text:p>
          </table:table-cell>
          <table:table-cell office:value-type="float" office:value="-17">
            <text:p>-17</text:p>
          </table:table-cell>
          <table:table-cell table:formula="of:=[.A197]*10^[.B197]" office:value-type="float" office:value="2.89434868037737E-017">
            <text:p>2.89434868037737E-017</text:p>
          </table:table-cell>
          <table:table-cell/>
        </table:table-row>
        <table:table-row table:style-name="ro1">
          <table:table-cell office:value-type="float" office:value="2.92611186454294">
            <text:p>2.9261118645</text:p>
          </table:table-cell>
          <table:table-cell office:value-type="float" office:value="-17">
            <text:p>-17</text:p>
          </table:table-cell>
          <table:table-cell table:formula="of:=[.A198]*10^[.B198]" office:value-type="float" office:value="2.92611186454294E-017">
            <text:p>2.92611186454294E-017</text:p>
          </table:table-cell>
          <table:table-cell/>
        </table:table-row>
        <table:table-row table:style-name="ro1">
          <table:table-cell office:value-type="float" office:value="2.95832651902341">
            <text:p>2.958326519</text:p>
          </table:table-cell>
          <table:table-cell office:value-type="float" office:value="-17">
            <text:p>-17</text:p>
          </table:table-cell>
          <table:table-cell table:formula="of:=[.A199]*10^[.B199]" office:value-type="float" office:value="2.95832651902341E-017">
            <text:p>2.95832651902341E-017</text:p>
          </table:table-cell>
          <table:table-cell/>
        </table:table-row>
        <table:table-row table:style-name="ro1">
          <table:table-cell office:value-type="float" office:value="2.9910006506857">
            <text:p>2.9910006507</text:p>
          </table:table-cell>
          <table:table-cell office:value-type="float" office:value="-17">
            <text:p>-17</text:p>
          </table:table-cell>
          <table:table-cell table:formula="of:=[.A200]*10^[.B200]" office:value-type="float" office:value="2.9910006506857E-017">
            <text:p>2.9910006506857E-017</text:p>
          </table:table-cell>
          <table:table-cell/>
        </table:table-row>
        <table:table-row table:style-name="ro1">
          <table:table-cell office:value-type="float" office:value="3.02414243695128">
            <text:p>3.024142437</text:p>
          </table:table-cell>
          <table:table-cell office:value-type="float" office:value="-17">
            <text:p>-17</text:p>
          </table:table-cell>
          <table:table-cell table:formula="of:=[.A201]*10^[.B201]" office:value-type="float" office:value="3.02414243695128E-017">
            <text:p>3.02414243695128E-017</text:p>
          </table:table-cell>
          <table:table-cell/>
        </table:table-row>
        <table:table-row table:style-name="ro1">
          <table:table-cell office:value-type="float" office:value="3.05776023024587">
            <text:p>3.0577602302</text:p>
          </table:table-cell>
          <table:table-cell office:value-type="float" office:value="-17">
            <text:p>-17</text:p>
          </table:table-cell>
          <table:table-cell table:formula="of:=[.A202]*10^[.B202]" office:value-type="float" office:value="3.05776023024587E-017">
            <text:p>3.05776023024587E-017</text:p>
          </table:table-cell>
          <table:table-cell/>
        </table:table-row>
        <table:table-row table:style-name="ro1">
          <table:table-cell office:value-type="float" office:value="3.09186256227119">
            <text:p>3.0918625623</text:p>
          </table:table-cell>
          <table:table-cell office:value-type="float" office:value="-17">
            <text:p>-17</text:p>
          </table:table-cell>
          <table:table-cell table:formula="of:=[.A203]*10^[.B203]" office:value-type="float" office:value="3.09186256227119E-017">
            <text:p>3.09186256227119E-017</text:p>
          </table:table-cell>
          <table:table-cell/>
        </table:table-row>
        <table:table-row table:style-name="ro1">
          <table:table-cell office:value-type="float" office:value="3.12645814853945">
            <text:p>3.1264581485</text:p>
          </table:table-cell>
          <table:table-cell office:value-type="float" office:value="-17">
            <text:p>-17</text:p>
          </table:table-cell>
          <table:table-cell table:formula="of:=[.A204]*10^[.B204]" office:value-type="float" office:value="3.12645814853945E-017">
            <text:p>3.12645814853945E-017</text:p>
          </table:table-cell>
          <table:table-cell/>
        </table:table-row>
        <table:table-row table:style-name="ro1">
          <table:table-cell office:value-type="float" office:value="3.16155589295533">
            <text:p>3.161555893</text:p>
          </table:table-cell>
          <table:table-cell office:value-type="float" office:value="-17">
            <text:p>-17</text:p>
          </table:table-cell>
          <table:table-cell table:formula="of:=[.A205]*10^[.B205]" office:value-type="float" office:value="3.16155589295533E-017">
            <text:p>3.16155589295533E-017</text:p>
          </table:table-cell>
          <table:table-cell/>
        </table:table-row>
        <table:table-row table:style-name="ro1">
          <table:table-cell office:value-type="float" office:value="3.19716489259712">
            <text:p>3.1971648926</text:p>
          </table:table-cell>
          <table:table-cell office:value-type="float" office:value="-17">
            <text:p>-17</text:p>
          </table:table-cell>
          <table:table-cell table:formula="of:=[.A206]*10^[.B206]" office:value-type="float" office:value="3.19716489259712E-017">
            <text:p>3.19716489259712E-017</text:p>
          </table:table-cell>
          <table:table-cell/>
        </table:table-row>
        <table:table-row table:style-name="ro1">
          <table:table-cell office:value-type="float" office:value="3.23329444269459">
            <text:p>3.2332944427</text:p>
          </table:table-cell>
          <table:table-cell office:value-type="float" office:value="-17">
            <text:p>-17</text:p>
          </table:table-cell>
          <table:table-cell table:formula="of:=[.A207]*10^[.B207]" office:value-type="float" office:value="3.23329444269459E-017">
            <text:p>3.23329444269459E-017</text:p>
          </table:table-cell>
          <table:table-cell/>
        </table:table-row>
        <table:table-row table:style-name="ro1">
          <table:table-cell office:value-type="float" office:value="3.26995404151609">
            <text:p>3.2699540415</text:p>
          </table:table-cell>
          <table:table-cell office:value-type="float" office:value="-17">
            <text:p>-17</text:p>
          </table:table-cell>
          <table:table-cell table:formula="of:=[.A208]*10^[.B208]" office:value-type="float" office:value="3.26995404151609E-017">
            <text:p>3.26995404151609E-017</text:p>
          </table:table-cell>
          <table:table-cell/>
        </table:table-row>
        <table:table-row table:style-name="ro1">
          <table:table-cell office:value-type="float" office:value="3.30715339565743">
            <text:p>3.3071533957</text:p>
          </table:table-cell>
          <table:table-cell office:value-type="float" office:value="-17">
            <text:p>-17</text:p>
          </table:table-cell>
          <table:table-cell table:formula="of:=[.A209]*10^[.B209]" office:value-type="float" office:value="3.30715339565743E-017">
            <text:p>3.30715339565743E-017</text:p>
          </table:table-cell>
          <table:table-cell/>
        </table:table-row>
        <table:table-row table:style-name="ro1">
          <table:table-cell office:value-type="float" office:value="3.34490242531845">
            <text:p>3.3449024253</text:p>
          </table:table-cell>
          <table:table-cell office:value-type="float" office:value="-17">
            <text:p>-17</text:p>
          </table:table-cell>
          <table:table-cell table:formula="of:=[.A210]*10^[.B210]" office:value-type="float" office:value="3.34490242531845E-017">
            <text:p>3.34490242531845E-017</text:p>
          </table:table-cell>
          <table:table-cell/>
        </table:table-row>
        <table:table-row table:style-name="ro1">
          <table:table-cell office:value-type="float" office:value="3.38321126994918">
            <text:p>3.3832112699</text:p>
          </table:table-cell>
          <table:table-cell office:value-type="float" office:value="-17">
            <text:p>-17</text:p>
          </table:table-cell>
          <table:table-cell table:formula="of:=[.A211]*10^[.B211]" office:value-type="float" office:value="3.38321126994918E-017">
            <text:p>3.38321126994918E-017</text:p>
          </table:table-cell>
          <table:table-cell/>
        </table:table-row>
        <table:table-row table:style-name="ro1">
          <table:table-cell office:value-type="float" office:value="3.42209029375866">
            <text:p>3.4220902938</text:p>
          </table:table-cell>
          <table:table-cell office:value-type="float" office:value="-17">
            <text:p>-17</text:p>
          </table:table-cell>
          <table:table-cell table:formula="of:=[.A212]*10^[.B212]" office:value-type="float" office:value="3.42209029375866E-017">
            <text:p>3.42209029375866E-017</text:p>
          </table:table-cell>
          <table:table-cell/>
        </table:table-row>
        <table:table-row table:style-name="ro1">
          <table:table-cell office:value-type="float" office:value="3.46155009144713">
            <text:p>3.4615500914</text:p>
          </table:table-cell>
          <table:table-cell office:value-type="float" office:value="-17">
            <text:p>-17</text:p>
          </table:table-cell>
          <table:table-cell table:formula="of:=[.A213]*10^[.B213]" office:value-type="float" office:value="3.46155009144713E-017">
            <text:p>3.46155009144713E-017</text:p>
          </table:table-cell>
          <table:table-cell/>
        </table:table-row>
        <table:table-row table:style-name="ro1">
          <table:table-cell office:value-type="float" office:value="3.50160149447446">
            <text:p>3.5016014945</text:p>
          </table:table-cell>
          <table:table-cell office:value-type="float" office:value="-17">
            <text:p>-17</text:p>
          </table:table-cell>
          <table:table-cell table:formula="of:=[.A214]*10^[.B214]" office:value-type="float" office:value="3.50160149447446E-017">
            <text:p>3.50160149447446E-017</text:p>
          </table:table-cell>
          <table:table-cell/>
        </table:table-row>
        <table:table-row table:style-name="ro1">
          <table:table-cell office:value-type="float" office:value="3.54225557702927">
            <text:p>3.542255577</text:p>
          </table:table-cell>
          <table:table-cell office:value-type="float" office:value="-17">
            <text:p>-17</text:p>
          </table:table-cell>
          <table:table-cell table:formula="of:=[.A215]*10^[.B215]" office:value-type="float" office:value="3.54225557702927E-017">
            <text:p>3.54225557702927E-017</text:p>
          </table:table-cell>
          <table:table-cell/>
        </table:table-row>
        <table:table-row table:style-name="ro1">
          <table:table-cell office:value-type="float" office:value="3.58352366238599">
            <text:p>3.5835236624</text:p>
          </table:table-cell>
          <table:table-cell office:value-type="float" office:value="-17">
            <text:p>-17</text:p>
          </table:table-cell>
          <table:table-cell table:formula="of:=[.A216]*10^[.B216]" office:value-type="float" office:value="3.58352366238599E-017">
            <text:p>3.58352366238599E-017</text:p>
          </table:table-cell>
          <table:table-cell/>
        </table:table-row>
        <table:table-row table:style-name="ro1">
          <table:table-cell office:value-type="float" office:value="3.6254173295819">
            <text:p>3.6254173296</text:p>
          </table:table-cell>
          <table:table-cell office:value-type="float" office:value="-17">
            <text:p>-17</text:p>
          </table:table-cell>
          <table:table-cell table:formula="of:=[.A217]*10^[.B217]" office:value-type="float" office:value="3.6254173295819E-017">
            <text:p>3.6254173295819E-017</text:p>
          </table:table-cell>
          <table:table-cell/>
        </table:table-row>
        <table:table-row table:style-name="ro1">
          <table:table-cell office:value-type="float" office:value="3.6679484201013">
            <text:p>3.6679484201</text:p>
          </table:table-cell>
          <table:table-cell office:value-type="float" office:value="-17">
            <text:p>-17</text:p>
          </table:table-cell>
          <table:table-cell table:formula="of:=[.A218]*10^[.B218]" office:value-type="float" office:value="3.6679484201013E-017">
            <text:p>3.6679484201013E-017</text:p>
          </table:table-cell>
          <table:table-cell/>
        </table:table-row>
        <table:table-row table:style-name="ro1">
          <table:table-cell office:value-type="float" office:value="3.71112904476879">
            <text:p>3.7111290448</text:p>
          </table:table-cell>
          <table:table-cell office:value-type="float" office:value="-17">
            <text:p>-17</text:p>
          </table:table-cell>
          <table:table-cell table:formula="of:=[.A219]*10^[.B219]" office:value-type="float" office:value="3.71112904476879E-017">
            <text:p>3.71112904476879E-017</text:p>
          </table:table-cell>
          <table:table-cell/>
        </table:table-row>
        <table:table-row table:style-name="ro1">
          <table:table-cell office:value-type="float" office:value="3.75497159099547">
            <text:p>3.754971591</text:p>
          </table:table-cell>
          <table:table-cell office:value-type="float" office:value="-17">
            <text:p>-17</text:p>
          </table:table-cell>
          <table:table-cell table:formula="of:=[.A220]*10^[.B220]" office:value-type="float" office:value="3.75497159099547E-017">
            <text:p>3.75497159099547E-017</text:p>
          </table:table-cell>
          <table:table-cell/>
        </table:table-row>
        <table:table-row table:style-name="ro1">
          <table:table-cell office:value-type="float" office:value="3.79948873010177">
            <text:p>3.7994887301</text:p>
          </table:table-cell>
          <table:table-cell office:value-type="float" office:value="-17">
            <text:p>-17</text:p>
          </table:table-cell>
          <table:table-cell table:formula="of:=[.A221]*10^[.B221]" office:value-type="float" office:value="3.79948873010177E-017">
            <text:p>3.79948873010177E-017</text:p>
          </table:table-cell>
          <table:table-cell/>
        </table:table-row>
        <table:table-row table:style-name="ro1">
          <table:table-cell office:value-type="float" office:value="3.84469342498145">
            <text:p>3.844693425</text:p>
          </table:table-cell>
          <table:table-cell office:value-type="float" office:value="-17">
            <text:p>-17</text:p>
          </table:table-cell>
          <table:table-cell table:formula="of:=[.A222]*10^[.B222]" office:value-type="float" office:value="3.84469342498145E-017">
            <text:p>3.84469342498145E-017</text:p>
          </table:table-cell>
          <table:table-cell/>
        </table:table-row>
        <table:table-row table:style-name="ro1">
          <table:table-cell office:value-type="float" office:value="3.89059893777709">
            <text:p>3.8905989378</text:p>
          </table:table-cell>
          <table:table-cell office:value-type="float" office:value="-17">
            <text:p>-17</text:p>
          </table:table-cell>
          <table:table-cell table:formula="of:=[.A223]*10^[.B223]" office:value-type="float" office:value="3.89059893777709E-017">
            <text:p>3.89059893777709E-017</text:p>
          </table:table-cell>
          <table:table-cell/>
        </table:table-row>
        <table:table-row table:style-name="ro1">
          <table:table-cell office:value-type="float" office:value="3.93721883812632">
            <text:p>3.9372188381</text:p>
          </table:table-cell>
          <table:table-cell office:value-type="float" office:value="-17">
            <text:p>-17</text:p>
          </table:table-cell>
          <table:table-cell table:formula="of:=[.A224]*10^[.B224]" office:value-type="float" office:value="3.93721883812632E-017">
            <text:p>3.93721883812632E-017</text:p>
          </table:table-cell>
          <table:table-cell/>
        </table:table-row>
        <table:table-row table:style-name="ro1">
          <table:table-cell office:value-type="float" office:value="3.9845670115">
            <text:p>3.9845670115</text:p>
          </table:table-cell>
          <table:table-cell office:value-type="float" office:value="-17">
            <text:p>-17</text:p>
          </table:table-cell>
          <table:table-cell table:formula="of:=[.A225]*10^[.B225]" office:value-type="float" office:value="3.9845670115E-017">
            <text:p>3.9845670115E-017</text:p>
          </table:table-cell>
          <table:table-cell/>
        </table:table-row>
        <table:table-row table:style-name="ro1">
          <table:table-cell office:value-type="float" office:value="4.03265766769846">
            <text:p>4.0326576677</text:p>
          </table:table-cell>
          <table:table-cell office:value-type="float" office:value="-17">
            <text:p>-17</text:p>
          </table:table-cell>
          <table:table-cell table:formula="of:=[.A226]*10^[.B226]" office:value-type="float" office:value="4.03265766769846E-017">
            <text:p>4.03265766769846E-017</text:p>
          </table:table-cell>
          <table:table-cell/>
        </table:table-row>
        <table:table-row table:style-name="ro1">
          <table:table-cell office:value-type="float" office:value="4.08150534970718">
            <text:p>4.0815053497</text:p>
          </table:table-cell>
          <table:table-cell office:value-type="float" office:value="-17">
            <text:p>-17</text:p>
          </table:table-cell>
          <table:table-cell table:formula="of:=[.A227]*10^[.B227]" office:value-type="float" office:value="4.08150534970718E-017">
            <text:p>4.08150534970718E-017</text:p>
          </table:table-cell>
          <table:table-cell/>
        </table:table-row>
        <table:table-row table:style-name="ro1">
          <table:table-cell office:value-type="float" office:value="4.13112494277739">
            <text:p>4.1311249428</text:p>
          </table:table-cell>
          <table:table-cell office:value-type="float" office:value="-17">
            <text:p>-17</text:p>
          </table:table-cell>
          <table:table-cell table:formula="of:=[.A228]*10^[.B228]" office:value-type="float" office:value="4.13112494277739E-017">
            <text:p>4.13112494277739E-017</text:p>
          </table:table-cell>
          <table:table-cell/>
        </table:table-row>
        <table:table-row table:style-name="ro1">
          <table:table-cell office:value-type="float" office:value="4.18153168400911">
            <text:p>4.181531684</text:p>
          </table:table-cell>
          <table:table-cell office:value-type="float" office:value="-17">
            <text:p>-17</text:p>
          </table:table-cell>
          <table:table-cell table:formula="of:=[.A229]*10^[.B229]" office:value-type="float" office:value="4.18153168400911E-017">
            <text:p>4.18153168400911E-017</text:p>
          </table:table-cell>
          <table:table-cell/>
        </table:table-row>
        <table:table-row table:style-name="ro1">
          <table:table-cell office:value-type="float" office:value="4.23274117188414">
            <text:p>4.2327411719</text:p>
          </table:table-cell>
          <table:table-cell office:value-type="float" office:value="-17">
            <text:p>-17</text:p>
          </table:table-cell>
          <table:table-cell table:formula="of:=[.A230]*10^[.B230]" office:value-type="float" office:value="4.23274117188414E-017">
            <text:p>4.23274117188414E-017</text:p>
          </table:table-cell>
          <table:table-cell/>
        </table:table-row>
        <table:table-row table:style-name="ro1">
          <table:table-cell office:value-type="float" office:value="4.28476937644187">
            <text:p>4.2847693764</text:p>
          </table:table-cell>
          <table:table-cell office:value-type="float" office:value="-17">
            <text:p>-17</text:p>
          </table:table-cell>
          <table:table-cell table:formula="of:=[.A231]*10^[.B231]" office:value-type="float" office:value="4.28476937644187E-017">
            <text:p>4.28476937644187E-017</text:p>
          </table:table-cell>
          <table:table-cell/>
        </table:table-row>
        <table:table-row table:style-name="ro1">
          <table:table-cell office:value-type="float" office:value="4.33763264944786">
            <text:p>4.3376326494</text:p>
          </table:table-cell>
          <table:table-cell office:value-type="float" office:value="-17">
            <text:p>-17</text:p>
          </table:table-cell>
          <table:table-cell table:formula="of:=[.A232]*10^[.B232]" office:value-type="float" office:value="4.33763264944786E-017">
            <text:p>4.33763264944786E-017</text:p>
          </table:table-cell>
          <table:table-cell/>
        </table:table-row>
        <table:table-row table:style-name="ro1">
          <table:table-cell office:value-type="float" office:value="4.39134773515558">
            <text:p>4.3913477352</text:p>
          </table:table-cell>
          <table:table-cell office:value-type="float" office:value="-17">
            <text:p>-17</text:p>
          </table:table-cell>
          <table:table-cell table:formula="of:=[.A233]*10^[.B233]" office:value-type="float" office:value="4.39134773515558E-017">
            <text:p>4.39134773515558E-017</text:p>
          </table:table-cell>
          <table:table-cell/>
        </table:table-row>
        <table:table-row table:style-name="ro1">
          <table:table-cell office:value-type="float" office:value="4.44593178133205">
            <text:p>4.4459317813</text:p>
          </table:table-cell>
          <table:table-cell office:value-type="float" office:value="-17">
            <text:p>-17</text:p>
          </table:table-cell>
          <table:table-cell table:formula="of:=[.A234]*10^[.B234]" office:value-type="float" office:value="4.44593178133205E-017">
            <text:p>4.44593178133205E-017</text:p>
          </table:table-cell>
          <table:table-cell/>
        </table:table-row>
        <table:table-row table:style-name="ro1">
          <table:table-cell office:value-type="float" office:value="4.50140235053451">
            <text:p>4.5014023505</text:p>
          </table:table-cell>
          <table:table-cell office:value-type="float" office:value="-17">
            <text:p>-17</text:p>
          </table:table-cell>
          <table:table-cell table:formula="of:=[.A235]*10^[.B235]" office:value-type="float" office:value="4.50140235053451E-017">
            <text:p>4.50140235053451E-017</text:p>
          </table:table-cell>
          <table:table-cell/>
        </table:table-row>
        <table:table-row table:style-name="ro1">
          <table:table-cell office:value-type="float" office:value="4.55777743187708">
            <text:p>4.5577774319</text:p>
          </table:table-cell>
          <table:table-cell office:value-type="float" office:value="-17">
            <text:p>-17</text:p>
          </table:table-cell>
          <table:table-cell table:formula="of:=[.A236]*10^[.B236]" office:value-type="float" office:value="4.55777743187708E-017">
            <text:p>4.55777743187708E-017</text:p>
          </table:table-cell>
          <table:table-cell/>
        </table:table-row>
        <table:table-row table:style-name="ro1">
          <table:table-cell office:value-type="float" office:value="4.61507545314661">
            <text:p>4.6150754531</text:p>
          </table:table-cell>
          <table:table-cell office:value-type="float" office:value="-17">
            <text:p>-17</text:p>
          </table:table-cell>
          <table:table-cell table:formula="of:=[.A237]*10^[.B237]" office:value-type="float" office:value="4.61507545314661E-017">
            <text:p>4.61507545314661E-017</text:p>
          </table:table-cell>
          <table:table-cell/>
        </table:table-row>
        <table:table-row table:style-name="ro1">
          <table:table-cell office:value-type="float" office:value="4.67331529327724">
            <text:p>4.6733152933</text:p>
          </table:table-cell>
          <table:table-cell office:value-type="float" office:value="-17">
            <text:p>-17</text:p>
          </table:table-cell>
          <table:table-cell table:formula="of:=[.A238]*10^[.B238]" office:value-type="float" office:value="4.67331529327724E-017">
            <text:p>4.67331529327724E-017</text:p>
          </table:table-cell>
          <table:table-cell/>
        </table:table-row>
        <table:table-row table:style-name="ro1">
          <table:table-cell office:value-type="float" office:value="4.73251629526676">
            <text:p>4.7325162953</text:p>
          </table:table-cell>
          <table:table-cell office:value-type="float" office:value="-17">
            <text:p>-17</text:p>
          </table:table-cell>
          <table:table-cell table:formula="of:=[.A239]*10^[.B239]" office:value-type="float" office:value="4.73251629526676E-017">
            <text:p>4.73251629526676E-017</text:p>
          </table:table-cell>
          <table:table-cell/>
        </table:table-row>
        <table:table-row table:style-name="ro1">
          <table:table-cell office:value-type="float" office:value="4.79269827948175">
            <text:p>4.7926982795</text:p>
          </table:table-cell>
          <table:table-cell office:value-type="float" office:value="-17">
            <text:p>-17</text:p>
          </table:table-cell>
          <table:table-cell table:formula="of:=[.A240]*10^[.B240]" office:value-type="float" office:value="4.79269827948175E-017">
            <text:p>4.79269827948175E-017</text:p>
          </table:table-cell>
          <table:table-cell/>
        </table:table-row>
        <table:table-row table:style-name="ro1">
          <table:table-cell office:value-type="float" office:value="4.85388155741518">
            <text:p>4.8538815574</text:p>
          </table:table-cell>
          <table:table-cell office:value-type="float" office:value="-17">
            <text:p>-17</text:p>
          </table:table-cell>
          <table:table-cell table:formula="of:=[.A241]*10^[.B241]" office:value-type="float" office:value="4.85388155741518E-017">
            <text:p>4.85388155741518E-017</text:p>
          </table:table-cell>
          <table:table-cell/>
        </table:table-row>
        <table:table-row table:style-name="ro1">
          <table:table-cell office:value-type="float" office:value="4.91608694594824">
            <text:p>4.9160869459</text:p>
          </table:table-cell>
          <table:table-cell office:value-type="float" office:value="-17">
            <text:p>-17</text:p>
          </table:table-cell>
          <table:table-cell table:formula="of:=[.A242]*10^[.B242]" office:value-type="float" office:value="4.91608694594824E-017">
            <text:p>4.91608694594824E-017</text:p>
          </table:table-cell>
          <table:table-cell/>
        </table:table-row>
        <table:table-row table:style-name="ro1">
          <table:table-cell office:value-type="float" office:value="4.97933578191976">
            <text:p>4.9793357819</text:p>
          </table:table-cell>
          <table:table-cell office:value-type="float" office:value="-17">
            <text:p>-17</text:p>
          </table:table-cell>
          <table:table-cell table:formula="of:=[.A243]*10^[.B243]" office:value-type="float" office:value="4.97933578191976E-017">
            <text:p>4.97933578191976E-017</text:p>
          </table:table-cell>
          <table:table-cell/>
        </table:table-row>
        <table:table-row table:style-name="ro1">
          <table:table-cell office:value-type="float" office:value="5.0436499375296">
            <text:p>5.0436499375</text:p>
          </table:table-cell>
          <table:table-cell office:value-type="float" office:value="-17">
            <text:p>-17</text:p>
          </table:table-cell>
          <table:table-cell table:formula="of:=[.A244]*10^[.B244]" office:value-type="float" office:value="5.0436499375296E-017">
            <text:p>5.0436499375296E-017</text:p>
          </table:table-cell>
          <table:table-cell/>
        </table:table-row>
        <table:table-row table:style-name="ro1">
          <table:table-cell office:value-type="float" office:value="5.10905183575077">
            <text:p>5.1090518358</text:p>
          </table:table-cell>
          <table:table-cell office:value-type="float" office:value="-17">
            <text:p>-17</text:p>
          </table:table-cell>
          <table:table-cell table:formula="of:=[.A245]*10^[.B245]" office:value-type="float" office:value="5.10905183575077E-017">
            <text:p>5.10905183575077E-017</text:p>
          </table:table-cell>
          <table:table-cell/>
        </table:table-row>
        <table:table-row table:style-name="ro1">
          <table:table-cell office:value-type="float" office:value="5.17556446664841">
            <text:p>5.1755644666</text:p>
          </table:table-cell>
          <table:table-cell office:value-type="float" office:value="-17">
            <text:p>-17</text:p>
          </table:table-cell>
          <table:table-cell table:formula="of:=[.A246]*10^[.B246]" office:value-type="float" office:value="5.17556446664841E-017">
            <text:p>5.17556446664841E-017</text:p>
          </table:table-cell>
          <table:table-cell/>
        </table:table-row>
        <table:table-row table:style-name="ro1">
          <table:table-cell office:value-type="float" office:value="5.24321140429275">
            <text:p>5.2432114043</text:p>
          </table:table-cell>
          <table:table-cell office:value-type="float" office:value="-17">
            <text:p>-17</text:p>
          </table:table-cell>
          <table:table-cell table:formula="of:=[.A247]*10^[.B247]" office:value-type="float" office:value="5.24321140429275E-017">
            <text:p>5.24321140429275E-017</text:p>
          </table:table-cell>
          <table:table-cell/>
        </table:table-row>
        <table:table-row table:style-name="ro1">
          <table:table-cell office:value-type="float" office:value="5.31201682379694">
            <text:p>5.3120168238</text:p>
          </table:table-cell>
          <table:table-cell office:value-type="float" office:value="-17">
            <text:p>-17</text:p>
          </table:table-cell>
          <table:table-cell table:formula="of:=[.A248]*10^[.B248]" office:value-type="float" office:value="5.31201682379694E-017">
            <text:p>5.31201682379694E-017</text:p>
          </table:table-cell>
          <table:table-cell/>
        </table:table-row>
        <table:table-row table:style-name="ro1">
          <table:table-cell office:value-type="float" office:value="5.38200551932269">
            <text:p>5.3820055193</text:p>
          </table:table-cell>
          <table:table-cell office:value-type="float" office:value="-17">
            <text:p>-17</text:p>
          </table:table-cell>
          <table:table-cell table:formula="of:=[.A249]*10^[.B249]" office:value-type="float" office:value="5.38200551932269E-017">
            <text:p>5.38200551932269E-017</text:p>
          </table:table-cell>
          <table:table-cell/>
        </table:table-row>
        <table:table-row table:style-name="ro1">
          <table:table-cell office:value-type="float" office:value="5.45320292278535">
            <text:p>5.4532029228</text:p>
          </table:table-cell>
          <table:table-cell office:value-type="float" office:value="-17">
            <text:p>-17</text:p>
          </table:table-cell>
          <table:table-cell table:formula="of:=[.A250]*10^[.B250]" office:value-type="float" office:value="5.45320292278535E-017">
            <text:p>5.45320292278535E-017</text:p>
          </table:table-cell>
          <table:table-cell/>
        </table:table-row>
        <table:table-row table:style-name="ro1">
          <table:table-cell office:value-type="float" office:value="5.52563512272747">
            <text:p>5.5256351227</text:p>
          </table:table-cell>
          <table:table-cell office:value-type="float" office:value="-17">
            <text:p>-17</text:p>
          </table:table-cell>
          <table:table-cell table:formula="of:=[.A251]*10^[.B251]" office:value-type="float" office:value="5.52563512272747E-017">
            <text:p>5.52563512272747E-017</text:p>
          </table:table-cell>
          <table:table-cell/>
        </table:table-row>
        <table:table-row table:style-name="ro1">
          <table:table-cell office:value-type="float" office:value="5.59932888425383">
            <text:p>5.5993288843</text:p>
          </table:table-cell>
          <table:table-cell office:value-type="float" office:value="-17">
            <text:p>-17</text:p>
          </table:table-cell>
          <table:table-cell table:formula="of:=[.A252]*10^[.B252]" office:value-type="float" office:value="5.59932888425383E-017">
            <text:p>5.59932888425383E-017</text:p>
          </table:table-cell>
          <table:table-cell/>
        </table:table-row>
        <table:table-row table:style-name="ro1">
          <table:table-cell office:value-type="float" office:value="5.67431166963093">
            <text:p>5.6743116696</text:p>
          </table:table-cell>
          <table:table-cell office:value-type="float" office:value="-17">
            <text:p>-17</text:p>
          </table:table-cell>
          <table:table-cell table:formula="of:=[.A253]*10^[.B253]" office:value-type="float" office:value="5.67431166963093E-017">
            <text:p>5.67431166963093E-017</text:p>
          </table:table-cell>
          <table:table-cell/>
        </table:table-row>
        <table:table-row table:style-name="ro1">
          <table:table-cell office:value-type="float" office:value="5.7506116592217">
            <text:p>5.7506116592</text:p>
          </table:table-cell>
          <table:table-cell office:value-type="float" office:value="-17">
            <text:p>-17</text:p>
          </table:table-cell>
          <table:table-cell table:formula="of:=[.A254]*10^[.B254]" office:value-type="float" office:value="5.7506116592217E-017">
            <text:p>5.7506116592217E-017</text:p>
          </table:table-cell>
          <table:table-cell/>
        </table:table-row>
        <table:table-row table:style-name="ro1">
          <table:table-cell office:value-type="float" office:value="5.82825777358246">
            <text:p>5.8282577736</text:p>
          </table:table-cell>
          <table:table-cell office:value-type="float" office:value="-17">
            <text:p>-17</text:p>
          </table:table-cell>
          <table:table-cell table:formula="of:=[.A255]*10^[.B255]" office:value-type="float" office:value="5.82825777358246E-017">
            <text:p>5.82825777358246E-017</text:p>
          </table:table-cell>
          <table:table-cell/>
        </table:table-row>
        <table:table-row table:style-name="ro1">
          <table:table-cell office:value-type="float" office:value="5.90727969628754">
            <text:p>5.9072796963</text:p>
          </table:table-cell>
          <table:table-cell office:value-type="float" office:value="-17">
            <text:p>-17</text:p>
          </table:table-cell>
          <table:table-cell table:formula="of:=[.A256]*10^[.B256]" office:value-type="float" office:value="5.90727969628753E-017">
            <text:p>5.90727969628753E-017</text:p>
          </table:table-cell>
          <table:table-cell/>
        </table:table-row>
        <table:table-row table:style-name="ro1">
          <table:table-cell office:value-type="float" office:value="5.98770789722453">
            <text:p>5.9877078972</text:p>
          </table:table-cell>
          <table:table-cell office:value-type="float" office:value="-17">
            <text:p>-17</text:p>
          </table:table-cell>
          <table:table-cell table:formula="of:=[.A257]*10^[.B257]" office:value-type="float" office:value="5.98770789722453E-017">
            <text:p>5.98770789722453E-017</text:p>
          </table:table-cell>
          <table:table-cell/>
        </table:table-row>
        <table:table-row table:style-name="ro1">
          <table:table-cell office:value-type="float" office:value="6.06957365701682">
            <text:p>6.069573657</text:p>
          </table:table-cell>
          <table:table-cell office:value-type="float" office:value="-17">
            <text:p>-17</text:p>
          </table:table-cell>
          <table:table-cell table:formula="of:=[.A258]*10^[.B258]" office:value-type="float" office:value="6.06957365701682E-017">
            <text:p>6.06957365701682E-017</text:p>
          </table:table-cell>
          <table:table-cell/>
        </table:table-row>
        <table:table-row table:style-name="ro1">
          <table:table-cell office:value-type="float" office:value="6.15290909219537">
            <text:p>6.1529090922</text:p>
          </table:table-cell>
          <table:table-cell office:value-type="float" office:value="-17">
            <text:p>-17</text:p>
          </table:table-cell>
          <table:table-cell table:formula="of:=[.A259]*10^[.B259]" office:value-type="float" office:value="6.15290909219537E-017">
            <text:p>6.15290909219537E-017</text:p>
          </table:table-cell>
          <table:table-cell/>
        </table:table-row>
        <table:table-row table:style-name="ro1">
          <table:table-cell office:value-type="float" office:value="6.23774718135178">
            <text:p>6.2377471814</text:p>
          </table:table-cell>
          <table:table-cell office:value-type="float" office:value="-17">
            <text:p>-17</text:p>
          </table:table-cell>
          <table:table-cell table:formula="of:=[.A260]*10^[.B260]" office:value-type="float" office:value="6.23774718135178E-017">
            <text:p>6.23774718135178E-017</text:p>
          </table:table-cell>
          <table:table-cell/>
        </table:table-row>
        <table:table-row table:style-name="ro1">
          <table:table-cell office:value-type="float" office:value="6.32412179198277">
            <text:p>6.324121792</text:p>
          </table:table-cell>
          <table:table-cell office:value-type="float" office:value="-17">
            <text:p>-17</text:p>
          </table:table-cell>
          <table:table-cell table:formula="of:=[.A261]*10^[.B261]" office:value-type="float" office:value="6.32412179198277E-017">
            <text:p>6.32412179198277E-017</text:p>
          </table:table-cell>
          <table:table-cell/>
        </table:table-row>
        <table:table-row table:style-name="ro1">
          <table:table-cell office:value-type="float" office:value="6.41206770868974">
            <text:p>6.4120677087</text:p>
          </table:table-cell>
          <table:table-cell office:value-type="float" office:value="-17">
            <text:p>-17</text:p>
          </table:table-cell>
          <table:table-cell table:formula="of:=[.A262]*10^[.B262]" office:value-type="float" office:value="6.41206770868974E-017">
            <text:p>6.41206770868974E-017</text:p>
          </table:table-cell>
          <table:table-cell/>
        </table:table-row>
        <table:table-row table:style-name="ro1">
          <table:table-cell office:value-type="float" office:value="6.50162066219701">
            <text:p>6.5016206622</text:p>
          </table:table-cell>
          <table:table-cell office:value-type="float" office:value="-17">
            <text:p>-17</text:p>
          </table:table-cell>
          <table:table-cell table:formula="of:=[.A263]*10^[.B263]" office:value-type="float" office:value="6.50162066219701E-017">
            <text:p>6.50162066219701E-017</text:p>
          </table:table-cell>
          <table:table-cell/>
        </table:table-row>
        <table:table-row table:style-name="ro1">
          <table:table-cell office:value-type="float" office:value="6.59281735897575">
            <text:p>6.592817359</text:p>
          </table:table-cell>
          <table:table-cell office:value-type="float" office:value="-17">
            <text:p>-17</text:p>
          </table:table-cell>
          <table:table-cell table:formula="of:=[.A264]*10^[.B264]" office:value-type="float" office:value="6.59281735897575E-017">
            <text:p>6.59281735897575E-017</text:p>
          </table:table-cell>
          <table:table-cell/>
        </table:table-row>
        <table:table-row table:style-name="ro1">
          <table:table-cell office:value-type="float" office:value="6.68569551286798">
            <text:p>6.6856955129</text:p>
          </table:table-cell>
          <table:table-cell office:value-type="float" office:value="-17">
            <text:p>-17</text:p>
          </table:table-cell>
          <table:table-cell table:formula="of:=[.A265]*10^[.B265]" office:value-type="float" office:value="6.68569551286798E-017">
            <text:p>6.68569551286798E-017</text:p>
          </table:table-cell>
          <table:table-cell/>
        </table:table-row>
        <table:table-row table:style-name="ro1">
          <table:table-cell office:value-type="float" office:value="6.7802938771806">
            <text:p>6.7802938772</text:p>
          </table:table-cell>
          <table:table-cell office:value-type="float" office:value="-17">
            <text:p>-17</text:p>
          </table:table-cell>
          <table:table-cell table:formula="of:=[.A266]*10^[.B266]" office:value-type="float" office:value="6.78029387718061E-017">
            <text:p>6.78029387718061E-017</text:p>
          </table:table-cell>
          <table:table-cell/>
        </table:table-row>
        <table:table-row table:style-name="ro1">
          <table:table-cell office:value-type="float" office:value="6.8766522780568">
            <text:p>6.8766522781</text:p>
          </table:table-cell>
          <table:table-cell office:value-type="float" office:value="-17">
            <text:p>-17</text:p>
          </table:table-cell>
          <table:table-cell table:formula="of:=[.A267]*10^[.B267]" office:value-type="float" office:value="6.8766522780568E-017">
            <text:p>6.8766522780568E-017</text:p>
          </table:table-cell>
          <table:table-cell/>
        </table:table-row>
        <table:table-row table:style-name="ro1">
          <table:table-cell office:value-type="float" office:value="6.97481164937511">
            <text:p>6.9748116494</text:p>
          </table:table-cell>
          <table:table-cell office:value-type="float" office:value="-17">
            <text:p>-17</text:p>
          </table:table-cell>
          <table:table-cell table:formula="of:=[.A268]*10^[.B268]" office:value-type="float" office:value="6.97481164937511E-017">
            <text:p>6.97481164937511E-017</text:p>
          </table:table-cell>
          <table:table-cell/>
        </table:table-row>
        <table:table-row table:style-name="ro1">
          <table:table-cell office:value-type="float" office:value="7.07481406849842">
            <text:p>7.0748140685</text:p>
          </table:table-cell>
          <table:table-cell office:value-type="float" office:value="-17">
            <text:p>-17</text:p>
          </table:table-cell>
          <table:table-cell table:formula="of:=[.A269]*10^[.B269]" office:value-type="float" office:value="7.07481406849842E-017">
            <text:p>7.07481406849842E-017</text:p>
          </table:table-cell>
          <table:table-cell/>
        </table:table-row>
        <table:table-row table:style-name="ro1">
          <table:table-cell office:value-type="float" office:value="7.17670279356017">
            <text:p>7.1767027936</text:p>
          </table:table-cell>
          <table:table-cell office:value-type="float" office:value="-17">
            <text:p>-17</text:p>
          </table:table-cell>
          <table:table-cell table:formula="of:=[.A270]*10^[.B270]" office:value-type="float" office:value="7.17670279356017E-017">
            <text:p>7.17670279356017E-017</text:p>
          </table:table-cell>
          <table:table-cell/>
        </table:table-row>
        <table:table-row table:style-name="ro1">
          <table:table-cell office:value-type="float" office:value="7.28052230236908">
            <text:p>7.2805223024</text:p>
          </table:table-cell>
          <table:table-cell office:value-type="float" office:value="-17">
            <text:p>-17</text:p>
          </table:table-cell>
          <table:table-cell table:formula="of:=[.A271]*10^[.B271]" office:value-type="float" office:value="7.28052230236908E-017">
            <text:p>7.28052230236908E-017</text:p>
          </table:table-cell>
          <table:table-cell/>
        </table:table-row>
        <table:table-row table:style-name="ro1">
          <table:table-cell office:value-type="float" office:value="7.38631833239544">
            <text:p>7.3863183324</text:p>
          </table:table-cell>
          <table:table-cell office:value-type="float" office:value="-17">
            <text:p>-17</text:p>
          </table:table-cell>
          <table:table-cell table:formula="of:=[.A272]*10^[.B272]" office:value-type="float" office:value="7.38631833239544E-017">
            <text:p>7.38631833239544E-017</text:p>
          </table:table-cell>
          <table:table-cell/>
        </table:table-row>
        <table:table-row table:style-name="ro1">
          <table:table-cell office:value-type="float" office:value="7.49413792259256">
            <text:p>7.4941379226</text:p>
          </table:table-cell>
          <table:table-cell office:value-type="float" office:value="-17">
            <text:p>-17</text:p>
          </table:table-cell>
          <table:table-cell table:formula="of:=[.A273]*10^[.B273]" office:value-type="float" office:value="7.49413792259256E-017">
            <text:p>7.49413792259256E-017</text:p>
          </table:table-cell>
          <table:table-cell/>
        </table:table-row>
        <table:table-row table:style-name="ro1">
          <table:table-cell office:value-type="float" office:value="7.604029456391">
            <text:p>7.6040294564</text:p>
          </table:table-cell>
          <table:table-cell office:value-type="float" office:value="-17">
            <text:p>-17</text:p>
          </table:table-cell>
          <table:table-cell table:formula="of:=[.A274]*10^[.B274]" office:value-type="float" office:value="7.604029456391E-017">
            <text:p>7.604029456391E-017</text:p>
          </table:table-cell>
          <table:table-cell/>
        </table:table-row>
        <table:table-row table:style-name="ro1">
          <table:table-cell office:value-type="float" office:value="7.71604270670999">
            <text:p>7.7160427067</text:p>
          </table:table-cell>
          <table:table-cell office:value-type="float" office:value="-17">
            <text:p>-17</text:p>
          </table:table-cell>
          <table:table-cell table:formula="of:=[.A275]*10^[.B275]" office:value-type="float" office:value="7.71604270670999E-017">
            <text:p>7.71604270670999E-017</text:p>
          </table:table-cell>
          <table:table-cell/>
        </table:table-row>
        <table:table-row table:style-name="ro1">
          <table:table-cell office:value-type="float" office:value="7.8302288826258">
            <text:p>7.8302288826</text:p>
          </table:table-cell>
          <table:table-cell office:value-type="float" office:value="-17">
            <text:p>-17</text:p>
          </table:table-cell>
          <table:table-cell table:formula="of:=[.A276]*10^[.B276]" office:value-type="float" office:value="7.8302288826258E-017">
            <text:p>7.8302288826258E-017</text:p>
          </table:table-cell>
          <table:table-cell/>
        </table:table-row>
        <table:table-row table:style-name="ro1">
          <table:table-cell office:value-type="float" office:value="7.94664067760012">
            <text:p>7.9466406776</text:p>
          </table:table-cell>
          <table:table-cell office:value-type="float" office:value="-17">
            <text:p>-17</text:p>
          </table:table-cell>
          <table:table-cell table:formula="of:=[.A277]*10^[.B277]" office:value-type="float" office:value="7.94664067760012E-017">
            <text:p>7.94664067760012E-017</text:p>
          </table:table-cell>
          <table:table-cell/>
        </table:table-row>
        <table:table-row table:style-name="ro1">
          <table:table-cell office:value-type="float" office:value="8.06533231980983">
            <text:p>8.0653323198</text:p>
          </table:table-cell>
          <table:table-cell office:value-type="float" office:value="-17">
            <text:p>-17</text:p>
          </table:table-cell>
          <table:table-cell table:formula="of:=[.A278]*10^[.B278]" office:value-type="float" office:value="8.06533231980983E-017">
            <text:p>8.06533231980983E-017</text:p>
          </table:table-cell>
          <table:table-cell/>
        </table:table-row>
        <table:table-row table:style-name="ro1">
          <table:table-cell office:value-type="float" office:value="8.18635962425747">
            <text:p>8.1863596243</text:p>
          </table:table-cell>
          <table:table-cell office:value-type="float" office:value="-17">
            <text:p>-17</text:p>
          </table:table-cell>
          <table:table-cell table:formula="of:=[.A279]*10^[.B279]" office:value-type="float" office:value="8.18635962425747E-017">
            <text:p>8.18635962425747E-017</text:p>
          </table:table-cell>
          <table:table-cell/>
        </table:table-row>
        <table:table-row table:style-name="ro1">
          <table:table-cell office:value-type="float" office:value="8.30978004713043">
            <text:p>8.3097800471</text:p>
          </table:table-cell>
          <table:table-cell office:value-type="float" office:value="-17">
            <text:p>-17</text:p>
          </table:table-cell>
          <table:table-cell table:formula="of:=[.A280]*10^[.B280]" office:value-type="float" office:value="8.30978004713043E-017">
            <text:p>8.30978004713043E-017</text:p>
          </table:table-cell>
          <table:table-cell/>
        </table:table-row>
        <table:table-row table:style-name="ro1">
          <table:table-cell office:value-type="float" office:value="8.43565274202959">
            <text:p>8.435652742</text:p>
          </table:table-cell>
          <table:table-cell office:value-type="float" office:value="-17">
            <text:p>-17</text:p>
          </table:table-cell>
          <table:table-cell table:formula="of:=[.A281]*10^[.B281]" office:value-type="float" office:value="8.43565274202959E-017">
            <text:p>8.43565274202959E-017</text:p>
          </table:table-cell>
          <table:table-cell/>
        </table:table-row>
        <table:table-row table:style-name="ro1">
          <table:table-cell office:value-type="float" office:value="8.56403861841628">
            <text:p>8.5640386184</text:p>
          </table:table-cell>
          <table:table-cell office:value-type="float" office:value="-17">
            <text:p>-17</text:p>
          </table:table-cell>
          <table:table-cell table:formula="of:=[.A282]*10^[.B282]" office:value-type="float" office:value="8.56403861841628E-017">
            <text:p>8.56403861841628E-017</text:p>
          </table:table-cell>
          <table:table-cell/>
        </table:table-row>
        <table:table-row table:style-name="ro1">
          <table:table-cell office:value-type="float" office:value="8.69500040265283">
            <text:p>8.6950004027</text:p>
          </table:table-cell>
          <table:table-cell office:value-type="float" office:value="-17">
            <text:p>-17</text:p>
          </table:table-cell>
          <table:table-cell table:formula="of:=[.A283]*10^[.B283]" office:value-type="float" office:value="8.69500040265283E-017">
            <text:p>8.69500040265283E-017</text:p>
          </table:table-cell>
          <table:table-cell/>
        </table:table-row>
        <table:table-row table:style-name="ro1">
          <table:table-cell office:value-type="float" office:value="8.82860270136218">
            <text:p>8.8286027014</text:p>
          </table:table-cell>
          <table:table-cell office:value-type="float" office:value="-17">
            <text:p>-17</text:p>
          </table:table-cell>
          <table:table-cell table:formula="of:=[.A284]*10^[.B284]" office:value-type="float" office:value="8.82860270136218E-017">
            <text:p>8.82860270136218E-017</text:p>
          </table:table-cell>
          <table:table-cell/>
        </table:table-row>
        <table:table-row table:style-name="ro1">
          <table:table-cell office:value-type="float" office:value="8.96491206683617">
            <text:p>8.9649120668</text:p>
          </table:table-cell>
          <table:table-cell office:value-type="float" office:value="-17">
            <text:p>-17</text:p>
          </table:table-cell>
          <table:table-cell table:formula="of:=[.A285]*10^[.B285]" office:value-type="float" office:value="8.96491206683617E-017">
            <text:p>8.96491206683617E-017</text:p>
          </table:table-cell>
          <table:table-cell/>
        </table:table-row>
        <table:table-row table:style-name="ro1">
          <table:table-cell office:value-type="float" office:value="9.10399706554448">
            <text:p>9.1039970655</text:p>
          </table:table-cell>
          <table:table-cell office:value-type="float" office:value="-17">
            <text:p>-17</text:p>
          </table:table-cell>
          <table:table-cell table:formula="of:=[.A286]*10^[.B286]" office:value-type="float" office:value="9.10399706554448E-017">
            <text:p>9.10399706554448E-017</text:p>
          </table:table-cell>
          <table:table-cell/>
        </table:table-row>
        <table:table-row table:style-name="ro1">
          <table:table-cell office:value-type="float" office:value="9.24592834974546">
            <text:p>9.2459283497</text:p>
          </table:table-cell>
          <table:table-cell office:value-type="float" office:value="-17">
            <text:p>-17</text:p>
          </table:table-cell>
          <table:table-cell table:formula="of:=[.A287]*10^[.B287]" office:value-type="float" office:value="9.24592834974546E-017">
            <text:p>9.24592834974546E-017</text:p>
          </table:table-cell>
          <table:table-cell/>
        </table:table-row>
        <table:table-row table:style-name="ro1">
          <table:table-cell office:value-type="float" office:value="9.39077873114466">
            <text:p>9.3907787311</text:p>
          </table:table-cell>
          <table:table-cell office:value-type="float" office:value="-17">
            <text:p>-17</text:p>
          </table:table-cell>
          <table:table-cell table:formula="of:=[.A288]*10^[.B288]" office:value-type="float" office:value="9.39077873114466E-017">
            <text:p>9.39077873114466E-017</text:p>
          </table:table-cell>
          <table:table-cell/>
        </table:table-row>
        <table:table-row table:style-name="ro1">
          <table:table-cell office:value-type="float" office:value="9.53862325795704">
            <text:p>9.538623258</text:p>
          </table:table-cell>
          <table:table-cell office:value-type="float" office:value="-17">
            <text:p>-17</text:p>
          </table:table-cell>
          <table:table-cell table:formula="of:=[.A289]*10^[.B289]" office:value-type="float" office:value="9.53862325795704E-017">
            <text:p>9.53862325795704E-017</text:p>
          </table:table-cell>
          <table:table-cell/>
        </table:table-row>
        <table:table-row table:style-name="ro1">
          <table:table-cell office:value-type="float" office:value="9.6895392951486">
            <text:p>9.6895392951</text:p>
          </table:table-cell>
          <table:table-cell office:value-type="float" office:value="-17">
            <text:p>-17</text:p>
          </table:table-cell>
          <table:table-cell table:formula="of:=[.A290]*10^[.B290]" office:value-type="float" office:value="9.6895392951486E-017">
            <text:p>9.6895392951486E-017</text:p>
          </table:table-cell>
          <table:table-cell/>
        </table:table-row>
        <table:table-row table:style-name="ro1">
          <table:table-cell office:value-type="float" office:value="9.84360660796548">
            <text:p>9.843606608</text:p>
          </table:table-cell>
          <table:table-cell office:value-type="float" office:value="-17">
            <text:p>-17</text:p>
          </table:table-cell>
          <table:table-cell table:formula="of:=[.A291]*10^[.B291]" office:value-type="float" office:value="9.84360660796548E-017">
            <text:p>9.84360660796548E-017</text:p>
          </table:table-cell>
          <table:table-cell/>
        </table:table-row>
        <table:table-row table:style-name="ro1">
          <table:table-cell office:value-type="float" office:value="1.00009074489685">
            <text:p>1.0000907449</text:p>
          </table:table-cell>
          <table:table-cell office:value-type="float" office:value="-16">
            <text:p>-16</text:p>
          </table:table-cell>
          <table:table-cell table:formula="of:=[.A292]*10^[.B292]" office:value-type="float" office:value="1.00009074489685E-016">
            <text:p>1.00009074489685E-016</text:p>
          </table:table-cell>
          <table:table-cell/>
        </table:table-row>
        <table:table-row table:style-name="ro1">
          <table:table-cell office:value-type="float" office:value="1.01615266483471">
            <text:p>1.0161526648</text:p>
          </table:table-cell>
          <table:table-cell office:value-type="float" office:value="-16">
            <text:p>-16</text:p>
          </table:table-cell>
          <table:table-cell table:formula="of:=[.A293]*10^[.B293]" office:value-type="float" office:value="1.01615266483471E-016">
            <text:p>1.01615266483471E-016</text:p>
          </table:table-cell>
          <table:table-cell/>
        </table:table-row>
        <table:table-row table:style-name="ro1">
          <table:table-cell office:value-type="float" office:value="1.03255517082342">
            <text:p>1.0325551708</text:p>
          </table:table-cell>
          <table:table-cell office:value-type="float" office:value="-16">
            <text:p>-16</text:p>
          </table:table-cell>
          <table:table-cell table:formula="of:=[.A294]*10^[.B294]" office:value-type="float" office:value="1.03255517082342E-016">
            <text:p>1.03255517082342E-016</text:p>
          </table:table-cell>
          <table:table-cell/>
        </table:table-row>
        <table:table-row table:style-name="ro1">
          <table:table-cell office:value-type="float" office:value="1.04930729012139">
            <text:p>1.0493072901</text:p>
          </table:table-cell>
          <table:table-cell office:value-type="float" office:value="-16">
            <text:p>-16</text:p>
          </table:table-cell>
          <table:table-cell table:formula="of:=[.A295]*10^[.B295]" office:value-type="float" office:value="1.04930729012139E-016">
            <text:p>1.04930729012139E-016</text:p>
          </table:table-cell>
          <table:table-cell/>
        </table:table-row>
        <table:table-row table:style-name="ro1">
          <table:table-cell office:value-type="float" office:value="1.06641833724214">
            <text:p>1.0664183372</text:p>
          </table:table-cell>
          <table:table-cell office:value-type="float" office:value="-16">
            <text:p>-16</text:p>
          </table:table-cell>
          <table:table-cell table:formula="of:=[.A296]*10^[.B296]" office:value-type="float" office:value="1.06641833724214E-016">
            <text:p>1.06641833724214E-016</text:p>
          </table:table-cell>
          <table:table-cell/>
        </table:table-row>
        <table:table-row table:style-name="ro1">
          <table:table-cell office:value-type="float" office:value="1.08389792462952">
            <text:p>1.0838979246</text:p>
          </table:table-cell>
          <table:table-cell office:value-type="float" office:value="-16">
            <text:p>-16</text:p>
          </table:table-cell>
          <table:table-cell table:formula="of:=[.A297]*10^[.B297]" office:value-type="float" office:value="1.08389792462952E-016">
            <text:p>1.08389792462952E-016</text:p>
          </table:table-cell>
          <table:table-cell/>
        </table:table-row>
        <table:table-row table:style-name="ro1">
          <table:table-cell office:value-type="float" office:value="1.10175597378282">
            <text:p>1.1017559738</text:p>
          </table:table-cell>
          <table:table-cell office:value-type="float" office:value="-16">
            <text:p>-16</text:p>
          </table:table-cell>
          <table:table-cell table:formula="of:=[.A298]*10^[.B298]" office:value-type="float" office:value="1.10175597378282E-016">
            <text:p>1.10175597378282E-016</text:p>
          </table:table-cell>
          <table:table-cell/>
        </table:table-row>
        <table:table-row table:style-name="ro1">
          <table:table-cell office:value-type="float" office:value="1.12000272687009">
            <text:p>1.1200027269</text:p>
          </table:table-cell>
          <table:table-cell office:value-type="float" office:value="-16">
            <text:p>-16</text:p>
          </table:table-cell>
          <table:table-cell table:formula="of:=[.A299]*10^[.B299]" office:value-type="float" office:value="1.12000272687009E-016">
            <text:p>1.12000272687009E-016</text:p>
          </table:table-cell>
          <table:table-cell/>
        </table:table-row>
        <table:table-row table:style-name="ro1">
          <table:table-cell office:value-type="float" office:value="1.1386487588081">
            <text:p>1.1386487588</text:p>
          </table:table-cell>
          <table:table-cell office:value-type="float" office:value="-16">
            <text:p>-16</text:p>
          </table:table-cell>
          <table:table-cell table:formula="of:=[.A300]*10^[.B300]" office:value-type="float" office:value="1.1386487588081E-016">
            <text:p>1.1386487588081E-016</text:p>
          </table:table-cell>
          <table:table-cell/>
        </table:table-row>
        <table:table-row table:style-name="ro1">
          <table:table-cell office:value-type="float" office:value="1.15770498987161">
            <text:p>1.1577049899</text:p>
          </table:table-cell>
          <table:table-cell office:value-type="float" office:value="-16">
            <text:p>-16</text:p>
          </table:table-cell>
          <table:table-cell table:formula="of:=[.A301]*10^[.B301]" office:value-type="float" office:value="1.15770498987161E-016">
            <text:p>1.15770498987161E-016</text:p>
          </table:table-cell>
          <table:table-cell/>
        </table:table-row>
        <table:table-row table:style-name="ro1">
          <table:table-cell office:value-type="float" office:value="1.17718269887753">
            <text:p>1.1771826989</text:p>
          </table:table-cell>
          <table:table-cell office:value-type="float" office:value="-16">
            <text:p>-16</text:p>
          </table:table-cell>
          <table:table-cell table:formula="of:=[.A302]*10^[.B302]" office:value-type="float" office:value="1.17718269887753E-016">
            <text:p>1.17718269887753E-016</text:p>
          </table:table-cell>
          <table:table-cell/>
        </table:table-row>
        <table:table-row table:style-name="ro1">
          <table:table-cell office:value-type="float" office:value="1.19709353692436">
            <text:p>1.1970935369</text:p>
          </table:table-cell>
          <table:table-cell office:value-type="float" office:value="-16">
            <text:p>-16</text:p>
          </table:table-cell>
          <table:table-cell table:formula="of:=[.A303]*10^[.B303]" office:value-type="float" office:value="1.19709353692436E-016">
            <text:p>1.19709353692436E-016</text:p>
          </table:table-cell>
          <table:table-cell/>
        </table:table-row>
        <table:table-row table:style-name="ro1">
          <table:table-cell office:value-type="float" office:value="1.21744954170775">
            <text:p>1.2174495417</text:p>
          </table:table-cell>
          <table:table-cell office:value-type="float" office:value="-16">
            <text:p>-16</text:p>
          </table:table-cell>
          <table:table-cell table:formula="of:=[.A304]*10^[.B304]" office:value-type="float" office:value="1.21744954170775E-016">
            <text:p>1.21744954170775E-016</text:p>
          </table:table-cell>
          <table:table-cell/>
        </table:table-row>
        <table:table-row table:style-name="ro1">
          <table:table-cell office:value-type="float" office:value="1.23826315252412">
            <text:p>1.2382631525</text:p>
          </table:table-cell>
          <table:table-cell office:value-type="float" office:value="-16">
            <text:p>-16</text:p>
          </table:table-cell>
          <table:table-cell table:formula="of:=[.A305]*10^[.B305]" office:value-type="float" office:value="1.23826315252412E-016">
            <text:p>1.23826315252412E-016</text:p>
          </table:table-cell>
          <table:table-cell/>
        </table:table-row>
        <table:table-row table:style-name="ro1">
          <table:table-cell office:value-type="float" office:value="1.2595472258876">
            <text:p>1.2595472259</text:p>
          </table:table-cell>
          <table:table-cell office:value-type="float" office:value="-16">
            <text:p>-16</text:p>
          </table:table-cell>
          <table:table-cell table:formula="of:=[.A306]*10^[.B306]" office:value-type="float" office:value="1.2595472258876E-016">
            <text:p>1.2595472258876E-016</text:p>
          </table:table-cell>
          <table:table-cell/>
        </table:table-row>
        <table:table-row table:style-name="ro1">
          <table:table-cell office:value-type="float" office:value="1.28131505186688">
            <text:p>1.2813150519</text:p>
          </table:table-cell>
          <table:table-cell office:value-type="float" office:value="-16">
            <text:p>-16</text:p>
          </table:table-cell>
          <table:table-cell table:formula="of:=[.A307]*10^[.B307]" office:value-type="float" office:value="1.28131505186688E-016">
            <text:p>1.28131505186688E-016</text:p>
          </table:table-cell>
          <table:table-cell/>
        </table:table-row>
        <table:table-row table:style-name="ro1">
          <table:table-cell office:value-type="float" office:value="1.30358037115392">
            <text:p>1.3035803712</text:p>
          </table:table-cell>
          <table:table-cell office:value-type="float" office:value="-16">
            <text:p>-16</text:p>
          </table:table-cell>
          <table:table-cell table:formula="of:=[.A308]*10^[.B308]" office:value-type="float" office:value="1.30358037115392E-016">
            <text:p>1.30358037115392E-016</text:p>
          </table:table-cell>
          <table:table-cell/>
        </table:table-row>
        <table:table-row table:style-name="ro1">
          <table:table-cell office:value-type="float" office:value="1.32635739289306">
            <text:p>1.3263573929</text:p>
          </table:table-cell>
          <table:table-cell office:value-type="float" office:value="-16">
            <text:p>-16</text:p>
          </table:table-cell>
          <table:table-cell table:formula="of:=[.A309]*10^[.B309]" office:value-type="float" office:value="1.32635739289306E-016">
            <text:p>1.32635739289306E-016</text:p>
          </table:table-cell>
          <table:table-cell/>
        </table:table-row>
        <table:table-row table:style-name="ro1">
          <table:table-cell office:value-type="float" office:value="1.34966081330899">
            <text:p>1.3496608133</text:p>
          </table:table-cell>
          <table:table-cell office:value-type="float" office:value="-16">
            <text:p>-16</text:p>
          </table:table-cell>
          <table:table-cell table:formula="of:=[.A310]*10^[.B310]" office:value-type="float" office:value="1.34966081330899E-016">
            <text:p>1.34966081330899E-016</text:p>
          </table:table-cell>
          <table:table-cell/>
        </table:table-row>
        <table:table-row table:style-name="ro1">
          <table:table-cell office:value-type="float" office:value="1.3735058351835">
            <text:p>1.3735058352</text:p>
          </table:table-cell>
          <table:table-cell office:value-type="float" office:value="-16">
            <text:p>-16</text:p>
          </table:table-cell>
          <table:table-cell table:formula="of:=[.A311]*10^[.B311]" office:value-type="float" office:value="1.3735058351835E-016">
            <text:p>1.3735058351835E-016</text:p>
          </table:table-cell>
          <table:table-cell/>
        </table:table-row>
        <table:table-row table:style-name="ro1">
          <table:table-cell office:value-type="float" office:value="1.39790818827137">
            <text:p>1.3979081883</text:p>
          </table:table-cell>
          <table:table-cell office:value-type="float" office:value="-16">
            <text:p>-16</text:p>
          </table:table-cell>
          <table:table-cell table:formula="of:=[.A312]*10^[.B312]" office:value-type="float" office:value="1.39790818827137E-016">
            <text:p>1.39790818827137E-016</text:p>
          </table:table-cell>
          <table:table-cell/>
        </table:table-row>
        <table:table-row table:style-name="ro1">
          <table:table-cell office:value-type="float" office:value="1.4228841505957">
            <text:p>1.4228841506</text:p>
          </table:table-cell>
          <table:table-cell office:value-type="float" office:value="-16">
            <text:p>-16</text:p>
          </table:table-cell>
          <table:table-cell table:formula="of:=[.A313]*10^[.B313]" office:value-type="float" office:value="1.4228841505957E-016">
            <text:p>1.4228841505957E-016</text:p>
          </table:table-cell>
          <table:table-cell/>
        </table:table-row>
        <table:table-row table:style-name="ro1">
          <table:table-cell office:value-type="float" office:value="1.44845057073381">
            <text:p>1.4484505707</text:p>
          </table:table-cell>
          <table:table-cell office:value-type="float" office:value="-16">
            <text:p>-16</text:p>
          </table:table-cell>
          <table:table-cell table:formula="of:=[.A314]*10^[.B314]" office:value-type="float" office:value="1.44845057073381E-016">
            <text:p>1.44845057073381E-016</text:p>
          </table:table-cell>
          <table:table-cell/>
        </table:table-row>
        <table:table-row table:style-name="ro1">
          <table:table-cell office:value-type="float" office:value="1.47462489115538">
            <text:p>1.4746248912</text:p>
          </table:table-cell>
          <table:table-cell office:value-type="float" office:value="-16">
            <text:p>-16</text:p>
          </table:table-cell>
          <table:table-cell table:formula="of:=[.A315]*10^[.B315]" office:value-type="float" office:value="1.47462489115538E-016">
            <text:p>1.47462489115538E-016</text:p>
          </table:table-cell>
          <table:table-cell/>
        </table:table-row>
        <table:table-row table:style-name="ro1">
          <table:table-cell office:value-type="float" office:value="1.50142517268354">
            <text:p>1.5014251727</text:p>
          </table:table-cell>
          <table:table-cell office:value-type="float" office:value="-16">
            <text:p>-16</text:p>
          </table:table-cell>
          <table:table-cell table:formula="of:=[.A316]*10^[.B316]" office:value-type="float" office:value="1.50142517268354E-016">
            <text:p>1.50142517268354E-016</text:p>
          </table:table-cell>
          <table:table-cell/>
        </table:table-row>
        <table:table-row table:style-name="ro1">
          <table:table-cell office:value-type="float" office:value="1.52887012004109">
            <text:p>1.52887012</text:p>
          </table:table-cell>
          <table:table-cell office:value-type="float" office:value="-16">
            <text:p>-16</text:p>
          </table:table-cell>
          <table:table-cell table:formula="of:=[.A317]*10^[.B317]" office:value-type="float" office:value="1.52887012004109E-016">
            <text:p>1.52887012004109E-016</text:p>
          </table:table-cell>
          <table:table-cell/>
        </table:table-row>
        <table:table-row table:style-name="ro1">
          <table:table-cell office:value-type="float" office:value="1.55697910864311">
            <text:p>1.5569791086</text:p>
          </table:table-cell>
          <table:table-cell office:value-type="float" office:value="-16">
            <text:p>-16</text:p>
          </table:table-cell>
          <table:table-cell table:formula="of:=[.A318]*10^[.B318]" office:value-type="float" office:value="1.55697910864311E-016">
            <text:p>1.55697910864311E-016</text:p>
          </table:table-cell>
          <table:table-cell/>
        </table:table-row>
        <table:table-row table:style-name="ro1">
          <table:table-cell office:value-type="float" office:value="1.58577221268556">
            <text:p>1.5857722127</text:p>
          </table:table-cell>
          <table:table-cell office:value-type="float" office:value="-16">
            <text:p>-16</text:p>
          </table:table-cell>
          <table:table-cell table:formula="of:=[.A319]*10^[.B319]" office:value-type="float" office:value="1.58577221268556E-016">
            <text:p>1.58577221268556E-016</text:p>
          </table:table-cell>
          <table:table-cell/>
        </table:table-row>
        <table:table-row table:style-name="ro1">
          <table:table-cell office:value-type="float" office:value="1.61527023452098">
            <text:p>1.6152702345</text:p>
          </table:table-cell>
          <table:table-cell office:value-type="float" office:value="-16">
            <text:p>-16</text:p>
          </table:table-cell>
          <table:table-cell table:formula="of:=[.A320]*10^[.B320]" office:value-type="float" office:value="1.61527023452098E-016">
            <text:p>1.61527023452098E-016</text:p>
          </table:table-cell>
          <table:table-cell/>
        </table:table-row>
        <table:table-row table:style-name="ro1">
          <table:table-cell office:value-type="float" office:value="1.64549473548271">
            <text:p>1.6454947355</text:p>
          </table:table-cell>
          <table:table-cell office:value-type="float" office:value="-16">
            <text:p>-16</text:p>
          </table:table-cell>
          <table:table-cell table:formula="of:=[.A321]*10^[.B321]" office:value-type="float" office:value="1.64549473548271E-016">
            <text:p>1.64549473548271E-016</text:p>
          </table:table-cell>
          <table:table-cell/>
        </table:table-row>
        <table:table-row table:style-name="ro1">
          <table:table-cell office:value-type="float" office:value="1.67646806821572">
            <text:p>1.6764680682</text:p>
          </table:table-cell>
          <table:table-cell office:value-type="float" office:value="-16">
            <text:p>-16</text:p>
          </table:table-cell>
          <table:table-cell table:formula="of:=[.A322]*10^[.B322]" office:value-type="float" office:value="1.67646806821572E-016">
            <text:p>1.67646806821572E-016</text:p>
          </table:table-cell>
          <table:table-cell/>
        </table:table-row>
        <table:table-row table:style-name="ro1">
          <table:table-cell office:value-type="float" office:value="1.70821341053991">
            <text:p>1.7082134105</text:p>
          </table:table-cell>
          <table:table-cell office:value-type="float" office:value="-16">
            <text:p>-16</text:p>
          </table:table-cell>
          <table:table-cell table:formula="of:=[.A323]*10^[.B323]" office:value-type="float" office:value="1.70821341053991E-016">
            <text:p>1.70821341053991E-016</text:p>
          </table:table-cell>
          <table:table-cell/>
        </table:table-row>
        <table:table-row table:style-name="ro1">
          <table:table-cell office:value-type="float" office:value="1.74075480100276">
            <text:p>1.740754801</text:p>
          </table:table-cell>
          <table:table-cell office:value-type="float" office:value="-16">
            <text:p>-16</text:p>
          </table:table-cell>
          <table:table-cell table:formula="of:=[.A324]*10^[.B324]" office:value-type="float" office:value="1.74075480100276E-016">
            <text:p>1.74075480100276E-016</text:p>
          </table:table-cell>
          <table:table-cell/>
        </table:table-row>
        <table:table-row table:style-name="ro1">
          <table:table-cell office:value-type="float" office:value="1.77411717618086">
            <text:p>1.7741171762</text:p>
          </table:table-cell>
          <table:table-cell office:value-type="float" office:value="-16">
            <text:p>-16</text:p>
          </table:table-cell>
          <table:table-cell table:formula="of:=[.A325]*10^[.B325]" office:value-type="float" office:value="1.77411717618086E-016">
            <text:p>1.77411717618086E-016</text:p>
          </table:table-cell>
          <table:table-cell/>
        </table:table-row>
        <table:table-row table:style-name="ro1">
          <table:table-cell office:value-type="float" office:value="1.80832640981154">
            <text:p>1.8083264098</text:p>
          </table:table-cell>
          <table:table-cell office:value-type="float" office:value="-16">
            <text:p>-16</text:p>
          </table:table-cell>
          <table:table-cell table:formula="of:=[.A326]*10^[.B326]" office:value-type="float" office:value="1.80832640981154E-016">
            <text:p>1.80832640981154E-016</text:p>
          </table:table-cell>
          <table:table-cell/>
        </table:table-row>
        <table:table-row table:style-name="ro1">
          <table:table-cell office:value-type="float" office:value="1.84340935389749">
            <text:p>1.8434093539</text:p>
          </table:table-cell>
          <table:table-cell office:value-type="float" office:value="-16">
            <text:p>-16</text:p>
          </table:table-cell>
          <table:table-cell table:formula="of:=[.A327]*10^[.B327]" office:value-type="float" office:value="1.84340935389749E-016">
            <text:p>1.84340935389749E-016</text:p>
          </table:table-cell>
          <table:table-cell/>
        </table:table-row>
        <table:table-row table:style-name="ro1">
          <table:table-cell office:value-type="float" office:value="1.87939388184638">
            <text:p>1.8793938818</text:p>
          </table:table-cell>
          <table:table-cell office:value-type="float" office:value="-16">
            <text:p>-16</text:p>
          </table:table-cell>
          <table:table-cell table:formula="of:=[.A328]*10^[.B328]" office:value-type="float" office:value="1.87939388184638E-016">
            <text:p>1.87939388184638E-016</text:p>
          </table:table-cell>
          <table:table-cell/>
        </table:table-row>
        <table:table-row table:style-name="ro1">
          <table:table-cell office:value-type="float" office:value="1.91630893380839">
            <text:p>1.9163089338</text:p>
          </table:table-cell>
          <table:table-cell office:value-type="float" office:value="-16">
            <text:p>-16</text:p>
          </table:table-cell>
          <table:table-cell table:formula="of:=[.A329]*10^[.B329]" office:value-type="float" office:value="1.91630893380839E-016">
            <text:p>1.91630893380839E-016</text:p>
          </table:table-cell>
          <table:table-cell/>
        </table:table-row>
        <table:table-row table:style-name="ro1">
          <table:table-cell office:value-type="float" office:value="1.95418456431782">
            <text:p>1.9541845643</text:p>
          </table:table-cell>
          <table:table-cell office:value-type="float" office:value="-16">
            <text:p>-16</text:p>
          </table:table-cell>
          <table:table-cell table:formula="of:=[.A330]*10^[.B330]" office:value-type="float" office:value="1.95418456431782E-016">
            <text:p>1.95418456431782E-016</text:p>
          </table:table-cell>
          <table:table-cell/>
        </table:table-row>
        <table:table-row table:style-name="ro1">
          <table:table-cell office:value-type="float" office:value="1.99305199234184">
            <text:p>1.9930519923</text:p>
          </table:table-cell>
          <table:table-cell office:value-type="float" office:value="-16">
            <text:p>-16</text:p>
          </table:table-cell>
          <table:table-cell table:formula="of:=[.A331]*10^[.B331]" office:value-type="float" office:value="1.99305199234184E-016">
            <text:p>1.99305199234184E-016</text:p>
          </table:table-cell>
          <table:table-cell/>
        </table:table-row>
        <table:table-row table:style-name="ro1">
          <table:table-cell office:value-type="float" office:value="2.03294365391113">
            <text:p>2.0329436539</text:p>
          </table:table-cell>
          <table:table-cell office:value-type="float" office:value="-16">
            <text:p>-16</text:p>
          </table:table-cell>
          <table:table-cell table:formula="of:=[.A332]*10^[.B332]" office:value-type="float" office:value="2.03294365391113E-016">
            <text:p>2.03294365391113E-016</text:p>
          </table:table-cell>
          <table:table-cell/>
        </table:table-row>
        <table:table-row table:style-name="ro1">
          <table:table-cell office:value-type="float" office:value="2.07389325749819">
            <text:p>2.0738932575</text:p>
          </table:table-cell>
          <table:table-cell office:value-type="float" office:value="-16">
            <text:p>-16</text:p>
          </table:table-cell>
          <table:table-cell table:formula="of:=[.A333]*10^[.B333]" office:value-type="float" office:value="2.07389325749819E-016">
            <text:p>2.07389325749819E-016</text:p>
          </table:table-cell>
          <table:table-cell/>
        </table:table-row>
        <table:table-row table:style-name="ro1">
          <table:table-cell office:value-type="float" office:value="2.11593584222146">
            <text:p>2.1159358422</text:p>
          </table:table-cell>
          <table:table-cell office:value-type="float" office:value="-16">
            <text:p>-16</text:p>
          </table:table-cell>
          <table:table-cell table:formula="of:=[.A334]*10^[.B334]" office:value-type="float" office:value="2.11593584222146E-016">
            <text:p>2.11593584222146E-016</text:p>
          </table:table-cell>
          <table:table-cell/>
        </table:table-row>
        <table:table-row table:style-name="ro1">
          <table:table-cell office:value-type="float" office:value="2.1591078391417">
            <text:p>2.1591078391</text:p>
          </table:table-cell>
          <table:table-cell office:value-type="float" office:value="-16">
            <text:p>-16</text:p>
          </table:table-cell>
          <table:table-cell table:formula="of:=[.A335]*10^[.B335]" office:value-type="float" office:value="2.1591078391417E-016">
            <text:p>2.1591078391417E-016</text:p>
          </table:table-cell>
          <table:table-cell/>
        </table:table-row>
        <table:table-row table:style-name="ro1">
          <table:table-cell office:value-type="float" office:value="2.20344713578191">
            <text:p>2.2034471358</text:p>
          </table:table-cell>
          <table:table-cell office:value-type="float" office:value="-16">
            <text:p>-16</text:p>
          </table:table-cell>
          <table:table-cell table:formula="of:=[.A336]*10^[.B336]" office:value-type="float" office:value="2.20344713578191E-016">
            <text:p>2.20344713578191E-016</text:p>
          </table:table-cell>
          <table:table-cell/>
        </table:table-row>
        <table:table-row table:style-name="ro1">
          <table:table-cell office:value-type="float" office:value="2.24899314402719">
            <text:p>2.248993144</text:p>
          </table:table-cell>
          <table:table-cell office:value-type="float" office:value="-16">
            <text:p>-16</text:p>
          </table:table-cell>
          <table:table-cell table:formula="of:=[.A337]*10^[.B337]" office:value-type="float" office:value="2.24899314402719E-016">
            <text:p>2.24899314402719E-016</text:p>
          </table:table-cell>
          <table:table-cell/>
        </table:table-row>
        <table:table-row table:style-name="ro1">
          <table:table-cell office:value-type="float" office:value="2.29578687168342">
            <text:p>2.2957868717</text:p>
          </table:table-cell>
          <table:table-cell office:value-type="float" office:value="-16">
            <text:p>-16</text:p>
          </table:table-cell>
          <table:table-cell table:formula="of:=[.A338]*10^[.B338]" office:value-type="float" office:value="2.29578687168342E-016">
            <text:p>2.29578687168342E-016</text:p>
          </table:table-cell>
          <table:table-cell/>
        </table:table-row>
        <table:table-row table:style-name="ro1">
          <table:table-cell office:value-type="float" office:value="2.34387099787628">
            <text:p>2.3438709979</text:p>
          </table:table-cell>
          <table:table-cell office:value-type="float" office:value="-16">
            <text:p>-16</text:p>
          </table:table-cell>
          <table:table-cell table:formula="of:=[.A339]*10^[.B339]" office:value-type="float" office:value="2.34387099787628E-016">
            <text:p>2.34387099787628E-016</text:p>
          </table:table-cell>
          <table:table-cell/>
        </table:table-row>
        <table:table-row table:style-name="ro1">
          <table:table-cell office:value-type="float" office:value="2.39328995251793">
            <text:p>2.3932899525</text:p>
          </table:table-cell>
          <table:table-cell office:value-type="float" office:value="-16">
            <text:p>-16</text:p>
          </table:table-cell>
          <table:table-cell table:formula="of:=[.A340]*10^[.B340]" office:value-type="float" office:value="2.39328995251793E-016">
            <text:p>2.39328995251793E-016</text:p>
          </table:table-cell>
          <table:table-cell/>
        </table:table-row>
        <table:table-row table:style-name="ro1">
          <table:table-cell office:value-type="float" office:value="2.44409000005375">
            <text:p>2.4440900001</text:p>
          </table:table-cell>
          <table:table-cell office:value-type="float" office:value="-16">
            <text:p>-16</text:p>
          </table:table-cell>
          <table:table-cell table:formula="of:=[.A341]*10^[.B341]" office:value-type="float" office:value="2.44409000005375E-016">
            <text:p>2.44409000005375E-016</text:p>
          </table:table-cell>
          <table:table-cell/>
        </table:table-row>
        <table:table-row table:style-name="ro1">
          <table:table-cell office:value-type="float" office:value="2.49631932784622">
            <text:p>2.4963193278</text:p>
          </table:table-cell>
          <table:table-cell office:value-type="float" office:value="-16">
            <text:p>-16</text:p>
          </table:table-cell>
          <table:table-cell table:formula="of:=[.A342]*10^[.B342]" office:value-type="float" office:value="2.49631932784622E-016">
            <text:p>2.49631932784622E-016</text:p>
          </table:table-cell>
          <table:table-cell/>
        </table:table-row>
        <table:table-row table:style-name="ro1">
          <table:table-cell office:value-type="float" office:value="2.55002813942741">
            <text:p>2.5500281394</text:p>
          </table:table-cell>
          <table:table-cell office:value-type="float" office:value="-16">
            <text:p>-16</text:p>
          </table:table-cell>
          <table:table-cell table:formula="of:=[.A343]*10^[.B343]" office:value-type="float" office:value="2.55002813942741E-016">
            <text:p>2.55002813942741E-016</text:p>
          </table:table-cell>
          <table:table-cell/>
        </table:table-row>
        <table:table-row table:style-name="ro1">
          <table:table-cell office:value-type="float" office:value="2.60526875287366">
            <text:p>2.6052687529</text:p>
          </table:table-cell>
          <table:table-cell office:value-type="float" office:value="-16">
            <text:p>-16</text:p>
          </table:table-cell>
          <table:table-cell table:formula="of:=[.A344]*10^[.B344]" office:value-type="float" office:value="2.60526875287366E-016">
            <text:p>2.60526875287366E-016</text:p>
          </table:table-cell>
          <table:table-cell/>
        </table:table-row>
        <table:table-row table:style-name="ro1">
          <table:table-cell office:value-type="float" office:value="2.66209570469475">
            <text:p>2.6620957047</text:p>
          </table:table-cell>
          <table:table-cell office:value-type="float" office:value="-16">
            <text:p>-16</text:p>
          </table:table-cell>
          <table:table-cell table:formula="of:=[.A345]*10^[.B345]" office:value-type="float" office:value="2.66209570469475E-016">
            <text:p>2.66209570469475E-016</text:p>
          </table:table-cell>
          <table:table-cell/>
        </table:table-row>
        <table:table-row table:style-name="ro1">
          <table:table-cell office:value-type="float" office:value="2.72056585956635">
            <text:p>2.7205658596</text:p>
          </table:table-cell>
          <table:table-cell office:value-type="float" office:value="-16">
            <text:p>-16</text:p>
          </table:table-cell>
          <table:table-cell table:formula="of:=[.A346]*10^[.B346]" office:value-type="float" office:value="2.72056585956635E-016">
            <text:p>2.72056585956635E-016</text:p>
          </table:table-cell>
          <table:table-cell/>
        </table:table-row>
        <table:table-row table:style-name="ro1">
          <table:table-cell office:value-type="float" office:value="2.78073852627801">
            <text:p>2.7807385263</text:p>
          </table:table-cell>
          <table:table-cell office:value-type="float" office:value="-16">
            <text:p>-16</text:p>
          </table:table-cell>
          <table:table-cell table:formula="of:=[.A347]*10^[.B347]" office:value-type="float" office:value="2.78073852627801E-016">
            <text:p>2.78073852627801E-016</text:p>
          </table:table-cell>
          <table:table-cell/>
        </table:table-row>
        <table:table-row table:style-name="ro1">
          <table:table-cell office:value-type="float" office:value="2.84267558024645">
            <text:p>2.8426755802</text:p>
          </table:table-cell>
          <table:table-cell office:value-type="float" office:value="-16">
            <text:p>-16</text:p>
          </table:table-cell>
          <table:table-cell table:formula="of:=[.A348]*10^[.B348]" office:value-type="float" office:value="2.84267558024645E-016">
            <text:p>2.84267558024645E-016</text:p>
          </table:table-cell>
          <table:table-cell/>
        </table:table-row>
        <table:table-row table:style-name="ro1">
          <table:table-cell office:value-type="float" office:value="2.90644159308709">
            <text:p>2.9064415931</text:p>
          </table:table-cell>
          <table:table-cell office:value-type="float" office:value="-16">
            <text:p>-16</text:p>
          </table:table-cell>
          <table:table-cell table:formula="of:=[.A349]*10^[.B349]" office:value-type="float" office:value="2.90644159308709E-016">
            <text:p>2.90644159308709E-016</text:p>
          </table:table-cell>
          <table:table-cell/>
        </table:table-row>
        <table:table-row table:style-name="ro1">
          <table:table-cell office:value-type="float" office:value="2.97210396968283">
            <text:p>2.9721039697</text:p>
          </table:table-cell>
          <table:table-cell office:value-type="float" office:value="-16">
            <text:p>-16</text:p>
          </table:table-cell>
          <table:table-cell table:formula="of:=[.A350]*10^[.B350]" office:value-type="float" office:value="2.97210396968283E-016">
            <text:p>2.97210396968283E-016</text:p>
          </table:table-cell>
          <table:table-cell/>
        </table:table-row>
        <table:table-row table:style-name="ro1">
          <table:table-cell office:value-type="float" office:value="3.03973309309971">
            <text:p>3.0397330931</text:p>
          </table:table-cell>
          <table:table-cell office:value-type="float" office:value="-16">
            <text:p>-16</text:p>
          </table:table-cell>
          <table:table-cell table:formula="of:=[.A351]*10^[.B351]" office:value-type="float" office:value="3.03973309309971E-016">
            <text:p>3.03973309309971E-016</text:p>
          </table:table-cell>
          <table:table-cell/>
        </table:table-row>
        <table:table-row table:style-name="ro1">
          <table:table-cell office:value-type="float" office:value="3.10940247814621">
            <text:p>3.1094024781</text:p>
          </table:table-cell>
          <table:table-cell office:value-type="float" office:value="-16">
            <text:p>-16</text:p>
          </table:table-cell>
          <table:table-cell table:formula="of:=[.A352]*10^[.B352]" office:value-type="float" office:value="3.10940247814621E-016">
            <text:p>3.10940247814621E-016</text:p>
          </table:table-cell>
          <table:table-cell/>
        </table:table-row>
        <table:table-row table:style-name="ro1">
          <table:table-cell office:value-type="float" office:value="3.18118893391817">
            <text:p>3.1811889339</text:p>
          </table:table-cell>
          <table:table-cell office:value-type="float" office:value="-16">
            <text:p>-16</text:p>
          </table:table-cell>
          <table:table-cell table:formula="of:=[.A353]*10^[.B353]" office:value-type="float" office:value="3.18118893391817E-016">
            <text:p>3.18118893391817E-016</text:p>
          </table:table-cell>
          <table:table-cell/>
        </table:table-row>
        <table:table-row table:style-name="ro1">
          <table:table-cell office:value-type="float" office:value="3.25517273590049">
            <text:p>3.2551727359</text:p>
          </table:table-cell>
          <table:table-cell office:value-type="float" office:value="-16">
            <text:p>-16</text:p>
          </table:table-cell>
          <table:table-cell table:formula="of:=[.A354]*10^[.B354]" office:value-type="float" office:value="3.25517273590049E-016">
            <text:p>3.25517273590049E-016</text:p>
          </table:table-cell>
          <table:table-cell/>
        </table:table-row>
        <table:table-row table:style-name="ro1">
          <table:table-cell office:value-type="float" office:value="3.33143780849015">
            <text:p>3.3314378085</text:p>
          </table:table-cell>
          <table:table-cell office:value-type="float" office:value="-16">
            <text:p>-16</text:p>
          </table:table-cell>
          <table:table-cell table:formula="of:=[.A355]*10^[.B355]" office:value-type="float" office:value="3.33143780849015E-016">
            <text:p>3.33143780849015E-016</text:p>
          </table:table-cell>
          <table:table-cell/>
        </table:table-row>
        <table:table-row table:style-name="ro1">
          <table:table-cell office:value-type="float" office:value="3.41007191844038">
            <text:p>3.4100719184</text:p>
          </table:table-cell>
          <table:table-cell office:value-type="float" office:value="-16">
            <text:p>-16</text:p>
          </table:table-cell>
          <table:table-cell table:formula="of:=[.A356]*10^[.B356]" office:value-type="float" office:value="3.41007191844038E-016">
            <text:p>3.41007191844038E-016</text:p>
          </table:table-cell>
          <table:table-cell/>
        </table:table-row>
        <table:table-row table:style-name="ro1">
          <table:table-cell office:value-type="float" office:value="3.49116688002311">
            <text:p>3.49116688</text:p>
          </table:table-cell>
          <table:table-cell office:value-type="float" office:value="-16">
            <text:p>-16</text:p>
          </table:table-cell>
          <table:table-cell table:formula="of:=[.A357]*10^[.B357]" office:value-type="float" office:value="3.49116688002311E-016">
            <text:p>3.49116688002311E-016</text:p>
          </table:table-cell>
          <table:table-cell/>
        </table:table-row>
        <table:table-row table:style-name="ro1">
          <table:table-cell office:value-type="float" office:value="3.57481877276972">
            <text:p>3.5748187728</text:p>
          </table:table-cell>
          <table:table-cell office:value-type="float" office:value="-16">
            <text:p>-16</text:p>
          </table:table-cell>
          <table:table-cell table:formula="of:=[.A358]*10^[.B358]" office:value-type="float" office:value="3.57481877276972E-016">
            <text:p>3.57481877276972E-016</text:p>
          </table:table-cell>
          <table:table-cell/>
        </table:table-row>
        <table:table-row table:style-name="ro1">
          <table:table-cell office:value-type="float" office:value="3.6611281725202">
            <text:p>3.6611281725</text:p>
          </table:table-cell>
          <table:table-cell office:value-type="float" office:value="-16">
            <text:p>-16</text:p>
          </table:table-cell>
          <table:table-cell table:formula="of:=[.A359]*10^[.B359]" office:value-type="float" office:value="3.6611281725202E-016">
            <text:p>3.6611281725202E-016</text:p>
          </table:table-cell>
          <table:table-cell/>
        </table:table-row>
        <table:table-row table:style-name="ro1">
          <table:table-cell office:value-type="float" office:value="3.75020039683958">
            <text:p>3.7502003968</text:p>
          </table:table-cell>
          <table:table-cell office:value-type="float" office:value="-16">
            <text:p>-16</text:p>
          </table:table-cell>
          <table:table-cell table:formula="of:=[.A360]*10^[.B360]" office:value-type="float" office:value="3.75020039683958E-016">
            <text:p>3.75020039683958E-016</text:p>
          </table:table-cell>
          <table:table-cell/>
        </table:table-row>
        <table:table-row table:style-name="ro1">
          <table:table-cell office:value-type="float" office:value="3.84214576579885">
            <text:p>3.8421457658</text:p>
          </table:table-cell>
          <table:table-cell office:value-type="float" office:value="-16">
            <text:p>-16</text:p>
          </table:table-cell>
          <table:table-cell table:formula="of:=[.A361]*10^[.B361]" office:value-type="float" office:value="3.84214576579885E-016">
            <text:p>3.84214576579885E-016</text:p>
          </table:table-cell>
          <table:table-cell/>
        </table:table-row>
        <table:table-row table:style-name="ro1">
          <table:table-cell office:value-type="float" office:value="3.93707987906181">
            <text:p>3.9370798791</text:p>
          </table:table-cell>
          <table:table-cell office:value-type="float" office:value="-16">
            <text:p>-16</text:p>
          </table:table-cell>
          <table:table-cell table:formula="of:=[.A362]*10^[.B362]" office:value-type="float" office:value="3.93707987906181E-016">
            <text:p>3.93707987906181E-016</text:p>
          </table:table-cell>
          <table:table-cell/>
        </table:table-row>
        <table:table-row table:style-name="ro1">
          <table:table-cell office:value-type="float" office:value="4.03512391058441">
            <text:p>4.0351239106</text:p>
          </table:table-cell>
          <table:table-cell office:value-type="float" office:value="-16">
            <text:p>-16</text:p>
          </table:table-cell>
          <table:table-cell table:formula="of:=[.A363]*10^[.B363]" office:value-type="float" office:value="4.03512391058441E-016">
            <text:p>4.03512391058441E-016</text:p>
          </table:table-cell>
          <table:table-cell/>
        </table:table-row>
        <table:table-row table:style-name="ro1">
          <table:table-cell office:value-type="float" office:value="4.13640492204037">
            <text:p>4.136404922</text:p>
          </table:table-cell>
          <table:table-cell office:value-type="float" office:value="-16">
            <text:p>-16</text:p>
          </table:table-cell>
          <table:table-cell table:formula="of:=[.A364]*10^[.B364]" office:value-type="float" office:value="4.13640492204037E-016">
            <text:p>4.13640492204037E-016</text:p>
          </table:table-cell>
          <table:table-cell/>
        </table:table-row>
        <table:table-row table:style-name="ro1">
          <table:table-cell office:value-type="float" office:value="4.24105619655085">
            <text:p>4.2410561966</text:p>
          </table:table-cell>
          <table:table-cell office:value-type="float" office:value="-16">
            <text:p>-16</text:p>
          </table:table-cell>
          <table:table-cell table:formula="of:=[.A365]*10^[.B365]" office:value-type="float" office:value="4.24105619655085E-016">
            <text:p>4.24105619655085E-016</text:p>
          </table:table-cell>
          <table:table-cell/>
        </table:table-row>
        <table:table-row table:style-name="ro1">
          <table:table-cell office:value-type="float" office:value="4.34921759395491">
            <text:p>4.349217594</text:p>
          </table:table-cell>
          <table:table-cell office:value-type="float" office:value="-16">
            <text:p>-16</text:p>
          </table:table-cell>
          <table:table-cell table:formula="of:=[.A366]*10^[.B366]" office:value-type="float" office:value="4.34921759395491E-016">
            <text:p>4.34921759395491E-016</text:p>
          </table:table-cell>
          <table:table-cell/>
        </table:table-row>
        <table:table-row table:style-name="ro1">
          <table:table-cell office:value-type="float" office:value="4.46103592920116">
            <text:p>4.4610359292</text:p>
          </table:table-cell>
          <table:table-cell office:value-type="float" office:value="-16">
            <text:p>-16</text:p>
          </table:table-cell>
          <table:table-cell table:formula="of:=[.A367]*10^[.B367]" office:value-type="float" office:value="4.46103592920116E-016">
            <text:p>4.46103592920116E-016</text:p>
          </table:table-cell>
          <table:table-cell/>
        </table:table-row>
        <table:table-row table:style-name="ro1">
          <table:table-cell office:value-type="float" office:value="4.57666537581616">
            <text:p>4.5766653758</text:p>
          </table:table-cell>
          <table:table-cell office:value-type="float" office:value="-16">
            <text:p>-16</text:p>
          </table:table-cell>
          <table:table-cell table:formula="of:=[.A368]*10^[.B368]" office:value-type="float" office:value="4.57666537581616E-016">
            <text:p>4.57666537581616E-016</text:p>
          </table:table-cell>
          <table:table-cell/>
        </table:table-row>
        <table:table-row table:style-name="ro1">
          <table:table-cell office:value-type="float" office:value="4.69626789596642">
            <text:p>4.696267896</text:p>
          </table:table-cell>
          <table:table-cell office:value-type="float" office:value="-16">
            <text:p>-16</text:p>
          </table:table-cell>
          <table:table-cell table:formula="of:=[.A369]*10^[.B369]" office:value-type="float" office:value="4.69626789596642E-016">
            <text:p>4.69626789596642E-016</text:p>
          </table:table-cell>
          <table:table-cell/>
        </table:table-row>
        <table:table-row table:style-name="ro1">
          <table:table-cell office:value-type="float" office:value="4.82001369936008">
            <text:p>4.8200136994</text:p>
          </table:table-cell>
          <table:table-cell office:value-type="float" office:value="-16">
            <text:p>-16</text:p>
          </table:table-cell>
          <table:table-cell table:formula="of:=[.A370]*10^[.B370]" office:value-type="float" office:value="4.82001369936008E-016">
            <text:p>4.82001369936008E-016</text:p>
          </table:table-cell>
          <table:table-cell/>
        </table:table-row>
        <table:table-row table:style-name="ro1">
          <table:table-cell office:value-type="float" office:value="4.9480817330686">
            <text:p>4.9480817331</text:p>
          </table:table-cell>
          <table:table-cell office:value-type="float" office:value="-16">
            <text:p>-16</text:p>
          </table:table-cell>
          <table:table-cell table:formula="of:=[.A371]*10^[.B371]" office:value-type="float" office:value="4.9480817330686E-016">
            <text:p>4.9480817330686E-016</text:p>
          </table:table-cell>
          <table:table-cell/>
        </table:table-row>
        <table:table-row table:style-name="ro1">
          <table:table-cell office:value-type="float" office:value="5.08066020459855">
            <text:p>5.0806602046</text:p>
          </table:table-cell>
          <table:table-cell office:value-type="float" office:value="-16">
            <text:p>-16</text:p>
          </table:table-cell>
          <table:table-cell table:formula="of:=[.A372]*10^[.B372]" office:value-type="float" office:value="5.08066020459855E-016">
            <text:p>5.08066020459855E-016</text:p>
          </table:table-cell>
          <table:table-cell/>
        </table:table-row>
        <table:table-row table:style-name="ro1">
          <table:table-cell office:value-type="float" office:value="5.21794714076173">
            <text:p>5.2179471408</text:p>
          </table:table-cell>
          <table:table-cell office:value-type="float" office:value="-16">
            <text:p>-16</text:p>
          </table:table-cell>
          <table:table-cell table:formula="of:=[.A373]*10^[.B373]" office:value-type="float" office:value="5.21794714076173E-016">
            <text:p>5.21794714076173E-016</text:p>
          </table:table-cell>
          <table:table-cell/>
        </table:table-row>
        <table:table-row table:style-name="ro1">
          <table:table-cell office:value-type="float" office:value="5.36015098510361">
            <text:p>5.3601509851</text:p>
          </table:table-cell>
          <table:table-cell office:value-type="float" office:value="-16">
            <text:p>-16</text:p>
          </table:table-cell>
          <table:table-cell table:formula="of:=[.A374]*10^[.B374]" office:value-type="float" office:value="5.36015098510361E-016">
            <text:p>5.36015098510361E-016</text:p>
          </table:table-cell>
          <table:table-cell/>
        </table:table-row>
        <table:table-row table:style-name="ro1">
          <table:table-cell office:value-type="float" office:value="5.50749123695584">
            <text:p>5.507491237</text:p>
          </table:table-cell>
          <table:table-cell office:value-type="float" office:value="-16">
            <text:p>-16</text:p>
          </table:table-cell>
          <table:table-cell table:formula="of:=[.A375]*10^[.B375]" office:value-type="float" office:value="5.50749123695584E-016">
            <text:p>5.50749123695584E-016</text:p>
          </table:table-cell>
          <table:table-cell/>
        </table:table-row>
        <table:table-row table:style-name="ro1">
          <table:table-cell office:value-type="float" office:value="5.66019913532965">
            <text:p>5.6601991353</text:p>
          </table:table-cell>
          <table:table-cell office:value-type="float" office:value="-16">
            <text:p>-16</text:p>
          </table:table-cell>
          <table:table-cell table:formula="of:=[.A376]*10^[.B376]" office:value-type="float" office:value="5.66019913532965E-016">
            <text:p>5.66019913532965E-016</text:p>
          </table:table-cell>
          <table:table-cell/>
        </table:table-row>
        <table:table-row table:style-name="ro1">
          <table:table-cell office:value-type="float" office:value="5.81851839108871">
            <text:p>5.8185183911</text:p>
          </table:table-cell>
          <table:table-cell office:value-type="float" office:value="-16">
            <text:p>-16</text:p>
          </table:table-cell>
          <table:table-cell table:formula="of:=[.A377]*10^[.B377]" office:value-type="float" office:value="5.81851839108871E-016">
            <text:p>5.81851839108871E-016</text:p>
          </table:table-cell>
          <table:table-cell/>
        </table:table-row>
        <table:table-row table:style-name="ro1">
          <table:table-cell office:value-type="float" office:value="5.98270597147002">
            <text:p>5.9827059715</text:p>
          </table:table-cell>
          <table:table-cell office:value-type="float" office:value="-16">
            <text:p>-16</text:p>
          </table:table-cell>
          <table:table-cell table:formula="of:=[.A378]*10^[.B378]" office:value-type="float" office:value="5.98270597147002E-016">
            <text:p>5.98270597147002E-016</text:p>
          </table:table-cell>
          <table:table-cell/>
        </table:table-row>
        <table:table-row table:style-name="ro1">
          <table:table-cell office:value-type="float" office:value="6.15303294105416">
            <text:p>6.1530329411</text:p>
          </table:table-cell>
          <table:table-cell office:value-type="float" office:value="-16">
            <text:p>-16</text:p>
          </table:table-cell>
          <table:table-cell table:formula="of:=[.A379]*10^[.B379]" office:value-type="float" office:value="6.15303294105416E-016">
            <text:p>6.15303294105416E-016</text:p>
          </table:table-cell>
          <table:table-cell/>
        </table:table-row>
        <table:table-row table:style-name="ro1">
          <table:table-cell office:value-type="float" office:value="6.32978536357907">
            <text:p>6.3297853636</text:p>
          </table:table-cell>
          <table:table-cell office:value-type="float" office:value="-16">
            <text:p>-16</text:p>
          </table:table-cell>
          <table:table-cell table:formula="of:=[.A380]*10^[.B380]" office:value-type="float" office:value="6.32978536357907E-016">
            <text:p>6.32978536357907E-016</text:p>
          </table:table-cell>
          <table:table-cell/>
        </table:table-row>
        <table:table-row table:style-name="ro1">
          <table:table-cell office:value-type="float" office:value="6.51326526993423">
            <text:p>6.5132652699</text:p>
          </table:table-cell>
          <table:table-cell office:value-type="float" office:value="-16">
            <text:p>-16</text:p>
          </table:table-cell>
          <table:table-cell table:formula="of:=[.A381]*10^[.B381]" office:value-type="float" office:value="6.51326526993423E-016">
            <text:p>6.51326526993423E-016</text:p>
          </table:table-cell>
          <table:table-cell/>
        </table:table-row>
        <table:table-row table:style-name="ro1">
          <table:table-cell office:value-type="float" office:value="6.70379169753702">
            <text:p>6.7037916975</text:p>
          </table:table-cell>
          <table:table-cell office:value-type="float" office:value="-16">
            <text:p>-16</text:p>
          </table:table-cell>
          <table:table-cell table:formula="of:=[.A382]*10^[.B382]" office:value-type="float" office:value="6.70379169753702E-016">
            <text:p>6.70379169753702E-016</text:p>
          </table:table-cell>
          <table:table-cell/>
        </table:table-row>
        <table:table-row table:style-name="ro1">
          <table:table-cell office:value-type="float" office:value="6.90170180708067">
            <text:p>6.9017018071</text:p>
          </table:table-cell>
          <table:table-cell office:value-type="float" office:value="-16">
            <text:p>-16</text:p>
          </table:table-cell>
          <table:table-cell table:formula="of:=[.A383]*10^[.B383]" office:value-type="float" office:value="6.90170180708067E-016">
            <text:p>6.90170180708067E-016</text:p>
          </table:table-cell>
          <table:table-cell/>
        </table:table-row>
        <table:table-row table:style-name="ro1">
          <table:table-cell office:value-type="float" office:value="7.10735208321734">
            <text:p>7.1073520832</text:p>
          </table:table-cell>
          <table:table-cell office:value-type="float" office:value="-16">
            <text:p>-16</text:p>
          </table:table-cell>
          <table:table-cell table:formula="of:=[.A384]*10^[.B384]" office:value-type="float" office:value="7.10735208321734E-016">
            <text:p>7.10735208321734E-016</text:p>
          </table:table-cell>
          <table:table-cell/>
        </table:table-row>
        <table:table-row table:style-name="ro1">
          <table:table-cell office:value-type="float" office:value="7.32111962607381">
            <text:p>7.3211196261</text:p>
          </table:table-cell>
          <table:table-cell office:value-type="float" office:value="-16">
            <text:p>-16</text:p>
          </table:table-cell>
          <table:table-cell table:formula="of:=[.A385]*10^[.B385]" office:value-type="float" office:value="7.32111962607381E-016">
            <text:p>7.32111962607381E-016</text:p>
          </table:table-cell>
          <table:table-cell/>
        </table:table-row>
        <table:table-row table:style-name="ro1">
          <table:table-cell office:value-type="float" office:value="7.54340354177602">
            <text:p>7.5434035418</text:p>
          </table:table-cell>
          <table:table-cell office:value-type="float" office:value="-16">
            <text:p>-16</text:p>
          </table:table-cell>
          <table:table-cell table:formula="of:=[.A386]*10^[.B386]" office:value-type="float" office:value="7.54340354177602E-016">
            <text:p>7.54340354177602E-016</text:p>
          </table:table-cell>
          <table:table-cell/>
        </table:table-row>
        <table:table-row table:style-name="ro1">
          <table:table-cell office:value-type="float" office:value="7.77462644000187">
            <text:p>7.77462644</text:p>
          </table:table-cell>
          <table:table-cell office:value-type="float" office:value="-16">
            <text:p>-16</text:p>
          </table:table-cell>
          <table:table-cell table:formula="of:=[.A387]*10^[.B387]" office:value-type="float" office:value="7.77462644000187E-016">
            <text:p>7.77462644000187E-016</text:p>
          </table:table-cell>
          <table:table-cell/>
        </table:table-row>
        <table:table-row table:style-name="ro1">
          <table:table-cell office:value-type="float" office:value="8.01523604825287">
            <text:p>8.0152360483</text:p>
          </table:table-cell>
          <table:table-cell office:value-type="float" office:value="-16">
            <text:p>-16</text:p>
          </table:table-cell>
          <table:table-cell table:formula="of:=[.A388]*10^[.B388]" office:value-type="float" office:value="8.01523604825287E-016">
            <text:p>8.01523604825287E-016</text:p>
          </table:table-cell>
          <table:table-cell/>
        </table:table-row>
        <table:table-row table:style-name="ro1">
          <table:table-cell office:value-type="float" office:value="8.2657069529929">
            <text:p>8.265706953</text:p>
          </table:table-cell>
          <table:table-cell office:value-type="float" office:value="-16">
            <text:p>-16</text:p>
          </table:table-cell>
          <table:table-cell table:formula="of:=[.A389]*10^[.B389]" office:value-type="float" office:value="8.2657069529929E-016">
            <text:p>8.2657069529929E-016</text:p>
          </table:table-cell>
          <table:table-cell/>
        </table:table-row>
        <table:table-row table:style-name="ro1">
          <table:table-cell office:value-type="float" office:value="8.52654247871917">
            <text:p>8.5265424787</text:p>
          </table:table-cell>
          <table:table-cell office:value-type="float" office:value="-16">
            <text:p>-16</text:p>
          </table:table-cell>
          <table:table-cell table:formula="of:=[.A390]*10^[.B390]" office:value-type="float" office:value="8.52654247871917E-016">
            <text:p>8.52654247871917E-016</text:p>
          </table:table-cell>
          <table:table-cell/>
        </table:table-row>
        <table:table-row table:style-name="ro1">
          <table:table-cell office:value-type="float" office:value="8.79827671752808">
            <text:p>8.7982767175</text:p>
          </table:table-cell>
          <table:table-cell office:value-type="float" office:value="-16">
            <text:p>-16</text:p>
          </table:table-cell>
          <table:table-cell table:formula="of:=[.A391]*10^[.B391]" office:value-type="float" office:value="8.79827671752808E-016">
            <text:p>8.79827671752808E-016</text:p>
          </table:table-cell>
          <table:table-cell/>
        </table:table-row>
        <table:table-row table:style-name="ro1">
          <table:table-cell office:value-type="float" office:value="9.08147672273912">
            <text:p>9.0814767227</text:p>
          </table:table-cell>
          <table:table-cell office:value-type="float" office:value="-16">
            <text:p>-16</text:p>
          </table:table-cell>
          <table:table-cell table:formula="of:=[.A392]*10^[.B392]" office:value-type="float" office:value="9.08147672273912E-016">
            <text:p>9.08147672273912E-016</text:p>
          </table:table-cell>
          <table:table-cell/>
        </table:table-row>
        <table:table-row table:style-name="ro1">
          <table:table-cell office:value-type="float" office:value="9.37674488121572">
            <text:p>9.3767448812</text:p>
          </table:table-cell>
          <table:table-cell office:value-type="float" office:value="-16">
            <text:p>-16</text:p>
          </table:table-cell>
          <table:table-cell table:formula="of:=[.A393]*10^[.B393]" office:value-type="float" office:value="9.37674488121572E-016">
            <text:p>9.37674488121572E-016</text:p>
          </table:table-cell>
          <table:table-cell/>
        </table:table-row>
        <table:table-row table:style-name="ro1">
          <table:table-cell office:value-type="float" office:value="9.68472148126176">
            <text:p>9.6847214813</text:p>
          </table:table-cell>
          <table:table-cell office:value-type="float" office:value="-16">
            <text:p>-16</text:p>
          </table:table-cell>
          <table:table-cell table:formula="of:=[.A394]*10^[.B394]" office:value-type="float" office:value="9.68472148126176E-016">
            <text:p>9.68472148126176E-016</text:p>
          </table:table-cell>
          <table:table-cell/>
        </table:table-row>
        <table:table-row table:style-name="ro1">
          <table:table-cell office:value-type="float" office:value="1.0006087494015">
            <text:p>1.0006087494</text:p>
          </table:table-cell>
          <table:table-cell office:value-type="float" office:value="-15">
            <text:p>-15</text:p>
          </table:table-cell>
          <table:table-cell table:formula="of:=[.A395]*10^[.B395]" office:value-type="float" office:value="1.0006087494015E-015">
            <text:p>1.0006087494015E-015</text:p>
          </table:table-cell>
          <table:table-cell/>
        </table:table-row>
        <table:table-row table:style-name="ro1">
          <table:table-cell office:value-type="float" office:value="1.03415675882924">
            <text:p>1.0341567588</text:p>
          </table:table-cell>
          <table:table-cell office:value-type="float" office:value="-15">
            <text:p>-15</text:p>
          </table:table-cell>
          <table:table-cell table:formula="of:=[.A396]*10^[.B396]" office:value-type="float" office:value="1.03415675882924E-015">
            <text:p>1.03415675882924E-015</text:p>
          </table:table-cell>
          <table:table-cell/>
        </table:table-row>
        <table:table-row table:style-name="ro1">
          <table:table-cell office:value-type="float" office:value="1.06919334011303">
            <text:p>1.0691933401</text:p>
          </table:table-cell>
          <table:table-cell office:value-type="float" office:value="-15">
            <text:p>-15</text:p>
          </table:table-cell>
          <table:table-cell table:formula="of:=[.A397]*10^[.B397]" office:value-type="float" office:value="1.06919334011303E-015">
            <text:p>1.06919334011303E-015</text:p>
          </table:table-cell>
          <table:table-cell/>
        </table:table-row>
        <table:table-row table:style-name="ro1">
          <table:table-cell office:value-type="float" office:value="1.10580070884767">
            <text:p>1.1058007088</text:p>
          </table:table-cell>
          <table:table-cell office:value-type="float" office:value="-15">
            <text:p>-15</text:p>
          </table:table-cell>
          <table:table-cell table:formula="of:=[.A398]*10^[.B398]" office:value-type="float" office:value="1.10580070884767E-015">
            <text:p>1.10580070884767E-015</text:p>
          </table:table-cell>
          <table:table-cell/>
        </table:table-row>
        <table:table-row table:style-name="ro1">
          <table:table-cell office:value-type="float" office:value="1.144066518294">
            <text:p>1.1440665183</text:p>
          </table:table-cell>
          <table:table-cell office:value-type="float" office:value="-15">
            <text:p>-15</text:p>
          </table:table-cell>
          <table:table-cell table:formula="of:=[.A399]*10^[.B399]" office:value-type="float" office:value="1.144066518294E-015">
            <text:p>1.144066518294E-015</text:p>
          </table:table-cell>
          <table:table-cell/>
        </table:table-row>
        <table:table-row table:style-name="ro1">
          <table:table-cell office:value-type="float" office:value="1.18408427887774">
            <text:p>1.1840842789</text:p>
          </table:table-cell>
          <table:table-cell office:value-type="float" office:value="-15">
            <text:p>-15</text:p>
          </table:table-cell>
          <table:table-cell table:formula="of:=[.A400]*10^[.B400]" office:value-type="float" office:value="1.18408427887774E-015">
            <text:p>1.18408427887774E-015</text:p>
          </table:table-cell>
          <table:table-cell/>
        </table:table-row>
        <table:table-row table:style-name="ro1">
          <table:table-cell office:value-type="float" office:value="1.22595381471615">
            <text:p>1.2259538147</text:p>
          </table:table-cell>
          <table:table-cell office:value-type="float" office:value="-15">
            <text:p>-15</text:p>
          </table:table-cell>
          <table:table-cell table:formula="of:=[.A401]*10^[.B401]" office:value-type="float" office:value="1.22595381471615E-015">
            <text:p>1.22595381471615E-015</text:p>
          </table:table-cell>
          <table:table-cell/>
        </table:table-row>
        <table:table-row table:style-name="ro1">
          <table:table-cell office:value-type="float" office:value="1.26978176086806">
            <text:p>1.2697817609</text:p>
          </table:table-cell>
          <table:table-cell office:value-type="float" office:value="-15">
            <text:p>-15</text:p>
          </table:table-cell>
          <table:table-cell table:formula="of:=[.A402]*10^[.B402]" office:value-type="float" office:value="1.26978176086806E-015">
            <text:p>1.26978176086806E-015</text:p>
          </table:table-cell>
          <table:table-cell/>
        </table:table-row>
        <table:table-row table:style-name="ro1">
          <table:table-cell office:value-type="float" office:value="1.31568210542033">
            <text:p>1.3156821054</text:p>
          </table:table-cell>
          <table:table-cell office:value-type="float" office:value="-15">
            <text:p>-15</text:p>
          </table:table-cell>
          <table:table-cell table:formula="of:=[.A403]*10^[.B403]" office:value-type="float" office:value="1.31568210542033E-015">
            <text:p>1.31568210542033E-015</text:p>
          </table:table-cell>
          <table:table-cell/>
        </table:table-row>
        <table:table-row table:style-name="ro1">
          <table:table-cell office:value-type="float" office:value="1.36377678093748">
            <text:p>1.3637767809</text:p>
          </table:table-cell>
          <table:table-cell office:value-type="float" office:value="-15">
            <text:p>-15</text:p>
          </table:table-cell>
          <table:table-cell table:formula="of:=[.A404]*10^[.B404]" office:value-type="float" office:value="1.36377678093748E-015">
            <text:p>1.36377678093748E-015</text:p>
          </table:table-cell>
          <table:table-cell/>
        </table:table-row>
        <table:table-row table:style-name="ro1">
          <table:table-cell office:value-type="float" office:value="1.41419631036117">
            <text:p>1.4141963104</text:p>
          </table:table-cell>
          <table:table-cell office:value-type="float" office:value="-15">
            <text:p>-15</text:p>
          </table:table-cell>
          <table:table-cell table:formula="of:=[.A405]*10^[.B405]" office:value-type="float" office:value="1.41419631036117E-015">
            <text:p>1.41419631036117E-015</text:p>
          </table:table-cell>
          <table:table-cell/>
        </table:table-row>
        <table:table-row table:style-name="ro1">
          <table:table-cell office:value-type="float" office:value="1.46708051304199">
            <text:p>1.467080513</text:p>
          </table:table-cell>
          <table:table-cell office:value-type="float" office:value="-15">
            <text:p>-15</text:p>
          </table:table-cell>
          <table:table-cell table:formula="of:=[.A406]*10^[.B406]" office:value-type="float" office:value="1.46708051304199E-015">
            <text:p>1.46708051304199E-015</text:p>
          </table:table-cell>
          <table:table-cell/>
        </table:table-row>
        <table:table-row table:style-name="ro1">
          <table:table-cell office:value-type="float" office:value="1.52257927718903">
            <text:p>1.5225792772</text:p>
          </table:table-cell>
          <table:table-cell office:value-type="float" office:value="-15">
            <text:p>-15</text:p>
          </table:table-cell>
          <table:table-cell table:formula="of:=[.A407]*10^[.B407]" office:value-type="float" office:value="1.52257927718903E-015">
            <text:p>1.52257927718903E-015</text:p>
          </table:table-cell>
          <table:table-cell/>
        </table:table-row>
        <table:table-row table:style-name="ro1">
          <table:table-cell office:value-type="float" office:value="1.58085340578779">
            <text:p>1.5808534058</text:p>
          </table:table-cell>
          <table:table-cell office:value-type="float" office:value="-15">
            <text:p>-15</text:p>
          </table:table-cell>
          <table:table-cell table:formula="of:=[.A408]*10^[.B408]" office:value-type="float" office:value="1.58085340578779E-015">
            <text:p>1.58085340578779E-015</text:p>
          </table:table-cell>
          <table:table-cell/>
        </table:table-row>
        <table:table-row table:style-name="ro1">
          <table:table-cell office:value-type="float" office:value="1.64207554387138">
            <text:p>1.6420755439</text:p>
          </table:table-cell>
          <table:table-cell office:value-type="float" office:value="-15">
            <text:p>-15</text:p>
          </table:table-cell>
          <table:table-cell table:formula="of:=[.A409]*10^[.B409]" office:value-type="float" office:value="1.64207554387138E-015">
            <text:p>1.64207554387138E-015</text:p>
          </table:table-cell>
          <table:table-cell/>
        </table:table-row>
        <table:table-row table:style-name="ro1">
          <table:table-cell office:value-type="float" office:value="1.70643119600871">
            <text:p>1.706431196</text:p>
          </table:table-cell>
          <table:table-cell office:value-type="float" office:value="-15">
            <text:p>-15</text:p>
          </table:table-cell>
          <table:table-cell table:formula="of:=[.A410]*10^[.B410]" office:value-type="float" office:value="1.70643119600871E-015">
            <text:p>1.70643119600871E-015</text:p>
          </table:table-cell>
          <table:table-cell/>
        </table:table-row>
        <table:table-row table:style-name="ro1">
          <table:table-cell office:value-type="float" office:value="1.77411984386507">
            <text:p>1.7741198439</text:p>
          </table:table-cell>
          <table:table-cell office:value-type="float" office:value="-15">
            <text:p>-15</text:p>
          </table:table-cell>
          <table:table-cell table:formula="of:=[.A411]*10^[.B411]" office:value-type="float" office:value="1.77411984386507E-015">
            <text:p>1.77411984386507E-015</text:p>
          </table:table-cell>
          <table:table-cell/>
        </table:table-row>
        <table:table-row table:style-name="ro1">
          <table:table-cell office:value-type="float" office:value="1.84535617497895">
            <text:p>1.845356175</text:p>
          </table:table-cell>
          <table:table-cell office:value-type="float" office:value="-15">
            <text:p>-15</text:p>
          </table:table-cell>
          <table:table-cell table:formula="of:=[.A412]*10^[.B412]" office:value-type="float" office:value="1.84535617497895E-015">
            <text:p>1.84535617497895E-015</text:p>
          </table:table-cell>
          <table:table-cell/>
        </table:table-row>
        <table:table-row table:style-name="ro1">
          <table:table-cell office:value-type="float" office:value="1.92037143526414">
            <text:p>1.9203714353</text:p>
          </table:table-cell>
          <table:table-cell office:value-type="float" office:value="-15">
            <text:p>-15</text:p>
          </table:table-cell>
          <table:table-cell table:formula="of:=[.A413]*10^[.B413]" office:value-type="float" office:value="1.92037143526414E-015">
            <text:p>1.92037143526414E-015</text:p>
          </table:table-cell>
          <table:table-cell/>
        </table:table-row>
        <table:table-row table:style-name="ro1">
          <table:table-cell office:value-type="float" office:value="1.99941491922073">
            <text:p>1.9994149192</text:p>
          </table:table-cell>
          <table:table-cell office:value-type="float" office:value="-15">
            <text:p>-15</text:p>
          </table:table-cell>
          <table:table-cell table:formula="of:=[.A414]*10^[.B414]" office:value-type="float" office:value="1.99941491922073E-015">
            <text:p>1.99941491922073E-015</text:p>
          </table:table-cell>
          <table:table-cell/>
        </table:table-row>
        <table:table-row table:style-name="ro1">
          <table:table-cell office:value-type="float" office:value="2.08275561377422">
            <text:p>2.0827556138</text:p>
          </table:table-cell>
          <table:table-cell office:value-type="float" office:value="-15">
            <text:p>-15</text:p>
          </table:table-cell>
          <table:table-cell table:formula="of:=[.A415]*10^[.B415]" office:value-type="float" office:value="2.08275561377422E-015">
            <text:p>2.08275561377422E-015</text:p>
          </table:table-cell>
          <table:table-cell/>
        </table:table-row>
        <table:table-row table:style-name="ro1">
          <table:table-cell office:value-type="float" office:value="2.1706840135937">
            <text:p>2.1706840136</text:p>
          </table:table-cell>
          <table:table-cell office:value-type="float" office:value="-15">
            <text:p>-15</text:p>
          </table:table-cell>
          <table:table-cell table:formula="of:=[.A416]*10^[.B416]" office:value-type="float" office:value="2.1706840135937E-015">
            <text:p>2.1706840135937E-015</text:p>
          </table:table-cell>
          <table:table-cell/>
        </table:table-row>
        <table:table-row table:style-name="ro1">
          <table:table-cell office:value-type="float" office:value="2.26351412807463">
            <text:p>2.2635141281</text:p>
          </table:table-cell>
          <table:table-cell office:value-type="float" office:value="-15">
            <text:p>-15</text:p>
          </table:table-cell>
          <table:table-cell table:formula="of:=[.A417]*10^[.B417]" office:value-type="float" office:value="2.26351412807463E-015">
            <text:p>2.26351412807463E-015</text:p>
          </table:table-cell>
          <table:table-cell/>
        </table:table-row>
        <table:table-row table:style-name="ro1">
          <table:table-cell office:value-type="float" office:value="2.36158570282337">
            <text:p>2.3615857028</text:p>
          </table:table-cell>
          <table:table-cell office:value-type="float" office:value="-15">
            <text:p>-15</text:p>
          </table:table-cell>
          <table:table-cell table:formula="of:=[.A418]*10^[.B418]" office:value-type="float" office:value="2.36158570282337E-015">
            <text:p>2.36158570282337E-015</text:p>
          </table:table-cell>
          <table:table-cell/>
        </table:table-row>
        <table:table-row table:style-name="ro1">
          <table:table-cell office:value-type="float" office:value="2.46526668158145">
            <text:p>2.4652666816</text:p>
          </table:table-cell>
          <table:table-cell office:value-type="float" office:value="-15">
            <text:p>-15</text:p>
          </table:table-cell>
          <table:table-cell table:formula="of:=[.A419]*10^[.B419]" office:value-type="float" office:value="2.46526668158145E-015">
            <text:p>2.46526668158145E-015</text:p>
          </table:table-cell>
          <table:table-cell/>
        </table:table-row>
        <table:table-row table:style-name="ro1">
          <table:table-cell office:value-type="float" office:value="2.57495593796932">
            <text:p>2.574955938</text:p>
          </table:table-cell>
          <table:table-cell office:value-type="float" office:value="-15">
            <text:p>-15</text:p>
          </table:table-cell>
          <table:table-cell table:formula="of:=[.A420]*10^[.B420]" office:value-type="float" office:value="2.57495593796932E-015">
            <text:p>2.57495593796932E-015</text:p>
          </table:table-cell>
          <table:table-cell/>
        </table:table-row>
        <table:table-row table:style-name="ro1">
          <table:table-cell office:value-type="float" office:value="2.69108631039553">
            <text:p>2.6910863104</text:p>
          </table:table-cell>
          <table:table-cell office:value-type="float" office:value="-15">
            <text:p>-15</text:p>
          </table:table-cell>
          <table:table-cell table:formula="of:=[.A421]*10^[.B421]" office:value-type="float" office:value="2.69108631039553E-015">
            <text:p>2.69108631039553E-015</text:p>
          </table:table-cell>
          <table:table-cell/>
        </table:table-row>
        <table:table-row table:style-name="ro1">
          <table:table-cell office:value-type="float" office:value="2.8141279782128">
            <text:p>2.8141279782</text:p>
          </table:table-cell>
          <table:table-cell office:value-type="float" office:value="-15">
            <text:p>-15</text:p>
          </table:table-cell>
          <table:table-cell table:formula="of:=[.A422]*10^[.B422]" office:value-type="float" office:value="2.8141279782128E-015">
            <text:p>2.8141279782128E-015</text:p>
          </table:table-cell>
          <table:table-cell/>
        </table:table-row>
        <table:table-row table:style-name="ro1">
          <table:table-cell office:value-type="float" office:value="2.94459222244997">
            <text:p>2.9445922224</text:p>
          </table:table-cell>
          <table:table-cell office:value-type="float" office:value="-15">
            <text:p>-15</text:p>
          </table:table-cell>
          <table:table-cell table:formula="of:=[.A423]*10^[.B423]" office:value-type="float" office:value="2.94459222244997E-015">
            <text:p>2.94459222244997E-015</text:p>
          </table:table-cell>
          <table:table-cell/>
        </table:table-row>
        <table:table-row table:style-name="ro1">
          <table:table-cell office:value-type="float" office:value="3.08303562055087">
            <text:p>3.0830356206</text:p>
          </table:table-cell>
          <table:table-cell office:value-type="float" office:value="-15">
            <text:p>-15</text:p>
          </table:table-cell>
          <table:table-cell table:formula="of:=[.A424]*10^[.B424]" office:value-type="float" office:value="3.08303562055087E-015">
            <text:p>3.08303562055087E-015</text:p>
          </table:table-cell>
          <table:table-cell/>
        </table:table-row>
        <table:table-row table:style-name="ro1">
          <table:table-cell office:value-type="float" office:value="3.23006473183446">
            <text:p>3.2300647318</text:p>
          </table:table-cell>
          <table:table-cell office:value-type="float" office:value="-15">
            <text:p>-15</text:p>
          </table:table-cell>
          <table:table-cell table:formula="of:=[.A425]*10^[.B425]" office:value-type="float" office:value="3.23006473183446E-015">
            <text:p>3.23006473183446E-015</text:p>
          </table:table-cell>
          <table:table-cell/>
        </table:table-row>
        <table:table-row table:style-name="ro1">
          <table:table-cell office:value-type="float" office:value="3.38634133845454">
            <text:p>3.3863413385</text:p>
          </table:table-cell>
          <table:table-cell office:value-type="float" office:value="-15">
            <text:p>-15</text:p>
          </table:table-cell>
          <table:table-cell table:formula="of:=[.A426]*10^[.B426]" office:value-type="float" office:value="3.38634133845454E-015">
            <text:p>3.38634133845454E-015</text:p>
          </table:table-cell>
          <table:table-cell/>
        </table:table-row>
        <table:table-row table:style-name="ro1">
          <table:table-cell office:value-type="float" office:value="3.55258831632845">
            <text:p>3.5525883163</text:p>
          </table:table-cell>
          <table:table-cell office:value-type="float" office:value="-15">
            <text:p>-15</text:p>
          </table:table-cell>
          <table:table-cell table:formula="of:=[.A427]*10^[.B427]" office:value-type="float" office:value="3.55258831632845E-015">
            <text:p>3.55258831632845E-015</text:p>
          </table:table-cell>
          <table:table-cell/>
        </table:table-row>
        <table:table-row table:style-name="ro1">
          <table:table-cell office:value-type="float" office:value="3.72959622165888">
            <text:p>3.7295962217</text:p>
          </table:table-cell>
          <table:table-cell office:value-type="float" office:value="-15">
            <text:p>-15</text:p>
          </table:table-cell>
          <table:table-cell table:formula="of:=[.A428]*10^[.B428]" office:value-type="float" office:value="3.72959622165888E-015">
            <text:p>3.72959622165888E-015</text:p>
          </table:table-cell>
          <table:table-cell/>
        </table:table-row>
        <table:table-row table:style-name="ro1">
          <table:table-cell office:value-type="float" office:value="3.91823069160572">
            <text:p>3.9182306916</text:p>
          </table:table-cell>
          <table:table-cell office:value-type="float" office:value="-15">
            <text:p>-15</text:p>
          </table:table-cell>
          <table:table-cell table:formula="of:=[.A429]*10^[.B429]" office:value-type="float" office:value="3.91823069160572E-015">
            <text:p>3.91823069160572E-015</text:p>
          </table:table-cell>
          <table:table-cell/>
        </table:table-row>
        <table:table-row table:style-name="ro1">
          <table:table-cell office:value-type="float" office:value="4.11944077290326">
            <text:p>4.1194407729</text:p>
          </table:table-cell>
          <table:table-cell office:value-type="float" office:value="-15">
            <text:p>-15</text:p>
          </table:table-cell>
          <table:table-cell table:formula="of:=[.A430]*10^[.B430]" office:value-type="float" office:value="4.11944077290326E-015">
            <text:p>4.11944077290326E-015</text:p>
          </table:table-cell>
          <table:table-cell/>
        </table:table-row>
        <table:table-row table:style-name="ro1">
          <table:table-cell office:value-type="float" office:value="4.33426831002355">
            <text:p>4.33426831</text:p>
          </table:table-cell>
          <table:table-cell office:value-type="float" office:value="-15">
            <text:p>-15</text:p>
          </table:table-cell>
          <table:table-cell table:formula="of:=[.A431]*10^[.B431]" office:value-type="float" office:value="4.33426831002355E-015">
            <text:p>4.33426831002355E-015</text:p>
          </table:table-cell>
          <table:table-cell/>
        </table:table-row>
        <table:table-row table:style-name="ro1">
          <table:table-cell office:value-type="float" office:value="4.56385854530189">
            <text:p>4.5638585453</text:p>
          </table:table-cell>
          <table:table-cell office:value-type="float" office:value="-15">
            <text:p>-15</text:p>
          </table:table-cell>
          <table:table-cell table:formula="of:=[.A432]*10^[.B432]" office:value-type="float" office:value="4.56385854530189E-015">
            <text:p>4.56385854530189E-015</text:p>
          </table:table-cell>
          <table:table-cell/>
        </table:table-row>
        <table:table-row table:style-name="ro1">
          <table:table-cell office:value-type="float" office:value="4.80947210797854">
            <text:p>4.809472108</text:p>
          </table:table-cell>
          <table:table-cell office:value-type="float" office:value="-15">
            <text:p>-15</text:p>
          </table:table-cell>
          <table:table-cell table:formula="of:=[.A433]*10^[.B433]" office:value-type="float" office:value="4.80947210797854E-015">
            <text:p>4.80947210797854E-015</text:p>
          </table:table-cell>
          <table:table-cell/>
        </table:table-row>
        <table:table-row table:style-name="ro1">
          <table:table-cell office:value-type="float" office:value="5.07249859806169">
            <text:p>5.0724985981</text:p>
          </table:table-cell>
          <table:table-cell office:value-type="float" office:value="-15">
            <text:p>-15</text:p>
          </table:table-cell>
          <table:table-cell table:formula="of:=[.A434]*10^[.B434]" office:value-type="float" office:value="5.07249859806169E-015">
            <text:p>5.07249859806169E-015</text:p>
          </table:table-cell>
          <table:table-cell/>
        </table:table-row>
        <table:table-row table:style-name="ro1">
          <table:table-cell office:value-type="float" office:value="5.35447200501635">
            <text:p>5.354472005</text:p>
          </table:table-cell>
          <table:table-cell office:value-type="float" office:value="-15">
            <text:p>-15</text:p>
          </table:table-cell>
          <table:table-cell table:formula="of:=[.A435]*10^[.B435]" office:value-type="float" office:value="5.35447200501635E-015">
            <text:p>5.35447200501635E-015</text:p>
          </table:table-cell>
          <table:table-cell/>
        </table:table-row>
        <table:table-row table:style-name="ro1">
          <table:table-cell office:value-type="float" office:value="5.65708824171418">
            <text:p>5.6570882417</text:p>
          </table:table-cell>
          <table:table-cell office:value-type="float" office:value="-15">
            <text:p>-15</text:p>
          </table:table-cell>
          <table:table-cell table:formula="of:=[.A436]*10^[.B436]" office:value-type="float" office:value="5.65708824171418E-015">
            <text:p>5.65708824171418E-015</text:p>
          </table:table-cell>
          <table:table-cell/>
        </table:table-row>
        <table:table-row table:style-name="ro1">
          <table:table-cell office:value-type="float" office:value="5.98222512209648">
            <text:p>5.9822251221</text:p>
          </table:table-cell>
          <table:table-cell office:value-type="float" office:value="-15">
            <text:p>-15</text:p>
          </table:table-cell>
          <table:table-cell table:formula="of:=[.A437]*10^[.B437]" office:value-type="float" office:value="5.98222512209648E-015">
            <text:p>5.98222512209648E-015</text:p>
          </table:table-cell>
          <table:table-cell/>
        </table:table-row>
        <table:table-row table:style-name="ro1">
          <table:table-cell office:value-type="float" office:value="6.33196516804586">
            <text:p>6.331965168</text:p>
          </table:table-cell>
          <table:table-cell office:value-type="float" office:value="-15">
            <text:p>-15</text:p>
          </table:table-cell>
          <table:table-cell table:formula="of:=[.A438]*10^[.B438]" office:value-type="float" office:value="6.33196516804586E-015">
            <text:p>6.33196516804586E-015</text:p>
          </table:table-cell>
          <table:table-cell/>
        </table:table-row>
        <table:table-row table:style-name="ro1">
          <table:table-cell office:value-type="float" office:value="6.70862169905202">
            <text:p>6.7086216991</text:p>
          </table:table-cell>
          <table:table-cell office:value-type="float" office:value="-15">
            <text:p>-15</text:p>
          </table:table-cell>
          <table:table-cell table:formula="of:=[.A439]*10^[.B439]" office:value-type="float" office:value="6.70862169905202E-015">
            <text:p>6.70862169905202E-015</text:p>
          </table:table-cell>
          <table:table-cell/>
        </table:table-row>
        <table:table-row table:style-name="ro1">
          <table:table-cell office:value-type="float" office:value="7.11476873973921">
            <text:p>7.1147687397</text:p>
          </table:table-cell>
          <table:table-cell office:value-type="float" office:value="-15">
            <text:p>-15</text:p>
          </table:table-cell>
          <table:table-cell table:formula="of:=[.A440]*10^[.B440]" office:value-type="float" office:value="7.1147687397392E-015">
            <text:p>7.1147687397392E-015</text:p>
          </table:table-cell>
          <table:table-cell/>
        </table:table-row>
        <table:table-row table:style-name="ro1">
          <table:table-cell office:value-type="float" office:value="7.55327537790803">
            <text:p>7.5532753779</text:p>
          </table:table-cell>
          <table:table-cell office:value-type="float" office:value="-15">
            <text:p>-15</text:p>
          </table:table-cell>
          <table:table-cell table:formula="of:=[.A441]*10^[.B441]" office:value-type="float" office:value="7.55327537790803E-015">
            <text:p>7.55327537790803E-015</text:p>
          </table:table-cell>
          <table:table-cell/>
        </table:table-row>
        <table:table-row table:style-name="ro1">
          <table:table-cell office:value-type="float" office:value="8.02734532336928">
            <text:p>8.0273453234</text:p>
          </table:table-cell>
          <table:table-cell office:value-type="float" office:value="-15">
            <text:p>-15</text:p>
          </table:table-cell>
          <table:table-cell table:formula="of:=[.A442]*10^[.B442]" office:value-type="float" office:value="8.02734532336928E-015">
            <text:p>8.02734532336928E-015</text:p>
          </table:table-cell>
          <table:table-cell/>
        </table:table-row>
        <table:table-row table:style-name="ro1">
          <table:table-cell office:value-type="float" office:value="8.54056255936086">
            <text:p>8.5405625594</text:p>
          </table:table-cell>
          <table:table-cell office:value-type="float" office:value="-15">
            <text:p>-15</text:p>
          </table:table-cell>
          <table:table-cell table:formula="of:=[.A443]*10^[.B443]" office:value-type="float" office:value="8.54056255936086E-015">
            <text:p>8.54056255936086E-015</text:p>
          </table:table-cell>
          <table:table-cell/>
        </table:table-row>
        <table:table-row table:style-name="ro1">
          <table:table-cell office:value-type="float" office:value="9.0969441497921">
            <text:p>9.0969441498</text:p>
          </table:table-cell>
          <table:table-cell office:value-type="float" office:value="-15">
            <text:p>-15</text:p>
          </table:table-cell>
          <table:table-cell table:formula="of:=[.A444]*10^[.B444]" office:value-type="float" office:value="9.0969441497921E-015">
            <text:p>9.0969441497921E-015</text:p>
          </table:table-cell>
          <table:table-cell/>
        </table:table-row>
        <table:table-row table:style-name="ro1">
          <table:table-cell office:value-type="float" office:value="9.70100147365118">
            <text:p>9.7010014737</text:p>
          </table:table-cell>
          <table:table-cell office:value-type="float" office:value="-15">
            <text:p>-15</text:p>
          </table:table-cell>
          <table:table-cell table:formula="of:=[.A445]*10^[.B445]" office:value-type="float" office:value="9.70100147365118E-015">
            <text:p>9.70100147365118E-015</text:p>
          </table:table-cell>
          <table:table-cell/>
        </table:table-row>
        <table:table-row table:style-name="ro1">
          <table:table-cell office:value-type="float" office:value="1.03578114110486">
            <text:p>1.0357811411</text:p>
          </table:table-cell>
          <table:table-cell office:value-type="float" office:value="-14">
            <text:p>-14</text:p>
          </table:table-cell>
          <table:table-cell table:formula="of:=[.A446]*10^[.B446]" office:value-type="float" office:value="0.0000000000000103578114110486">
            <text:p>1.03578114110486E-014</text:p>
          </table:table-cell>
          <table:table-cell/>
        </table:table-row>
        <table:table-row table:style-name="ro1">
          <table:table-cell office:value-type="float" office:value="1.10730993145812">
            <text:p>1.1073099315</text:p>
          </table:table-cell>
          <table:table-cell office:value-type="float" office:value="-14">
            <text:p>-14</text:p>
          </table:table-cell>
          <table:table-cell table:formula="of:=[.A447]*10^[.B447]" office:value-type="float" office:value="0.0000000000000110730993145812">
            <text:p>1.10730993145812E-014</text:p>
          </table:table-cell>
          <table:table-cell/>
        </table:table-row>
        <table:table-row table:style-name="ro1">
          <table:table-cell office:value-type="float" office:value="1.18533359788999">
            <text:p>1.1853335979</text:p>
          </table:table-cell>
          <table:table-cell office:value-type="float" office:value="-14">
            <text:p>-14</text:p>
          </table:table-cell>
          <table:table-cell table:formula="of:=[.A448]*10^[.B448]" office:value-type="float" office:value="0.0000000000000118533359788999">
            <text:p>1.18533359788999E-014</text:p>
          </table:table-cell>
          <table:table-cell/>
        </table:table-row>
        <table:table-row table:style-name="ro1">
          <table:table-cell office:value-type="float" office:value="1.27058512873292">
            <text:p>1.2705851287</text:p>
          </table:table-cell>
          <table:table-cell office:value-type="float" office:value="-14">
            <text:p>-14</text:p>
          </table:table-cell>
          <table:table-cell table:formula="of:=[.A449]*10^[.B449]" office:value-type="float" office:value="0.0000000000000127058512873292">
            <text:p>1.27058512873292E-014</text:p>
          </table:table-cell>
          <table:table-cell/>
        </table:table-row>
        <table:table-row table:style-name="ro1">
          <table:table-cell office:value-type="float" office:value="1.36389677898456">
            <text:p>1.363896779</text:p>
          </table:table-cell>
          <table:table-cell office:value-type="float" office:value="-14">
            <text:p>-14</text:p>
          </table:table-cell>
          <table:table-cell table:formula="of:=[.A450]*10^[.B450]" office:value-type="float" office:value="0.0000000000000136389677898456">
            <text:p>1.36389677898456E-014</text:p>
          </table:table-cell>
          <table:table-cell/>
        </table:table-row>
        <table:table-row table:style-name="ro1">
          <table:table-cell office:value-type="float" office:value="1.46621581793968">
            <text:p>1.4662158179</text:p>
          </table:table-cell>
          <table:table-cell office:value-type="float" office:value="-14">
            <text:p>-14</text:p>
          </table:table-cell>
          <table:table-cell table:formula="of:=[.A451]*10^[.B451]" office:value-type="float" office:value="0.0000000000000146621581793968">
            <text:p>1.46621581793968E-014</text:p>
          </table:table-cell>
          <table:table-cell/>
        </table:table-row>
        <table:table-row table:style-name="ro1">
          <table:table-cell office:value-type="float" office:value="1.57862315203837">
            <text:p>1.578623152</text:p>
          </table:table-cell>
          <table:table-cell office:value-type="float" office:value="-14">
            <text:p>-14</text:p>
          </table:table-cell>
          <table:table-cell table:formula="of:=[.A452]*10^[.B452]" office:value-type="float" office:value="0.0000000000000157862315203837">
            <text:p>1.57862315203837E-014</text:p>
          </table:table-cell>
          <table:table-cell/>
        </table:table-row>
        <table:table-row table:style-name="ro1">
          <table:table-cell office:value-type="float" office:value="1.70235541899379">
            <text:p>1.702355419</text:p>
          </table:table-cell>
          <table:table-cell office:value-type="float" office:value="-14">
            <text:p>-14</text:p>
          </table:table-cell>
          <table:table-cell table:formula="of:=[.A453]*10^[.B453]" office:value-type="float" office:value="0.0000000000000170235541899379">
            <text:p>1.70235541899379E-014</text:p>
          </table:table-cell>
          <table:table-cell/>
        </table:table-row>
        <table:table-row table:style-name="ro1">
          <table:table-cell office:value-type="float" office:value="1.83883128810429">
            <text:p>1.8388312881</text:p>
          </table:table-cell>
          <table:table-cell office:value-type="float" office:value="-14">
            <text:p>-14</text:p>
          </table:table-cell>
          <table:table-cell table:formula="of:=[.A454]*10^[.B454]" office:value-type="float" office:value="0.0000000000000183883128810429">
            <text:p>1.83883128810429E-014</text:p>
          </table:table-cell>
          <table:table-cell/>
        </table:table-row>
        <table:table-row table:style-name="ro1">
          <table:table-cell office:value-type="float" office:value="1.98968287651287">
            <text:p>1.9896828765</text:p>
          </table:table-cell>
          <table:table-cell office:value-type="float" office:value="-14">
            <text:p>-14</text:p>
          </table:table-cell>
          <table:table-cell table:formula="of:=[.A455]*10^[.B455]" office:value-type="float" office:value="0.0000000000000198968287651287">
            <text:p>1.98968287651287E-014</text:p>
          </table:table-cell>
          <table:table-cell/>
        </table:table-row>
        <table:table-row table:style-name="ro1">
          <table:table-cell office:value-type="float" office:value="2.15679341232421">
            <text:p>2.1567934123</text:p>
          </table:table-cell>
          <table:table-cell office:value-type="float" office:value="-14">
            <text:p>-14</text:p>
          </table:table-cell>
          <table:table-cell table:formula="of:=[.A456]*10^[.B456]" office:value-type="float" office:value="0.0000000000000215679341232421">
            <text:p>2.15679341232421E-014</text:p>
          </table:table-cell>
          <table:table-cell/>
        </table:table-row>
        <table:table-row table:style-name="ro1">
          <table:table-cell office:value-type="float" office:value="2.34234255663197">
            <text:p>2.3423425566</text:p>
          </table:table-cell>
          <table:table-cell office:value-type="float" office:value="-14">
            <text:p>-14</text:p>
          </table:table-cell>
          <table:table-cell table:formula="of:=[.A457]*10^[.B457]" office:value-type="float" office:value="0.0000000000000234234255663197">
            <text:p>2.34234255663197E-014</text:p>
          </table:table-cell>
          <table:table-cell/>
        </table:table-row>
        <table:table-row table:style-name="ro1">
          <table:table-cell office:value-type="float" office:value="2.54886115549661">
            <text:p>2.5488611555</text:p>
          </table:table-cell>
          <table:table-cell office:value-type="float" office:value="-14">
            <text:p>-14</text:p>
          </table:table-cell>
          <table:table-cell table:formula="of:=[.A458]*10^[.B458]" office:value-type="float" office:value="0.0000000000000254886115549661">
            <text:p>2.54886115549661E-014</text:p>
          </table:table-cell>
          <table:table-cell/>
        </table:table-row>
        <table:table-row table:style-name="ro1">
          <table:table-cell office:value-type="float" office:value="2.77929765371066">
            <text:p>2.7792976537</text:p>
          </table:table-cell>
          <table:table-cell office:value-type="float" office:value="-14">
            <text:p>-14</text:p>
          </table:table-cell>
          <table:table-cell table:formula="of:=[.A459]*10^[.B459]" office:value-type="float" office:value="0.0000000000000277929765371066">
            <text:p>2.77929765371066E-014</text:p>
          </table:table-cell>
          <table:table-cell/>
        </table:table-row>
        <table:table-row table:style-name="ro1">
          <table:table-cell office:value-type="float" office:value="3.03709899671318">
            <text:p>3.0370989967</text:p>
          </table:table-cell>
          <table:table-cell office:value-type="float" office:value="-14">
            <text:p>-14</text:p>
          </table:table-cell>
          <table:table-cell table:formula="of:=[.A460]*10^[.B460]" office:value-type="float" office:value="0.0000000000000303709899671318">
            <text:p>3.03709899671318E-014</text:p>
          </table:table-cell>
          <table:table-cell/>
        </table:table-row>
        <table:table-row table:style-name="ro1">
          <table:table-cell office:value-type="float" office:value="3.3263096182343">
            <text:p>3.3263096182</text:p>
          </table:table-cell>
          <table:table-cell office:value-type="float" office:value="-14">
            <text:p>-14</text:p>
          </table:table-cell>
          <table:table-cell table:formula="of:=[.A461]*10^[.B461]" office:value-type="float" office:value="0.000000000000033263096182343">
            <text:p>3.3263096182343E-014</text:p>
          </table:table-cell>
          <table:table-cell/>
        </table:table-row>
        <table:table-row table:style-name="ro1">
          <table:table-cell office:value-type="float" office:value="3.65169311744558">
            <text:p>3.6516931174</text:p>
          </table:table-cell>
          <table:table-cell office:value-type="float" office:value="-14">
            <text:p>-14</text:p>
          </table:table-cell>
          <table:table-cell table:formula="of:=[.A462]*10^[.B462]" office:value-type="float" office:value="0.0000000000000365169311744558">
            <text:p>3.65169311744558E-014</text:p>
          </table:table-cell>
          <table:table-cell/>
        </table:table-row>
        <table:table-row table:style-name="ro1">
          <table:table-cell office:value-type="float" office:value="4.01888254978057">
            <text:p>4.0188825498</text:p>
          </table:table-cell>
          <table:table-cell office:value-type="float" office:value="-14">
            <text:p>-14</text:p>
          </table:table-cell>
          <table:table-cell table:formula="of:=[.A463]*10^[.B463]" office:value-type="float" office:value="0.0000000000000401888254978057">
            <text:p>4.01888254978057E-014</text:p>
          </table:table-cell>
          <table:table-cell/>
        </table:table-row>
        <table:table-row table:style-name="ro1">
          <table:table-cell office:value-type="float" office:value="4.43456699895709">
            <text:p>4.434566999</text:p>
          </table:table-cell>
          <table:table-cell office:value-type="float" office:value="-14">
            <text:p>-14</text:p>
          </table:table-cell>
          <table:table-cell table:formula="of:=[.A464]*10^[.B464]" office:value-type="float" office:value="0.0000000000000443456699895709">
            <text:p>4.43456699895709E-014</text:p>
          </table:table-cell>
          <table:table-cell/>
        </table:table-row>
        <table:table-row table:style-name="ro1">
          <table:table-cell office:value-type="float" office:value="4.90672441450619">
            <text:p>4.9067244145</text:p>
          </table:table-cell>
          <table:table-cell office:value-type="float" office:value="-14">
            <text:p>-14</text:p>
          </table:table-cell>
          <table:table-cell table:formula="of:=[.A465]*10^[.B465]" office:value-type="float" office:value="0.0000000000000490672441450619">
            <text:p>4.90672441450619E-014</text:p>
          </table:table-cell>
          <table:table-cell/>
        </table:table-row>
        <table:table-row table:style-name="ro1">
          <table:table-cell office:value-type="float" office:value="5.44491379833296">
            <text:p>5.4449137983</text:p>
          </table:table-cell>
          <table:table-cell office:value-type="float" office:value="-14">
            <text:p>-14</text:p>
          </table:table-cell>
          <table:table-cell table:formula="of:=[.A466]*10^[.B466]" office:value-type="float" office:value="0.0000000000000544491379833296">
            <text:p>5.44491379833296E-014</text:p>
          </table:table-cell>
          <table:table-cell/>
        </table:table-row>
        <table:table-row table:style-name="ro1">
          <table:table-cell office:value-type="float" office:value="6.06064399877801">
            <text:p>6.0606439988</text:p>
          </table:table-cell>
          <table:table-cell office:value-type="float" office:value="-14">
            <text:p>-14</text:p>
          </table:table-cell>
          <table:table-cell table:formula="of:=[.A467]*10^[.B467]" office:value-type="float" office:value="0.0000000000000606064399877801">
            <text:p>6.06064399877801E-014</text:p>
          </table:table-cell>
          <table:table-cell/>
        </table:table-row>
        <table:table-row table:style-name="ro1">
          <table:table-cell office:value-type="float" office:value="6.76784203612148">
            <text:p>6.7678420361</text:p>
          </table:table-cell>
          <table:table-cell office:value-type="float" office:value="-14">
            <text:p>-14</text:p>
          </table:table-cell>
          <table:table-cell table:formula="of:=[.A468]*10^[.B468]" office:value-type="float" office:value="0.0000000000000676784203612148">
            <text:p>6.76784203612148E-014</text:p>
          </table:table-cell>
          <table:table-cell/>
        </table:table-row>
        <table:table-row table:style-name="ro1">
          <table:table-cell office:value-type="float" office:value="7.58345162985095">
            <text:p>7.5834516299</text:p>
          </table:table-cell>
          <table:table-cell office:value-type="float" office:value="-14">
            <text:p>-14</text:p>
          </table:table-cell>
          <table:table-cell table:formula="of:=[.A469]*10^[.B469]" office:value-type="float" office:value="0.0000000000000758345162985095">
            <text:p>7.58345162985095E-014</text:p>
          </table:table-cell>
          <table:table-cell/>
        </table:table-row>
        <table:table-row table:style-name="ro1">
          <table:table-cell office:value-type="float" office:value="8.52820327483187">
            <text:p>8.5282032748</text:p>
          </table:table-cell>
          <table:table-cell office:value-type="float" office:value="-14">
            <text:p>-14</text:p>
          </table:table-cell>
          <table:table-cell table:formula="of:=[.A470]*10^[.B470]" office:value-type="float" office:value="0.0000000000000852820327483187">
            <text:p>8.52820327483187E-014</text:p>
          </table:table-cell>
          <table:table-cell/>
        </table:table-row>
        <table:table-row table:style-name="ro1">
          <table:table-cell office:value-type="float" office:value="9.6276120522848">
            <text:p>9.6276120523</text:p>
          </table:table-cell>
          <table:table-cell office:value-type="float" office:value="-14">
            <text:p>-14</text:p>
          </table:table-cell>
          <table:table-cell table:formula="of:=[.A471]*10^[.B471]" office:value-type="float" office:value="0.000000000000096276120522848">
            <text:p>9.6276120522848E-014</text:p>
          </table:table-cell>
          <table:table-cell/>
        </table:table-row>
        <table:table-row table:style-name="ro1">
          <table:table-cell office:value-type="float" office:value="1.09132801647913">
            <text:p>1.0913280165</text:p>
          </table:table-cell>
          <table:table-cell office:value-type="float" office:value="-13">
            <text:p>-13</text:p>
          </table:table-cell>
          <table:table-cell table:formula="of:=[.A472]*10^[.B472]" office:value-type="float" office:value="0.000000000000109132801647913">
            <text:p>1.09132801647913E-013</text:p>
          </table:table-cell>
          <table:table-cell/>
        </table:table-row>
        <table:table-row table:style-name="ro1">
          <table:table-cell office:value-type="float" office:value="1.24246106179496">
            <text:p>1.2424610618</text:p>
          </table:table-cell>
          <table:table-cell office:value-type="float" office:value="-13">
            <text:p>-13</text:p>
          </table:table-cell>
          <table:table-cell table:formula="of:=[.A473]*10^[.B473]" office:value-type="float" office:value="0.000000000000124246106179496">
            <text:p>1.24246106179496E-013</text:p>
          </table:table-cell>
          <table:table-cell/>
        </table:table-row>
        <table:table-row table:style-name="ro1">
          <table:table-cell office:value-type="float" office:value="1.421108051311">
            <text:p>1.4211080513</text:p>
          </table:table-cell>
          <table:table-cell office:value-type="float" office:value="-13">
            <text:p>-13</text:p>
          </table:table-cell>
          <table:table-cell table:formula="of:=[.A474]*10^[.B474]" office:value-type="float" office:value="0.0000000000001421108051311">
            <text:p>1.421108051311E-013</text:p>
          </table:table-cell>
          <table:table-cell/>
        </table:table-row>
        <table:table-row table:style-name="ro1">
          <table:table-cell office:value-type="float" office:value="1.63352830697713">
            <text:p>1.633528307</text:p>
          </table:table-cell>
          <table:table-cell office:value-type="float" office:value="-13">
            <text:p>-13</text:p>
          </table:table-cell>
          <table:table-cell table:formula="of:=[.A475]*10^[.B475]" office:value-type="float" office:value="0.000000000000163352830697713">
            <text:p>1.63352830697713E-013</text:p>
          </table:table-cell>
          <table:table-cell/>
        </table:table-row>
        <table:table-row table:style-name="ro1">
          <table:table-cell office:value-type="float" office:value="1.88770359185743">
            <text:p>1.8877035919</text:p>
          </table:table-cell>
          <table:table-cell office:value-type="float" office:value="-13">
            <text:p>-13</text:p>
          </table:table-cell>
          <table:table-cell table:formula="of:=[.A476]*10^[.B476]" office:value-type="float" office:value="0.000000000000188770359185743">
            <text:p>1.88770359185743E-013</text:p>
          </table:table-cell>
          <table:table-cell/>
        </table:table-row>
        <table:table-row table:style-name="ro1">
          <table:table-cell office:value-type="float" office:value="2.19389835165389">
            <text:p>2.1938983517</text:p>
          </table:table-cell>
          <table:table-cell office:value-type="float" office:value="-13">
            <text:p>-13</text:p>
          </table:table-cell>
          <table:table-cell table:formula="of:=[.A477]*10^[.B477]" office:value-type="float" office:value="0.000000000000219389835165389">
            <text:p>2.19389835165389E-013</text:p>
          </table:table-cell>
          <table:table-cell/>
        </table:table-row>
        <table:table-row table:style-name="ro1">
          <table:table-cell office:value-type="float" office:value="2.56543157612579">
            <text:p>2.5654315761</text:p>
          </table:table-cell>
          <table:table-cell office:value-type="float" office:value="-13">
            <text:p>-13</text:p>
          </table:table-cell>
          <table:table-cell table:formula="of:=[.A478]*10^[.B478]" office:value-type="float" office:value="0.000000000000256543157612579">
            <text:p>2.56543157612579E-013</text:p>
          </table:table-cell>
          <table:table-cell/>
        </table:table-row>
        <table:table-row table:style-name="ro1">
          <table:table-cell office:value-type="float" office:value="3.01975177748025">
            <text:p>3.0197517775</text:p>
          </table:table-cell>
          <table:table-cell office:value-type="float" office:value="-13">
            <text:p>-13</text:p>
          </table:table-cell>
          <table:table-cell table:formula="of:=[.A479]*10^[.B479]" office:value-type="float" office:value="0.000000000000301975177748025">
            <text:p>3.01975177748025E-013</text:p>
          </table:table-cell>
          <table:table-cell/>
        </table:table-row>
        <table:table-row table:style-name="ro1">
          <table:table-cell office:value-type="float" office:value="3.5799512870441">
            <text:p>3.579951287</text:p>
          </table:table-cell>
          <table:table-cell office:value-type="float" office:value="-13">
            <text:p>-13</text:p>
          </table:table-cell>
          <table:table-cell table:formula="of:=[.A480]*10^[.B480]" office:value-type="float" office:value="0.00000000000035799512870441">
            <text:p>3.5799512870441E-013</text:p>
          </table:table-cell>
          <table:table-cell/>
        </table:table-row>
        <table:table-row table:style-name="ro1">
          <table:table-cell office:value-type="float" office:value="4.27692514709064">
            <text:p>4.2769251471</text:p>
          </table:table-cell>
          <table:table-cell office:value-type="float" office:value="-13">
            <text:p>-13</text:p>
          </table:table-cell>
          <table:table-cell table:formula="of:=[.A481]*10^[.B481]" office:value-type="float" office:value="0.000000000000427692514709064">
            <text:p>4.27692514709064E-013</text:p>
          </table:table-cell>
          <table:table-cell/>
        </table:table-row>
        <table:table-row table:style-name="ro1">
          <table:table-cell office:value-type="float" office:value="5.15248793584612">
            <text:p>5.1524879358</text:p>
          </table:table-cell>
          <table:table-cell office:value-type="float" office:value="-13">
            <text:p>-13</text:p>
          </table:table-cell>
          <table:table-cell table:formula="of:=[.A482]*10^[.B482]" office:value-type="float" office:value="0.000000000000515248793584612">
            <text:p>5.15248793584612E-013</text:p>
          </table:table-cell>
          <table:table-cell/>
        </table:table-row>
        <table:table-row table:style-name="ro1">
          <table:table-cell office:value-type="float" office:value="6.26393297936088">
            <text:p>6.2639329794</text:p>
          </table:table-cell>
          <table:table-cell office:value-type="float" office:value="-13">
            <text:p>-13</text:p>
          </table:table-cell>
          <table:table-cell table:formula="of:=[.A483]*10^[.B483]" office:value-type="float" office:value="0.000000000000626393297936088">
            <text:p>6.26393297936088E-013</text:p>
          </table:table-cell>
          <table:table-cell/>
        </table:table-row>
        <table:table-row table:style-name="ro1">
          <table:table-cell office:value-type="float" office:value="7.69079248893941">
            <text:p>7.6907924889</text:p>
          </table:table-cell>
          <table:table-cell office:value-type="float" office:value="-13">
            <text:p>-13</text:p>
          </table:table-cell>
          <table:table-cell table:formula="of:=[.A484]*10^[.B484]" office:value-type="float" office:value="0.000000000000769079248893941">
            <text:p>7.69079248893941E-013</text:p>
          </table:table-cell>
          <table:table-cell/>
        </table:table-row>
        <table:table-row table:style-name="ro1">
          <table:table-cell office:value-type="float" office:value="9.5450005771048">
            <text:p>9.5450005771</text:p>
          </table:table-cell>
          <table:table-cell office:value-type="float" office:value="-13">
            <text:p>-13</text:p>
          </table:table-cell>
          <table:table-cell table:formula="of:=[.A485]*10^[.B485]" office:value-type="float" office:value="0.00000000000095450005771048">
            <text:p>9.5450005771048E-013</text:p>
          </table:table-cell>
          <table:table-cell/>
        </table:table-row>
        <table:table-row table:style-name="ro1">
          <table:table-cell office:value-type="float" office:value="1.19863835733892">
            <text:p>1.1986383573</text:p>
          </table:table-cell>
          <table:table-cell office:value-type="float" office:value="-12">
            <text:p>-12</text:p>
          </table:table-cell>
          <table:table-cell table:formula="of:=[.A486]*10^[.B486]" office:value-type="float" office:value="0.00000000000119863835733892">
            <text:p>1.19863835733892E-012</text:p>
          </table:table-cell>
          <table:table-cell/>
        </table:table-row>
        <table:table-row table:style-name="ro1">
          <table:table-cell office:value-type="float" office:value="1.52465812567168">
            <text:p>1.5246581257</text:p>
          </table:table-cell>
          <table:table-cell office:value-type="float" office:value="-12">
            <text:p>-12</text:p>
          </table:table-cell>
          <table:table-cell table:formula="of:=[.A487]*10^[.B487]" office:value-type="float" office:value="0.00000000000152465812567168">
            <text:p>1.52465812567168E-012</text:p>
          </table:table-cell>
          <table:table-cell/>
        </table:table-row>
        <table:table-row table:style-name="ro1">
          <table:table-cell office:value-type="float" office:value="1.96664110532064">
            <text:p>1.9666411053</text:p>
          </table:table-cell>
          <table:table-cell office:value-type="float" office:value="-12">
            <text:p>-12</text:p>
          </table:table-cell>
          <table:table-cell table:formula="of:=[.A488]*10^[.B488]" office:value-type="float" office:value="0.00000000000196664110532064">
            <text:p>1.96664110532064E-012</text:p>
          </table:table-cell>
          <table:table-cell/>
        </table:table-row>
        <table:table-row table:style-name="ro1">
          <table:table-cell office:value-type="float" office:value="2.57546868792287">
            <text:p>2.5754686879</text:p>
          </table:table-cell>
          <table:table-cell office:value-type="float" office:value="-12">
            <text:p>-12</text:p>
          </table:table-cell>
          <table:table-cell table:formula="of:=[.A489]*10^[.B489]" office:value-type="float" office:value="0.00000000000257546868792287">
            <text:p>2.57546868792287E-012</text:p>
          </table:table-cell>
          <table:table-cell/>
        </table:table-row>
        <table:table-row table:style-name="ro1">
          <table:table-cell office:value-type="float" office:value="3.42808662184084">
            <text:p>3.4280866218</text:p>
          </table:table-cell>
          <table:table-cell office:value-type="float" office:value="-12">
            <text:p>-12</text:p>
          </table:table-cell>
          <table:table-cell table:formula="of:=[.A490]*10^[.B490]" office:value-type="float" office:value="0.00000000000342808662184084">
            <text:p>3.42808662184084E-012</text:p>
          </table:table-cell>
          <table:table-cell/>
        </table:table-row>
        <table:table-row table:style-name="ro1">
          <table:table-cell office:value-type="float" office:value="4.64189319364927">
            <text:p>4.6418931936</text:p>
          </table:table-cell>
          <table:table-cell office:value-type="float" office:value="-12">
            <text:p>-12</text:p>
          </table:table-cell>
          <table:table-cell table:formula="of:=[.A491]*10^[.B491]" office:value-type="float" office:value="0.00000000000464189319364927">
            <text:p>4.64189319364927E-012</text:p>
          </table:table-cell>
          <table:table-cell/>
        </table:table-row>
        <table:table-row table:style-name="ro1">
          <table:table-cell office:value-type="float" office:value="6.3960651786064">
            <text:p>6.3960651786</text:p>
          </table:table-cell>
          <table:table-cell office:value-type="float" office:value="-12">
            <text:p>-12</text:p>
          </table:table-cell>
          <table:table-cell table:formula="of:=[.A492]*10^[.B492]" office:value-type="float" office:value="0.0000000000063960651786064">
            <text:p>6.3960651786064E-012</text:p>
          </table:table-cell>
          <table:table-cell/>
        </table:table-row>
        <table:table-row table:style-name="ro1">
          <table:table-cell office:value-type="float" office:value="8.95921817440957">
            <text:p>8.9592181744</text:p>
          </table:table-cell>
          <table:table-cell office:value-type="float" office:value="-12">
            <text:p>-12</text:p>
          </table:table-cell>
          <table:table-cell table:formula="of:=[.A493]*10^[.B493]" office:value-type="float" office:value="0.00000000000895921817440957">
            <text:p>8.95921817440957E-012</text:p>
          </table:table-cell>
          <table:table-cell/>
        </table:table-row>
        <table:table-row table:style-name="ro1">
          <table:table-cell office:value-type="float" office:value="1.27106842701374">
            <text:p>1.271068427</text:p>
          </table:table-cell>
          <table:table-cell office:value-type="float" office:value="-11">
            <text:p>-11</text:p>
          </table:table-cell>
          <table:table-cell table:formula="of:=[.A494]*10^[.B494]" office:value-type="float" office:value="0.0000000000127106842701374">
            <text:p>1.27106842701374E-011</text:p>
          </table:table-cell>
          <table:table-cell/>
        </table:table-row>
        <table:table-row table:style-name="ro1">
          <table:table-cell office:value-type="float" office:value="1.8098876772825">
            <text:p>1.8098876773</text:p>
          </table:table-cell>
          <table:table-cell office:value-type="float" office:value="-11">
            <text:p>-11</text:p>
          </table:table-cell>
          <table:table-cell table:formula="of:=[.A495]*10^[.B495]" office:value-type="float" office:value="0.000000000018098876772825">
            <text:p>1.8098876772825E-011</text:p>
          </table:table-cell>
          <table:table-cell/>
        </table:table-row>
        <table:table-row table:style-name="ro1">
          <table:table-cell office:value-type="float" office:value="2.53520421802004">
            <text:p>2.535204218</text:p>
          </table:table-cell>
          <table:table-cell office:value-type="float" office:value="-11">
            <text:p>-11</text:p>
          </table:table-cell>
          <table:table-cell table:formula="of:=[.A496]*10^[.B496]" office:value-type="float" office:value="0.0000000000253520421802004">
            <text:p>2.53520421802004E-011</text:p>
          </table:table-cell>
          <table:table-cell/>
        </table:table-row>
        <table:table-row table:style-name="ro1">
          <table:table-cell office:value-type="float" office:value="3.35026917314791">
            <text:p>3.3502691731</text:p>
          </table:table-cell>
          <table:table-cell office:value-type="float" office:value="-11">
            <text:p>-11</text:p>
          </table:table-cell>
          <table:table-cell table:formula="of:=[.A497]*10^[.B497]" office:value-type="float" office:value="0.0000000000335026917314791">
            <text:p>3.35026917314791E-011</text:p>
          </table:table-cell>
          <table:table-cell/>
        </table:table-row>
        <table:table-row table:style-name="ro1">
          <table:table-cell office:value-type="float" office:value="3.83751309263632">
            <text:p>3.8375130926</text:p>
          </table:table-cell>
          <table:table-cell office:value-type="float" office:value="-11">
            <text:p>-11</text:p>
          </table:table-cell>
          <table:table-cell table:formula="of:=[.A498]*10^[.B498]" office:value-type="float" office:value="0.0000000000383751309263632">
            <text:p>3.83751309263632E-011</text:p>
          </table:table-cell>
          <table:table-cell/>
        </table:table-row>
        <table:table-row table:style-name="ro1">
          <table:table-cell office:value-type="float" office:value="3.21084607832776">
            <text:p>3.2108460783</text:p>
          </table:table-cell>
          <table:table-cell office:value-type="float" office:value="-11">
            <text:p>-11</text:p>
          </table:table-cell>
          <table:table-cell table:formula="of:=[.A499]*10^[.B499]" office:value-type="float" office:value="0.0000000000321084607832776">
            <text:p>3.21084607832776E-011</text:p>
          </table:table-cell>
          <table:table-cell/>
        </table:table-row>
        <table:table-row table:style-name="ro1">
          <table:table-cell office:value-type="float" office:value="1.30811183012807">
            <text:p>1.3081118301</text:p>
          </table:table-cell>
          <table:table-cell office:value-type="float" office:value="-11">
            <text:p>-11</text:p>
          </table:table-cell>
          <table:table-cell table:formula="of:=[.A500]*10^[.B500]" office:value-type="float" office:value="0.0000000000130811183012807">
            <text:p>1.30811183012807E-011</text:p>
          </table:table-cell>
          <table:table-cell/>
        </table:table-row>
        <table:table-row table:style-name="ro1">
          <table:table-cell office:value-type="float" office:value="6.25238724202558">
            <text:p>6.252387242</text:p>
          </table:table-cell>
          <table:table-cell office:value-type="float" office:value="-14">
            <text:p>-14</text:p>
          </table:table-cell>
          <table:table-cell table:formula="of:=[.A501]*10^[.B501]" office:value-type="float" office:value="0.0000000000000625238724202558">
            <text:p>6.25238724202558E-014</text:p>
          </table:table-cell>
          <table:table-cell/>
        </table:table-row>
        <table:table-row table:style-name="ro1">
          <table:table-cell office:value-type="float" office:value="9.83498058016415">
            <text:p>9.8349805802</text:p>
          </table:table-cell>
          <table:table-cell office:value-type="float" office:value="-12">
            <text:p>-12</text:p>
          </table:table-cell>
          <table:table-cell table:formula="of:=[.A502]*10^[.B502]" office:value-type="float" office:value="0.00000000000983498058016415">
            <text:p>9.83498058016415E-012</text:p>
          </table:table-cell>
          <table:table-cell/>
        </table:table-row>
        <table:table-row table:style-name="ro1">
          <table:table-cell office:value-type="float" office:value="2.72057332047761">
            <text:p>2.7205733205</text:p>
          </table:table-cell>
          <table:table-cell office:value-type="float" office:value="-11">
            <text:p>-11</text:p>
          </table:table-cell>
          <table:table-cell table:formula="of:=[.A503]*10^[.B503]" office:value-type="float" office:value="0.0000000000272057332047761">
            <text:p>2.72057332047761E-011</text:p>
          </table:table-cell>
          <table:table-cell/>
        </table:table-row>
        <table:table-row table:style-name="ro1">
          <table:table-cell office:value-type="float" office:value="3.34794220790508">
            <text:p>3.3479422079</text:p>
          </table:table-cell>
          <table:table-cell office:value-type="float" office:value="-11">
            <text:p>-11</text:p>
          </table:table-cell>
          <table:table-cell table:formula="of:=[.A504]*10^[.B504]" office:value-type="float" office:value="0.0000000000334794220790508">
            <text:p>3.34794220790508E-011</text:p>
          </table:table-cell>
          <table:table-cell/>
        </table:table-row>
        <table:table-row table:style-name="ro1">
          <table:table-cell office:value-type="float" office:value="2.94220563361814">
            <text:p>2.9422056336</text:p>
          </table:table-cell>
          <table:table-cell office:value-type="float" office:value="-11">
            <text:p>-11</text:p>
          </table:table-cell>
          <table:table-cell table:formula="of:=[.A505]*10^[.B505]" office:value-type="float" office:value="0.0000000000294220563361814">
            <text:p>2.94220563361814E-011</text:p>
          </table:table-cell>
          <table:table-cell/>
        </table:table-row>
        <table:table-row table:style-name="ro1">
          <table:table-cell office:value-type="float" office:value="2.22096137437023">
            <text:p>2.2209613744</text:p>
          </table:table-cell>
          <table:table-cell office:value-type="float" office:value="-11">
            <text:p>-11</text:p>
          </table:table-cell>
          <table:table-cell table:formula="of:=[.A506]*10^[.B506]" office:value-type="float" office:value="0.0000000000222096137437023">
            <text:p>2.22096137437023E-011</text:p>
          </table:table-cell>
          <table:table-cell/>
        </table:table-row>
        <table:table-row table:style-name="ro1">
          <table:table-cell office:value-type="float" office:value="1.57454816298385">
            <text:p>1.574548163</text:p>
          </table:table-cell>
          <table:table-cell office:value-type="float" office:value="-11">
            <text:p>-11</text:p>
          </table:table-cell>
          <table:table-cell table:formula="of:=[.A507]*10^[.B507]" office:value-type="float" office:value="0.0000000000157454816298385">
            <text:p>1.57454816298385E-011</text:p>
          </table:table-cell>
          <table:table-cell/>
        </table:table-row>
        <table:table-row table:style-name="ro1">
          <table:table-cell office:value-type="float" office:value="1.09531207434853">
            <text:p>1.0953120743</text:p>
          </table:table-cell>
          <table:table-cell office:value-type="float" office:value="-11">
            <text:p>-11</text:p>
          </table:table-cell>
          <table:table-cell table:formula="of:=[.A508]*10^[.B508]" office:value-type="float" office:value="0.0000000000109531207434853">
            <text:p>1.09531207434853E-011</text:p>
          </table:table-cell>
          <table:table-cell/>
        </table:table-row>
        <table:table-row table:style-name="ro1">
          <table:table-cell office:value-type="float" office:value="7.63510551410092">
            <text:p>7.6351055141</text:p>
          </table:table-cell>
          <table:table-cell office:value-type="float" office:value="-12">
            <text:p>-12</text:p>
          </table:table-cell>
          <table:table-cell table:formula="of:=[.A509]*10^[.B509]" office:value-type="float" office:value="0.00000000000763510551410093">
            <text:p>7.63510551410093E-012</text:p>
          </table:table-cell>
          <table:table-cell/>
        </table:table-row>
        <table:table-row table:style-name="ro1">
          <table:table-cell office:value-type="float" office:value="5.38492283392877">
            <text:p>5.3849228339</text:p>
          </table:table-cell>
          <table:table-cell office:value-type="float" office:value="-12">
            <text:p>-12</text:p>
          </table:table-cell>
          <table:table-cell table:formula="of:=[.A510]*10^[.B510]" office:value-type="float" office:value="0.00000000000538492283392877">
            <text:p>5.38492283392877E-012</text:p>
          </table:table-cell>
          <table:table-cell/>
        </table:table-row>
        <table:table-row table:style-name="ro1">
          <table:table-cell office:value-type="float" office:value="3.85806129164044">
            <text:p>3.8580612916</text:p>
          </table:table-cell>
          <table:table-cell office:value-type="float" office:value="-12">
            <text:p>-12</text:p>
          </table:table-cell>
          <table:table-cell table:formula="of:=[.A511]*10^[.B511]" office:value-type="float" office:value="0.00000000000385806129164044">
            <text:p>3.85806129164044E-012</text:p>
          </table:table-cell>
          <table:table-cell/>
        </table:table-row>
        <table:table-row table:style-name="ro1">
          <table:table-cell office:value-type="float" office:value="2.81130222598226">
            <text:p>2.811302226</text:p>
          </table:table-cell>
          <table:table-cell office:value-type="float" office:value="-12">
            <text:p>-12</text:p>
          </table:table-cell>
          <table:table-cell table:formula="of:=[.A512]*10^[.B512]" office:value-type="float" office:value="0.00000000000281130222598226">
            <text:p>2.81130222598226E-012</text:p>
          </table:table-cell>
          <table:table-cell/>
        </table:table-row>
        <table:table-row table:style-name="ro1">
          <table:table-cell office:value-type="float" office:value="2.08318111471442">
            <text:p>2.0831811147</text:p>
          </table:table-cell>
          <table:table-cell office:value-type="float" office:value="-12">
            <text:p>-12</text:p>
          </table:table-cell>
          <table:table-cell table:formula="of:=[.A513]*10^[.B513]" office:value-type="float" office:value="0.00000000000208318111471442">
            <text:p>2.08318111471442E-012</text:p>
          </table:table-cell>
          <table:table-cell/>
        </table:table-row>
        <table:table-row table:style-name="ro1">
          <table:table-cell office:value-type="float" office:value="1.56850045228839">
            <text:p>1.5685004523</text:p>
          </table:table-cell>
          <table:table-cell office:value-type="float" office:value="-12">
            <text:p>-12</text:p>
          </table:table-cell>
          <table:table-cell table:formula="of:=[.A514]*10^[.B514]" office:value-type="float" office:value="0.00000000000156850045228839">
            <text:p>1.56850045228839E-012</text:p>
          </table:table-cell>
          <table:table-cell/>
        </table:table-row>
        <table:table-row table:style-name="ro1">
          <table:table-cell office:value-type="float" office:value="1.19873551979312">
            <text:p>1.1987355198</text:p>
          </table:table-cell>
          <table:table-cell office:value-type="float" office:value="-12">
            <text:p>-12</text:p>
          </table:table-cell>
          <table:table-cell table:formula="of:=[.A515]*10^[.B515]" office:value-type="float" office:value="0.00000000000119873551979312">
            <text:p>1.19873551979312E-012</text:p>
          </table:table-cell>
          <table:table-cell/>
        </table:table-row>
        <table:table-row table:style-name="ro1">
          <table:table-cell office:value-type="float" office:value="9.28868087887327">
            <text:p>9.2886808789</text:p>
          </table:table-cell>
          <table:table-cell office:value-type="float" office:value="-13">
            <text:p>-13</text:p>
          </table:table-cell>
          <table:table-cell table:formula="of:=[.A516]*10^[.B516]" office:value-type="float" office:value="0.000000000000928868087887327">
            <text:p>9.28868087887327E-013</text:p>
          </table:table-cell>
          <table:table-cell/>
        </table:table-row>
        <table:table-row table:style-name="ro1">
          <table:table-cell office:value-type="float" office:value="7.2894721983148">
            <text:p>7.2894721983</text:p>
          </table:table-cell>
          <table:table-cell office:value-type="float" office:value="-13">
            <text:p>-13</text:p>
          </table:table-cell>
          <table:table-cell table:formula="of:=[.A517]*10^[.B517]" office:value-type="float" office:value="0.00000000000072894721983148">
            <text:p>7.2894721983148E-013</text:p>
          </table:table-cell>
          <table:table-cell/>
        </table:table-row>
        <table:table-row table:style-name="ro1">
          <table:table-cell office:value-type="float" office:value="5.78757560378097">
            <text:p>5.7875756038</text:p>
          </table:table-cell>
          <table:table-cell office:value-type="float" office:value="-13">
            <text:p>-13</text:p>
          </table:table-cell>
          <table:table-cell table:formula="of:=[.A518]*10^[.B518]" office:value-type="float" office:value="0.000000000000578757560378097">
            <text:p>5.78757560378097E-013</text:p>
          </table:table-cell>
          <table:table-cell/>
        </table:table-row>
        <table:table-row table:style-name="ro1">
          <table:table-cell office:value-type="float" office:value="4.64449569097982">
            <text:p>4.644495691</text:p>
          </table:table-cell>
          <table:table-cell office:value-type="float" office:value="-13">
            <text:p>-13</text:p>
          </table:table-cell>
          <table:table-cell table:formula="of:=[.A519]*10^[.B519]" office:value-type="float" office:value="0.000000000000464449569097982">
            <text:p>4.64449569097982E-013</text:p>
          </table:table-cell>
          <table:table-cell/>
        </table:table-row>
        <table:table-row table:style-name="ro1">
          <table:table-cell office:value-type="float" office:value="3.76393371815178">
            <text:p>3.7639337182</text:p>
          </table:table-cell>
          <table:table-cell office:value-type="float" office:value="-13">
            <text:p>-13</text:p>
          </table:table-cell>
          <table:table-cell table:formula="of:=[.A520]*10^[.B520]" office:value-type="float" office:value="0.000000000000376393371815178">
            <text:p>3.76393371815178E-013</text:p>
          </table:table-cell>
          <table:table-cell/>
        </table:table-row>
        <table:table-row table:style-name="ro1">
          <table:table-cell office:value-type="float" office:value="3.07796397789344">
            <text:p>3.0779639779</text:p>
          </table:table-cell>
          <table:table-cell office:value-type="float" office:value="-13">
            <text:p>-13</text:p>
          </table:table-cell>
          <table:table-cell table:formula="of:=[.A521]*10^[.B521]" office:value-type="float" office:value="0.000000000000307796397789344">
            <text:p>3.07796397789344E-013</text:p>
          </table:table-cell>
          <table:table-cell/>
        </table:table-row>
        <table:table-row table:style-name="ro1">
          <table:table-cell office:value-type="float" office:value="2.53801323122527">
            <text:p>2.5380132312</text:p>
          </table:table-cell>
          <table:table-cell office:value-type="float" office:value="-13">
            <text:p>-13</text:p>
          </table:table-cell>
          <table:table-cell table:formula="of:=[.A522]*10^[.B522]" office:value-type="float" office:value="0.000000000000253801323122527">
            <text:p>2.53801323122527E-013</text:p>
          </table:table-cell>
          <table:table-cell/>
        </table:table-row>
        <table:table-row table:style-name="ro1">
          <table:table-cell office:value-type="float" office:value="2.108893277709">
            <text:p>2.1088932777</text:p>
          </table:table-cell>
          <table:table-cell office:value-type="float" office:value="-13">
            <text:p>-13</text:p>
          </table:table-cell>
          <table:table-cell table:formula="of:=[.A523]*10^[.B523]" office:value-type="float" office:value="0.0000000000002108893277709">
            <text:p>2.108893277709E-013</text:p>
          </table:table-cell>
          <table:table-cell/>
        </table:table-row>
        <table:table-row table:style-name="ro1">
          <table:table-cell office:value-type="float" office:value="1.76479857086941">
            <text:p>1.7647985709</text:p>
          </table:table-cell>
          <table:table-cell office:value-type="float" office:value="-13">
            <text:p>-13</text:p>
          </table:table-cell>
          <table:table-cell table:formula="of:=[.A524]*10^[.B524]" office:value-type="float" office:value="0.000000000000176479857086941">
            <text:p>1.76479857086941E-013</text:p>
          </table:table-cell>
          <table:table-cell/>
        </table:table-row>
        <table:table-row table:style-name="ro1">
          <table:table-cell office:value-type="float" office:value="1.48658527539439">
            <text:p>1.4865852754</text:p>
          </table:table-cell>
          <table:table-cell office:value-type="float" office:value="-13">
            <text:p>-13</text:p>
          </table:table-cell>
          <table:table-cell table:formula="of:=[.A525]*10^[.B525]" office:value-type="float" office:value="0.000000000000148658527539439">
            <text:p>1.48658527539439E-013</text:p>
          </table:table-cell>
          <table:table-cell/>
        </table:table-row>
        <table:table-row table:style-name="ro1">
          <table:table-cell office:value-type="float" office:value="1.25989713719034">
            <text:p>1.2598971372</text:p>
          </table:table-cell>
          <table:table-cell office:value-type="float" office:value="-13">
            <text:p>-13</text:p>
          </table:table-cell>
          <table:table-cell table:formula="of:=[.A526]*10^[.B526]" office:value-type="float" office:value="0.000000000000125989713719034">
            <text:p>1.25989713719034E-013</text:p>
          </table:table-cell>
          <table:table-cell/>
        </table:table-row>
        <table:table-row table:style-name="ro1">
          <table:table-cell office:value-type="float" office:value="1.07385832568949">
            <text:p>1.0738583257</text:p>
          </table:table-cell>
          <table:table-cell office:value-type="float" office:value="-13">
            <text:p>-13</text:p>
          </table:table-cell>
          <table:table-cell table:formula="of:=[.A527]*10^[.B527]" office:value-type="float" office:value="0.000000000000107385832568949">
            <text:p>1.07385832568949E-013</text:p>
          </table:table-cell>
          <table:table-cell/>
        </table:table-row>
        <table:table-row table:style-name="ro1">
          <table:table-cell office:value-type="float" office:value="9.20150749140905">
            <text:p>9.2015074914</text:p>
          </table:table-cell>
          <table:table-cell office:value-type="float" office:value="-14">
            <text:p>-14</text:p>
          </table:table-cell>
          <table:table-cell table:formula="of:=[.A528]*10^[.B528]" office:value-type="float" office:value="0.0000000000000920150749140905">
            <text:p>9.20150749140905E-014</text:p>
          </table:table-cell>
          <table:table-cell/>
        </table:table-row>
        <table:table-row table:style-name="ro1">
          <table:table-cell office:value-type="float" office:value="7.92355306320393">
            <text:p>7.9235530632</text:p>
          </table:table-cell>
          <table:table-cell office:value-type="float" office:value="-14">
            <text:p>-14</text:p>
          </table:table-cell>
          <table:table-cell table:formula="of:=[.A529]*10^[.B529]" office:value-type="float" office:value="0.0000000000000792355306320393">
            <text:p>7.92355306320393E-014</text:p>
          </table:table-cell>
          <table:table-cell/>
        </table:table-row>
        <table:table-row table:style-name="ro1">
          <table:table-cell office:value-type="float" office:value="6.85476470980862">
            <text:p>6.8547647098</text:p>
          </table:table-cell>
          <table:table-cell office:value-type="float" office:value="-14">
            <text:p>-14</text:p>
          </table:table-cell>
          <table:table-cell table:formula="of:=[.A530]*10^[.B530]" office:value-type="float" office:value="0.0000000000000685476470980862">
            <text:p>6.85476470980862E-014</text:p>
          </table:table-cell>
          <table:table-cell/>
        </table:table-row>
        <table:table-row table:style-name="ro1">
          <table:table-cell office:value-type="float" office:value="5.95595658883628">
            <text:p>5.9559565888</text:p>
          </table:table-cell>
          <table:table-cell office:value-type="float" office:value="-14">
            <text:p>-14</text:p>
          </table:table-cell>
          <table:table-cell table:formula="of:=[.A531]*10^[.B531]" office:value-type="float" office:value="0.0000000000000595595658883628">
            <text:p>5.95595658883628E-014</text:p>
          </table:table-cell>
          <table:table-cell/>
        </table:table-row>
        <table:table-row table:style-name="ro1">
          <table:table-cell office:value-type="float" office:value="5.19616031348072">
            <text:p>5.1961603135</text:p>
          </table:table-cell>
          <table:table-cell office:value-type="float" office:value="-14">
            <text:p>-14</text:p>
          </table:table-cell>
          <table:table-cell table:formula="of:=[.A532]*10^[.B532]" office:value-type="float" office:value="0.0000000000000519616031348072">
            <text:p>5.19616031348072E-014</text:p>
          </table:table-cell>
          <table:table-cell/>
        </table:table-row>
        <table:table-row table:style-name="ro1">
          <table:table-cell office:value-type="float" office:value="4.55072883387726">
            <text:p>4.5507288339</text:p>
          </table:table-cell>
          <table:table-cell office:value-type="float" office:value="-14">
            <text:p>-14</text:p>
          </table:table-cell>
          <table:table-cell table:formula="of:=[.A533]*10^[.B533]" office:value-type="float" office:value="0.0000000000000455072883387726">
            <text:p>4.55072883387726E-014</text:p>
          </table:table-cell>
          <table:table-cell/>
        </table:table-row>
        <table:table-row table:style-name="ro1">
          <table:table-cell office:value-type="float" office:value="3.99991530955015">
            <text:p>3.9999153096</text:p>
          </table:table-cell>
          <table:table-cell office:value-type="float" office:value="-14">
            <text:p>-14</text:p>
          </table:table-cell>
          <table:table-cell table:formula="of:=[.A534]*10^[.B534]" office:value-type="float" office:value="0.0000000000000399991530955015">
            <text:p>3.99991530955015E-014</text:p>
          </table:table-cell>
          <table:table-cell/>
        </table:table-row>
        <table:table-row table:style-name="ro1">
          <table:table-cell office:value-type="float" office:value="3.52779916821509">
            <text:p>3.5277991682</text:p>
          </table:table-cell>
          <table:table-cell office:value-type="float" office:value="-14">
            <text:p>-14</text:p>
          </table:table-cell>
          <table:table-cell table:formula="of:=[.A535]*10^[.B535]" office:value-type="float" office:value="0.0000000000000352779916821509">
            <text:p>3.52779916821509E-014</text:p>
          </table:table-cell>
          <table:table-cell/>
        </table:table-row>
        <table:table-row table:style-name="ro1">
          <table:table-cell office:value-type="float" office:value="3.12146816202846">
            <text:p>3.121468162</text:p>
          </table:table-cell>
          <table:table-cell office:value-type="float" office:value="-14">
            <text:p>-14</text:p>
          </table:table-cell>
          <table:table-cell table:formula="of:=[.A536]*10^[.B536]" office:value-type="float" office:value="0.0000000000000312146816202846">
            <text:p>3.12146816202846E-014</text:p>
          </table:table-cell>
          <table:table-cell/>
        </table:table-row>
        <table:table-row table:style-name="ro1">
          <table:table-cell office:value-type="float" office:value="2.77039075842357">
            <text:p>2.7703907584</text:p>
          </table:table-cell>
          <table:table-cell office:value-type="float" office:value="-14">
            <text:p>-14</text:p>
          </table:table-cell>
          <table:table-cell table:formula="of:=[.A537]*10^[.B537]" office:value-type="float" office:value="0.0000000000000277039075842357">
            <text:p>2.77039075842357E-014</text:p>
          </table:table-cell>
          <table:table-cell/>
        </table:table-row>
        <table:table-row table:style-name="ro1">
          <table:table-cell office:value-type="float" office:value="2.46593116815247">
            <text:p>2.4659311682</text:p>
          </table:table-cell>
          <table:table-cell office:value-type="float" office:value="-14">
            <text:p>-14</text:p>
          </table:table-cell>
          <table:table-cell table:formula="of:=[.A538]*10^[.B538]" office:value-type="float" office:value="0.0000000000000246593116815247">
            <text:p>2.46593116815247E-014</text:p>
          </table:table-cell>
          <table:table-cell/>
        </table:table-row>
        <table:table-row table:style-name="ro1">
          <table:table-cell office:value-type="float" office:value="2.20097207323869">
            <text:p>2.2009720732</text:p>
          </table:table-cell>
          <table:table-cell office:value-type="float" office:value="-14">
            <text:p>-14</text:p>
          </table:table-cell>
          <table:table-cell table:formula="of:=[.A539]*10^[.B539]" office:value-type="float" office:value="0.0000000000000220097207323869">
            <text:p>2.20097207323869E-014</text:p>
          </table:table-cell>
          <table:table-cell/>
        </table:table-row>
        <table:table-row table:style-name="ro1">
          <table:table-cell office:value-type="float" office:value="1.9696192598402">
            <text:p>1.9696192598</text:p>
          </table:table-cell>
          <table:table-cell office:value-type="float" office:value="-14">
            <text:p>-14</text:p>
          </table:table-cell>
          <table:table-cell table:formula="of:=[.A540]*10^[.B540]" office:value-type="float" office:value="0.000000000000019696192598402">
            <text:p>1.9696192598402E-014</text:p>
          </table:table-cell>
          <table:table-cell/>
        </table:table-row>
        <table:table-row table:style-name="ro1">
          <table:table-cell office:value-type="float" office:value="1.76696896588246">
            <text:p>1.7669689659</text:p>
          </table:table-cell>
          <table:table-cell office:value-type="float" office:value="-14">
            <text:p>-14</text:p>
          </table:table-cell>
          <table:table-cell table:formula="of:=[.A541]*10^[.B541]" office:value-type="float" office:value="0.0000000000000176696896588246">
            <text:p>1.76696896588246E-014</text:p>
          </table:table-cell>
          <table:table-cell/>
        </table:table-row>
        <table:table-row table:style-name="ro1">
          <table:table-cell office:value-type="float" office:value="1.58892356339125">
            <text:p>1.5889235634</text:p>
          </table:table-cell>
          <table:table-cell office:value-type="float" office:value="-14">
            <text:p>-14</text:p>
          </table:table-cell>
          <table:table-cell table:formula="of:=[.A542]*10^[.B542]" office:value-type="float" office:value="0.0000000000000158892356339125">
            <text:p>1.58892356339125E-014</text:p>
          </table:table-cell>
          <table:table-cell/>
        </table:table-row>
        <table:table-row table:style-name="ro1">
          <table:table-cell office:value-type="float" office:value="1.43204472496328">
            <text:p>1.432044725</text:p>
          </table:table-cell>
          <table:table-cell office:value-type="float" office:value="-14">
            <text:p>-14</text:p>
          </table:table-cell>
          <table:table-cell table:formula="of:=[.A543]*10^[.B543]" office:value-type="float" office:value="0.0000000000000143204472496328">
            <text:p>1.43204472496328E-014</text:p>
          </table:table-cell>
          <table:table-cell/>
        </table:table-row>
        <table:table-row table:style-name="ro1">
          <table:table-cell office:value-type="float" office:value="1.29343583278377">
            <text:p>1.2934358328</text:p>
          </table:table-cell>
          <table:table-cell office:value-type="float" office:value="-14">
            <text:p>-14</text:p>
          </table:table-cell>
          <table:table-cell table:formula="of:=[.A544]*10^[.B544]" office:value-type="float" office:value="0.0000000000000129343583278377">
            <text:p>1.29343583278377E-014</text:p>
          </table:table-cell>
          <table:table-cell/>
        </table:table-row>
        <table:table-row table:style-name="ro1">
          <table:table-cell office:value-type="float" office:value="1.17064733056474">
            <text:p>1.1706473306</text:p>
          </table:table-cell>
          <table:table-cell office:value-type="float" office:value="-14">
            <text:p>-14</text:p>
          </table:table-cell>
          <table:table-cell table:formula="of:=[.A545]*10^[.B545]" office:value-type="float" office:value="0.0000000000000117064733056474">
            <text:p>1.17064733056474E-014</text:p>
          </table:table-cell>
          <table:table-cell/>
        </table:table-row>
        <table:table-row table:style-name="ro1">
          <table:table-cell office:value-type="float" office:value="1.06160017388753">
            <text:p>1.0616001739</text:p>
          </table:table-cell>
          <table:table-cell office:value-type="float" office:value="-14">
            <text:p>-14</text:p>
          </table:table-cell>
          <table:table-cell table:formula="of:=[.A546]*10^[.B546]" office:value-type="float" office:value="0.0000000000000106160017388753">
            <text:p>1.06160017388753E-014</text:p>
          </table:table-cell>
          <table:table-cell/>
        </table:table-row>
        <table:table-row table:style-name="ro1">
          <table:table-cell office:value-type="float" office:value="9.64523631805064">
            <text:p>9.6452363181</text:p>
          </table:table-cell>
          <table:table-cell office:value-type="float" office:value="-15">
            <text:p>-15</text:p>
          </table:table-cell>
          <table:table-cell table:formula="of:=[.A547]*10^[.B547]" office:value-type="float" office:value="9.64523631805064E-015">
            <text:p>9.64523631805064E-015</text:p>
          </table:table-cell>
          <table:table-cell/>
        </table:table-row>
        <table:table-row table:style-name="ro1">
          <table:table-cell office:value-type="float" office:value="8.77904525255837">
            <text:p>8.7790452526</text:p>
          </table:table-cell>
          <table:table-cell office:value-type="float" office:value="-15">
            <text:p>-15</text:p>
          </table:table-cell>
          <table:table-cell table:formula="of:=[.A548]*10^[.B548]" office:value-type="float" office:value="8.77904525255837E-015">
            <text:p>8.77904525255837E-015</text:p>
          </table:table-cell>
          <table:table-cell/>
        </table:table-row>
        <table:table-row table:style-name="ro1">
          <table:table-cell office:value-type="float" office:value="8.00445623316589">
            <text:p>8.0044562332</text:p>
          </table:table-cell>
          <table:table-cell office:value-type="float" office:value="-15">
            <text:p>-15</text:p>
          </table:table-cell>
          <table:table-cell table:formula="of:=[.A549]*10^[.B549]" office:value-type="float" office:value="8.00445623316589E-015">
            <text:p>8.00445623316589E-015</text:p>
          </table:table-cell>
          <table:table-cell/>
        </table:table-row>
        <table:table-row table:style-name="ro1">
          <table:table-cell office:value-type="float" office:value="7.31031406156211">
            <text:p>7.3103140616</text:p>
          </table:table-cell>
          <table:table-cell office:value-type="float" office:value="-15">
            <text:p>-15</text:p>
          </table:table-cell>
          <table:table-cell table:formula="of:=[.A550]*10^[.B550]" office:value-type="float" office:value="7.31031406156211E-015">
            <text:p>7.31031406156211E-015</text:p>
          </table:table-cell>
          <table:table-cell/>
        </table:table-row>
        <table:table-row table:style-name="ro1">
          <table:table-cell office:value-type="float" office:value="6.68699780019748">
            <text:p>6.6869978002</text:p>
          </table:table-cell>
          <table:table-cell office:value-type="float" office:value="-15">
            <text:p>-15</text:p>
          </table:table-cell>
          <table:table-cell table:formula="of:=[.A551]*10^[.B551]" office:value-type="float" office:value="6.68699780019748E-015">
            <text:p>6.68699780019748E-015</text:p>
          </table:table-cell>
          <table:table-cell/>
        </table:table-row>
        <table:table-row table:style-name="ro1">
          <table:table-cell office:value-type="float" office:value="6.12618621610271">
            <text:p>6.1261862161</text:p>
          </table:table-cell>
          <table:table-cell office:value-type="float" office:value="-15">
            <text:p>-15</text:p>
          </table:table-cell>
          <table:table-cell table:formula="of:=[.A552]*10^[.B552]" office:value-type="float" office:value="6.12618621610271E-015">
            <text:p>6.12618621610271E-015</text:p>
          </table:table-cell>
          <table:table-cell/>
        </table:table-row>
        <table:table-row table:style-name="ro1">
          <table:table-cell office:value-type="float" office:value="5.62066256975847">
            <text:p>5.6206625698</text:p>
          </table:table-cell>
          <table:table-cell office:value-type="float" office:value="-15">
            <text:p>-15</text:p>
          </table:table-cell>
          <table:table-cell table:formula="of:=[.A553]*10^[.B553]" office:value-type="float" office:value="5.62066256975847E-015">
            <text:p>5.62066256975847E-015</text:p>
          </table:table-cell>
          <table:table-cell/>
        </table:table-row>
        <table:table-row table:style-name="ro1">
          <table:table-cell office:value-type="float" office:value="5.16415158386457">
            <text:p>5.1641515839</text:p>
          </table:table-cell>
          <table:table-cell office:value-type="float" office:value="-15">
            <text:p>-15</text:p>
          </table:table-cell>
          <table:table-cell table:formula="of:=[.A554]*10^[.B554]" office:value-type="float" office:value="5.16415158386457E-015">
            <text:p>5.16415158386457E-015</text:p>
          </table:table-cell>
          <table:table-cell/>
        </table:table-row>
        <table:table-row table:style-name="ro1">
          <table:table-cell office:value-type="float" office:value="4.75118283109396">
            <text:p>4.7511828311</text:p>
          </table:table-cell>
          <table:table-cell office:value-type="float" office:value="-15">
            <text:p>-15</text:p>
          </table:table-cell>
          <table:table-cell table:formula="of:=[.A555]*10^[.B555]" office:value-type="float" office:value="4.75118283109396E-015">
            <text:p>4.75118283109396E-015</text:p>
          </table:table-cell>
          <table:table-cell/>
        </table:table-row>
        <table:table-row table:style-name="ro1">
          <table:table-cell office:value-type="float" office:value="4.37697589032441">
            <text:p>4.3769758903</text:p>
          </table:table-cell>
          <table:table-cell office:value-type="float" office:value="-15">
            <text:p>-15</text:p>
          </table:table-cell>
          <table:table-cell table:formula="of:=[.A556]*10^[.B556]" office:value-type="float" office:value="4.37697589032441E-015">
            <text:p>4.37697589032441E-015</text:p>
          </table:table-cell>
          <table:table-cell/>
        </table:table-row>
        <table:table-row table:style-name="ro1">
          <table:table-cell office:value-type="float" office:value="4.03734350216606">
            <text:p>4.0373435022</text:p>
          </table:table-cell>
          <table:table-cell office:value-type="float" office:value="-15">
            <text:p>-15</text:p>
          </table:table-cell>
          <table:table-cell table:formula="of:=[.A557]*10^[.B557]" office:value-type="float" office:value="4.03734350216606E-015">
            <text:p>4.03734350216606E-015</text:p>
          </table:table-cell>
          <table:table-cell/>
        </table:table-row>
        <table:table-row table:style-name="ro1">
          <table:table-cell office:value-type="float" office:value="3.72860965766326">
            <text:p>3.7286096577</text:p>
          </table:table-cell>
          <table:table-cell office:value-type="float" office:value="-15">
            <text:p>-15</text:p>
          </table:table-cell>
          <table:table-cell table:formula="of:=[.A558]*10^[.B558]" office:value-type="float" office:value="3.72860965766326E-015">
            <text:p>3.72860965766326E-015</text:p>
          </table:table-cell>
          <table:table-cell/>
        </table:table-row>
        <table:table-row table:style-name="ro1">
          <table:table-cell office:value-type="float" office:value="3.44754011681921">
            <text:p>3.4475401168</text:p>
          </table:table-cell>
          <table:table-cell office:value-type="float" office:value="-15">
            <text:p>-15</text:p>
          </table:table-cell>
          <table:table-cell table:formula="of:=[.A559]*10^[.B559]" office:value-type="float" office:value="3.44754011681921E-015">
            <text:p>3.44754011681921E-015</text:p>
          </table:table-cell>
          <table:table-cell/>
        </table:table-row>
        <table:table-row table:style-name="ro1">
          <table:table-cell office:value-type="float" office:value="3.19128330583051">
            <text:p>3.1912833058</text:p>
          </table:table-cell>
          <table:table-cell office:value-type="float" office:value="-15">
            <text:p>-15</text:p>
          </table:table-cell>
          <table:table-cell table:formula="of:=[.A560]*10^[.B560]" office:value-type="float" office:value="3.19128330583051E-015">
            <text:p>3.19128330583051E-015</text:p>
          </table:table-cell>
          <table:table-cell/>
        </table:table-row>
        <table:table-row table:style-name="ro1">
          <table:table-cell office:value-type="float" office:value="2.95731990679795">
            <text:p>2.9573199068</text:p>
          </table:table-cell>
          <table:table-cell office:value-type="float" office:value="-15">
            <text:p>-15</text:p>
          </table:table-cell>
          <table:table-cell table:formula="of:=[.A561]*10^[.B561]" office:value-type="float" office:value="2.95731990679795E-015">
            <text:p>2.95731990679795E-015</text:p>
          </table:table-cell>
          <table:table-cell/>
        </table:table-row>
        <table:table-row table:style-name="ro1">
          <table:table-cell office:value-type="float" office:value="2.74341974904962">
            <text:p>2.743419749</text:p>
          </table:table-cell>
          <table:table-cell office:value-type="float" office:value="-15">
            <text:p>-15</text:p>
          </table:table-cell>
          <table:table-cell table:formula="of:=[.A562]*10^[.B562]" office:value-type="float" office:value="2.74341974904962E-015">
            <text:p>2.74341974904962E-015</text:p>
          </table:table-cell>
          <table:table-cell/>
        </table:table-row>
        <table:table-row table:style-name="ro1">
          <table:table-cell office:value-type="float" office:value="2.54760485133005">
            <text:p>2.5476048513</text:p>
          </table:table-cell>
          <table:table-cell office:value-type="float" office:value="-15">
            <text:p>-15</text:p>
          </table:table-cell>
          <table:table-cell table:formula="of:=[.A563]*10^[.B563]" office:value-type="float" office:value="2.54760485133005E-015">
            <text:p>2.54760485133005E-015</text:p>
          </table:table-cell>
          <table:table-cell/>
        </table:table-row>
        <table:table-row table:style-name="ro1">
          <table:table-cell office:value-type="float" office:value="2.36811765960869">
            <text:p>2.3681176596</text:p>
          </table:table-cell>
          <table:table-cell office:value-type="float" office:value="-15">
            <text:p>-15</text:p>
          </table:table-cell>
          <table:table-cell table:formula="of:=[.A564]*10^[.B564]" office:value-type="float" office:value="2.36811765960869E-015">
            <text:p>2.36811765960869E-015</text:p>
          </table:table-cell>
          <table:table-cell/>
        </table:table-row>
        <table:table-row table:style-name="ro1">
          <table:table-cell office:value-type="float" office:value="2.20339368543762">
            <text:p>2.2033936854</text:p>
          </table:table-cell>
          <table:table-cell office:value-type="float" office:value="-15">
            <text:p>-15</text:p>
          </table:table-cell>
          <table:table-cell table:formula="of:=[.A565]*10^[.B565]" office:value-type="float" office:value="2.20339368543762E-015">
            <text:p>2.20339368543762E-015</text:p>
          </table:table-cell>
          <table:table-cell/>
        </table:table-row>
        <table:table-row table:style-name="ro1">
          <table:table-cell office:value-type="float" office:value="2.05203788108538">
            <text:p>2.0520378811</text:p>
          </table:table-cell>
          <table:table-cell office:value-type="float" office:value="-15">
            <text:p>-15</text:p>
          </table:table-cell>
          <table:table-cell table:formula="of:=[.A566]*10^[.B566]" office:value-type="float" office:value="2.05203788108538E-015">
            <text:p>2.05203788108538E-015</text:p>
          </table:table-cell>
          <table:table-cell/>
        </table:table-row>
        <table:table-row table:style-name="ro1">
          <table:table-cell office:value-type="float" office:value="1.91280419568577">
            <text:p>1.9128041957</text:p>
          </table:table-cell>
          <table:table-cell office:value-type="float" office:value="-15">
            <text:p>-15</text:p>
          </table:table-cell>
          <table:table-cell table:formula="of:=[.A567]*10^[.B567]" office:value-type="float" office:value="1.91280419568577E-015">
            <text:p>1.91280419568577E-015</text:p>
          </table:table-cell>
          <table:table-cell/>
        </table:table-row>
        <table:table-row table:style-name="ro1">
          <table:table-cell office:value-type="float" office:value="1.78457784590756">
            <text:p>1.7845778459</text:p>
          </table:table-cell>
          <table:table-cell office:value-type="float" office:value="-15">
            <text:p>-15</text:p>
          </table:table-cell>
          <table:table-cell table:formula="of:=[.A568]*10^[.B568]" office:value-type="float" office:value="1.78457784590756E-015">
            <text:p>1.78457784590756E-015</text:p>
          </table:table-cell>
          <table:table-cell/>
        </table:table-row>
        <table:table-row table:style-name="ro1">
          <table:table-cell office:value-type="float" office:value="1.66635990857122">
            <text:p>1.6663599086</text:p>
          </table:table-cell>
          <table:table-cell office:value-type="float" office:value="-15">
            <text:p>-15</text:p>
          </table:table-cell>
          <table:table-cell table:formula="of:=[.A569]*10^[.B569]" office:value-type="float" office:value="1.66635990857122E-015">
            <text:p>1.66635990857122E-015</text:p>
          </table:table-cell>
          <table:table-cell/>
        </table:table-row>
        <table:table-row table:style-name="ro1">
          <table:table-cell office:value-type="float" office:value="1.55725390385868">
            <text:p>1.5572539039</text:p>
          </table:table-cell>
          <table:table-cell office:value-type="float" office:value="-15">
            <text:p>-15</text:p>
          </table:table-cell>
          <table:table-cell table:formula="of:=[.A570]*10^[.B570]" office:value-type="float" office:value="1.55725390385868E-015">
            <text:p>1.55725390385868E-015</text:p>
          </table:table-cell>
          <table:table-cell/>
        </table:table-row>
        <table:table-row table:style-name="ro1">
          <table:table-cell office:value-type="float" office:value="1.456454088926">
            <text:p>1.4564540889</text:p>
          </table:table-cell>
          <table:table-cell office:value-type="float" office:value="-15">
            <text:p>-15</text:p>
          </table:table-cell>
          <table:table-cell table:formula="of:=[.A571]*10^[.B571]" office:value-type="float" office:value="1.456454088926E-015">
            <text:p>1.456454088926E-015</text:p>
          </table:table-cell>
          <table:table-cell/>
        </table:table-row>
        <table:table-row table:style-name="ro1">
          <table:table-cell office:value-type="float" office:value="1.36323522429289">
            <text:p>1.3632352243</text:p>
          </table:table-cell>
          <table:table-cell office:value-type="float" office:value="-15">
            <text:p>-15</text:p>
          </table:table-cell>
          <table:table-cell table:formula="of:=[.A572]*10^[.B572]" office:value-type="float" office:value="1.36323522429289E-015">
            <text:p>1.36323522429289E-015</text:p>
          </table:table-cell>
          <table:table-cell/>
        </table:table-row>
        <table:table-row table:style-name="ro1">
          <table:table-cell office:value-type="float" office:value="1.27694361104586">
            <text:p>1.276943611</text:p>
          </table:table-cell>
          <table:table-cell office:value-type="float" office:value="-15">
            <text:p>-15</text:p>
          </table:table-cell>
          <table:table-cell table:formula="of:=[.A573]*10^[.B573]" office:value-type="float" office:value="1.27694361104586E-015">
            <text:p>1.27694361104586E-015</text:p>
          </table:table-cell>
          <table:table-cell/>
        </table:table-row>
        <table:table-row table:style-name="ro1">
          <table:table-cell office:value-type="float" office:value="1.19698922686346">
            <text:p>1.1969892269</text:p>
          </table:table-cell>
          <table:table-cell office:value-type="float" office:value="-15">
            <text:p>-15</text:p>
          </table:table-cell>
          <table:table-cell table:formula="of:=[.A574]*10^[.B574]" office:value-type="float" office:value="1.19698922686346E-015">
            <text:p>1.19698922686346E-015</text:p>
          </table:table-cell>
          <table:table-cell/>
        </table:table-row>
        <table:table-row table:style-name="ro1">
          <table:table-cell office:value-type="float" office:value="1.12283881397932">
            <text:p>1.122838814</text:p>
          </table:table-cell>
          <table:table-cell office:value-type="float" office:value="-15">
            <text:p>-15</text:p>
          </table:table-cell>
          <table:table-cell table:formula="of:=[.A575]*10^[.B575]" office:value-type="float" office:value="1.12283881397932E-015">
            <text:p>1.12283881397932E-015</text:p>
          </table:table-cell>
          <table:table-cell/>
        </table:table-row>
        <table:table-row table:style-name="ro1">
          <table:table-cell office:value-type="float" office:value="1.05400979346248">
            <text:p>1.0540097935</text:p>
          </table:table-cell>
          <table:table-cell office:value-type="float" office:value="-15">
            <text:p>-15</text:p>
          </table:table-cell>
          <table:table-cell table:formula="of:=[.A576]*10^[.B576]" office:value-type="float" office:value="1.05400979346248E-015">
            <text:p>1.05400979346248E-015</text:p>
          </table:table-cell>
          <table:table-cell/>
        </table:table-row>
        <table:table-row table:style-name="ro1">
          <table:table-cell office:value-type="float" office:value="9.90064898103789">
            <text:p>9.900648981</text:p>
          </table:table-cell>
          <table:table-cell office:value-type="float" office:value="-16">
            <text:p>-16</text:p>
          </table:table-cell>
          <table:table-cell table:formula="of:=[.A577]*10^[.B577]" office:value-type="float" office:value="9.90064898103789E-016">
            <text:p>9.90064898103789E-016</text:p>
          </table:table-cell>
          <table:table-cell/>
        </table:table-row>
        <table:table-row table:style-name="ro1">
          <table:table-cell office:value-type="float" office:value="9.30607431365471">
            <text:p>9.3060743137</text:p>
          </table:table-cell>
          <table:table-cell office:value-type="float" office:value="-16">
            <text:p>-16</text:p>
          </table:table-cell>
          <table:table-cell table:formula="of:=[.A578]*10^[.B578]" office:value-type="float" office:value="9.30607431365471E-016">
            <text:p>9.30607431365471E-016</text:p>
          </table:table-cell>
          <table:table-cell/>
        </table:table-row>
        <table:table-row table:style-name="ro1">
          <table:table-cell office:value-type="float" office:value="8.75277072746972">
            <text:p>8.7527707275</text:p>
          </table:table-cell>
          <table:table-cell office:value-type="float" office:value="-16">
            <text:p>-16</text:p>
          </table:table-cell>
          <table:table-cell table:formula="of:=[.A579]*10^[.B579]" office:value-type="float" office:value="8.75277072746972E-016">
            <text:p>8.75277072746972E-016</text:p>
          </table:table-cell>
          <table:table-cell/>
        </table:table-row>
        <table:table-row table:style-name="ro1">
          <table:table-cell office:value-type="float" office:value="8.23746160900155">
            <text:p>8.237461609</text:p>
          </table:table-cell>
          <table:table-cell office:value-type="float" office:value="-16">
            <text:p>-16</text:p>
          </table:table-cell>
          <table:table-cell table:formula="of:=[.A580]*10^[.B580]" office:value-type="float" office:value="8.23746160900155E-016">
            <text:p>8.23746160900155E-016</text:p>
          </table:table-cell>
          <table:table-cell/>
        </table:table-row>
        <table:table-row table:style-name="ro1">
          <table:table-cell office:value-type="float" office:value="7.75716395113608">
            <text:p>7.7571639511</text:p>
          </table:table-cell>
          <table:table-cell office:value-type="float" office:value="-16">
            <text:p>-16</text:p>
          </table:table-cell>
          <table:table-cell table:formula="of:=[.A581]*10^[.B581]" office:value-type="float" office:value="7.75716395113608E-016">
            <text:p>7.75716395113608E-016</text:p>
          </table:table-cell>
          <table:table-cell/>
        </table:table-row>
        <table:table-row table:style-name="ro1">
          <table:table-cell office:value-type="float" office:value="7.30915903806839">
            <text:p>7.3091590381</text:p>
          </table:table-cell>
          <table:table-cell office:value-type="float" office:value="-16">
            <text:p>-16</text:p>
          </table:table-cell>
          <table:table-cell table:formula="of:=[.A582]*10^[.B582]" office:value-type="float" office:value="7.30915903806839E-016">
            <text:p>7.30915903806839E-016</text:p>
          </table:table-cell>
          <table:table-cell/>
        </table:table-row>
        <table:table-row table:style-name="ro1">
          <table:table-cell office:value-type="float" office:value="6.89096635498724">
            <text:p>6.890966355</text:p>
          </table:table-cell>
          <table:table-cell office:value-type="float" office:value="-16">
            <text:p>-16</text:p>
          </table:table-cell>
          <table:table-cell table:formula="of:=[.A583]*10^[.B583]" office:value-type="float" office:value="6.89096635498724E-016">
            <text:p>6.89096635498724E-016</text:p>
          </table:table-cell>
          <table:table-cell/>
        </table:table-row>
        <table:table-row table:style-name="ro1">
          <table:table-cell office:value-type="float" office:value="6.50032033526675">
            <text:p>6.5003203353</text:p>
          </table:table-cell>
          <table:table-cell office:value-type="float" office:value="-16">
            <text:p>-16</text:p>
          </table:table-cell>
          <table:table-cell table:formula="of:=[.A584]*10^[.B584]" office:value-type="float" office:value="6.50032033526675E-016">
            <text:p>6.50032033526675E-016</text:p>
          </table:table-cell>
          <table:table-cell/>
        </table:table-row>
        <table:table-row table:style-name="ro1">
          <table:table-cell office:value-type="float" office:value="6.13514960846411">
            <text:p>6.1351496085</text:p>
          </table:table-cell>
          <table:table-cell office:value-type="float" office:value="-16">
            <text:p>-16</text:p>
          </table:table-cell>
          <table:table-cell table:formula="of:=[.A585]*10^[.B585]" office:value-type="float" office:value="6.13514960846411E-016">
            <text:p>6.13514960846411E-016</text:p>
          </table:table-cell>
          <table:table-cell/>
        </table:table-row>
        <table:table-row table:style-name="ro1">
          <table:table-cell office:value-type="float" office:value="5.79355845588991">
            <text:p>5.7935584559</text:p>
          </table:table-cell>
          <table:table-cell office:value-type="float" office:value="-16">
            <text:p>-16</text:p>
          </table:table-cell>
          <table:table-cell table:formula="of:=[.A586]*10^[.B586]" office:value-type="float" office:value="5.79355845588991E-016">
            <text:p>5.79355845588991E-016</text:p>
          </table:table-cell>
          <table:table-cell/>
        </table:table-row>
        <table:table-row table:style-name="ro1">
          <table:table-cell office:value-type="float" office:value="5.47381021712206">
            <text:p>5.4738102171</text:p>
          </table:table-cell>
          <table:table-cell office:value-type="float" office:value="-16">
            <text:p>-16</text:p>
          </table:table-cell>
          <table:table-cell table:formula="of:=[.A587]*10^[.B587]" office:value-type="float" office:value="5.47381021712206E-016">
            <text:p>5.47381021712206E-016</text:p>
          </table:table-cell>
          <table:table-cell/>
        </table:table-row>
        <table:table-row table:style-name="ro1">
          <table:table-cell office:value-type="float" office:value="5.17431242377727">
            <text:p>5.1743124238</text:p>
          </table:table-cell>
          <table:table-cell office:value-type="float" office:value="-16">
            <text:p>-16</text:p>
          </table:table-cell>
          <table:table-cell table:formula="of:=[.A588]*10^[.B588]" office:value-type="float" office:value="5.17431242377727E-016">
            <text:p>5.17431242377727E-016</text:p>
          </table:table-cell>
          <table:table-cell/>
        </table:table-row>
        <table:table-row table:style-name="ro1">
          <table:table-cell office:value-type="float" office:value="4.89360346422174">
            <text:p>4.8936034642</text:p>
          </table:table-cell>
          <table:table-cell office:value-type="float" office:value="-16">
            <text:p>-16</text:p>
          </table:table-cell>
          <table:table-cell table:formula="of:=[.A589]*10^[.B589]" office:value-type="float" office:value="4.89360346422174E-016">
            <text:p>4.89360346422174E-016</text:p>
          </table:table-cell>
          <table:table-cell/>
        </table:table-row>
        <table:table-row table:style-name="ro1">
          <table:table-cell office:value-type="float" office:value="4.63034060711818">
            <text:p>4.6303406071</text:p>
          </table:table-cell>
          <table:table-cell office:value-type="float" office:value="-16">
            <text:p>-16</text:p>
          </table:table-cell>
          <table:table-cell table:formula="of:=[.A590]*10^[.B590]" office:value-type="float" office:value="4.63034060711818E-016">
            <text:p>4.63034060711818E-016</text:p>
          </table:table-cell>
          <table:table-cell/>
        </table:table-row>
        <table:table-row table:style-name="ro1">
          <table:table-cell office:value-type="float" office:value="4.38328923266218">
            <text:p>4.3832892327</text:p>
          </table:table-cell>
          <table:table-cell office:value-type="float" office:value="-16">
            <text:p>-16</text:p>
          </table:table-cell>
          <table:table-cell table:formula="of:=[.A591]*10^[.B591]" office:value-type="float" office:value="4.38328923266218E-016">
            <text:p>4.38328923266218E-016</text:p>
          </table:table-cell>
          <table:table-cell/>
        </table:table-row>
        <table:table-row table:style-name="ro1">
          <table:table-cell office:value-type="float" office:value="4.15131313868996">
            <text:p>4.1513131387</text:p>
          </table:table-cell>
          <table:table-cell office:value-type="float" office:value="-16">
            <text:p>-16</text:p>
          </table:table-cell>
          <table:table-cell table:formula="of:=[.A592]*10^[.B592]" office:value-type="float" office:value="4.15131313868996E-016">
            <text:p>4.15131313868996E-016</text:p>
          </table:table-cell>
          <table:table-cell/>
        </table:table-row>
        <table:table-row table:style-name="ro1">
          <table:table-cell office:value-type="float" office:value="3.93336580455399">
            <text:p>3.9333658046</text:p>
          </table:table-cell>
          <table:table-cell office:value-type="float" office:value="-16">
            <text:p>-16</text:p>
          </table:table-cell>
          <table:table-cell table:formula="of:=[.A593]*10^[.B593]" office:value-type="float" office:value="3.93336580455399E-016">
            <text:p>3.93336580455399E-016</text:p>
          </table:table-cell>
          <table:table-cell/>
        </table:table-row>
        <table:table-row table:style-name="ro1">
          <table:table-cell office:value-type="float" office:value="3.72848250928722">
            <text:p>3.7284825093</text:p>
          </table:table-cell>
          <table:table-cell office:value-type="float" office:value="-16">
            <text:p>-16</text:p>
          </table:table-cell>
          <table:table-cell table:formula="of:=[.A594]*10^[.B594]" office:value-type="float" office:value="3.72848250928722E-016">
            <text:p>3.72848250928722E-016</text:p>
          </table:table-cell>
          <table:table-cell/>
        </table:table-row>
        <table:table-row table:style-name="ro1">
          <table:table-cell office:value-type="float" office:value="3.53577321302473">
            <text:p>3.535773213</text:p>
          </table:table-cell>
          <table:table-cell office:value-type="float" office:value="-16">
            <text:p>-16</text:p>
          </table:table-cell>
          <table:table-cell table:formula="of:=[.A595]*10^[.B595]" office:value-type="float" office:value="3.53577321302473E-016">
            <text:p>3.53577321302473E-016</text:p>
          </table:table-cell>
          <table:table-cell/>
        </table:table-row>
        <table:table-row table:style-name="ro1">
          <table:table-cell office:value-type="float" office:value="3.35441612105994">
            <text:p>3.3544161211</text:p>
          </table:table-cell>
          <table:table-cell office:value-type="float" office:value="-16">
            <text:p>-16</text:p>
          </table:table-cell>
          <table:table-cell table:formula="of:=[.A596]*10^[.B596]" office:value-type="float" office:value="3.35441612105994E-016">
            <text:p>3.35441612105994E-016</text:p>
          </table:table-cell>
          <table:table-cell/>
        </table:table-row>
        <table:table-row table:style-name="ro1">
          <table:table-cell office:value-type="float" office:value="3.18365185883818">
            <text:p>3.1836518588</text:p>
          </table:table-cell>
          <table:table-cell office:value-type="float" office:value="-16">
            <text:p>-16</text:p>
          </table:table-cell>
          <table:table-cell table:formula="of:=[.A597]*10^[.B597]" office:value-type="float" office:value="3.18365185883818E-016">
            <text:p>3.18365185883818E-016</text:p>
          </table:table-cell>
          <table:table-cell/>
        </table:table-row>
        <table:table-row table:style-name="ro1">
          <table:table-cell office:value-type="float" office:value="3.02277819482935">
            <text:p>3.0227781948</text:p>
          </table:table-cell>
          <table:table-cell office:value-type="float" office:value="-16">
            <text:p>-16</text:p>
          </table:table-cell>
          <table:table-cell table:formula="of:=[.A598]*10^[.B598]" office:value-type="float" office:value="3.02277819482935E-016">
            <text:p>3.02277819482935E-016</text:p>
          </table:table-cell>
          <table:table-cell/>
        </table:table-row>
        <table:table-row table:style-name="ro1">
          <table:table-cell office:value-type="float" office:value="2.87114525490018">
            <text:p>2.8711452549</text:p>
          </table:table-cell>
          <table:table-cell office:value-type="float" office:value="-16">
            <text:p>-16</text:p>
          </table:table-cell>
          <table:table-cell table:formula="of:=[.A599]*10^[.B599]" office:value-type="float" office:value="2.87114525490018E-016">
            <text:p>2.87114525490018E-016</text:p>
          </table:table-cell>
          <table:table-cell/>
        </table:table-row>
        <table:table-row table:style-name="ro1">
          <table:table-cell office:value-type="float" office:value="2.72815117814836">
            <text:p>2.7281511781</text:p>
          </table:table-cell>
          <table:table-cell office:value-type="float" office:value="-16">
            <text:p>-16</text:p>
          </table:table-cell>
          <table:table-cell table:formula="of:=[.A600]*10^[.B600]" office:value-type="float" office:value="2.72815117814836E-016">
            <text:p>2.72815117814836E-016</text:p>
          </table:table-cell>
          <table:table-cell/>
        </table:table-row>
        <table:table-row table:style-name="ro1">
          <table:table-cell office:value-type="float" office:value="2.59323816984843">
            <text:p>2.5932381698</text:p>
          </table:table-cell>
          <table:table-cell office:value-type="float" office:value="-16">
            <text:p>-16</text:p>
          </table:table-cell>
          <table:table-cell table:formula="of:=[.A601]*10^[.B601]" office:value-type="float" office:value="2.59323816984843E-016">
            <text:p>2.59323816984843E-016</text:p>
          </table:table-cell>
          <table:table-cell/>
        </table:table-row>
        <table:table-row table:style-name="ro1">
          <table:table-cell office:value-type="float" office:value="2.46588891185327">
            <text:p>2.4658889119</text:p>
          </table:table-cell>
          <table:table-cell office:value-type="float" office:value="-16">
            <text:p>-16</text:p>
          </table:table-cell>
          <table:table-cell table:formula="of:=[.A602]*10^[.B602]" office:value-type="float" office:value="2.46588891185327E-016">
            <text:p>2.46588891185327E-016</text:p>
          </table:table-cell>
          <table:table-cell/>
        </table:table-row>
        <table:table-row table:style-name="ro1">
          <table:table-cell office:value-type="float" office:value="2.34562329516963">
            <text:p>2.3456232952</text:p>
          </table:table-cell>
          <table:table-cell office:value-type="float" office:value="-16">
            <text:p>-16</text:p>
          </table:table-cell>
          <table:table-cell table:formula="of:=[.A603]*10^[.B603]" office:value-type="float" office:value="2.34562329516963E-016">
            <text:p>2.34562329516963E-016</text:p>
          </table:table-cell>
          <table:table-cell/>
        </table:table-row>
        <table:table-row table:style-name="ro1">
          <table:table-cell office:value-type="float" office:value="2.23199544288132">
            <text:p>2.2319954429</text:p>
          </table:table-cell>
          <table:table-cell office:value-type="float" office:value="-16">
            <text:p>-16</text:p>
          </table:table-cell>
          <table:table-cell table:formula="of:=[.A604]*10^[.B604]" office:value-type="float" office:value="2.23199544288132E-016">
            <text:p>2.23199544288132E-016</text:p>
          </table:table-cell>
          <table:table-cell/>
        </table:table-row>
        <table:table-row table:style-name="ro1">
          <table:table-cell office:value-type="float" office:value="2.12459099563018">
            <text:p>2.1245909956</text:p>
          </table:table-cell>
          <table:table-cell office:value-type="float" office:value="-16">
            <text:p>-16</text:p>
          </table:table-cell>
          <table:table-cell table:formula="of:=[.A605]*10^[.B605]" office:value-type="float" office:value="2.12459099563018E-016">
            <text:p>2.12459099563018E-016</text:p>
          </table:table-cell>
          <table:table-cell/>
        </table:table-row>
        <table:table-row table:style-name="ro1">
          <table:table-cell office:value-type="float" office:value="2.02302463406131">
            <text:p>2.0230246341</text:p>
          </table:table-cell>
          <table:table-cell office:value-type="float" office:value="-16">
            <text:p>-16</text:p>
          </table:table-cell>
          <table:table-cell table:formula="of:=[.A606]*10^[.B606]" office:value-type="float" office:value="2.02302463406131E-016">
            <text:p>2.02302463406131E-016</text:p>
          </table:table-cell>
          <table:table-cell/>
        </table:table-row>
        <table:table-row table:style-name="ro1">
          <table:table-cell office:value-type="float" office:value="1.92693781581745">
            <text:p>1.9269378158</text:p>
          </table:table-cell>
          <table:table-cell office:value-type="float" office:value="-16">
            <text:p>-16</text:p>
          </table:table-cell>
          <table:table-cell table:formula="of:=[.A607]*10^[.B607]" office:value-type="float" office:value="1.92693781581745E-016">
            <text:p>1.92693781581745E-016</text:p>
          </table:table-cell>
          <table:table-cell/>
        </table:table-row>
        <table:table-row table:style-name="ro1">
          <table:table-cell office:value-type="float" office:value="1.83599670673199">
            <text:p>1.8359967067</text:p>
          </table:table-cell>
          <table:table-cell office:value-type="float" office:value="-16">
            <text:p>-16</text:p>
          </table:table-cell>
          <table:table-cell table:formula="of:=[.A608]*10^[.B608]" office:value-type="float" office:value="1.83599670673199E-016">
            <text:p>1.83599670673199E-016</text:p>
          </table:table-cell>
          <table:table-cell/>
        </table:table-row>
        <table:table-row table:style-name="ro1">
          <table:table-cell office:value-type="float" office:value="1.74989028805131">
            <text:p>1.7498902881</text:p>
          </table:table-cell>
          <table:table-cell office:value-type="float" office:value="-16">
            <text:p>-16</text:p>
          </table:table-cell>
          <table:table-cell table:formula="of:=[.A609]*10^[.B609]" office:value-type="float" office:value="1.74989028805131E-016">
            <text:p>1.74989028805131E-016</text:p>
          </table:table-cell>
          <table:table-cell/>
        </table:table-row>
        <table:table-row table:style-name="ro1">
          <table:table-cell office:value-type="float" office:value="1.66832862333026">
            <text:p>1.6683286233</text:p>
          </table:table-cell>
          <table:table-cell office:value-type="float" office:value="-16">
            <text:p>-16</text:p>
          </table:table-cell>
          <table:table-cell table:formula="of:=[.A610]*10^[.B610]" office:value-type="float" office:value="1.66832862333026E-016">
            <text:p>1.66832862333026E-016</text:p>
          </table:table-cell>
          <table:table-cell/>
        </table:table-row>
        <table:table-row table:style-name="ro1">
          <table:table-cell office:value-type="float" office:value="1.59104127029155">
            <text:p>1.5910412703</text:p>
          </table:table-cell>
          <table:table-cell office:value-type="float" office:value="-16">
            <text:p>-16</text:p>
          </table:table-cell>
          <table:table-cell table:formula="of:=[.A611]*10^[.B611]" office:value-type="float" office:value="1.59104127029155E-016">
            <text:p>1.59104127029155E-016</text:p>
          </table:table-cell>
          <table:table-cell/>
        </table:table-row>
        <table:table-row table:style-name="ro1">
          <table:table-cell office:value-type="float" office:value="1.51777582439442">
            <text:p>1.5177758244</text:p>
          </table:table-cell>
          <table:table-cell office:value-type="float" office:value="-16">
            <text:p>-16</text:p>
          </table:table-cell>
          <table:table-cell table:formula="of:=[.A612]*10^[.B612]" office:value-type="float" office:value="1.51777582439442E-016">
            <text:p>1.51777582439442E-016</text:p>
          </table:table-cell>
          <table:table-cell/>
        </table:table-row>
        <table:table-row table:style-name="ro1">
          <table:table-cell office:value-type="float" office:value="1.44829658220837">
            <text:p>1.4482965822</text:p>
          </table:table-cell>
          <table:table-cell office:value-type="float" office:value="-16">
            <text:p>-16</text:p>
          </table:table-cell>
          <table:table-cell table:formula="of:=[.A613]*10^[.B613]" office:value-type="float" office:value="1.44829658220837E-016">
            <text:p>1.44829658220837E-016</text:p>
          </table:table-cell>
          <table:table-cell/>
        </table:table-row>
        <table:table-row table:style-name="ro1">
          <table:table-cell office:value-type="float" office:value="1.38238331387008">
            <text:p>1.3823833139</text:p>
          </table:table-cell>
          <table:table-cell office:value-type="float" office:value="-16">
            <text:p>-16</text:p>
          </table:table-cell>
          <table:table-cell table:formula="of:=[.A614]*10^[.B614]" office:value-type="float" office:value="1.38238331387008E-016">
            <text:p>1.38238331387008E-016</text:p>
          </table:table-cell>
          <table:table-cell/>
        </table:table-row>
        <table:table-row table:style-name="ro1">
          <table:table-cell office:value-type="float" office:value="1.31983013482048">
            <text:p>1.3198301348</text:p>
          </table:table-cell>
          <table:table-cell office:value-type="float" office:value="-16">
            <text:p>-16</text:p>
          </table:table-cell>
          <table:table-cell table:formula="of:=[.A615]*10^[.B615]" office:value-type="float" office:value="1.31983013482048E-016">
            <text:p>1.31983013482048E-016</text:p>
          </table:table-cell>
          <table:table-cell/>
        </table:table-row>
        <table:table-row table:style-name="ro1">
          <table:table-cell office:value-type="float" office:value="1.26044446809017">
            <text:p>1.2604444681</text:p>
          </table:table-cell>
          <table:table-cell office:value-type="float" office:value="-16">
            <text:p>-16</text:p>
          </table:table-cell>
          <table:table-cell table:formula="of:=[.A616]*10^[.B616]" office:value-type="float" office:value="1.26044446809017E-016">
            <text:p>1.26044446809017E-016</text:p>
          </table:table-cell>
          <table:table-cell/>
        </table:table-row>
        <table:table-row table:style-name="ro1">
          <table:table-cell office:value-type="float" office:value="1.20404608928019">
            <text:p>1.2040460893</text:p>
          </table:table-cell>
          <table:table-cell office:value-type="float" office:value="-16">
            <text:p>-16</text:p>
          </table:table-cell>
          <table:table-cell table:formula="of:=[.A617]*10^[.B617]" office:value-type="float" office:value="1.20404608928019E-016">
            <text:p>1.20404608928019E-016</text:p>
          </table:table-cell>
          <table:table-cell/>
        </table:table-row>
        <table:table-row table:style-name="ro1">
          <table:table-cell office:value-type="float" office:value="1.15046624690455">
            <text:p>1.1504662469</text:p>
          </table:table-cell>
          <table:table-cell office:value-type="float" office:value="-16">
            <text:p>-16</text:p>
          </table:table-cell>
          <table:table-cell table:formula="of:=[.A618]*10^[.B618]" office:value-type="float" office:value="1.15046624690455E-016">
            <text:p>1.15046624690455E-016</text:p>
          </table:table-cell>
          <table:table-cell/>
        </table:table-row>
        <table:table-row table:style-name="ro1">
          <table:table-cell office:value-type="float" office:value="1.09954685169915">
            <text:p>1.0995468517</text:p>
          </table:table-cell>
          <table:table-cell office:value-type="float" office:value="-16">
            <text:p>-16</text:p>
          </table:table-cell>
          <table:table-cell table:formula="of:=[.A619]*10^[.B619]" office:value-type="float" office:value="1.09954685169915E-016">
            <text:p>1.09954685169915E-016</text:p>
          </table:table-cell>
          <table:table-cell/>
        </table:table-row>
        <table:table-row table:style-name="ro1">
          <table:table-cell office:value-type="float" office:value="1.05113972898835">
            <text:p>1.051139729</text:p>
          </table:table-cell>
          <table:table-cell office:value-type="float" office:value="-16">
            <text:p>-16</text:p>
          </table:table-cell>
          <table:table-cell table:formula="of:=[.A620]*10^[.B620]" office:value-type="float" office:value="1.05113972898835E-016">
            <text:p>1.05113972898835E-016</text:p>
          </table:table-cell>
          <table:table-cell/>
        </table:table-row>
        <table:table-row table:style-name="ro1">
          <table:table-cell office:value-type="float" office:value="1.00510592870384">
            <text:p>1.0051059287</text:p>
          </table:table-cell>
          <table:table-cell office:value-type="float" office:value="-16">
            <text:p>-16</text:p>
          </table:table-cell>
          <table:table-cell table:formula="of:=[.A621]*10^[.B621]" office:value-type="float" office:value="1.00510592870384E-016">
            <text:p>1.00510592870384E-016</text:p>
          </table:table-cell>
          <table:table-cell/>
        </table:table-row>
        <table:table-row table:style-name="ro1">
          <table:table-cell office:value-type="float" office:value="9.61315088261646">
            <text:p>9.6131508826</text:p>
          </table:table-cell>
          <table:table-cell office:value-type="float" office:value="-17">
            <text:p>-17</text:p>
          </table:table-cell>
          <table:table-cell table:formula="of:=[.A622]*10^[.B622]" office:value-type="float" office:value="9.61315088261646E-017">
            <text:p>9.61315088261646E-017</text:p>
          </table:table-cell>
          <table:table-cell/>
        </table:table-row>
        <table:table-row table:style-name="ro1">
          <table:table-cell office:value-type="float" office:value="9.19644843851641">
            <text:p>9.1964484385</text:p>
          </table:table-cell>
          <table:table-cell office:value-type="float" office:value="-17">
            <text:p>-17</text:p>
          </table:table-cell>
          <table:table-cell table:formula="of:=[.A623]*10^[.B623]" office:value-type="float" office:value="9.19644843851641E-017">
            <text:p>9.19644843851641E-017</text:p>
          </table:table-cell>
          <table:table-cell/>
        </table:table-row>
        <table:table-row table:style-name="ro1">
          <table:table-cell office:value-type="float" office:value="8.79980286114269">
            <text:p>8.7998028611</text:p>
          </table:table-cell>
          <table:table-cell office:value-type="float" office:value="-17">
            <text:p>-17</text:p>
          </table:table-cell>
          <table:table-cell table:formula="of:=[.A624]*10^[.B624]" office:value-type="float" office:value="8.79980286114269E-017">
            <text:p>8.79980286114269E-017</text:p>
          </table:table-cell>
          <table:table-cell/>
        </table:table-row>
        <table:table-row table:style-name="ro1">
          <table:table-cell office:value-type="float" office:value="8.42213456572903">
            <text:p>8.4221345657</text:p>
          </table:table-cell>
          <table:table-cell office:value-type="float" office:value="-17">
            <text:p>-17</text:p>
          </table:table-cell>
          <table:table-cell table:formula="of:=[.A625]*10^[.B625]" office:value-type="float" office:value="8.42213456572903E-017">
            <text:p>8.42213456572903E-017</text:p>
          </table:table-cell>
          <table:table-cell/>
        </table:table-row>
        <table:table-row table:style-name="ro1">
          <table:table-cell office:value-type="float" office:value="8.06242881454114">
            <text:p>8.0624288145</text:p>
          </table:table-cell>
          <table:table-cell office:value-type="float" office:value="-17">
            <text:p>-17</text:p>
          </table:table-cell>
          <table:table-cell table:formula="of:=[.A626]*10^[.B626]" office:value-type="float" office:value="8.06242881454114E-017">
            <text:p>8.06242881454114E-017</text:p>
          </table:table-cell>
          <table:table-cell/>
        </table:table-row>
        <table:table-row table:style-name="ro1">
          <table:table-cell office:value-type="float" office:value="7.7197313995471">
            <text:p>7.7197313995</text:p>
          </table:table-cell>
          <table:table-cell office:value-type="float" office:value="-17">
            <text:p>-17</text:p>
          </table:table-cell>
          <table:table-cell table:formula="of:=[.A627]*10^[.B627]" office:value-type="float" office:value="7.7197313995471E-017">
            <text:p>7.7197313995471E-017</text:p>
          </table:table-cell>
          <table:table-cell/>
        </table:table-row>
        <table:table-row table:style-name="ro1">
          <table:table-cell office:value-type="float" office:value="7.3931446406478">
            <text:p>7.3931446406</text:p>
          </table:table-cell>
          <table:table-cell office:value-type="float" office:value="-17">
            <text:p>-17</text:p>
          </table:table-cell>
          <table:table-cell table:formula="of:=[.A628]*10^[.B628]" office:value-type="float" office:value="7.3931446406478E-017">
            <text:p>7.3931446406478E-017</text:p>
          </table:table-cell>
          <table:table-cell/>
        </table:table-row>
        <table:table-row table:style-name="ro1">
          <table:table-cell office:value-type="float" office:value="7.08182367484686">
            <text:p>7.0818236748</text:p>
          </table:table-cell>
          <table:table-cell office:value-type="float" office:value="-17">
            <text:p>-17</text:p>
          </table:table-cell>
          <table:table-cell table:formula="of:=[.A629]*10^[.B629]" office:value-type="float" office:value="7.08182367484686E-017">
            <text:p>7.08182367484686E-017</text:p>
          </table:table-cell>
          <table:table-cell/>
        </table:table-row>
        <table:table-row table:style-name="ro1">
          <table:table-cell office:value-type="float" office:value="6.78497301365488">
            <text:p>6.7849730137</text:p>
          </table:table-cell>
          <table:table-cell office:value-type="float" office:value="-17">
            <text:p>-17</text:p>
          </table:table-cell>
          <table:table-cell table:formula="of:=[.A630]*10^[.B630]" office:value-type="float" office:value="6.78497301365488E-017">
            <text:p>6.78497301365488E-017</text:p>
          </table:table-cell>
          <table:table-cell/>
        </table:table-row>
        <table:table-row table:style-name="ro1">
          <table:table-cell office:value-type="float" office:value="6.50184334686435">
            <text:p>6.5018433469</text:p>
          </table:table-cell>
          <table:table-cell office:value-type="float" office:value="-17">
            <text:p>-17</text:p>
          </table:table-cell>
          <table:table-cell table:formula="of:=[.A631]*10^[.B631]" office:value-type="float" office:value="6.50184334686435E-017">
            <text:p>6.50184334686435E-017</text:p>
          </table:table-cell>
          <table:table-cell/>
        </table:table-row>
        <table:table-row table:style-name="ro1">
          <table:table-cell office:value-type="float" office:value="6.23172857375514">
            <text:p>6.2317285738</text:p>
          </table:table-cell>
          <table:table-cell office:value-type="float" office:value="-17">
            <text:p>-17</text:p>
          </table:table-cell>
          <table:table-cell table:formula="of:=[.A632]*10^[.B632]" office:value-type="float" office:value="6.23172857375514E-017">
            <text:p>6.23172857375514E-017</text:p>
          </table:table-cell>
          <table:table-cell/>
        </table:table-row>
        <table:table-row table:style-name="ro1">
          <table:table-cell office:value-type="float" office:value="5.97396304422755">
            <text:p>5.9739630442</text:p>
          </table:table-cell>
          <table:table-cell office:value-type="float" office:value="-17">
            <text:p>-17</text:p>
          </table:table-cell>
          <table:table-cell table:formula="of:=[.A633]*10^[.B633]" office:value-type="float" office:value="5.97396304422755E-017">
            <text:p>5.97396304422755E-017</text:p>
          </table:table-cell>
          <table:table-cell/>
        </table:table-row>
        <table:table-row table:style-name="ro1">
          <table:table-cell office:value-type="float" office:value="5.72791899360043">
            <text:p>5.7279189936</text:p>
          </table:table-cell>
          <table:table-cell office:value-type="float" office:value="-17">
            <text:p>-17</text:p>
          </table:table-cell>
          <table:table-cell table:formula="of:=[.A634]*10^[.B634]" office:value-type="float" office:value="5.72791899360043E-017">
            <text:p>5.72791899360043E-017</text:p>
          </table:table-cell>
          <table:table-cell/>
        </table:table-row>
        <table:table-row table:style-name="ro1">
          <table:table-cell office:value-type="float" office:value="5.49300415604484">
            <text:p>5.493004156</text:p>
          </table:table-cell>
          <table:table-cell office:value-type="float" office:value="-17">
            <text:p>-17</text:p>
          </table:table-cell>
          <table:table-cell table:formula="of:=[.A635]*10^[.B635]" office:value-type="float" office:value="5.49300415604484E-017">
            <text:p>5.49300415604484E-017</text:p>
          </table:table-cell>
          <table:table-cell/>
        </table:table-row>
        <table:table-row table:style-name="ro1">
          <table:table-cell office:value-type="float" office:value="5.26865954317725">
            <text:p>5.2686595432</text:p>
          </table:table-cell>
          <table:table-cell office:value-type="float" office:value="-17">
            <text:p>-17</text:p>
          </table:table-cell>
          <table:table-cell table:formula="of:=[.A636]*10^[.B636]" office:value-type="float" office:value="5.26865954317725E-017">
            <text:p>5.26865954317725E-017</text:p>
          </table:table-cell>
          <table:table-cell/>
        </table:table-row>
        <table:table-row table:style-name="ro1">
          <table:table-cell office:value-type="float" office:value="5.0543573753414">
            <text:p>5.0543573753</text:p>
          </table:table-cell>
          <table:table-cell office:value-type="float" office:value="-17">
            <text:p>-17</text:p>
          </table:table-cell>
          <table:table-cell table:formula="of:=[.A637]*10^[.B637]" office:value-type="float" office:value="5.0543573753414E-017">
            <text:p>5.0543573753414E-017</text:p>
          </table:table-cell>
          <table:table-cell/>
        </table:table-row>
        <table:table-row table:style-name="ro1">
          <table:table-cell office:value-type="float" office:value="4.84959915457759">
            <text:p>4.8495991546</text:p>
          </table:table-cell>
          <table:table-cell office:value-type="float" office:value="-17">
            <text:p>-17</text:p>
          </table:table-cell>
          <table:table-cell table:formula="of:=[.A638]*10^[.B638]" office:value-type="float" office:value="4.84959915457759E-017">
            <text:p>4.84959915457759E-017</text:p>
          </table:table-cell>
          <table:table-cell/>
        </table:table-row>
        <table:table-row table:style-name="ro1">
          <table:table-cell office:value-type="float" office:value="4.6539138677552">
            <text:p>4.6539138678</text:p>
          </table:table-cell>
          <table:table-cell office:value-type="float" office:value="-17">
            <text:p>-17</text:p>
          </table:table-cell>
          <table:table-cell table:formula="of:=[.A639]*10^[.B639]" office:value-type="float" office:value="4.6539138677552E-017">
            <text:p>4.6539138677552E-017</text:p>
          </table:table-cell>
          <table:table-cell/>
        </table:table-row>
        <table:table-row table:style-name="ro1">
          <table:table-cell office:value-type="float" office:value="4.46685631118304">
            <text:p>4.4668563112</text:p>
          </table:table-cell>
          <table:table-cell office:value-type="float" office:value="-17">
            <text:p>-17</text:p>
          </table:table-cell>
          <table:table-cell table:formula="of:=[.A640]*10^[.B640]" office:value-type="float" office:value="4.46685631118304E-017">
            <text:p>4.46685631118304E-017</text:p>
          </table:table-cell>
          <table:table-cell/>
        </table:table-row>
        <table:table-row table:style-name="ro1">
          <table:table-cell office:value-type="float" office:value="4.28800552735442">
            <text:p>4.2880055274</text:p>
          </table:table-cell>
          <table:table-cell office:value-type="float" office:value="-17">
            <text:p>-17</text:p>
          </table:table-cell>
          <table:table-cell table:formula="of:=[.A641]*10^[.B641]" office:value-type="float" office:value="4.28800552735442E-017">
            <text:p>4.28800552735442E-017</text:p>
          </table:table-cell>
          <table:table-cell/>
        </table:table-row>
        <table:table-row table:style-name="ro1">
          <table:table-cell office:value-type="float" office:value="4.11696334527538">
            <text:p>4.1169633453</text:p>
          </table:table-cell>
          <table:table-cell office:value-type="float" office:value="-17">
            <text:p>-17</text:p>
          </table:table-cell>
          <table:table-cell table:formula="of:=[.A642]*10^[.B642]" office:value-type="float" office:value="4.11696334527538E-017">
            <text:p>4.11696334527538E-017</text:p>
          </table:table-cell>
          <table:table-cell/>
        </table:table-row>
        <table:table-row table:style-name="ro1">
          <table:table-cell office:value-type="float" office:value="3.95335301782703">
            <text:p>3.9533530178</text:p>
          </table:table-cell>
          <table:table-cell office:value-type="float" office:value="-17">
            <text:p>-17</text:p>
          </table:table-cell>
          <table:table-cell table:formula="of:=[.A643]*10^[.B643]" office:value-type="float" office:value="3.95335301782703E-017">
            <text:p>3.95335301782703E-017</text:p>
          </table:table-cell>
          <table:table-cell/>
        </table:table-row>
        <table:table-row table:style-name="ro1">
          <table:table-cell office:value-type="float" office:value="3.79681794818229">
            <text:p>3.7968179482</text:p>
          </table:table-cell>
          <table:table-cell office:value-type="float" office:value="-17">
            <text:p>-17</text:p>
          </table:table-cell>
          <table:table-cell table:formula="of:=[.A644]*10^[.B644]" office:value-type="float" office:value="3.79681794818229E-017">
            <text:p>3.79681794818229E-017</text:p>
          </table:table-cell>
          <table:table-cell/>
        </table:table-row>
        <table:table-row table:style-name="ro1">
          <table:table-cell office:value-type="float" office:value="3.64702049964693">
            <text:p>3.6470204996</text:p>
          </table:table-cell>
          <table:table-cell office:value-type="float" office:value="-17">
            <text:p>-17</text:p>
          </table:table-cell>
          <table:table-cell table:formula="of:=[.A645]*10^[.B645]" office:value-type="float" office:value="3.64702049964693E-017">
            <text:p>3.64702049964693E-017</text:p>
          </table:table-cell>
          <table:table-cell/>
        </table:table-row>
        <table:table-row table:style-name="ro1">
          <table:table-cell office:value-type="float" office:value="3.50364088237763">
            <text:p>3.5036408824</text:p>
          </table:table-cell>
          <table:table-cell office:value-type="float" office:value="-17">
            <text:p>-17</text:p>
          </table:table-cell>
          <table:table-cell table:formula="of:=[.A646]*10^[.B646]" office:value-type="float" office:value="3.50364088237763E-017">
            <text:p>3.50364088237763E-017</text:p>
          </table:table-cell>
          <table:table-cell/>
        </table:table-row>
        <table:table-row table:style-name="ro1">
          <table:table-cell office:value-type="float" office:value="3.36637611182831">
            <text:p>3.3663761118</text:p>
          </table:table-cell>
          <table:table-cell office:value-type="float" office:value="-17">
            <text:p>-17</text:p>
          </table:table-cell>
          <table:table-cell table:formula="of:=[.A647]*10^[.B647]" office:value-type="float" office:value="3.36637611182831E-017">
            <text:p>3.36637611182831E-017</text:p>
          </table:table-cell>
          <table:table-cell/>
        </table:table-row>
        <table:table-row table:style-name="ro1">
          <table:table-cell office:value-type="float" office:value="3.23493903426649">
            <text:p>3.2349390343</text:p>
          </table:table-cell>
          <table:table-cell office:value-type="float" office:value="-17">
            <text:p>-17</text:p>
          </table:table-cell>
          <table:table-cell table:formula="of:=[.A648]*10^[.B648]" office:value-type="float" office:value="3.23493903426649E-017">
            <text:p>3.23493903426649E-017</text:p>
          </table:table-cell>
          <table:table-cell/>
        </table:table-row>
        <table:table-row table:style-name="ro1">
          <table:table-cell office:value-type="float" office:value="3.10905741387418">
            <text:p>3.1090574139</text:p>
          </table:table-cell>
          <table:table-cell office:value-type="float" office:value="-17">
            <text:p>-17</text:p>
          </table:table-cell>
          <table:table-cell table:formula="of:=[.A649]*10^[.B649]" office:value-type="float" office:value="3.10905741387418E-017">
            <text:p>3.10905741387418E-017</text:p>
          </table:table-cell>
          <table:table-cell/>
        </table:table-row>
        <table:table-row table:style-name="ro1">
          <table:table-cell office:value-type="float" office:value="2.98847307777685">
            <text:p>2.9884730778</text:p>
          </table:table-cell>
          <table:table-cell office:value-type="float" office:value="-17">
            <text:p>-17</text:p>
          </table:table-cell>
          <table:table-cell table:formula="of:=[.A650]*10^[.B650]" office:value-type="float" office:value="2.98847307777685E-017">
            <text:p>2.98847307777685E-017</text:p>
          </table:table-cell>
          <table:table-cell/>
        </table:table-row>
        <table:table-row table:style-name="ro1">
          <table:table-cell office:value-type="float" office:value="2.87294111491641">
            <text:p>2.8729411149</text:p>
          </table:table-cell>
          <table:table-cell office:value-type="float" office:value="-17">
            <text:p>-17</text:p>
          </table:table-cell>
          <table:table-cell table:formula="of:=[.A651]*10^[.B651]" office:value-type="float" office:value="2.87294111491641E-017">
            <text:p>2.87294111491641E-017</text:p>
          </table:table-cell>
          <table:table-cell/>
        </table:table-row>
        <table:table-row table:style-name="ro1">
          <table:table-cell office:value-type="float" office:value="2.76222912461219">
            <text:p>2.7622291246</text:p>
          </table:table-cell>
          <table:table-cell office:value-type="float" office:value="-17">
            <text:p>-17</text:p>
          </table:table-cell>
          <table:table-cell table:formula="of:=[.A652]*10^[.B652]" office:value-type="float" office:value="2.76222912461219E-017">
            <text:p>2.76222912461219E-017</text:p>
          </table:table-cell>
          <table:table-cell/>
        </table:table-row>
        <table:table-row table:style-name="ro1">
          <table:table-cell office:value-type="float" office:value="2.65611651232559">
            <text:p>2.6561165123</text:p>
          </table:table-cell>
          <table:table-cell office:value-type="float" office:value="-17">
            <text:p>-17</text:p>
          </table:table-cell>
          <table:table-cell table:formula="of:=[.A653]*10^[.B653]" office:value-type="float" office:value="2.65611651232559E-017">
            <text:p>2.65611651232559E-017</text:p>
          </table:table-cell>
          <table:table-cell/>
        </table:table-row>
        <table:table-row table:style-name="ro1">
          <table:table-cell office:value-type="float" office:value="2.55439382856472">
            <text:p>2.5543938286</text:p>
          </table:table-cell>
          <table:table-cell office:value-type="float" office:value="-17">
            <text:p>-17</text:p>
          </table:table-cell>
          <table:table-cell table:formula="of:=[.A654]*10^[.B654]" office:value-type="float" office:value="2.55439382856472E-017">
            <text:p>2.55439382856472E-017</text:p>
          </table:table-cell>
          <table:table-cell/>
        </table:table-row>
        <table:table-row table:style-name="ro1">
          <table:table-cell office:value-type="float" office:value="2.45686214825431">
            <text:p>2.4568621483</text:p>
          </table:table-cell>
          <table:table-cell office:value-type="float" office:value="-17">
            <text:p>-17</text:p>
          </table:table-cell>
          <table:table-cell table:formula="of:=[.A655]*10^[.B655]" office:value-type="float" office:value="2.45686214825431E-017">
            <text:p>2.45686214825431E-017</text:p>
          </table:table-cell>
          <table:table-cell/>
        </table:table-row>
        <table:table-row table:style-name="ro1">
          <table:table-cell office:value-type="float" office:value="2.36333248839481">
            <text:p>2.3633324884</text:p>
          </table:table-cell>
          <table:table-cell office:value-type="float" office:value="-17">
            <text:p>-17</text:p>
          </table:table-cell>
          <table:table-cell table:formula="of:=[.A656]*10^[.B656]" office:value-type="float" office:value="2.36333248839481E-017">
            <text:p>2.36333248839481E-017</text:p>
          </table:table-cell>
          <table:table-cell/>
        </table:table-row>
        <table:table-row table:style-name="ro1">
          <table:table-cell office:value-type="float" office:value="2.27362526072564">
            <text:p>2.2736252607</text:p>
          </table:table-cell>
          <table:table-cell office:value-type="float" office:value="-17">
            <text:p>-17</text:p>
          </table:table-cell>
          <table:table-cell table:formula="of:=[.A657]*10^[.B657]" office:value-type="float" office:value="2.27362526072564E-017">
            <text:p>2.27362526072564E-017</text:p>
          </table:table-cell>
          <table:table-cell/>
        </table:table-row>
        <table:table-row table:style-name="ro1">
          <table:table-cell office:value-type="float" office:value="2.18756975749517">
            <text:p>2.1875697575</text:p>
          </table:table-cell>
          <table:table-cell office:value-type="float" office:value="-17">
            <text:p>-17</text:p>
          </table:table-cell>
          <table:table-cell table:formula="of:=[.A658]*10^[.B658]" office:value-type="float" office:value="2.18756975749517E-017">
            <text:p>2.18756975749517E-017</text:p>
          </table:table-cell>
          <table:table-cell/>
        </table:table-row>
        <table:table-row table:style-name="ro1">
          <table:table-cell office:value-type="float" office:value="2.10500366804941">
            <text:p>2.105003668</text:p>
          </table:table-cell>
          <table:table-cell office:value-type="float" office:value="-17">
            <text:p>-17</text:p>
          </table:table-cell>
          <table:table-cell table:formula="of:=[.A659]*10^[.B659]" office:value-type="float" office:value="2.10500366804941E-017">
            <text:p>2.10500366804941E-017</text:p>
          </table:table-cell>
          <table:table-cell/>
        </table:table-row>
        <table:table-row table:style-name="ro1">
          <table:table-cell office:value-type="float" office:value="2.02577262432251">
            <text:p>2.0257726243</text:p>
          </table:table-cell>
          <table:table-cell office:value-type="float" office:value="-17">
            <text:p>-17</text:p>
          </table:table-cell>
          <table:table-cell table:formula="of:=[.A660]*10^[.B660]" office:value-type="float" office:value="2.02577262432251E-017">
            <text:p>2.02577262432251E-017</text:p>
          </table:table-cell>
          <table:table-cell/>
        </table:table-row>
        <table:table-row table:style-name="ro1">
          <table:table-cell office:value-type="float" office:value="1.94972977312349">
            <text:p>1.9497297731</text:p>
          </table:table-cell>
          <table:table-cell office:value-type="float" office:value="-17">
            <text:p>-17</text:p>
          </table:table-cell>
          <table:table-cell table:formula="of:=[.A661]*10^[.B661]" office:value-type="float" office:value="1.94972977312349E-017">
            <text:p>1.94972977312349E-017</text:p>
          </table:table-cell>
          <table:table-cell/>
        </table:table-row>
        <table:table-row table:style-name="ro1">
          <table:table-cell office:value-type="float" office:value="1.87673537377598">
            <text:p>1.8767353738</text:p>
          </table:table-cell>
          <table:table-cell office:value-type="float" office:value="-17">
            <text:p>-17</text:p>
          </table:table-cell>
          <table:table-cell table:formula="of:=[.A662]*10^[.B662]" office:value-type="float" office:value="1.87673537377598E-017">
            <text:p>1.87673537377598E-017</text:p>
          </table:table-cell>
          <table:table-cell/>
        </table:table-row>
        <table:table-row table:style-name="ro1">
          <table:table-cell office:value-type="float" office:value="1.80665641943563">
            <text:p>1.8066564194</text:p>
          </table:table-cell>
          <table:table-cell office:value-type="float" office:value="-17">
            <text:p>-17</text:p>
          </table:table-cell>
          <table:table-cell table:formula="of:=[.A663]*10^[.B663]" office:value-type="float" office:value="1.80665641943563E-017">
            <text:p>1.80665641943563E-017</text:p>
          </table:table-cell>
          <table:table-cell/>
        </table:table-row>
        <table:table-row table:style-name="ro1">
          <table:table-cell office:value-type="float" office:value="1.73936628023602">
            <text:p>1.7393662802</text:p>
          </table:table-cell>
          <table:table-cell office:value-type="float" office:value="-17">
            <text:p>-17</text:p>
          </table:table-cell>
          <table:table-cell table:formula="of:=[.A664]*10^[.B664]" office:value-type="float" office:value="1.73936628023602E-017">
            <text:p>1.73936628023602E-017</text:p>
          </table:table-cell>
          <table:table-cell/>
        </table:table-row>
        <table:table-row table:style-name="ro1">
          <table:table-cell office:value-type="float" office:value="1.67474436723518">
            <text:p>1.6747443672</text:p>
          </table:table-cell>
          <table:table-cell office:value-type="float" office:value="-17">
            <text:p>-17</text:p>
          </table:table-cell>
          <table:table-cell table:formula="of:=[.A665]*10^[.B665]" office:value-type="float" office:value="1.67474436723518E-017">
            <text:p>1.67474436723518E-017</text:p>
          </table:table-cell>
          <table:table-cell/>
        </table:table-row>
        <table:table-row table:style-name="ro1">
          <table:table-cell office:value-type="float" office:value="1.6126758159019">
            <text:p>1.6126758159</text:p>
          </table:table-cell>
          <table:table-cell office:value-type="float" office:value="-17">
            <text:p>-17</text:p>
          </table:table-cell>
          <table:table-cell table:formula="of:=[.A666]*10^[.B666]" office:value-type="float" office:value="1.6126758159019E-017">
            <text:p>1.6126758159019E-017</text:p>
          </table:table-cell>
          <table:table-cell/>
        </table:table-row>
        <table:table-row table:style-name="ro1">
          <table:table-cell office:value-type="float" office:value="1.55305118753313">
            <text:p>1.5530511875</text:p>
          </table:table-cell>
          <table:table-cell office:value-type="float" office:value="-17">
            <text:p>-17</text:p>
          </table:table-cell>
          <table:table-cell table:formula="of:=[.A667]*10^[.B667]" office:value-type="float" office:value="1.55305118753313E-017">
            <text:p>1.55305118753313E-017</text:p>
          </table:table-cell>
          <table:table-cell/>
        </table:table-row>
        <table:table-row table:style-name="ro1">
          <table:table-cell office:value-type="float" office:value="1.49576618779735">
            <text:p>1.4957661878</text:p>
          </table:table-cell>
          <table:table-cell office:value-type="float" office:value="-17">
            <text:p>-17</text:p>
          </table:table-cell>
          <table:table-cell table:formula="of:=[.A668]*10^[.B668]" office:value-type="float" office:value="1.49576618779735E-017">
            <text:p>1.49576618779735E-017</text:p>
          </table:table-cell>
          <table:table-cell/>
        </table:table-row>
        <table:table-row table:style-name="ro1">
          <table:table-cell office:value-type="float" office:value="1.44072140127739">
            <text:p>1.4407214013</text:p>
          </table:table-cell>
          <table:table-cell office:value-type="float" office:value="-17">
            <text:p>-17</text:p>
          </table:table-cell>
          <table:table-cell table:formula="of:=[.A669]*10^[.B669]" office:value-type="float" office:value="1.44072140127739E-017">
            <text:p>1.44072140127739E-017</text:p>
          </table:table-cell>
          <table:table-cell/>
        </table:table-row>
        <table:table-row table:style-name="ro1">
          <table:table-cell office:value-type="float" office:value="1.38782204097693">
            <text:p>1.387822041</text:p>
          </table:table-cell>
          <table:table-cell office:value-type="float" office:value="-17">
            <text:p>-17</text:p>
          </table:table-cell>
          <table:table-cell table:formula="of:=[.A670]*10^[.B670]" office:value-type="float" office:value="1.38782204097693E-017">
            <text:p>1.38782204097693E-017</text:p>
          </table:table-cell>
          <table:table-cell/>
        </table:table-row>
        <table:table-row table:style-name="ro1">
          <table:table-cell office:value-type="float" office:value="1.33697771189019">
            <text:p>1.3369777119</text:p>
          </table:table-cell>
          <table:table-cell office:value-type="float" office:value="-17">
            <text:p>-17</text:p>
          </table:table-cell>
          <table:table-cell table:formula="of:=[.A671]*10^[.B671]" office:value-type="float" office:value="1.33697771189019E-017">
            <text:p>1.33697771189019E-017</text:p>
          </table:table-cell>
          <table:table-cell/>
        </table:table-row>
        <table:table-row table:style-name="ro1">
          <table:table-cell office:value-type="float" office:value="1.28810218773802">
            <text:p>1.2881021877</text:p>
          </table:table-cell>
          <table:table-cell office:value-type="float" office:value="-17">
            <text:p>-17</text:p>
          </table:table-cell>
          <table:table-cell table:formula="of:=[.A672]*10^[.B672]" office:value-type="float" office:value="1.28810218773802E-017">
            <text:p>1.28810218773802E-017</text:p>
          </table:table-cell>
          <table:table-cell/>
        </table:table-row>
        <table:table-row table:style-name="ro1">
          <table:table-cell office:value-type="float" office:value="1.24111320021744">
            <text:p>1.2411132002</text:p>
          </table:table-cell>
          <table:table-cell office:value-type="float" office:value="-17">
            <text:p>-17</text:p>
          </table:table-cell>
          <table:table-cell table:formula="of:=[.A673]*10^[.B673]" office:value-type="float" office:value="1.24111320021744E-017">
            <text:p>1.24111320021744E-017</text:p>
          </table:table-cell>
          <table:table-cell/>
        </table:table-row>
        <table:table-row table:style-name="ro1">
          <table:table-cell office:value-type="float" office:value="1.19593223974715">
            <text:p>1.1959322397</text:p>
          </table:table-cell>
          <table:table-cell office:value-type="float" office:value="-17">
            <text:p>-17</text:p>
          </table:table-cell>
          <table:table-cell table:formula="of:=[.A674]*10^[.B674]" office:value-type="float" office:value="1.19593223974715E-017">
            <text:p>1.19593223974715E-017</text:p>
          </table:table-cell>
          <table:table-cell/>
        </table:table-row>
        <table:table-row table:style-name="ro1">
          <table:table-cell office:value-type="float" office:value="1.15248436730189">
            <text:p>1.1524843673</text:p>
          </table:table-cell>
          <table:table-cell office:value-type="float" office:value="-17">
            <text:p>-17</text:p>
          </table:table-cell>
          <table:table-cell table:formula="of:=[.A675]*10^[.B675]" office:value-type="float" office:value="1.15248436730189E-017">
            <text:p>1.15248436730189E-017</text:p>
          </table:table-cell>
          <table:table-cell/>
        </table:table-row>
        <table:table-row table:style-name="ro1">
          <table:table-cell office:value-type="float" office:value="1.11069803651834">
            <text:p>1.1106980365</text:p>
          </table:table-cell>
          <table:table-cell office:value-type="float" office:value="-17">
            <text:p>-17</text:p>
          </table:table-cell>
          <table:table-cell table:formula="of:=[.A676]*10^[.B676]" office:value-type="float" office:value="1.11069803651834E-017">
            <text:p>1.11069803651834E-017</text:p>
          </table:table-cell>
          <table:table-cell/>
        </table:table-row>
        <table:table-row table:style-name="ro1">
          <table:table-cell office:value-type="float" office:value="1.07050492544932">
            <text:p>1.0705049254</text:p>
          </table:table-cell>
          <table:table-cell office:value-type="float" office:value="-17">
            <text:p>-17</text:p>
          </table:table-cell>
          <table:table-cell table:formula="of:=[.A677]*10^[.B677]" office:value-type="float" office:value="1.07050492544932E-017">
            <text:p>1.07050492544932E-017</text:p>
          </table:table-cell>
          <table:table-cell/>
        </table:table-row>
        <table:table-row table:style-name="ro1">
          <table:table-cell office:value-type="float" office:value="1.03183977741573">
            <text:p>1.0318397774</text:p>
          </table:table-cell>
          <table:table-cell office:value-type="float" office:value="-17">
            <text:p>-17</text:p>
          </table:table-cell>
          <table:table-cell table:formula="of:=[.A678]*10^[.B678]" office:value-type="float" office:value="1.03183977741573E-017">
            <text:p>1.03183977741573E-017</text:p>
          </table:table-cell>
          <table:table-cell/>
        </table:table-row>
        <table:table-row table:style-name="ro1">
          <table:table-cell office:value-type="float" office:value="9.94640250499555">
            <text:p>9.946402505</text:p>
          </table:table-cell>
          <table:table-cell office:value-type="float" office:value="-18">
            <text:p>-18</text:p>
          </table:table-cell>
          <table:table-cell table:formula="of:=[.A679]*10^[.B679]" office:value-type="float" office:value="9.94640250499555E-018">
            <text:p>9.94640250499555E-018</text:p>
          </table:table-cell>
          <table:table-cell/>
        </table:table-row>
        <table:table-row table:style-name="ro1">
          <table:table-cell office:value-type="float" office:value="9.58846775072559">
            <text:p>9.5884677507</text:p>
          </table:table-cell>
          <table:table-cell office:value-type="float" office:value="-18">
            <text:p>-18</text:p>
          </table:table-cell>
          <table:table-cell table:formula="of:=[.A680]*10^[.B680]" office:value-type="float" office:value="9.58846775072559E-018">
            <text:p>9.58846775072559E-018</text:p>
          </table:table-cell>
          <table:table-cell/>
        </table:table-row>
        <table:table-row table:style-name="ro1">
          <table:table-cell office:value-type="float" office:value="9.2440241893686">
            <text:p>9.2440241894</text:p>
          </table:table-cell>
          <table:table-cell office:value-type="float" office:value="-18">
            <text:p>-18</text:p>
          </table:table-cell>
          <table:table-cell table:formula="of:=[.A681]*10^[.B681]" office:value-type="float" office:value="9.2440241893686E-018">
            <text:p>9.2440241893686E-018</text:p>
          </table:table-cell>
          <table:table-cell/>
        </table:table-row>
        <table:table-row table:style-name="ro1">
          <table:table-cell office:value-type="float" office:value="8.91252759587681">
            <text:p>8.9125275959</text:p>
          </table:table-cell>
          <table:table-cell office:value-type="float" office:value="-18">
            <text:p>-18</text:p>
          </table:table-cell>
          <table:table-cell table:formula="of:=[.A682]*10^[.B682]" office:value-type="float" office:value="8.91252759587681E-018">
            <text:p>8.91252759587681E-018</text:p>
          </table:table-cell>
          <table:table-cell/>
        </table:table-row>
        <table:table-row table:style-name="ro1">
          <table:table-cell office:value-type="float" office:value="8.5934576327884">
            <text:p>8.5934576328</text:p>
          </table:table-cell>
          <table:table-cell office:value-type="float" office:value="-18">
            <text:p>-18</text:p>
          </table:table-cell>
          <table:table-cell table:formula="of:=[.A683]*10^[.B683]" office:value-type="float" office:value="8.5934576327884E-018">
            <text:p>8.5934576327884E-018</text:p>
          </table:table-cell>
          <table:table-cell/>
        </table:table-row>
        <table:table-row table:style-name="ro1">
          <table:table-cell office:value-type="float" office:value="8.28631670470865">
            <text:p>8.2863167047</text:p>
          </table:table-cell>
          <table:table-cell office:value-type="float" office:value="-18">
            <text:p>-18</text:p>
          </table:table-cell>
          <table:table-cell table:formula="of:=[.A684]*10^[.B684]" office:value-type="float" office:value="8.28631670470865E-018">
            <text:p>8.28631670470865E-018</text:p>
          </table:table-cell>
          <table:table-cell/>
        </table:table-row>
        <table:table-row table:style-name="ro1">
          <table:table-cell office:value-type="float" office:value="7.99062887181559">
            <text:p>7.9906288718</text:p>
          </table:table-cell>
          <table:table-cell office:value-type="float" office:value="-18">
            <text:p>-18</text:p>
          </table:table-cell>
          <table:table-cell table:formula="of:=[.A685]*10^[.B685]" office:value-type="float" office:value="7.99062887181559E-018">
            <text:p>7.99062887181559E-018</text:p>
          </table:table-cell>
          <table:table-cell/>
        </table:table-row>
        <table:table-row table:style-name="ro1">
          <table:table-cell office:value-type="float" office:value="7.70593882025756">
            <text:p>7.7059388203</text:p>
          </table:table-cell>
          <table:table-cell office:value-type="float" office:value="-18">
            <text:p>-18</text:p>
          </table:table-cell>
          <table:table-cell table:formula="of:=[.A686]*10^[.B686]" office:value-type="float" office:value="7.70593882025756E-018">
            <text:p>7.70593882025756E-018</text:p>
          </table:table-cell>
          <table:table-cell/>
        </table:table-row>
        <table:table-row table:style-name="ro1">
          <table:table-cell office:value-type="float" office:value="7.43181088697777">
            <text:p>7.431810887</text:p>
          </table:table-cell>
          <table:table-cell office:value-type="float" office:value="-18">
            <text:p>-18</text:p>
          </table:table-cell>
          <table:table-cell table:formula="of:=[.A687]*10^[.B687]" office:value-type="float" office:value="7.43181088697777E-018">
            <text:p>7.43181088697777E-018</text:p>
          </table:table-cell>
          <table:table-cell/>
        </table:table-row>
        <table:table-row table:style-name="ro1">
          <table:table-cell office:value-type="float" office:value="7.16782813332703">
            <text:p>7.1678281333</text:p>
          </table:table-cell>
          <table:table-cell office:value-type="float" office:value="-18">
            <text:p>-18</text:p>
          </table:table-cell>
          <table:table-cell table:formula="of:=[.A688]*10^[.B688]" office:value-type="float" office:value="7.16782813332703E-018">
            <text:p>7.16782813332703E-018</text:p>
          </table:table-cell>
          <table:table-cell/>
        </table:table-row>
        <table:table-row table:style-name="ro1">
          <table:table-cell office:value-type="float" office:value="6.91359146699858">
            <text:p>6.913591467</text:p>
          </table:table-cell>
          <table:table-cell office:value-type="float" office:value="-18">
            <text:p>-18</text:p>
          </table:table-cell>
          <table:table-cell table:formula="of:=[.A689]*10^[.B689]" office:value-type="float" office:value="6.91359146699858E-018">
            <text:p>6.91359146699858E-018</text:p>
          </table:table-cell>
          <table:table-cell/>
        </table:table-row>
        <table:table-row table:style-name="ro1">
          <table:table-cell office:value-type="float" office:value="6.66871880946303">
            <text:p>6.6687188095</text:p>
          </table:table-cell>
          <table:table-cell office:value-type="float" office:value="-18">
            <text:p>-18</text:p>
          </table:table-cell>
          <table:table-cell table:formula="of:=[.A690]*10^[.B690]" office:value-type="float" office:value="6.66871880946303E-018">
            <text:p>6.66871880946303E-018</text:p>
          </table:table-cell>
          <table:table-cell/>
        </table:table-row>
        <table:table-row table:style-name="ro1">
          <table:table-cell office:value-type="float" office:value="6.43284430424308">
            <text:p>6.4328443042</text:p>
          </table:table-cell>
          <table:table-cell office:value-type="float" office:value="-18">
            <text:p>-18</text:p>
          </table:table-cell>
          <table:table-cell table:formula="of:=[.A691]*10^[.B691]" office:value-type="float" office:value="6.43284430424308E-018">
            <text:p>6.43284430424308E-018</text:p>
          </table:table-cell>
          <table:table-cell/>
        </table:table-row>
        <table:table-row table:style-name="ro1">
          <table:table-cell office:value-type="float" office:value="6.20561756625488">
            <text:p>6.2056175663</text:p>
          </table:table-cell>
          <table:table-cell office:value-type="float" office:value="-18">
            <text:p>-18</text:p>
          </table:table-cell>
          <table:table-cell table:formula="of:=[.A692]*10^[.B692]" office:value-type="float" office:value="6.20561756625488E-018">
            <text:p>6.20561756625488E-018</text:p>
          </table:table-cell>
          <table:table-cell/>
        </table:table-row>
        <table:table-row table:style-name="ro1">
          <table:table-cell office:value-type="float" office:value="5.98670296922594">
            <text:p>5.9867029692</text:p>
          </table:table-cell>
          <table:table-cell office:value-type="float" office:value="-18">
            <text:p>-18</text:p>
          </table:table-cell>
          <table:table-cell table:formula="of:=[.A693]*10^[.B693]" office:value-type="float" office:value="5.98670296922594E-018">
            <text:p>5.98670296922594E-018</text:p>
          </table:table-cell>
          <table:table-cell/>
        </table:table-row>
        <table:table-row table:style-name="ro1">
          <table:table-cell office:value-type="float" office:value="5.77577896878706">
            <text:p>5.7757789688</text:p>
          </table:table-cell>
          <table:table-cell office:value-type="float" office:value="-18">
            <text:p>-18</text:p>
          </table:table-cell>
          <table:table-cell table:formula="of:=[.A694]*10^[.B694]" office:value-type="float" office:value="5.77577896878706E-018">
            <text:p>5.77577896878706E-018</text:p>
          </table:table-cell>
          <table:table-cell/>
        </table:table-row>
        <table:table-row table:style-name="ro1">
          <table:table-cell office:value-type="float" office:value="5.57253745837618">
            <text:p>5.5725374584</text:p>
          </table:table-cell>
          <table:table-cell office:value-type="float" office:value="-18">
            <text:p>-18</text:p>
          </table:table-cell>
          <table:table-cell table:formula="of:=[.A695]*10^[.B695]" office:value-type="float" office:value="5.57253745837618E-018">
            <text:p>5.57253745837618E-018</text:p>
          </table:table-cell>
          <table:table-cell/>
        </table:table-row>
        <table:table-row table:style-name="ro1">
          <table:table-cell office:value-type="float" office:value="5.37668315820344">
            <text:p>5.3766831582</text:p>
          </table:table-cell>
          <table:table-cell office:value-type="float" office:value="-18">
            <text:p>-18</text:p>
          </table:table-cell>
          <table:table-cell table:formula="of:=[.A696]*10^[.B696]" office:value-type="float" office:value="5.37668315820344E-018">
            <text:p>5.37668315820344E-018</text:p>
          </table:table-cell>
          <table:table-cell/>
        </table:table-row>
        <table:table-row table:style-name="ro1">
          <table:table-cell office:value-type="float" office:value="5.1879330342937">
            <text:p>5.1879330343</text:p>
          </table:table-cell>
          <table:table-cell office:value-type="float" office:value="-18">
            <text:p>-18</text:p>
          </table:table-cell>
          <table:table-cell table:formula="of:=[.A697]*10^[.B697]" office:value-type="float" office:value="5.1879330342937E-018">
            <text:p>5.1879330342937E-018</text:p>
          </table:table-cell>
          <table:table-cell/>
        </table:table-row>
        <table:table-row table:style-name="ro1">
          <table:table-cell office:value-type="float" office:value="5.00601574610574">
            <text:p>5.0060157461</text:p>
          </table:table-cell>
          <table:table-cell office:value-type="float" office:value="-18">
            <text:p>-18</text:p>
          </table:table-cell>
          <table:table-cell table:formula="of:=[.A698]*10^[.B698]" office:value-type="float" office:value="5.00601574610574E-018">
            <text:p>5.00601574610574E-018</text:p>
          </table:table-cell>
          <table:table-cell/>
        </table:table-row>
        <table:table-row table:style-name="ro1">
          <table:table-cell office:value-type="float" office:value="4.83067112108401">
            <text:p>4.8306711211</text:p>
          </table:table-cell>
          <table:table-cell office:value-type="float" office:value="-18">
            <text:p>-18</text:p>
          </table:table-cell>
          <table:table-cell table:formula="of:=[.A699]*10^[.B699]" office:value-type="float" office:value="4.83067112108401E-018">
            <text:p>4.83067112108401E-018</text:p>
          </table:table-cell>
          <table:table-cell/>
        </table:table-row>
        <table:table-row table:style-name="ro1">
          <table:table-cell office:value-type="float" office:value="4.66164965506707">
            <text:p>4.6616496551</text:p>
          </table:table-cell>
          <table:table-cell office:value-type="float" office:value="-18">
            <text:p>-18</text:p>
          </table:table-cell>
          <table:table-cell table:formula="of:=[.A700]*10^[.B700]" office:value-type="float" office:value="4.66164965506707E-018">
            <text:p>4.66164965506707E-018</text:p>
          </table:table-cell>
          <table:table-cell/>
        </table:table-row>
        <table:table-row table:style-name="ro1">
          <table:table-cell office:value-type="float" office:value="4.49871203716647">
            <text:p>4.4987120372</text:p>
          </table:table-cell>
          <table:table-cell office:value-type="float" office:value="-18">
            <text:p>-18</text:p>
          </table:table-cell>
          <table:table-cell table:formula="of:=[.A701]*10^[.B701]" office:value-type="float" office:value="4.49871203716647E-018">
            <text:p>4.49871203716647E-018</text:p>
          </table:table-cell>
          <table:table-cell/>
        </table:table-row>
        <table:table-row table:style-name="ro1">
          <table:table-cell office:value-type="float" office:value="4.34162869695923">
            <text:p>4.341628697</text:p>
          </table:table-cell>
          <table:table-cell office:value-type="float" office:value="-18">
            <text:p>-18</text:p>
          </table:table-cell>
          <table:table-cell table:formula="of:=[.A702]*10^[.B702]" office:value-type="float" office:value="4.34162869695923E-018">
            <text:p>4.34162869695923E-018</text:p>
          </table:table-cell>
          <table:table-cell/>
        </table:table-row>
        <table:table-row table:style-name="ro1">
          <table:table-cell office:value-type="float" office:value="4.19017937451408">
            <text:p>4.1901793745</text:p>
          </table:table-cell>
          <table:table-cell office:value-type="float" office:value="-18">
            <text:p>-18</text:p>
          </table:table-cell>
          <table:table-cell table:formula="of:=[.A703]*10^[.B703]" office:value-type="float" office:value="4.19017937451408E-018">
            <text:p>4.19017937451408E-018</text:p>
          </table:table-cell>
          <table:table-cell/>
        </table:table-row>
        <table:table-row table:style-name="ro1">
          <table:table-cell office:value-type="float" office:value="4.0441527104904">
            <text:p>4.0441527105</text:p>
          </table:table-cell>
          <table:table-cell office:value-type="float" office:value="-18">
            <text:p>-18</text:p>
          </table:table-cell>
          <table:table-cell table:formula="of:=[.A704]*10^[.B704]" office:value-type="float" office:value="4.0441527104904E-018">
            <text:p>4.0441527104904E-018</text:p>
          </table:table-cell>
          <table:table-cell/>
        </table:table-row>
        <table:table-row table:style-name="ro1">
          <table:table-cell office:value-type="float" office:value="3.90334585554193">
            <text:p>3.9033458555</text:p>
          </table:table-cell>
          <table:table-cell office:value-type="float" office:value="-18">
            <text:p>-18</text:p>
          </table:table-cell>
          <table:table-cell table:formula="of:=[.A705]*10^[.B705]" office:value-type="float" office:value="3.90334585554193E-018">
            <text:p>3.90334585554193E-018</text:p>
          </table:table-cell>
          <table:table-cell/>
        </table:table-row>
        <table:table-row table:style-name="ro1">
          <table:table-cell office:value-type="float" office:value="3.76756409914708">
            <text:p>3.7675640991</text:p>
          </table:table-cell>
          <table:table-cell office:value-type="float" office:value="-18">
            <text:p>-18</text:p>
          </table:table-cell>
          <table:table-cell table:formula="of:=[.A706]*10^[.B706]" office:value-type="float" office:value="3.76756409914708E-018">
            <text:p>3.76756409914708E-018</text:p>
          </table:table-cell>
          <table:table-cell/>
        </table:table-row>
        <table:table-row table:style-name="ro1">
          <table:table-cell office:value-type="float" office:value="3.63662051535105">
            <text:p>3.6366205154</text:p>
          </table:table-cell>
          <table:table-cell office:value-type="float" office:value="-18">
            <text:p>-18</text:p>
          </table:table-cell>
          <table:table-cell table:formula="of:=[.A707]*10^[.B707]" office:value-type="float" office:value="3.63662051535105E-018">
            <text:p>3.63662051535105E-018</text:p>
          </table:table-cell>
          <table:table-cell/>
        </table:table-row>
        <table:table-row table:style-name="ro1">
          <table:table-cell office:value-type="float" office:value="3.5103356258669">
            <text:p>3.5103356259</text:p>
          </table:table-cell>
          <table:table-cell office:value-type="float" office:value="-18">
            <text:p>-18</text:p>
          </table:table-cell>
          <table:table-cell table:formula="of:=[.A708]*10^[.B708]" office:value-type="float" office:value="3.5103356258669E-018">
            <text:p>3.5103356258669E-018</text:p>
          </table:table-cell>
          <table:table-cell/>
        </table:table-row>
        <table:table-row table:style-name="ro1">
          <table:table-cell office:value-type="float" office:value="3.38853707817741">
            <text:p>3.3885370782</text:p>
          </table:table-cell>
          <table:table-cell office:value-type="float" office:value="-18">
            <text:p>-18</text:p>
          </table:table-cell>
          <table:table-cell table:formula="of:=[.A709]*10^[.B709]" office:value-type="float" office:value="3.38853707817741E-018">
            <text:p>3.38853707817741E-018</text:p>
          </table:table-cell>
          <table:table-cell/>
        </table:table-row>
        <table:table-row table:style-name="ro1">
          <table:table-cell office:value-type="float" office:value="3.27105933921483">
            <text:p>3.2710593392</text:p>
          </table:table-cell>
          <table:table-cell office:value-type="float" office:value="-18">
            <text:p>-18</text:p>
          </table:table-cell>
          <table:table-cell table:formula="of:=[.A710]*10^[.B710]" office:value-type="float" office:value="3.27105933921483E-018">
            <text:p>3.27105933921483E-018</text:p>
          </table:table-cell>
          <table:table-cell/>
        </table:table-row>
        <table:table-row table:style-name="ro1">
          <table:table-cell office:value-type="float" office:value="3.15774340385891">
            <text:p>3.1577434039</text:p>
          </table:table-cell>
          <table:table-cell office:value-type="float" office:value="-18">
            <text:p>-18</text:p>
          </table:table-cell>
          <table:table-cell table:formula="of:=[.A711]*10^[.B711]" office:value-type="float" office:value="3.15774340385891E-018">
            <text:p>3.15774340385891E-018</text:p>
          </table:table-cell>
          <table:table-cell/>
        </table:table-row>
        <table:table-row table:style-name="ro1">
          <table:table-cell office:value-type="float" office:value="3.04843651583231">
            <text:p>3.0484365158</text:p>
          </table:table-cell>
          <table:table-cell office:value-type="float" office:value="-18">
            <text:p>-18</text:p>
          </table:table-cell>
          <table:table-cell table:formula="of:=[.A712]*10^[.B712]" office:value-type="float" office:value="3.04843651583231E-018">
            <text:p>3.04843651583231E-018</text:p>
          </table:table-cell>
          <table:table-cell/>
        </table:table-row>
        <table:table-row table:style-name="ro1">
          <table:table-cell office:value-type="float" office:value="2.94299190232475">
            <text:p>2.9429919023</text:p>
          </table:table-cell>
          <table:table-cell office:value-type="float" office:value="-18">
            <text:p>-18</text:p>
          </table:table-cell>
          <table:table-cell table:formula="of:=[.A713]*10^[.B713]" office:value-type="float" office:value="2.94299190232475E-018">
            <text:p>2.94299190232475E-018</text:p>
          </table:table-cell>
          <table:table-cell/>
        </table:table-row>
        <table:table-row table:style-name="ro1">
          <table:table-cell office:value-type="float" office:value="2.84126852056288">
            <text:p>2.8412685206</text:p>
          </table:table-cell>
          <table:table-cell office:value-type="float" office:value="-18">
            <text:p>-18</text:p>
          </table:table-cell>
          <table:table-cell table:formula="of:=[.A714]*10^[.B714]" office:value-type="float" office:value="2.84126852056288E-018">
            <text:p>2.84126852056288E-018</text:p>
          </table:table-cell>
          <table:table-cell/>
        </table:table-row>
        <table:table-row table:style-name="ro1">
          <table:table-cell office:value-type="float" office:value="2.74313081625215">
            <text:p>2.7431308163</text:p>
          </table:table-cell>
          <table:table-cell office:value-type="float" office:value="-18">
            <text:p>-18</text:p>
          </table:table-cell>
          <table:table-cell table:formula="of:=[.A715]*10^[.B715]" office:value-type="float" office:value="2.74313081625215E-018">
            <text:p>2.74313081625215E-018</text:p>
          </table:table-cell>
          <table:table-cell/>
        </table:table-row>
        <table:table-row table:style-name="ro1">
          <table:table-cell office:value-type="float" office:value="2.64844849280588">
            <text:p>2.6484484928</text:p>
          </table:table-cell>
          <table:table-cell office:value-type="float" office:value="-18">
            <text:p>-18</text:p>
          </table:table-cell>
          <table:table-cell table:formula="of:=[.A716]*10^[.B716]" office:value-type="float" office:value="2.64844849280588E-018">
            <text:p>2.64844849280588E-018</text:p>
          </table:table-cell>
          <table:table-cell/>
        </table:table-row>
        <table:table-row table:style-name="ro1">
          <table:table-cell office:value-type="float" office:value="2.5570962909809">
            <text:p>2.557096291</text:p>
          </table:table-cell>
          <table:table-cell office:value-type="float" office:value="-18">
            <text:p>-18</text:p>
          </table:table-cell>
          <table:table-cell table:formula="of:=[.A717]*10^[.B717]" office:value-type="float" office:value="2.5570962909809E-018">
            <text:p>2.5570962909809E-018</text:p>
          </table:table-cell>
          <table:table-cell/>
        </table:table-row>
        <table:table-row table:style-name="ro1">
          <table:table-cell office:value-type="float" office:value="2.46895377869015">
            <text:p>2.4689537787</text:p>
          </table:table-cell>
          <table:table-cell office:value-type="float" office:value="-18">
            <text:p>-18</text:p>
          </table:table-cell>
          <table:table-cell table:formula="of:=[.A718]*10^[.B718]" office:value-type="float" office:value="2.46895377869015E-018">
            <text:p>2.46895377869015E-018</text:p>
          </table:table-cell>
          <table:table-cell/>
        </table:table-row>
        <table:table-row table:style-name="ro1">
          <table:table-cell office:value-type="float" office:value="2.38390515089218">
            <text:p>2.3839051509</text:p>
          </table:table-cell>
          <table:table-cell office:value-type="float" office:value="-18">
            <text:p>-18</text:p>
          </table:table-cell>
          <table:table-cell table:formula="of:=[.A719]*10^[.B719]" office:value-type="float" office:value="2.38390515089218E-018">
            <text:p>2.38390515089218E-018</text:p>
          </table:table-cell>
          <table:table-cell/>
        </table:table-row>
        <table:table-row table:style-name="ro1">
          <table:table-cell office:value-type="float" office:value="2.3018390374794">
            <text:p>2.3018390375</text:p>
          </table:table-cell>
          <table:table-cell office:value-type="float" office:value="-18">
            <text:p>-18</text:p>
          </table:table-cell>
          <table:table-cell table:formula="of:=[.A720]*10^[.B720]" office:value-type="float" office:value="2.3018390374794E-018">
            <text:p>2.3018390374794E-018</text:p>
          </table:table-cell>
          <table:table-cell/>
        </table:table-row>
        <table:table-row table:style-name="ro1">
          <table:table-cell office:value-type="float" office:value="2.22264831979436">
            <text:p>2.2226483198</text:p>
          </table:table-cell>
          <table:table-cell office:value-type="float" office:value="-18">
            <text:p>-18</text:p>
          </table:table-cell>
          <table:table-cell table:formula="of:=[.A721]*10^[.B721]" office:value-type="float" office:value="2.22264831979436E-018">
            <text:p>2.22264831979436E-018</text:p>
          </table:table-cell>
          <table:table-cell/>
        </table:table-row>
        <table:table-row table:style-name="ro1">
          <table:table-cell office:value-type="float" office:value="2.14622995651839">
            <text:p>2.1462299565</text:p>
          </table:table-cell>
          <table:table-cell office:value-type="float" office:value="-18">
            <text:p>-18</text:p>
          </table:table-cell>
          <table:table-cell table:formula="of:=[.A722]*10^[.B722]" office:value-type="float" office:value="2.14622995651839E-018">
            <text:p>2.14622995651839E-018</text:p>
          </table:table-cell>
          <table:table-cell/>
        </table:table-row>
        <table:table-row table:style-name="ro1">
          <table:table-cell office:value-type="float" office:value="2.07248481631005">
            <text:p>2.0724848163</text:p>
          </table:table-cell>
          <table:table-cell office:value-type="float" office:value="-18">
            <text:p>-18</text:p>
          </table:table-cell>
          <table:table-cell table:formula="of:=[.A723]*10^[.B723]" office:value-type="float" office:value="2.07248481631005E-018">
            <text:p>2.07248481631005E-018</text:p>
          </table:table-cell>
          <table:table-cell/>
        </table:table-row>
        <table:table-row table:style-name="ro1">
          <table:table-cell office:value-type="float" office:value="2.00131751791767">
            <text:p>2.0013175179</text:p>
          </table:table-cell>
          <table:table-cell office:value-type="float" office:value="-18">
            <text:p>-18</text:p>
          </table:table-cell>
          <table:table-cell table:formula="of:=[.A724]*10^[.B724]" office:value-type="float" office:value="2.00131751791767E-018">
            <text:p>2.00131751791767E-018</text:p>
          </table:table-cell>
          <table:table-cell/>
        </table:table-row>
        <table:table-row table:style-name="ro1">
          <table:table-cell office:value-type="float" office:value="1.93263627772463">
            <text:p>1.9326362777</text:p>
          </table:table-cell>
          <table:table-cell office:value-type="float" office:value="-18">
            <text:p>-18</text:p>
          </table:table-cell>
          <table:table-cell table:formula="of:=[.A725]*10^[.B725]" office:value-type="float" office:value="1.93263627772463E-018">
            <text:p>1.93263627772463E-018</text:p>
          </table:table-cell>
          <table:table-cell/>
        </table:table-row>
        <table:table-row table:style-name="ro1">
          <table:table-cell office:value-type="float" office:value="1.86635276383814">
            <text:p>1.8663527638</text:p>
          </table:table-cell>
          <table:table-cell office:value-type="float" office:value="-18">
            <text:p>-18</text:p>
          </table:table-cell>
          <table:table-cell table:formula="of:=[.A726]*10^[.B726]" office:value-type="float" office:value="1.86635276383814E-018">
            <text:p>1.86635276383814E-018</text:p>
          </table:table-cell>
          <table:table-cell/>
        </table:table-row>
        <table:table-row table:style-name="ro1">
          <table:table-cell office:value-type="float" office:value="1.8023819564162">
            <text:p>1.8023819564</text:p>
          </table:table-cell>
          <table:table-cell office:value-type="float" office:value="-18">
            <text:p>-18</text:p>
          </table:table-cell>
          <table:table-cell table:formula="of:=[.A727]*10^[.B727]" office:value-type="float" office:value="1.8023819564162E-018">
            <text:p>1.8023819564162E-018</text:p>
          </table:table-cell>
          <table:table-cell/>
        </table:table-row>
        <table:table-row table:style-name="ro1">
          <table:table-cell office:value-type="float" office:value="1.74064201447755">
            <text:p>1.7406420145</text:p>
          </table:table-cell>
          <table:table-cell office:value-type="float" office:value="-18">
            <text:p>-18</text:p>
          </table:table-cell>
          <table:table-cell table:formula="of:=[.A728]*10^[.B728]" office:value-type="float" office:value="1.74064201447755E-018">
            <text:p>1.74064201447755E-018</text:p>
          </table:table-cell>
          <table:table-cell/>
        </table:table-row>
        <table:table-row table:style-name="ro1">
          <table:table-cell office:value-type="float" office:value="1.68105414793976">
            <text:p>1.6810541479</text:p>
          </table:table-cell>
          <table:table-cell office:value-type="float" office:value="-18">
            <text:p>-18</text:p>
          </table:table-cell>
          <table:table-cell table:formula="of:=[.A729]*10^[.B729]" office:value-type="float" office:value="1.68105414793976E-018">
            <text:p>1.68105414793976E-018</text:p>
          </table:table-cell>
          <table:table-cell/>
        </table:table-row>
        <table:table-row table:style-name="ro1">
          <table:table-cell office:value-type="float" office:value="1.62354249586859">
            <text:p>1.6235424959</text:p>
          </table:table-cell>
          <table:table-cell office:value-type="float" office:value="-18">
            <text:p>-18</text:p>
          </table:table-cell>
          <table:table-cell table:formula="of:=[.A730]*10^[.B730]" office:value-type="float" office:value="1.62354249586859E-018">
            <text:p>1.62354249586859E-018</text:p>
          </table:table-cell>
          <table:table-cell/>
        </table:table-row>
        <table:table-row table:style-name="ro1">
          <table:table-cell office:value-type="float" office:value="1.56803400956963">
            <text:p>1.5680340096</text:p>
          </table:table-cell>
          <table:table-cell office:value-type="float" office:value="-18">
            <text:p>-18</text:p>
          </table:table-cell>
          <table:table-cell table:formula="of:=[.A731]*10^[.B731]" office:value-type="float" office:value="1.56803400956963E-018">
            <text:p>1.56803400956963E-018</text:p>
          </table:table-cell>
          <table:table-cell/>
        </table:table-row>
        <table:table-row table:style-name="ro1">
          <table:table-cell office:value-type="float" office:value="1.51445834052778">
            <text:p>1.5144583405</text:p>
          </table:table-cell>
          <table:table-cell office:value-type="float" office:value="-18">
            <text:p>-18</text:p>
          </table:table-cell>
          <table:table-cell table:formula="of:=[.A732]*10^[.B732]" office:value-type="float" office:value="1.51445834052778E-018">
            <text:p>1.51445834052778E-018</text:p>
          </table:table-cell>
          <table:table-cell/>
        </table:table-row>
        <table:table-row table:style-name="ro1">
          <table:table-cell office:value-type="float" office:value="1.46274773374236">
            <text:p>1.4627477337</text:p>
          </table:table-cell>
          <table:table-cell office:value-type="float" office:value="-18">
            <text:p>-18</text:p>
          </table:table-cell>
          <table:table-cell table:formula="of:=[.A733]*10^[.B733]" office:value-type="float" office:value="1.46274773374236E-018">
            <text:p>1.46274773374236E-018</text:p>
          </table:table-cell>
          <table:table-cell/>
        </table:table-row>
        <table:table-row table:style-name="ro1">
          <table:table-cell office:value-type="float" office:value="1.41283692531857">
            <text:p>1.4128369253</text:p>
          </table:table-cell>
          <table:table-cell office:value-type="float" office:value="-18">
            <text:p>-18</text:p>
          </table:table-cell>
          <table:table-cell table:formula="of:=[.A734]*10^[.B734]" office:value-type="float" office:value="1.41283692531857E-018">
            <text:p>1.41283692531857E-018</text:p>
          </table:table-cell>
          <table:table-cell/>
        </table:table-row>
        <table:table-row table:style-name="ro1">
          <table:table-cell office:value-type="float" office:value="1.36466304417453">
            <text:p>1.3646630442</text:p>
          </table:table-cell>
          <table:table-cell office:value-type="float" office:value="-18">
            <text:p>-18</text:p>
          </table:table-cell>
          <table:table-cell table:formula="of:=[.A735]*10^[.B735]" office:value-type="float" office:value="1.36466304417453E-018">
            <text:p>1.36466304417453E-018</text:p>
          </table:table-cell>
          <table:table-cell/>
        </table:table-row>
        <table:table-row table:style-name="ro1">
          <table:table-cell office:value-type="float" office:value="1.31816551829965">
            <text:p>1.3181655183</text:p>
          </table:table-cell>
          <table:table-cell office:value-type="float" office:value="-18">
            <text:p>-18</text:p>
          </table:table-cell>
          <table:table-cell table:formula="of:=[.A736]*10^[.B736]" office:value-type="float" office:value="1.31816551829965E-018">
            <text:p>1.31816551829965E-018</text:p>
          </table:table-cell>
          <table:table-cell/>
        </table:table-row>
        <table:table-row table:style-name="ro1">
          <table:table-cell office:value-type="float" office:value="1.27328598477386">
            <text:p>1.2732859848</text:p>
          </table:table-cell>
          <table:table-cell office:value-type="float" office:value="-18">
            <text:p>-18</text:p>
          </table:table-cell>
          <table:table-cell table:formula="of:=[.A737]*10^[.B737]" office:value-type="float" office:value="1.27328598477386E-018">
            <text:p>1.27328598477386E-018</text:p>
          </table:table-cell>
          <table:table-cell/>
        </table:table-row>
        <table:table-row table:style-name="ro1">
          <table:table-cell office:value-type="float" office:value="1.22996820360203">
            <text:p>1.2299682036</text:p>
          </table:table-cell>
          <table:table-cell office:value-type="float" office:value="-18">
            <text:p>-18</text:p>
          </table:table-cell>
          <table:table-cell table:formula="of:=[.A738]*10^[.B738]" office:value-type="float" office:value="1.22996820360203E-018">
            <text:p>1.22996820360203E-018</text:p>
          </table:table-cell>
          <table:table-cell/>
        </table:table-row>
        <table:table-row table:style-name="ro1">
          <table:table-cell office:value-type="float" office:value="1.18815797535606">
            <text:p>1.1881579754</text:p>
          </table:table-cell>
          <table:table-cell office:value-type="float" office:value="-18">
            <text:p>-18</text:p>
          </table:table-cell>
          <table:table-cell table:formula="of:=[.A739]*10^[.B739]" office:value-type="float" office:value="1.18815797535606E-018">
            <text:p>1.18815797535606E-018</text:p>
          </table:table-cell>
          <table:table-cell/>
        </table:table-row>
        <table:table-row table:style-name="ro1">
          <table:table-cell office:value-type="float" office:value="1.14780306199212">
            <text:p>1.147803062</text:p>
          </table:table-cell>
          <table:table-cell office:value-type="float" office:value="-18">
            <text:p>-18</text:p>
          </table:table-cell>
          <table:table-cell table:formula="of:=[.A740]*10^[.B740]" office:value-type="float" office:value="1.14780306199212E-018">
            <text:p>1.14780306199212E-018</text:p>
          </table:table-cell>
          <table:table-cell/>
        </table:table-row>
        <table:table-row table:style-name="ro1">
          <table:table-cell office:value-type="float" office:value="1.10885311121998">
            <text:p>1.1088531112</text:p>
          </table:table-cell>
          <table:table-cell office:value-type="float" office:value="-18">
            <text:p>-18</text:p>
          </table:table-cell>
          <table:table-cell table:formula="of:=[.A741]*10^[.B741]" office:value-type="float" office:value="1.10885311121998E-018">
            <text:p>1.10885311121998E-018</text:p>
          </table:table-cell>
          <table:table-cell/>
        </table:table-row>
        <table:table-row table:style-name="ro1">
          <table:table-cell office:value-type="float" office:value="1.07125958356266">
            <text:p>1.0712595836</text:p>
          </table:table-cell>
          <table:table-cell office:value-type="float" office:value="-18">
            <text:p>-18</text:p>
          </table:table-cell>
          <table:table-cell table:formula="of:=[.A742]*10^[.B742]" office:value-type="float" office:value="1.07125958356266E-018">
            <text:p>1.07125958356266E-018</text:p>
          </table:table-cell>
          <table:table-cell/>
        </table:table-row>
        <table:table-row table:style-name="ro1">
          <table:table-cell office:value-type="float" office:value="1.03497568300272">
            <text:p>1.034975683</text:p>
          </table:table-cell>
          <table:table-cell office:value-type="float" office:value="-18">
            <text:p>-18</text:p>
          </table:table-cell>
          <table:table-cell table:formula="of:=[.A743]*10^[.B743]" office:value-type="float" office:value="1.03497568300272E-018">
            <text:p>1.03497568300272E-018</text:p>
          </table:table-cell>
          <table:table-cell/>
        </table:table-row>
        <table:table-row table:style-name="ro1">
          <table:table-cell office:value-type="float" office:value="9.99956290361358">
            <text:p>9.9995629036</text:p>
          </table:table-cell>
          <table:table-cell office:value-type="float" office:value="-19">
            <text:p>-19</text:p>
          </table:table-cell>
          <table:table-cell table:formula="of:=[.A744]*10^[.B744]" office:value-type="float" office:value="9.99956290361358E-019">
            <text:p>9.99956290361358E-019</text:p>
          </table:table-cell>
          <table:table-cell/>
        </table:table-row>
        <table:table-row table:style-name="ro1">
          <table:table-cell office:value-type="float" office:value="9.66157899016376">
            <text:p>9.6615789902</text:p>
          </table:table-cell>
          <table:table-cell office:value-type="float" office:value="-19">
            <text:p>-19</text:p>
          </table:table-cell>
          <table:table-cell table:formula="of:=[.A745]*10^[.B745]" office:value-type="float" office:value="9.66157899016376E-019">
            <text:p>9.66157899016376E-019</text:p>
          </table:table-cell>
          <table:table-cell/>
        </table:table-row>
        <table:table-row table:style-name="ro1">
          <table:table-cell office:value-type="float" office:value="9.33538553809913">
            <text:p>9.3353855381</text:p>
          </table:table-cell>
          <table:table-cell office:value-type="float" office:value="-19">
            <text:p>-19</text:p>
          </table:table-cell>
          <table:table-cell table:formula="of:=[.A746]*10^[.B746]" office:value-type="float" office:value="9.33538553809913E-019">
            <text:p>9.33538553809913E-019</text:p>
          </table:table-cell>
          <table:table-cell/>
        </table:table-row>
        <table:table-row table:style-name="ro1">
          <table:table-cell office:value-type="float" office:value="9.02057792010851">
            <text:p>9.0205779201</text:p>
          </table:table-cell>
          <table:table-cell office:value-type="float" office:value="-19">
            <text:p>-19</text:p>
          </table:table-cell>
          <table:table-cell table:formula="of:=[.A747]*10^[.B747]" office:value-type="float" office:value="9.02057792010851E-019">
            <text:p>9.02057792010851E-019</text:p>
          </table:table-cell>
          <table:table-cell/>
        </table:table-row>
        <table:table-row table:style-name="ro1">
          <table:table-cell office:value-type="float" office:value="8.7167658686703">
            <text:p>8.7167658687</text:p>
          </table:table-cell>
          <table:table-cell office:value-type="float" office:value="-19">
            <text:p>-19</text:p>
          </table:table-cell>
          <table:table-cell table:formula="of:=[.A748]*10^[.B748]" office:value-type="float" office:value="8.7167658686703E-019">
            <text:p>8.7167658686703E-019</text:p>
          </table:table-cell>
          <table:table-cell/>
        </table:table-row>
        <table:table-row table:style-name="ro1">
          <table:table-cell office:value-type="float" office:value="8.42357293608789">
            <text:p>8.4235729361</text:p>
          </table:table-cell>
          <table:table-cell office:value-type="float" office:value="-19">
            <text:p>-19</text:p>
          </table:table-cell>
          <table:table-cell table:formula="of:=[.A749]*10^[.B749]" office:value-type="float" office:value="8.42357293608789E-019">
            <text:p>8.42357293608789E-019</text:p>
          </table:table-cell>
          <table:table-cell/>
        </table:table-row>
        <table:table-row table:style-name="ro1">
          <table:table-cell office:value-type="float" office:value="8.1406359741464">
            <text:p>8.1406359741</text:p>
          </table:table-cell>
          <table:table-cell office:value-type="float" office:value="-19">
            <text:p>-19</text:p>
          </table:table-cell>
          <table:table-cell table:formula="of:=[.A750]*10^[.B750]" office:value-type="float" office:value="8.1406359741464E-019">
            <text:p>8.1406359741464E-019</text:p>
          </table:table-cell>
          <table:table-cell/>
        </table:table-row>
        <table:table-row table:style-name="ro1">
          <table:table-cell office:value-type="float" office:value="7.86760463484821">
            <text:p>7.8676046348</text:p>
          </table:table-cell>
          <table:table-cell office:value-type="float" office:value="-19">
            <text:p>-19</text:p>
          </table:table-cell>
          <table:table-cell table:formula="of:=[.A751]*10^[.B751]" office:value-type="float" office:value="7.86760463484821E-019">
            <text:p>7.86760463484821E-019</text:p>
          </table:table-cell>
          <table:table-cell/>
        </table:table-row>
        <table:table-row table:style-name="ro1">
          <table:table-cell office:value-type="float" office:value="7.60414089118963">
            <text:p>7.6041408912</text:p>
          </table:table-cell>
          <table:table-cell office:value-type="float" office:value="-19">
            <text:p>-19</text:p>
          </table:table-cell>
          <table:table-cell table:formula="of:=[.A752]*10^[.B752]" office:value-type="float" office:value="7.60414089118963E-019">
            <text:p>7.60414089118963E-019</text:p>
          </table:table-cell>
          <table:table-cell/>
        </table:table-row>
        <table:table-row table:style-name="ro1">
          <table:table-cell office:value-type="float" office:value="7.3499185794921">
            <text:p>7.3499185795</text:p>
          </table:table-cell>
          <table:table-cell office:value-type="float" office:value="-19">
            <text:p>-19</text:p>
          </table:table-cell>
          <table:table-cell table:formula="of:=[.A753]*10^[.B753]" office:value-type="float" office:value="7.3499185794921E-019">
            <text:p>7.3499185794921E-019</text:p>
          </table:table-cell>
          <table:table-cell/>
        </table:table-row>
        <table:table-row table:style-name="ro1">
          <table:table-cell office:value-type="float" office:value="7.10462295731201">
            <text:p>7.1046229573</text:p>
          </table:table-cell>
          <table:table-cell office:value-type="float" office:value="-19">
            <text:p>-19</text:p>
          </table:table-cell>
          <table:table-cell table:formula="of:=[.A754]*10^[.B754]" office:value-type="float" office:value="7.10462295731201E-019">
            <text:p>7.10462295731201E-019</text:p>
          </table:table-cell>
          <table:table-cell/>
        </table:table-row>
        <table:table-row table:style-name="ro1">
          <table:table-cell office:value-type="float" office:value="6.8679502796825">
            <text:p>6.8679502797</text:p>
          </table:table-cell>
          <table:table-cell office:value-type="float" office:value="-19">
            <text:p>-19</text:p>
          </table:table-cell>
          <table:table-cell table:formula="of:=[.A755]*10^[.B755]" office:value-type="float" office:value="6.8679502796825E-019">
            <text:p>6.8679502796825E-019</text:p>
          </table:table-cell>
          <table:table-cell/>
        </table:table-row>
        <table:table-row table:style-name="ro1">
          <table:table-cell office:value-type="float" office:value="6.63960739342827">
            <text:p>6.6396073934</text:p>
          </table:table-cell>
          <table:table-cell office:value-type="float" office:value="-19">
            <text:p>-19</text:p>
          </table:table-cell>
          <table:table-cell table:formula="of:=[.A756]*10^[.B756]" office:value-type="float" office:value="6.63960739342827E-019">
            <text:p>6.63960739342827E-019</text:p>
          </table:table-cell>
          <table:table-cell/>
        </table:table-row>
        <table:table-row table:style-name="ro1">
          <table:table-cell office:value-type="float" office:value="6.41931134615087">
            <text:p>6.4193113462</text:p>
          </table:table-cell>
          <table:table-cell office:value-type="float" office:value="-19">
            <text:p>-19</text:p>
          </table:table-cell>
          <table:table-cell table:formula="of:=[.A757]*10^[.B757]" office:value-type="float" office:value="6.41931134615087E-019">
            <text:p>6.41931134615087E-019</text:p>
          </table:table-cell>
          <table:table-cell/>
        </table:table-row>
        <table:table-row table:style-name="ro1">
          <table:table-cell office:value-type="float" office:value="6.20678900999009">
            <text:p>6.20678901</text:p>
          </table:table-cell>
          <table:table-cell office:value-type="float" office:value="-19">
            <text:p>-19</text:p>
          </table:table-cell>
          <table:table-cell table:formula="of:=[.A758]*10^[.B758]" office:value-type="float" office:value="6.20678900999009E-019">
            <text:p>6.20678900999009E-019</text:p>
          </table:table-cell>
          <table:table-cell/>
        </table:table-row>
        <table:table-row table:style-name="ro1">
          <table:table-cell office:value-type="float" office:value="6.00177672286626">
            <text:p>6.0017767229</text:p>
          </table:table-cell>
          <table:table-cell office:value-type="float" office:value="-19">
            <text:p>-19</text:p>
          </table:table-cell>
          <table:table-cell table:formula="of:=[.A759]*10^[.B759]" office:value-type="float" office:value="6.00177672286626E-019">
            <text:p>6.00177672286626E-019</text:p>
          </table:table-cell>
          <table:table-cell/>
        </table:table-row>
        <table:table-row table:style-name="ro1">
          <table:table-cell office:value-type="float" office:value="5.80401994250941">
            <text:p>5.8040199425</text:p>
          </table:table-cell>
          <table:table-cell office:value-type="float" office:value="-19">
            <text:p>-19</text:p>
          </table:table-cell>
          <table:table-cell table:formula="of:=[.A760]*10^[.B760]" office:value-type="float" office:value="5.80401994250941E-019">
            <text:p>5.80401994250941E-019</text:p>
          </table:table-cell>
          <table:table-cell/>
        </table:table-row>
        <table:table-row table:style-name="ro1">
          <table:table-cell office:value-type="float" office:value="5.6132729118932">
            <text:p>5.6132729119</text:p>
          </table:table-cell>
          <table:table-cell office:value-type="float" office:value="-19">
            <text:p>-19</text:p>
          </table:table-cell>
          <table:table-cell table:formula="of:=[.A761]*10^[.B761]" office:value-type="float" office:value="5.6132729118932E-019">
            <text:p>5.6132729118932E-019</text:p>
          </table:table-cell>
          <table:table-cell/>
        </table:table-row>
        <table:table-row table:style-name="ro1">
          <table:table-cell office:value-type="float" office:value="5.42929834062591">
            <text:p>5.4292983406</text:p>
          </table:table-cell>
          <table:table-cell office:value-type="float" office:value="-19">
            <text:p>-19</text:p>
          </table:table-cell>
          <table:table-cell table:formula="of:=[.A762]*10^[.B762]" office:value-type="float" office:value="5.42929834062591E-019">
            <text:p>5.42929834062591E-019</text:p>
          </table:table-cell>
          <table:table-cell/>
        </table:table-row>
        <table:table-row table:style-name="ro1">
          <table:table-cell office:value-type="float" office:value="5.25186709810397">
            <text:p>5.2518670981</text:p>
          </table:table-cell>
          <table:table-cell office:value-type="float" office:value="-19">
            <text:p>-19</text:p>
          </table:table-cell>
          <table:table-cell table:formula="of:=[.A763]*10^[.B763]" office:value-type="float" office:value="5.25186709810397E-019">
            <text:p>5.25186709810397E-019</text:p>
          </table:table-cell>
          <table:table-cell/>
        </table:table-row>
        <table:table-row table:style-name="ro1">
          <table:table-cell office:value-type="float" office:value="5.08075791746087">
            <text:p>5.0807579175</text:p>
          </table:table-cell>
          <table:table-cell office:value-type="float" office:value="-19">
            <text:p>-19</text:p>
          </table:table-cell>
          <table:table-cell table:formula="of:=[.A764]*10^[.B764]" office:value-type="float" office:value="5.08075791746087E-019">
            <text:p>5.08075791746087E-019</text:p>
          </table:table-cell>
          <table:table-cell/>
        </table:table-row>
        <table:table-row table:style-name="ro1">
          <table:table-cell office:value-type="float" office:value="4.91575711112095">
            <text:p>4.9157571111</text:p>
          </table:table-cell>
          <table:table-cell office:value-type="float" office:value="-19">
            <text:p>-19</text:p>
          </table:table-cell>
          <table:table-cell table:formula="of:=[.A765]*10^[.B765]" office:value-type="float" office:value="4.91575711112095E-019">
            <text:p>4.91575711112095E-019</text:p>
          </table:table-cell>
          <table:table-cell/>
        </table:table-row>
        <table:table-row table:style-name="ro1">
          <table:table-cell office:value-type="float" office:value="4.75665829950456">
            <text:p>4.7566582995</text:p>
          </table:table-cell>
          <table:table-cell office:value-type="float" office:value="-19">
            <text:p>-19</text:p>
          </table:table-cell>
          <table:table-cell table:formula="of:=[.A766]*10^[.B766]" office:value-type="float" office:value="4.75665829950456E-019">
            <text:p>4.75665829950456E-019</text:p>
          </table:table-cell>
          <table:table-cell/>
        </table:table-row>
        <table:table-row table:style-name="ro1">
          <table:table-cell office:value-type="float" office:value="4.60326214759299">
            <text:p>4.6032621476</text:p>
          </table:table-cell>
          <table:table-cell office:value-type="float" office:value="-19">
            <text:p>-19</text:p>
          </table:table-cell>
          <table:table-cell table:formula="of:=[.A767]*10^[.B767]" office:value-type="float" office:value="4.60326214759299E-019">
            <text:p>4.60326214759299E-019</text:p>
          </table:table-cell>
          <table:table-cell/>
        </table:table-row>
        <table:table-row table:style-name="ro1">
          <table:table-cell office:value-type="float" office:value="4.45537611196093">
            <text:p>4.455376112</text:p>
          </table:table-cell>
          <table:table-cell office:value-type="float" office:value="-19">
            <text:p>-19</text:p>
          </table:table-cell>
          <table:table-cell table:formula="of:=[.A768]*10^[.B768]" office:value-type="float" office:value="4.45537611196093E-019">
            <text:p>4.45537611196093E-019</text:p>
          </table:table-cell>
          <table:table-cell/>
        </table:table-row>
        <table:table-row table:style-name="ro1">
          <table:table-cell office:value-type="float" office:value="4.31281419877096">
            <text:p>4.3128141988</text:p>
          </table:table-cell>
          <table:table-cell office:value-type="float" office:value="-19">
            <text:p>-19</text:p>
          </table:table-cell>
          <table:table-cell table:formula="of:=[.A769]*10^[.B769]" office:value-type="float" office:value="4.31281419877096E-019">
            <text:p>4.31281419877096E-019</text:p>
          </table:table-cell>
          <table:table-cell/>
        </table:table-row>
        <table:table-row table:style-name="ro1">
          <table:table-cell office:value-type="float" office:value="4.17539672996994">
            <text:p>4.17539673</text:p>
          </table:table-cell>
          <table:table-cell office:value-type="float" office:value="-19">
            <text:p>-19</text:p>
          </table:table-cell>
          <table:table-cell table:formula="of:=[.A770]*10^[.B770]" office:value-type="float" office:value="4.17539672996994E-019">
            <text:p>4.17539672996994E-019</text:p>
          </table:table-cell>
          <table:table-cell/>
        </table:table-row>
        <table:table-row table:style-name="ro1">
          <table:table-cell office:value-type="float" office:value="4.04295011820903">
            <text:p>4.0429501182</text:p>
          </table:table-cell>
          <table:table-cell office:value-type="float" office:value="-19">
            <text:p>-19</text:p>
          </table:table-cell>
          <table:table-cell table:formula="of:=[.A771]*10^[.B771]" office:value-type="float" office:value="4.04295011820903E-019">
            <text:p>4.04295011820903E-019</text:p>
          </table:table-cell>
          <table:table-cell/>
        </table:table-row>
        <table:table-row table:style-name="ro1">
          <table:table-cell office:value-type="float" office:value="3.91530665166102">
            <text:p>3.9153066517</text:p>
          </table:table-cell>
          <table:table-cell office:value-type="float" office:value="-19">
            <text:p>-19</text:p>
          </table:table-cell>
          <table:table-cell table:formula="of:=[.A772]*10^[.B772]" office:value-type="float" office:value="3.91530665166102E-019">
            <text:p>3.91530665166102E-019</text:p>
          </table:table-cell>
          <table:table-cell/>
        </table:table-row>
        <table:table-row table:style-name="ro1">
          <table:table-cell office:value-type="float" office:value="3.79230428574896">
            <text:p>3.7923042857</text:p>
          </table:table-cell>
          <table:table-cell office:value-type="float" office:value="-19">
            <text:p>-19</text:p>
          </table:table-cell>
          <table:table-cell table:formula="of:=[.A773]*10^[.B773]" office:value-type="float" office:value="3.79230428574896E-019">
            <text:p>3.79230428574896E-019</text:p>
          </table:table-cell>
          <table:table-cell/>
        </table:table-row>
        <table:table-row table:style-name="ro1">
          <table:table-cell office:value-type="float" office:value="3.67378644158808">
            <text:p>3.6737864416</text:p>
          </table:table-cell>
          <table:table-cell office:value-type="float" office:value="-19">
            <text:p>-19</text:p>
          </table:table-cell>
          <table:table-cell table:formula="of:=[.A774]*10^[.B774]" office:value-type="float" office:value="3.67378644158808E-019">
            <text:p>3.67378644158808E-019</text:p>
          </table:table-cell>
          <table:table-cell/>
        </table:table-row>
        <table:table-row table:style-name="ro1">
          <table:table-cell office:value-type="float" office:value="3.55960181540552">
            <text:p>3.5596018154</text:p>
          </table:table-cell>
          <table:table-cell office:value-type="float" office:value="-19">
            <text:p>-19</text:p>
          </table:table-cell>
          <table:table-cell table:formula="of:=[.A775]*10^[.B775]" office:value-type="float" office:value="3.55960181540552E-019">
            <text:p>3.55960181540552E-019</text:p>
          </table:table-cell>
          <table:table-cell/>
        </table:table-row>
        <table:table-row table:style-name="ro1">
          <table:table-cell office:value-type="float" office:value="3.44960419194318">
            <text:p>3.4496041919</text:p>
          </table:table-cell>
          <table:table-cell office:value-type="float" office:value="-19">
            <text:p>-19</text:p>
          </table:table-cell>
          <table:table-cell table:formula="of:=[.A776]*10^[.B776]" office:value-type="float" office:value="3.44960419194318E-019">
            <text:p>3.44960419194318E-019</text:p>
          </table:table-cell>
          <table:table-cell/>
        </table:table-row>
        <table:table-row table:style-name="ro1">
          <table:table-cell office:value-type="float" office:value="3.34365226697504">
            <text:p>3.343652267</text:p>
          </table:table-cell>
          <table:table-cell office:value-type="float" office:value="-19">
            <text:p>-19</text:p>
          </table:table-cell>
          <table:table-cell table:formula="of:=[.A777]*10^[.B777]" office:value-type="float" office:value="3.34365226697504E-019">
            <text:p>3.34365226697504E-019</text:p>
          </table:table-cell>
          <table:table-cell/>
        </table:table-row>
        <table:table-row table:style-name="ro1">
          <table:table-cell office:value-type="float" office:value="3.24160947420973">
            <text:p>3.2416094742</text:p>
          </table:table-cell>
          <table:table-cell office:value-type="float" office:value="-19">
            <text:p>-19</text:p>
          </table:table-cell>
          <table:table-cell table:formula="of:=[.A778]*10^[.B778]" office:value-type="float" office:value="3.24160947420973E-019">
            <text:p>3.24160947420973E-019</text:p>
          </table:table-cell>
          <table:table-cell/>
        </table:table-row>
        <table:table-row table:style-name="ro1">
          <table:table-cell office:value-type="float" office:value="3.14334381990838">
            <text:p>3.1433438199</text:p>
          </table:table-cell>
          <table:table-cell office:value-type="float" office:value="-19">
            <text:p>-19</text:p>
          </table:table-cell>
          <table:table-cell table:formula="of:=[.A779]*10^[.B779]" office:value-type="float" office:value="3.14334381990838E-019">
            <text:p>3.14334381990838E-019</text:p>
          </table:table-cell>
          <table:table-cell/>
        </table:table-row>
        <table:table-row table:style-name="ro1">
          <table:table-cell office:value-type="float" office:value="3.04872772466732">
            <text:p>3.0487277247</text:p>
          </table:table-cell>
          <table:table-cell office:value-type="float" office:value="-19">
            <text:p>-19</text:p>
          </table:table-cell>
          <table:table-cell table:formula="of:=[.A780]*10^[.B780]" office:value-type="float" office:value="3.04872772466732E-019">
            <text:p>3.04872772466732E-019</text:p>
          </table:table-cell>
          <table:table-cell/>
        </table:table-row>
        <table:table-row table:style-name="ro1">
          <table:table-cell office:value-type="float" office:value="2.95763786980129">
            <text:p>2.9576378698</text:p>
          </table:table-cell>
          <table:table-cell office:value-type="float" office:value="-19">
            <text:p>-19</text:p>
          </table:table-cell>
          <table:table-cell table:formula="of:=[.A781]*10^[.B781]" office:value-type="float" office:value="2.95763786980129E-019">
            <text:p>2.95763786980129E-019</text:p>
          </table:table-cell>
          <table:table-cell/>
        </table:table-row>
        <table:table-row table:style-name="ro1">
          <table:table-cell office:value-type="float" office:value="2.86995504914527">
            <text:p>2.8699550491</text:p>
          </table:table-cell>
          <table:table-cell office:value-type="float" office:value="-19">
            <text:p>-19</text:p>
          </table:table-cell>
          <table:table-cell table:formula="of:=[.A782]*10^[.B782]" office:value-type="float" office:value="2.86995504914527E-019">
            <text:p>2.86995504914527E-019</text:p>
          </table:table-cell>
          <table:table-cell/>
        </table:table-row>
        <table:table-row table:style-name="ro1">
          <table:table-cell office:value-type="float" office:value="2.78556402648988">
            <text:p>2.7855640265</text:p>
          </table:table-cell>
          <table:table-cell office:value-type="float" office:value="-19">
            <text:p>-19</text:p>
          </table:table-cell>
          <table:table-cell table:formula="of:=[.A783]*10^[.B783]" office:value-type="float" office:value="2.78556402648988E-019">
            <text:p>2.78556402648988E-019</text:p>
          </table:table-cell>
          <table:table-cell/>
        </table:table-row>
        <table:table-row table:style-name="ro1">
          <table:table-cell office:value-type="float" office:value="2.70435339868058">
            <text:p>2.7043533987</text:p>
          </table:table-cell>
          <table:table-cell office:value-type="float" office:value="-19">
            <text:p>-19</text:p>
          </table:table-cell>
          <table:table-cell table:formula="of:=[.A784]*10^[.B784]" office:value-type="float" office:value="2.70435339868058E-019">
            <text:p>2.70435339868058E-019</text:p>
          </table:table-cell>
          <table:table-cell/>
        </table:table-row>
        <table:table-row table:style-name="ro1">
          <table:table-cell office:value-type="float" office:value="2.62621546362919">
            <text:p>2.6262154636</text:p>
          </table:table-cell>
          <table:table-cell office:value-type="float" office:value="-19">
            <text:p>-19</text:p>
          </table:table-cell>
          <table:table-cell table:formula="of:=[.A785]*10^[.B785]" office:value-type="float" office:value="2.62621546362919E-019">
            <text:p>2.62621546362919E-019</text:p>
          </table:table-cell>
          <table:table-cell/>
        </table:table-row>
        <table:table-row table:style-name="ro1">
          <table:table-cell office:value-type="float" office:value="2.55104609389818">
            <text:p>2.5510460939</text:p>
          </table:table-cell>
          <table:table-cell office:value-type="float" office:value="-19">
            <text:p>-19</text:p>
          </table:table-cell>
          <table:table-cell table:formula="of:=[.A786]*10^[.B786]" office:value-type="float" office:value="2.55104609389818E-019">
            <text:p>2.55104609389818E-019</text:p>
          </table:table-cell>
          <table:table-cell/>
        </table:table-row>
        <table:table-row table:style-name="ro1">
          <table:table-cell office:value-type="float" office:value="2.47874461259558">
            <text:p>2.4787446126</text:p>
          </table:table-cell>
          <table:table-cell office:value-type="float" office:value="-19">
            <text:p>-19</text:p>
          </table:table-cell>
          <table:table-cell table:formula="of:=[.A787]*10^[.B787]" office:value-type="float" office:value="2.47874461259558E-019">
            <text:p>2.47874461259558E-019</text:p>
          </table:table-cell>
          <table:table-cell/>
        </table:table-row>
        <table:table-row table:style-name="ro1">
          <table:table-cell office:value-type="float" office:value="2.40921367533526">
            <text:p>2.4092136753</text:p>
          </table:table-cell>
          <table:table-cell office:value-type="float" office:value="-19">
            <text:p>-19</text:p>
          </table:table-cell>
          <table:table-cell table:formula="of:=[.A788]*10^[.B788]" office:value-type="float" office:value="2.40921367533526E-019">
            <text:p>2.40921367533526E-019</text:p>
          </table:table-cell>
          <table:table-cell/>
        </table:table-row>
        <table:table-row table:style-name="ro1">
          <table:table-cell office:value-type="float" office:value="2.34235915782573">
            <text:p>2.3423591578</text:p>
          </table:table-cell>
          <table:table-cell office:value-type="float" office:value="-19">
            <text:p>-19</text:p>
          </table:table-cell>
          <table:table-cell table:formula="of:=[.A789]*10^[.B789]" office:value-type="float" office:value="2.34235915782573E-019">
            <text:p>2.34235915782573E-019</text:p>
          </table:table-cell>
          <table:table-cell/>
        </table:table-row>
        <table:table-row table:style-name="ro1">
          <table:table-cell office:value-type="float" office:value="2.27809004497049">
            <text:p>2.278090045</text:p>
          </table:table-cell>
          <table:table-cell office:value-type="float" office:value="-19">
            <text:p>-19</text:p>
          </table:table-cell>
          <table:table-cell table:formula="of:=[.A790]*10^[.B790]" office:value-type="float" office:value="2.27809004497049E-019">
            <text:p>2.27809004497049E-019</text:p>
          </table:table-cell>
          <table:table-cell/>
        </table:table-row>
        <table:table-row table:style-name="ro1">
          <table:table-cell office:value-type="float" office:value="2.21631832438288">
            <text:p>2.2163183244</text:p>
          </table:table-cell>
          <table:table-cell office:value-type="float" office:value="-19">
            <text:p>-19</text:p>
          </table:table-cell>
          <table:table-cell table:formula="of:=[.A791]*10^[.B791]" office:value-type="float" office:value="2.21631832438288E-019">
            <text:p>2.21631832438288E-019</text:p>
          </table:table-cell>
          <table:table-cell/>
        </table:table-row>
        <table:table-row table:style-name="ro1">
          <table:table-cell office:value-type="float" office:value="2.15695888629782">
            <text:p>2.1569588863</text:p>
          </table:table-cell>
          <table:table-cell office:value-type="float" office:value="-19">
            <text:p>-19</text:p>
          </table:table-cell>
          <table:table-cell table:formula="of:=[.A792]*10^[.B792]" office:value-type="float" office:value="2.15695888629782E-019">
            <text:p>2.15695888629782E-019</text:p>
          </table:table-cell>
          <table:table-cell/>
        </table:table-row>
        <table:table-row table:style-name="ro1">
          <table:table-cell office:value-type="float" office:value="2.09992942324824">
            <text:p>2.0999294232</text:p>
          </table:table-cell>
          <table:table-cell office:value-type="float" office:value="-19">
            <text:p>-19</text:p>
          </table:table-cell>
          <table:table-cell table:formula="of:=[.A793]*10^[.B793]" office:value-type="float" office:value="2.09992942324824E-019">
            <text:p>2.09992942324824E-019</text:p>
          </table:table-cell>
          <table:table-cell/>
        </table:table-row>
        <table:table-row table:style-name="ro1">
          <table:table-cell office:value-type="float" office:value="2.04515033534876">
            <text:p>2.0451503353</text:p>
          </table:table-cell>
          <table:table-cell office:value-type="float" office:value="-19">
            <text:p>-19</text:p>
          </table:table-cell>
          <table:table-cell table:formula="of:=[.A794]*10^[.B794]" office:value-type="float" office:value="2.04515033534876E-019">
            <text:p>2.04515033534876E-019</text:p>
          </table:table-cell>
          <table:table-cell/>
        </table:table-row>
        <table:table-row table:style-name="ro1">
          <table:table-cell office:value-type="float" office:value="1.99254464111621">
            <text:p>1.9925446411</text:p>
          </table:table-cell>
          <table:table-cell office:value-type="float" office:value="-19">
            <text:p>-19</text:p>
          </table:table-cell>
          <table:table-cell table:formula="of:=[.A795]*10^[.B795]" office:value-type="float" office:value="1.99254464111621E-019">
            <text:p>1.99254464111621E-019</text:p>
          </table:table-cell>
          <table:table-cell/>
        </table:table-row>
        <table:table-row table:style-name="ro1">
          <table:table-cell office:value-type="float" office:value="1.94203788659889">
            <text:p>1.9420378866</text:p>
          </table:table-cell>
          <table:table-cell office:value-type="float" office:value="-19">
            <text:p>-19</text:p>
          </table:table-cell>
          <table:table-cell table:formula="of:=[.A796]*10^[.B796]" office:value-type="float" office:value="1.94203788659889E-019">
            <text:p>1.94203788659889E-019</text:p>
          </table:table-cell>
          <table:table-cell/>
        </table:table-row>
        <table:table-row table:style-name="ro1">
          <table:table-cell office:value-type="float" office:value="1.89355806151636">
            <text:p>1.8935580615</text:p>
          </table:table-cell>
          <table:table-cell office:value-type="float" office:value="-19">
            <text:p>-19</text:p>
          </table:table-cell>
          <table:table-cell table:formula="of:=[.A797]*10^[.B797]" office:value-type="float" office:value="1.89355806151636E-019">
            <text:p>1.89355806151636E-019</text:p>
          </table:table-cell>
          <table:table-cell/>
        </table:table-row>
        <table:table-row table:style-name="ro1">
          <table:table-cell office:value-type="float" office:value="1.84703551736671">
            <text:p>1.8470355174</text:p>
          </table:table-cell>
          <table:table-cell office:value-type="float" office:value="-19">
            <text:p>-19</text:p>
          </table:table-cell>
          <table:table-cell table:formula="of:=[.A798]*10^[.B798]" office:value-type="float" office:value="1.84703551736671E-019">
            <text:p>1.84703551736671E-019</text:p>
          </table:table-cell>
          <table:table-cell/>
        </table:table-row>
        <table:table-row table:style-name="ro1">
          <table:table-cell office:value-type="float" office:value="1.80240288737131">
            <text:p>1.8024028874</text:p>
          </table:table-cell>
          <table:table-cell office:value-type="float" office:value="-19">
            <text:p>-19</text:p>
          </table:table-cell>
          <table:table-cell table:formula="of:=[.A799]*10^[.B799]" office:value-type="float" office:value="1.80240288737131E-019">
            <text:p>1.80240288737131E-019</text:p>
          </table:table-cell>
          <table:table-cell/>
        </table:table-row>
        <table:table-row table:style-name="ro1">
          <table:table-cell office:value-type="float" office:value="1.75959501078182">
            <text:p>1.7595950108</text:p>
          </table:table-cell>
          <table:table-cell office:value-type="float" office:value="-19">
            <text:p>-19</text:p>
          </table:table-cell>
          <table:table-cell table:formula="of:=[.A800]*10^[.B800]" office:value-type="float" office:value="1.75959501078182E-019">
            <text:p>1.75959501078182E-019</text:p>
          </table:table-cell>
          <table:table-cell/>
        </table:table-row>
        <table:table-row table:style-name="ro1">
          <table:table-cell office:value-type="float" office:value="1.71854885931493">
            <text:p>1.7185488593</text:p>
          </table:table-cell>
          <table:table-cell office:value-type="float" office:value="-19">
            <text:p>-19</text:p>
          </table:table-cell>
          <table:table-cell table:formula="of:=[.A801]*10^[.B801]" office:value-type="float" office:value="1.71854885931493E-019">
            <text:p>1.71854885931493E-019</text:p>
          </table:table-cell>
          <table:table-cell/>
        </table:table-row>
        <table:table-row table:style-name="ro1">
          <table:table-cell office:value-type="float" office:value="1.67920346555193">
            <text:p>1.6792034656</text:p>
          </table:table-cell>
          <table:table-cell office:value-type="float" office:value="-19">
            <text:p>-19</text:p>
          </table:table-cell>
          <table:table-cell table:formula="of:=[.A802]*10^[.B802]" office:value-type="float" office:value="1.67920346555193E-019">
            <text:p>1.67920346555193E-019</text:p>
          </table:table-cell>
          <table:table-cell/>
        </table:table-row>
        <table:table-row table:style-name="ro1">
          <table:table-cell office:value-type="float" office:value="1.64149985463563">
            <text:p>1.6414998546</text:p>
          </table:table-cell>
          <table:table-cell office:value-type="float" office:value="-19">
            <text:p>-19</text:p>
          </table:table-cell>
          <table:table-cell table:formula="of:=[.A803]*10^[.B803]" office:value-type="float" office:value="1.64149985463563E-019">
            <text:p>1.64149985463563E-019</text:p>
          </table:table-cell>
          <table:table-cell/>
        </table:table-row>
        <table:table-row table:style-name="ro1">
          <table:table-cell office:value-type="float" office:value="1.60538097813575">
            <text:p>1.6053809781</text:p>
          </table:table-cell>
          <table:table-cell office:value-type="float" office:value="-19">
            <text:p>-19</text:p>
          </table:table-cell>
          <table:table-cell table:formula="of:=[.A804]*10^[.B804]" office:value-type="float" office:value="1.60538097813575E-019">
            <text:p>1.60538097813575E-019</text:p>
          </table:table-cell>
          <table:table-cell/>
        </table:table-row>
        <table:table-row table:style-name="ro1">
          <table:table-cell office:value-type="float" office:value="1.5707916497448">
            <text:p>1.5707916497</text:p>
          </table:table-cell>
          <table:table-cell office:value-type="float" office:value="-19">
            <text:p>-19</text:p>
          </table:table-cell>
          <table:table-cell table:formula="of:=[.A805]*10^[.B805]" office:value-type="float" office:value="1.5707916497448E-019">
            <text:p>1.5707916497448E-019</text:p>
          </table:table-cell>
          <table:table-cell/>
        </table:table-row>
        <table:table-row table:style-name="ro1">
          <table:table-cell office:value-type="float" office:value="1.53767848421629">
            <text:p>1.5376784842</text:p>
          </table:table-cell>
          <table:table-cell office:value-type="float" office:value="-19">
            <text:p>-19</text:p>
          </table:table-cell>
          <table:table-cell table:formula="of:=[.A806]*10^[.B806]" office:value-type="float" office:value="1.53767848421629E-019">
            <text:p>1.53767848421629E-019</text:p>
          </table:table-cell>
          <table:table-cell/>
        </table:table-row>
        <table:table-row table:style-name="ro1">
          <table:table-cell office:value-type="float" office:value="1.50598983746119">
            <text:p>1.5059898375</text:p>
          </table:table-cell>
          <table:table-cell office:value-type="float" office:value="-19">
            <text:p>-19</text:p>
          </table:table-cell>
          <table:table-cell table:formula="of:=[.A807]*10^[.B807]" office:value-type="float" office:value="1.50598983746119E-019">
            <text:p>1.50598983746119E-019</text:p>
          </table:table-cell>
          <table:table-cell/>
        </table:table-row>
        <table:table-row table:style-name="ro1">
          <table:table-cell office:value-type="float" office:value="1.47567574866103">
            <text:p>1.4756757487</text:p>
          </table:table-cell>
          <table:table-cell office:value-type="float" office:value="-19">
            <text:p>-19</text:p>
          </table:table-cell>
          <table:table-cell table:formula="of:=[.A808]*10^[.B808]" office:value-type="float" office:value="1.47567574866103E-019">
            <text:p>1.47567574866103E-019</text:p>
          </table:table-cell>
          <table:table-cell/>
        </table:table-row>
        <table:table-row table:style-name="ro1">
          <table:table-cell office:value-type="float" office:value="1.44668788521031">
            <text:p>1.4466878852</text:p>
          </table:table-cell>
          <table:table-cell office:value-type="float" office:value="-19">
            <text:p>-19</text:p>
          </table:table-cell>
          <table:table-cell table:formula="of:=[.A809]*10^[.B809]" office:value-type="float" office:value="1.44668788521031E-019">
            <text:p>1.44668788521031E-019</text:p>
          </table:table-cell>
          <table:table-cell/>
        </table:table-row>
        <table:table-row table:style-name="ro1">
          <table:table-cell office:value-type="float" office:value="1.41897948961433">
            <text:p>1.4189794896</text:p>
          </table:table-cell>
          <table:table-cell office:value-type="float" office:value="-19">
            <text:p>-19</text:p>
          </table:table-cell>
          <table:table-cell table:formula="of:=[.A810]*10^[.B810]" office:value-type="float" office:value="1.41897948961433E-019">
            <text:p>1.41897948961433E-019</text:p>
          </table:table-cell>
          <table:table-cell/>
        </table:table-row>
        <table:table-row table:style-name="ro1">
          <table:table-cell office:value-type="float" office:value="1.39250532695988">
            <text:p>1.392505327</text:p>
          </table:table-cell>
          <table:table-cell office:value-type="float" office:value="-19">
            <text:p>-19</text:p>
          </table:table-cell>
          <table:table-cell table:formula="of:=[.A811]*10^[.B811]" office:value-type="float" office:value="1.39250532695988E-019">
            <text:p>1.39250532695988E-019</text:p>
          </table:table-cell>
          <table:table-cell/>
        </table:table-row>
        <table:table-row table:style-name="ro1">
          <table:table-cell office:value-type="float" office:value="1.36722163502065">
            <text:p>1.367221635</text:p>
          </table:table-cell>
          <table:table-cell office:value-type="float" office:value="-19">
            <text:p>-19</text:p>
          </table:table-cell>
          <table:table-cell table:formula="of:=[.A812]*10^[.B812]" office:value-type="float" office:value="1.36722163502065E-019">
            <text:p>1.36722163502065E-019</text:p>
          </table:table-cell>
          <table:table-cell/>
        </table:table-row>
        <table:table-row table:style-name="ro1">
          <table:table-cell office:value-type="float" office:value="1.34308607675595">
            <text:p>1.3430860768</text:p>
          </table:table-cell>
          <table:table-cell office:value-type="float" office:value="-19">
            <text:p>-19</text:p>
          </table:table-cell>
          <table:table-cell table:formula="of:=[.A813]*10^[.B813]" office:value-type="float" office:value="1.34308607675595E-019">
            <text:p>1.34308607675595E-019</text:p>
          </table:table-cell>
          <table:table-cell/>
        </table:table-row>
        <table:table-row table:style-name="ro1">
          <table:table-cell office:value-type="float" office:value="1.3200576930384">
            <text:p>1.320057693</text:p>
          </table:table-cell>
          <table:table-cell office:value-type="float" office:value="-19">
            <text:p>-19</text:p>
          </table:table-cell>
          <table:table-cell table:formula="of:=[.A814]*10^[.B814]" office:value-type="float" office:value="1.3200576930384E-019">
            <text:p>1.3200576930384E-019</text:p>
          </table:table-cell>
          <table:table-cell/>
        </table:table-row>
        <table:table-row table:style-name="ro1">
          <table:table-cell office:value-type="float" office:value="1.2980968574793">
            <text:p>1.2980968575</text:p>
          </table:table-cell>
          <table:table-cell office:value-type="float" office:value="-19">
            <text:p>-19</text:p>
          </table:table-cell>
          <table:table-cell table:formula="of:=[.A815]*10^[.B815]" office:value-type="float" office:value="1.2980968574793E-019">
            <text:p>1.2980968574793E-019</text:p>
          </table:table-cell>
          <table:table-cell/>
        </table:table-row>
        <table:table-row table:style-name="ro1">
          <table:table-cell office:value-type="float" office:value="1.27716523385668">
            <text:p>1.2771652339</text:p>
          </table:table-cell>
          <table:table-cell office:value-type="float" office:value="-19">
            <text:p>-19</text:p>
          </table:table-cell>
          <table:table-cell table:formula="of:=[.A816]*10^[.B816]" office:value-type="float" office:value="1.27716523385668E-019">
            <text:p>1.27716523385668E-019</text:p>
          </table:table-cell>
          <table:table-cell/>
        </table:table-row>
        <table:table-row table:style-name="ro1">
          <table:table-cell office:value-type="float" office:value="1.25722573278515">
            <text:p>1.2572257328</text:p>
          </table:table-cell>
          <table:table-cell office:value-type="float" office:value="-19">
            <text:p>-19</text:p>
          </table:table-cell>
          <table:table-cell table:formula="of:=[.A817]*10^[.B817]" office:value-type="float" office:value="1.25722573278515E-019">
            <text:p>1.25722573278515E-019</text:p>
          </table:table-cell>
          <table:table-cell/>
        </table:table-row>
        <table:table-row table:style-name="ro1">
          <table:table-cell office:value-type="float" office:value="1.23824247239132">
            <text:p>1.2382424724</text:p>
          </table:table-cell>
          <table:table-cell office:value-type="float" office:value="-19">
            <text:p>-19</text:p>
          </table:table-cell>
          <table:table-cell table:formula="of:=[.A818]*10^[.B818]" office:value-type="float" office:value="1.23824247239132E-019">
            <text:p>1.23824247239132E-019</text:p>
          </table:table-cell>
          <table:table-cell/>
        </table:table-row>
        <table:table-row table:style-name="ro1">
          <table:table-cell office:value-type="float" office:value="1.22018073864462">
            <text:p>1.2201807386</text:p>
          </table:table-cell>
          <table:table-cell office:value-type="float" office:value="-19">
            <text:p>-19</text:p>
          </table:table-cell>
          <table:table-cell table:formula="of:=[.A819]*10^[.B819]" office:value-type="float" office:value="1.22018073864462E-019">
            <text:p>1.22018073864462E-019</text:p>
          </table:table-cell>
          <table:table-cell/>
        </table:table-row>
        <table:table-row table:style-name="ro1">
          <table:table-cell office:value-type="float" office:value="1.20300694723682">
            <text:p>1.2030069472</text:p>
          </table:table-cell>
          <table:table-cell office:value-type="float" office:value="-19">
            <text:p>-19</text:p>
          </table:table-cell>
          <table:table-cell table:formula="of:=[.A820]*10^[.B820]" office:value-type="float" office:value="1.20300694723682E-019">
            <text:p>1.20300694723682E-019</text:p>
          </table:table-cell>
          <table:table-cell/>
        </table:table-row>
        <table:table-row table:style-name="ro1">
          <table:table-cell office:value-type="float" office:value="1.18668860770664">
            <text:p>1.1866886077</text:p>
          </table:table-cell>
          <table:table-cell office:value-type="float" office:value="-19">
            <text:p>-19</text:p>
          </table:table-cell>
          <table:table-cell table:formula="of:=[.A821]*10^[.B821]" office:value-type="float" office:value="1.18668860770664E-019">
            <text:p>1.18668860770664E-019</text:p>
          </table:table-cell>
          <table:table-cell/>
        </table:table-row>
        <table:table-row table:style-name="ro1">
          <table:table-cell office:value-type="float" office:value="1.17119428676028">
            <text:p>1.1711942868</text:p>
          </table:table-cell>
          <table:table-cell office:value-type="float" office:value="-19">
            <text:p>-19</text:p>
          </table:table-cell>
          <table:table-cell table:formula="of:=[.A822]*10^[.B822]" office:value-type="float" office:value="1.17119428676028E-019">
            <text:p>1.17119428676028E-019</text:p>
          </table:table-cell>
          <table:table-cell/>
        </table:table-row>
        <table:table-row table:style-name="ro1">
          <table:table-cell office:value-type="float" office:value="1.15649357520917">
            <text:p>1.1564935752</text:p>
          </table:table-cell>
          <table:table-cell office:value-type="float" office:value="-19">
            <text:p>-19</text:p>
          </table:table-cell>
          <table:table-cell table:formula="of:=[.A823]*10^[.B823]" office:value-type="float" office:value="1.15649357520917E-019">
            <text:p>1.15649357520917E-019</text:p>
          </table:table-cell>
          <table:table-cell/>
        </table:table-row>
        <table:table-row table:style-name="ro1">
          <table:table-cell office:value-type="float" office:value="1.14255705480339">
            <text:p>1.1425570548</text:p>
          </table:table-cell>
          <table:table-cell office:value-type="float" office:value="-19">
            <text:p>-19</text:p>
          </table:table-cell>
          <table:table-cell table:formula="of:=[.A824]*10^[.B824]" office:value-type="float" office:value="1.14255705480339E-019">
            <text:p>1.14255705480339E-019</text:p>
          </table:table-cell>
          <table:table-cell/>
        </table:table-row>
        <table:table-row table:style-name="ro1">
          <table:table-cell office:value-type="float" office:value="1.12935626608524">
            <text:p>1.1293562661</text:p>
          </table:table-cell>
          <table:table-cell office:value-type="float" office:value="-19">
            <text:p>-19</text:p>
          </table:table-cell>
          <table:table-cell table:formula="of:=[.A825]*10^[.B825]" office:value-type="float" office:value="1.12935626608524E-019">
            <text:p>1.12935626608524E-019</text:p>
          </table:table-cell>
          <table:table-cell/>
        </table:table-row>
        <table:table-row table:style-name="ro1">
          <table:table-cell office:value-type="float" office:value="1.11686367736832">
            <text:p>1.1168636774</text:p>
          </table:table-cell>
          <table:table-cell office:value-type="float" office:value="-19">
            <text:p>-19</text:p>
          </table:table-cell>
          <table:table-cell table:formula="of:=[.A826]*10^[.B826]" office:value-type="float" office:value="1.11686367736832E-019">
            <text:p>1.11686367736832E-019</text:p>
          </table:table-cell>
          <table:table-cell/>
        </table:table-row>
        <table:table-row table:style-name="ro1">
          <table:table-cell office:value-type="float" office:value="1.10505265511246">
            <text:p>1.1050526551</text:p>
          </table:table-cell>
          <table:table-cell office:value-type="float" office:value="-19">
            <text:p>-19</text:p>
          </table:table-cell>
          <table:table-cell table:formula="of:=[.A827]*10^[.B827]" office:value-type="float" office:value="1.10505265511246E-019">
            <text:p>1.10505265511246E-019</text:p>
          </table:table-cell>
          <table:table-cell/>
        </table:table-row>
        <table:table-row table:style-name="ro1">
          <table:table-cell office:value-type="float" office:value="1.09389743526187">
            <text:p>1.0938974353</text:p>
          </table:table-cell>
          <table:table-cell office:value-type="float" office:value="-19">
            <text:p>-19</text:p>
          </table:table-cell>
          <table:table-cell table:formula="of:=[.A828]*10^[.B828]" office:value-type="float" office:value="1.09389743526187E-019">
            <text:p>1.09389743526187E-019</text:p>
          </table:table-cell>
          <table:table-cell/>
        </table:table-row>
        <table:table-row table:style-name="ro1">
          <table:table-cell office:value-type="float" office:value="1.08337309458969">
            <text:p>1.0833730946</text:p>
          </table:table-cell>
          <table:table-cell office:value-type="float" office:value="-19">
            <text:p>-19</text:p>
          </table:table-cell>
          <table:table-cell table:formula="of:=[.A829]*10^[.B829]" office:value-type="float" office:value="1.08337309458969E-019">
            <text:p>1.08337309458969E-019</text:p>
          </table:table-cell>
          <table:table-cell/>
        </table:table-row>
        <table:table-row table:style-name="ro1">
          <table:table-cell office:value-type="float" office:value="1.0734555243958">
            <text:p>1.0734555244</text:p>
          </table:table-cell>
          <table:table-cell office:value-type="float" office:value="-19">
            <text:p>-19</text:p>
          </table:table-cell>
          <table:table-cell table:formula="of:=[.A830]*10^[.B830]" office:value-type="float" office:value="1.0734555243958E-019">
            <text:p>1.0734555243958E-019</text:p>
          </table:table-cell>
          <table:table-cell/>
        </table:table-row>
        <table:table-row table:style-name="ro1">
          <table:table-cell office:value-type="float" office:value="1.06412140488063">
            <text:p>1.0641214049</text:p>
          </table:table-cell>
          <table:table-cell office:value-type="float" office:value="-19">
            <text:p>-19</text:p>
          </table:table-cell>
          <table:table-cell table:formula="of:=[.A831]*10^[.B831]" office:value-type="float" office:value="1.06412140488063E-019">
            <text:p>1.06412140488063E-019</text:p>
          </table:table-cell>
          <table:table-cell/>
        </table:table-row>
        <table:table-row table:style-name="ro1">
          <table:table-cell office:value-type="float" office:value="1.05534817901304">
            <text:p>1.055348179</text:p>
          </table:table-cell>
          <table:table-cell office:value-type="float" office:value="-19">
            <text:p>-19</text:p>
          </table:table-cell>
          <table:table-cell table:formula="of:=[.A832]*10^[.B832]" office:value-type="float" office:value="1.05534817901304E-019">
            <text:p>1.05534817901304E-019</text:p>
          </table:table-cell>
          <table:table-cell/>
        </table:table-row>
        <table:table-row table:style-name="ro1">
          <table:table-cell office:value-type="float" office:value="1.04711402832582">
            <text:p>1.0471140283</text:p>
          </table:table-cell>
          <table:table-cell office:value-type="float" office:value="-19">
            <text:p>-19</text:p>
          </table:table-cell>
          <table:table-cell table:formula="of:=[.A833]*10^[.B833]" office:value-type="float" office:value="1.04711402832582E-019">
            <text:p>1.04711402832582E-019</text:p>
          </table:table-cell>
          <table:table-cell/>
        </table:table-row>
        <table:table-row table:style-name="ro1">
          <table:table-cell office:value-type="float" office:value="1.03939784977642">
            <text:p>1.0393978498</text:p>
          </table:table-cell>
          <table:table-cell office:value-type="float" office:value="-19">
            <text:p>-19</text:p>
          </table:table-cell>
          <table:table-cell table:formula="of:=[.A834]*10^[.B834]" office:value-type="float" office:value="1.03939784977642E-019">
            <text:p>1.03939784977642E-019</text:p>
          </table:table-cell>
          <table:table-cell/>
        </table:table-row>
        <table:table-row table:style-name="ro1">
          <table:table-cell office:value-type="float" office:value="1.03217923236725">
            <text:p>1.0321792324</text:p>
          </table:table-cell>
          <table:table-cell office:value-type="float" office:value="-19">
            <text:p>-19</text:p>
          </table:table-cell>
          <table:table-cell table:formula="of:=[.A835]*10^[.B835]" office:value-type="float" office:value="1.03217923236725E-019">
            <text:p>1.03217923236725E-019</text:p>
          </table:table-cell>
          <table:table-cell/>
        </table:table-row>
        <table:table-row table:style-name="ro1">
          <table:table-cell office:value-type="float" office:value="1.02543843554731">
            <text:p>1.0254384355</text:p>
          </table:table-cell>
          <table:table-cell office:value-type="float" office:value="-19">
            <text:p>-19</text:p>
          </table:table-cell>
          <table:table-cell table:formula="of:=[.A836]*10^[.B836]" office:value-type="float" office:value="1.02543843554731E-019">
            <text:p>1.02543843554731E-019</text:p>
          </table:table-cell>
          <table:table-cell/>
        </table:table-row>
        <table:table-row table:style-name="ro1">
          <table:table-cell office:value-type="float" office:value="1.01915636799492">
            <text:p>1.019156368</text:p>
          </table:table-cell>
          <table:table-cell office:value-type="float" office:value="-19">
            <text:p>-19</text:p>
          </table:table-cell>
          <table:table-cell table:formula="of:=[.A837]*10^[.B837]" office:value-type="float" office:value="1.01915636799492E-019">
            <text:p>1.01915636799492E-019</text:p>
          </table:table-cell>
          <table:table-cell/>
        </table:table-row>
        <table:table-row table:style-name="ro1">
          <table:table-cell office:value-type="float" office:value="1.01331456596352">
            <text:p>1.013314566</text:p>
          </table:table-cell>
          <table:table-cell office:value-type="float" office:value="-19">
            <text:p>-19</text:p>
          </table:table-cell>
          <table:table-cell table:formula="of:=[.A838]*10^[.B838]" office:value-type="float" office:value="1.01331456596352E-019">
            <text:p>1.01331456596352E-019</text:p>
          </table:table-cell>
          <table:table-cell/>
        </table:table-row>
        <table:table-row table:style-name="ro1">
          <table:table-cell office:value-type="float" office:value="1.00789517480046">
            <text:p>1.0078951748</text:p>
          </table:table-cell>
          <table:table-cell office:value-type="float" office:value="-19">
            <text:p>-19</text:p>
          </table:table-cell>
          <table:table-cell table:formula="of:=[.A839]*10^[.B839]" office:value-type="float" office:value="1.00789517480046E-019">
            <text:p>1.00789517480046E-019</text:p>
          </table:table-cell>
          <table:table-cell/>
        </table:table-row>
        <table:table-row table:style-name="ro1">
          <table:table-cell office:value-type="float" office:value="1.00288092872429">
            <text:p>1.0028809287</text:p>
          </table:table-cell>
          <table:table-cell office:value-type="float" office:value="-19">
            <text:p>-19</text:p>
          </table:table-cell>
          <table:table-cell table:formula="of:=[.A840]*10^[.B840]" office:value-type="float" office:value="1.00288092872429E-019">
            <text:p>1.00288092872429E-019</text:p>
          </table:table-cell>
          <table:table-cell/>
        </table:table-row>
        <table:table-row table:style-name="ro1">
          <table:table-cell office:value-type="float" office:value="9.98255131894019">
            <text:p>9.9825513189</text:p>
          </table:table-cell>
          <table:table-cell office:value-type="float" office:value="-20">
            <text:p>-20</text:p>
          </table:table-cell>
          <table:table-cell table:formula="of:=[.A841]*10^[.B841]" office:value-type="float" office:value="9.98255131894019E-020">
            <text:p>9.98255131894019E-020</text:p>
          </table:table-cell>
          <table:table-cell/>
        </table:table-row>
        <table:table-row table:style-name="ro1">
          <table:table-cell office:value-type="float" office:value="9.94001641143546">
            <text:p>9.9400164114</text:p>
          </table:table-cell>
          <table:table-cell office:value-type="float" office:value="-20">
            <text:p>-20</text:p>
          </table:table-cell>
          <table:table-cell table:formula="of:=[.A842]*10^[.B842]" office:value-type="float" office:value="9.94001641143546E-020">
            <text:p>9.94001641143546E-020</text:p>
          </table:table-cell>
          <table:table-cell/>
        </table:table-row>
        <table:table-row table:style-name="ro1">
          <table:table-cell office:value-type="float" office:value="9.90104848011323">
            <text:p>9.9010484801</text:p>
          </table:table-cell>
          <table:table-cell office:value-type="float" office:value="-20">
            <text:p>-20</text:p>
          </table:table-cell>
          <table:table-cell table:formula="of:=[.A843]*10^[.B843]" office:value-type="float" office:value="9.90104848011323E-020">
            <text:p>9.90104848011323E-020</text:p>
          </table:table-cell>
          <table:table-cell/>
        </table:table-row>
        <table:table-row table:style-name="ro1">
          <table:table-cell office:value-type="float" office:value="9.86549661706147">
            <text:p>9.8654966171</text:p>
          </table:table-cell>
          <table:table-cell office:value-type="float" office:value="-20">
            <text:p>-20</text:p>
          </table:table-cell>
          <table:table-cell table:formula="of:=[.A844]*10^[.B844]" office:value-type="float" office:value="9.86549661706147E-020">
            <text:p>9.86549661706147E-020</text:p>
          </table:table-cell>
          <table:table-cell/>
        </table:table-row>
        <table:table-row table:style-name="ro1">
          <table:table-cell office:value-type="float" office:value="9.83321492855985">
            <text:p>9.8332149286</text:p>
          </table:table-cell>
          <table:table-cell office:value-type="float" office:value="-20">
            <text:p>-20</text:p>
          </table:table-cell>
          <table:table-cell table:formula="of:=[.A845]*10^[.B845]" office:value-type="float" office:value="9.83321492855985E-020">
            <text:p>9.83321492855985E-020</text:p>
          </table:table-cell>
          <table:table-cell/>
        </table:table-row>
        <table:table-row table:style-name="ro1">
          <table:table-cell office:value-type="float" office:value="9.8040623799533">
            <text:p>9.80406238</text:p>
          </table:table-cell>
          <table:table-cell office:value-type="float" office:value="-20">
            <text:p>-20</text:p>
          </table:table-cell>
          <table:table-cell table:formula="of:=[.A846]*10^[.B846]" office:value-type="float" office:value="9.8040623799533E-020">
            <text:p>9.8040623799533E-020</text:p>
          </table:table-cell>
          <table:table-cell/>
        </table:table-row>
        <table:table-row table:style-name="ro1">
          <table:table-cell office:value-type="float" office:value="9.77790263729439">
            <text:p>9.7779026373</text:p>
          </table:table-cell>
          <table:table-cell office:value-type="float" office:value="-20">
            <text:p>-20</text:p>
          </table:table-cell>
          <table:table-cell table:formula="of:=[.A847]*10^[.B847]" office:value-type="float" office:value="9.77790263729439E-020">
            <text:p>9.77790263729439E-020</text:p>
          </table:table-cell>
          <table:table-cell/>
        </table:table-row>
        <table:table-row table:style-name="ro1">
          <table:table-cell office:value-type="float" office:value="9.75460391854149">
            <text:p>9.7546039185</text:p>
          </table:table-cell>
          <table:table-cell office:value-type="float" office:value="-20">
            <text:p>-20</text:p>
          </table:table-cell>
          <table:table-cell table:formula="of:=[.A848]*10^[.B848]" office:value-type="float" office:value="9.75460391854149E-020">
            <text:p>9.75460391854149E-020</text:p>
          </table:table-cell>
          <table:table-cell/>
        </table:table-row>
        <table:table-row table:style-name="ro1">
          <table:table-cell office:value-type="float" office:value="9.73403885368828">
            <text:p>9.7340388537</text:p>
          </table:table-cell>
          <table:table-cell office:value-type="float" office:value="-20">
            <text:p>-20</text:p>
          </table:table-cell>
          <table:table-cell table:formula="of:=[.A849]*10^[.B849]" office:value-type="float" office:value="9.73403885368828E-020">
            <text:p>9.73403885368828E-020</text:p>
          </table:table-cell>
          <table:table-cell/>
        </table:table-row>
        <table:table-row table:style-name="ro1">
          <table:table-cell office:value-type="float" office:value="9.71608434605259">
            <text:p>9.7160843461</text:p>
          </table:table-cell>
          <table:table-cell office:value-type="float" office:value="-20">
            <text:p>-20</text:p>
          </table:table-cell>
          <table:table-cell table:formula="of:=[.A850]*10^[.B850]" office:value-type="float" office:value="9.71608434605259E-020">
            <text:p>9.71608434605259E-020</text:p>
          </table:table-cell>
          <table:table-cell/>
        </table:table-row>
        <table:table-row table:style-name="ro1">
          <table:table-cell office:value-type="float" office:value="9.70062143305807">
            <text:p>9.7006214331</text:p>
          </table:table-cell>
          <table:table-cell office:value-type="float" office:value="-20">
            <text:p>-20</text:p>
          </table:table-cell>
          <table:table-cell table:formula="of:=[.A851]*10^[.B851]" office:value-type="float" office:value="9.70062143305807E-020">
            <text:p>9.70062143305807E-020</text:p>
          </table:table-cell>
          <table:table-cell/>
        </table:table-row>
        <table:table-row table:style-name="ro1">
          <table:table-cell office:value-type="float" office:value="9.68753515590204">
            <text:p>9.6875351559</text:p>
          </table:table-cell>
          <table:table-cell office:value-type="float" office:value="-20">
            <text:p>-20</text:p>
          </table:table-cell>
          <table:table-cell table:formula="of:=[.A852]*10^[.B852]" office:value-type="float" office:value="9.68753515590204E-020">
            <text:p>9.68753515590204E-020</text:p>
          </table:table-cell>
          <table:table-cell/>
        </table:table-row>
        <table:table-row table:style-name="ro1">
          <table:table-cell office:value-type="float" office:value="9.67671444104815">
            <text:p>9.676714441</text:p>
          </table:table-cell>
          <table:table-cell office:value-type="float" office:value="-20">
            <text:p>-20</text:p>
          </table:table-cell>
          <table:table-cell table:formula="of:=[.A853]*10^[.B853]" office:value-type="float" office:value="9.67671444104815E-020">
            <text:p>9.67671444104815E-020</text:p>
          </table:table-cell>
          <table:table-cell/>
        </table:table-row>
        <table:table-row table:style-name="ro1">
          <table:table-cell office:value-type="float" office:value="9.66805197134639">
            <text:p>9.6680519713</text:p>
          </table:table-cell>
          <table:table-cell office:value-type="float" office:value="-20">
            <text:p>-20</text:p>
          </table:table-cell>
          <table:table-cell table:formula="of:=[.A854]*10^[.B854]" office:value-type="float" office:value="9.66805197134639E-020">
            <text:p>9.66805197134639E-020</text:p>
          </table:table-cell>
          <table:table-cell/>
        </table:table-row>
        <table:table-row table:style-name="ro1">
          <table:table-cell office:value-type="float" office:value="9.66144406088365">
            <text:p>9.6614440609</text:p>
          </table:table-cell>
          <table:table-cell office:value-type="float" office:value="-20">
            <text:p>-20</text:p>
          </table:table-cell>
          <table:table-cell table:formula="of:=[.A855]*10^[.B855]" office:value-type="float" office:value="9.66144406088365E-020">
            <text:p>9.66144406088365E-020</text:p>
          </table:table-cell>
          <table:table-cell/>
        </table:table-row>
        <table:table-row table:style-name="ro1">
          <table:table-cell office:value-type="float" office:value="9.65679055721698">
            <text:p>9.6567905572</text:p>
          </table:table-cell>
          <table:table-cell office:value-type="float" office:value="-20">
            <text:p>-20</text:p>
          </table:table-cell>
          <table:table-cell table:formula="of:=[.A856]*10^[.B856]" office:value-type="float" office:value="9.65679055721698E-020">
            <text:p>9.65679055721698E-020</text:p>
          </table:table-cell>
          <table:table-cell/>
        </table:table-row>
        <table:table-row table:style-name="ro1">
          <table:table-cell office:value-type="float" office:value="9.65399472622129">
            <text:p>9.6539947262</text:p>
          </table:table-cell>
          <table:table-cell office:value-type="float" office:value="-20">
            <text:p>-20</text:p>
          </table:table-cell>
          <table:table-cell table:formula="of:=[.A857]*10^[.B857]" office:value-type="float" office:value="9.65399472622129E-020">
            <text:p>9.65399472622129E-020</text:p>
          </table:table-cell>
          <table:table-cell/>
        </table:table-row>
        <table:table-row table:style-name="ro1">
          <table:table-cell office:value-type="float" office:value="9.65296312819371">
            <text:p>9.6529631282</text:p>
          </table:table-cell>
          <table:table-cell office:value-type="float" office:value="-20">
            <text:p>-20</text:p>
          </table:table-cell>
          <table:table-cell table:formula="of:=[.A858]*10^[.B858]" office:value-type="float" office:value="9.65296312819371E-020">
            <text:p>9.65296312819371E-020</text:p>
          </table:table-cell>
          <table:table-cell/>
        </table:table-row>
        <table:table-row table:style-name="ro1">
          <table:table-cell office:value-type="float" office:value="9.65360552918225">
            <text:p>9.6536055292</text:p>
          </table:table-cell>
          <table:table-cell office:value-type="float" office:value="-20">
            <text:p>-20</text:p>
          </table:table-cell>
          <table:table-cell table:formula="of:=[.A859]*10^[.B859]" office:value-type="float" office:value="9.65360552918225E-020">
            <text:p>9.65360552918225E-020</text:p>
          </table:table-cell>
          <table:table-cell/>
        </table:table-row>
        <table:table-row table:style-name="ro1">
          <table:table-cell office:value-type="float" office:value="9.65583480391766">
            <text:p>9.6558348039</text:p>
          </table:table-cell>
          <table:table-cell office:value-type="float" office:value="-20">
            <text:p>-20</text:p>
          </table:table-cell>
          <table:table-cell table:formula="of:=[.A860]*10^[.B860]" office:value-type="float" office:value="9.65583480391766E-020">
            <text:p>9.65583480391766E-020</text:p>
          </table:table-cell>
          <table:table-cell/>
        </table:table-row>
        <table:table-row table:style-name="ro1">
          <table:table-cell office:value-type="float" office:value="9.65956682643649">
            <text:p>9.6595668264</text:p>
          </table:table-cell>
          <table:table-cell office:value-type="float" office:value="-20">
            <text:p>-20</text:p>
          </table:table-cell>
          <table:table-cell table:formula="of:=[.A861]*10^[.B861]" office:value-type="float" office:value="9.65956682643649E-020">
            <text:p>9.65956682643649E-020</text:p>
          </table:table-cell>
          <table:table-cell/>
        </table:table-row>
        <table:table-row table:style-name="ro1">
          <table:table-cell office:value-type="float" office:value="9.66472037788034">
            <text:p>9.6647203779</text:p>
          </table:table-cell>
          <table:table-cell office:value-type="float" office:value="-20">
            <text:p>-20</text:p>
          </table:table-cell>
          <table:table-cell table:formula="of:=[.A862]*10^[.B862]" office:value-type="float" office:value="9.66472037788034E-020">
            <text:p>9.66472037788034E-020</text:p>
          </table:table-cell>
          <table:table-cell/>
        </table:table-row>
        <table:table-row table:style-name="ro1">
          <table:table-cell office:value-type="float" office:value="9.67121706276001">
            <text:p>9.6712170628</text:p>
          </table:table-cell>
          <table:table-cell office:value-type="float" office:value="-20">
            <text:p>-20</text:p>
          </table:table-cell>
          <table:table-cell table:formula="of:=[.A863]*10^[.B863]" office:value-type="float" office:value="9.67121706276001E-020">
            <text:p>9.67121706276001E-020</text:p>
          </table:table-cell>
          <table:table-cell/>
        </table:table-row>
        <table:table-row table:style-name="ro1">
          <table:table-cell office:value-type="float" office:value="9.67898121374764">
            <text:p>9.6789812137</text:p>
          </table:table-cell>
          <table:table-cell office:value-type="float" office:value="-20">
            <text:p>-20</text:p>
          </table:table-cell>
          <table:table-cell table:formula="of:=[.A864]*10^[.B864]" office:value-type="float" office:value="9.67898121374764E-020">
            <text:p>9.67898121374764E-020</text:p>
          </table:table-cell>
          <table:table-cell/>
        </table:table-row>
        <table:table-row table:style-name="ro1">
          <table:table-cell office:value-type="float" office:value="9.68793980444698">
            <text:p>9.6879398044</text:p>
          </table:table-cell>
          <table:table-cell office:value-type="float" office:value="-20">
            <text:p>-20</text:p>
          </table:table-cell>
          <table:table-cell table:formula="of:=[.A865]*10^[.B865]" office:value-type="float" office:value="9.68793980444698E-020">
            <text:p>9.68793980444698E-020</text:p>
          </table:table-cell>
          <table:table-cell/>
        </table:table-row>
        <table:table-row table:style-name="ro1">
          <table:table-cell office:value-type="float" office:value="9.69802237632695">
            <text:p>9.6980223763</text:p>
          </table:table-cell>
          <table:table-cell office:value-type="float" office:value="-20">
            <text:p>-20</text:p>
          </table:table-cell>
          <table:table-cell table:formula="of:=[.A866]*10^[.B866]" office:value-type="float" office:value="9.69802237632695E-020">
            <text:p>9.69802237632695E-020</text:p>
          </table:table-cell>
          <table:table-cell/>
        </table:table-row>
        <table:table-row table:style-name="ro1">
          <table:table-cell office:value-type="float" office:value="9.70916094295291">
            <text:p>9.709160943</text:p>
          </table:table-cell>
          <table:table-cell office:value-type="float" office:value="-20">
            <text:p>-20</text:p>
          </table:table-cell>
          <table:table-cell table:formula="of:=[.A867]*10^[.B867]" office:value-type="float" office:value="9.70916094295291E-020">
            <text:p>9.70916094295291E-020</text:p>
          </table:table-cell>
          <table:table-cell/>
        </table:table-row>
        <table:table-row table:style-name="ro1">
          <table:table-cell office:value-type="float" office:value="9.72128992493988">
            <text:p>9.7212899249</text:p>
          </table:table-cell>
          <table:table-cell office:value-type="float" office:value="-20">
            <text:p>-20</text:p>
          </table:table-cell>
          <table:table-cell table:formula="of:=[.A868]*10^[.B868]" office:value-type="float" office:value="9.72128992493988E-020">
            <text:p>9.72128992493988E-020</text:p>
          </table:table-cell>
          <table:table-cell/>
        </table:table-row>
        <table:table-row table:style-name="ro1">
          <table:table-cell office:value-type="float" office:value="9.73434606914735">
            <text:p>9.7343460691</text:p>
          </table:table-cell>
          <table:table-cell office:value-type="float" office:value="-20">
            <text:p>-20</text:p>
          </table:table-cell>
          <table:table-cell table:formula="of:=[.A869]*10^[.B869]" office:value-type="float" office:value="9.73434606914735E-020">
            <text:p>9.73434606914735E-020</text:p>
          </table:table-cell>
          <table:table-cell/>
        </table:table-row>
        <table:table-row table:style-name="ro1">
          <table:table-cell office:value-type="float" office:value="9.74826837446363">
            <text:p>9.7482683745</text:p>
          </table:table-cell>
          <table:table-cell office:value-type="float" office:value="-20">
            <text:p>-20</text:p>
          </table:table-cell>
          <table:table-cell table:formula="of:=[.A870]*10^[.B870]" office:value-type="float" office:value="9.74826837446363E-020">
            <text:p>9.74826837446363E-020</text:p>
          </table:table-cell>
          <table:table-cell/>
        </table:table-row>
        <table:table-row table:style-name="ro1">
          <table:table-cell office:value-type="float" office:value="9.76299802433446">
            <text:p>9.7629980243</text:p>
          </table:table-cell>
          <table:table-cell office:value-type="float" office:value="-20">
            <text:p>-20</text:p>
          </table:table-cell>
          <table:table-cell table:formula="of:=[.A871]*10^[.B871]" office:value-type="float" office:value="9.76299802433446E-020">
            <text:p>9.76299802433446E-020</text:p>
          </table:table-cell>
          <table:table-cell/>
        </table:table-row>
        <table:table-row table:style-name="ro1">
          <table:table-cell office:value-type="float" office:value="9.77847831494838">
            <text:p>9.7784783149</text:p>
          </table:table-cell>
          <table:table-cell office:value-type="float" office:value="-20">
            <text:p>-20</text:p>
          </table:table-cell>
          <table:table-cell table:formula="of:=[.A872]*10^[.B872]" office:value-type="float" office:value="9.77847831494838E-020">
            <text:p>9.77847831494838E-020</text:p>
          </table:table-cell>
          <table:table-cell/>
        </table:table-row>
        <table:table-row table:style-name="ro1">
          <table:table-cell office:value-type="float" office:value="9.79465459078972">
            <text:p>9.7946545908</text:p>
          </table:table-cell>
          <table:table-cell office:value-type="float" office:value="-20">
            <text:p>-20</text:p>
          </table:table-cell>
          <table:table-cell table:formula="of:=[.A873]*10^[.B873]" office:value-type="float" office:value="9.79465459078972E-020">
            <text:p>9.79465459078972E-020</text:p>
          </table:table-cell>
          <table:table-cell/>
        </table:table-row>
        <table:table-row table:style-name="ro1">
          <table:table-cell office:value-type="float" office:value="9.81147417792288">
            <text:p>9.8114741779</text:p>
          </table:table-cell>
          <table:table-cell office:value-type="float" office:value="-20">
            <text:p>-20</text:p>
          </table:table-cell>
          <table:table-cell table:formula="of:=[.A874]*10^[.B874]" office:value-type="float" office:value="9.81147417792288E-020">
            <text:p>9.81147417792288E-020</text:p>
          </table:table-cell>
          <table:table-cell/>
        </table:table-row>
        <table:table-row table:style-name="ro1">
          <table:table-cell office:value-type="float" office:value="9.82888632167598">
            <text:p>9.8288863217</text:p>
          </table:table-cell>
          <table:table-cell office:value-type="float" office:value="-20">
            <text:p>-20</text:p>
          </table:table-cell>
          <table:table-cell table:formula="of:=[.A875]*10^[.B875]" office:value-type="float" office:value="9.82888632167598E-020">
            <text:p>9.82888632167598E-020</text:p>
          </table:table-cell>
          <table:table-cell/>
        </table:table-row>
        <table:table-row table:style-name="ro1">
          <table:table-cell office:value-type="float" office:value="9.84684213301805">
            <text:p>9.846842133</text:p>
          </table:table-cell>
          <table:table-cell office:value-type="float" office:value="-20">
            <text:p>-20</text:p>
          </table:table-cell>
          <table:table-cell table:formula="of:=[.A876]*10^[.B876]" office:value-type="float" office:value="9.84684213301805E-020">
            <text:p>9.84684213301805E-020</text:p>
          </table:table-cell>
          <table:table-cell/>
        </table:table-row>
        <table:table-row table:style-name="ro1">
          <table:table-cell office:value-type="float" office:value="9.86529451885708">
            <text:p>9.8652945189</text:p>
          </table:table-cell>
          <table:table-cell office:value-type="float" office:value="-20">
            <text:p>-20</text:p>
          </table:table-cell>
          <table:table-cell table:formula="of:=[.A877]*10^[.B877]" office:value-type="float" office:value="9.86529451885708E-020">
            <text:p>9.86529451885708E-020</text:p>
          </table:table-cell>
          <table:table-cell/>
        </table:table-row>
        <table:table-row table:style-name="ro1">
          <table:table-cell office:value-type="float" office:value="9.88419812747443">
            <text:p>9.8841981275</text:p>
          </table:table-cell>
          <table:table-cell office:value-type="float" office:value="-20">
            <text:p>-20</text:p>
          </table:table-cell>
          <table:table-cell table:formula="of:=[.A878]*10^[.B878]" office:value-type="float" office:value="9.88419812747443E-020">
            <text:p>9.88419812747443E-020</text:p>
          </table:table-cell>
          <table:table-cell/>
        </table:table-row>
        <table:table-row table:style-name="ro1">
          <table:table-cell office:value-type="float" office:value="9.90350930444228">
            <text:p>9.9035093044</text:p>
          </table:table-cell>
          <table:table-cell office:value-type="float" office:value="-20">
            <text:p>-20</text:p>
          </table:table-cell>
          <table:table-cell table:formula="of:=[.A879]*10^[.B879]" office:value-type="float" office:value="9.90350930444228E-020">
            <text:p>9.90350930444228E-020</text:p>
          </table:table-cell>
          <table:table-cell/>
        </table:table-row>
        <table:table-row table:style-name="ro1">
          <table:table-cell office:value-type="float" office:value="9.92318602843046">
            <text:p>9.9231860284</text:p>
          </table:table-cell>
          <table:table-cell office:value-type="float" office:value="-20">
            <text:p>-20</text:p>
          </table:table-cell>
          <table:table-cell table:formula="of:=[.A880]*10^[.B880]" office:value-type="float" office:value="9.92318602843046E-020">
            <text:p>9.92318602843046E-020</text:p>
          </table:table-cell>
          <table:table-cell/>
        </table:table-row>
        <table:table-row table:style-name="ro1">
          <table:table-cell office:value-type="float" office:value="9.94318786157064">
            <text:p>9.9431878616</text:p>
          </table:table-cell>
          <table:table-cell office:value-type="float" office:value="-20">
            <text:p>-20</text:p>
          </table:table-cell>
          <table:table-cell table:formula="of:=[.A881]*10^[.B881]" office:value-type="float" office:value="9.94318786157064E-020">
            <text:p>9.94318786157064E-020</text:p>
          </table:table-cell>
          <table:table-cell/>
        </table:table-row>
        <table:table-row table:style-name="ro1">
          <table:table-cell office:value-type="float" office:value="9.96347589518699">
            <text:p>9.9634758952</text:p>
          </table:table-cell>
          <table:table-cell office:value-type="float" office:value="-20">
            <text:p>-20</text:p>
          </table:table-cell>
          <table:table-cell table:formula="of:=[.A882]*10^[.B882]" office:value-type="float" office:value="9.96347589518699E-020">
            <text:p>9.96347589518699E-020</text:p>
          </table:table-cell>
          <table:table-cell/>
        </table:table-row>
        <table:table-row table:style-name="ro1">
          <table:table-cell office:value-type="float" office:value="9.98401271223934">
            <text:p>9.9840127122</text:p>
          </table:table-cell>
          <table:table-cell office:value-type="float" office:value="-20">
            <text:p>-20</text:p>
          </table:table-cell>
          <table:table-cell table:formula="of:=[.A883]*10^[.B883]" office:value-type="float" office:value="9.98401271223934E-020">
            <text:p>9.98401271223934E-020</text:p>
          </table:table-cell>
          <table:table-cell/>
        </table:table-row>
        <table:table-row table:style-name="ro1">
          <table:table-cell office:value-type="float" office:value="1.00047623343032">
            <text:p>1.0004762334</text:p>
          </table:table-cell>
          <table:table-cell office:value-type="float" office:value="-19">
            <text:p>-19</text:p>
          </table:table-cell>
          <table:table-cell table:formula="of:=[.A884]*10^[.B884]" office:value-type="float" office:value="1.00047623343032E-019">
            <text:p>1.00047623343032E-019</text:p>
          </table:table-cell>
          <table:table-cell/>
        </table:table-row>
        <table:table-row table:style-name="ro1">
          <table:table-cell office:value-type="float" office:value="1.00256901722104">
            <text:p>1.0025690172</text:p>
          </table:table-cell>
          <table:table-cell office:value-type="float" office:value="-19">
            <text:p>-19</text:p>
          </table:table-cell>
          <table:table-cell table:formula="of:=[.A885]*10^[.B885]" office:value-type="float" office:value="1.00256901722104E-019">
            <text:p>1.00256901722104E-019</text:p>
          </table:table-cell>
          <table:table-cell/>
        </table:table-row>
        <table:table-row table:style-name="ro1">
          <table:table-cell office:value-type="float" office:value="1.00467629880018">
            <text:p>1.0046762988</text:p>
          </table:table-cell>
          <table:table-cell office:value-type="float" office:value="-19">
            <text:p>-19</text:p>
          </table:table-cell>
          <table:table-cell table:formula="of:=[.A886]*10^[.B886]" office:value-type="float" office:value="1.00467629880018E-019">
            <text:p>1.00467629880018E-019</text:p>
          </table:table-cell>
          <table:table-cell/>
        </table:table-row>
        <table:table-row table:style-name="ro1">
          <table:table-cell office:value-type="float" office:value="1.00679488447315">
            <text:p>1.0067948845</text:p>
          </table:table-cell>
          <table:table-cell office:value-type="float" office:value="-19">
            <text:p>-19</text:p>
          </table:table-cell>
          <table:table-cell table:formula="of:=[.A887]*10^[.B887]" office:value-type="float" office:value="1.00679488447315E-019">
            <text:p>1.00679488447315E-019</text:p>
          </table:table-cell>
          <table:table-cell/>
        </table:table-row>
        <table:table-row table:style-name="ro1">
          <table:table-cell office:value-type="float" office:value="1.00892170732478">
            <text:p>1.0089217073</text:p>
          </table:table-cell>
          <table:table-cell office:value-type="float" office:value="-19">
            <text:p>-19</text:p>
          </table:table-cell>
          <table:table-cell table:formula="of:=[.A888]*10^[.B888]" office:value-type="float" office:value="1.00892170732478E-019">
            <text:p>1.00892170732478E-019</text:p>
          </table:table-cell>
          <table:table-cell/>
        </table:table-row>
        <table:table-row table:style-name="ro1">
          <table:table-cell office:value-type="float" office:value="1.01105382304581">
            <text:p>1.011053823</text:p>
          </table:table-cell>
          <table:table-cell office:value-type="float" office:value="-19">
            <text:p>-19</text:p>
          </table:table-cell>
          <table:table-cell table:formula="of:=[.A889]*10^[.B889]" office:value-type="float" office:value="1.01105382304581E-019">
            <text:p>1.01105382304581E-019</text:p>
          </table:table-cell>
          <table:table-cell/>
        </table:table-row>
        <table:table-row table:style-name="ro1">
          <table:table-cell office:value-type="float" office:value="1.01318840531969">
            <text:p>1.0131884053</text:p>
          </table:table-cell>
          <table:table-cell office:value-type="float" office:value="-19">
            <text:p>-19</text:p>
          </table:table-cell>
          <table:table-cell table:formula="of:=[.A890]*10^[.B890]" office:value-type="float" office:value="1.01318840531969E-019">
            <text:p>1.01318840531969E-019</text:p>
          </table:table-cell>
          <table:table-cell/>
        </table:table-row>
        <table:table-row table:style-name="ro1">
          <table:table-cell office:value-type="float" office:value="1.01532274263977">
            <text:p>1.0153227426</text:p>
          </table:table-cell>
          <table:table-cell office:value-type="float" office:value="-19">
            <text:p>-19</text:p>
          </table:table-cell>
          <table:table-cell table:formula="of:=[.A891]*10^[.B891]" office:value-type="float" office:value="1.01532274263977E-019">
            <text:p>1.01532274263977E-019</text:p>
          </table:table-cell>
          <table:table-cell/>
        </table:table-row>
        <table:table-row table:style-name="ro1">
          <table:table-cell office:value-type="float" office:value="1.01745423463649">
            <text:p>1.0174542346</text:p>
          </table:table-cell>
          <table:table-cell office:value-type="float" office:value="-19">
            <text:p>-19</text:p>
          </table:table-cell>
          <table:table-cell table:formula="of:=[.A892]*10^[.B892]" office:value-type="float" office:value="1.01745423463649E-019">
            <text:p>1.01745423463649E-019</text:p>
          </table:table-cell>
          <table:table-cell/>
        </table:table-row>
        <table:table-row table:style-name="ro1">
          <table:table-cell office:value-type="float" office:value="1.01958038825668">
            <text:p>1.0195803883</text:p>
          </table:table-cell>
          <table:table-cell office:value-type="float" office:value="-19">
            <text:p>-19</text:p>
          </table:table-cell>
          <table:table-cell table:formula="of:=[.A893]*10^[.B893]" office:value-type="float" office:value="1.01958038825668E-019">
            <text:p>1.01958038825668E-019</text:p>
          </table:table-cell>
          <table:table-cell/>
        </table:table-row>
        <table:table-row table:style-name="ro1">
          <table:table-cell office:value-type="float" office:value="1.0216988143934">
            <text:p>1.0216988144</text:p>
          </table:table-cell>
          <table:table-cell office:value-type="float" office:value="-19">
            <text:p>-19</text:p>
          </table:table-cell>
          <table:table-cell table:formula="of:=[.A894]*10^[.B894]" office:value-type="float" office:value="1.0216988143934E-019">
            <text:p>1.0216988143934E-019</text:p>
          </table:table-cell>
          <table:table-cell/>
        </table:table-row>
        <table:table-row table:style-name="ro1">
          <table:table-cell office:value-type="float" office:value="1.02380722507643">
            <text:p>1.0238072251</text:p>
          </table:table-cell>
          <table:table-cell office:value-type="float" office:value="-19">
            <text:p>-19</text:p>
          </table:table-cell>
          <table:table-cell table:formula="of:=[.A895]*10^[.B895]" office:value-type="float" office:value="1.02380722507643E-019">
            <text:p>1.02380722507643E-019</text:p>
          </table:table-cell>
          <table:table-cell/>
        </table:table-row>
        <table:table-row table:style-name="ro1">
          <table:table-cell office:value-type="float" office:value="1.02590342933172">
            <text:p>1.0259034293</text:p>
          </table:table-cell>
          <table:table-cell office:value-type="float" office:value="-19">
            <text:p>-19</text:p>
          </table:table-cell>
          <table:table-cell table:formula="of:=[.A896]*10^[.B896]" office:value-type="float" office:value="1.02590342933172E-019">
            <text:p>1.02590342933172E-019</text:p>
          </table:table-cell>
          <table:table-cell/>
        </table:table-row>
        <table:table-row table:style-name="ro1">
          <table:table-cell office:value-type="float" office:value="1.02798533055505">
            <text:p>1.0279853306</text:p>
          </table:table-cell>
          <table:table-cell office:value-type="float" office:value="-19">
            <text:p>-19</text:p>
          </table:table-cell>
          <table:table-cell table:formula="of:=[.A897]*10^[.B897]" office:value-type="float" office:value="1.02798533055505E-019">
            <text:p>1.02798533055505E-019</text:p>
          </table:table-cell>
          <table:table-cell/>
        </table:table-row>
        <table:table-row table:style-name="ro1">
          <table:table-cell office:value-type="float" office:value="1.03005092353407">
            <text:p>1.0300509235</text:p>
          </table:table-cell>
          <table:table-cell office:value-type="float" office:value="-19">
            <text:p>-19</text:p>
          </table:table-cell>
          <table:table-cell table:formula="of:=[.A898]*10^[.B898]" office:value-type="float" office:value="1.03005092353407E-019">
            <text:p>1.03005092353407E-019</text:p>
          </table:table-cell>
          <table:table-cell/>
        </table:table-row>
        <table:table-row table:style-name="ro1">
          <table:table-cell office:value-type="float" office:value="1.03209829099588">
            <text:p>1.032098291</text:p>
          </table:table-cell>
          <table:table-cell office:value-type="float" office:value="-19">
            <text:p>-19</text:p>
          </table:table-cell>
          <table:table-cell table:formula="of:=[.A899]*10^[.B899]" office:value-type="float" office:value="1.03209829099588E-019">
            <text:p>1.03209829099588E-019</text:p>
          </table:table-cell>
          <table:table-cell/>
        </table:table-row>
        <table:table-row table:style-name="ro1">
          <table:table-cell office:value-type="float" office:value="1.03412560158491">
            <text:p>1.0341256016</text:p>
          </table:table-cell>
          <table:table-cell office:value-type="float" office:value="-19">
            <text:p>-19</text:p>
          </table:table-cell>
          <table:table-cell table:formula="of:=[.A900]*10^[.B900]" office:value-type="float" office:value="1.03412560158491E-019">
            <text:p>1.03412560158491E-019</text:p>
          </table:table-cell>
          <table:table-cell/>
        </table:table-row>
        <table:table-row table:style-name="ro1">
          <table:table-cell office:value-type="float" office:value="1.03613110625758">
            <text:p>1.0361311063</text:p>
          </table:table-cell>
          <table:table-cell office:value-type="float" office:value="-19">
            <text:p>-19</text:p>
          </table:table-cell>
          <table:table-cell table:formula="of:=[.A901]*10^[.B901]" office:value-type="float" office:value="1.03613110625758E-019">
            <text:p>1.03613110625758E-019</text:p>
          </table:table-cell>
          <table:table-cell/>
        </table:table-row>
        <table:table-row table:style-name="ro1">
          <table:table-cell office:value-type="float" office:value="1.03811313594826">
            <text:p>1.0381131359</text:p>
          </table:table-cell>
          <table:table-cell office:value-type="float" office:value="-19">
            <text:p>-19</text:p>
          </table:table-cell>
          <table:table-cell table:formula="of:=[.A902]*10^[.B902]" office:value-type="float" office:value="1.03811313594826E-019">
            <text:p>1.03811313594826E-019</text:p>
          </table:table-cell>
          <table:table-cell/>
        </table:table-row>
        <table:table-row table:style-name="ro1">
          <table:table-cell office:value-type="float" office:value="1.04007009913317">
            <text:p>1.0400700991</text:p>
          </table:table-cell>
          <table:table-cell office:value-type="float" office:value="-19">
            <text:p>-19</text:p>
          </table:table-cell>
          <table:table-cell table:formula="of:=[.A903]*10^[.B903]" office:value-type="float" office:value="1.04007009913317E-019">
            <text:p>1.04007009913317E-019</text:p>
          </table:table-cell>
          <table:table-cell/>
        </table:table-row>
        <table:table-row table:style-name="ro1">
          <table:table-cell office:value-type="float" office:value="1.04200047927837">
            <text:p>1.0420004793</text:p>
          </table:table-cell>
          <table:table-cell office:value-type="float" office:value="-19">
            <text:p>-19</text:p>
          </table:table-cell>
          <table:table-cell table:formula="of:=[.A904]*10^[.B904]" office:value-type="float" office:value="1.04200047927837E-019">
            <text:p>1.04200047927837E-019</text:p>
          </table:table-cell>
          <table:table-cell/>
        </table:table-row>
        <table:table-row table:style-name="ro1">
          <table:table-cell office:value-type="float" office:value="1.04390283191288">
            <text:p>1.0439028319</text:p>
          </table:table-cell>
          <table:table-cell office:value-type="float" office:value="-19">
            <text:p>-19</text:p>
          </table:table-cell>
          <table:table-cell table:formula="of:=[.A905]*10^[.B905]" office:value-type="float" office:value="1.04390283191288E-019">
            <text:p>1.04390283191288E-019</text:p>
          </table:table-cell>
          <table:table-cell/>
        </table:table-row>
        <table:table-row table:style-name="ro1">
          <table:table-cell office:value-type="float" office:value="1.04577578249311">
            <text:p>1.0457757825</text:p>
          </table:table-cell>
          <table:table-cell office:value-type="float" office:value="-19">
            <text:p>-19</text:p>
          </table:table-cell>
          <table:table-cell table:formula="of:=[.A906]*10^[.B906]" office:value-type="float" office:value="1.04577578249311E-019">
            <text:p>1.04577578249311E-019</text:p>
          </table:table-cell>
          <table:table-cell/>
        </table:table-row>
        <table:table-row table:style-name="ro1">
          <table:table-cell office:value-type="float" office:value="1.0476180245917">
            <text:p>1.0476180246</text:p>
          </table:table-cell>
          <table:table-cell office:value-type="float" office:value="-19">
            <text:p>-19</text:p>
          </table:table-cell>
          <table:table-cell table:formula="of:=[.A907]*10^[.B907]" office:value-type="float" office:value="1.0476180245917E-019">
            <text:p>1.0476180245917E-019</text:p>
          </table:table-cell>
          <table:table-cell/>
        </table:table-row>
        <table:table-row table:style-name="ro1">
          <table:table-cell office:value-type="float" office:value="1.04942831711236">
            <text:p>1.0494283171</text:p>
          </table:table-cell>
          <table:table-cell office:value-type="float" office:value="-19">
            <text:p>-19</text:p>
          </table:table-cell>
          <table:table-cell table:formula="of:=[.A908]*10^[.B908]" office:value-type="float" office:value="1.04942831711236E-019">
            <text:p>1.04942831711236E-019</text:p>
          </table:table-cell>
          <table:table-cell/>
        </table:table-row>
        <table:table-row table:style-name="ro1">
          <table:table-cell office:value-type="float" office:value="1.05120548206522">
            <text:p>1.0512054821</text:p>
          </table:table-cell>
          <table:table-cell office:value-type="float" office:value="-19">
            <text:p>-19</text:p>
          </table:table-cell>
          <table:table-cell table:formula="of:=[.A909]*10^[.B909]" office:value-type="float" office:value="1.05120548206522E-019">
            <text:p>1.05120548206522E-019</text:p>
          </table:table-cell>
          <table:table-cell/>
        </table:table-row>
        <table:table-row table:style-name="ro1">
          <table:table-cell office:value-type="float" office:value="1.05294840249696">
            <text:p>1.0529484025</text:p>
          </table:table-cell>
          <table:table-cell office:value-type="float" office:value="-19">
            <text:p>-19</text:p>
          </table:table-cell>
          <table:table-cell table:formula="of:=[.A910]*10^[.B910]" office:value-type="float" office:value="1.05294840249696E-019">
            <text:p>1.05294840249696E-019</text:p>
          </table:table-cell>
          <table:table-cell/>
        </table:table-row>
        <table:table-row table:style-name="ro1">
          <table:table-cell office:value-type="float" office:value="1.05465602146206">
            <text:p>1.0546560215</text:p>
          </table:table-cell>
          <table:table-cell office:value-type="float" office:value="-19">
            <text:p>-19</text:p>
          </table:table-cell>
          <table:table-cell table:formula="of:=[.A911]*10^[.B911]" office:value-type="float" office:value="1.05465602146206E-019">
            <text:p>1.05465602146206E-019</text:p>
          </table:table-cell>
          <table:table-cell/>
        </table:table-row>
        <table:table-row table:style-name="ro1">
          <table:table-cell office:value-type="float" office:value="1.05632733857811">
            <text:p>1.0563273386</text:p>
          </table:table-cell>
          <table:table-cell office:value-type="float" office:value="-19">
            <text:p>-19</text:p>
          </table:table-cell>
          <table:table-cell table:formula="of:=[.A912]*10^[.B912]" office:value-type="float" office:value="1.05632733857811E-019">
            <text:p>1.05632733857811E-019</text:p>
          </table:table-cell>
          <table:table-cell/>
        </table:table-row>
        <table:table-row table:style-name="ro1">
          <table:table-cell office:value-type="float" office:value="1.05796140856232">
            <text:p>1.0579614086</text:p>
          </table:table-cell>
          <table:table-cell office:value-type="float" office:value="-19">
            <text:p>-19</text:p>
          </table:table-cell>
          <table:table-cell table:formula="of:=[.A913]*10^[.B913]" office:value-type="float" office:value="1.05796140856232E-019">
            <text:p>1.05796140856232E-019</text:p>
          </table:table-cell>
          <table:table-cell/>
        </table:table-row>
        <table:table-row table:style-name="ro1">
          <table:table-cell office:value-type="float" office:value="1.0595573403113">
            <text:p>1.0595573403</text:p>
          </table:table-cell>
          <table:table-cell office:value-type="float" office:value="-19">
            <text:p>-19</text:p>
          </table:table-cell>
          <table:table-cell table:formula="of:=[.A914]*10^[.B914]" office:value-type="float" office:value="1.0595573403113E-019">
            <text:p>1.0595573403113E-019</text:p>
          </table:table-cell>
          <table:table-cell/>
        </table:table-row>
        <table:table-row table:style-name="ro1">
          <table:table-cell office:value-type="float" office:value="1.06111429382525">
            <text:p>1.0611142938</text:p>
          </table:table-cell>
          <table:table-cell office:value-type="float" office:value="-19">
            <text:p>-19</text:p>
          </table:table-cell>
          <table:table-cell table:formula="of:=[.A915]*10^[.B915]" office:value-type="float" office:value="1.06111429382525E-019">
            <text:p>1.06111429382525E-019</text:p>
          </table:table-cell>
          <table:table-cell/>
        </table:table-row>
        <table:table-row table:style-name="ro1">
          <table:table-cell office:value-type="float" office:value="1.06263147912372">
            <text:p>1.0626314791</text:p>
          </table:table-cell>
          <table:table-cell office:value-type="float" office:value="-19">
            <text:p>-19</text:p>
          </table:table-cell>
          <table:table-cell table:formula="of:=[.A916]*10^[.B916]" office:value-type="float" office:value="1.06263147912372E-019">
            <text:p>1.06263147912372E-019</text:p>
          </table:table-cell>
          <table:table-cell/>
        </table:table-row>
        <table:table-row table:style-name="ro1">
          <table:table-cell office:value-type="float" office:value="1.06410815417486">
            <text:p>1.0641081542</text:p>
          </table:table-cell>
          <table:table-cell office:value-type="float" office:value="-19">
            <text:p>-19</text:p>
          </table:table-cell>
          <table:table-cell table:formula="of:=[.A917]*10^[.B917]" office:value-type="float" office:value="1.06410815417486E-019">
            <text:p>1.06410815417486E-019</text:p>
          </table:table-cell>
          <table:table-cell/>
        </table:table-row>
        <table:table-row table:style-name="ro1">
          <table:table-cell office:value-type="float" office:value="1.06554362382148">
            <text:p>1.0655436238</text:p>
          </table:table-cell>
          <table:table-cell office:value-type="float" office:value="-19">
            <text:p>-19</text:p>
          </table:table-cell>
          <table:table-cell table:formula="of:=[.A918]*10^[.B918]" office:value-type="float" office:value="1.06554362382148E-019">
            <text:p>1.06554362382148E-019</text:p>
          </table:table-cell>
          <table:table-cell/>
        </table:table-row>
        <table:table-row table:style-name="ro1">
          <table:table-cell office:value-type="float" office:value="1.06693723810303">
            <text:p>1.0669372381</text:p>
          </table:table-cell>
          <table:table-cell office:value-type="float" office:value="-19">
            <text:p>-19</text:p>
          </table:table-cell>
          <table:table-cell table:formula="of:=[.A919]*10^[.B919]" office:value-type="float" office:value="1.06693723810303E-019">
            <text:p>1.06693723810303E-019</text:p>
          </table:table-cell>
          <table:table-cell/>
        </table:table-row>
        <table:table-row table:style-name="ro1">
          <table:table-cell office:value-type="float" office:value="1.06828838966866">
            <text:p>1.0682883897</text:p>
          </table:table-cell>
          <table:table-cell office:value-type="float" office:value="-19">
            <text:p>-19</text:p>
          </table:table-cell>
          <table:table-cell table:formula="of:=[.A920]*10^[.B920]" office:value-type="float" office:value="1.06828838966866E-019">
            <text:p>1.06828838966866E-019</text:p>
          </table:table-cell>
          <table:table-cell/>
        </table:table-row>
        <table:table-row table:style-name="ro1">
          <table:table-cell office:value-type="float" office:value="1.06959651396413">
            <text:p>1.069596514</text:p>
          </table:table-cell>
          <table:table-cell office:value-type="float" office:value="-19">
            <text:p>-19</text:p>
          </table:table-cell>
          <table:table-cell table:formula="of:=[.A921]*10^[.B921]" office:value-type="float" office:value="1.06959651396413E-019">
            <text:p>1.06959651396413E-019</text:p>
          </table:table-cell>
          <table:table-cell/>
        </table:table-row>
        <table:table-row table:style-name="ro1">
          <table:table-cell office:value-type="float" office:value="1.07086108683673">
            <text:p>1.0708610868</text:p>
          </table:table-cell>
          <table:table-cell office:value-type="float" office:value="-19">
            <text:p>-19</text:p>
          </table:table-cell>
          <table:table-cell table:formula="of:=[.A922]*10^[.B922]" office:value-type="float" office:value="1.07086108683673E-019">
            <text:p>1.07086108683673E-019</text:p>
          </table:table-cell>
          <table:table-cell/>
        </table:table-row>
        <table:table-row table:style-name="ro1">
          <table:table-cell office:value-type="float" office:value="1.0720816228585">
            <text:p>1.0720816229</text:p>
          </table:table-cell>
          <table:table-cell office:value-type="float" office:value="-19">
            <text:p>-19</text:p>
          </table:table-cell>
          <table:table-cell table:formula="of:=[.A923]*10^[.B923]" office:value-type="float" office:value="1.0720816228585E-019">
            <text:p>1.0720816228585E-019</text:p>
          </table:table-cell>
          <table:table-cell/>
        </table:table-row>
        <table:table-row table:style-name="ro1">
          <table:table-cell office:value-type="float" office:value="1.07325767445515">
            <text:p>1.0732576745</text:p>
          </table:table-cell>
          <table:table-cell office:value-type="float" office:value="-19">
            <text:p>-19</text:p>
          </table:table-cell>
          <table:table-cell table:formula="of:=[.A924]*10^[.B924]" office:value-type="float" office:value="1.07325767445515E-019">
            <text:p>1.07325767445515E-019</text:p>
          </table:table-cell>
          <table:table-cell/>
        </table:table-row>
        <table:table-row table:style-name="ro1">
          <table:table-cell office:value-type="float" office:value="1.07438883033531">
            <text:p>1.0743888303</text:p>
          </table:table-cell>
          <table:table-cell office:value-type="float" office:value="-19">
            <text:p>-19</text:p>
          </table:table-cell>
          <table:table-cell table:formula="of:=[.A925]*10^[.B925]" office:value-type="float" office:value="1.07438883033531E-019">
            <text:p>1.07438883033531E-019</text:p>
          </table:table-cell>
          <table:table-cell/>
        </table:table-row>
        <table:table-row table:style-name="ro1">
          <table:table-cell office:value-type="float" office:value="1.07547471462144">
            <text:p>1.0754747146</text:p>
          </table:table-cell>
          <table:table-cell office:value-type="float" office:value="-19">
            <text:p>-19</text:p>
          </table:table-cell>
          <table:table-cell table:formula="of:=[.A926]*10^[.B926]" office:value-type="float" office:value="1.07547471462144E-019">
            <text:p>1.07547471462144E-019</text:p>
          </table:table-cell>
          <table:table-cell/>
        </table:table-row>
        <table:table-row table:style-name="ro1">
          <table:table-cell office:value-type="float" office:value="1.07651498536732">
            <text:p>1.0765149854</text:p>
          </table:table-cell>
          <table:table-cell office:value-type="float" office:value="-19">
            <text:p>-19</text:p>
          </table:table-cell>
          <table:table-cell table:formula="of:=[.A927]*10^[.B927]" office:value-type="float" office:value="1.07651498536732E-019">
            <text:p>1.07651498536732E-019</text:p>
          </table:table-cell>
          <table:table-cell/>
        </table:table-row>
        <table:table-row table:style-name="ro1">
          <table:table-cell office:value-type="float" office:value="1.07750933301161">
            <text:p>1.077509333</text:p>
          </table:table-cell>
          <table:table-cell office:value-type="float" office:value="-19">
            <text:p>-19</text:p>
          </table:table-cell>
          <table:table-cell table:formula="of:=[.A928]*10^[.B928]" office:value-type="float" office:value="1.07750933301161E-019">
            <text:p>1.07750933301161E-019</text:p>
          </table:table-cell>
          <table:table-cell/>
        </table:table-row>
        <table:table-row table:style-name="ro1">
          <table:table-cell office:value-type="float" office:value="1.07845747948487">
            <text:p>1.0784574795</text:p>
          </table:table-cell>
          <table:table-cell office:value-type="float" office:value="-19">
            <text:p>-19</text:p>
          </table:table-cell>
          <table:table-cell table:formula="of:=[.A929]*10^[.B929]" office:value-type="float" office:value="1.07845747948487E-019">
            <text:p>1.07845747948487E-019</text:p>
          </table:table-cell>
          <table:table-cell/>
        </table:table-row>
        <table:table-row table:style-name="ro1">
          <table:table-cell office:value-type="float" office:value="1.07935917756471">
            <text:p>1.0793591776</text:p>
          </table:table-cell>
          <table:table-cell office:value-type="float" office:value="-19">
            <text:p>-19</text:p>
          </table:table-cell>
          <table:table-cell table:formula="of:=[.A930]*10^[.B930]" office:value-type="float" office:value="1.07935917756471E-019">
            <text:p>1.07935917756471E-019</text:p>
          </table:table-cell>
          <table:table-cell/>
        </table:table-row>
        <table:table-row table:style-name="ro1">
          <table:table-cell office:value-type="float" office:value="1.08021420912112">
            <text:p>1.0802142091</text:p>
          </table:table-cell>
          <table:table-cell office:value-type="float" office:value="-19">
            <text:p>-19</text:p>
          </table:table-cell>
          <table:table-cell table:formula="of:=[.A931]*10^[.B931]" office:value-type="float" office:value="1.08021420912112E-019">
            <text:p>1.08021420912112E-019</text:p>
          </table:table-cell>
          <table:table-cell/>
        </table:table-row>
        <table:table-row table:style-name="ro1">
          <table:table-cell office:value-type="float" office:value="1.08102238402979">
            <text:p>1.081022384</text:p>
          </table:table-cell>
          <table:table-cell office:value-type="float" office:value="-19">
            <text:p>-19</text:p>
          </table:table-cell>
          <table:table-cell table:formula="of:=[.A932]*10^[.B932]" office:value-type="float" office:value="1.08102238402979E-019">
            <text:p>1.08102238402979E-019</text:p>
          </table:table-cell>
          <table:table-cell/>
        </table:table-row>
        <table:table-row table:style-name="ro1">
          <table:table-cell office:value-type="float" office:value="1.0817835396315">
            <text:p>1.0817835396</text:p>
          </table:table-cell>
          <table:table-cell office:value-type="float" office:value="-19">
            <text:p>-19</text:p>
          </table:table-cell>
          <table:table-cell table:formula="of:=[.A933]*10^[.B933]" office:value-type="float" office:value="1.0817835396315E-019">
            <text:p>1.0817835396315E-019</text:p>
          </table:table-cell>
          <table:table-cell/>
        </table:table-row>
        <table:table-row table:style-name="ro1">
          <table:table-cell office:value-type="float" office:value="1.08249753927218">
            <text:p>1.0824975393</text:p>
          </table:table-cell>
          <table:table-cell office:value-type="float" office:value="-19">
            <text:p>-19</text:p>
          </table:table-cell>
          <table:table-cell table:formula="of:=[.A934]*10^[.B934]" office:value-type="float" office:value="1.08249753927218E-019">
            <text:p>1.08249753927218E-019</text:p>
          </table:table-cell>
          <table:table-cell/>
        </table:table-row>
        <table:table-row table:style-name="ro1">
          <table:table-cell office:value-type="float" office:value="1.08316427193558">
            <text:p>1.0831642719</text:p>
          </table:table-cell>
          <table:table-cell office:value-type="float" office:value="-19">
            <text:p>-19</text:p>
          </table:table-cell>
          <table:table-cell table:formula="of:=[.A935]*10^[.B935]" office:value-type="float" office:value="1.08316427193558E-019">
            <text:p>1.08316427193558E-019</text:p>
          </table:table-cell>
          <table:table-cell/>
        </table:table-row>
        <table:table-row table:style-name="ro1">
          <table:table-cell office:value-type="float" office:value="1.08378365071434">
            <text:p>1.0837836507</text:p>
          </table:table-cell>
          <table:table-cell office:value-type="float" office:value="-19">
            <text:p>-19</text:p>
          </table:table-cell>
          <table:table-cell table:formula="of:=[.A936]*10^[.B936]" office:value-type="float" office:value="1.08378365071434E-019">
            <text:p>1.08378365071434E-019</text:p>
          </table:table-cell>
          <table:table-cell/>
        </table:table-row>
        <table:table-row table:style-name="ro1">
          <table:table-cell office:value-type="float" office:value="1.08435561164062">
            <text:p>1.0843556116</text:p>
          </table:table-cell>
          <table:table-cell office:value-type="float" office:value="-19">
            <text:p>-19</text:p>
          </table:table-cell>
          <table:table-cell table:formula="of:=[.A937]*10^[.B937]" office:value-type="float" office:value="1.08435561164062E-019">
            <text:p>1.08435561164062E-019</text:p>
          </table:table-cell>
          <table:table-cell/>
        </table:table-row>
        <table:table-row table:style-name="ro1">
          <table:table-cell office:value-type="float" office:value="1.08488011396126">
            <text:p>1.084880114</text:p>
          </table:table-cell>
          <table:table-cell office:value-type="float" office:value="-19">
            <text:p>-19</text:p>
          </table:table-cell>
          <table:table-cell table:formula="of:=[.A938]*10^[.B938]" office:value-type="float" office:value="1.08488011396126E-019">
            <text:p>1.08488011396126E-019</text:p>
          </table:table-cell>
          <table:table-cell/>
        </table:table-row>
        <table:table-row table:style-name="ro1">
          <table:table-cell office:value-type="float" office:value="1.08535713829551">
            <text:p>1.0853571383</text:p>
          </table:table-cell>
          <table:table-cell office:value-type="float" office:value="-19">
            <text:p>-19</text:p>
          </table:table-cell>
          <table:table-cell table:formula="of:=[.A939]*10^[.B939]" office:value-type="float" office:value="1.08535713829551E-019">
            <text:p>1.08535713829551E-019</text:p>
          </table:table-cell>
          <table:table-cell/>
        </table:table-row>
        <table:table-row table:style-name="ro1">
          <table:table-cell office:value-type="float" office:value="1.08578668617164">
            <text:p>1.0857866862</text:p>
          </table:table-cell>
          <table:table-cell office:value-type="float" office:value="-19">
            <text:p>-19</text:p>
          </table:table-cell>
          <table:table-cell table:formula="of:=[.A940]*10^[.B940]" office:value-type="float" office:value="1.08578668617164E-019">
            <text:p>1.08578668617164E-019</text:p>
          </table:table-cell>
          <table:table-cell/>
        </table:table-row>
        <table:table-row table:style-name="ro1">
          <table:table-cell office:value-type="float" office:value="1.08616877907835">
            <text:p>1.0861687791</text:p>
          </table:table-cell>
          <table:table-cell office:value-type="float" office:value="-19">
            <text:p>-19</text:p>
          </table:table-cell>
          <table:table-cell table:formula="of:=[.A941]*10^[.B941]" office:value-type="float" office:value="1.08616877907835E-019">
            <text:p>1.08616877907835E-019</text:p>
          </table:table-cell>
          <table:table-cell/>
        </table:table-row>
        <table:table-row table:style-name="ro1">
          <table:table-cell office:value-type="float" office:value="1.08650345811846">
            <text:p>1.0865034581</text:p>
          </table:table-cell>
          <table:table-cell office:value-type="float" office:value="-19">
            <text:p>-19</text:p>
          </table:table-cell>
          <table:table-cell table:formula="of:=[.A942]*10^[.B942]" office:value-type="float" office:value="1.08650345811846E-019">
            <text:p>1.08650345811846E-019</text:p>
          </table:table-cell>
          <table:table-cell/>
        </table:table-row>
        <table:table-row table:style-name="ro1">
          <table:table-cell office:value-type="float" office:value="1.08679078236791">
            <text:p>1.0867907824</text:p>
          </table:table-cell>
          <table:table-cell office:value-type="float" office:value="-19">
            <text:p>-19</text:p>
          </table:table-cell>
          <table:table-cell table:formula="of:=[.A943]*10^[.B943]" office:value-type="float" office:value="1.08679078236791E-019">
            <text:p>1.08679078236791E-019</text:p>
          </table:table-cell>
          <table:table-cell/>
        </table:table-row>
        <table:table-row table:style-name="ro1">
          <table:table-cell office:value-type="float" office:value="1.08703082874599">
            <text:p>1.0870308287</text:p>
          </table:table-cell>
          <table:table-cell office:value-type="float" office:value="-19">
            <text:p>-19</text:p>
          </table:table-cell>
          <table:table-cell table:formula="of:=[.A944]*10^[.B944]" office:value-type="float" office:value="1.08703082874599E-019">
            <text:p>1.08703082874599E-019</text:p>
          </table:table-cell>
          <table:table-cell/>
        </table:table-row>
        <table:table-row table:style-name="ro1">
          <table:table-cell office:value-type="float" office:value="1.08722369184428">
            <text:p>1.0872236918</text:p>
          </table:table-cell>
          <table:table-cell office:value-type="float" office:value="-19">
            <text:p>-19</text:p>
          </table:table-cell>
          <table:table-cell table:formula="of:=[.A945]*10^[.B945]" office:value-type="float" office:value="1.08722369184428E-019">
            <text:p>1.08722369184428E-019</text:p>
          </table:table-cell>
          <table:table-cell/>
        </table:table-row>
        <table:table-row table:style-name="ro1">
          <table:table-cell office:value-type="float" office:value="1.08736948203957">
            <text:p>1.087369482</text:p>
          </table:table-cell>
          <table:table-cell office:value-type="float" office:value="-19">
            <text:p>-19</text:p>
          </table:table-cell>
          <table:table-cell table:formula="of:=[.A946]*10^[.B946]" office:value-type="float" office:value="1.08736948203957E-019">
            <text:p>1.08736948203957E-019</text:p>
          </table:table-cell>
          <table:table-cell/>
        </table:table-row>
        <table:table-row table:style-name="ro1">
          <table:table-cell office:value-type="float" office:value="1.08746832565709">
            <text:p>1.0874683257</text:p>
          </table:table-cell>
          <table:table-cell office:value-type="float" office:value="-19">
            <text:p>-19</text:p>
          </table:table-cell>
          <table:table-cell table:formula="of:=[.A947]*10^[.B947]" office:value-type="float" office:value="1.08746832565709E-019">
            <text:p>1.08746832565709E-019</text:p>
          </table:table-cell>
          <table:table-cell/>
        </table:table-row>
        <table:table-row table:style-name="ro1">
          <table:table-cell office:value-type="float" office:value="1.08752036413654">
            <text:p>1.0875203641</text:p>
          </table:table-cell>
          <table:table-cell office:value-type="float" office:value="-19">
            <text:p>-19</text:p>
          </table:table-cell>
          <table:table-cell table:formula="of:=[.A948]*10^[.B948]" office:value-type="float" office:value="1.08752036413654E-019">
            <text:p>1.08752036413654E-019</text:p>
          </table:table-cell>
          <table:table-cell/>
        </table:table-row>
        <table:table-row table:style-name="ro1">
          <table:table-cell office:value-type="float" office:value="1.08752575354425">
            <text:p>1.0875257535</text:p>
          </table:table-cell>
          <table:table-cell office:value-type="float" office:value="-19">
            <text:p>-19</text:p>
          </table:table-cell>
          <table:table-cell table:formula="of:=[.A949]*10^[.B949]" office:value-type="float" office:value="1.08752575354425E-019">
            <text:p>1.08752575354425E-019</text:p>
          </table:table-cell>
          <table:table-cell/>
        </table:table-row>
        <table:table-row table:style-name="ro1">
          <table:table-cell office:value-type="float" office:value="1.08748466359757">
            <text:p>1.0874846636</text:p>
          </table:table-cell>
          <table:table-cell office:value-type="float" office:value="-19">
            <text:p>-19</text:p>
          </table:table-cell>
          <table:table-cell table:formula="of:=[.A950]*10^[.B950]" office:value-type="float" office:value="1.08748466359757E-019">
            <text:p>1.08748466359757E-019</text:p>
          </table:table-cell>
          <table:table-cell/>
        </table:table-row>
        <table:table-row table:style-name="ro1">
          <table:table-cell office:value-type="float" office:value="1.08739727715373">
            <text:p>1.0873972772</text:p>
          </table:table-cell>
          <table:table-cell office:value-type="float" office:value="-19">
            <text:p>-19</text:p>
          </table:table-cell>
          <table:table-cell table:formula="of:=[.A951]*10^[.B951]" office:value-type="float" office:value="1.08739727715373E-019">
            <text:p>1.08739727715373E-019</text:p>
          </table:table-cell>
          <table:table-cell/>
        </table:table-row>
        <table:table-row table:style-name="ro1">
          <table:table-cell office:value-type="float" office:value="1.0872637901776">
            <text:p>1.0872637902</text:p>
          </table:table-cell>
          <table:table-cell office:value-type="float" office:value="-19">
            <text:p>-19</text:p>
          </table:table-cell>
          <table:table-cell table:formula="of:=[.A952]*10^[.B952]" office:value-type="float" office:value="1.0872637901776E-019">
            <text:p>1.0872637901776E-019</text:p>
          </table:table-cell>
          <table:table-cell/>
        </table:table-row>
        <table:table-row table:style-name="ro1">
          <table:table-cell office:value-type="float" office:value="1.08708441066105">
            <text:p>1.0870844107</text:p>
          </table:table-cell>
          <table:table-cell office:value-type="float" office:value="-19">
            <text:p>-19</text:p>
          </table:table-cell>
          <table:table-cell table:formula="of:=[.A953]*10^[.B953]" office:value-type="float" office:value="1.08708441066105E-019">
            <text:p>1.08708441066105E-019</text:p>
          </table:table-cell>
          <table:table-cell/>
        </table:table-row>
        <table:table-row table:style-name="ro1">
          <table:table-cell office:value-type="float" office:value="1.08685935817119">
            <text:p>1.0868593582</text:p>
          </table:table-cell>
          <table:table-cell office:value-type="float" office:value="-19">
            <text:p>-19</text:p>
          </table:table-cell>
          <table:table-cell table:formula="of:=[.A954]*10^[.B954]" office:value-type="float" office:value="1.08685935817119E-019">
            <text:p>1.08685935817119E-019</text:p>
          </table:table-cell>
          <table:table-cell/>
        </table:table-row>
        <table:table-row table:style-name="ro1">
          <table:table-cell office:value-type="float" office:value="1.08658886342338">
            <text:p>1.0865888634</text:p>
          </table:table-cell>
          <table:table-cell office:value-type="float" office:value="-19">
            <text:p>-19</text:p>
          </table:table-cell>
          <table:table-cell table:formula="of:=[.A955]*10^[.B955]" office:value-type="float" office:value="1.08658886342338E-019">
            <text:p>1.08658886342338E-019</text:p>
          </table:table-cell>
          <table:table-cell/>
        </table:table-row>
        <table:table-row table:style-name="ro1">
          <table:table-cell office:value-type="float" office:value="1.08627316761607">
            <text:p>1.0862731676</text:p>
          </table:table-cell>
          <table:table-cell office:value-type="float" office:value="-19">
            <text:p>-19</text:p>
          </table:table-cell>
          <table:table-cell table:formula="of:=[.A956]*10^[.B956]" office:value-type="float" office:value="1.08627316761607E-019">
            <text:p>1.08627316761607E-019</text:p>
          </table:table-cell>
          <table:table-cell/>
        </table:table-row>
        <table:table-row table:style-name="ro1">
          <table:table-cell office:value-type="float" office:value="1.08591252237415">
            <text:p>1.0859125224</text:p>
          </table:table-cell>
          <table:table-cell office:value-type="float" office:value="-19">
            <text:p>-19</text:p>
          </table:table-cell>
          <table:table-cell table:formula="of:=[.A957]*10^[.B957]" office:value-type="float" office:value="1.08591252237415E-019">
            <text:p>1.08591252237415E-019</text:p>
          </table:table-cell>
          <table:table-cell/>
        </table:table-row>
        <table:table-row table:style-name="ro1">
          <table:table-cell office:value-type="float" office:value="1.08550718869333">
            <text:p>1.0855071887</text:p>
          </table:table-cell>
          <table:table-cell office:value-type="float" office:value="-19">
            <text:p>-19</text:p>
          </table:table-cell>
          <table:table-cell table:formula="of:=[.A958]*10^[.B958]" office:value-type="float" office:value="1.08550718869333E-019">
            <text:p>1.08550718869333E-019</text:p>
          </table:table-cell>
          <table:table-cell/>
        </table:table-row>
        <table:table-row table:style-name="ro1">
          <table:table-cell office:value-type="float" office:value="1.08505743699715">
            <text:p>1.085057437</text:p>
          </table:table-cell>
          <table:table-cell office:value-type="float" office:value="-19">
            <text:p>-19</text:p>
          </table:table-cell>
          <table:table-cell table:formula="of:=[.A959]*10^[.B959]" office:value-type="float" office:value="1.08505743699715E-019">
            <text:p>1.08505743699715E-019</text:p>
          </table:table-cell>
          <table:table-cell/>
        </table:table-row>
        <table:table-row table:style-name="ro1">
          <table:table-cell office:value-type="float" office:value="1.08456354680444">
            <text:p>1.0845635468</text:p>
          </table:table-cell>
          <table:table-cell office:value-type="float" office:value="-19">
            <text:p>-19</text:p>
          </table:table-cell>
          <table:table-cell table:formula="of:=[.A960]*10^[.B960]" office:value-type="float" office:value="1.08456354680444E-019">
            <text:p>1.08456354680444E-019</text:p>
          </table:table-cell>
          <table:table-cell/>
        </table:table-row>
        <table:table-row table:style-name="ro1">
          <table:table-cell office:value-type="float" office:value="1.08402580547427">
            <text:p>1.0840258055</text:p>
          </table:table-cell>
          <table:table-cell office:value-type="float" office:value="-19">
            <text:p>-19</text:p>
          </table:table-cell>
          <table:table-cell table:formula="of:=[.A961]*10^[.B961]" office:value-type="float" office:value="1.08402580547427E-019">
            <text:p>1.08402580547427E-019</text:p>
          </table:table-cell>
          <table:table-cell/>
        </table:table-row>
        <table:table-row table:style-name="ro1">
          <table:table-cell office:value-type="float" office:value="1.08344450877279">
            <text:p>1.0834445088</text:p>
          </table:table-cell>
          <table:table-cell office:value-type="float" office:value="-19">
            <text:p>-19</text:p>
          </table:table-cell>
          <table:table-cell table:formula="of:=[.A962]*10^[.B962]" office:value-type="float" office:value="1.08344450877279E-019">
            <text:p>1.08344450877279E-019</text:p>
          </table:table-cell>
          <table:table-cell/>
        </table:table-row>
        <table:table-row table:style-name="ro1">
          <table:table-cell office:value-type="float" office:value="1.08281995963581">
            <text:p>1.0828199596</text:p>
          </table:table-cell>
          <table:table-cell office:value-type="float" office:value="-19">
            <text:p>-19</text:p>
          </table:table-cell>
          <table:table-cell table:formula="of:=[.A963]*10^[.B963]" office:value-type="float" office:value="1.08281995963581E-019">
            <text:p>1.08281995963581E-019</text:p>
          </table:table-cell>
          <table:table-cell/>
        </table:table-row>
        <table:table-row table:style-name="ro1">
          <table:table-cell office:value-type="float" office:value="1.08215246831275">
            <text:p>1.0821524683</text:p>
          </table:table-cell>
          <table:table-cell office:value-type="float" office:value="-19">
            <text:p>-19</text:p>
          </table:table-cell>
          <table:table-cell table:formula="of:=[.A964]*10^[.B964]" office:value-type="float" office:value="1.08215246831275E-019">
            <text:p>1.08215246831275E-019</text:p>
          </table:table-cell>
          <table:table-cell/>
        </table:table-row>
        <table:table-row table:style-name="ro1">
          <table:table-cell office:value-type="float" office:value="1.08144235215835">
            <text:p>1.0814423522</text:p>
          </table:table-cell>
          <table:table-cell office:value-type="float" office:value="-19">
            <text:p>-19</text:p>
          </table:table-cell>
          <table:table-cell table:formula="of:=[.A965]*10^[.B965]" office:value-type="float" office:value="1.08144235215835E-019">
            <text:p>1.08144235215835E-019</text:p>
          </table:table-cell>
          <table:table-cell/>
        </table:table-row>
        <table:table-row table:style-name="ro1">
          <table:table-cell office:value-type="float" office:value="1.08068993439051">
            <text:p>1.0806899344</text:p>
          </table:table-cell>
          <table:table-cell office:value-type="float" office:value="-19">
            <text:p>-19</text:p>
          </table:table-cell>
          <table:table-cell table:formula="of:=[.A966]*10^[.B966]" office:value-type="float" office:value="1.08068993439051E-019">
            <text:p>1.08068993439051E-019</text:p>
          </table:table-cell>
          <table:table-cell/>
        </table:table-row>
        <table:table-row table:style-name="ro1">
          <table:table-cell office:value-type="float" office:value="1.07989554486895">
            <text:p>1.0798955449</text:p>
          </table:table-cell>
          <table:table-cell office:value-type="float" office:value="-19">
            <text:p>-19</text:p>
          </table:table-cell>
          <table:table-cell table:formula="of:=[.A967]*10^[.B967]" office:value-type="float" office:value="1.07989554486895E-019">
            <text:p>1.07989554486895E-019</text:p>
          </table:table-cell>
          <table:table-cell/>
        </table:table-row>
        <table:table-row table:style-name="ro1">
          <table:table-cell office:value-type="float" office:value="1.07905951902334">
            <text:p>1.079059519</text:p>
          </table:table-cell>
          <table:table-cell office:value-type="float" office:value="-19">
            <text:p>-19</text:p>
          </table:table-cell>
          <table:table-cell table:formula="of:=[.A968]*10^[.B968]" office:value-type="float" office:value="1.07905951902334E-019">
            <text:p>1.07905951902334E-019</text:p>
          </table:table-cell>
          <table:table-cell/>
        </table:table-row>
        <table:table-row table:style-name="ro1">
          <table:table-cell office:value-type="float" office:value="1.07818219771548">
            <text:p>1.0781821977</text:p>
          </table:table-cell>
          <table:table-cell office:value-type="float" office:value="-19">
            <text:p>-19</text:p>
          </table:table-cell>
          <table:table-cell table:formula="of:=[.A969]*10^[.B969]" office:value-type="float" office:value="1.07818219771548E-019">
            <text:p>1.07818219771548E-019</text:p>
          </table:table-cell>
          <table:table-cell/>
        </table:table-row>
        <table:table-row table:style-name="ro1">
          <table:table-cell office:value-type="float" office:value="1.07726392697191">
            <text:p>1.077263927</text:p>
          </table:table-cell>
          <table:table-cell office:value-type="float" office:value="-19">
            <text:p>-19</text:p>
          </table:table-cell>
          <table:table-cell table:formula="of:=[.A970]*10^[.B970]" office:value-type="float" office:value="1.07726392697191E-019">
            <text:p>1.07726392697191E-019</text:p>
          </table:table-cell>
          <table:table-cell>
            <draw:frame table:end-cell-address="Sheet3.K991" table:end-x="0.293cm" table:end-y="0.059cm" draw:z-index="0" draw:style-name="gr1" draw:text-style-name="P1" svg:width="15.999cm" svg:height="8.999cm" svg:x="0.101cm" svg:y="0.101cm">
              <draw:object draw:notify-on-update-of-ranges="Sheet3.C1:Sheet3.C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.07630505758282">
            <text:p>1.0763050576</text:p>
          </table:table-cell>
          <table:table-cell office:value-type="float" office:value="-19">
            <text:p>-19</text:p>
          </table:table-cell>
          <table:table-cell table:formula="of:=[.A971]*10^[.B971]" office:value-type="float" office:value="1.07630505758282E-019">
            <text:p>1.07630505758282E-019</text:p>
          </table:table-cell>
          <table:table-cell/>
        </table:table-row>
        <table:table-row table:style-name="ro1">
          <table:table-cell office:value-type="float" office:value="1.07530594515191">
            <text:p>1.0753059452</text:p>
          </table:table-cell>
          <table:table-cell office:value-type="float" office:value="-19">
            <text:p>-19</text:p>
          </table:table-cell>
          <table:table-cell table:formula="of:=[.A972]*10^[.B972]" office:value-type="float" office:value="1.07530594515191E-019">
            <text:p>1.07530594515191E-019</text:p>
          </table:table-cell>
          <table:table-cell/>
        </table:table-row>
        <table:table-row table:style-name="ro1">
          <table:table-cell office:value-type="float" office:value="1.07426694910057">
            <text:p>1.0742669491</text:p>
          </table:table-cell>
          <table:table-cell office:value-type="float" office:value="-19">
            <text:p>-19</text:p>
          </table:table-cell>
          <table:table-cell table:formula="of:=[.A973]*10^[.B973]" office:value-type="float" office:value="1.07426694910057E-019">
            <text:p>1.07426694910057E-019</text:p>
          </table:table-cell>
          <table:table-cell/>
        </table:table-row>
        <table:table-row table:style-name="ro1">
          <table:table-cell office:value-type="float" office:value="1.07318843290462">
            <text:p>1.0731884329</text:p>
          </table:table-cell>
          <table:table-cell office:value-type="float" office:value="-19">
            <text:p>-19</text:p>
          </table:table-cell>
          <table:table-cell table:formula="of:=[.A974]*10^[.B974]" office:value-type="float" office:value="1.07318843290462E-019">
            <text:p>1.07318843290462E-019</text:p>
          </table:table-cell>
          <table:table-cell/>
        </table:table-row>
        <table:table-row table:style-name="ro1">
          <table:table-cell office:value-type="float" office:value="1.07207076394542">
            <text:p>1.0720707639</text:p>
          </table:table-cell>
          <table:table-cell office:value-type="float" office:value="-19">
            <text:p>-19</text:p>
          </table:table-cell>
          <table:table-cell table:formula="of:=[.A975]*10^[.B975]" office:value-type="float" office:value="1.07207076394542E-019">
            <text:p>1.07207076394542E-019</text:p>
          </table:table-cell>
          <table:table-cell/>
        </table:table-row>
        <table:table-row table:style-name="ro1">
          <table:table-cell office:value-type="float" office:value="1.07091431297116">
            <text:p>1.070914313</text:p>
          </table:table-cell>
          <table:table-cell office:value-type="float" office:value="-19">
            <text:p>-19</text:p>
          </table:table-cell>
          <table:table-cell table:formula="of:=[.A976]*10^[.B976]" office:value-type="float" office:value="1.07091431297116E-019">
            <text:p>1.07091431297116E-019</text:p>
          </table:table-cell>
          <table:table-cell/>
        </table:table-row>
        <table:table-row table:style-name="ro1">
          <table:table-cell office:value-type="float" office:value="1.06971945399364">
            <text:p>1.069719454</text:p>
          </table:table-cell>
          <table:table-cell office:value-type="float" office:value="-19">
            <text:p>-19</text:p>
          </table:table-cell>
          <table:table-cell table:formula="of:=[.A977]*10^[.B977]" office:value-type="float" office:value="1.06971945399364E-019">
            <text:p>1.06971945399364E-019</text:p>
          </table:table-cell>
          <table:table-cell/>
        </table:table-row>
        <table:table-row table:style-name="ro1">
          <table:table-cell office:value-type="float" office:value="1.0684865639046">
            <text:p>1.0684865639</text:p>
          </table:table-cell>
          <table:table-cell office:value-type="float" office:value="-19">
            <text:p>-19</text:p>
          </table:table-cell>
          <table:table-cell table:formula="of:=[.A978]*10^[.B978]" office:value-type="float" office:value="1.0684865639046E-019">
            <text:p>1.0684865639046E-019</text:p>
          </table:table-cell>
          <table:table-cell/>
        </table:table-row>
        <table:table-row table:style-name="ro1">
          <table:table-cell office:value-type="float" office:value="1.0672160224443">
            <text:p>1.0672160224</text:p>
          </table:table-cell>
          <table:table-cell office:value-type="float" office:value="-19">
            <text:p>-19</text:p>
          </table:table-cell>
          <table:table-cell table:formula="of:=[.A979]*10^[.B979]" office:value-type="float" office:value="1.0672160224443E-019">
            <text:p>1.0672160224443E-019</text:p>
          </table:table-cell>
          <table:table-cell/>
        </table:table-row>
        <table:table-row table:style-name="ro1">
          <table:table-cell office:value-type="float" office:value="1.06590821164295">
            <text:p>1.0659082116</text:p>
          </table:table-cell>
          <table:table-cell office:value-type="float" office:value="-19">
            <text:p>-19</text:p>
          </table:table-cell>
          <table:table-cell table:formula="of:=[.A980]*10^[.B980]" office:value-type="float" office:value="1.06590821164295E-019">
            <text:p>1.06590821164295E-019</text:p>
          </table:table-cell>
          <table:table-cell/>
        </table:table-row>
        <table:table-row table:style-name="ro1">
          <table:table-cell office:value-type="float" office:value="1.06456351586261">
            <text:p>1.0645635159</text:p>
          </table:table-cell>
          <table:table-cell office:value-type="float" office:value="-19">
            <text:p>-19</text:p>
          </table:table-cell>
          <table:table-cell table:formula="of:=[.A981]*10^[.B981]" office:value-type="float" office:value="1.06456351586261E-019">
            <text:p>1.06456351586261E-019</text:p>
          </table:table-cell>
          <table:table-cell/>
        </table:table-row>
        <table:table-row table:style-name="ro1">
          <table:table-cell office:value-type="float" office:value="1.06318232185902">
            <text:p>1.0631823219</text:p>
          </table:table-cell>
          <table:table-cell office:value-type="float" office:value="-19">
            <text:p>-19</text:p>
          </table:table-cell>
          <table:table-cell table:formula="of:=[.A982]*10^[.B982]" office:value-type="float" office:value="1.06318232185902E-019">
            <text:p>1.06318232185902E-019</text:p>
          </table:table-cell>
          <table:table-cell/>
        </table:table-row>
        <table:table-row table:style-name="ro1">
          <table:table-cell office:value-type="float" office:value="1.06176501805013">
            <text:p>1.0617650181</text:p>
          </table:table-cell>
          <table:table-cell office:value-type="float" office:value="-19">
            <text:p>-19</text:p>
          </table:table-cell>
          <table:table-cell table:formula="of:=[.A983]*10^[.B983]" office:value-type="float" office:value="1.06176501805013E-019">
            <text:p>1.06176501805013E-019</text:p>
          </table:table-cell>
          <table:table-cell/>
        </table:table-row>
        <table:table-row table:style-name="ro1">
          <table:table-cell office:value-type="float" office:value="1.06031199431458">
            <text:p>1.0603119943</text:p>
          </table:table-cell>
          <table:table-cell office:value-type="float" office:value="-19">
            <text:p>-19</text:p>
          </table:table-cell>
          <table:table-cell table:formula="of:=[.A984]*10^[.B984]" office:value-type="float" office:value="1.06031199431458E-019">
            <text:p>1.06031199431458E-019</text:p>
          </table:table-cell>
          <table:table-cell/>
        </table:table-row>
        <table:table-row table:style-name="ro1">
          <table:table-cell office:value-type="float" office:value="1.05882364216842">
            <text:p>1.0588236422</text:p>
          </table:table-cell>
          <table:table-cell office:value-type="float" office:value="-19">
            <text:p>-19</text:p>
          </table:table-cell>
          <table:table-cell table:formula="of:=[.A985]*10^[.B985]" office:value-type="float" office:value="1.05882364216842E-019">
            <text:p>1.05882364216842E-019</text:p>
          </table:table-cell>
          <table:table-cell/>
        </table:table-row>
        <table:table-row table:style-name="ro1">
          <table:table-cell office:value-type="float" office:value="1.05730035488506">
            <text:p>1.0573003549</text:p>
          </table:table-cell>
          <table:table-cell office:value-type="float" office:value="-19">
            <text:p>-19</text:p>
          </table:table-cell>
          <table:table-cell table:formula="of:=[.A986]*10^[.B986]" office:value-type="float" office:value="1.05730035488506E-019">
            <text:p>1.05730035488506E-019</text:p>
          </table:table-cell>
          <table:table-cell/>
        </table:table-row>
        <table:table-row table:style-name="ro1">
          <table:table-cell office:value-type="float" office:value="1.05574252633537">
            <text:p>1.0557425263</text:p>
          </table:table-cell>
          <table:table-cell office:value-type="float" office:value="-19">
            <text:p>-19</text:p>
          </table:table-cell>
          <table:table-cell table:formula="of:=[.A987]*10^[.B987]" office:value-type="float" office:value="1.05574252633537E-019">
            <text:p>1.05574252633537E-019</text:p>
          </table:table-cell>
          <table:table-cell/>
        </table:table-row>
        <table:table-row table:style-name="ro1">
          <table:table-cell office:value-type="float" office:value="1.05415055122415">
            <text:p>1.0541505512</text:p>
          </table:table-cell>
          <table:table-cell office:value-type="float" office:value="-19">
            <text:p>-19</text:p>
          </table:table-cell>
          <table:table-cell table:formula="of:=[.A988]*10^[.B988]" office:value-type="float" office:value="1.05415055122415E-019">
            <text:p>1.05415055122415E-019</text:p>
          </table:table-cell>
          <table:table-cell/>
        </table:table-row>
        <table:table-row table:style-name="ro1">
          <table:table-cell office:value-type="float" office:value="1.05252482586331">
            <text:p>1.0525248259</text:p>
          </table:table-cell>
          <table:table-cell office:value-type="float" office:value="-19">
            <text:p>-19</text:p>
          </table:table-cell>
          <table:table-cell table:formula="of:=[.A989]*10^[.B989]" office:value-type="float" office:value="1.05252482586331E-019">
            <text:p>1.05252482586331E-019</text:p>
          </table:table-cell>
          <table:table-cell/>
        </table:table-row>
        <table:table-row table:style-name="ro1">
          <table:table-cell office:value-type="float" office:value="1.05086574670425">
            <text:p>1.0508657467</text:p>
          </table:table-cell>
          <table:table-cell office:value-type="float" office:value="-19">
            <text:p>-19</text:p>
          </table:table-cell>
          <table:table-cell table:formula="of:=[.A990]*10^[.B990]" office:value-type="float" office:value="1.05086574670425E-019">
            <text:p>1.05086574670425E-019</text:p>
          </table:table-cell>
          <table:table-cell/>
        </table:table-row>
        <table:table-row table:style-name="ro1">
          <table:table-cell office:value-type="float" office:value="1.0491737107403">
            <text:p>1.0491737107</text:p>
          </table:table-cell>
          <table:table-cell office:value-type="float" office:value="-19">
            <text:p>-19</text:p>
          </table:table-cell>
          <table:table-cell table:formula="of:=[.A991]*10^[.B991]" office:value-type="float" office:value="1.0491737107403E-019">
            <text:p>1.0491737107403E-019</text:p>
          </table:table-cell>
          <table:table-cell/>
        </table:table-row>
        <table:table-row table:style-name="ro1">
          <table:table-cell office:value-type="float" office:value="1.04744911527527">
            <text:p>1.0474491153</text:p>
          </table:table-cell>
          <table:table-cell office:value-type="float" office:value="-19">
            <text:p>-19</text:p>
          </table:table-cell>
          <table:table-cell table:formula="of:=[.A992]*10^[.B992]" office:value-type="float" office:value="1.04744911527527E-019">
            <text:p>1.04744911527527E-019</text:p>
          </table:table-cell>
          <table:table-cell/>
        </table:table-row>
        <table:table-row table:style-name="ro1">
          <table:table-cell office:value-type="float" office:value="1.04569235760726">
            <text:p>1.0456923576</text:p>
          </table:table-cell>
          <table:table-cell office:value-type="float" office:value="-19">
            <text:p>-19</text:p>
          </table:table-cell>
          <table:table-cell table:formula="of:=[.A993]*10^[.B993]" office:value-type="float" office:value="1.04569235760726E-019">
            <text:p>1.04569235760726E-019</text:p>
          </table:table-cell>
          <table:table-cell/>
        </table:table-row>
        <table:table-row table:style-name="ro1">
          <table:table-cell office:value-type="float" office:value="1.0439038357366">
            <text:p>1.0439038357</text:p>
          </table:table-cell>
          <table:table-cell office:value-type="float" office:value="-19">
            <text:p>-19</text:p>
          </table:table-cell>
          <table:table-cell table:formula="of:=[.A994]*10^[.B994]" office:value-type="float" office:value="1.0439038357366E-019">
            <text:p>1.0439038357366E-019</text:p>
          </table:table-cell>
          <table:table-cell/>
        </table:table-row>
        <table:table-row table:style-name="ro1">
          <table:table-cell office:value-type="float" office:value="1.04208394741107">
            <text:p>1.0420839474</text:p>
          </table:table-cell>
          <table:table-cell office:value-type="float" office:value="-19">
            <text:p>-19</text:p>
          </table:table-cell>
          <table:table-cell table:formula="of:=[.A995]*10^[.B995]" office:value-type="float" office:value="1.04208394741107E-019">
            <text:p>1.04208394741107E-019</text:p>
          </table:table-cell>
          <table:table-cell/>
        </table:table-row>
        <table:table-row table:style-name="ro1">
          <table:table-cell office:value-type="float" office:value="1.04023308985483">
            <text:p>1.0402330899</text:p>
          </table:table-cell>
          <table:table-cell office:value-type="float" office:value="-19">
            <text:p>-19</text:p>
          </table:table-cell>
          <table:table-cell table:formula="of:=[.A996]*10^[.B996]" office:value-type="float" office:value="1.04023308985483E-019">
            <text:p>1.04023308985483E-019</text:p>
          </table:table-cell>
          <table:table-cell/>
        </table:table-row>
        <table:table-row table:style-name="ro1">
          <table:table-cell office:value-type="float" office:value="1.03835166004214">
            <text:p>1.03835166</text:p>
          </table:table-cell>
          <table:table-cell office:value-type="float" office:value="-19">
            <text:p>-19</text:p>
          </table:table-cell>
          <table:table-cell table:formula="of:=[.A997]*10^[.B997]" office:value-type="float" office:value="1.03835166004214E-019">
            <text:p>1.03835166004214E-019</text:p>
          </table:table-cell>
          <table:table-cell/>
        </table:table-row>
        <table:table-row table:style-name="ro1">
          <table:table-cell office:value-type="float" office:value="1.03644005516124">
            <text:p>1.0364400552</text:p>
          </table:table-cell>
          <table:table-cell office:value-type="float" office:value="-19">
            <text:p>-19</text:p>
          </table:table-cell>
          <table:table-cell table:formula="of:=[.A998]*10^[.B998]" office:value-type="float" office:value="1.03644005516124E-019">
            <text:p>1.03644005516124E-019</text:p>
          </table:table-cell>
          <table:table-cell/>
        </table:table-row>
        <table:table-row table:style-name="ro1">
          <table:table-cell office:value-type="float" office:value="1.03449867128466">
            <text:p>1.0344986713</text:p>
          </table:table-cell>
          <table:table-cell office:value-type="float" office:value="-19">
            <text:p>-19</text:p>
          </table:table-cell>
          <table:table-cell table:formula="of:=[.A999]*10^[.B999]" office:value-type="float" office:value="1.03449867128466E-019">
            <text:p>1.03449867128466E-019</text:p>
          </table:table-cell>
          <table:table-cell/>
        </table:table-row>
        <table:table-row table:style-name="ro1">
          <table:table-cell office:value-type="float" office:value="1.03252790391028">
            <text:p>1.0325279039</text:p>
          </table:table-cell>
          <table:table-cell office:value-type="float" office:value="-19">
            <text:p>-19</text:p>
          </table:table-cell>
          <table:table-cell table:formula="of:=[.A1000]*10^[.B1000]" office:value-type="float" office:value="1.03252790391028E-019">
            <text:p>1.03252790391028E-01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29/06/2016</text:date>, <text:time>00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ller</meta:initial-creator>
    <meta:creation-date>2016-06-29T00:04:51.51</meta:creation-date>
    <dc:date>2016-06-29T00:35:10.76</dc:date>
    <dc:creator>Tristan Miller</dc:creator>
    <meta:editing-duration>PT30M19S</meta:editing-duration>
    <meta:editing-cycles>2</meta:editing-cycles>
    <meta:generator>OpenOffice/4.1.1$Win32 OpenOffice.org_project/411m6$Build-9775</meta:generator>
    <meta:document-statistic meta:table-count="3" meta:cell-count="70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21cm" svg:y="4.198cm" style:legend-expansion="high" chart:style-name="ch2"/>
        <chart:plot-area chart:style-name="ch3" table:cell-range-address="Sheet1.C1:Sheet1.C1000" svg:x="0.77cm" svg:y="0.855cm" svg:width="12.311cm" svg:height="7.545cm">
          <chartooo:coordinate-region svg:x="1.783cm" svg:y="1.057cm" svg:width="11.231cm" svg:height="6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.93688906996">
                <text:p>1032.93688906996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1.96362395756">
                <text:p>1031.96362395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0.98713386369">
                <text:p>1030.9871338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.0074035123">
                <text:p>1030.0074035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.02441753731">
                <text:p>1029.0244175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8.03816048206">
                <text:p>1028.03816048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7.04861679871">
                <text:p>1027.04861679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6.05577084761">
                <text:p>1026.05577084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05960689675">
                <text:p>1025.05960689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06010912111">
                <text:p>1024.06010912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3.05726160207">
                <text:p>1023.05726160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.05104832682">
                <text:p>1022.05104832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1.04145318769">
                <text:p>1021.04145318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0.02845998158">
                <text:p>1020.02845998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9.01205240932">
                <text:p>1019.01205240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7.99221407504">
                <text:p>1017.99221407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6.96892848553">
                <text:p>1016.96892848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5.94217904964">
                <text:p>1015.94217904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4.91194907761">
                <text:p>1014.91194907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3.87822178044">
                <text:p>1013.87822178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2.84098026922">
                <text:p>1012.84098026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1.80020755456">
                <text:p>1011.80020755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0.75588654582">
                <text:p>1010.75588654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9.70800005057">
                <text:p>1009.70800005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.65653077384">
                <text:p>1008.65653077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7.60146131751">
                <text:p>1007.60146131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6.54277417963">
                <text:p>1006.54277417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5.48045175375">
                <text:p>1005.48045175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4.41447632822">
                <text:p>1004.41447632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3.34483008557">
                <text:p>1003.34483008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2.27149510175">
                <text:p>1002.27149510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1.19445334554">
                <text:p>1001.19445334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.11368667777">
                <text:p>1000.11368667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9.029176850678">
                <text:p>999.029176850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7.940905507224">
                <text:p>997.940905507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6.848854180356">
                <text:p>996.848854180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5.753004292325">
                <text:p>995.753004292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4.653337153982">
                <text:p>994.653337153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3.549833964063">
                <text:p>993.54983396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2.442475808477">
                <text:p>992.442475808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1.331243659592">
                <text:p>991.331243659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0.216118375516">
                <text:p>990.216118375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9.097080699367">
                <text:p>989.097080699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7.974111258555">
                <text:p>987.97411125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6.847190564049">
                <text:p>986.847190564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5.716299009643">
                <text:p>985.716299009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4.581416871224">
                <text:p>984.581416871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3.442524306026">
                <text:p>983.442524306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2.299601351891">
                <text:p>982.2996013518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1.152627926529">
                <text:p>981.1526279265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0.00158382676">
                <text:p>980.00158382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8.846448727766">
                <text:p>978.846448727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7.687202182339">
                <text:p>977.687202182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6.523823620117">
                <text:p>976.523823620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5.356292346832">
                <text:p>975.356292346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4.184587543539">
                <text:p>974.184587543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3.008688265853">
                <text:p>973.008688265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1.828573443179">
                <text:p>971.828573443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0.644221877941">
                <text:p>970.644221877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9.45561224481">
                <text:p>969.45561224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8.262723089921">
                <text:p>968.262723089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7.065532830099">
                <text:p>967.065532830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5.864019752078">
                <text:p>965.864019752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4.658162011709">
                <text:p>964.658162011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3.447937633184">
                <text:p>963.447937633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2.233324508241">
                <text:p>962.233324508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1.014300395371">
                <text:p>961.014300395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9.790842919034">
                <text:p>959.790842919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8.562929568857">
                <text:p>958.562929568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7.330537698838">
                <text:p>957.330537698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6.093644526549">
                <text:p>956.093644526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4.85222713234">
                <text:p>954.85222713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3.606262458528">
                <text:p>953.606262458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2.355727308601">
                <text:p>952.355727308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1.100598346413">
                <text:p>951.100598346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9.840852095375">
                <text:p>949.840852095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8.576464937651">
                <text:p>948.576464937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7.307413113349">
                <text:p>947.307413113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6.033672719712">
                <text:p>946.033672719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4.75521971031">
                <text:p>944.7552197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3.472029894226">
                <text:p>943.472029894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2.18407893525">
                <text:p>942.18407893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0.891342351067">
                <text:p>940.891342351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9.593795512441">
                <text:p>939.593795512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8.291413642412">
                <text:p>938.291413642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6.984171815475">
                <text:p>936.9841718154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5.67204495678">
                <text:p>935.67204495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4.355007841312">
                <text:p>934.3550078413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3.033035093087">
                <text:p>933.033035093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1.706101184339">
                <text:p>931.706101184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0.374180434716">
                <text:p>930.3741804347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9.037247010471">
                <text:p>929.03724701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7.695274923656">
                <text:p>927.695274923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6.348238031317">
                <text:p>926.348238031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4.996110034697">
                <text:p>924.996110034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3.638864478429">
                <text:p>923.638864478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2.276474749743">
                <text:p>922.2764747497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0.908914077667">
                <text:p>920.908914077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.536155532239">
                <text:p>919.5361555322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8.158172023711">
                <text:p>918.1581720237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6.774936301768">
                <text:p>916.774936301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5.38642095474">
                <text:p>915.38642095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3.992598408827">
                <text:p>913.9925984088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2.59344092732">
                <text:p>912.59344092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1.188920609831">
                <text:p>911.188920609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9.779009391528">
                <text:p>909.7790093915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8.363679042371">
                <text:p>908.3636790423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6.942901166356">
                <text:p>906.942901166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5.516647200766">
                <text:p>905.5166472007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4.084888415425">
                <text:p>904.084888415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2.647595911956">
                <text:p>902.6475959119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1.204740623053">
                <text:p>901.2047406230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9.756293311755">
                <text:p>899.7562933117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8.302224570728">
                <text:p>898.302224570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6.842504821552">
                <text:p>896.842504821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5.377104314022">
                <text:p>895.3771043140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3.905993125451">
                <text:p>893.905993125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92.429141159989">
                <text:p>892.429141159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0.946518147949">
                <text:p>890.9465181479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9.458093645134">
                <text:p>889.458093645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7.963837032187">
                <text:p>887.963837032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6.463717513949">
                <text:p>886.4637175139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4.95770411882">
                <text:p>884.95770411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3.445765698141">
                <text:p>883.445765698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1.927870925582">
                <text:p>881.927870925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0.403988296554">
                <text:p>880.403988296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8.874086127613">
                <text:p>878.8740861276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7.3381325559">
                <text:p>877.33813255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5.796095538584">
                <text:p>875.796095538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4.247942852326">
                <text:p>874.2479428523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2.693642092746">
                <text:p>872.693642092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1.133160673927">
                <text:p>871.1331606739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.566465827917">
                <text:p>869.566465827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7.99352460426">
                <text:p>867.993524604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6.414303869538">
                <text:p>866.4143038695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4.828770306942">
                <text:p>864.8287703069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3.23689041585">
                <text:p>863.236890415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1.638630511437">
                <text:p>861.638630511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0.0339567243">
                <text:p>860.033956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8.422835000107">
                <text:p>858.4228350001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6.805231099265">
                <text:p>856.8052310992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5.181110596623">
                <text:p>855.1811105966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3.550438881185">
                <text:p>853.550438881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1.913181155861">
                <text:p>851.9131811558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0.269302437235">
                <text:p>850.269302437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8.618767555367">
                <text:p>848.6187675553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6.961541153619">
                <text:p>846.9615411536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5.297587688517">
                <text:p>845.297587688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3.626871429631">
                <text:p>843.6268714296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1.949356459502">
                <text:p>841.949356459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0.265006673587">
                <text:p>840.2650066735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38.57378578025">
                <text:p>838.57378578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6.875657300776">
                <text:p>836.875657300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5.170584569435">
                <text:p>835.170584569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3.458530733566">
                <text:p>833.458530733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1.739458753714">
                <text:p>831.7394587537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0.013331403801">
                <text:p>830.0133314038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8.280111271336">
                <text:p>828.280111271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6.539760757672">
                <text:p>826.539760757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4.792242078299">
                <text:p>824.7922420782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3.037517263193">
                <text:p>823.037517263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1.275548157204">
                <text:p>821.2755481572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9.506296420491">
                <text:p>819.5062964204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7.729723529013">
                <text:p>817.7297235290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5.945790775066">
                <text:p>815.9457907750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4.154459267871">
                <text:p>814.154459267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2.355689934228">
                <text:p>812.3556899342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0.54944351921">
                <text:p>810.549443519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8.735680586926">
                <text:p>808.735680586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6.914361521343">
                <text:p>806.9143615213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5.085446527161">
                <text:p>805.085446527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3.248895630767">
                <text:p>803.2488956307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1.404668681235">
                <text:p>801.404668681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9.552725351414">
                <text:p>799.552725351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7.693025139066">
                <text:p>797.693025139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5.825527368093">
                <text:p>795.8255273680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3.950191189825">
                <text:p>793.9501911898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2.066975584393">
                <text:p>792.0669755843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0.175839362172">
                <text:p>790.175839362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8.276741165313">
                <text:p>788.27674116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6.369639469354">
                <text:p>786.3696394693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4.454492584917">
                <text:p>784.4544925849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2.531258659493">
                <text:p>782.5312586594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0.599895679323">
                <text:p>780.599895679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8.660361471359">
                <text:p>778.6603614713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6.712613705342">
                <text:p>776.712613705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4.756609895961">
                <text:p>774.7566098959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2.792307405122">
                <text:p>772.7923074051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0.819663444324">
                <text:p>770.8196634443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8.838635077138">
                <text:p>768.838635077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6.849179221802">
                <text:p>766.8491792218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.85125265393">
                <text:p>764.851252653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2.844812009334">
                <text:p>762.844812009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0.829813786976">
                <text:p>760.829813786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8.806214352037">
                <text:p>758.806214352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6.773969939124">
                <text:p>756.773969939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4.733036655595">
                <text:p>754.733036655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2.683370485037">
                <text:p>752.6833704850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0.62492729087">
                <text:p>750.62492729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8.557662820105">
                <text:p>748.557662820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6.481532707243">
                <text:p>746.4815327072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4.396492478335">
                <text:p>744.3964924783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2.302497555185">
                <text:p>742.302497555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0.199503259731">
                <text:p>740.1995032597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8.087464818578">
                <text:p>738.0874648185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5.966337367712">
                <text:p>735.9663373677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33.836075957379">
                <text:p>733.8360759573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1.696635557155">
                <text:p>731.6966355571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9.547971061192">
                <text:p>729.5479710611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7.390037293662">
                <text:p>727.3900372936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5.222789014391">
                <text:p>725.222789014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3.0461809247">
                <text:p>723.04618092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0.860167673446">
                <text:p>720.860167673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8.664703863284">
                <text:p>718.6647038632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6.45974405714">
                <text:p>716.459744057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4.245242784919">
                <text:p>714.2452427849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2.021154550427">
                <text:p>712.0211545504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9.78743383855">
                <text:p>709.78743383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7.544035122663">
                <text:p>707.5440351226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5.290912872297">
                <text:p>705.2909128722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3.02802156106">
                <text:p>703.02802156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0.755315674823">
                <text:p>700.7553156748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8.47274972018">
                <text:p>698.472749720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6.180278233186">
                <text:p>696.1802782331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3.877855788379">
                <text:p>693.8778557883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1.565437008104">
                <text:p>691.5654370081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9.242976572136">
                <text:p>689.242976572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6.910429227606">
                <text:p>686.9104292276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4.567749799263">
                <text:p>684.5677497992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2.214893200049">
                <text:p>682.2148932000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9.851814442022">
                <text:p>679.8518144420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77.478468647615">
                <text:p>677.4784686476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75.094811061257">
                <text:p>675.0948110612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2.70079706136">
                <text:p>672.700797061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70.296382172672">
                <text:p>670.296382172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7.881522079028">
                <text:p>667.881522079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5.456172636476">
                <text:p>665.4561726364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3.020289886835">
                <text:p>663.0202898868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0.573830071643">
                <text:p>660.5738300716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8.116749646548">
                <text:p>658.1167496465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5.649005296135">
                <text:p>655.6490052961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3.170553949192">
                <text:p>653.170553949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0.68135279446">
                <text:p>650.68135279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8.181359296829">
                <text:p>648.1813592968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5.670531214045">
                <text:p>645.6705312140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3.1488266139">
                <text:p>643.1488266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0.616203891941">
                <text:p>640.6162038919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8.072621789703">
                <text:p>638.0726217897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35.518039413479">
                <text:p>635.5180394134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2.952416253643">
                <text:p>632.9524162536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0.375712204543">
                <text:p>630.3757122045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7.787887584973">
                <text:p>627.7878875849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5.188903159239">
                <text:p>625.1889031592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2.578720158844">
                <text:p>622.5787201588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9.957300304791">
                <text:p>619.957300304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7.324605830532">
                <text:p>617.3246058305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4.680599505586">
                <text:p>614.6805995055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2.025244659813">
                <text:p>612.0252446598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9.358505208402">
                <text:p>609.3585052084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6.680345677555">
                <text:p>606.6803456775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3.990731230903">
                <text:p>603.9907312309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1.289627696671">
                <text:p>601.2896276966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8.577001595602">
                <text:p>598.577001595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5.852820169672">
                <text:p>595.8528201696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3.117051411596">
                <text:p>593.1170514115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0.369664095168">
                <text:p>590.3696640951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7.610627806435">
                <text:p>587.6106278064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4.83991297574">
                <text:p>584.839912975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2.05749091064">
                <text:p>582.05749091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9.263333829736">
                <text:p>579.2633338297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6.457414897428">
                <text:p>576.4574148974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3.639708259612">
                <text:p>573.6397082596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0.810189080355">
                <text:p>570.810189080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7.968833579561">
                <text:p>567.9688335795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65.115619071649">
                <text:p>565.1156190716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250524005277">
                <text:p>562.2505240052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9.37352800413">
                <text:p>559.37352800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.484611908791">
                <text:p>556.4846119087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3.583757819729">
                <text:p>553.5837578197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0.670949141426">
                <text:p>550.670949141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47.746170627666">
                <text:p>547.7461706276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4.809408428016">
                <text:p>544.809408428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41.860650135521">
                <text:p>541.8606501355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8.899884835644">
                <text:p>538.8998848356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5.927103156473">
                <text:p>535.9271031564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2.942297320228">
                <text:p>532.9422973202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29.945461196093">
                <text:p>529.9454611960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26.936590354398">
                <text:p>526.9365903543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3.915682122183">
                <text:p>523.9156821221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0.882735640175">
                <text:p>520.8827356401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7.837751921202">
                <text:p>517.8377519212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4.78073391007">
                <text:p>514.780733910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1.711686544943">
                <text:p>511.711686544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8.630616820249">
                <text:p>508.630616820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5.537533851137">
                <text:p>505.5375338511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2.432448939524">
                <text:p>502.4324489395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9.315375641761">
                <text:p>499.3153756417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6.186329837932">
                <text:p>496.1863298379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3.045329802848">
                <text:p>493.0453298028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9.892396278728">
                <text:p>489.8923962787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6.727552549626">
                <text:p>486.7275525496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3.550824517625">
                <text:p>483.550824517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0.362240780819">
                <text:p>480.3622407808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7.161832713123">
                <text:p>477.1618327131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3.949634545939">
                <text:p>473.9496345459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0.725683451703">
                <text:p>470.7256834517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7.490019629344">
                <text:p>467.4900196293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4.242686391681">
                <text:p>464.2426863916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0.983730254786">
                <text:p>460.9837302547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7.713201029349">
                <text:p>457.7132010293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4.431151914049">
                <text:p>454.431151914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1.137639590985">
                <text:p>451.137639590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7.832724323164">
                <text:p>447.8327243231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4.516470054091">
                <text:p>444.5164700540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1.188944509473">
                <text:p>441.1889445094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7.850219301057">
                <text:p>437.8502193010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4.500370032626">
                <text:p>434.500370032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31.139476408167">
                <text:p>431.139476408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7.767622342239">
                <text:p>427.7676223422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4.384896072535">
                <text:p>424.3848960725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0.99139027467">
                <text:p>420.991390274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7.587202179197">
                <text:p>417.5872021791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4.172433690863">
                <text:p>414.1724336908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0.747191510104">
                <text:p>410.7471915101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7.311587256789">
                <text:p>407.3115872567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3.865737596214">
                <text:p>403.8657375962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.409764367338">
                <text:p>400.4097643673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6.943794713255">
                <text:p>396.9437947132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3.4679612139">
                <text:p>393.46796121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9.982402020964">
                <text:p>389.9824020209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6.48726099501">
                <text:p>386.487260995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2.982687844762">
                <text:p>382.9826878447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9.468838268542">
                <text:p>379.4688382685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5.945874097824">
                <text:p>375.9458740978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2.413963442862">
                <text:p>372.4139634428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8.87328084036">
                <text:p>368.873280840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5.324007403125">
                <text:p>365.324007403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1.766330971647">
                <text:p>361.7663309716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.200446267555">
                <text:p>358.2004462675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4.626555048865">
                <text:p>354.6265550488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1.044866266951">
                <text:p>351.044866266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7.455596225153">
                <text:p>347.4555962251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.858968738921">
                <text:p>343.858968738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0.255215297407">
                <text:p>340.2552152974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6.644575226369">
                <text:p>336.6445752263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3.027295852288">
                <text:p>333.0272958522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9.403632667547">
                <text:p>329.4036326675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5.773849496536">
                <text:p>325.7738494965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2.138218662518">
                <text:p>322.1382186625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8.497021155102">
                <text:p>318.4970211551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4.850546798119">
                <text:p>314.8505467981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1.199094417723">
                <text:p>311.1990944177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7.542972010499">
                <text:p>307.5429720104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882496911353">
                <text:p>303.8824969113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0.217995960937">
                <text:p>300.2179959609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6.549805672366">
                <text:p>296.5498056723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2.878272396936">
                <text:p>292.8782723969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9.203752488556">
                <text:p>289.2037524885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5.526612466583">
                <text:p>285.5266124665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.84722917673">
                <text:p>281.847229176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8.165989949688">
                <text:p>278.1659899496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4.483292757091">
                <text:p>274.4832927570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0.79954636444">
                <text:p>270.79954636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7.115170480549">
                <text:p>267.1151704805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3.430595903083">
                <text:p>263.4305959030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9.746264659724">
                <text:p>259.7462646597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6.062630144465">
                <text:p>256.0626301444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2.380157248519">
                <text:p>252.380157248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.699322485298">
                <text:p>248.6993224852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5.020614108892">
                <text:p>245.0206141088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1.344532225445">
                <text:p>241.3445322254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7.671588896791">
                <text:p>237.6715888967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4.002308235715">
                <text:p>234.0023082357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0.337226492107">
                <text:p>230.3372264921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6.67689212934">
                <text:p>226.676892129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3.021865890067">
                <text:p>223.0218658900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9.372720850694">
                <text:p>219.3727208506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5.730042463684">
                <text:p>215.7300424636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2.094428586854">
                <text:p>212.0944285868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8.466489498782">
                <text:p>208.4664894987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.846847899398">
                <text:p>204.8468478993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1.236138894821">
                <text:p>201.2361388948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7.635009965451">
                <text:p>197.6350099654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4.044120916296">
                <text:p>194.0441209162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0.464143808508">
                <text:p>190.4641438085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6.895762871015">
                <text:p>186.895762871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3.339674391168">
                <text:p>183.3396743911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.796586583249">
                <text:p>179.796586583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.26721943367">
                <text:p>176.267219433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2.752304521676">
                <text:p>172.7523045216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9.252584814322">
                <text:p>169.2525848143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.76881443449">
                <text:p>165.768814434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2.301758400673">
                <text:p>162.3017584006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8.85219233725">
                <text:p>158.852192337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.420902153957">
                <text:p>155.4209021539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2.008683693236">
                <text:p>152.0086836932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8.616342344162">
                <text:p>148.6163423441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.244692621622">
                <text:p>145.2446926216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1.894557709435">
                <text:p>141.8945577094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8.566768966096">
                <text:p>138.566768966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5.262165391864">
                <text:p>135.2621653918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1.981593055909">
                <text:p>131.9815930559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.725904482274">
                <text:p>128.725904482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5.495957993433">
                <text:p>125.495957993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2.292617010281">
                <text:p>122.2926170102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9.116749307423">
                <text:p>119.1167493074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5.969226222717">
                <text:p>115.9692262227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.85092182006">
                <text:p>112.850921820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9.762712004522">
                <text:p>109.7627120045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6.705473589005">
                <text:p>106.7054735890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.680083311705">
                <text:p>103.6800833117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.687416803786">
                <text:p>100.6874168037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7.7283475067911">
                <text:p>97.72834750679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4.803745539474">
                <text:p>94.8037455394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.9144765138621">
                <text:p>91.91447651386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9.0614003005741">
                <text:p>89.06140030057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6.2453697435725">
                <text:p>86.24536974357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67229324746">
                <text:p>83.467229324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.7278137789373">
                <text:p>80.72781377893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.0279466602663">
                <text:p>78.02794666026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.3684388608493">
                <text:p>75.36843886084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.7500870832916">
                <text:p>72.75008708329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0.1736722686099">
                <text:p>70.17367226860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.63995798155">
                <text:p>67.639957981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.1496887555853">
                <text:p>65.14968875558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.7035884002154">
                <text:p>62.70358840021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3023582735416">
                <text:p>60.30235827354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.9466755234587">
                <text:p>57.94667552345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.6371913011868">
                <text:p>55.63719130118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.3745289512628">
                <text:p>53.37452895126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.1592821825137">
                <text:p>51.15928218251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.9920132249539">
                <text:p>48.9920132249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.8732509779702">
                <text:p>46.87325097797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8034891555918">
                <text:p>44.80348915559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.7831844350729">
                <text:p>42.78318443507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.8127546154544">
                <text:p>40.81275461545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.8925767932022">
                <text:p>38.89257679320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.0229855624485">
                <text:p>37.02298556244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.2042712477812">
                <text:p>35.20427124778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.4366781779348">
                <text:p>33.43667817793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.7204030091244">
                <text:p>31.72040300912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.0555931071356">
                <text:p>30.05559310713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4423449976254">
                <text:p>28.44234499762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.8807028944042">
                <text:p>26.88070289440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3706573157446">
                <text:p>25.37065731574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912143799002">
                <text:p>23.9121437990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5050417240237">
                <text:p>22.50504172402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.1491732559601">
                <text:p>21.14917325596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8443024181787">
                <text:p>19.84430241817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.5901343060005">
                <text:p>18.5901343060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.3863144519312">
                <text:p>17.3863144519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.2324283529418">
                <text:p>16.23242835294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280011701558">
                <text:p>15.12800117015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0724976110192">
                <text:p>14.07249761101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.0653220036646">
                <text:p>13.06532200366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.1058185727257">
                <text:p>12.10581857272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.1932719253033">
                <text:p>11.19327192530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3269077551438">
                <text:p>10.32690775514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50589377234172">
                <text:p>9.505893772341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72934086503631">
                <text:p>8.729340865036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99630449863027">
                <text:p>7.996304498630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30578635701597">
                <text:p>7.305786357015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65673622915937">
                <text:p>6.656736229159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04805414316114">
                <text:p>6.04805414316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47859274859613">
                <text:p>5.478592748596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94715994653104">
                <text:p>4.947159946531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45252176514241">
                <text:p>4.45252176514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99340547731151">
                <text:p>3.993405477311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56850295496885">
                <text:p>3.568502954968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17647425330913">
                <text:p>3.176474253309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81595141630985">
                <text:p>2.815951416309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48554249327652">
                <text:p>2.485542493276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18383575441855">
                <text:p>2.183835754418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0940409174731">
                <text:p>1.909404091747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66080958989844">
                <text:p>1.660809589898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3660824982932">
                <text:p>1.436608249829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3535484674869">
                <text:p>1.235354846748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05560790211437">
                <text:p>1.055607902114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95934748105742">
                <text:p>0.8959347481057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5491666165736">
                <text:p>0.754916661657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31154043944544">
                <text:p>0.6311540439445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23271620159932">
                <text:p>0.5232716201599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29923633524914">
                <text:p>0.4299236335249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49799006757873">
                <text:p>0.3497990067578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81626443684662">
                <text:p>0.2816264436846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24179443337583">
                <text:p>0.2241794433375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76281198757111">
                <text:p>0.1762811987571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6809352793661">
                <text:p>0.1368093527936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4700583510348">
                <text:p>0.1047005835103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89549923154408">
                <text:p>0.07895499231544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586402687058583">
                <text:p>0.05864026870585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28956064789455">
                <text:p>0.04289560647894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09353474647257">
                <text:p>0.03093534746472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20523302378945">
                <text:p>0.02205233023789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5620922878647">
                <text:p>0.0156209228786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10997206519969">
                <text:p>0.01109972065199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803389145223581">
                <text:p>0.008033891452235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605715399594638">
                <text:p>0.006057153995946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89337602485935">
                <text:p>0.004893376024859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35778217828339">
                <text:p>0.004357782178283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35776369172797">
                <text:p>0.004357763691727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89328465023889">
                <text:p>0.004893284650238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605688214744851">
                <text:p>0.006056882147448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03326034928883">
                <text:p>0.008033260349288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1098481109272">
                <text:p>0.0110984811092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56187564047554">
                <text:p>0.0156187564047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20488504355605">
                <text:p>0.02204885043556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309301017232726">
                <text:p>0.03093010172327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288807794808">
                <text:p>0.042888077948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86298785379905">
                <text:p>0.05862987853799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89411021621507">
                <text:p>0.07894110216215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04682498257118">
                <text:p>0.1046824982571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36786323515656">
                <text:p>0.1367863235156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6252425877589">
                <text:p>0.1762524258775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24144079969526">
                <text:p>0.2241440799695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81583599135351">
                <text:p>0.2815835991353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49747750175467">
                <text:p>0.3497477501754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29862997665625">
                <text:p>0.429862997665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23200605254051">
                <text:p>0.5232006052540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31071621639465">
                <text:p>0.6310716216394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54821779015784">
                <text:p>0.7548217790157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95826331637454">
                <text:p>0.8958263316374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5548486182035">
                <text:p>1.055484861820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3521608015689">
                <text:p>1.235216080156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43645264600193">
                <text:p>1.436452646001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6606360333916">
                <text:p>1.66063603339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0921146650474">
                <text:p>1.909211466504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18362294758181">
                <text:p>2.183622947581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48530839889582">
                <text:p>2.485308398895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81569493894013">
                <text:p>2.815694938940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1761943114779">
                <text:p>3.17619431147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6819848450302">
                <text:p>3.568198484503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99307543451222">
                <text:p>3.993075434512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45216512979804">
                <text:p>4.452165129798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94677572475981">
                <text:p>4.946775724759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7817997551133">
                <text:p>5.478179975511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04761188535318">
                <text:p>6.047611885353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65626358699012">
                <text:p>6.656263586990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30528246672231">
                <text:p>7.305282466722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99576853423488">
                <text:p>7.995768534234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72877204006493">
                <text:p>8.728772040064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.50529134134722">
                <text:p>9.505291341347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3262710150385">
                <text:p>10.32627101503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1926002165018">
                <text:p>11.19260021650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105111280102">
                <text:p>12.1051112801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0645785573267">
                <text:p>13.06457855732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.0717174869072">
                <text:p>14.07171748690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.1271838904686">
                <text:p>15.12718389046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2315734863979">
                <text:p>16.23157348639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3854216138718">
                <text:p>17.38542161387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5892031583406">
                <text:p>18.58920315834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8433326692144">
                <text:p>19.84333266921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.1481646600402">
                <text:p>21.14816466004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5039940810932">
                <text:p>22.5039940810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.9110569540253">
                <text:p>23.91105695402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.3695311580182">
                <text:p>25.36953115801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.8795373567657">
                <text:p>26.87953735676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.4411400555677">
                <text:p>28.44114005556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.0543487778354">
                <text:p>30.05434877783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.7191193503918">
                <text:p>31.71911935039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.435355287093">
                <text:p>33.4353552870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.2029092604844">
                <text:p>35.20290926048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.0215846514444">
                <text:p>37.02158465144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.8911371670479">
                <text:p>38.89113716704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0.8112765171922">
                <text:p>40.81127651719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.7816681408729">
                <text:p>42.78166814087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4.8019349733677">
                <text:p>44.80193497336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.8716592459751">
                <text:p>46.87165924597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8.9903843103616">
                <text:p>48.99038431036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1.1576164799913">
                <text:p>51.15761647999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3.3728268815389">
                <text:p>53.37282688153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5.6354533096224">
                <text:p>55.63545330962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9449020786227">
                <text:p>57.94490207862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.3005498657971">
                <text:p>60.30054986579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.7017455403197">
                <text:p>62.70174554031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1478119733079">
                <text:p>65.14781197330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7.6380478243108">
                <text:p>67.63804782431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.1717293001416">
                <text:p>70.17172930014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2.7481118823282">
                <text:p>72.74811188232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.3664320198439">
                <text:p>75.3664320198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8.0259087841391">
                <text:p>78.02590878413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0.7257454838565">
                <text:p>80.7257454838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.4651312369427">
                <text:p>83.46513123694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6.2432424981917">
                <text:p>86.24324249819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.0592445405618">
                <text:p>89.05924454056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.91229288889">
                <text:p>91.912292888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4.8015347049025">
                <text:p>94.8015347049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.7261101226707">
                <text:p>97.72611012267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.685153533898">
                <text:p>100.6851535338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3.677794822642">
                <text:p>103.6777948226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6.703160549289">
                <text:p>106.7031605492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9.760375083763">
                <text:p>109.7603750837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2.848561688152">
                <text:p>112.8485616881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5.966843549077">
                <text:p>115.9668435490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.114344760259">
                <text:p>119.1143447602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2.290191255908">
                <text:p>122.2901912559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.493511695619">
                <text:p>125.4935116956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8.723438301622">
                <text:p>128.7234383016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1.979107649282">
                <text:p>131.9791076492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.259661411833">
                <text:p>135.2596614118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8.564247060434">
                <text:p>138.5642470604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1.892018520633">
                <text:p>141.8920185206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5.242136786444">
                <text:p>145.2421367864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8.613770493228">
                <text:p>148.6137704932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2.006096450636">
                <text:p>152.0060964506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5.418300136894">
                <text:p>155.4183001368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8.84957615571">
                <text:p>158.849576155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2.299128657122">
                <text:p>162.2991286571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.766171723599">
                <text:p>165.7661717235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9.249929722715">
                <text:p>169.2499297227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2.749637627701">
                <text:p>172.7496376277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6.264541307197">
                <text:p>176.2645413071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9.793897785483">
                <text:p>179.7938977854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3.33697547449">
                <text:p>183.336975474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.893054378838">
                <text:p>186.8930543788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0.461426275159">
                <text:p>190.4614262751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.041394866903">
                <text:p>194.0413948669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.632275915862">
                <text:p>197.6322759158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1.23339735153">
                <text:p>201.233397351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4.844099359488">
                <text:p>204.8440993594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8.463734449886">
                <text:p>208.4637344498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2.091667507128">
                <text:p>212.0916675071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5.727275821788">
                <text:p>215.7272758217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9.369949105794">
                <text:p>219.3699491057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3.019089491842">
                <text:p>223.0190894918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6.674111518004">
                <text:p>226.6741115180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0.334442098437">
                <text:p>230.3344420984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33.999520481091">
                <text:p>233.9995204810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7.668798193249">
                <text:p>237.6687981932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1.341738975723">
                <text:p>241.3417389757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45.017818706508">
                <text:p>245.0178187065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48.69652531461">
                <text:p>248.6965253146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2.377358684808">
                <text:p>252.3773586848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6.05983055402">
                <text:p>256.059830554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9.743464399928">
                <text:p>259.7434643999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3.427795322509">
                <text:p>263.4277953225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7.112369919061">
                <text:p>267.1123699190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0.796746153295">
                <text:p>270.7967461532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4.480493219044">
                <text:p>274.4804932190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78.163191399106">
                <text:p>278.1631913991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1.844431919705">
                <text:p>281.8444319197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5.523816801047">
                <text:p>285.5238168010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9.200958704401">
                <text:p>289.2009587044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2.875480776136">
                <text:p>292.8754807761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6.547016489096">
                <text:p>296.5470164890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0.215209481701">
                <text:p>300.2152094817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3.879713395108">
                <text:p>303.8797133951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7.540191708782">
                <text:p>307.5401917087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1.196317574777">
                <text:p>311.1963175747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4.847773651023">
                <text:p>314.8477736510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8.494251933899">
                <text:p>318.4942519338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2.135453590342">
                <text:p>322.1354535903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5.77108878974">
                <text:p>325.771088789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9.400876535837">
                <text:p>329.4008765358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33.024544498843">
                <text:p>333.0245444988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6.641828847975">
                <text:p>336.6418288479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0.252474084582">
                <text:p>340.2524740845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3.856232876042">
                <text:p>343.8562328760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7.452865890579">
                <text:p>347.4528658905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51.042141633151">
                <text:p>351.0421416331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54.623836282541">
                <text:p>354.6238362825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8.197733529764">
                <text:p>358.1977335297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1.763624417923">
                <text:p>361.7636244179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5.3213071836">
                <text:p>365.32130718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8.870587099881">
                <text:p>368.8705870998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2.41127632111">
                <text:p>372.411276321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5.943193729431">
                <text:p>375.9431937294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9.466164783204">
                <text:p>379.4661647832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2.980021367352">
                <text:p>382.9800213673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86.484601645691">
                <text:p>386.4846016456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9.9797499153">
                <text:p>389.97974991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3.465316462962">
                <text:p>393.4653164629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96.941157423729">
                <text:p>396.941157423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0.407134641631">
                <text:p>400.4071346416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3.863115532556">
                <text:p>403.8631155325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7.308972949334">
                <text:p>407.30897294933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10.744585049034">
                <text:p>410.7445850490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4.169835162483">
                <text:p>414.1698351624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7.584611666032">
                <text:p>417.5846116660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0.98880785556">
                <text:p>420.988807855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4.38232182273">
                <text:p>424.382321822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7.765056333489">
                <text:p>427.7650563334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1.136918708811">
                <text:p>431.1369187088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4.497820707682">
                <text:p>434.4978207076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37.847678412308">
                <text:p>437.8476784123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1.186412115549">
                <text:p>441.1864121155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4.513946210557">
                <text:p>444.5139462105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7.830209082596">
                <text:p>447.830209082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51.135133003054">
                <text:p>451.1351330030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54.428654025597">
                <text:p>454.4286540255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57.710711884464">
                <text:p>457.7107118844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0.981249894881">
                <text:p>460.9812498948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4.240214855563">
                <text:p>464.2402148555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7.487556953289">
                <text:p>467.4875569532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0.723229669524">
                <text:p>470.7232296695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73.947189689054">
                <text:p>473.9471896890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7.159396810626">
                <text:p>477.159396810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80.359813859541">
                <text:p>480.3598138595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83.548406602201">
                <text:p>483.5484066022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6.725143662555">
                <text:p>486.7251436625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89.889996440438">
                <text:p>489.8899964404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3.042939031754">
                <text:p>493.0429390317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6.183948150494">
                <text:p>496.1839481504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9.31300305254">
                <text:p>499.313003052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2.430085461242">
                <text:p>502.4300854612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5.535179494727">
                <text:p>505.5351794947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8.628271594911">
                <text:p>508.6282715949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11.709350458195">
                <text:p>511.7093504581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4.778406967798">
                <text:p>514.7784069677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7.835434127712">
                <text:p>517.8354341277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0.880426998238">
                <text:p>520.8804269982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3.913382633084">
                <text:p>523.9133826330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6.934300017983">
                <text:p>526.9343000179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9.943180010811">
                <text:p>529.9431800108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32.940025283177">
                <text:p>532.9400252831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35.924840263441">
                <text:p>535.9248402634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38.897631081153">
                <text:p>538.8976310811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1.858405512866">
                <text:p>541.8584055128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44.807172929304">
                <text:p>544.8071729293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47.743944243856">
                <text:p>547.7439442438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0.668731862366">
                <text:p>550.6687318623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53.581549634192">
                <text:p>553.5815496341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6.482412804511">
                <text:p>556.4824128045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59.371337967838">
                <text:p>559.3713379678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62.248343022732">
                <text:p>562.2483430227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65.113447127675">
                <text:p>565.1134471276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67.966670658076">
                <text:p>567.9666706580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70.808035164405">
                <text:p>570.8080351644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73.637563331397">
                <text:p>573.6375633313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76.455278938338">
                <text:p>576.4552789383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9.261206820373">
                <text:p>579.2612068203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82.055372830852">
                <text:p>582.0553728308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84.837803804646">
                <text:p>584.8378038046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87.608527522451">
                <text:p>587.6085275224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90.367572676035">
                <text:p>590.3675726760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93.114968834403">
                <text:p>593.1149688344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95.850746410884">
                <text:p>595.8507464108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98.574936631078">
                <text:p>598.5749366310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1.287571501693">
                <text:p>601.2875715016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3.988683780198">
                <text:p>603.9886837801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06.678306945313">
                <text:p>606.6783069453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09.356475168303">
                <text:p>609.3564751683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12.023223285042">
                <text:p>612.0232232850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14.678586768859">
                <text:p>614.6785867688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17.322601704112">
                <text:p>617.3226017041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19.955304760508">
                <text:p>619.9553047605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22.576733168115">
                <text:p>622.5767331681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25.186924693084">
                <text:p>625.1869246930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27.785917614032">
                <text:p>627.7859176140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30.373750699099">
                <text:p>630.3737506990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32.950463183632">
                <text:p>632.9504631836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35.51609474851">
                <text:p>635.516094748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38.070685499071">
                <text:p>638.0706854990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40.614275944644">
                <text:p>640.6142759446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43.146906978653">
                <text:p>643.1469069786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45.668619859296">
                <text:p>645.6686198592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48.179456190773">
                <text:p>648.1794561907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50.67945790505">
                <text:p>650.679457905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53.168667244155">
                <text:p>653.1686672441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55.647126742981">
                <text:p>655.6471267429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58.114879212589">
                <text:p>658.1148792125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60.571967723997">
                <text:p>660.5719677239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63.018435592446">
                <text:p>663.0184355924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65.454326362119">
                <text:p>665.454326362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67.879683791322">
                <text:p>667.8796837913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70.294551838095">
                <text:p>670.2945518380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72.69897464625">
                <text:p>672.698974646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75.092996531831">
                <text:p>675.0929965318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77.476661969975">
                <text:p>677.4766619699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79.850015582165">
                <text:p>679.8500155821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82.213102123875">
                <text:p>682.213102123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84.565966472586">
                <text:p>684.5659664725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86.908653616162">
                <text:p>686.9086536161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89.241208641591">
                <text:p>689.2412086415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91.563676724063">
                <text:p>691.5636767240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93.87610311639">
                <text:p>693.876103116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96.178533138754">
                <text:p>696.1785331387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98.471012168771">
                <text:p>698.4710121687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00.753585631871">
                <text:p>700.7535856318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03.026298991972">
                <text:p>703.0262989919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05.289197742466">
                <text:p>705.2891977424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07.542327397467">
                <text:p>707.5423273974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09.785733483364">
                <text:p>709.7857334833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12.019461530627">
                <text:p>712.0194615306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14.243557065887">
                <text:p>714.2435570658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16.458065604271">
                <text:p>716.4580656042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18.663032641988">
                <text:p>718.6630326419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0.858503649162">
                <text:p>720.8585036491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3.044524062892">
                <text:p>723.04452406289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5.221139280558">
                <text:p>725.2211392805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7.388394653339">
                <text:p>727.38839465333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9.54633547996">
                <text:p>729.546335479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31.695007000639">
                <text:p>731.6950070006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33.834454391259">
                <text:p>733.8344543912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35.964722757723">
                <text:p>735.9647227577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38.085857130515">
                <text:p>738.0858571305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40.197902459452">
                <text:p>740.1979024594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42.300903608618">
                <text:p>742.3009036086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44.394905351477">
                <text:p>744.3949053514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46.479952366168">
                <text:p>746.4799523661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48.556089230962">
                <text:p>748.5560892309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50.623360419892">
                <text:p>750.6233604198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52.681810298541">
                <text:p>752.6818102985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54.731483119986">
                <text:p>754.7314831199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56.772423020897">
                <text:p>756.7724230208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58.804674017781">
                <text:p>758.8046740177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0.828280003372">
                <text:p>760.8282800033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62.843284743169">
                <text:p>762.8432847431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64.849731872085">
                <text:p>764.8497318720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66.847664891266">
                <text:p>766.8476648912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8.837127165002">
                <text:p>768.8371271650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70.818161917789">
                <text:p>770.8181619177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72.790812231499">
                <text:p>772.7908122314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74.755121042671">
                <text:p>774.7551210426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76.711131139922">
                <text:p>776.7111311399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78.65888516146">
                <text:p>778.658885161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80.598425592714">
                <text:p>780.5984255927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82.529794764064">
                <text:p>782.5297947640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84.453034848674">
                <text:p>784.4530348486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86.368187860429">
                <text:p>786.3681878604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88.275295651961">
                <text:p>788.2752956519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90.174399912772">
                <text:p>790.1743999127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92.065542167451">
                <text:p>792.0655421674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93.948763773975">
                <text:p>793.9487637739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95.824105922097">
                <text:p>795.8241059220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97.691609631815">
                <text:p>797.6916096318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99.551315751932">
                <text:p>799.5513157519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01.403264958678">
                <text:p>801.4032649586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03.247497754421">
                <text:p>803.2474977544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05.084054466449">
                <text:p>805.0840544664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06.91297524582">
                <text:p>806.912975245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08.734300066285">
                <text:p>808.7343000662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10.548068723278">
                <text:p>810.5480687232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12.35432083297">
                <text:p>812.354320832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14.153095831388">
                <text:p>814.153095831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15.944432973598">
                <text:p>815.94443297359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17.72837133294">
                <text:p>817.7283713329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9.50494980033">
                <text:p>819.504949800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21.274207083612">
                <text:p>821.2742070836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23.036181706969">
                <text:p>823.0361817069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24.790912010378">
                <text:p>824.7909120103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26.538436149134">
                <text:p>826.5384361491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28.278792093401">
                <text:p>828.2787920934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0.012017627829">
                <text:p>830.0120176278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1.738150351207">
                <text:p>831.7381503512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33.457227676168">
                <text:p>833.4572276761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35.169286828932">
                <text:p>835.1692868289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36.874364849097">
                <text:p>836.8743648490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38.572498589463">
                <text:p>838.5724985894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0.263724715906">
                <text:p>840.2637247159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1.948079707281">
                <text:p>841.9480797072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43.625599855368">
                <text:p>843.6255998553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45.29632126485">
                <text:p>845.296321264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46.960279853331">
                <text:p>846.9602798533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48.617511351379">
                <text:p>848.6175113513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0.268051302615">
                <text:p>850.2680513026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1.911935063817">
                <text:p>851.9119350638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3.549197805067">
                <text:p>853.5491978050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5.179874509921">
                <text:p>855.1798745099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6.803999975614">
                <text:p>856.8039999756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8.42160881328">
                <text:p>858.421608813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0.032735448216">
                <text:p>860.0327354482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1.637414120151">
                <text:p>861.6374141201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.235678883559">
                <text:p>863.2356788835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.827563607984">
                <text:p>864.8275636079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.413101978393">
                <text:p>866.4131019783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.992327495545">
                <text:p>867.9923274955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9.565273476391">
                <text:p>869.5652734763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1.131973054487">
                <text:p>871.1319730544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2.692459180428">
                <text:p>872.6924591804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4.246764622303">
                <text:p>874.2467646223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5.794921966171">
                <text:p>875.7949219661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7.336963616546">
                <text:p>877.3369636165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8.872921796907">
                <text:p>878.8729217969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0.402828550222">
                <text:p>880.4028285502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81.926715739486">
                <text:p>881.9267157394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3.444615048277">
                <text:p>883.4446150482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4.956557981323">
                <text:p>884.9565579813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6.462575865088">
                <text:p>886.4625758650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7.962699848366">
                <text:p>887.9626998483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9.45696090289">
                <text:p>889.4569609028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0.945389823955">
                <text:p>890.9453898239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2.428017231051">
                <text:p>892.4280172310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3.904873568506">
                <text:p>893.9048735685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5.375989106142">
                <text:p>895.3759891061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6.841393939939">
                <text:p>896.8413939399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8.301117992717">
                <text:p>898.3011179927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9.75519101481">
                <text:p>899.755191014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1.203642584768">
                <text:p>901.2036425847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2.646502110057">
                <text:p>902.6465021100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4.083798827766">
                <text:p>904.0837988277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5.51556180533">
                <text:p>905.515561805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6.941819941254">
                <text:p>906.9418199412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8.362601965841">
                <text:p>908.3626019658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9.777936441936">
                <text:p>909.7779364419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11.187851765668">
                <text:p>911.1878517656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12.592376167205">
                <text:p>912.5923761672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3.991537711502">
                <text:p>913.9915377115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5.385364299073">
                <text:p>915.3853642990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6.773883666751">
                <text:p>916.7738836667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8.157123388459">
                <text:p>918.1571233884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9.53511087599">
                <text:p>919.535110875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0.907873379782">
                <text:p>920.9078733797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2.275437989704">
                <text:p>922.2754379897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3.63783163584">
                <text:p>923.637831635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24.995081089281">
                <text:p>924.9950810892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6.347212962918">
                <text:p>926.3472129629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27.694253712237">
                <text:p>927.6942537122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9.036229636115">
                <text:p>929.0362296361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30.373166877622">
                <text:p>930.3731668776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31.705091424824">
                <text:p>931.7050914248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33.032029111585">
                <text:p>933.0320291115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34.354005618375">
                <text:p>934.3540056183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35.671046473074">
                <text:p>935.6710464730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6.983177051781">
                <text:p>936.98317705178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38.290422579625">
                <text:p>938.2904225796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39.592808131571">
                <text:p>939.5928081315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40.890358633236">
                <text:p>940.8903586332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42.183098861694">
                <text:p>942.1830988616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43.471053446291">
                <text:p>943.4710534462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44.754246869455">
                <text:p>944.7542468694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6.032703467507">
                <text:p>946.0327034675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7.306447431472">
                <text:p>947.3064474314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8.575502807891">
                <text:p>948.5755028078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9.83989349963">
                <text:p>949.839893499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1.099643266688">
                <text:p>951.0996432666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2.35477572701">
                <text:p>952.354775727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3.605314357292">
                <text:p>953.6053143572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4.851282493786">
                <text:p>954.8512824937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6.092703333109">
                <text:p>956.09270333310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7.329599933049">
                <text:p>957.3295999330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8.561995213362">
                <text:p>958.5619952133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9.78991195658">
                <text:p>959.789911956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61.013372808807">
                <text:p>961.0133728088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62.232400280519">
                <text:p>962.2324002805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63.447016747361">
                <text:p>963.4470167473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64.657244450939">
                <text:p>964.6572444509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65.863105499618">
                <text:p>965.8631054996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67.064621869308">
                <text:p>967.0646218693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68.261815404254">
                <text:p>968.2618154042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9.454707817824">
                <text:p>969.4547078178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70.643320693292">
                <text:p>970.6433206932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71.827675484618">
                <text:p>971.8276754846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73.007793517231">
                <text:p>973.0077935172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74.183695988804">
                <text:p>974.1836959888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5.355403970025">
                <text:p>975.3554039700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76.522938405379">
                <text:p>976.52293840537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7.686320113901">
                <text:p>977.6863201139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78.845569789958">
                <text:p>978.8455697899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0.000708004004">
                <text:p>980.0007080040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81.151755203339">
                <text:p>981.1517552033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82.298731712876">
                <text:p>982.2987317128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83.441657735884">
                <text:p>983.44165773588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84.580553354748">
                <text:p>984.5805533547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85.715438531717">
                <text:p>985.7154385317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86.846333109645">
                <text:p>986.8463331096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7.973256812735">
                <text:p>987.9732568127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89.096229247283">
                <text:p>989.0962292472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90.215269902409">
                <text:p>990.21526990240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91.330398150793">
                <text:p>991.33039815079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92.4416332494">
                <text:p>992.44163324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3.548994340213">
                <text:p>993.5489943402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4.65250045095">
                <text:p>994.652500450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5.752170495787">
                <text:p>995.7521704957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96.848023276073">
                <text:p>996.8480232760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7.940077481045">
                <text:p>997.9400774810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9.028351688531">
                <text:p>999.0283516885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0.11286436567">
                <text:p>1000.112864365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1.19363386959">
                <text:p>1001.193633869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2.27067844813">
                <text:p>1002.270678448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3.34401624053">
                <text:p>1003.344016240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4.41366527812">
                <text:p>1004.413665278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5.47964348501">
                <text:p>1005.479643485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6.54196867876">
                <text:p>1006.541968678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7.60065857109">
                <text:p>1007.600658571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8.65573076854">
                <text:p>1008.655730768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9.70720277314">
                <text:p>1009.707202773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10.75509198308">
                <text:p>1010.755091983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11.79941569341">
                <text:p>1011.799415693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12.84019109665">
                <text:p>1012.840191096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13.87743528349">
                <text:p>1013.8774352834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14.91116524344">
                <text:p>1014.911165243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15.94139786544">
                <text:p>1015.941397865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16.96814993859">
                <text:p>1016.968149938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17.99143815272">
                <text:p>1017.9914381527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19.01127909905">
                <text:p>1019.011279099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20.02768927088">
                <text:p>1020.027689270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21.04068506414">
                <text:p>1021.040685064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22.05028277807">
                <text:p>1022.050282778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23.05649861586">
                <text:p>1023.056498615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24.05934868523">
                <text:p>1024.059348685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25.05884899908">
                <text:p>1025.058848999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26.05501547609">
                <text:p>1026.055015476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27.04786394136">
                <text:p>1027.047863941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28.03741012697">
                <text:p>1028.037410126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29.02366967262">
                <text:p>1029.0236696726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30.00665812625">
                <text:p>1030.00665812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0.98639094457">
                <text:p>1030.986390944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1.96288349373">
                <text:p>1031.962883493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32.93615104986">
                <text:p>1032.93615104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42cm" svg:y="4.198cm" style:legend-expansion="high" chart:style-name="ch2"/>
        <chart:plot-area chart:style-name="ch3" table:cell-range-address="Sheet2.A1:Sheet2.A1000" svg:x="0.77cm" svg:y="0.855cm" svg:width="12.332cm" svg:height="7.545cm">
          <chartooo:coordinate-region svg:x="1.508cm" svg:y="1.057cm" svg:width="11.442cm" svg:height="6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A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6521475102826">
                <text:p>2.46521475102826</text:p>
                <draw:g>
                  <svg:desc>Sheet2.A1:Sheet2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351539945794">
                <text:p>2.43351539945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021081077378">
                <text:p>2.4021081077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09915628357">
                <text:p>2.3709915628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016445374522">
                <text:p>2.34016445374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0962547148919">
                <text:p>2.30962547148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7937330912311">
                <text:p>2.27937330912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940666173859">
                <text:p>2.24940666173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1972422646678">
                <text:p>2.21972422646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032470248181">
                <text:p>2.19032470248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6120679100417">
                <text:p>2.16120679100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3236919530421">
                <text:p>2.13236919530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381062070546">
                <text:p>2.1038106207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7552977458811">
                <text:p>2.07552977458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75253663924">
                <text:p>2.0475253663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1979610762199">
                <text:p>2.01979610762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234071184739">
                <text:p>1.99234071184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6515789470933">
                <text:p>1.9651578947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824637392217">
                <text:p>1.93824637392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160486927725">
                <text:p>1.91160486927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8523210264631">
                <text:p>1.88523210264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912679798482">
                <text:p>1.85912679798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328768133538">
                <text:p>1.83328768133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0771348083104">
                <text:p>1.80771348083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8240292669872">
                <text:p>1.78240292669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5735475126254">
                <text:p>1.75735475126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25676889471">
                <text:p>1.7325676889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0804047628096">
                <text:p>1.70804047628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377185189985">
                <text:p>1.68377185189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976055655009">
                <text:p>1.65976055655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3600533309187">
                <text:p>1.63600533309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250492650261">
                <text:p>1.61250492650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8925808388026">
                <text:p>1.58925808388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62635544466">
                <text:p>1.5662635544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352008955058">
                <text:p>1.54352008955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102644267163">
                <text:p>1.5210264426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9878136942293">
                <text:p>1.49878136942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7678362755473">
                <text:p>1.47678362755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5503197695762">
                <text:p>1.455031976957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352517966585">
                <text:p>1.433525179665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1226199986055">
                <text:p>1.41226199986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9124120387309">
                <text:p>1.39124120387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7046156018828">
                <text:p>1.37046156018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4992183944766">
                <text:p>1.34992183944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2962081445278">
                <text:p>1.32962081445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955726016842">
                <text:p>1.30955726016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8972995372588">
                <text:p>1.28972995372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7013767442618">
                <text:p>1.27013767442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077920374336">
                <text:p>1.25077920374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3165332532765">
                <text:p>1.23165332532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1275882500876">
                <text:p>1.21275882500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9409449079906">
                <text:p>1.194094490799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7565911289682">
                <text:p>1.17565911289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5745148368945">
                <text:p>1.15745148368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947039775665">
                <text:p>1.13947039775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171465187368">
                <text:p>1.12171465187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0418304501452">
                <text:p>1.10418304501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687437835508">
                <text:p>1.08687437835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978745527636">
                <text:p>1.06978745527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5292108136771">
                <text:p>1.052921081367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3627406442991">
                <text:p>1.03627406442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984521447843">
                <text:p>1.019845214478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363334374655">
                <text:p>1.003633343746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763726668852">
                <text:p>0.98763726668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1855799982762">
                <text:p>0.971855799982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6287762534979">
                <text:p>0.956287762534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0931975481331">
                <text:p>0.940931975481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5787262191552">
                <text:p>0.925787262191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0852448272122">
                <text:p>0.910852448272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612636156936">
                <text:p>0.89612636156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1607832172588">
                <text:p>0.881607832172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7295692417212">
                <text:p>0.867295692417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3188776887887">
                <text:p>0.853188776887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9285922421577">
                <text:p>0.839285922421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5585968110705">
                <text:p>0.825585968110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12087755306214">
                <text:p>0.8120877553062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8790127620696">
                <text:p>0.798790127620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5691930931451">
                <text:p>0.785691930931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2792013383595">
                <text:p>0.772792013383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0089225393123">
                <text:p>0.760089225393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4758241964999">
                <text:p>0.74758241964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5270451121175">
                <text:p>0.735270451121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23152177053742">
                <text:p>0.723152177053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1226456977896">
                <text:p>0.711226456977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9492152710038">
                <text:p>0.69949215271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7948128355809">
                <text:p>0.687948128355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6593250313131">
                <text:p>0.676593250313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5426387275232">
                <text:p>0.665426387275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54446410233689">
                <text:p>0.654446410233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3652192481445">
                <text:p>0.643652192481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3042609615824">
                <text:p>0.633042609615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2616539541543">
                <text:p>0.622616539541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2372862473727">
                <text:p>0.6123728624737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2310460940903">
                <text:p>0.602310460940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2428219787993">
                <text:p>0.592428219787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2725026179312">
                <text:p>0.582725026179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3199769601545">
                <text:p>0.573199769601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63851341866727">
                <text:p>0.563851341866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4678637115222">
                <text:p>0.5546786371152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45680551818678">
                <text:p>0.5456805518186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6855984783001">
                <text:p>0.536855984783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8203837151308">
                <text:p>0.52820383715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9723012406863">
                <text:p>0.519723012406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1412416376042">
                <text:p>0.511412416376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3270957231262">
                <text:p>0.503270957231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5297545493914">
                <text:p>0.495297545493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7491094037285">
                <text:p>0.487491094037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9850518089488">
                <text:p>0.479850518089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2374735236381">
                <text:p>0.4723747352363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5062665424457">
                <text:p>0.4650626654244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7913230963776">
                <text:p>0.4579132309637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0925356530836">
                <text:p>0.450925356530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4097969171487">
                <text:p>0.444097969171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7429998303802">
                <text:p>0.4374299983038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0920375720964">
                <text:p>0.4309203757209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4568035594149">
                <text:p>0.4245680355941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8371914475377">
                <text:p>0.418371914475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12330951300391">
                <text:p>0.4123309513003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6444087391507">
                <text:p>0.406444087391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0710266460467">
                <text:p>0.400710266460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9512843461128">
                <text:p>0.39512843461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969754034307">
                <text:p>0.389697540343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4416534552905">
                <text:p>0.384416534552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9284370538622">
                <text:p>0.3792843705386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4300004001653">
                <text:p>0.374300004001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9462393049838">
                <text:p>0.3694623930498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4770498200236">
                <text:p>0.364770498200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0223282381927">
                <text:p>0.3602232823819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581971093881">
                <text:p>0.35581971093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1558751632402">
                <text:p>0.3515587516324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47439374644611">
                <text:p>0.3474393746446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43460552580522">
                <text:p>0.3434605525805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9621260471173">
                <text:p>0.339621260471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5920475776321">
                <text:p>0.335920475776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2357178387196">
                <text:p>0.332357178387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893035062927">
                <text:p>0.32893035062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5638977264994">
                <text:p>0.3256389772649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2482045496551">
                <text:p>0.3224820454965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9458544968583">
                <text:p>0.319458544968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16567467770928">
                <text:p>0.3165674677709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3807808441349">
                <text:p>0.3138078084413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11178563968239">
                <text:p>0.3111785639682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8678733793351">
                <text:p>0.3086787337933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06307319814487">
                <text:p>0.3063073198144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4063326388212">
                <text:p>0.304063326388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1945760332541">
                <text:p>0.301945760332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9953630929627">
                <text:p>0.2999536309296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8085949928444">
                <text:p>0.2980859499284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341731547463">
                <text:p>0.2963417315474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4719992477316">
                <text:p>0.2947199924773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321975188347">
                <text:p>0.293219751883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91840031408869">
                <text:p>0.2918400314088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90579855176597">
                <text:p>0.2905798551765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9438249792512">
                <text:p>0.2894382497925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8414244347892">
                <text:p>0.2884142443478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7506870422062">
                <text:p>0.287506870422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6715162085018">
                <text:p>0.286715162085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6038155900049">
                <text:p>0.2860381559000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5474890926353">
                <text:p>0.285474890926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5024408721629">
                <text:p>0.2850244087216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4685753344692">
                <text:p>0.284685753344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4457971358061">
                <text:p>0.2844579713580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4340111830544">
                <text:p>0.2843401118305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4331226339818">
                <text:p>0.2843312263398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4430368975012">
                <text:p>0.284430368975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4636596339263">
                <text:p>0.284636596339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4948967552284">
                <text:p>0.284948967552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536654425292">
                <text:p>0.28536654425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5888390601691">
                <text:p>0.285888390601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6513573283343">
                <text:p>0.2865135732833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7241161509374">
                <text:p>0.287241161509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88070227020568">
                <text:p>0.288070227020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88999844089519">
                <text:p>0.2889998440895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90029089523146">
                <text:p>0.290029089523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1157042665203">
                <text:p>0.2911570426652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92382785398779">
                <text:p>0.2923827853987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937054021488">
                <text:p>0.29370540214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95123979884516">
                <text:p>0.2951239798845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96637608121987">
                <text:p>0.2966376081219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98245378926557">
                <text:p>0.2982453789265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9946386915325">
                <text:p>0.299946386915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01739729259613">
                <text:p>0.3017397292596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03624505687423">
                <text:p>0.3036245056874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05599818485877">
                <text:p>0.305599818485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766477250368">
                <text:p>0.30766477250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09818475153542">
                <text:p>0.309818475153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12060036414616">
                <text:p>0.3120600364146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14388568834921">
                <text:p>0.3143885688349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16803187533761">
                <text:p>0.3168031875337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19303010204132">
                <text:p>0.3193030102041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1887157115134">
                <text:p>0.321887157115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4554751114361">
                <text:p>0.3245547511143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27304917630298">
                <text:p>0.327304917630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301367846747">
                <text:p>0.33013678467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33049482844978">
                <text:p>0.3330494828449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6042145326557">
                <text:p>0.3360421453265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39113907895256">
                <text:p>0.339113907895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2263908919634">
                <text:p>0.3422639089196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45491289363346">
                <text:p>0.345491289363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48795192787486">
                <text:p>0.348795192787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52174765352924">
                <text:p>0.3521747653529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5629155822637">
                <text:p>0.3556291558226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59157515564033">
                <text:p>0.359157515564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2758998551267">
                <text:p>0.3627589985512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432761367556">
                <text:p>0.366432761367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0177963207476">
                <text:p>0.3701779632074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73993765879262">
                <text:p>0.373993765879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7879333807097">
                <text:p>0.3778793338070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1833834033396">
                <text:p>0.3818338340333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85856436221084">
                <text:p>0.385856436221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9946312655861">
                <text:p>0.3899463126558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94102638248467">
                <text:p>0.3941026382484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98324590536932">
                <text:p>0.3983245905369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02611349688844">
                <text:p>0.4026113496888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06962098503563">
                <text:p>0.4069620985035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11376022414478">
                <text:p>0.4113760224144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15852309491225">
                <text:p>0.415852309491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20390150441909">
                <text:p>0.4203901504419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24988738615321">
                <text:p>0.4249887386153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9647270003147">
                <text:p>0.4296472700031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34364943242162">
                <text:p>0.4343649432421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39140959616424">
                <text:p>0.4391409596164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3974523059471">
                <text:p>0.443974523059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8864840156487">
                <text:p>0.4488648401564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53811120146487">
                <text:p>0.4538111201464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8812574924463">
                <text:p>0.4588125749244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3868419043578">
                <text:p>0.4638684190435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8977869717271">
                <text:p>0.468977869717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4140146821446">
                <text:p>0.474140146821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79354472896577">
                <text:p>0.4793544728965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4620073149855">
                <text:p>0.4846200731498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89936175457314">
                <text:p>0.4899361754573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95302010365928">
                <text:p>0.4953020103659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00716811095749">
                <text:p>0.5007168110957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617981354198">
                <text:p>0.506179813541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11690256277094">
                <text:p>0.511690256277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17247380552915">
                <text:p>0.5172473805529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22850430302682">
                <text:p>0.5228504303026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28498652143154">
                <text:p>0.5284986521431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34191295376651">
                <text:p>0.5341912953766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39927611993129">
                <text:p>0.539927611993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5706856672223">
                <text:p>0.5457068566722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15282867853">
                <text:p>0.55152828678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57391162397496">
                <text:p>0.557391162397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63294746269738">
                <text:p>0.5632947462697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69238303860784">
                <text:p>0.5692383038607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75221103329231">
                <text:p>0.575221103329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1242415535523">
                <text:p>0.5812424155355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7301514043956">
                <text:p>0.5873015140439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3397675124671">
                <text:p>0.5933976751246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9530177755654">
                <text:p>0.5995301777556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05698303624702">
                <text:p>0.6056983036247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11901337131403">
                <text:p>0.6119013371314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18138565389102">
                <text:p>0.6181385653891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24409278226863">
                <text:p>0.62440927822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0712768191421">
                <text:p>0.6307127681914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37048330549119">
                <text:p>0.637048330549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3415263287858">
                <text:p>0.6434152632878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9812867119018">
                <text:p>0.6498128671190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56240445479383">
                <text:p>0.6562404454793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62697304533061">
                <text:p>0.6626973045330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69182753173392">
                <text:p>0.6691827531733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75696103024839">
                <text:p>0.6756961030248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2236668444897">
                <text:p>0.6822366684448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88803766525968">
                <text:p>0.6888037665259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95396717097253">
                <text:p>0.6953967170972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02014842726605">
                <text:p>0.7020148427266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08657468722415">
                <text:p>0.7086574687224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1532392313545">
                <text:p>0.715323923135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22013536760725">
                <text:p>0.7220135367607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2872564313932">
                <text:p>0.728725643139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35459578560234">
                <text:p>0.7354595785602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42214682062206">
                <text:p>0.7422146820622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48990295435542">
                <text:p>0.7489902954355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55785763223914">
                <text:p>0.755785763223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62600432726188">
                <text:p>0.762600432726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69433653998193">
                <text:p>0.7694336539981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6284779854538">
                <text:p>0.7762847798545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83153165870386">
                <text:p>0.7831531658703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90038170383234">
                <text:p>0.7900381703832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96939154494663">
                <text:p>0.7969391544946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03855482072127">
                <text:p>0.8038554820721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10786519750695">
                <text:p>0.810786519750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17731636934783">
                <text:p>0.8177316369347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24690205799926">
                <text:p>0.8246902057999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31661601294474">
                <text:p>0.8316616012944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38645201141337">
                <text:p>0.8386452011413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45640385839701">
                <text:p>0.8456403858397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52646538666727">
                <text:p>0.8526465386667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59663045679257">
                <text:p>0.859663045679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6689295715509">
                <text:p>0.8666892957155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3724680396781">
                <text:p>0.8737246803967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0768594129082">
                <text:p>0.8807685941290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7820434104865">
                <text:p>0.8878204341048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94879600304638">
                <text:p>0.8948796003046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1945495498654">
                <text:p>0.9019454954986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9017525248546">
                <text:p>0.9090175252485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1609509790897">
                <text:p>0.916095097908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23177624629247">
                <text:p>0.9231776246292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30264519354976">
                <text:p>0.9302645193549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37355198829653">
                <text:p>0.9373551988296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44449082596304">
                <text:p>0.9444490825963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1545592999058">
                <text:p>0.9515455929990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58644155184767">
                <text:p>0.9586441551847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6574419710458">
                <text:p>0.965744197104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2845149515532">
                <text:p>0.9728451495155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946445982112">
                <text:p>0.979946445982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7047522877833">
                <text:p>0.987047522877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4147819386782">
                <text:p>0.9941478193867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0124677750518">
                <text:p>1.001246777505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0834384204293">
                <text:p>1.008343842042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1543846062511">
                <text:p>1.015438460625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2253008369358">
                <text:p>1.02253008369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2961816450842">
                <text:p>1.029618164508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3670215914947">
                <text:p>1.03670215914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4378152651788">
                <text:p>1.043781526517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5085572833754">
                <text:p>1.050855728337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5792422915661">
                <text:p>1.057924229156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6498649634895">
                <text:p>1.064986496348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7204200011569">
                <text:p>1.072042000115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7909021348661">
                <text:p>1.07909021348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861306123216">
                <text:p>1.08613061232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931626753122">
                <text:p>1.0931626753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001858839829">
                <text:p>1.10018588398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0719972269273">
                <text:p>1.107199722692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420367863657">
                <text:p>1.114203678636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2119724184662">
                <text:p>1.121197241846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2817990519381">
                <text:p>1.128179905193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3515116438917">
                <text:p>1.135151164389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421105179853">
                <text:p>1.14211051798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4905746737769">
                <text:p>1.149057467377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5599151680611">
                <text:p>1.155991516806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6291217335602">
                <text:p>1.162912173356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698189469599">
                <text:p>1.16981894695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7671135039862">
                <text:p>1.176711350398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8358889930281">
                <text:p>1.183588899302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45111215415">
                <text:p>1.190451112154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729751028676">
                <text:p>1.197297510286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20412761788848">
                <text:p>1.204127617888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1094096200225">
                <text:p>1.210940962002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1773707252734">
                <text:p>1.217737072527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2451548222073">
                <text:p>1.22451548222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3127572669833">
                <text:p>1.231275726698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3801734443635">
                <text:p>1.238017344436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4473987677251">
                <text:p>1.244739876772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5144286790736">
                <text:p>1.251442867907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581258649055">
                <text:p>1.25812586490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6478841769687">
                <text:p>1.264788417696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27143007907798">
                <text:p>1.271430079077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7805040471318">
                <text:p>1.27805040471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8464895313584">
                <text:p>1.284648953135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29122528574962">
                <text:p>1.291225285749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29777896682967">
                <text:p>1.297778966829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0430956352383">
                <text:p>1.30430956352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31081664585386">
                <text:p>1.310816645853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172997867166">
                <text:p>1.31729978671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2375856188515">
                <text:p>1.323758561885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3019255001011">
                <text:p>1.330192550010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33660133262067">
                <text:p>1.336601332620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4298449412581">
                <text:p>1.342984494125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4934162181548">
                <text:p>1.349341621815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5567230586166">
                <text:p>1.355672305861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6197613931962">
                <text:p>1.361976139319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6825271812892">
                <text:p>1.36825271812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7450164111465">
                <text:p>1.374501641114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8072250998844">
                <text:p>1.38072250998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8691492934964">
                <text:p>1.386914929349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930785066864">
                <text:p>1.39307850668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9921285237673">
                <text:p>1.399212852376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0531757968962">
                <text:p>1.405317579689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113923047861">
                <text:p>1.41139230478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1743664672029">
                <text:p>1.417436646720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2345022744048">
                <text:p>1.423450227440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2943267179018">
                <text:p>1.429432671790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3538360750915">
                <text:p>1.435383607509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4130266523443">
                <text:p>1.441302665234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44718947850139">
                <text:p>1.44718947850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5304368374472">
                <text:p>1.453043683744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5886492029948">
                <text:p>1.458864920299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6465283040204">
                <text:p>1.464652830402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7040705919113">
                <text:p>1.470407059191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761272547088">
                <text:p>1.4761272547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8181306790142">
                <text:p>1.481813067901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8746415262063">
                <text:p>1.487464152620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9308016562428">
                <text:p>1.493080165624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9866076657745">
                <text:p>1.49866076657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0420561805333">
                <text:p>1.50420561805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0971438553419">
                <text:p>1.509714385534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1518673741232">
                <text:p>1.51518673741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2062234499093">
                <text:p>1.520622344990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2602088248506">
                <text:p>1.526020882485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3138202702251">
                <text:p>1.531382027022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3670545864472">
                <text:p>1.53670545864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4199086030767">
                <text:p>1.541990860307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4723791788275">
                <text:p>1.54723791788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5244632015764">
                <text:p>1.552446320157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5761575883719">
                <text:p>1.557615758837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6274592854423">
                <text:p>1.562745928544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783652682049">
                <text:p>1.567836526820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7288725412739">
                <text:p>1.572887254127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7789781384689">
                <text:p>1.577897813846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828679122823">
                <text:p>1.58286791228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8779725865912">
                <text:p>1.587797258659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9268556512584">
                <text:p>1.592685565125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9753254675474">
                <text:p>1.597532546754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0233792154268">
                <text:p>1.602337921542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0710141041187">
                <text:p>1.60710141041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1182273721071">
                <text:p>1.611822737210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1650162871447">
                <text:p>1.616501628714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211378146261">
                <text:p>1.62113781462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62573102757699">
                <text:p>1.625731027576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302810031277">
                <text:p>1.63028100312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3478747976867">
                <text:p>1.634787479768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63925019892099">
                <text:p>1.639250198920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4366890493711">
                <text:p>1.643668904937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64804334510153">
                <text:p>1.648043345101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65237326963155">
                <text:p>1.652373269631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5665843167787">
                <text:p>1.656658431677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6089858732541">
                <text:p>1.660898587325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66509349559387">
                <text:p>1.66509349559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66924291843849">
                <text:p>1.669242918438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7334662075065">
                <text:p>1.673346620750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67740437035854">
                <text:p>1.677404370358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68141593802784">
                <text:p>1.681415938027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68538109746232">
                <text:p>1.685381097462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68929962530449">
                <text:p>1.689299625304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6931713011362">
                <text:p>1.69317130113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69699590747928">
                <text:p>1.696995907479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0077322979614">
                <text:p>1.700773229796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70450305649036">
                <text:p>1.704503056490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0818517890728">
                <text:p>1.708185178907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71181939133459">
                <text:p>1.711819391334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1540549100287">
                <text:p>1.715405491002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1894327808621">
                <text:p>1.718943278086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72243255570274">
                <text:p>1.722432555702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2587312991515">
                <text:p>1.725873129915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2926480973127">
                <text:p>1.729264809731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326074071046">
                <text:p>1.73260740710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3590073693481">
                <text:p>1.735900736934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3914461706826">
                <text:p>1.739144617068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4233886829854">
                <text:p>1.742338868298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4548331436692">
                <text:p>1.745483314366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4857778196289">
                <text:p>1.748577781962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5162210072459">
                <text:p>1.751622100724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5461610323935">
                <text:p>1.754616103239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5755962504408">
                <text:p>1.757559625044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6045250462581">
                <text:p>1.76045250462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6329458342207">
                <text:p>1.763294583422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6608570582135">
                <text:p>1.766085705821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6882571916359">
                <text:p>1.768825719163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7151447374052">
                <text:p>1.771514473740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77415182279614">
                <text:p>1.774151822796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77673762252708">
                <text:p>1.776737622527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77927173208306">
                <text:p>1.779271732083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8175401356723">
                <text:p>1.781754013567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78418433203656">
                <text:p>1.784184332036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78656255550225">
                <text:p>1.786562555502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78888855493009">
                <text:p>1.788888554930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79116220424078">
                <text:p>1.791162204240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79338338031031">
                <text:p>1.793383380310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79555196297034">
                <text:p>1.795551962970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9766783500845">
                <text:p>1.797667835008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79973088216853">
                <text:p>1.799730882168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8017409931511">
                <text:p>1.80174099315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80369805961359">
                <text:p>1.803698059613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0560197617064">
                <text:p>1.80560197617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80745264039442">
                <text:p>1.807452640394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80924995281492">
                <text:p>1.809249952814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8109938169202">
                <text:p>1.81099381692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81268413915666">
                <text:p>1.812684139156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1432082892932">
                <text:p>1.814320828929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81590379860207">
                <text:p>1.815903798602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81743296349788">
                <text:p>1.81743296349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81890824189912">
                <text:p>1.818908241899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82032955504768">
                <text:p>1.820329555047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2169682714526">
                <text:p>1.821696827145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82300998535357">
                <text:p>1.823009985353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82426895979451">
                <text:p>1.824268959794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82547368355042">
                <text:p>1.825473683550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2662409266417">
                <text:p>1.826624092664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2772012613943">
                <text:p>1.827720126139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2876172594082">
                <text:p>1.828761725940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2974883699401">
                <text:p>1.829748836994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3068140718598">
                <text:p>1.830681407185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3155938736506">
                <text:p>1.83155938736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3238273134116">
                <text:p>1.832382731341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3315139588579">
                <text:p>1.833151395885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338653407323">
                <text:p>1.83386534073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8345245285759">
                <text:p>1.83452452857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83512892507383">
                <text:p>1.835128925073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83567849884541">
                <text:p>1.835678498845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83617322147214">
                <text:p>1.836173221472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3661306749778">
                <text:p>1.836613067497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3699801442843">
                <text:p>1.836998014428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3732804273258">
                <text:p>1.837328042732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376031358412">
                <text:p>1.83760313584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3782328014771">
                <text:p>1.837823280147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3798846500808">
                <text:p>1.83798846500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3809868274087">
                <text:p>1.838098682740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3815392862721">
                <text:p>1.838153928627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381542009108">
                <text:p>1.83815420091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38099500798">
                <text:p>1.8380995007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3798983245771">
                <text:p>1.837989832457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3782520302148">
                <text:p>1.837825203021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3760562258338">
                <text:p>1.837605622583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3733110420005">
                <text:p>1.83733110420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3700166389061">
                <text:p>1.837001663890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3661732063667">
                <text:p>1.83661732063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3617809638223">
                <text:p>1.836178096382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3568401603362">
                <text:p>1.835684016033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3513510745948">
                <text:p>1.835135107459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3453140149062">
                <text:p>1.834531401490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3387293191999">
                <text:p>1.833872931919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83315973550253">
                <text:p>1.833159735502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83239185195511">
                <text:p>1.832391851955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83156932395641">
                <text:p>1.831569323956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83069219714678">
                <text:p>1.830692197146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82976052012816">
                <text:p>1.829760520128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82877434446387">
                <text:p>1.828774344463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82773372467854">
                <text:p>1.827733724678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82663871825793">
                <text:p>1.826638718257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82548938564875">
                <text:p>1.825489385648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2428579025851">
                <text:p>1.824285790258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82302799845536">
                <text:p>1.823027998455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82171607956787">
                <text:p>1.821716079567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82035010588487">
                <text:p>1.820350105884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189301526552">
                <text:p>1.81893015265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81745629808757">
                <text:p>1.817456298087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81592862335028">
                <text:p>1.815928623350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81434721257104">
                <text:p>1.81434721257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81271215283669">
                <text:p>1.812712152836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81102353419299">
                <text:p>1.81102353419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80928144964435">
                <text:p>1.809281449644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0748599515362">
                <text:p>1.807485995153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0563726964173">
                <text:p>1.805637269641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0373537498749">
                <text:p>1.803735374987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017804160273">
                <text:p>1.80178041602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9977250055481">
                <text:p>1.799772500554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9771173932067">
                <text:p>1.797711739320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955982460322">
                <text:p>1.79559824603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9343213735306">
                <text:p>1.793432137353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9121353290296">
                <text:p>1.791213532902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8894255525729">
                <text:p>1.788942555257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8661932994681">
                <text:p>1.786619329946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8424398545727">
                <text:p>1.784243985457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8181665322908">
                <text:p>1.781816653229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7933746765691">
                <text:p>1.779337467656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7680656608935">
                <text:p>1.776806566089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742240888285">
                <text:p>1.77422408882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7159017912963">
                <text:p>1.77159017912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6890498320068">
                <text:p>1.768904983200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6616865020196">
                <text:p>1.766168650201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6338133224568">
                <text:p>1.763381332245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6054318439554">
                <text:p>1.760543184395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5765436466628">
                <text:p>1.757654364666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5471503402324">
                <text:p>1.754715034023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5172535638196">
                <text:p>1.751725356381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4868549860767">
                <text:p>1.748685498607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4559563051484">
                <text:p>1.745595630514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4245592486671">
                <text:p>1.742455924866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3926655737481">
                <text:p>1.739266557374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3602770669846">
                <text:p>1.736027706698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327395544443">
                <text:p>1.73273955444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72940228516575">
                <text:p>1.729402285165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72601608636251">
                <text:p>1.726016086362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72258114848003">
                <text:p>1.722581148480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71909766490902">
                <text:p>1.719097664909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1556583198484">
                <text:p>1.715565831984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71198584898702">
                <text:p>1.711985848987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70835791813866">
                <text:p>1.708357918138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70468224460589">
                <text:p>1.704682244605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70095903649729">
                <text:p>1.700959036497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69718850486332">
                <text:p>1.697188504863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69337086369571">
                <text:p>1.693370863695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68950632992688">
                <text:p>1.689506329926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68559512342936">
                <text:p>1.685595123429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68163746701512">
                <text:p>1.681637467015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67763358643499">
                <text:p>1.677633586434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67358371037803">
                <text:p>1.673583710378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66948807047089">
                <text:p>1.669488070470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66534690127715">
                <text:p>1.665346901277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66116044029667">
                <text:p>1.66116044029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65692892796496">
                <text:p>1.656928927964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65265260765247">
                <text:p>1.652652607652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64833172566394">
                <text:p>1.648331725663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64396653123769">
                <text:p>1.643966531237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3955727654496">
                <text:p>1.639557276544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63510421668917">
                <text:p>1.635104216689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63060760970523">
                <text:p>1.630607609705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2606771655883">
                <text:p>1.626067716558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2148480114569">
                <text:p>1.621484801145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61685913029085">
                <text:p>1.616859130290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1219097374792">
                <text:p>1.612190973747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074806041983">
                <text:p>1.60748060419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60272829725047">
                <text:p>1.602728297250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9793433143921">
                <text:p>1.597934331439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9309898822477">
                <text:p>1.593098988224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8822255199217">
                <text:p>1.588222551992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8330531005037">
                <text:p>1.583305310050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7834755263145">
                <text:p>1.578347552631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7334957288981">
                <text:p>1.573349572889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6831166690142">
                <text:p>1.568311666901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632341336629">
                <text:p>1.56323413366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5811727509074">
                <text:p>1.558117275090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5296139602047">
                <text:p>1.552961396020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4776680420576">
                <text:p>1.547766804205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4253381031764">
                <text:p>1.542533810317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3726272794356">
                <text:p>1.537262727943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3195387358657">
                <text:p>1.531953873586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2660756666442">
                <text:p>1.526607566664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2122412950865">
                <text:p>1.521224129508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1580388736376">
                <text:p>1.515803887363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1034716838623">
                <text:p>1.510347168386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0485430364365">
                <text:p>1.504854303643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49932562711379">
                <text:p>1.499325627113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49376147568367">
                <text:p>1.49376147568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8816218914862">
                <text:p>1.488162189148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8252811021136">
                <text:p>1.482528110211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476859584481">
                <text:p>1.4768595844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47115696047214">
                <text:p>1.471156960472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46542058960383">
                <text:p>1.465420589603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45965082619865">
                <text:p>1.459650826198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45384802748171">
                <text:p>1.453848027481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44801255357965">
                <text:p>1.448012553579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44214476751966">
                <text:p>1.442144767519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43624503522842">
                <text:p>1.436245035228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43031372553114">
                <text:p>1.430313725531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42435121015052">
                <text:p>1.424351210150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41835786370569">
                <text:p>1.418357863705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41233406371121">
                <text:p>1.412334063711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40628019057599">
                <text:p>1.406280190575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40019662760224">
                <text:p>1.400196627602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39408376098442">
                <text:p>1.394083760984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8794197980816">
                <text:p>1.387941979808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38177167604917">
                <text:p>1.381771676049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37557324457215">
                <text:p>1.375573244572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36934708312973">
                <text:p>1.369347083129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6309359236129">
                <text:p>1.363093592361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35681317579195">
                <text:p>1.356813175791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35050623983136">
                <text:p>1.350506239831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34417319377262">
                <text:p>1.34417319377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33781444979112">
                <text:p>1.337814449791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33143042294341">
                <text:p>1.331430422943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32502153116606">
                <text:p>1.325021531166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31858819527447">
                <text:p>1.318588195274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3121308389617">
                <text:p>1.31213083896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30564988879736">
                <text:p>1.305649888797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9914577422632">
                <text:p>1.299145774226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29261892756761">
                <text:p>1.292618927567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860697840132">
                <text:p>1.28606978401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27949878162673">
                <text:p>1.279498781626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7290636134239">
                <text:p>1.272906361342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6629296696362">
                <text:p>1.266292966963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25965904516194">
                <text:p>1.259659045161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5300504547566">
                <text:p>1.253005045475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4633142030866">
                <text:p>1.246331420308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3963862492912">
                <text:p>1.239638624929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3292711746829">
                <text:p>1.232927117468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2619735891918">
                <text:p>1.226197358919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194498131353">
                <text:p>1.21944981313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1268494682938">
                <text:p>1.212684946829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20590322957207">
                <text:p>1.205903229572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19910513379063">
                <text:p>1.199105133790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9229113476765">
                <text:p>1.192291134767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18546171063968">
                <text:p>1.185461710639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17861734239596">
                <text:p>1.178617342395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7175851387706">
                <text:p>1.171758513877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6488571177353">
                <text:p>1.164885711773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15799942562459">
                <text:p>1.157999425624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5110014781673">
                <text:p>1.151100147816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4418837358237">
                <text:p>1.14418837358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3726460099848">
                <text:p>1.137264600998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3032933098521">
                <text:p>1.130329330985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12338306730449">
                <text:p>1.123383067304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11642631655866">
                <text:p>1.116426316558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10945958818901">
                <text:p>1.109459588189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10248339447445">
                <text:p>1.102483394474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9549825053003">
                <text:p>1.095498250530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8850467430554">
                <text:p>1.088504674305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8150318658405">
                <text:p>1.081503186584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7449431098053">
                <text:p>1.074494310980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6747857394032">
                <text:p>1.067478573940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6045650473775">
                <text:p>1.060456504737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5342863547459">
                <text:p>1.053428635474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4639550107867">
                <text:p>1.046395501078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3935763930235">
                <text:p>1.039357639302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3231559072102">
                <text:p>1.032315590721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2526989873163">
                <text:p>1.025269898731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1822110955119">
                <text:p>1.018221109551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1116977221525">
                <text:p>1.011169772215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0411643857636">
                <text:p>1.004116438576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7061663302594">
                <text:p>0.9970616633025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000600387598">
                <text:p>0.990006003875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82950020590952">
                <text:p>0.9829500205909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75894276552838">
                <text:p>0.9758942765528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68839337676259">
                <text:p>0.9688393376762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61785772683606">
                <text:p>0.9617857726836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5473415310344">
                <text:p>0.954734153103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47685053268931">
                <text:p>0.947685053268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4063905031625">
                <text:p>0.940639050316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33596724183">
                <text:p>0.9335967241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26558657606587">
                <text:p>0.9265586576065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19525436122636">
                <text:p>0.9195254361226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12497648063357">
                <text:p>0.9124976480633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05475884555926">
                <text:p>0.9054758845559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98460739520848">
                <text:p>0.8984607395208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91452809670328">
                <text:p>0.8914528096703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84452694506606">
                <text:p>0.8844526945066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77460996320324">
                <text:p>0.8774609963203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70478320188837">
                <text:p>0.8704783201888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63505273974572">
                <text:p>0.8635052739745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5654246832332">
                <text:p>0.856542468323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49590516662587">
                <text:p>0.849590516662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42650035199862">
                <text:p>0.8426500351998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35721642920946">
                <text:p>0.8357216429209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28805961588223">
                <text:p>0.8288059615882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21903615738968">
                <text:p>0.8219036157389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15015232683611">
                <text:p>0.8150152326836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08141442504001">
                <text:p>0.8081414425040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01282878051678">
                <text:p>0.8012828780516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94440174946126">
                <text:p>0.7944401749461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87613971573022">
                <text:p>0.7876139715730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80804909082475">
                <text:p>0.7808049090824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74013631387253">
                <text:p>0.7740136313872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67240785161014">
                <text:p>0.7672407851610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60487019836522">
                <text:p>0.7604870198365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53752987603866">
                <text:p>0.7537529876038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47039343408648">
                <text:p>0.7470393434086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40346744950182">
                <text:p>0.7403467449501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33675852679695">
                <text:p>0.7336758526796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27027329798496">
                <text:p>0.7270273297984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20401842256144">
                <text:p>0.7204018422561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13800058748633">
                <text:p>0.7138000587486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07222650716531">
                <text:p>0.7072226507165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00670292343153">
                <text:p>0.7006702923431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94143660552678">
                <text:p>0.6941436605526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87643435008301">
                <text:p>0.6876434350083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81170298110376">
                <text:p>0.6811702981103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74724934994505">
                <text:p>0.6747249349945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68308033529678">
                <text:p>0.6683080335296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61920284316381">
                <text:p>0.66192028431638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55562380684674">
                <text:p>0.6555623806846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49235018692305">
                <text:p>0.6492350186923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42938897122793">
                <text:p>0.6429388971227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3667471748349">
                <text:p>0.636674717483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30443184003679">
                <text:p>0.6304431840036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24245003632607">
                <text:p>0.6242450036326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18080886037567">
                <text:p>0.6180808860375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11951543601933">
                <text:p>0.6119515436019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05857691423209">
                <text:p>0.6058576914232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99800047311058">
                <text:p>0.5998000473110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93779331785326">
                <text:p>0.59377933178532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87796268074085">
                <text:p>0.58779626807408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581851582111612">
                <text:p>0.5818515821116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575946002536423">
                <text:p>0.5759460025364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70080260689261">
                <text:p>0.5700802606892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564255090611081">
                <text:p>0.5642550906110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558471229041043">
                <text:p>0.5584712290410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552729415414493">
                <text:p>0.5527294154144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47030391860922">
                <text:p>0.5470303918609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41374903201934">
                <text:p>0.5413749032019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35763696949207">
                <text:p>0.5357636969492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530197523302429">
                <text:p>0.5301975233024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524677135147252">
                <text:p>0.5246771351472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1920328805322">
                <text:p>0.519203288053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513776740271697">
                <text:p>0.5137767402716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08398252733791">
                <text:p>0.5083982527337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503068589048253">
                <text:p>0.5030685890482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97788515499415">
                <text:p>0.4977885154994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92558801045048">
                <text:p>0.4925588010450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8738021731428">
                <text:p>0.487380217314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82253538605477">
                <text:p>0.4822535386054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77179541884117">
                <text:p>0.4771795418841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72159006780663">
                <text:p>0.4721590067806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67192715588421">
                <text:p>0.4671927155884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62281453261411">
                <text:p>0.4622814532614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57426007412198">
                <text:p>0.457426007412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52627168309747">
                <text:p>0.4526271683097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47885728877258">
                <text:p>0.4478857288772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43202484689989">
                <text:p>0.4432024846899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38578233973083">
                <text:p>0.4385782339730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34013777599382">
                <text:p>0.4340137775993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29509919087228">
                <text:p>0.4295099190872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25067464598276">
                <text:p>0.4250674645982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20687222935283">
                <text:p>0.4206872229352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16370005539885">
                <text:p>0.4163700055398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12116626490388">
                <text:p>0.4121166264903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07927902499547">
                <text:p>0.4079279024995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03804652912311">
                <text:p>0.4038046529123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99747699703609">
                <text:p>0.3997476997036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95757867476076">
                <text:p>0.3957578674760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91835983457824">
                <text:p>0.3918359834578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87982877500161">
                <text:p>0.38798287750016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84199382075325">
                <text:p>0.384199382075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80486332274227">
                <text:p>0.3804863322742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76844565804147">
                <text:p>0.3768445658041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73274922986458">
                <text:p>0.3732749229864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69778246754327">
                <text:p>0.3697782467543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66355382650415">
                <text:p>0.3663553826504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63007178824559">
                <text:p>0.3630071788245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59734486031474">
                <text:p>0.3597344860314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56538157628411">
                <text:p>0.3565381576284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53419049572841">
                <text:p>0.3534190495728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50378020420111">
                <text:p>0.3503780204201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47415931321106">
                <text:p>0.3474159313211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44533646019897">
                <text:p>0.3445336460198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41732030851387">
                <text:p>0.3417320308513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39011954738943">
                <text:p>0.3390119547389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36374289192026">
                <text:p>0.3363742891920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3381990830383">
                <text:p>0.333819908303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31349688748874">
                <text:p>0.3313496887488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8964509780631">
                <text:p>0.3289645097806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26665253229119">
                <text:p>0.326665253229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4452803498512">
                <text:p>0.3244528034985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22328047564714">
                <text:p>0.3223280475647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20291874972958">
                <text:p>0.32029187497295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18345177835366">
                <text:p>0.3183451778353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16488850828537">
                <text:p>0.3164888508285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4723791191093">
                <text:p>0.3147237911910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13050898721255">
                <text:p>0.3130508987212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11471075774373">
                <text:p>0.3114710757743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09985227260484">
                <text:p>0.3099852272604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8594260641848">
                <text:p>0.3085942606418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07299085930472">
                <text:p>0.3072990859304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06100615685636">
                <text:p>0.3061006156856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04999765011419">
                <text:p>0.3049997650114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03997451554195">
                <text:p>0.3039974515541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03094595500151">
                <text:p>0.3030945955001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0229211957278">
                <text:p>0.302292119572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01590949030367">
                <text:p>0.3015909490303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00992011663482">
                <text:p>0.3009920116634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00496237792458">
                <text:p>0.3004962377924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00104560264856">
                <text:p>0.3001045602648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99817914452939">
                <text:p>0.2998179144529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99637238251118">
                <text:p>0.2996372382511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99563472073425">
                <text:p>0.2995634720734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99597558850942">
                <text:p>0.2995975588509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99740444029244">
                <text:p>0.2997404440292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99993075565839">
                <text:p>0.2999930755658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00356403927591">
                <text:p>0.3003564039275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00831382088133">
                <text:p>0.3008313820881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01418965525295">
                <text:p>0.3014189655252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02120112218506">
                <text:p>0.3021201122185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02935782646187">
                <text:p>0.3029357826461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03866939783163">
                <text:p>0.3038669397831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04914549098032">
                <text:p>0.3049145490980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06079578550564">
                <text:p>0.3060795785505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07362998589068">
                <text:p>0.3073629985890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08765782147769">
                <text:p>0.3087657821477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10288904644158">
                <text:p>0.3102889046441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11933343976365">
                <text:p>0.3119333439763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3700080520501">
                <text:p>0.3137000805205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15590097128002">
                <text:p>0.3155900971280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17604379122973">
                <text:p>0.3176043791229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19743914299514">
                <text:p>0.3197439142995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22009692919048">
                <text:p>0.3220096929190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24402707707649">
                <text:p>0.3244027077076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26923953853337">
                <text:p>0.3269239538533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29574429003398">
                <text:p>0.3295744290033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32355133261691">
                <text:p>0.3323551332616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35267069185924">
                <text:p>0.3352670691859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38311241784965">
                <text:p>0.3383112417849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1488658516101">
                <text:p>0.3414886585161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4800329282332">
                <text:p>0.3448003292823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8247266429638">
                <text:p>0.3482472664296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51830484744237">
                <text:p>0.3518304847442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55551001449847">
                <text:p>0.3555510014498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5940983620494">
                <text:p>0.359409836204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6340801109998">
                <text:p>0.363408011099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67546550654673">
                <text:p>0.3675465506546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71826481815194">
                <text:p>0.3718264818151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76248833951416">
                <text:p>0.3762488339514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80814638854131">
                <text:p>0.3808146388541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85524930732266">
                <text:p>0.3855249307322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90380746210095">
                <text:p>0.3903807462100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95383124324438">
                <text:p>0.3953831243244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00533106521858">
                <text:p>0.4005331065218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05831736655861">
                <text:p>0.4058317366558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11280060984072">
                <text:p>0.4112800609840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16879128165413">
                <text:p>0.4168791281654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2262998925729">
                <text:p>0.422629989257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28533697712749">
                <text:p>0.4285336977127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34591309377635">
                <text:p>0.4345913093776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4080388248776">
                <text:p>0.440803882487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47172477666042">
                <text:p>0.4471724776660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53698157919657">
                <text:p>0.4536981579196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60381988637165">
                <text:p>0.4603819886371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6722503758566">
                <text:p>0.467225037585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74228374907878">
                <text:p>0.4742283749078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81393073119333">
                <text:p>0.481393073119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88720207105412">
                <text:p>0.4887202071054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96210854118511">
                <text:p>0.4962108541185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50386609377511">
                <text:p>0.503866093775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511687008052891">
                <text:p>0.5116870080528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19674681287816">
                <text:p>0.5196746812878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527830200171222">
                <text:p>0.5278302001712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36154653746894">
                <text:p>0.5361546537468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44649133408133">
                <text:p>0.5446491334081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53314732894849">
                <text:p>0.5533147328948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62152548290593">
                <text:p>0.56215254829059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571163678019631">
                <text:p>0.5711636780196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580349222843994">
                <text:p>0.5803492228439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89710285860518">
                <text:p>0.5897102858605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99247972497888">
                <text:p>0.5992479724978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08963390513666">
                <text:p>0.6089633905136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18857649991331">
                <text:p>0.6188576499913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28931863337285">
                <text:p>0.6289318633372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639187145277887">
                <text:p>0.6391871452778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49624612856449">
                <text:p>0.6496246128564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60245385430253">
                <text:p>0.6602453854302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71050584667543">
                <text:p>0.6710505846675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682041334544528">
                <text:p>0.6820413345445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693218761342366">
                <text:p>0.69321876134236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04583993644142">
                <text:p>0.7045839936441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16138162331853">
                <text:p>0.7161381623318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27882400583381">
                <text:p>0.7278824005833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39817843869453">
                <text:p>0.7398178438694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51945629950614">
                <text:p>0.7519456299506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64266898874159">
                <text:p>0.7642668988741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76782792971112">
                <text:p>0.7767827929711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89494456853154">
                <text:p>0.7894944568531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0240303740956">
                <text:p>0.802403037409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15509683804143">
                <text:p>0.8155096838041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2881554747218">
                <text:p>0.828815547472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42321782117317">
                <text:p>0.8423217821173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56029543708516">
                <text:p>0.8560295437085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69939990476947">
                <text:p>0.8699399904769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84054282912898">
                <text:p>0.8840542829128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98373583762676">
                <text:p>0.8983735837626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12899058025505">
                <text:p>0.9128990580255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27631872950418">
                <text:p>0.9276318729504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2573198033134">
                <text:p>0.9425731980331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57724205012947">
                <text:p>0.95772420501294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73086067869594">
                <text:p>0.9730860678695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88659962820118">
                <text:p>0.9886599628201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00444706831576">
                <text:p>1.004447068315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02044856503878">
                <text:p>1.020448565038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03666563589933">
                <text:p>1.036665635899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05309946603229">
                <text:p>1.053099466032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06975124279415">
                <text:p>1.069751242794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8662215575977">
                <text:p>1.0866221557597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1037133967193">
                <text:p>1.103713396719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12102615967494">
                <text:p>1.121026159674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1385616408378">
                <text:p>1.13856164083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15632103862469">
                <text:p>1.156321038624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17430555365497">
                <text:p>1.1743055536549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19251638874729">
                <text:p>1.192516388747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21095474891647">
                <text:p>1.210954748916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22962184137023">
                <text:p>1.229621841370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24851887550601">
                <text:p>1.248518875506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26764706290778">
                <text:p>1.267647062907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28700761734277">
                <text:p>1.287007617342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30660175475826">
                <text:p>1.306601754758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32643069327838">
                <text:p>1.326430693278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34649565320083">
                <text:p>1.346495653200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36679785699369">
                <text:p>1.366797856993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38733852929214">
                <text:p>1.387338529292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0811889689521">
                <text:p>1.408118896895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2914018876253">
                <text:p>1.429140188762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5040363601109">
                <text:p>1.450403636011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47191047191195">
                <text:p>1.47191047191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49366193188697">
                <text:p>1.493661931886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1565925350555">
                <text:p>1.515659253505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3790367648135">
                <text:p>1.537903676481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60396442669">
                <text:p>1.5603964426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8313879606078">
                <text:p>1.583138796060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60613198278338">
                <text:p>1.606131982783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62937725109458">
                <text:p>1.629377251094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65287585137991">
                <text:p>1.652875851379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67662903614939">
                <text:p>1.676629036149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70063806003419">
                <text:p>1.700638060034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72490417978331">
                <text:p>1.724904179783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74942865426029">
                <text:p>1.749428654260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7742127444398">
                <text:p>1.77421274443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79925771340441">
                <text:p>1.799257713404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82456482634117">
                <text:p>1.824564826341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85013535053831">
                <text:p>1.85013535053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7597055538189">
                <text:p>1.875970555381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9020717123524">
                <text:p>1.90207171235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92844009502148">
                <text:p>1.928440095021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9550769790485">
                <text:p>1.95507697904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98198364217719">
                <text:p>1.981983642177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00916136423231">
                <text:p>2.0091613642323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03661142711626">
                <text:p>2.036611427116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06433511480566">
                <text:p>2.064335114805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09233371334802">
                <text:p>2.092333713348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2060851085829">
                <text:p>2.120608510858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14916079751556">
                <text:p>2.149160797515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17799186555952">
                <text:p>2.177991865559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20710300928719">
                <text:p>2.207103009287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23649552504945">
                <text:p>2.236495525049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26617071124759">
                <text:p>2.266170711247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29612986832999">
                <text:p>2.296129868329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32637429878859">
                <text:p>2.326374298788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35690530715555">
                <text:p>2.356905307155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38772419999975">
                <text:p>2.387724199999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4188322859234">
                <text:p>2.41883228592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45023087555862">
                <text:p>2.450230875558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48192128156388">
                <text:p>2.481921281563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1390481862069">
                <text:p>2.51390481862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21cm" svg:y="4.198cm" style:legend-expansion="high" chart:style-name="ch2"/>
        <chart:plot-area chart:style-name="ch3" table:cell-range-address="Sheet3.C1:Sheet3.C1000" svg:x="0.77cm" svg:y="0.855cm" svg:width="12.311cm" svg:height="7.545cm">
          <chartooo:coordinate-region svg:x="2.439cm" svg:y="1.057cm" svg:width="10.562cm" svg:height="6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:Sheet3.C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4048270208672E-018">
                <text:p>5.34048270208672E-018</text:p>
                <draw:g>
                  <svg:desc>Sheet3.C1:Sheet3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7856374770429E-018">
                <text:p>5.37856374770429E-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1697222345447E-018">
                <text:p>5.41697222345447E-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5571157347464E-018">
                <text:p>5.45571157347464E-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9478528535672E-018">
                <text:p>5.49478528535672E-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3419689060244E-018">
                <text:p>5.53419689060244E-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7394996566173E-018">
                <text:p>5.57394996566173E-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1404813190133E-018">
                <text:p>5.61404813190133E-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5449505691456E-018">
                <text:p>5.65449505691456E-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9529445509792E-018">
                <text:p>5.69529445509792E-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3645008825756E-018">
                <text:p>5.73645008825756E-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7796576608945E-018">
                <text:p>5.77796576608945E-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1984534707443E-018">
                <text:p>5.81984534707443E-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6209273928313E-018">
                <text:p>5.86209273928313E-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0471190121912E-018">
                <text:p>5.90471190121912E-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4770684274471E-018">
                <text:p>5.94770684274471E-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9108162482415E-018">
                <text:p>5.99108162482415E-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3484036113874E-018">
                <text:p>6.03484036113874E-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7898721930753E-018">
                <text:p>6.07898721930753E-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2352642085336E-018">
                <text:p>6.12352642085336E-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6846224197818E-018">
                <text:p>6.16846224197818E-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379901516518E-018">
                <text:p>6.21379901516518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5954112960946E-018">
                <text:p>6.25954112960946E-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0569303181768E-018">
                <text:p>6.30569303181768E-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35225922708344E-018">
                <text:p>6.35225922708344E-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9924427982729E-018">
                <text:p>6.39924427982729E-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44665281490086E-018">
                <text:p>6.44665281490086E-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49448951833073E-018">
                <text:p>6.49448951833073E-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54275913816713E-018">
                <text:p>6.54275913816713E-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9146648584457E-018">
                <text:p>6.59146648584457E-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4061643661077E-018">
                <text:p>6.64061643661077E-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9021393077892E-018">
                <text:p>6.69021393077892E-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026397509046E-018">
                <text:p>6.74026397509046E-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9077164334136E-018">
                <text:p>6.79077164334136E-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4174207745482E-018">
                <text:p>6.84174207745482E-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9318048851285E-018">
                <text:p>6.89318048851285E-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4509215819352E-018">
                <text:p>6.94509215819352E-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9748243958123E-018">
                <text:p>6.99748243958123E-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5035675800503E-018">
                <text:p>7.05035675800503E-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0372061334184E-018">
                <text:p>7.10372061334184E-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5757957972925E-018">
                <text:p>7.15757957972925E-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1193930733744E-018">
                <text:p>7.21193930733744E-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6680552417819E-018">
                <text:p>7.26680552417819E-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2218403651261E-018">
                <text:p>7.32218403651261E-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7808073068593E-018">
                <text:p>7.37808073068593E-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3450157388683E-018">
                <text:p>7.43450157388683E-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9145261579917E-018">
                <text:p>7.49145261579917E-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4893999002978E-018">
                <text:p>7.54893999002978E-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069699148734E-018">
                <text:p>7.6069699148734E-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6554869535236E-018">
                <text:p>7.66554869535236E-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2468272450671E-018">
                <text:p>7.72468272450671E-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8437848459397E-018">
                <text:p>7.78437848459397E-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4464254869608E-018">
                <text:p>7.84464254869608E-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90548158196227E-018">
                <text:p>7.90548158196227E-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96690234347439E-018">
                <text:p>7.96690234347439E-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02891168783583E-018">
                <text:p>8.02891168783583E-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09151656622971E-018">
                <text:p>8.09151656622971E-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5472402845944E-018">
                <text:p>8.15472402845944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21854122425788E-018">
                <text:p>8.21854122425788E-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28297540557063E-018">
                <text:p>8.28297540557063E-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34803392750008E-018">
                <text:p>8.34803392750008E-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41372425008919E-018">
                <text:p>8.41372425008919E-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8005394101985E-018">
                <text:p>8.48005394101985E-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4703067633126E-018">
                <text:p>8.54703067633126E-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61466224271521E-018">
                <text:p>8.61466224271521E-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68295653933791E-018">
                <text:p>8.68295653933791E-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75192157970868E-018">
                <text:p>8.75192157970868E-0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82156549335783E-018">
                <text:p>8.82156549335783E-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89189652832593E-018">
                <text:p>8.89189652832593E-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96292305298675E-018">
                <text:p>8.96292305298675E-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0346535579109E-018">
                <text:p>9.0346535579109E-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0709665811568E-018">
                <text:p>9.10709665811568E-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8026109482565E-018">
                <text:p>9.18026109482565E-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25415573833201E-018">
                <text:p>9.25415573833201E-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32878959013411E-018">
                <text:p>9.32878959013411E-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40417178423236E-018">
                <text:p>9.40417178423236E-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8031159026107E-018">
                <text:p>9.48031159026107E-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55721841595336E-018">
                <text:p>9.55721841595336E-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63490180923272E-018">
                <text:p>9.63490180923272E-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71337146052255E-018">
                <text:p>9.71337146052255E-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79263720529205E-018">
                <text:p>9.79263720529205E-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8727090269233E-018">
                <text:p>9.8727090269233E-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5359705923875E-018">
                <text:p>9.95359705923875E-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353115889455E-017">
                <text:p>1.00353115889455E-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178630578627E-017">
                <text:p>1.01178630578627E-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2012620666914E-017">
                <text:p>1.02012620666914E-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2855193775542E-017">
                <text:p>1.02855193775542E-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3706459158877E-017">
                <text:p>1.03706459158877E-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4566527744451E-017">
                <text:p>1.04566527744451E-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5435512161572E-017">
                <text:p>1.05435512161572E-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6313526770788E-017">
                <text:p>1.06313526770788E-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200687688092E-017">
                <text:p>1.07200687688092E-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8097112824682E-017">
                <text:p>1.08097112824682E-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9002921921167E-017">
                <text:p>1.09002921921167E-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918236571057E-017">
                <text:p>1.09918236571057E-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43180260597E-017">
                <text:p>1.10843180260597E-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777878405704E-017">
                <text:p>1.11777878405704E-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2722458383147E-017">
                <text:p>1.12722458383147E-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3677049560198E-017">
                <text:p>1.13677049560198E-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641783344489E-017">
                <text:p>1.14641783344489E-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5616793217807E-017">
                <text:p>1.15616793217807E-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6602214766411E-017">
                <text:p>1.16602214766411E-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7598185724938E-017">
                <text:p>1.17598185724938E-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8604846016295E-017">
                <text:p>1.18604846016295E-0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9622337795611E-017">
                <text:p>1.19622337795611E-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0650805485033E-017">
                <text:p>1.20650805485033E-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1690395821723E-017">
                <text:p>1.21690395821723E-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2741257895647E-017">
                <text:p>1.22741257895647E-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3803543201522E-017">
                <text:p>1.23803543201522E-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4877405679118E-017">
                <text:p>1.24877405679118E-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5963001754859E-017">
                <text:p>1.25963001754859E-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70604903997E-017">
                <text:p>1.270604903997E-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8170033166102E-017">
                <text:p>1.28170033166102E-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291794246446E-017">
                <text:p>1.29291794246446E-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0425940518791E-017">
                <text:p>1.30425940518791E-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1572641598871E-017">
                <text:p>1.31572641598871E-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2732069895656E-017">
                <text:p>1.32732069895656E-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3904400656723E-017">
                <text:p>1.33904400656723E-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5089812027741E-017">
                <text:p>1.35089812027741E-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6288485114278E-017">
                <text:p>1.36288485114278E-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7500604034051E-017">
                <text:p>1.37500604034051E-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8726355971606E-017">
                <text:p>1.38726355971606E-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9965931242704E-017">
                <text:p>1.39965931242704E-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121952335644E-017">
                <text:p>1.4121952335644E-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2487329077954E-017">
                <text:p>1.42487329077954E-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3769548489245E-017">
                <text:p>1.43769548489245E-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5066385051805E-017">
                <text:p>1.45066385051805E-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6378045681017E-017">
                <text:p>1.46378045681017E-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7704740813171E-017">
                <text:p>1.47704740813171E-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9046684470066E-017">
                <text:p>1.49046684470066E-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0404094336806E-017">
                <text:p>1.50404094336806E-0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1777191830963E-017">
                <text:p>1.51777191830963E-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3166202175381E-017">
                <text:p>1.53166202175381E-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4571354484404E-017">
                <text:p>1.54571354484404E-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5992881835633E-017">
                <text:p>1.55992881835633E-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7431021341056E-017">
                <text:p>1.57431021341056E-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8886014246503E-017">
                <text:p>1.58886014246503E-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0358106007077E-017">
                <text:p>1.60358106007077E-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1847546369484E-017">
                <text:p>1.61847546369484E-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3354589463419E-017">
                <text:p>1.63354589463419E-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879493896839E-017">
                <text:p>1.64879493896839E-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6422522840941E-017">
                <text:p>1.66422522840941E-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7983944122838E-017">
                <text:p>1.67983944122838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564030326987E-017">
                <text:p>1.69564030326987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1163058892479E-017">
                <text:p>1.71163058892479E-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2781312215063E-017">
                <text:p>1.72781312215063E-0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4419077749565E-017">
                <text:p>1.74419077749565E-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6076648115375E-017">
                <text:p>1.76076648115375E-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7754321205473E-017">
                <text:p>1.77754321205473E-0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9452400293379E-017">
                <text:p>1.79452400293379E-0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1171194154486E-017">
                <text:p>1.81171194154486E-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2911017181835E-017">
                <text:p>1.82911017181835E-0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8467218949646E-017">
                <text:p>1.8467218949646E-0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6455037078991E-017">
                <text:p>1.86455037078991E-0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8259891892629E-017">
                <text:p>1.88259891892629E-0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0087092005419E-017">
                <text:p>1.90087092005419E-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1936981732149E-017">
                <text:p>1.91936981732149E-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3809911760629E-017">
                <text:p>1.93809911760629E-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570623929388E-017">
                <text:p>1.9570623929388E-0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7626328192193E-017">
                <text:p>1.97626328192193E-0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9570549109109E-017">
                <text:p>1.99570549109109E-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1539279653322E-017">
                <text:p>2.01539279653322E-0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3532904534756E-017">
                <text:p>2.03532904534756E-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5551815718597E-017">
                <text:p>2.05551815718597E-0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7596412586177E-017">
                <text:p>2.07596412586177E-0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9667102098461E-017">
                <text:p>2.09667102098461E-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1764298969536E-017">
                <text:p>2.11764298969536E-0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3888425837029E-017">
                <text:p>2.13888425837029E-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6039913433017E-017">
                <text:p>2.16039913433017E-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8219200770332E-017">
                <text:p>2.18219200770332E-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0426735329807E-017">
                <text:p>2.20426735329807E-0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2662973249911E-017">
                <text:p>2.22662973249911E-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4928379513021E-017">
                <text:p>2.24928379513021E-0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7223428167681E-017">
                <text:p>2.27223428167681E-0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9548602520986E-017">
                <text:p>2.29548602520986E-0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190439533823E-017">
                <text:p>2.3190439533823E-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4291309084828E-017">
                <text:p>2.34291309084828E-0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6709856131135E-017">
                <text:p>2.36709856131135E-0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9160558983483E-017">
                <text:p>2.39160558983483E-0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1643950531286E-017">
                <text:p>2.41643950531286E-0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4160574272652E-017">
                <text:p>2.44160574272652E-0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6710984562069E-017">
                <text:p>2.46710984562069E-0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9295746874462E-017">
                <text:p>2.49295746874462E-0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1915438059685E-017">
                <text:p>2.51915438059685E-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4570646610562E-017">
                <text:p>2.54570646610562E-0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7261972933133E-017">
                <text:p>2.57261972933133E-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9990029636873E-017">
                <text:p>2.59990029636873E-0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2755441815784E-017">
                <text:p>2.62755441815784E-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65558847350358E-017">
                <text:p>2.65558847350358E-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8400897221741E-017">
                <text:p>2.68400897221741E-0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12822558103E-017">
                <text:p>2.712822558103E-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4203601222951E-017">
                <text:p>2.74203601222951E-0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77165625625319E-017">
                <text:p>2.77165625625319E-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0169035592959E-017">
                <text:p>2.80169035592959E-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321455244773E-017">
                <text:p>2.8321455244773E-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6302912623921E-017">
                <text:p>2.86302912623921E-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9434868037737E-017">
                <text:p>2.89434868037737E-0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2611186454294E-017">
                <text:p>2.92611186454294E-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5832651902341E-017">
                <text:p>2.95832651902341E-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910006506857E-017">
                <text:p>2.9910006506857E-0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2414243695128E-017">
                <text:p>3.02414243695128E-0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5776023024587E-017">
                <text:p>3.05776023024587E-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9186256227119E-017">
                <text:p>3.09186256227119E-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2645814853945E-017">
                <text:p>3.12645814853945E-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6155589295533E-017">
                <text:p>3.16155589295533E-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716489259712E-017">
                <text:p>3.19716489259712E-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3329444269459E-017">
                <text:p>3.23329444269459E-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6995404151609E-017">
                <text:p>3.26995404151609E-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0715339565743E-017">
                <text:p>3.30715339565743E-0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4490242531845E-017">
                <text:p>3.34490242531845E-0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8321126994918E-017">
                <text:p>3.38321126994918E-0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2209029375866E-017">
                <text:p>3.42209029375866E-0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6155009144713E-017">
                <text:p>3.46155009144713E-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160149447446E-017">
                <text:p>3.50160149447446E-0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4225557702927E-017">
                <text:p>3.54225557702927E-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8352366238599E-017">
                <text:p>3.58352366238599E-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6254173295819E-017">
                <text:p>3.6254173295819E-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679484201013E-017">
                <text:p>3.6679484201013E-0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1112904476879E-017">
                <text:p>3.71112904476879E-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5497159099547E-017">
                <text:p>3.75497159099547E-0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9948873010177E-017">
                <text:p>3.79948873010177E-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4469342498145E-017">
                <text:p>3.84469342498145E-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89059893777709E-017">
                <text:p>3.89059893777709E-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3721883812632E-017">
                <text:p>3.93721883812632E-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845670115E-017">
                <text:p>3.9845670115E-0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3265766769846E-017">
                <text:p>4.03265766769846E-0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8150534970718E-017">
                <text:p>4.08150534970718E-0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3112494277739E-017">
                <text:p>4.13112494277739E-0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18153168400911E-017">
                <text:p>4.18153168400911E-0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3274117188414E-017">
                <text:p>4.23274117188414E-0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28476937644187E-017">
                <text:p>4.28476937644187E-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33763264944786E-017">
                <text:p>4.33763264944786E-0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39134773515558E-017">
                <text:p>4.39134773515558E-0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44593178133205E-017">
                <text:p>4.44593178133205E-0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50140235053451E-017">
                <text:p>4.50140235053451E-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55777743187708E-017">
                <text:p>4.55777743187708E-0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61507545314661E-017">
                <text:p>4.61507545314661E-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67331529327724E-017">
                <text:p>4.67331529327724E-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3251629526676E-017">
                <text:p>4.73251629526676E-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9269827948175E-017">
                <text:p>4.79269827948175E-0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5388155741518E-017">
                <text:p>4.85388155741518E-0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91608694594824E-017">
                <text:p>4.91608694594824E-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97933578191976E-017">
                <text:p>4.97933578191976E-0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0436499375296E-017">
                <text:p>5.0436499375296E-0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10905183575077E-017">
                <text:p>5.10905183575077E-0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17556446664841E-017">
                <text:p>5.17556446664841E-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24321140429275E-017">
                <text:p>5.24321140429275E-0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31201682379694E-017">
                <text:p>5.31201682379694E-0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38200551932269E-017">
                <text:p>5.38200551932269E-0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5320292278535E-017">
                <text:p>5.45320292278535E-0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52563512272747E-017">
                <text:p>5.52563512272747E-0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9932888425383E-017">
                <text:p>5.59932888425383E-0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67431166963093E-017">
                <text:p>5.67431166963093E-0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506116592217E-017">
                <text:p>5.7506116592217E-0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2825777358246E-017">
                <text:p>5.82825777358246E-0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90727969628753E-017">
                <text:p>5.90727969628753E-0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98770789722453E-017">
                <text:p>5.98770789722453E-0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06957365701682E-017">
                <text:p>6.06957365701682E-0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15290909219537E-017">
                <text:p>6.15290909219537E-0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23774718135178E-017">
                <text:p>6.23774718135178E-0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32412179198277E-017">
                <text:p>6.32412179198277E-0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41206770868974E-017">
                <text:p>6.41206770868974E-0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0162066219701E-017">
                <text:p>6.50162066219701E-0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59281735897575E-017">
                <text:p>6.59281735897575E-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68569551286798E-017">
                <text:p>6.68569551286798E-0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78029387718061E-017">
                <text:p>6.78029387718061E-0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8766522780568E-017">
                <text:p>6.8766522780568E-0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7481164937511E-017">
                <text:p>6.97481164937511E-0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07481406849842E-017">
                <text:p>7.07481406849842E-0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7670279356017E-017">
                <text:p>7.17670279356017E-0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8052230236908E-017">
                <text:p>7.28052230236908E-0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38631833239544E-017">
                <text:p>7.38631833239544E-0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49413792259256E-017">
                <text:p>7.49413792259256E-0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604029456391E-017">
                <text:p>7.604029456391E-0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71604270670999E-017">
                <text:p>7.71604270670999E-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302288826258E-017">
                <text:p>7.8302288826258E-0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94664067760012E-017">
                <text:p>7.94664067760012E-0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06533231980983E-017">
                <text:p>8.06533231980983E-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18635962425747E-017">
                <text:p>8.18635962425747E-0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30978004713043E-017">
                <text:p>8.30978004713043E-0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43565274202959E-017">
                <text:p>8.43565274202959E-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56403861841628E-017">
                <text:p>8.56403861841628E-0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69500040265283E-017">
                <text:p>8.69500040265283E-0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82860270136218E-017">
                <text:p>8.82860270136218E-0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96491206683617E-017">
                <text:p>8.96491206683617E-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10399706554448E-017">
                <text:p>9.10399706554448E-0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24592834974546E-017">
                <text:p>9.24592834974546E-0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39077873114466E-017">
                <text:p>9.39077873114466E-0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53862325795704E-017">
                <text:p>9.53862325795704E-0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895392951486E-017">
                <text:p>9.6895392951486E-0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84360660796548E-017">
                <text:p>9.84360660796548E-0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0009074489685E-016">
                <text:p>1.00009074489685E-0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1615266483471E-016">
                <text:p>1.01615266483471E-0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3255517082342E-016">
                <text:p>1.03255517082342E-0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4930729012139E-016">
                <text:p>1.04930729012139E-0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6641833724214E-016">
                <text:p>1.06641833724214E-0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8389792462952E-016">
                <text:p>1.08389792462952E-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0175597378282E-016">
                <text:p>1.10175597378282E-0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2000272687009E-016">
                <text:p>1.12000272687009E-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386487588081E-016">
                <text:p>1.1386487588081E-0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5770498987161E-016">
                <text:p>1.15770498987161E-0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7718269887753E-016">
                <text:p>1.17718269887753E-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9709353692436E-016">
                <text:p>1.19709353692436E-0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1744954170775E-016">
                <text:p>1.21744954170775E-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3826315252412E-016">
                <text:p>1.23826315252412E-0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595472258876E-016">
                <text:p>1.2595472258876E-0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8131505186688E-016">
                <text:p>1.28131505186688E-0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0358037115392E-016">
                <text:p>1.30358037115392E-0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2635739289306E-016">
                <text:p>1.32635739289306E-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4966081330899E-016">
                <text:p>1.34966081330899E-0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735058351835E-016">
                <text:p>1.3735058351835E-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9790818827137E-016">
                <text:p>1.39790818827137E-0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228841505957E-016">
                <text:p>1.4228841505957E-0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4845057073381E-016">
                <text:p>1.44845057073381E-0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47462489115538E-016">
                <text:p>1.47462489115538E-0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0142517268354E-016">
                <text:p>1.50142517268354E-0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2887012004109E-016">
                <text:p>1.52887012004109E-0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5697910864311E-016">
                <text:p>1.55697910864311E-0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8577221268556E-016">
                <text:p>1.58577221268556E-0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61527023452098E-016">
                <text:p>1.61527023452098E-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64549473548271E-016">
                <text:p>1.64549473548271E-0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67646806821572E-016">
                <text:p>1.67646806821572E-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0821341053991E-016">
                <text:p>1.70821341053991E-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4075480100276E-016">
                <text:p>1.74075480100276E-0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7411717618086E-016">
                <text:p>1.77411717618086E-0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0832640981154E-016">
                <text:p>1.80832640981154E-0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4340935389749E-016">
                <text:p>1.84340935389749E-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7939388184638E-016">
                <text:p>1.87939388184638E-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1630893380839E-016">
                <text:p>1.91630893380839E-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5418456431782E-016">
                <text:p>1.95418456431782E-0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9305199234184E-016">
                <text:p>1.99305199234184E-0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03294365391113E-016">
                <text:p>2.03294365391113E-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07389325749819E-016">
                <text:p>2.07389325749819E-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11593584222146E-016">
                <text:p>2.11593584222146E-0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1591078391417E-016">
                <text:p>2.1591078391417E-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0344713578191E-016">
                <text:p>2.20344713578191E-0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4899314402719E-016">
                <text:p>2.24899314402719E-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9578687168342E-016">
                <text:p>2.29578687168342E-0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34387099787628E-016">
                <text:p>2.34387099787628E-0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39328995251793E-016">
                <text:p>2.39328995251793E-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44409000005375E-016">
                <text:p>2.44409000005375E-0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49631932784622E-016">
                <text:p>2.49631932784622E-0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55002813942741E-016">
                <text:p>2.55002813942741E-0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60526875287366E-016">
                <text:p>2.60526875287366E-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66209570469475E-016">
                <text:p>2.66209570469475E-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72056585956635E-016">
                <text:p>2.72056585956635E-0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78073852627801E-016">
                <text:p>2.78073852627801E-0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84267558024645E-016">
                <text:p>2.84267558024645E-0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90644159308709E-016">
                <text:p>2.90644159308709E-0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97210396968283E-016">
                <text:p>2.97210396968283E-0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03973309309971E-016">
                <text:p>3.03973309309971E-0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10940247814621E-016">
                <text:p>3.10940247814621E-0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18118893391817E-016">
                <text:p>3.18118893391817E-0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5517273590049E-016">
                <text:p>3.25517273590049E-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33143780849015E-016">
                <text:p>3.33143780849015E-0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1007191844038E-016">
                <text:p>3.41007191844038E-0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49116688002311E-016">
                <text:p>3.49116688002311E-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481877276972E-016">
                <text:p>3.57481877276972E-0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611281725202E-016">
                <text:p>3.6611281725202E-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75020039683958E-016">
                <text:p>3.75020039683958E-0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84214576579885E-016">
                <text:p>3.84214576579885E-0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93707987906181E-016">
                <text:p>3.93707987906181E-0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03512391058441E-016">
                <text:p>4.03512391058441E-0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13640492204037E-016">
                <text:p>4.13640492204037E-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24105619655085E-016">
                <text:p>4.24105619655085E-0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34921759395491E-016">
                <text:p>4.34921759395491E-0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6103592920116E-016">
                <text:p>4.46103592920116E-0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57666537581616E-016">
                <text:p>4.57666537581616E-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69626789596642E-016">
                <text:p>4.69626789596642E-0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82001369936008E-016">
                <text:p>4.82001369936008E-0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9480817330686E-016">
                <text:p>4.9480817330686E-0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08066020459855E-016">
                <text:p>5.08066020459855E-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21794714076173E-016">
                <text:p>5.21794714076173E-0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36015098510361E-016">
                <text:p>5.36015098510361E-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50749123695584E-016">
                <text:p>5.50749123695584E-0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66019913532965E-016">
                <text:p>5.66019913532965E-0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1851839108871E-016">
                <text:p>5.81851839108871E-0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98270597147002E-016">
                <text:p>5.98270597147002E-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15303294105416E-016">
                <text:p>6.15303294105416E-0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32978536357907E-016">
                <text:p>6.32978536357907E-0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51326526993423E-016">
                <text:p>6.51326526993423E-0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70379169753702E-016">
                <text:p>6.70379169753702E-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90170180708067E-016">
                <text:p>6.90170180708067E-0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0735208321734E-016">
                <text:p>7.10735208321734E-0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32111962607381E-016">
                <text:p>7.32111962607381E-0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54340354177602E-016">
                <text:p>7.54340354177602E-0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7462644000187E-016">
                <text:p>7.77462644000187E-0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01523604825287E-016">
                <text:p>8.01523604825287E-0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2657069529929E-016">
                <text:p>8.2657069529929E-0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52654247871917E-016">
                <text:p>8.52654247871917E-0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79827671752808E-016">
                <text:p>8.79827671752808E-0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08147672273912E-016">
                <text:p>9.08147672273912E-0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37674488121572E-016">
                <text:p>9.37674488121572E-0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68472148126176E-016">
                <text:p>9.68472148126176E-0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006087494015E-015">
                <text:p>1.0006087494015E-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3415675882924E-015">
                <text:p>1.03415675882924E-0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06919334011303E-015">
                <text:p>1.06919334011303E-0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0580070884767E-015">
                <text:p>1.10580070884767E-0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44066518294E-015">
                <text:p>1.144066518294E-0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8408427887774E-015">
                <text:p>1.18408427887774E-0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2595381471615E-015">
                <text:p>1.22595381471615E-0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6978176086806E-015">
                <text:p>1.26978176086806E-0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31568210542033E-015">
                <text:p>1.31568210542033E-0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6377678093748E-015">
                <text:p>1.36377678093748E-0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41419631036117E-015">
                <text:p>1.41419631036117E-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46708051304199E-015">
                <text:p>1.46708051304199E-0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2257927718903E-015">
                <text:p>1.52257927718903E-0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8085340578779E-015">
                <text:p>1.58085340578779E-0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4207554387138E-015">
                <text:p>1.64207554387138E-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70643119600871E-015">
                <text:p>1.70643119600871E-0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77411984386507E-015">
                <text:p>1.77411984386507E-0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84535617497895E-015">
                <text:p>1.84535617497895E-0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2037143526414E-015">
                <text:p>1.92037143526414E-0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9941491922073E-015">
                <text:p>1.99941491922073E-0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08275561377422E-015">
                <text:p>2.08275561377422E-0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1706840135937E-015">
                <text:p>2.1706840135937E-0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26351412807463E-015">
                <text:p>2.26351412807463E-0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36158570282337E-015">
                <text:p>2.36158570282337E-0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46526668158145E-015">
                <text:p>2.46526668158145E-0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57495593796932E-015">
                <text:p>2.57495593796932E-0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9108631039553E-015">
                <text:p>2.69108631039553E-0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8141279782128E-015">
                <text:p>2.8141279782128E-0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94459222244997E-015">
                <text:p>2.94459222244997E-0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08303562055087E-015">
                <text:p>3.08303562055087E-0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23006473183446E-015">
                <text:p>3.23006473183446E-0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38634133845454E-015">
                <text:p>3.38634133845454E-0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55258831632845E-015">
                <text:p>3.55258831632845E-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72959622165888E-015">
                <text:p>3.72959622165888E-0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91823069160572E-015">
                <text:p>3.91823069160572E-0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11944077290326E-015">
                <text:p>4.11944077290326E-0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3426831002355E-015">
                <text:p>4.33426831002355E-0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56385854530189E-015">
                <text:p>4.56385854530189E-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80947210797854E-015">
                <text:p>4.80947210797854E-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07249859806169E-015">
                <text:p>5.07249859806169E-0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35447200501635E-015">
                <text:p>5.35447200501635E-0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65708824171418E-015">
                <text:p>5.65708824171418E-0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98222512209648E-015">
                <text:p>5.98222512209648E-0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33196516804586E-015">
                <text:p>6.33196516804586E-0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70862169905202E-015">
                <text:p>6.70862169905202E-0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147687397392E-015">
                <text:p>7.1147687397392E-0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55327537790803E-015">
                <text:p>7.55327537790803E-0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02734532336928E-015">
                <text:p>8.02734532336928E-0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54056255936086E-015">
                <text:p>8.54056255936086E-0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0969441497921E-015">
                <text:p>9.0969441497921E-0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70100147365118E-015">
                <text:p>9.70100147365118E-0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00000000103578114110486">
                <text:p>0.00000000000001035781141104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00000000110730993145812">
                <text:p>0.00000000000001107309931458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00000000118533359788999">
                <text:p>0.00000000000001185333597889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00000000127058512873292">
                <text:p>0.00000000000001270585128732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00000000136389677898456">
                <text:p>0.00000000000001363896778984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00000000146621581793968">
                <text:p>0.00000000000001466215817939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00000000157862315203837">
                <text:p>0.00000000000001578623152038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00000000170235541899379">
                <text:p>0.00000000000001702355418993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00000000183883128810429">
                <text:p>0.00000000000001838831288104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00000000198968287651287">
                <text:p>0.0000000000000198968287651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00000000215679341232421">
                <text:p>0.00000000000002156793412324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00000000234234255663197">
                <text:p>0.00000000000002342342556631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00000000254886115549661">
                <text:p>0.00000000000002548861155496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00000000277929765371066">
                <text:p>0.00000000000002779297653710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00000000303709899671318">
                <text:p>0.00000000000003037098996713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0000000033263096182343">
                <text:p>0.0000000000000332630961823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00000000365169311744558">
                <text:p>0.00000000000003651693117445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00000000401888254978057">
                <text:p>0.00000000000004018882549780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00000000443456699895709">
                <text:p>0.00000000000004434566998957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00000000490672441450619">
                <text:p>0.00000000000004906724414506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00000000544491379833296">
                <text:p>0.00000000000005444913798332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00000000606064399877801">
                <text:p>0.00000000000006060643998778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00000000676784203612148">
                <text:p>0.00000000000006767842036121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00000000758345162985095">
                <text:p>0.00000000000007583451629850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00000000852820327483187">
                <text:p>0.00000000000008528203274831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0000000096276120522848">
                <text:p>0.0000000000000962761205228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0000000109132801647913">
                <text:p>0.000000000000109132801647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0000000124246106179496">
                <text:p>0.0000000000001242461061794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00000001421108051311">
                <text:p>0.00000000000014211080513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0000000163352830697713">
                <text:p>0.0000000000001633528306977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0000000188770359185743">
                <text:p>0.0000000000001887703591857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0000000219389835165389">
                <text:p>0.0000000000002193898351653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0000000256543157612579">
                <text:p>0.0000000000002565431576125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0000000301975177748025">
                <text:p>0.0000000000003019751777480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000000035799512870441">
                <text:p>0.000000000000357995128704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0000000427692514709064">
                <text:p>0.000000000000427692514709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0000000515248793584612">
                <text:p>0.0000000000005152487935846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0000000626393297936088">
                <text:p>0.0000000000006263932979360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0000000769079248893941">
                <text:p>0.0000000000007690792488939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000000095450005771048">
                <text:p>0.000000000000954500057710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000000119863835733892">
                <text:p>0.000000000001198638357338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000000152465812567168">
                <text:p>0.000000000001524658125671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000000196664110532064">
                <text:p>0.000000000001966641105320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000000257546868792287">
                <text:p>0.000000000002575468687922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000000342808662184084">
                <text:p>0.000000000003428086621840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000000464189319364927">
                <text:p>0.000000000004641893193649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00000063960651786064">
                <text:p>0.0000000000063960651786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000000895921817440957">
                <text:p>0.000000000008959218174409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00000127106842701374">
                <text:p>0.00000000001271068427013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0000018098876772825">
                <text:p>0.0000000000180988767728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00000253520421802004">
                <text:p>0.00000000002535204218020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00000335026917314791">
                <text:p>0.00000000003350269173147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00000383751309263632">
                <text:p>0.00000000003837513092636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00000321084607832776">
                <text:p>0.00000000003210846078327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00000130811183012807">
                <text:p>0.00000000001308111830128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00000000625238724202558">
                <text:p>0.00000000000006252387242025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000000983498058016415">
                <text:p>0.000000000009834980580164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00000272057332047761">
                <text:p>0.00000000002720573320477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00000334794220790508">
                <text:p>0.00000000003347942207905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00000294220563361814">
                <text:p>0.00000000002942205633618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00000222096137437023">
                <text:p>0.00000000002220961374370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00000157454816298385">
                <text:p>0.00000000001574548162983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00000109531207434853">
                <text:p>0.0000000000109531207434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000000763510551410093">
                <text:p>0.000000000007635105514100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000000538492283392877">
                <text:p>0.000000000005384922833928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000000385806129164044">
                <text:p>0.000000000003858061291640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000000281130222598226">
                <text:p>0.00000000000281130222598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000000208318111471442">
                <text:p>0.000000000002083181114714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000000156850045228839">
                <text:p>0.000000000001568500452288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000000119873551979312">
                <text:p>0.000000000001198735519793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0000000928868087887327">
                <text:p>0.0000000000009288680878873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000000072894721983148">
                <text:p>0.000000000000728947219831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0000000578757560378097">
                <text:p>0.0000000000005787575603780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0000000464449569097982">
                <text:p>0.0000000000004644495690979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0000000376393371815178">
                <text:p>0.0000000000003763933718151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0000000307796397789344">
                <text:p>0.0000000000003077963977893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0000000253801323122527">
                <text:p>0.0000000000002538013231225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00000002108893277709">
                <text:p>0.00000000000021088932777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0000000176479857086941">
                <text:p>0.0000000000001764798570869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0000000148658527539439">
                <text:p>0.0000000000001486585275394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0000000125989713719034">
                <text:p>0.0000000000001259897137190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0000000107385832568949">
                <text:p>0.0000000000001073858325689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00000000920150749140905">
                <text:p>0.00000000000009201507491409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00000000792355306320393">
                <text:p>0.00000000000007923553063203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00000000685476470980862">
                <text:p>0.000000000000068547647098086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00000000595595658883628">
                <text:p>0.00000000000005955956588836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00000000519616031348072">
                <text:p>0.00000000000005196160313480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00000000455072883387726">
                <text:p>0.00000000000004550728833877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00000000399991530955015">
                <text:p>0.00000000000003999915309550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00000000352779916821509">
                <text:p>0.00000000000003527799168215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00000000312146816202846">
                <text:p>0.00000000000003121468162028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00000000277039075842357">
                <text:p>0.00000000000002770390758423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00000000246593116815247">
                <text:p>0.00000000000002465931168152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00000000220097207323869">
                <text:p>0.00000000000002200972073238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0000000019696192598402">
                <text:p>0.0000000000000196961925984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00000000176696896588246">
                <text:p>0.00000000000001766968965882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00000000158892356339125">
                <text:p>0.00000000000001588923563391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00000000143204472496328">
                <text:p>0.00000000000001432044724963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00000000129343583278377">
                <text:p>0.00000000000001293435832783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00000000117064733056474">
                <text:p>0.00000000000001170647330564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00000000106160017388753">
                <text:p>0.00000000000001061600173887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64523631805064E-015">
                <text:p>9.64523631805064E-0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77904525255837E-015">
                <text:p>8.77904525255837E-0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00445623316589E-015">
                <text:p>8.00445623316589E-0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31031406156211E-015">
                <text:p>7.31031406156211E-0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68699780019748E-015">
                <text:p>6.68699780019748E-0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12618621610271E-015">
                <text:p>6.12618621610271E-0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066256975847E-015">
                <text:p>5.62066256975847E-0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16415158386457E-015">
                <text:p>5.16415158386457E-0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75118283109396E-015">
                <text:p>4.75118283109396E-0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37697589032441E-015">
                <text:p>4.37697589032441E-0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03734350216606E-015">
                <text:p>4.03734350216606E-0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72860965766326E-015">
                <text:p>3.72860965766326E-0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44754011681921E-015">
                <text:p>3.44754011681921E-0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19128330583051E-015">
                <text:p>3.19128330583051E-0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95731990679795E-015">
                <text:p>2.95731990679795E-0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74341974904962E-015">
                <text:p>2.74341974904962E-0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54760485133005E-015">
                <text:p>2.54760485133005E-0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36811765960869E-015">
                <text:p>2.36811765960869E-0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20339368543762E-015">
                <text:p>2.20339368543762E-0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5203788108538E-015">
                <text:p>2.05203788108538E-0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1280419568577E-015">
                <text:p>1.91280419568577E-0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8457784590756E-015">
                <text:p>1.78457784590756E-0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66635990857122E-015">
                <text:p>1.66635990857122E-0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5725390385868E-015">
                <text:p>1.55725390385868E-0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456454088926E-015">
                <text:p>1.456454088926E-0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36323522429289E-015">
                <text:p>1.36323522429289E-0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7694361104586E-015">
                <text:p>1.27694361104586E-0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9698922686346E-015">
                <text:p>1.19698922686346E-0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2283881397932E-015">
                <text:p>1.12283881397932E-0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5400979346248E-015">
                <text:p>1.05400979346248E-0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90064898103789E-016">
                <text:p>9.90064898103789E-0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30607431365471E-016">
                <text:p>9.30607431365471E-0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75277072746972E-016">
                <text:p>8.75277072746972E-0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23746160900155E-016">
                <text:p>8.23746160900155E-0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75716395113608E-016">
                <text:p>7.75716395113608E-0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30915903806839E-016">
                <text:p>7.30915903806839E-0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89096635498724E-016">
                <text:p>6.89096635498724E-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50032033526675E-016">
                <text:p>6.50032033526675E-0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13514960846411E-016">
                <text:p>6.13514960846411E-0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79355845588991E-016">
                <text:p>5.79355845588991E-0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47381021712206E-016">
                <text:p>5.47381021712206E-0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17431242377727E-016">
                <text:p>5.17431242377727E-0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89360346422174E-016">
                <text:p>4.89360346422174E-0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63034060711818E-016">
                <text:p>4.63034060711818E-0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38328923266218E-016">
                <text:p>4.38328923266218E-0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15131313868996E-016">
                <text:p>4.15131313868996E-0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93336580455399E-016">
                <text:p>3.93336580455399E-0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72848250928722E-016">
                <text:p>3.72848250928722E-0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3577321302473E-016">
                <text:p>3.53577321302473E-0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35441612105994E-016">
                <text:p>3.35441612105994E-0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18365185883818E-016">
                <text:p>3.18365185883818E-0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02277819482935E-016">
                <text:p>3.02277819482935E-0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87114525490018E-016">
                <text:p>2.87114525490018E-0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72815117814836E-016">
                <text:p>2.72815117814836E-0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59323816984843E-016">
                <text:p>2.59323816984843E-0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6588891185327E-016">
                <text:p>2.46588891185327E-0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34562329516963E-016">
                <text:p>2.34562329516963E-0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23199544288132E-016">
                <text:p>2.23199544288132E-0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12459099563018E-016">
                <text:p>2.12459099563018E-0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02302463406131E-016">
                <text:p>2.02302463406131E-0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2693781581745E-016">
                <text:p>1.92693781581745E-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3599670673199E-016">
                <text:p>1.83599670673199E-0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74989028805131E-016">
                <text:p>1.74989028805131E-0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66832862333026E-016">
                <text:p>1.66832862333026E-0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9104127029155E-016">
                <text:p>1.59104127029155E-0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1777582439442E-016">
                <text:p>1.51777582439442E-0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44829658220837E-016">
                <text:p>1.44829658220837E-0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38238331387008E-016">
                <text:p>1.38238331387008E-0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31983013482048E-016">
                <text:p>1.31983013482048E-0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6044446809017E-016">
                <text:p>1.26044446809017E-0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0404608928019E-016">
                <text:p>1.20404608928019E-0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15046624690455E-016">
                <text:p>1.15046624690455E-0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9954685169915E-016">
                <text:p>1.09954685169915E-0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05113972898835E-016">
                <text:p>1.05113972898835E-0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0510592870384E-016">
                <text:p>1.00510592870384E-0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61315088261646E-017">
                <text:p>9.61315088261646E-0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.19644843851641E-017">
                <text:p>9.19644843851641E-0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.79980286114269E-017">
                <text:p>8.79980286114269E-0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.42213456572903E-017">
                <text:p>8.42213456572903E-0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.06242881454114E-017">
                <text:p>8.06242881454114E-0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7197313995471E-017">
                <text:p>7.7197313995471E-0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3931446406478E-017">
                <text:p>7.3931446406478E-0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08182367484686E-017">
                <text:p>7.08182367484686E-0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78497301365488E-017">
                <text:p>6.78497301365488E-0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50184334686435E-017">
                <text:p>6.50184334686435E-0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23172857375514E-017">
                <text:p>6.23172857375514E-0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97396304422755E-017">
                <text:p>5.97396304422755E-0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72791899360043E-017">
                <text:p>5.72791899360043E-0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49300415604484E-017">
                <text:p>5.49300415604484E-0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26865954317725E-017">
                <text:p>5.26865954317725E-0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0543573753414E-017">
                <text:p>5.0543573753414E-0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84959915457759E-017">
                <text:p>4.84959915457759E-0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6539138677552E-017">
                <text:p>4.6539138677552E-0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46685631118304E-017">
                <text:p>4.46685631118304E-0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28800552735442E-017">
                <text:p>4.28800552735442E-0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11696334527538E-017">
                <text:p>4.11696334527538E-0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5335301782703E-017">
                <text:p>3.95335301782703E-0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9681794818229E-017">
                <text:p>3.79681794818229E-0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64702049964693E-017">
                <text:p>3.64702049964693E-0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50364088237763E-017">
                <text:p>3.50364088237763E-0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36637611182831E-017">
                <text:p>3.36637611182831E-0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23493903426649E-017">
                <text:p>3.23493903426649E-0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10905741387418E-017">
                <text:p>3.10905741387418E-0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98847307777685E-017">
                <text:p>2.98847307777685E-0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87294111491641E-017">
                <text:p>2.87294111491641E-0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6222912461219E-017">
                <text:p>2.76222912461219E-0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65611651232559E-017">
                <text:p>2.65611651232559E-0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55439382856472E-017">
                <text:p>2.55439382856472E-0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45686214825431E-017">
                <text:p>2.45686214825431E-0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36333248839481E-017">
                <text:p>2.36333248839481E-0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27362526072564E-017">
                <text:p>2.27362526072564E-0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8756975749517E-017">
                <text:p>2.18756975749517E-0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0500366804941E-017">
                <text:p>2.10500366804941E-0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02577262432251E-017">
                <text:p>2.02577262432251E-0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4972977312349E-017">
                <text:p>1.94972977312349E-0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87673537377598E-017">
                <text:p>1.87673537377598E-0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80665641943563E-017">
                <text:p>1.80665641943563E-0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73936628023602E-017">
                <text:p>1.73936628023602E-0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67474436723518E-017">
                <text:p>1.67474436723518E-0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6126758159019E-017">
                <text:p>1.6126758159019E-0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5305118753313E-017">
                <text:p>1.55305118753313E-0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49576618779735E-017">
                <text:p>1.49576618779735E-0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44072140127739E-017">
                <text:p>1.44072140127739E-0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38782204097693E-017">
                <text:p>1.38782204097693E-0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33697771189019E-017">
                <text:p>1.33697771189019E-0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8810218773802E-017">
                <text:p>1.28810218773802E-0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24111320021744E-017">
                <text:p>1.24111320021744E-0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19593223974715E-017">
                <text:p>1.19593223974715E-0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15248436730189E-017">
                <text:p>1.15248436730189E-0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11069803651834E-017">
                <text:p>1.11069803651834E-0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7050492544932E-017">
                <text:p>1.07050492544932E-0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3183977741573E-017">
                <text:p>1.03183977741573E-0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94640250499555E-018">
                <text:p>9.94640250499555E-0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.58846775072559E-018">
                <text:p>9.58846775072559E-0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.2440241893686E-018">
                <text:p>9.2440241893686E-0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.91252759587681E-018">
                <text:p>8.91252759587681E-0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.5934576327884E-018">
                <text:p>8.5934576327884E-0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.28631670470865E-018">
                <text:p>8.28631670470865E-0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.99062887181559E-018">
                <text:p>7.99062887181559E-0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.70593882025756E-018">
                <text:p>7.70593882025756E-0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.43181088697777E-018">
                <text:p>7.43181088697777E-0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.16782813332703E-018">
                <text:p>7.16782813332703E-0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1359146699858E-018">
                <text:p>6.91359146699858E-0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66871880946303E-018">
                <text:p>6.66871880946303E-0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43284430424308E-018">
                <text:p>6.43284430424308E-0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20561756625488E-018">
                <text:p>6.20561756625488E-0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98670296922594E-018">
                <text:p>5.98670296922594E-0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77577896878706E-018">
                <text:p>5.77577896878706E-0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57253745837618E-018">
                <text:p>5.57253745837618E-0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37668315820344E-018">
                <text:p>5.37668315820344E-0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1879330342937E-018">
                <text:p>5.1879330342937E-0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00601574610574E-018">
                <text:p>5.00601574610574E-0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83067112108401E-018">
                <text:p>4.83067112108401E-0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.66164965506707E-018">
                <text:p>4.66164965506707E-0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49871203716647E-018">
                <text:p>4.49871203716647E-0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34162869695923E-018">
                <text:p>4.34162869695923E-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19017937451408E-018">
                <text:p>4.19017937451408E-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0441527104904E-018">
                <text:p>4.0441527104904E-0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0334585554193E-018">
                <text:p>3.90334585554193E-0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76756409914708E-018">
                <text:p>3.76756409914708E-0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63662051535105E-018">
                <text:p>3.63662051535105E-0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103356258669E-018">
                <text:p>3.5103356258669E-0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38853707817741E-018">
                <text:p>3.38853707817741E-0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27105933921483E-018">
                <text:p>3.27105933921483E-0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15774340385891E-018">
                <text:p>3.15774340385891E-0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04843651583231E-018">
                <text:p>3.04843651583231E-0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94299190232475E-018">
                <text:p>2.94299190232475E-0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84126852056288E-018">
                <text:p>2.84126852056288E-0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74313081625215E-018">
                <text:p>2.74313081625215E-0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64844849280588E-018">
                <text:p>2.64844849280588E-0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5570962909809E-018">
                <text:p>2.5570962909809E-0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46895377869015E-018">
                <text:p>2.46895377869015E-0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38390515089218E-018">
                <text:p>2.38390515089218E-0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3018390374794E-018">
                <text:p>2.3018390374794E-0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22264831979436E-018">
                <text:p>2.22264831979436E-0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14622995651839E-018">
                <text:p>2.14622995651839E-0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07248481631005E-018">
                <text:p>2.07248481631005E-0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00131751791767E-018">
                <text:p>2.00131751791767E-0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3263627772463E-018">
                <text:p>1.93263627772463E-0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86635276383814E-018">
                <text:p>1.86635276383814E-0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8023819564162E-018">
                <text:p>1.8023819564162E-0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74064201447755E-018">
                <text:p>1.74064201447755E-0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68105414793976E-018">
                <text:p>1.68105414793976E-0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62354249586859E-018">
                <text:p>1.62354249586859E-0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6803400956963E-018">
                <text:p>1.56803400956963E-0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1445834052778E-018">
                <text:p>1.51445834052778E-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6274773374236E-018">
                <text:p>1.46274773374236E-0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41283692531857E-018">
                <text:p>1.41283692531857E-0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6466304417453E-018">
                <text:p>1.36466304417453E-0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31816551829965E-018">
                <text:p>1.31816551829965E-0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7328598477386E-018">
                <text:p>1.27328598477386E-0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22996820360203E-018">
                <text:p>1.22996820360203E-0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8815797535606E-018">
                <text:p>1.18815797535606E-0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4780306199212E-018">
                <text:p>1.14780306199212E-0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0885311121998E-018">
                <text:p>1.10885311121998E-0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07125958356266E-018">
                <text:p>1.07125958356266E-0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3497568300272E-018">
                <text:p>1.03497568300272E-0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.99956290361358E-019">
                <text:p>9.99956290361358E-0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66157899016376E-019">
                <text:p>9.66157899016376E-0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.33538553809913E-019">
                <text:p>9.33538553809913E-0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.02057792010851E-019">
                <text:p>9.02057792010851E-0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.7167658686703E-019">
                <text:p>8.7167658686703E-0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.42357293608789E-019">
                <text:p>8.42357293608789E-0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.1406359741464E-019">
                <text:p>8.1406359741464E-0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86760463484821E-019">
                <text:p>7.86760463484821E-0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60414089118963E-019">
                <text:p>7.60414089118963E-0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3499185794921E-019">
                <text:p>7.3499185794921E-0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10462295731201E-019">
                <text:p>7.10462295731201E-0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8679502796825E-019">
                <text:p>6.8679502796825E-0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63960739342827E-019">
                <text:p>6.63960739342827E-0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41931134615087E-019">
                <text:p>6.41931134615087E-0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20678900999009E-019">
                <text:p>6.20678900999009E-0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00177672286626E-019">
                <text:p>6.00177672286626E-0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80401994250941E-019">
                <text:p>5.80401994250941E-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.6132729118932E-019">
                <text:p>5.6132729118932E-0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.42929834062591E-019">
                <text:p>5.42929834062591E-0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.25186709810397E-019">
                <text:p>5.25186709810397E-0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.08075791746087E-019">
                <text:p>5.08075791746087E-0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91575711112095E-019">
                <text:p>4.91575711112095E-0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75665829950456E-019">
                <text:p>4.75665829950456E-0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60326214759299E-019">
                <text:p>4.60326214759299E-0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45537611196093E-019">
                <text:p>4.45537611196093E-0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31281419877096E-019">
                <text:p>4.31281419877096E-0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17539672996994E-019">
                <text:p>4.17539672996994E-0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04295011820903E-019">
                <text:p>4.04295011820903E-0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91530665166102E-019">
                <text:p>3.91530665166102E-0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79230428574896E-019">
                <text:p>3.79230428574896E-0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67378644158808E-019">
                <text:p>3.67378644158808E-0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55960181540552E-019">
                <text:p>3.55960181540552E-0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44960419194318E-019">
                <text:p>3.44960419194318E-0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34365226697504E-019">
                <text:p>3.34365226697504E-0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24160947420973E-019">
                <text:p>3.24160947420973E-0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14334381990838E-019">
                <text:p>3.14334381990838E-0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04872772466732E-019">
                <text:p>3.04872772466732E-0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95763786980129E-019">
                <text:p>2.95763786980129E-0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86995504914527E-019">
                <text:p>2.86995504914527E-0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78556402648988E-019">
                <text:p>2.78556402648988E-0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70435339868058E-019">
                <text:p>2.70435339868058E-0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62621546362919E-019">
                <text:p>2.62621546362919E-0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5104609389818E-019">
                <text:p>2.55104609389818E-0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47874461259558E-019">
                <text:p>2.47874461259558E-0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40921367533526E-019">
                <text:p>2.40921367533526E-0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34235915782573E-019">
                <text:p>2.34235915782573E-0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27809004497049E-019">
                <text:p>2.27809004497049E-0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21631832438288E-019">
                <text:p>2.21631832438288E-0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5695888629782E-019">
                <text:p>2.15695888629782E-0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09992942324824E-019">
                <text:p>2.09992942324824E-0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04515033534876E-019">
                <text:p>2.04515033534876E-0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99254464111621E-019">
                <text:p>1.99254464111621E-0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94203788659889E-019">
                <text:p>1.94203788659889E-0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89355806151636E-019">
                <text:p>1.89355806151636E-0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84703551736671E-019">
                <text:p>1.84703551736671E-0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80240288737131E-019">
                <text:p>1.80240288737131E-0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75959501078182E-019">
                <text:p>1.75959501078182E-0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71854885931493E-019">
                <text:p>1.71854885931493E-0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67920346555193E-019">
                <text:p>1.67920346555193E-0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64149985463563E-019">
                <text:p>1.64149985463563E-0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60538097813575E-019">
                <text:p>1.60538097813575E-0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5707916497448E-019">
                <text:p>1.5707916497448E-0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3767848421629E-019">
                <text:p>1.53767848421629E-0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0598983746119E-019">
                <text:p>1.50598983746119E-0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47567574866103E-019">
                <text:p>1.47567574866103E-0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4668788521031E-019">
                <text:p>1.44668788521031E-0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41897948961433E-019">
                <text:p>1.41897948961433E-0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9250532695988E-019">
                <text:p>1.39250532695988E-0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36722163502065E-019">
                <text:p>1.36722163502065E-0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4308607675595E-019">
                <text:p>1.34308607675595E-0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200576930384E-019">
                <text:p>1.3200576930384E-0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980968574793E-019">
                <text:p>1.2980968574793E-0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7716523385668E-019">
                <text:p>1.27716523385668E-0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5722573278515E-019">
                <text:p>1.25722573278515E-0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3824247239132E-019">
                <text:p>1.23824247239132E-0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2018073864462E-019">
                <text:p>1.22018073864462E-0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0300694723682E-019">
                <text:p>1.20300694723682E-0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18668860770664E-019">
                <text:p>1.18668860770664E-0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17119428676028E-019">
                <text:p>1.17119428676028E-0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15649357520917E-019">
                <text:p>1.15649357520917E-0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14255705480339E-019">
                <text:p>1.14255705480339E-0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12935626608524E-019">
                <text:p>1.12935626608524E-0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11686367736832E-019">
                <text:p>1.11686367736832E-0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10505265511246E-019">
                <text:p>1.10505265511246E-0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09389743526187E-019">
                <text:p>1.09389743526187E-0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08337309458969E-019">
                <text:p>1.08337309458969E-0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0734555243958E-019">
                <text:p>1.0734555243958E-0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06412140488063E-019">
                <text:p>1.06412140488063E-0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05534817901304E-019">
                <text:p>1.05534817901304E-0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04711402832582E-019">
                <text:p>1.04711402832582E-0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03939784977642E-019">
                <text:p>1.03939784977642E-0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03217923236725E-019">
                <text:p>1.03217923236725E-0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02543843554731E-019">
                <text:p>1.02543843554731E-0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01915636799492E-019">
                <text:p>1.01915636799492E-0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01331456596352E-019">
                <text:p>1.01331456596352E-0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00789517480046E-019">
                <text:p>1.00789517480046E-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00288092872429E-019">
                <text:p>1.00288092872429E-0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.98255131894019E-020">
                <text:p>9.98255131894019E-02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94001641143546E-020">
                <text:p>9.94001641143546E-02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.90104848011323E-020">
                <text:p>9.90104848011323E-0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.86549661706147E-020">
                <text:p>9.86549661706147E-0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.83321492855985E-020">
                <text:p>9.83321492855985E-02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.8040623799533E-020">
                <text:p>9.8040623799533E-02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.77790263729439E-020">
                <text:p>9.77790263729439E-0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.75460391854149E-020">
                <text:p>9.75460391854149E-0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.73403885368828E-020">
                <text:p>9.73403885368828E-0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.71608434605259E-020">
                <text:p>9.71608434605259E-0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70062143305807E-020">
                <text:p>9.70062143305807E-0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.68753515590204E-020">
                <text:p>9.68753515590204E-0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.67671444104815E-020">
                <text:p>9.67671444104815E-0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.66805197134639E-020">
                <text:p>9.66805197134639E-0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.66144406088365E-020">
                <text:p>9.66144406088365E-0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.65679055721698E-020">
                <text:p>9.65679055721698E-0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.65399472622129E-020">
                <text:p>9.65399472622129E-02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.65296312819371E-020">
                <text:p>9.65296312819371E-0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.65360552918225E-020">
                <text:p>9.65360552918225E-02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.65583480391766E-020">
                <text:p>9.65583480391766E-0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.65956682643649E-020">
                <text:p>9.65956682643649E-02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.66472037788034E-020">
                <text:p>9.66472037788034E-0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.67121706276001E-020">
                <text:p>9.67121706276001E-0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67898121374764E-020">
                <text:p>9.67898121374764E-02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.68793980444698E-020">
                <text:p>9.68793980444698E-02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.69802237632695E-020">
                <text:p>9.69802237632695E-0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.70916094295291E-020">
                <text:p>9.70916094295291E-0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.72128992493988E-020">
                <text:p>9.72128992493988E-02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.73434606914735E-020">
                <text:p>9.73434606914735E-0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.74826837446363E-020">
                <text:p>9.74826837446363E-0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.76299802433446E-020">
                <text:p>9.76299802433446E-0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.77847831494838E-020">
                <text:p>9.77847831494838E-0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.79465459078972E-020">
                <text:p>9.79465459078972E-0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.81147417792288E-020">
                <text:p>9.81147417792288E-0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.82888632167598E-020">
                <text:p>9.82888632167598E-0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.84684213301805E-020">
                <text:p>9.84684213301805E-0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.86529451885708E-020">
                <text:p>9.86529451885708E-0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.88419812747443E-020">
                <text:p>9.88419812747443E-0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.90350930444228E-020">
                <text:p>9.90350930444228E-0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.92318602843046E-020">
                <text:p>9.92318602843046E-0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.94318786157064E-020">
                <text:p>9.94318786157064E-0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.96347589518699E-020">
                <text:p>9.96347589518699E-0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.98401271223934E-020">
                <text:p>9.98401271223934E-02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00047623343032E-019">
                <text:p>1.00047623343032E-0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00256901722104E-019">
                <text:p>1.00256901722104E-0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00467629880018E-019">
                <text:p>1.00467629880018E-0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00679488447315E-019">
                <text:p>1.00679488447315E-0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00892170732478E-019">
                <text:p>1.00892170732478E-0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01105382304581E-019">
                <text:p>1.01105382304581E-0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01318840531969E-019">
                <text:p>1.01318840531969E-0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01532274263977E-019">
                <text:p>1.01532274263977E-0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01745423463649E-019">
                <text:p>1.01745423463649E-0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01958038825668E-019">
                <text:p>1.01958038825668E-0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0216988143934E-019">
                <text:p>1.0216988143934E-0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02380722507643E-019">
                <text:p>1.02380722507643E-0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02590342933172E-019">
                <text:p>1.02590342933172E-0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02798533055505E-019">
                <text:p>1.02798533055505E-0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03005092353407E-019">
                <text:p>1.03005092353407E-0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03209829099588E-019">
                <text:p>1.03209829099588E-0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03412560158491E-019">
                <text:p>1.03412560158491E-0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03613110625758E-019">
                <text:p>1.03613110625758E-0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03811313594826E-019">
                <text:p>1.03811313594826E-0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04007009913317E-019">
                <text:p>1.04007009913317E-0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4200047927837E-019">
                <text:p>1.04200047927837E-0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04390283191288E-019">
                <text:p>1.04390283191288E-0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04577578249311E-019">
                <text:p>1.04577578249311E-0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0476180245917E-019">
                <text:p>1.0476180245917E-0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04942831711236E-019">
                <text:p>1.04942831711236E-0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05120548206522E-019">
                <text:p>1.05120548206522E-0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05294840249696E-019">
                <text:p>1.05294840249696E-0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05465602146206E-019">
                <text:p>1.05465602146206E-0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05632733857811E-019">
                <text:p>1.05632733857811E-0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05796140856232E-019">
                <text:p>1.05796140856232E-0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0595573403113E-019">
                <text:p>1.0595573403113E-0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06111429382525E-019">
                <text:p>1.06111429382525E-0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06263147912372E-019">
                <text:p>1.06263147912372E-0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06410815417486E-019">
                <text:p>1.06410815417486E-0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06554362382148E-019">
                <text:p>1.06554362382148E-0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06693723810303E-019">
                <text:p>1.06693723810303E-0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06828838966866E-019">
                <text:p>1.06828838966866E-0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06959651396413E-019">
                <text:p>1.06959651396413E-0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07086108683673E-019">
                <text:p>1.07086108683673E-0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0720816228585E-019">
                <text:p>1.0720816228585E-0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07325767445515E-019">
                <text:p>1.07325767445515E-0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07438883033531E-019">
                <text:p>1.07438883033531E-0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07547471462144E-019">
                <text:p>1.07547471462144E-0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07651498536732E-019">
                <text:p>1.07651498536732E-0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07750933301161E-019">
                <text:p>1.07750933301161E-0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07845747948487E-019">
                <text:p>1.07845747948487E-0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07935917756471E-019">
                <text:p>1.07935917756471E-0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08021420912112E-019">
                <text:p>1.08021420912112E-0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08102238402979E-019">
                <text:p>1.08102238402979E-0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0817835396315E-019">
                <text:p>1.0817835396315E-0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08249753927218E-019">
                <text:p>1.08249753927218E-0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08316427193558E-019">
                <text:p>1.08316427193558E-0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08378365071434E-019">
                <text:p>1.08378365071434E-0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08435561164062E-019">
                <text:p>1.08435561164062E-0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08488011396126E-019">
                <text:p>1.08488011396126E-0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08535713829551E-019">
                <text:p>1.08535713829551E-0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08578668617164E-019">
                <text:p>1.08578668617164E-0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8616877907835E-019">
                <text:p>1.08616877907835E-0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08650345811846E-019">
                <text:p>1.08650345811846E-0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08679078236791E-019">
                <text:p>1.08679078236791E-0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08703082874599E-019">
                <text:p>1.08703082874599E-0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08722369184428E-019">
                <text:p>1.08722369184428E-0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08736948203957E-019">
                <text:p>1.08736948203957E-0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08746832565709E-019">
                <text:p>1.08746832565709E-0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08752036413654E-019">
                <text:p>1.08752036413654E-0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08752575354425E-019">
                <text:p>1.08752575354425E-0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08748466359757E-019">
                <text:p>1.08748466359757E-0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08739727715373E-019">
                <text:p>1.08739727715373E-0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0872637901776E-019">
                <text:p>1.0872637901776E-0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08708441066105E-019">
                <text:p>1.08708441066105E-0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08685935817119E-019">
                <text:p>1.08685935817119E-0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08658886342338E-019">
                <text:p>1.08658886342338E-0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08627316761607E-019">
                <text:p>1.08627316761607E-0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08591252237415E-019">
                <text:p>1.08591252237415E-0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08550718869333E-019">
                <text:p>1.08550718869333E-0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08505743699715E-019">
                <text:p>1.08505743699715E-0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8456354680444E-019">
                <text:p>1.08456354680444E-0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08402580547427E-019">
                <text:p>1.08402580547427E-0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08344450877279E-019">
                <text:p>1.08344450877279E-0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08281995963581E-019">
                <text:p>1.08281995963581E-0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08215246831275E-019">
                <text:p>1.08215246831275E-0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08144235215835E-019">
                <text:p>1.08144235215835E-0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08068993439051E-019">
                <text:p>1.08068993439051E-0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07989554486895E-019">
                <text:p>1.07989554486895E-0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7905951902334E-019">
                <text:p>1.07905951902334E-0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7818219771548E-019">
                <text:p>1.07818219771548E-0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07726392697191E-019">
                <text:p>1.07726392697191E-0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07630505758282E-019">
                <text:p>1.07630505758282E-0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7530594515191E-019">
                <text:p>1.07530594515191E-0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07426694910057E-019">
                <text:p>1.07426694910057E-0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7318843290462E-019">
                <text:p>1.07318843290462E-0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07207076394542E-019">
                <text:p>1.07207076394542E-0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07091431297116E-019">
                <text:p>1.07091431297116E-0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6971945399364E-019">
                <text:p>1.06971945399364E-0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684865639046E-019">
                <text:p>1.0684865639046E-0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672160224443E-019">
                <text:p>1.0672160224443E-0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6590821164295E-019">
                <text:p>1.06590821164295E-0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6456351586261E-019">
                <text:p>1.06456351586261E-0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6318232185902E-019">
                <text:p>1.06318232185902E-0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6176501805013E-019">
                <text:p>1.06176501805013E-0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06031199431458E-019">
                <text:p>1.06031199431458E-0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05882364216842E-019">
                <text:p>1.05882364216842E-0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05730035488506E-019">
                <text:p>1.05730035488506E-0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05574252633537E-019">
                <text:p>1.05574252633537E-0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05415055122415E-019">
                <text:p>1.05415055122415E-0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05252482586331E-019">
                <text:p>1.05252482586331E-0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05086574670425E-019">
                <text:p>1.05086574670425E-0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0491737107403E-019">
                <text:p>1.0491737107403E-0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04744911527527E-019">
                <text:p>1.04744911527527E-0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04569235760726E-019">
                <text:p>1.04569235760726E-0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0439038357366E-019">
                <text:p>1.0439038357366E-0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04208394741107E-019">
                <text:p>1.04208394741107E-0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4023308985483E-019">
                <text:p>1.04023308985483E-0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03835166004214E-019">
                <text:p>1.03835166004214E-0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3644005516124E-019">
                <text:p>1.03644005516124E-0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03449867128466E-019">
                <text:p>1.03449867128466E-0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03252790391028E-019">
                <text:p>1.03252790391028E-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